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Pictures/2000000D000000DF000000DF2B264CF0.svm" manifest:media-type=""/>
  <manifest:file-entry manifest:full-path="Object 1/Pictures/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D000000DF000000DF2B264CF0.svm" manifest:media-type=""/>
  <manifest:file-entry manifest:full-path="Object 2/Pictures/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D000000DF000000DF2B264CF0.svm" manifest:media-type=""/>
  <manifest:file-entry manifest:full-path="Object 3/Pictures/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1" table:default-cell-style-name="Default"/>
        <table:table-row table:style-name="ro1">
          <table:table-cell office:value-type="string">
            <text:p>z=1d</text:p>
          </table:table-cell>
          <table:table-cell table:number-columns-repeated="4"/>
          <table:table-cell office:value-type="string">
            <text:p>z=3d</text:p>
          </table:table-cell>
          <table:table-cell table:number-columns-repeated="3"/>
          <table:table-cell table:style-name="ce2" office:value-type="string">
            <text:p>static, z=1d</text:p>
          </table:table-cell>
          <table:table-cell table:number-columns-repeated="3"/>
          <table:table-cell table:style-name="ce2" office:value-type="string">
            <text:p>static, z=3d</text:p>
          </table:table-cell>
          <table:table-cell table:number-columns-repeated="8"/>
          <table:table-cell office:value-type="string">
            <text:p>Exp</text:p>
          </table:table-cell>
          <table:table-cell table:number-columns-repeated="6"/>
          <table:table-cell office:value-type="string">
            <text:p>LES</text:p>
          </table:table-cell>
          <table:table-cell/>
        </table:table-row>
        <table:table-row table:style-name="ro1">
          <table:table-cell office:value-type="string">
            <text:p>x/d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v'</text:p>
          </table:table-cell>
          <table:table-cell office:value-type="string">
            <text:p>u'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v'</text:p>
          </table:table-cell>
          <table:table-cell office:value-type="string">
            <text:p>u'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v'</text:p>
          </table:table-cell>
          <table:table-cell office:value-type="string">
            <text:p>u'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v'</text:p>
          </table:table-cell>
          <table:table-cell office:value-type="string">
            <text:p>u'</text:p>
          </table:table-cell>
          <table:table-cell table:number-columns-repeated="5"/>
          <table:table-cell office:value-type="string">
            <text:p>x/d</text:p>
          </table:table-cell>
          <table:table-cell office:value-type="string">
            <text:p>u'</text:p>
          </table:table-cell>
          <table:table-cell office:value-type="string">
            <text:p>x/d</text:p>
          </table:table-cell>
          <table:table-cell office:value-type="string">
            <text:p>v'</text:p>
          </table:table-cell>
          <table:table-cell office:value-type="string">
            <text:p>x/d</text:p>
          </table:table-cell>
          <table:table-cell office:value-type="string">
            <text:p>u av</text:p>
          </table:table-cell>
          <table:table-cell/>
          <table:table-cell office:value-type="string">
            <text:p>x/d</text:p>
          </table:table-cell>
          <table:table-cell office:value-type="string">
            <text:p>u av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table:number-columns-repeated="5"/>
          <table:table-cell office:value-type="float" office:value="0.597239">
            <text:p>0.597239</text:p>
          </table:table-cell>
          <table:table-cell office:value-type="float" office:value="0.443707">
            <text:p>0.443707</text:p>
          </table:table-cell>
          <table:table-cell office:value-type="float" office:value="0.501431">
            <text:p>0.501431</text:p>
          </table:table-cell>
          <table:table-cell office:value-type="float" office:value="0.717587">
            <text:p>0.717587</text:p>
          </table:table-cell>
          <table:table-cell office:value-type="float" office:value="0.400938">
            <text:p>0.400938</text:p>
          </table:table-cell>
          <table:table-cell office:value-type="float" office:value="-0.198706">
            <text:p>-0.198706</text:p>
          </table:table-cell>
          <table:table-cell/>
          <table:table-cell office:value-type="float" office:value="0.0476502">
            <text:p>0.0476502</text:p>
          </table:table-cell>
          <table:table-cell office:value-type="float" office:value="-0.0151876">
            <text:p>-0.0151876</text:p>
          </table:table-cell>
        </table:table-row>
        <table:table-row table:style-name="ro1">
          <table:table-cell office:value-type="float" office:value="0.0125">
            <text:p>0.0125</text:p>
          </table:table-cell>
          <table:table-cell office:value-type="float" office:value="-0.00767158">
            <text:p>-0.00767158</text:p>
          </table:table-cell>
          <table:table-cell office:value-type="float" office:value="-0.00190757">
            <text:p>-0.00190757</text:p>
          </table:table-cell>
          <table:table-cell office:value-type="float" office:value="0.239575">
            <text:p>0.239575</text:p>
          </table:table-cell>
          <table:table-cell office:value-type="float" office:value="0.0206892">
            <text:p>0.0206892</text:p>
          </table:table-cell>
          <table:table-cell office:value-type="float" office:value="-0.00506137">
            <text:p>-0.00506137</text:p>
          </table:table-cell>
          <table:table-cell office:value-type="float" office:value="-0.00161234">
            <text:p>-0.00161234</text:p>
          </table:table-cell>
          <table:table-cell office:value-type="float" office:value="0.23125">
            <text:p>0.23125</text:p>
          </table:table-cell>
          <table:table-cell office:value-type="float" office:value="0.0199482">
            <text:p>0.0199482</text:p>
          </table:table-cell>
          <table:table-cell table:style-name="ce1" office:value-type="float" office:value="0.0000176763">
            <text:p>1.77E-005</text:p>
          </table:table-cell>
          <table:table-cell office:value-type="float" office:value="-0.00086961">
            <text:p>-0.00086961</text:p>
          </table:table-cell>
          <table:table-cell office:value-type="float" office:value="0.224345">
            <text:p>0.224345</text:p>
          </table:table-cell>
          <table:table-cell office:value-type="float" office:value="0.0187198">
            <text:p>0.0187198</text:p>
          </table:table-cell>
          <table:table-cell office:value-type="float" office:value="-0.00160183">
            <text:p>-0.00160183</text:p>
          </table:table-cell>
          <table:table-cell office:value-type="float" office:value="-0.000617588">
            <text:p>-0.000617588</text:p>
          </table:table-cell>
          <table:table-cell office:value-type="float" office:value="0.222558">
            <text:p>0.222558</text:p>
          </table:table-cell>
          <table:table-cell office:value-type="float" office:value="0.0196085">
            <text:p>0.0196085</text:p>
          </table:table-cell>
          <table:table-cell table:number-columns-repeated="5"/>
          <table:table-cell office:value-type="float" office:value="0.790485">
            <text:p>0.790485</text:p>
          </table:table-cell>
          <table:table-cell office:value-type="float" office:value="0.447161">
            <text:p>0.447161</text:p>
          </table:table-cell>
          <table:table-cell office:value-type="float" office:value="0.59444">
            <text:p>0.59444</text:p>
          </table:table-cell>
          <table:table-cell office:value-type="float" office:value="0.814315">
            <text:p>0.814315</text:p>
          </table:table-cell>
          <table:table-cell office:value-type="float" office:value="0.608043">
            <text:p>0.608043</text:p>
          </table:table-cell>
          <table:table-cell office:value-type="float" office:value="0.00352602">
            <text:p>0.00352602</text:p>
          </table:table-cell>
          <table:table-cell/>
          <table:table-cell office:value-type="float" office:value="0.114547">
            <text:p>0.114547</text:p>
          </table:table-cell>
          <table:table-cell office:value-type="float" office:value="-0.0560368">
            <text:p>-0.0560368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-0.0211712">
            <text:p>-0.0211712</text:p>
          </table:table-cell>
          <table:table-cell office:value-type="float" office:value="-0.0124769">
            <text:p>-0.0124769</text:p>
          </table:table-cell>
          <table:table-cell office:value-type="float" office:value="0.51286">
            <text:p>0.51286</text:p>
          </table:table-cell>
          <table:table-cell office:value-type="float" office:value="0.104332">
            <text:p>0.104332</text:p>
          </table:table-cell>
          <table:table-cell office:value-type="float" office:value="-0.0107242">
            <text:p>-0.0107242</text:p>
          </table:table-cell>
          <table:table-cell office:value-type="float" office:value="-0.0121936">
            <text:p>-0.0121936</text:p>
          </table:table-cell>
          <table:table-cell office:value-type="float" office:value="0.502073">
            <text:p>0.502073</text:p>
          </table:table-cell>
          <table:table-cell office:value-type="float" office:value="0.0998349">
            <text:p>0.0998349</text:p>
          </table:table-cell>
          <table:table-cell office:value-type="float" office:value="0.00107792">
            <text:p>0.00107792</text:p>
          </table:table-cell>
          <table:table-cell office:value-type="float" office:value="-0.00691158">
            <text:p>-0.00691158</text:p>
          </table:table-cell>
          <table:table-cell office:value-type="float" office:value="0.477881">
            <text:p>0.477881</text:p>
          </table:table-cell>
          <table:table-cell office:value-type="float" office:value="0.0954233">
            <text:p>0.0954233</text:p>
          </table:table-cell>
          <table:table-cell office:value-type="float" office:value="-0.0049284">
            <text:p>-0.0049284</text:p>
          </table:table-cell>
          <table:table-cell office:value-type="float" office:value="-0.0062511">
            <text:p>-0.0062511</text:p>
          </table:table-cell>
          <table:table-cell office:value-type="float" office:value="0.477583">
            <text:p>0.477583</text:p>
          </table:table-cell>
          <table:table-cell office:value-type="float" office:value="0.0996625">
            <text:p>0.0996625</text:p>
          </table:table-cell>
          <table:table-cell table:number-columns-repeated="5"/>
          <table:table-cell office:value-type="float" office:value="0.887384">
            <text:p>0.887384</text:p>
          </table:table-cell>
          <table:table-cell office:value-type="float" office:value="0.443888">
            <text:p>0.443888</text:p>
          </table:table-cell>
          <table:table-cell office:value-type="float" office:value="0.80808">
            <text:p>0.80808</text:p>
          </table:table-cell>
          <table:table-cell office:value-type="float" office:value="0.977298">
            <text:p>0.977298</text:p>
          </table:table-cell>
          <table:table-cell office:value-type="float" office:value="0.805598">
            <text:p>0.805598</text:p>
          </table:table-cell>
          <table:table-cell office:value-type="float" office:value="0.210857">
            <text:p>0.210857</text:p>
          </table:table-cell>
          <table:table-cell/>
          <table:table-cell office:value-type="float" office:value="0.171893">
            <text:p>0.171893</text:p>
          </table:table-cell>
          <table:table-cell office:value-type="float" office:value="-0.0917867">
            <text:p>-0.0917867</text:p>
          </table:table-cell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-0.0259063">
            <text:p>-0.0259063</text:p>
          </table:table-cell>
          <table:table-cell office:value-type="float" office:value="-0.02744">
            <text:p>-0.02744</text:p>
          </table:table-cell>
          <table:table-cell office:value-type="float" office:value="0.560942">
            <text:p>0.560942</text:p>
          </table:table-cell>
          <table:table-cell office:value-type="float" office:value="0.190299">
            <text:p>0.190299</text:p>
          </table:table-cell>
          <table:table-cell office:value-type="float" office:value="-0.0100109">
            <text:p>-0.0100109</text:p>
          </table:table-cell>
          <table:table-cell office:value-type="float" office:value="-0.0296742">
            <text:p>-0.0296742</text:p>
          </table:table-cell>
          <table:table-cell office:value-type="float" office:value="0.552379">
            <text:p>0.552379</text:p>
          </table:table-cell>
          <table:table-cell office:value-type="float" office:value="0.182335">
            <text:p>0.182335</text:p>
          </table:table-cell>
          <table:table-cell office:value-type="float" office:value="0.00411082">
            <text:p>0.00411082</text:p>
          </table:table-cell>
          <table:table-cell office:value-type="float" office:value="-0.0183062">
            <text:p>-0.0183062</text:p>
          </table:table-cell>
          <table:table-cell office:value-type="float" office:value="0.517299">
            <text:p>0.517299</text:p>
          </table:table-cell>
          <table:table-cell office:value-type="float" office:value="0.177158">
            <text:p>0.177158</text:p>
          </table:table-cell>
          <table:table-cell office:value-type="float" office:value="-0.00915595">
            <text:p>-0.00915595</text:p>
          </table:table-cell>
          <table:table-cell office:value-type="float" office:value="-0.0202123">
            <text:p>-0.0202123</text:p>
          </table:table-cell>
          <table:table-cell office:value-type="float" office:value="0.522595">
            <text:p>0.522595</text:p>
          </table:table-cell>
          <table:table-cell office:value-type="float" office:value="0.184803">
            <text:p>0.184803</text:p>
          </table:table-cell>
          <table:table-cell table:number-columns-repeated="5"/>
          <table:table-cell office:value-type="float" office:value="0.985297">
            <text:p>0.985297</text:p>
          </table:table-cell>
          <table:table-cell office:value-type="float" office:value="0.422282">
            <text:p>0.422282</text:p>
          </table:table-cell>
          <table:table-cell office:value-type="float" office:value="0.888563">
            <text:p>0.888563</text:p>
          </table:table-cell>
          <table:table-cell office:value-type="float" office:value="1.01808">
            <text:p>1.01808</text:p>
          </table:table-cell>
          <table:table-cell office:value-type="float" office:value="0.899968">
            <text:p>0.899968</text:p>
          </table:table-cell>
          <table:table-cell office:value-type="float" office:value="0.278415">
            <text:p>0.278415</text:p>
          </table:table-cell>
          <table:table-cell/>
          <table:table-cell office:value-type="float" office:value="0.257644">
            <text:p>0.257644</text:p>
          </table:table-cell>
          <table:table-cell office:value-type="float" office:value="-0.117063">
            <text:p>-0.117063</text:p>
          </table:table-cell>
        </table:table-row>
        <table:table-row table:style-name="ro1">
          <table:table-cell office:value-type="float" office:value="0.0875">
            <text:p>0.0875</text:p>
          </table:table-cell>
          <table:table-cell office:value-type="float" office:value="-0.0254012">
            <text:p>-0.0254012</text:p>
          </table:table-cell>
          <table:table-cell office:value-type="float" office:value="-0.0460052">
            <text:p>-0.0460052</text:p>
          </table:table-cell>
          <table:table-cell office:value-type="float" office:value="0.571778">
            <text:p>0.571778</text:p>
          </table:table-cell>
          <table:table-cell office:value-type="float" office:value="0.246797">
            <text:p>0.246797</text:p>
          </table:table-cell>
          <table:table-cell office:value-type="float" office:value="-0.0100885">
            <text:p>-0.0100885</text:p>
          </table:table-cell>
          <table:table-cell office:value-type="float" office:value="-0.049191">
            <text:p>-0.049191</text:p>
          </table:table-cell>
          <table:table-cell office:value-type="float" office:value="0.559491">
            <text:p>0.559491</text:p>
          </table:table-cell>
          <table:table-cell office:value-type="float" office:value="0.235911">
            <text:p>0.235911</text:p>
          </table:table-cell>
          <table:table-cell office:value-type="float" office:value="0.00564662">
            <text:p>0.00564662</text:p>
          </table:table-cell>
          <table:table-cell office:value-type="float" office:value="-0.0348092">
            <text:p>-0.0348092</text:p>
          </table:table-cell>
          <table:table-cell office:value-type="float" office:value="0.525373">
            <text:p>0.525373</text:p>
          </table:table-cell>
          <table:table-cell office:value-type="float" office:value="0.232122">
            <text:p>0.232122</text:p>
          </table:table-cell>
          <table:table-cell office:value-type="float" office:value="-0.0126584">
            <text:p>-0.0126584</text:p>
          </table:table-cell>
          <table:table-cell office:value-type="float" office:value="-0.0372792">
            <text:p>-0.0372792</text:p>
          </table:table-cell>
          <table:table-cell office:value-type="float" office:value="0.534914">
            <text:p>0.534914</text:p>
          </table:table-cell>
          <table:table-cell office:value-type="float" office:value="0.239294">
            <text:p>0.239294</text:p>
          </table:table-cell>
          <table:table-cell table:number-columns-repeated="5"/>
          <table:table-cell office:value-type="float" office:value="1.09758">
            <text:p>1.09758</text:p>
          </table:table-cell>
          <table:table-cell office:value-type="float" office:value="0.390686">
            <text:p>0.390686</text:p>
          </table:table-cell>
          <table:table-cell office:value-type="float" office:value="0.983132">
            <text:p>0.983132</text:p>
          </table:table-cell>
          <table:table-cell office:value-type="float" office:value="1.02837">
            <text:p>1.02837</text:p>
          </table:table-cell>
          <table:table-cell office:value-type="float" office:value="1.01358">
            <text:p>1.01358</text:p>
          </table:table-cell>
          <table:table-cell office:value-type="float" office:value="0.320311">
            <text:p>0.320311</text:p>
          </table:table-cell>
          <table:table-cell/>
          <table:table-cell office:value-type="float" office:value="0.343297">
            <text:p>0.343297</text:p>
          </table:table-cell>
          <table:table-cell office:value-type="float" office:value="-0.13203">
            <text:p>-0.13203</text:p>
          </table:table-cell>
        </table:table-row>
        <table:table-row table:style-name="ro1">
          <table:table-cell office:value-type="float" office:value="0.1125">
            <text:p>0.1125</text:p>
          </table:table-cell>
          <table:table-cell office:value-type="float" office:value="-0.0249405">
            <text:p>-0.0249405</text:p>
          </table:table-cell>
          <table:table-cell office:value-type="float" office:value="-0.0678028">
            <text:p>-0.0678028</text:p>
          </table:table-cell>
          <table:table-cell office:value-type="float" office:value="0.577391">
            <text:p>0.577391</text:p>
          </table:table-cell>
          <table:table-cell office:value-type="float" office:value="0.287772">
            <text:p>0.287772</text:p>
          </table:table-cell>
          <table:table-cell office:value-type="float" office:value="-0.0110263">
            <text:p>-0.0110263</text:p>
          </table:table-cell>
          <table:table-cell office:value-type="float" office:value="-0.0703612">
            <text:p>-0.0703612</text:p>
          </table:table-cell>
          <table:table-cell office:value-type="float" office:value="0.560867">
            <text:p>0.560867</text:p>
          </table:table-cell>
          <table:table-cell office:value-type="float" office:value="0.273584">
            <text:p>0.273584</text:p>
          </table:table-cell>
          <table:table-cell office:value-type="float" office:value="0.00458698">
            <text:p>0.00458698</text:p>
          </table:table-cell>
          <table:table-cell office:value-type="float" office:value="-0.0549432">
            <text:p>-0.0549432</text:p>
          </table:table-cell>
          <table:table-cell office:value-type="float" office:value="0.530524">
            <text:p>0.530524</text:p>
          </table:table-cell>
          <table:table-cell office:value-type="float" office:value="0.271454">
            <text:p>0.271454</text:p>
          </table:table-cell>
          <table:table-cell office:value-type="float" office:value="-0.0155293">
            <text:p>-0.0155293</text:p>
          </table:table-cell>
          <table:table-cell office:value-type="float" office:value="-0.0546225">
            <text:p>-0.0546225</text:p>
          </table:table-cell>
          <table:table-cell office:value-type="float" office:value="0.540866">
            <text:p>0.540866</text:p>
          </table:table-cell>
          <table:table-cell office:value-type="float" office:value="0.27646">
            <text:p>0.27646</text:p>
          </table:table-cell>
          <table:table-cell table:number-columns-repeated="5"/>
          <table:table-cell office:value-type="float" office:value="1.20977">
            <text:p>1.20977</text:p>
          </table:table-cell>
          <table:table-cell office:value-type="float" office:value="0.360756">
            <text:p>0.360756</text:p>
          </table:table-cell>
          <table:table-cell office:value-type="float" office:value="1.09124">
            <text:p>1.09124</text:p>
          </table:table-cell>
          <table:table-cell office:value-type="float" office:value="1.03868">
            <text:p>1.03868</text:p>
          </table:table-cell>
          <table:table-cell office:value-type="float" office:value="1.10766">
            <text:p>1.10766</text:p>
          </table:table-cell>
          <table:table-cell office:value-type="float" office:value="0.418794">
            <text:p>0.418794</text:p>
          </table:table-cell>
          <table:table-cell/>
          <table:table-cell office:value-type="float" office:value="0.428705">
            <text:p>0.428705</text:p>
          </table:table-cell>
          <table:table-cell office:value-type="float" office:value="-0.121225">
            <text:p>-0.121225</text:p>
          </table:table-cell>
        </table:table-row>
        <table:table-row table:style-name="ro1">
          <table:table-cell office:value-type="float" office:value="0.1375">
            <text:p>0.1375</text:p>
          </table:table-cell>
          <table:table-cell office:value-type="float" office:value="-0.0231497">
            <text:p>-0.0231497</text:p>
          </table:table-cell>
          <table:table-cell office:value-type="float" office:value="-0.08965">
            <text:p>-0.08965</text:p>
          </table:table-cell>
          <table:table-cell office:value-type="float" office:value="0.582564">
            <text:p>0.582564</text:p>
          </table:table-cell>
          <table:table-cell office:value-type="float" office:value="0.314144">
            <text:p>0.314144</text:p>
          </table:table-cell>
          <table:table-cell office:value-type="float" office:value="-0.0114048">
            <text:p>-0.0114048</text:p>
          </table:table-cell>
          <table:table-cell office:value-type="float" office:value="-0.091131">
            <text:p>-0.091131</text:p>
          </table:table-cell>
          <table:table-cell office:value-type="float" office:value="0.560857">
            <text:p>0.560857</text:p>
          </table:table-cell>
          <table:table-cell office:value-type="float" office:value="0.297578">
            <text:p>0.297578</text:p>
          </table:table-cell>
          <table:table-cell office:value-type="float" office:value="0.0023629">
            <text:p>0.0023629</text:p>
          </table:table-cell>
          <table:table-cell office:value-type="float" office:value="-0.074946">
            <text:p>-0.074946</text:p>
          </table:table-cell>
          <table:table-cell office:value-type="float" office:value="0.534015">
            <text:p>0.534015</text:p>
          </table:table-cell>
          <table:table-cell office:value-type="float" office:value="0.295593">
            <text:p>0.295593</text:p>
          </table:table-cell>
          <table:table-cell office:value-type="float" office:value="-0.018297">
            <text:p>-0.018297</text:p>
          </table:table-cell>
          <table:table-cell office:value-type="float" office:value="-0.0718777">
            <text:p>-0.0718777</text:p>
          </table:table-cell>
          <table:table-cell office:value-type="float" office:value="0.542456">
            <text:p>0.542456</text:p>
          </table:table-cell>
          <table:table-cell office:value-type="float" office:value="0.299923">
            <text:p>0.299923</text:p>
          </table:table-cell>
          <table:table-cell table:number-columns-repeated="5"/>
          <table:table-cell office:value-type="float" office:value="1.40522">
            <text:p>1.40522</text:p>
          </table:table-cell>
          <table:table-cell office:value-type="float" office:value="0.324212">
            <text:p>0.324212</text:p>
          </table:table-cell>
          <table:table-cell office:value-type="float" office:value="1.20017">
            <text:p>1.20017</text:p>
          </table:table-cell>
          <table:table-cell office:value-type="float" office:value="1.00322">
            <text:p>1.00322</text:p>
          </table:table-cell>
          <table:table-cell office:value-type="float" office:value="1.18327">
            <text:p>1.18327</text:p>
          </table:table-cell>
          <table:table-cell office:value-type="float" office:value="0.46047">
            <text:p>0.46047</text:p>
          </table:table-cell>
          <table:table-cell/>
          <table:table-cell office:value-type="float" office:value="0.513966">
            <text:p>0.513966</text:p>
          </table:table-cell>
          <table:table-cell office:value-type="float" office:value="-0.0949577">
            <text:p>-0.0949577</text:p>
          </table:table-cell>
        </table:table-row>
        <table:table-row table:style-name="ro1">
          <table:table-cell office:value-type="float" office:value="0.1625">
            <text:p>0.1625</text:p>
          </table:table-cell>
          <table:table-cell office:value-type="float" office:value="-0.0212777">
            <text:p>-0.0212777</text:p>
          </table:table-cell>
          <table:table-cell office:value-type="float" office:value="-0.111431">
            <text:p>-0.111431</text:p>
          </table:table-cell>
          <table:table-cell office:value-type="float" office:value="0.589656">
            <text:p>0.589656</text:p>
          </table:table-cell>
          <table:table-cell office:value-type="float" office:value="0.334698">
            <text:p>0.334698</text:p>
          </table:table-cell>
          <table:table-cell office:value-type="float" office:value="-0.0128812">
            <text:p>-0.0128812</text:p>
          </table:table-cell>
          <table:table-cell office:value-type="float" office:value="-0.109412">
            <text:p>-0.109412</text:p>
          </table:table-cell>
          <table:table-cell office:value-type="float" office:value="0.564766">
            <text:p>0.564766</text:p>
          </table:table-cell>
          <table:table-cell office:value-type="float" office:value="0.315918">
            <text:p>0.315918</text:p>
          </table:table-cell>
          <table:table-cell office:value-type="float" office:value="-0.00197165">
            <text:p>-0.00197165</text:p>
          </table:table-cell>
          <table:table-cell office:value-type="float" office:value="-0.094088">
            <text:p>-0.094088</text:p>
          </table:table-cell>
          <table:table-cell office:value-type="float" office:value="0.538847">
            <text:p>0.538847</text:p>
          </table:table-cell>
          <table:table-cell office:value-type="float" office:value="0.313023">
            <text:p>0.313023</text:p>
          </table:table-cell>
          <table:table-cell office:value-type="float" office:value="-0.0195192">
            <text:p>-0.0195192</text:p>
          </table:table-cell>
          <table:table-cell office:value-type="float" office:value="-0.0882512">
            <text:p>-0.0882512</text:p>
          </table:table-cell>
          <table:table-cell office:value-type="float" office:value="0.542868">
            <text:p>0.542868</text:p>
          </table:table-cell>
          <table:table-cell office:value-type="float" office:value="0.319066">
            <text:p>0.319066</text:p>
          </table:table-cell>
          <table:table-cell table:number-columns-repeated="5"/>
          <table:table-cell office:value-type="float" office:value="1.48822">
            <text:p>1.48822</text:p>
          </table:table-cell>
          <table:table-cell office:value-type="float" office:value="0.322597">
            <text:p>0.322597</text:p>
          </table:table-cell>
          <table:table-cell office:value-type="float" office:value="1.39041">
            <text:p>1.39041</text:p>
          </table:table-cell>
          <table:table-cell office:value-type="float" office:value="0.962784">
            <text:p>0.962784</text:p>
          </table:table-cell>
          <table:table-cell office:value-type="float" office:value="1.41986">
            <text:p>1.41986</text:p>
          </table:table-cell>
          <table:table-cell office:value-type="float" office:value="0.55978">
            <text:p>0.55978</text:p>
          </table:table-cell>
          <table:table-cell/>
          <table:table-cell office:value-type="float" office:value="0.580128">
            <text:p>0.580128</text:p>
          </table:table-cell>
          <table:table-cell office:value-type="float" office:value="-0.0584915">
            <text:p>-0.0584915</text:p>
          </table:table-cell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-0.0211692">
            <text:p>-0.0211692</text:p>
          </table:table-cell>
          <table:table-cell office:value-type="float" office:value="-0.132713">
            <text:p>-0.132713</text:p>
          </table:table-cell>
          <table:table-cell office:value-type="float" office:value="0.593148">
            <text:p>0.593148</text:p>
          </table:table-cell>
          <table:table-cell office:value-type="float" office:value="0.348995">
            <text:p>0.348995</text:p>
          </table:table-cell>
          <table:table-cell office:value-type="float" office:value="-0.0170463">
            <text:p>-0.0170463</text:p>
          </table:table-cell>
          <table:table-cell office:value-type="float" office:value="-0.124829">
            <text:p>-0.124829</text:p>
          </table:table-cell>
          <table:table-cell office:value-type="float" office:value="0.568204">
            <text:p>0.568204</text:p>
          </table:table-cell>
          <table:table-cell office:value-type="float" office:value="0.327994">
            <text:p>0.327994</text:p>
          </table:table-cell>
          <table:table-cell office:value-type="float" office:value="-0.00576822">
            <text:p>-0.00576822</text:p>
          </table:table-cell>
          <table:table-cell office:value-type="float" office:value="-0.111898">
            <text:p>-0.111898</text:p>
          </table:table-cell>
          <table:table-cell office:value-type="float" office:value="0.542236">
            <text:p>0.542236</text:p>
          </table:table-cell>
          <table:table-cell office:value-type="float" office:value="0.326205">
            <text:p>0.326205</text:p>
          </table:table-cell>
          <table:table-cell office:value-type="float" office:value="-0.0173595">
            <text:p>-0.0173595</text:p>
          </table:table-cell>
          <table:table-cell office:value-type="float" office:value="-0.103294">
            <text:p>-0.103294</text:p>
          </table:table-cell>
          <table:table-cell office:value-type="float" office:value="0.54199">
            <text:p>0.54199</text:p>
          </table:table-cell>
          <table:table-cell office:value-type="float" office:value="0.334927">
            <text:p>0.334927</text:p>
          </table:table-cell>
          <table:table-cell table:number-columns-repeated="5"/>
          <table:table-cell office:value-type="float" office:value="1.71057">
            <text:p>1.71057</text:p>
          </table:table-cell>
          <table:table-cell office:value-type="float" office:value="0.299402">
            <text:p>0.299402</text:p>
          </table:table-cell>
          <table:table-cell office:value-type="float" office:value="1.5137">
            <text:p>1.5137</text:p>
          </table:table-cell>
          <table:table-cell office:value-type="float" office:value="0.881585">
            <text:p>0.881585</text:p>
          </table:table-cell>
          <table:table-cell office:value-type="float" office:value="1.49538">
            <text:p>1.49538</text:p>
          </table:table-cell>
          <table:table-cell office:value-type="float" office:value="0.611764">
            <text:p>0.611764</text:p>
          </table:table-cell>
          <table:table-cell/>
          <table:table-cell office:value-type="float" office:value="0.636545">
            <text:p>0.636545</text:p>
          </table:table-cell>
          <table:table-cell office:value-type="float" office:value="0.0036913">
            <text:p>0.0036913</text:p>
          </table:table-cell>
        </table:table-row>
        <table:table-row table:style-name="ro1">
          <table:table-cell office:value-type="float" office:value="0.2125">
            <text:p>0.2125</text:p>
          </table:table-cell>
          <table:table-cell office:value-type="float" office:value="-0.0230202">
            <text:p>-0.0230202</text:p>
          </table:table-cell>
          <table:table-cell office:value-type="float" office:value="-0.1536">
            <text:p>-0.1536</text:p>
          </table:table-cell>
          <table:table-cell office:value-type="float" office:value="0.597083">
            <text:p>0.597083</text:p>
          </table:table-cell>
          <table:table-cell office:value-type="float" office:value="0.361983">
            <text:p>0.361983</text:p>
          </table:table-cell>
          <table:table-cell office:value-type="float" office:value="-0.0213618">
            <text:p>-0.0213618</text:p>
          </table:table-cell>
          <table:table-cell office:value-type="float" office:value="-0.138496">
            <text:p>-0.138496</text:p>
          </table:table-cell>
          <table:table-cell office:value-type="float" office:value="0.573328">
            <text:p>0.573328</text:p>
          </table:table-cell>
          <table:table-cell office:value-type="float" office:value="0.338618">
            <text:p>0.338618</text:p>
          </table:table-cell>
          <table:table-cell office:value-type="float" office:value="-0.00668958">
            <text:p>-0.00668958</text:p>
          </table:table-cell>
          <table:table-cell office:value-type="float" office:value="-0.129507">
            <text:p>-0.129507</text:p>
          </table:table-cell>
          <table:table-cell office:value-type="float" office:value="0.549583">
            <text:p>0.549583</text:p>
          </table:table-cell>
          <table:table-cell office:value-type="float" office:value="0.339521">
            <text:p>0.339521</text:p>
          </table:table-cell>
          <table:table-cell office:value-type="float" office:value="-0.0135243">
            <text:p>-0.0135243</text:p>
          </table:table-cell>
          <table:table-cell office:value-type="float" office:value="-0.116488">
            <text:p>-0.116488</text:p>
          </table:table-cell>
          <table:table-cell office:value-type="float" office:value="0.541879">
            <text:p>0.541879</text:p>
          </table:table-cell>
          <table:table-cell office:value-type="float" office:value="0.34979">
            <text:p>0.34979</text:p>
          </table:table-cell>
          <table:table-cell table:number-columns-repeated="5"/>
          <table:table-cell office:value-type="float" office:value="2.00117">
            <text:p>2.00117</text:p>
          </table:table-cell>
          <table:table-cell office:value-type="float" office:value="0.291251">
            <text:p>0.291251</text:p>
          </table:table-cell>
          <table:table-cell office:value-type="float" office:value="1.71665">
            <text:p>1.71665</text:p>
          </table:table-cell>
          <table:table-cell office:value-type="float" office:value="0.886928">
            <text:p>0.886928</text:p>
          </table:table-cell>
          <table:table-cell office:value-type="float" office:value="1.69479">
            <text:p>1.69479</text:p>
          </table:table-cell>
          <table:table-cell office:value-type="float" office:value="0.62323">
            <text:p>0.62323</text:p>
          </table:table-cell>
          <table:table-cell/>
          <table:table-cell office:value-type="float" office:value="0.702755">
            <text:p>0.702755</text:p>
          </table:table-cell>
          <table:table-cell office:value-type="float" office:value="0.0350031">
            <text:p>0.0350031</text:p>
          </table:table-cell>
        </table:table-row>
        <table:table-row table:style-name="ro1">
          <table:table-cell office:value-type="float" office:value="0.2375">
            <text:p>0.2375</text:p>
          </table:table-cell>
          <table:table-cell office:value-type="float" office:value="-0.0228293">
            <text:p>-0.0228293</text:p>
          </table:table-cell>
          <table:table-cell office:value-type="float" office:value="-0.17201">
            <text:p>-0.17201</text:p>
          </table:table-cell>
          <table:table-cell office:value-type="float" office:value="0.603681">
            <text:p>0.603681</text:p>
          </table:table-cell>
          <table:table-cell office:value-type="float" office:value="0.37353">
            <text:p>0.37353</text:p>
          </table:table-cell>
          <table:table-cell office:value-type="float" office:value="-0.0227742">
            <text:p>-0.0227742</text:p>
          </table:table-cell>
          <table:table-cell office:value-type="float" office:value="-0.150939">
            <text:p>-0.150939</text:p>
          </table:table-cell>
          <table:table-cell office:value-type="float" office:value="0.580979">
            <text:p>0.580979</text:p>
          </table:table-cell>
          <table:table-cell office:value-type="float" office:value="0.348574">
            <text:p>0.348574</text:p>
          </table:table-cell>
          <table:table-cell office:value-type="float" office:value="-0.00357348">
            <text:p>-0.00357348</text:p>
          </table:table-cell>
          <table:table-cell office:value-type="float" office:value="-0.146383">
            <text:p>-0.146383</text:p>
          </table:table-cell>
          <table:table-cell office:value-type="float" office:value="0.558095">
            <text:p>0.558095</text:p>
          </table:table-cell>
          <table:table-cell office:value-type="float" office:value="0.352327">
            <text:p>0.352327</text:p>
          </table:table-cell>
          <table:table-cell office:value-type="float" office:value="-0.00857288">
            <text:p>-0.00857288</text:p>
          </table:table-cell>
          <table:table-cell office:value-type="float" office:value="-0.127025">
            <text:p>-0.127025</text:p>
          </table:table-cell>
          <table:table-cell office:value-type="float" office:value="0.542602">
            <text:p>0.542602</text:p>
          </table:table-cell>
          <table:table-cell office:value-type="float" office:value="0.362262">
            <text:p>0.362262</text:p>
          </table:table-cell>
          <table:table-cell table:number-columns-repeated="5"/>
          <table:table-cell office:value-type="float" office:value="2.51303">
            <text:p>2.51303</text:p>
          </table:table-cell>
          <table:table-cell office:value-type="float" office:value="0.279904">
            <text:p>0.279904</text:p>
          </table:table-cell>
          <table:table-cell office:value-type="float" office:value="2.01664">
            <text:p>2.01664</text:p>
          </table:table-cell>
          <table:table-cell office:value-type="float" office:value="0.765275">
            <text:p>0.765275</text:p>
          </table:table-cell>
          <table:table-cell office:value-type="float" office:value="2.01683">
            <text:p>2.01683</text:p>
          </table:table-cell>
          <table:table-cell office:value-type="float" office:value="0.72819">
            <text:p>0.72819</text:p>
          </table:table-cell>
          <table:table-cell/>
          <table:table-cell office:value-type="float" office:value="0.749867">
            <text:p>0.749867</text:p>
          </table:table-cell>
          <table:table-cell office:value-type="float" office:value="0.0765134">
            <text:p>0.0765134</text:p>
          </table:table-cell>
        </table:table-row>
        <table:table-row table:style-name="ro1">
          <table:table-cell office:value-type="float" office:value="0.2625">
            <text:p>0.2625</text:p>
          </table:table-cell>
          <table:table-cell office:value-type="float" office:value="-0.0214057">
            <text:p>-0.0214057</text:p>
          </table:table-cell>
          <table:table-cell office:value-type="float" office:value="-0.188178">
            <text:p>-0.188178</text:p>
          </table:table-cell>
          <table:table-cell office:value-type="float" office:value="0.61196">
            <text:p>0.61196</text:p>
          </table:table-cell>
          <table:table-cell office:value-type="float" office:value="0.385567">
            <text:p>0.385567</text:p>
          </table:table-cell>
          <table:table-cell office:value-type="float" office:value="-0.0252717">
            <text:p>-0.0252717</text:p>
          </table:table-cell>
          <table:table-cell office:value-type="float" office:value="-0.162701">
            <text:p>-0.162701</text:p>
          </table:table-cell>
          <table:table-cell office:value-type="float" office:value="0.588855">
            <text:p>0.588855</text:p>
          </table:table-cell>
          <table:table-cell office:value-type="float" office:value="0.360077">
            <text:p>0.360077</text:p>
          </table:table-cell>
          <table:table-cell office:value-type="float" office:value="-0.00065126">
            <text:p>-0.00065126</text:p>
          </table:table-cell>
          <table:table-cell office:value-type="float" office:value="-0.162449">
            <text:p>-0.162449</text:p>
          </table:table-cell>
          <table:table-cell office:value-type="float" office:value="0.567149">
            <text:p>0.567149</text:p>
          </table:table-cell>
          <table:table-cell office:value-type="float" office:value="0.366557">
            <text:p>0.366557</text:p>
          </table:table-cell>
          <table:table-cell office:value-type="float" office:value="-0.00319758">
            <text:p>-0.00319758</text:p>
          </table:table-cell>
          <table:table-cell office:value-type="float" office:value="-0.136372">
            <text:p>-0.136372</text:p>
          </table:table-cell>
          <table:table-cell office:value-type="float" office:value="0.544046">
            <text:p>0.544046</text:p>
          </table:table-cell>
          <table:table-cell office:value-type="float" office:value="0.373914">
            <text:p>0.373914</text:p>
          </table:table-cell>
          <table:table-cell table:number-columns-repeated="5"/>
          <table:table-cell office:value-type="float" office:value="2.9966">
            <text:p>2.9966</text:p>
          </table:table-cell>
          <table:table-cell office:value-type="float" office:value="0.280206">
            <text:p>0.280206</text:p>
          </table:table-cell>
          <table:table-cell office:value-type="float" office:value="2.50523">
            <text:p>2.50523</text:p>
          </table:table-cell>
          <table:table-cell office:value-type="float" office:value="0.69471">
            <text:p>0.69471</text:p>
          </table:table-cell>
          <table:table-cell office:value-type="float" office:value="2.52928">
            <text:p>2.52928</text:p>
          </table:table-cell>
          <table:table-cell office:value-type="float" office:value="0.793018">
            <text:p>0.793018</text:p>
          </table:table-cell>
          <table:table-cell/>
          <table:table-cell office:value-type="float" office:value="0.796929">
            <text:p>0.796929</text:p>
          </table:table-cell>
          <table:table-cell office:value-type="float" office:value="0.123178">
            <text:p>0.123178</text:p>
          </table:table-cell>
        </table:table-row>
        <table:table-row table:style-name="ro1">
          <table:table-cell office:value-type="float" office:value="0.2875">
            <text:p>0.2875</text:p>
          </table:table-cell>
          <table:table-cell office:value-type="float" office:value="-0.0206245">
            <text:p>-0.0206245</text:p>
          </table:table-cell>
          <table:table-cell office:value-type="float" office:value="-0.203768">
            <text:p>-0.203768</text:p>
          </table:table-cell>
          <table:table-cell office:value-type="float" office:value="0.61812">
            <text:p>0.61812</text:p>
          </table:table-cell>
          <table:table-cell office:value-type="float" office:value="0.396852">
            <text:p>0.396852</text:p>
          </table:table-cell>
          <table:table-cell office:value-type="float" office:value="-0.0299982">
            <text:p>-0.0299982</text:p>
          </table:table-cell>
          <table:table-cell office:value-type="float" office:value="-0.17248">
            <text:p>-0.17248</text:p>
          </table:table-cell>
          <table:table-cell office:value-type="float" office:value="0.593797">
            <text:p>0.593797</text:p>
          </table:table-cell>
          <table:table-cell office:value-type="float" office:value="0.371197">
            <text:p>0.371197</text:p>
          </table:table-cell>
          <table:table-cell office:value-type="float" office:value="0.0010388">
            <text:p>0.0010388</text:p>
          </table:table-cell>
          <table:table-cell office:value-type="float" office:value="-0.176927">
            <text:p>-0.176927</text:p>
          </table:table-cell>
          <table:table-cell office:value-type="float" office:value="0.575555">
            <text:p>0.575555</text:p>
          </table:table-cell>
          <table:table-cell office:value-type="float" office:value="0.381272">
            <text:p>0.381272</text:p>
          </table:table-cell>
          <table:table-cell office:value-type="float" office:value="0.00126263">
            <text:p>0.00126263</text:p>
          </table:table-cell>
          <table:table-cell office:value-type="float" office:value="-0.144804">
            <text:p>-0.144804</text:p>
          </table:table-cell>
          <table:table-cell office:value-type="float" office:value="0.54413">
            <text:p>0.54413</text:p>
          </table:table-cell>
          <table:table-cell office:value-type="float" office:value="0.384894">
            <text:p>0.384894</text:p>
          </table:table-cell>
          <table:table-cell table:number-columns-repeated="5"/>
          <table:table-cell office:value-type="float" office:value="3.494">
            <text:p>3.494</text:p>
          </table:table-cell>
          <table:table-cell office:value-type="float" office:value="0.280517">
            <text:p>0.280517</text:p>
          </table:table-cell>
          <table:table-cell office:value-type="float" office:value="3.00698">
            <text:p>3.00698</text:p>
          </table:table-cell>
          <table:table-cell office:value-type="float" office:value="0.6445">
            <text:p>0.6445</text:p>
          </table:table-cell>
          <table:table-cell office:value-type="float" office:value="3.02302">
            <text:p>3.02302</text:p>
          </table:table-cell>
          <table:table-cell office:value-type="float" office:value="0.826809">
            <text:p>0.826809</text:p>
          </table:table-cell>
          <table:table-cell/>
          <table:table-cell office:value-type="float" office:value="0.862944">
            <text:p>0.862944</text:p>
          </table:table-cell>
          <table:table-cell office:value-type="float" office:value="0.175107">
            <text:p>0.175107</text:p>
          </table:table-cell>
        </table:table-row>
        <table:table-row table:style-name="ro1">
          <table:table-cell office:value-type="float" office:value="0.3125">
            <text:p>0.3125</text:p>
          </table:table-cell>
          <table:table-cell office:value-type="float" office:value="-0.0193955">
            <text:p>-0.0193955</text:p>
          </table:table-cell>
          <table:table-cell office:value-type="float" office:value="-0.219813">
            <text:p>-0.219813</text:p>
          </table:table-cell>
          <table:table-cell office:value-type="float" office:value="0.627367">
            <text:p>0.627367</text:p>
          </table:table-cell>
          <table:table-cell office:value-type="float" office:value="0.408476">
            <text:p>0.408476</text:p>
            <draw:frame table:end-cell-address="Sheet1.M34" table:end-x="0.1362in" table:end-y="0.1126in" draw:z-index="1" draw:style-name="gr1" svg:width="7.248in" svg:height="3.3in" svg:x="0.0004in" svg:y="0.0004in">
              <draw:object draw:notify-on-update-of-ranges="Sheet1.A3:Sheet1.A324 Sheet1.E3:Sheet1.E324 Sheet1.W3:Sheet1.W25 Sheet1.X3:Sheet1.X25 Sheet1.A3:Sheet1.A324 Sheet1.I3:Sheet1.I324 Sheet1.A3:Sheet1.A324 Sheet1.M3:Sheet1.M324 Sheet1.A3:Sheet1.A324 Sheet1.Q3:Sheet1.Q3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-0.0334378">
            <text:p>-0.0334378</text:p>
          </table:table-cell>
          <table:table-cell office:value-type="float" office:value="-0.179745">
            <text:p>-0.179745</text:p>
          </table:table-cell>
          <table:table-cell office:value-type="float" office:value="0.600345">
            <text:p>0.600345</text:p>
          </table:table-cell>
          <table:table-cell office:value-type="float" office:value="0.381942">
            <text:p>0.381942</text:p>
          </table:table-cell>
          <table:table-cell office:value-type="float" office:value="0.00142638">
            <text:p>0.00142638</text:p>
          </table:table-cell>
          <table:table-cell office:value-type="float" office:value="-0.190092">
            <text:p>-0.190092</text:p>
          </table:table-cell>
          <table:table-cell office:value-type="float" office:value="0.585958">
            <text:p>0.585958</text:p>
          </table:table-cell>
          <table:table-cell office:value-type="float" office:value="0.395854">
            <text:p>0.395854</text:p>
          </table:table-cell>
          <table:table-cell office:value-type="float" office:value="0.00230908">
            <text:p>0.00230908</text:p>
          </table:table-cell>
          <table:table-cell office:value-type="float" office:value="-0.151742">
            <text:p>-0.151742</text:p>
          </table:table-cell>
          <table:table-cell office:value-type="float" office:value="0.548131">
            <text:p>0.548131</text:p>
          </table:table-cell>
          <table:table-cell office:value-type="float" office:value="0.395333">
            <text:p>0.395333</text:p>
          </table:table-cell>
          <table:table-cell table:number-columns-repeated="5"/>
          <table:table-cell office:value-type="float" office:value="4.0053">
            <text:p>4.0053</text:p>
          </table:table-cell>
          <table:table-cell office:value-type="float" office:value="0.27917">
            <text:p>0.27917</text:p>
          </table:table-cell>
          <table:table-cell office:value-type="float" office:value="3.49492">
            <text:p>3.49492</text:p>
          </table:table-cell>
          <table:table-cell office:value-type="float" office:value="0.609527">
            <text:p>0.609527</text:p>
          </table:table-cell>
          <table:table-cell office:value-type="float" office:value="3.53601">
            <text:p>3.53601</text:p>
          </table:table-cell>
          <table:table-cell office:value-type="float" office:value="0.834938">
            <text:p>0.834938</text:p>
          </table:table-cell>
          <table:table-cell/>
          <table:table-cell office:value-type="float" office:value="0.909909">
            <text:p>0.909909</text:p>
          </table:table-cell>
          <table:table-cell office:value-type="float" office:value="0.232081">
            <text:p>0.232081</text:p>
          </table:table-cell>
        </table:table-row>
        <table:table-row table:style-name="ro1">
          <table:table-cell office:value-type="float" office:value="0.3375">
            <text:p>0.3375</text:p>
          </table:table-cell>
          <table:table-cell office:value-type="float" office:value="-0.0178587">
            <text:p>-0.0178587</text:p>
          </table:table-cell>
          <table:table-cell office:value-type="float" office:value="-0.235978">
            <text:p>-0.235978</text:p>
          </table:table-cell>
          <table:table-cell office:value-type="float" office:value="0.636082">
            <text:p>0.636082</text:p>
          </table:table-cell>
          <table:table-cell office:value-type="float" office:value="0.419172">
            <text:p>0.419172</text:p>
          </table:table-cell>
          <table:table-cell office:value-type="float" office:value="-0.0347022">
            <text:p>-0.0347022</text:p>
          </table:table-cell>
          <table:table-cell office:value-type="float" office:value="-0.185688">
            <text:p>-0.185688</text:p>
          </table:table-cell>
          <table:table-cell office:value-type="float" office:value="0.60617">
            <text:p>0.60617</text:p>
          </table:table-cell>
          <table:table-cell office:value-type="float" office:value="0.392576">
            <text:p>0.392576</text:p>
          </table:table-cell>
          <table:table-cell office:value-type="float" office:value="0.00242628">
            <text:p>0.00242628</text:p>
          </table:table-cell>
          <table:table-cell office:value-type="float" office:value="-0.2009">
            <text:p>-0.2009</text:p>
          </table:table-cell>
          <table:table-cell office:value-type="float" office:value="0.594904">
            <text:p>0.594904</text:p>
          </table:table-cell>
          <table:table-cell office:value-type="float" office:value="0.408911">
            <text:p>0.408911</text:p>
          </table:table-cell>
          <table:table-cell office:value-type="float" office:value="0.00202205">
            <text:p>0.00202205</text:p>
          </table:table-cell>
          <table:table-cell office:value-type="float" office:value="-0.158284">
            <text:p>-0.158284</text:p>
          </table:table-cell>
          <table:table-cell office:value-type="float" office:value="0.554266">
            <text:p>0.554266</text:p>
          </table:table-cell>
          <table:table-cell office:value-type="float" office:value="0.405187">
            <text:p>0.405187</text:p>
          </table:table-cell>
          <table:table-cell table:number-columns-repeated="5"/>
          <table:table-cell office:value-type="float" office:value="4.51623">
            <text:p>4.51623</text:p>
          </table:table-cell>
          <table:table-cell office:value-type="float" office:value="0.284489">
            <text:p>0.284489</text:p>
          </table:table-cell>
          <table:table-cell office:value-type="float" office:value="3.9964">
            <text:p>3.9964</text:p>
          </table:table-cell>
          <table:table-cell office:value-type="float" office:value="0.574572">
            <text:p>0.574572</text:p>
          </table:table-cell>
          <table:table-cell office:value-type="float" office:value="4.02975">
            <text:p>4.02975</text:p>
          </table:table-cell>
          <table:table-cell office:value-type="float" office:value="0.868729">
            <text:p>0.868729</text:p>
          </table:table-cell>
          <table:table-cell/>
          <table:table-cell office:value-type="float" office:value="0.994729">
            <text:p>0.994729</text:p>
          </table:table-cell>
          <table:table-cell office:value-type="float" office:value="0.304737">
            <text:p>0.304737</text:p>
          </table:table-cell>
        </table:table-row>
        <table:table-row table:style-name="ro1">
          <table:table-cell office:value-type="float" office:value="0.3625">
            <text:p>0.3625</text:p>
          </table:table-cell>
          <table:table-cell office:value-type="float" office:value="-0.0178058">
            <text:p>-0.0178058</text:p>
          </table:table-cell>
          <table:table-cell office:value-type="float" office:value="-0.251627">
            <text:p>-0.251627</text:p>
          </table:table-cell>
          <table:table-cell office:value-type="float" office:value="0.644134">
            <text:p>0.644134</text:p>
          </table:table-cell>
          <table:table-cell office:value-type="float" office:value="0.430838">
            <text:p>0.430838</text:p>
          </table:table-cell>
          <table:table-cell office:value-type="float" office:value="-0.0368753">
            <text:p>-0.0368753</text:p>
          </table:table-cell>
          <table:table-cell office:value-type="float" office:value="-0.190243">
            <text:p>-0.190243</text:p>
          </table:table-cell>
          <table:table-cell office:value-type="float" office:value="0.610316">
            <text:p>0.610316</text:p>
          </table:table-cell>
          <table:table-cell office:value-type="float" office:value="0.403213">
            <text:p>0.403213</text:p>
          </table:table-cell>
          <table:table-cell office:value-type="float" office:value="0.00274887">
            <text:p>0.00274887</text:p>
          </table:table-cell>
          <table:table-cell office:value-type="float" office:value="-0.209622">
            <text:p>-0.209622</text:p>
          </table:table-cell>
          <table:table-cell office:value-type="float" office:value="0.603421">
            <text:p>0.603421</text:p>
          </table:table-cell>
          <table:table-cell office:value-type="float" office:value="0.421294">
            <text:p>0.421294</text:p>
          </table:table-cell>
          <table:table-cell office:value-type="float" office:value="0.00143248">
            <text:p>0.00143248</text:p>
          </table:table-cell>
          <table:table-cell office:value-type="float" office:value="-0.165238">
            <text:p>-0.165238</text:p>
          </table:table-cell>
          <table:table-cell office:value-type="float" office:value="0.56263">
            <text:p>0.56263</text:p>
          </table:table-cell>
          <table:table-cell office:value-type="float" office:value="0.416103">
            <text:p>0.416103</text:p>
          </table:table-cell>
          <table:table-cell table:number-columns-repeated="5"/>
          <table:table-cell office:value-type="float" office:value="5.00045">
            <text:p>5.00045</text:p>
          </table:table-cell>
          <table:table-cell office:value-type="float" office:value="0.273125">
            <text:p>0.273125</text:p>
          </table:table-cell>
          <table:table-cell office:value-type="float" office:value="4.4976">
            <text:p>4.4976</text:p>
          </table:table-cell>
          <table:table-cell office:value-type="float" office:value="0.55487">
            <text:p>0.55487</text:p>
          </table:table-cell>
          <table:table-cell office:value-type="float" office:value="4.53329">
            <text:p>4.53329</text:p>
          </table:table-cell>
          <table:table-cell office:value-type="float" office:value="0.871649">
            <text:p>0.871649</text:p>
          </table:table-cell>
          <table:table-cell/>
          <table:table-cell office:value-type="float" office:value="1.09845">
            <text:p>1.09845</text:p>
          </table:table-cell>
          <table:table-cell office:value-type="float" office:value="0.387813">
            <text:p>0.387813</text:p>
          </table:table-cell>
        </table:table-row>
        <table:table-row table:style-name="ro1">
          <table:table-cell office:value-type="float" office:value="0.3875">
            <text:p>0.3875</text:p>
          </table:table-cell>
          <table:table-cell office:value-type="float" office:value="-0.0161914">
            <text:p>-0.0161914</text:p>
          </table:table-cell>
          <table:table-cell office:value-type="float" office:value="-0.26593">
            <text:p>-0.26593</text:p>
          </table:table-cell>
          <table:table-cell office:value-type="float" office:value="0.652665">
            <text:p>0.652665</text:p>
          </table:table-cell>
          <table:table-cell office:value-type="float" office:value="0.443348">
            <text:p>0.443348</text:p>
          </table:table-cell>
          <table:table-cell office:value-type="float" office:value="-0.0376402">
            <text:p>-0.0376402</text:p>
          </table:table-cell>
          <table:table-cell office:value-type="float" office:value="-0.193733">
            <text:p>-0.193733</text:p>
          </table:table-cell>
          <table:table-cell office:value-type="float" office:value="0.613048">
            <text:p>0.613048</text:p>
          </table:table-cell>
          <table:table-cell office:value-type="float" office:value="0.41265">
            <text:p>0.41265</text:p>
          </table:table-cell>
          <table:table-cell office:value-type="float" office:value="0.00335575">
            <text:p>0.00335575</text:p>
          </table:table-cell>
          <table:table-cell office:value-type="float" office:value="-0.217562">
            <text:p>-0.217562</text:p>
          </table:table-cell>
          <table:table-cell office:value-type="float" office:value="0.610696">
            <text:p>0.610696</text:p>
          </table:table-cell>
          <table:table-cell office:value-type="float" office:value="0.432743">
            <text:p>0.432743</text:p>
          </table:table-cell>
          <table:table-cell office:value-type="float" office:value="-0.000571993">
            <text:p>-0.000571993</text:p>
          </table:table-cell>
          <table:table-cell office:value-type="float" office:value="-0.171457">
            <text:p>-0.171457</text:p>
          </table:table-cell>
          <table:table-cell office:value-type="float" office:value="0.571066">
            <text:p>0.571066</text:p>
          </table:table-cell>
          <table:table-cell office:value-type="float" office:value="0.426958">
            <text:p>0.426958</text:p>
          </table:table-cell>
          <table:table-cell table:number-columns-repeated="5"/>
          <table:table-cell office:value-type="float" office:value="5.49747">
            <text:p>5.49747</text:p>
          </table:table-cell>
          <table:table-cell office:value-type="float" office:value="0.280103">
            <text:p>0.280103</text:p>
          </table:table-cell>
          <table:table-cell office:value-type="float" office:value="5.01215">
            <text:p>5.01215</text:p>
          </table:table-cell>
          <table:table-cell office:value-type="float" office:value="0.545354">
            <text:p>0.545354</text:p>
          </table:table-cell>
          <table:table-cell office:value-type="float" office:value="5.03658">
            <text:p>5.03658</text:p>
          </table:table-cell>
          <table:table-cell office:value-type="float" office:value="0.900341">
            <text:p>0.900341</text:p>
          </table:table-cell>
          <table:table-cell/>
          <table:table-cell office:value-type="float" office:value="1.21182">
            <text:p>1.21182</text:p>
          </table:table-cell>
          <table:table-cell office:value-type="float" office:value="0.455481">
            <text:p>0.455481</text:p>
          </table:table-cell>
        </table:table-row>
        <table:table-row table:style-name="ro1">
          <table:table-cell office:value-type="float" office:value="0.4125">
            <text:p>0.4125</text:p>
          </table:table-cell>
          <table:table-cell office:value-type="float" office:value="-0.0104501">
            <text:p>-0.0104501</text:p>
          </table:table-cell>
          <table:table-cell office:value-type="float" office:value="-0.27837">
            <text:p>-0.27837</text:p>
          </table:table-cell>
          <table:table-cell office:value-type="float" office:value="0.664413">
            <text:p>0.664413</text:p>
          </table:table-cell>
          <table:table-cell office:value-type="float" office:value="0.456239">
            <text:p>0.456239</text:p>
          </table:table-cell>
          <table:table-cell office:value-type="float" office:value="-0.0352883">
            <text:p>-0.0352883</text:p>
          </table:table-cell>
          <table:table-cell office:value-type="float" office:value="-0.195635">
            <text:p>-0.195635</text:p>
          </table:table-cell>
          <table:table-cell office:value-type="float" office:value="0.618868">
            <text:p>0.618868</text:p>
          </table:table-cell>
          <table:table-cell office:value-type="float" office:value="0.420806">
            <text:p>0.420806</text:p>
          </table:table-cell>
          <table:table-cell office:value-type="float" office:value="0.00400943">
            <text:p>0.00400943</text:p>
          </table:table-cell>
          <table:table-cell office:value-type="float" office:value="-0.224003">
            <text:p>-0.224003</text:p>
          </table:table-cell>
          <table:table-cell office:value-type="float" office:value="0.617369">
            <text:p>0.617369</text:p>
          </table:table-cell>
          <table:table-cell office:value-type="float" office:value="0.444871">
            <text:p>0.444871</text:p>
          </table:table-cell>
          <table:table-cell office:value-type="float" office:value="-0.00295967">
            <text:p>-0.00295967</text:p>
          </table:table-cell>
          <table:table-cell office:value-type="float" office:value="-0.175048">
            <text:p>-0.175048</text:p>
          </table:table-cell>
          <table:table-cell office:value-type="float" office:value="0.580481">
            <text:p>0.580481</text:p>
          </table:table-cell>
          <table:table-cell office:value-type="float" office:value="0.437221">
            <text:p>0.437221</text:p>
          </table:table-cell>
          <table:table-cell table:number-columns-repeated="5"/>
          <table:table-cell office:value-type="float" office:value="6.00905">
            <text:p>6.00905</text:p>
          </table:table-cell>
          <table:table-cell office:value-type="float" office:value="0.273756">
            <text:p>0.273756</text:p>
          </table:table-cell>
          <table:table-cell office:value-type="float" office:value="5.49964">
            <text:p>5.49964</text:p>
          </table:table-cell>
          <table:table-cell office:value-type="float" office:value="0.535805">
            <text:p>0.535805</text:p>
          </table:table-cell>
          <table:table-cell office:value-type="float" office:value="5.52116">
            <text:p>5.52116</text:p>
          </table:table-cell>
          <table:table-cell office:value-type="float" office:value="0.897996">
            <text:p>0.897996</text:p>
          </table:table-cell>
          <table:table-cell/>
          <table:table-cell office:value-type="float" office:value="1.31574">
            <text:p>1.31574</text:p>
          </table:table-cell>
          <table:table-cell office:value-type="float" office:value="0.517939">
            <text:p>0.517939</text:p>
          </table:table-cell>
        </table:table-row>
        <table:table-row table:style-name="ro1">
          <table:table-cell office:value-type="float" office:value="0.4375">
            <text:p>0.4375</text:p>
          </table:table-cell>
          <table:table-cell office:value-type="float" office:value="-0.00303098">
            <text:p>-0.00303098</text:p>
          </table:table-cell>
          <table:table-cell office:value-type="float" office:value="-0.289993">
            <text:p>-0.289993</text:p>
          </table:table-cell>
          <table:table-cell office:value-type="float" office:value="0.677467">
            <text:p>0.677467</text:p>
          </table:table-cell>
          <table:table-cell office:value-type="float" office:value="0.469275">
            <text:p>0.469275</text:p>
          </table:table-cell>
          <table:table-cell office:value-type="float" office:value="-0.0323802">
            <text:p>-0.0323802</text:p>
          </table:table-cell>
          <table:table-cell office:value-type="float" office:value="-0.19558">
            <text:p>-0.19558</text:p>
          </table:table-cell>
          <table:table-cell office:value-type="float" office:value="0.627792">
            <text:p>0.627792</text:p>
          </table:table-cell>
          <table:table-cell office:value-type="float" office:value="0.428155">
            <text:p>0.428155</text:p>
          </table:table-cell>
          <table:table-cell office:value-type="float" office:value="0.00432755">
            <text:p>0.00432755</text:p>
          </table:table-cell>
          <table:table-cell office:value-type="float" office:value="-0.227455">
            <text:p>-0.227455</text:p>
          </table:table-cell>
          <table:table-cell office:value-type="float" office:value="0.625138">
            <text:p>0.625138</text:p>
          </table:table-cell>
          <table:table-cell office:value-type="float" office:value="0.458218">
            <text:p>0.458218</text:p>
          </table:table-cell>
          <table:table-cell office:value-type="float" office:value="-0.0027339">
            <text:p>-0.0027339</text:p>
          </table:table-cell>
          <table:table-cell office:value-type="float" office:value="-0.177057">
            <text:p>-0.177057</text:p>
          </table:table-cell>
          <table:table-cell office:value-type="float" office:value="0.59008">
            <text:p>0.59008</text:p>
          </table:table-cell>
          <table:table-cell office:value-type="float" office:value="0.447832">
            <text:p>0.447832</text:p>
          </table:table-cell>
          <table:table-cell table:number-columns-repeated="5"/>
          <table:table-cell office:value-type="float" office:value="6.50635">
            <text:p>6.50635</text:p>
          </table:table-cell>
          <table:table-cell office:value-type="float" office:value="0.275733">
            <text:p>0.275733</text:p>
          </table:table-cell>
          <table:table-cell office:value-type="float" office:value="6.01437">
            <text:p>6.01437</text:p>
          </table:table-cell>
          <table:table-cell office:value-type="float" office:value="0.51612">
            <text:p>0.51612</text:p>
          </table:table-cell>
          <table:table-cell office:value-type="float" office:value="6.02494">
            <text:p>6.02494</text:p>
          </table:table-cell>
          <table:table-cell office:value-type="float" office:value="0.875145">
            <text:p>0.875145</text:p>
          </table:table-cell>
          <table:table-cell/>
          <table:table-cell office:value-type="float" office:value="1.43867">
            <text:p>1.43867</text:p>
          </table:table-cell>
          <table:table-cell office:value-type="float" office:value="0.580508">
            <text:p>0.580508</text:p>
          </table:table-cell>
        </table:table-row>
        <table:table-row table:style-name="ro1">
          <table:table-cell office:value-type="float" office:value="0.4625">
            <text:p>0.4625</text:p>
          </table:table-cell>
          <table:table-cell office:value-type="float" office:value="0.000703072">
            <text:p>0.000703072</text:p>
          </table:table-cell>
          <table:table-cell office:value-type="float" office:value="-0.300525">
            <text:p>-0.300525</text:p>
          </table:table-cell>
          <table:table-cell office:value-type="float" office:value="0.691243">
            <text:p>0.691243</text:p>
          </table:table-cell>
          <table:table-cell office:value-type="float" office:value="0.483067">
            <text:p>0.483067</text:p>
          </table:table-cell>
          <table:table-cell office:value-type="float" office:value="-0.0316385">
            <text:p>-0.0316385</text:p>
          </table:table-cell>
          <table:table-cell office:value-type="float" office:value="-0.192425">
            <text:p>-0.192425</text:p>
          </table:table-cell>
          <table:table-cell office:value-type="float" office:value="0.639498">
            <text:p>0.639498</text:p>
          </table:table-cell>
          <table:table-cell office:value-type="float" office:value="0.434698">
            <text:p>0.434698</text:p>
          </table:table-cell>
          <table:table-cell office:value-type="float" office:value="0.00212083">
            <text:p>0.00212083</text:p>
          </table:table-cell>
          <table:table-cell office:value-type="float" office:value="-0.227912">
            <text:p>-0.227912</text:p>
          </table:table-cell>
          <table:table-cell office:value-type="float" office:value="0.637373">
            <text:p>0.637373</text:p>
          </table:table-cell>
          <table:table-cell office:value-type="float" office:value="0.471613">
            <text:p>0.471613</text:p>
          </table:table-cell>
          <table:table-cell office:value-type="float" office:value="-0.00289277">
            <text:p>-0.00289277</text:p>
          </table:table-cell>
          <table:table-cell office:value-type="float" office:value="-0.17648">
            <text:p>-0.17648</text:p>
          </table:table-cell>
          <table:table-cell office:value-type="float" office:value="0.60114">
            <text:p>0.60114</text:p>
          </table:table-cell>
          <table:table-cell office:value-type="float" office:value="0.459047">
            <text:p>0.459047</text:p>
          </table:table-cell>
          <table:table-cell table:number-columns-repeated="5"/>
          <table:table-cell office:value-type="float" office:value="7.01756">
            <text:p>7.01756</text:p>
          </table:table-cell>
          <table:table-cell office:value-type="float" office:value="0.276053">
            <text:p>0.276053</text:p>
          </table:table-cell>
          <table:table-cell office:value-type="float" office:value="6.51567">
            <text:p>6.51567</text:p>
          </table:table-cell>
          <table:table-cell office:value-type="float" office:value="0.491333">
            <text:p>0.491333</text:p>
          </table:table-cell>
          <table:table-cell office:value-type="float" office:value="6.52857">
            <text:p>6.52857</text:p>
          </table:table-cell>
          <table:table-cell office:value-type="float" office:value="0.867756">
            <text:p>0.867756</text:p>
          </table:table-cell>
          <table:table-cell/>
          <table:table-cell office:value-type="float" office:value="1.57118">
            <text:p>1.57118</text:p>
          </table:table-cell>
          <table:table-cell office:value-type="float" office:value="0.632823">
            <text:p>0.632823</text:p>
          </table:table-cell>
        </table:table-row>
        <table:table-row table:style-name="ro1">
          <table:table-cell office:value-type="float" office:value="0.4875">
            <text:p>0.4875</text:p>
          </table:table-cell>
          <table:table-cell office:value-type="float" office:value="0.000635322">
            <text:p>0.000635322</text:p>
          </table:table-cell>
          <table:table-cell office:value-type="float" office:value="-0.309002">
            <text:p>-0.309002</text:p>
          </table:table-cell>
          <table:table-cell office:value-type="float" office:value="0.705128">
            <text:p>0.705128</text:p>
          </table:table-cell>
          <table:table-cell office:value-type="float" office:value="0.497257">
            <text:p>0.497257</text:p>
          </table:table-cell>
          <table:table-cell office:value-type="float" office:value="-0.0309013">
            <text:p>-0.0309013</text:p>
          </table:table-cell>
          <table:table-cell office:value-type="float" office:value="-0.186467">
            <text:p>-0.186467</text:p>
          </table:table-cell>
          <table:table-cell office:value-type="float" office:value="0.653204">
            <text:p>0.653204</text:p>
          </table:table-cell>
          <table:table-cell office:value-type="float" office:value="0.440534">
            <text:p>0.440534</text:p>
          </table:table-cell>
          <table:table-cell office:value-type="float" office:value="-0.000573122">
            <text:p>-0.000573122</text:p>
          </table:table-cell>
          <table:table-cell office:value-type="float" office:value="-0.226125">
            <text:p>-0.226125</text:p>
          </table:table-cell>
          <table:table-cell office:value-type="float" office:value="0.65178">
            <text:p>0.65178</text:p>
          </table:table-cell>
          <table:table-cell office:value-type="float" office:value="0.484375">
            <text:p>0.484375</text:p>
          </table:table-cell>
          <table:table-cell office:value-type="float" office:value="-0.00302377">
            <text:p>-0.00302377</text:p>
          </table:table-cell>
          <table:table-cell office:value-type="float" office:value="-0.172373">
            <text:p>-0.172373</text:p>
          </table:table-cell>
          <table:table-cell office:value-type="float" office:value="0.612114">
            <text:p>0.612114</text:p>
          </table:table-cell>
          <table:table-cell office:value-type="float" office:value="0.470154">
            <text:p>0.470154</text:p>
          </table:table-cell>
          <table:table-cell table:number-columns-repeated="5"/>
          <table:table-cell office:value-type="float" office:value="7.50141">
            <text:p>7.50141</text:p>
          </table:table-cell>
          <table:table-cell office:value-type="float" office:value="0.271355">
            <text:p>0.271355</text:p>
          </table:table-cell>
          <table:table-cell office:value-type="float" office:value="7.0305">
            <text:p>7.0305</text:p>
          </table:table-cell>
          <table:table-cell office:value-type="float" office:value="0.466564">
            <text:p>0.466564</text:p>
          </table:table-cell>
          <table:table-cell office:value-type="float" office:value="7.00356">
            <text:p>7.00356</text:p>
          </table:table-cell>
          <table:table-cell office:value-type="float" office:value="0.875665">
            <text:p>0.875665</text:p>
          </table:table-cell>
          <table:table-cell/>
          <table:table-cell office:value-type="float" office:value="1.75121">
            <text:p>1.75121</text:p>
          </table:table-cell>
          <table:table-cell office:value-type="float" office:value="0.685413">
            <text:p>0.685413</text:p>
          </table:table-cell>
        </table:table-row>
        <table:table-row table:style-name="ro1">
          <table:table-cell office:value-type="float" office:value="0.5125">
            <text:p>0.5125</text:p>
          </table:table-cell>
          <table:table-cell office:value-type="float" office:value="-0.00071351">
            <text:p>-0.00071351</text:p>
          </table:table-cell>
          <table:table-cell office:value-type="float" office:value="-0.314922">
            <text:p>-0.314922</text:p>
          </table:table-cell>
          <table:table-cell office:value-type="float" office:value="0.719909">
            <text:p>0.719909</text:p>
          </table:table-cell>
          <table:table-cell office:value-type="float" office:value="0.510722">
            <text:p>0.510722</text:p>
          </table:table-cell>
          <table:table-cell office:value-type="float" office:value="-0.0277737">
            <text:p>-0.0277737</text:p>
          </table:table-cell>
          <table:table-cell office:value-type="float" office:value="-0.17828">
            <text:p>-0.17828</text:p>
          </table:table-cell>
          <table:table-cell office:value-type="float" office:value="0.666777">
            <text:p>0.666777</text:p>
          </table:table-cell>
          <table:table-cell office:value-type="float" office:value="0.446298">
            <text:p>0.446298</text:p>
          </table:table-cell>
          <table:table-cell office:value-type="float" office:value="-0.00370202">
            <text:p>-0.00370202</text:p>
          </table:table-cell>
          <table:table-cell office:value-type="float" office:value="-0.22267">
            <text:p>-0.22267</text:p>
          </table:table-cell>
          <table:table-cell office:value-type="float" office:value="0.66537">
            <text:p>0.66537</text:p>
          </table:table-cell>
          <table:table-cell office:value-type="float" office:value="0.496988">
            <text:p>0.496988</text:p>
          </table:table-cell>
          <table:table-cell office:value-type="float" office:value="-0.00152716">
            <text:p>-0.00152716</text:p>
          </table:table-cell>
          <table:table-cell office:value-type="float" office:value="-0.166268">
            <text:p>-0.166268</text:p>
          </table:table-cell>
          <table:table-cell office:value-type="float" office:value="0.62326">
            <text:p>0.62326</text:p>
          </table:table-cell>
          <table:table-cell office:value-type="float" office:value="0.480575">
            <text:p>0.48057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0.260008">
            <text:p>0.260008</text:p>
          </table:table-cell>
          <table:table-cell office:value-type="float" office:value="7.51779">
            <text:p>7.51779</text:p>
          </table:table-cell>
          <table:table-cell office:value-type="float" office:value="0.467184">
            <text:p>0.467184</text:p>
          </table:table-cell>
          <table:table-cell office:value-type="float" office:value="7.49764">
            <text:p>7.49764</text:p>
          </table:table-cell>
          <table:table-cell office:value-type="float" office:value="0.873375">
            <text:p>0.873375</text:p>
          </table:table-cell>
          <table:table-cell/>
          <table:table-cell office:value-type="float" office:value="1.91247">
            <text:p>1.91247</text:p>
          </table:table-cell>
          <table:table-cell office:value-type="float" office:value="0.712121">
            <text:p>0.712121</text:p>
          </table:table-cell>
        </table:table-row>
        <table:table-row table:style-name="ro1">
          <table:table-cell office:value-type="float" office:value="0.5375">
            <text:p>0.5375</text:p>
          </table:table-cell>
          <table:table-cell office:value-type="float" office:value="-0.000944177">
            <text:p>-0.000944177</text:p>
          </table:table-cell>
          <table:table-cell office:value-type="float" office:value="-0.318602">
            <text:p>-0.318602</text:p>
          </table:table-cell>
          <table:table-cell office:value-type="float" office:value="0.735697">
            <text:p>0.735697</text:p>
          </table:table-cell>
          <table:table-cell office:value-type="float" office:value="0.524067">
            <text:p>0.524067</text:p>
          </table:table-cell>
          <table:table-cell office:value-type="float" office:value="-0.0230312">
            <text:p>-0.0230312</text:p>
          </table:table-cell>
          <table:table-cell office:value-type="float" office:value="-0.168252">
            <text:p>-0.168252</text:p>
          </table:table-cell>
          <table:table-cell office:value-type="float" office:value="0.679855">
            <text:p>0.679855</text:p>
          </table:table-cell>
          <table:table-cell office:value-type="float" office:value="0.451981">
            <text:p>0.451981</text:p>
          </table:table-cell>
          <table:table-cell office:value-type="float" office:value="-0.00619988">
            <text:p>-0.00619988</text:p>
          </table:table-cell>
          <table:table-cell office:value-type="float" office:value="-0.217772">
            <text:p>-0.217772</text:p>
          </table:table-cell>
          <table:table-cell office:value-type="float" office:value="0.677668">
            <text:p>0.677668</text:p>
          </table:table-cell>
          <table:table-cell office:value-type="float" office:value="0.509411">
            <text:p>0.509411</text:p>
          </table:table-cell>
          <table:table-cell office:value-type="float" office:value="0.00057061">
            <text:p>0.00057061</text:p>
          </table:table-cell>
          <table:table-cell office:value-type="float" office:value="-0.158007">
            <text:p>-0.158007</text:p>
          </table:table-cell>
          <table:table-cell office:value-type="float" office:value="0.636998">
            <text:p>0.636998</text:p>
          </table:table-cell>
          <table:table-cell office:value-type="float" office:value="0.489589">
            <text:p>0.489589</text:p>
          </table:table-cell>
          <table:table-cell table:number-columns-repeated="7"/>
          <table:table-cell office:value-type="float" office:value="7.99202">
            <text:p>7.99202</text:p>
          </table:table-cell>
          <table:table-cell office:value-type="float" office:value="0.442363">
            <text:p>0.442363</text:p>
          </table:table-cell>
          <table:table-cell table:number-columns-repeated="3"/>
          <table:table-cell office:value-type="float" office:value="2.16865">
            <text:p>2.16865</text:p>
          </table:table-cell>
          <table:table-cell office:value-type="float" office:value="0.749689">
            <text:p>0.749689</text:p>
          </table:table-cell>
        </table:table-row>
        <table:table-row table:style-name="ro1">
          <table:table-cell office:value-type="float" office:value="0.5625">
            <text:p>0.5625</text:p>
          </table:table-cell>
          <table:table-cell office:value-type="float" office:value="-0.000689143">
            <text:p>-0.000689143</text:p>
          </table:table-cell>
          <table:table-cell office:value-type="float" office:value="-0.319933">
            <text:p>-0.319933</text:p>
          </table:table-cell>
          <table:table-cell office:value-type="float" office:value="0.751297">
            <text:p>0.751297</text:p>
          </table:table-cell>
          <table:table-cell office:value-type="float" office:value="0.536884">
            <text:p>0.536884</text:p>
          </table:table-cell>
          <table:table-cell office:value-type="float" office:value="-0.0188982">
            <text:p>-0.0188982</text:p>
          </table:table-cell>
          <table:table-cell office:value-type="float" office:value="-0.156268">
            <text:p>-0.156268</text:p>
          </table:table-cell>
          <table:table-cell office:value-type="float" office:value="0.69378">
            <text:p>0.69378</text:p>
          </table:table-cell>
          <table:table-cell office:value-type="float" office:value="0.458759">
            <text:p>0.458759</text:p>
          </table:table-cell>
          <table:table-cell office:value-type="float" office:value="-0.00865095">
            <text:p>-0.00865095</text:p>
          </table:table-cell>
          <table:table-cell office:value-type="float" office:value="-0.211995">
            <text:p>-0.211995</text:p>
          </table:table-cell>
          <table:table-cell office:value-type="float" office:value="0.689621">
            <text:p>0.689621</text:p>
          </table:table-cell>
          <table:table-cell office:value-type="float" office:value="0.521941">
            <text:p>0.521941</text:p>
          </table:table-cell>
          <table:table-cell office:value-type="float" office:value="-0.000154794">
            <text:p>-0.000154794</text:p>
          </table:table-cell>
          <table:table-cell office:value-type="float" office:value="-0.148307">
            <text:p>-0.148307</text:p>
          </table:table-cell>
          <table:table-cell office:value-type="float" office:value="0.652704">
            <text:p>0.652704</text:p>
          </table:table-cell>
          <table:table-cell office:value-type="float" office:value="0.496984">
            <text:p>0.496984</text:p>
          </table:table-cell>
          <table:table-cell table:number-columns-repeated="12"/>
          <table:table-cell office:value-type="float" office:value="2.43432">
            <text:p>2.43432</text:p>
          </table:table-cell>
          <table:table-cell office:value-type="float" office:value="0.787312">
            <text:p>0.787312</text:p>
          </table:table-cell>
        </table:table-row>
        <table:table-row table:style-name="ro1">
          <table:table-cell office:value-type="float" office:value="0.5875">
            <text:p>0.5875</text:p>
          </table:table-cell>
          <table:table-cell office:value-type="float" office:value="0.00072184">
            <text:p>0.00072184</text:p>
          </table:table-cell>
          <table:table-cell office:value-type="float" office:value="-0.318503">
            <text:p>-0.318503</text:p>
          </table:table-cell>
          <table:table-cell office:value-type="float" office:value="0.767822">
            <text:p>0.767822</text:p>
          </table:table-cell>
          <table:table-cell office:value-type="float" office:value="0.548837">
            <text:p>0.548837</text:p>
          </table:table-cell>
          <table:table-cell office:value-type="float" office:value="-0.014271">
            <text:p>-0.014271</text:p>
          </table:table-cell>
          <table:table-cell office:value-type="float" office:value="-0.141283">
            <text:p>-0.141283</text:p>
          </table:table-cell>
          <table:table-cell office:value-type="float" office:value="0.709337">
            <text:p>0.709337</text:p>
          </table:table-cell>
          <table:table-cell office:value-type="float" office:value="0.465262">
            <text:p>0.465262</text:p>
          </table:table-cell>
          <table:table-cell office:value-type="float" office:value="-0.00962032">
            <text:p>-0.00962032</text:p>
          </table:table-cell>
          <table:table-cell office:value-type="float" office:value="-0.20418">
            <text:p>-0.20418</text:p>
          </table:table-cell>
          <table:table-cell office:value-type="float" office:value="0.703084">
            <text:p>0.703084</text:p>
          </table:table-cell>
          <table:table-cell office:value-type="float" office:value="0.533713">
            <text:p>0.533713</text:p>
          </table:table-cell>
          <table:table-cell office:value-type="float" office:value="-0.00229477">
            <text:p>-0.00229477</text:p>
          </table:table-cell>
          <table:table-cell office:value-type="float" office:value="-0.136659">
            <text:p>-0.136659</text:p>
          </table:table-cell>
          <table:table-cell office:value-type="float" office:value="0.671545">
            <text:p>0.671545</text:p>
          </table:table-cell>
          <table:table-cell office:value-type="float" office:value="0.503212">
            <text:p>0.503212</text:p>
          </table:table-cell>
          <table:table-cell table:number-columns-repeated="12"/>
          <table:table-cell office:value-type="float" office:value="2.72855">
            <text:p>2.72855</text:p>
          </table:table-cell>
          <table:table-cell office:value-type="float" office:value="0.819946">
            <text:p>0.819946</text:p>
          </table:table-cell>
        </table:table-row>
        <table:table-row table:style-name="ro1">
          <table:table-cell office:value-type="float" office:value="0.6125">
            <text:p>0.6125</text:p>
          </table:table-cell>
          <table:table-cell office:value-type="float" office:value="0.00223705">
            <text:p>0.00223705</text:p>
          </table:table-cell>
          <table:table-cell office:value-type="float" office:value="-0.315467">
            <text:p>-0.315467</text:p>
          </table:table-cell>
          <table:table-cell office:value-type="float" office:value="0.784896">
            <text:p>0.784896</text:p>
          </table:table-cell>
          <table:table-cell office:value-type="float" office:value="0.561147">
            <text:p>0.561147</text:p>
          </table:table-cell>
          <table:table-cell office:value-type="float" office:value="-0.011322">
            <text:p>-0.011322</text:p>
          </table:table-cell>
          <table:table-cell office:value-type="float" office:value="-0.125412">
            <text:p>-0.125412</text:p>
          </table:table-cell>
          <table:table-cell office:value-type="float" office:value="0.723903">
            <text:p>0.723903</text:p>
          </table:table-cell>
          <table:table-cell office:value-type="float" office:value="0.470974">
            <text:p>0.470974</text:p>
          </table:table-cell>
          <table:table-cell office:value-type="float" office:value="-0.00939503">
            <text:p>-0.00939503</text:p>
          </table:table-cell>
          <table:table-cell office:value-type="float" office:value="-0.195187">
            <text:p>-0.195187</text:p>
          </table:table-cell>
          <table:table-cell office:value-type="float" office:value="0.718768">
            <text:p>0.718768</text:p>
          </table:table-cell>
          <table:table-cell office:value-type="float" office:value="0.545494">
            <text:p>0.545494</text:p>
          </table:table-cell>
          <table:table-cell office:value-type="float" office:value="-0.0059013">
            <text:p>-0.0059013</text:p>
          </table:table-cell>
          <table:table-cell office:value-type="float" office:value="-0.124366">
            <text:p>-0.124366</text:p>
          </table:table-cell>
          <table:table-cell office:value-type="float" office:value="0.692">
            <text:p>0.692</text:p>
          </table:table-cell>
          <table:table-cell office:value-type="float" office:value="0.509038">
            <text:p>0.509038</text:p>
          </table:table-cell>
          <table:table-cell table:number-columns-repeated="12"/>
          <table:table-cell office:value-type="float" office:value="2.99433">
            <text:p>2.99433</text:p>
          </table:table-cell>
          <table:table-cell office:value-type="float" office:value="0.847261">
            <text:p>0.847261</text:p>
          </table:table-cell>
        </table:table-row>
        <table:table-row table:style-name="ro1">
          <table:table-cell office:value-type="float" office:value="0.6375">
            <text:p>0.6375</text:p>
          </table:table-cell>
          <table:table-cell office:value-type="float" office:value="0.0035107">
            <text:p>0.0035107</text:p>
          </table:table-cell>
          <table:table-cell office:value-type="float" office:value="-0.309867">
            <text:p>-0.309867</text:p>
          </table:table-cell>
          <table:table-cell office:value-type="float" office:value="0.801303">
            <text:p>0.801303</text:p>
          </table:table-cell>
          <table:table-cell office:value-type="float" office:value="0.572812">
            <text:p>0.572812</text:p>
          </table:table-cell>
          <table:table-cell office:value-type="float" office:value="-0.00951592">
            <text:p>-0.00951592</text:p>
          </table:table-cell>
          <table:table-cell office:value-type="float" office:value="-0.108548">
            <text:p>-0.108548</text:p>
          </table:table-cell>
          <table:table-cell office:value-type="float" office:value="0.737917">
            <text:p>0.737917</text:p>
          </table:table-cell>
          <table:table-cell office:value-type="float" office:value="0.47565">
            <text:p>0.47565</text:p>
          </table:table-cell>
          <table:table-cell office:value-type="float" office:value="-0.0083893">
            <text:p>-0.0083893</text:p>
          </table:table-cell>
          <table:table-cell office:value-type="float" office:value="-0.184018">
            <text:p>-0.184018</text:p>
          </table:table-cell>
          <table:table-cell office:value-type="float" office:value="0.734832">
            <text:p>0.734832</text:p>
          </table:table-cell>
          <table:table-cell office:value-type="float" office:value="0.556497">
            <text:p>0.556497</text:p>
          </table:table-cell>
          <table:table-cell office:value-type="float" office:value="-0.00906702">
            <text:p>-0.00906702</text:p>
          </table:table-cell>
          <table:table-cell office:value-type="float" office:value="-0.110589">
            <text:p>-0.110589</text:p>
          </table:table-cell>
          <table:table-cell office:value-type="float" office:value="0.710462">
            <text:p>0.710462</text:p>
          </table:table-cell>
          <table:table-cell office:value-type="float" office:value="0.513348">
            <text:p>0.513348</text:p>
          </table:table-cell>
          <table:table-cell table:number-columns-repeated="12"/>
          <table:table-cell office:value-type="float" office:value="3.23179">
            <text:p>3.23179</text:p>
          </table:table-cell>
          <table:table-cell office:value-type="float" office:value="0.853793">
            <text:p>0.853793</text:p>
          </table:table-cell>
        </table:table-row>
        <table:table-row table:style-name="ro1">
          <table:table-cell office:value-type="float" office:value="0.6625">
            <text:p>0.6625</text:p>
          </table:table-cell>
          <table:table-cell office:value-type="float" office:value="0.00367568">
            <text:p>0.00367568</text:p>
          </table:table-cell>
          <table:table-cell office:value-type="float" office:value="-0.302203">
            <text:p>-0.302203</text:p>
          </table:table-cell>
          <table:table-cell office:value-type="float" office:value="0.819">
            <text:p>0.819</text:p>
          </table:table-cell>
          <table:table-cell office:value-type="float" office:value="0.584047">
            <text:p>0.584047</text:p>
          </table:table-cell>
          <table:table-cell office:value-type="float" office:value="-0.00961238">
            <text:p>-0.00961238</text:p>
          </table:table-cell>
          <table:table-cell office:value-type="float" office:value="-0.0904667">
            <text:p>-0.0904667</text:p>
          </table:table-cell>
          <table:table-cell office:value-type="float" office:value="0.755265">
            <text:p>0.755265</text:p>
          </table:table-cell>
          <table:table-cell office:value-type="float" office:value="0.479831">
            <text:p>0.479831</text:p>
          </table:table-cell>
          <table:table-cell office:value-type="float" office:value="-0.0097219">
            <text:p>-0.0097219</text:p>
          </table:table-cell>
          <table:table-cell office:value-type="float" office:value="-0.170978">
            <text:p>-0.170978</text:p>
          </table:table-cell>
          <table:table-cell office:value-type="float" office:value="0.751421">
            <text:p>0.751421</text:p>
          </table:table-cell>
          <table:table-cell office:value-type="float" office:value="0.566326">
            <text:p>0.566326</text:p>
          </table:table-cell>
          <table:table-cell office:value-type="float" office:value="-0.0124464">
            <text:p>-0.0124464</text:p>
          </table:table-cell>
          <table:table-cell office:value-type="float" office:value="-0.0950572">
            <text:p>-0.0950572</text:p>
          </table:table-cell>
          <table:table-cell office:value-type="float" office:value="0.727725">
            <text:p>0.727725</text:p>
          </table:table-cell>
          <table:table-cell office:value-type="float" office:value="0.516941">
            <text:p>0.516941</text:p>
          </table:table-cell>
          <table:table-cell table:number-columns-repeated="12"/>
          <table:table-cell office:value-type="float" office:value="3.44076">
            <text:p>3.44076</text:p>
          </table:table-cell>
          <table:table-cell office:value-type="float" office:value="0.860159">
            <text:p>0.860159</text:p>
          </table:table-cell>
        </table:table-row>
        <table:table-row table:style-name="ro1">
          <table:table-cell office:value-type="float" office:value="0.6875">
            <text:p>0.6875</text:p>
          </table:table-cell>
          <table:table-cell office:value-type="float" office:value="0.0042554">
            <text:p>0.0042554</text:p>
          </table:table-cell>
          <table:table-cell office:value-type="float" office:value="-0.293375">
            <text:p>-0.293375</text:p>
          </table:table-cell>
          <table:table-cell office:value-type="float" office:value="0.835414">
            <text:p>0.835414</text:p>
          </table:table-cell>
          <table:table-cell office:value-type="float" office:value="0.594243">
            <text:p>0.594243</text:p>
          </table:table-cell>
          <table:table-cell office:value-type="float" office:value="-0.00773158">
            <text:p>-0.00773158</text:p>
          </table:table-cell>
          <table:table-cell office:value-type="float" office:value="-0.0720083">
            <text:p>-0.0720083</text:p>
          </table:table-cell>
          <table:table-cell office:value-type="float" office:value="0.77271">
            <text:p>0.77271</text:p>
          </table:table-cell>
          <table:table-cell office:value-type="float" office:value="0.484355">
            <text:p>0.484355</text:p>
          </table:table-cell>
          <table:table-cell office:value-type="float" office:value="-0.0109346">
            <text:p>-0.0109346</text:p>
          </table:table-cell>
          <table:table-cell office:value-type="float" office:value="-0.156601">
            <text:p>-0.156601</text:p>
          </table:table-cell>
          <table:table-cell office:value-type="float" office:value="0.767315">
            <text:p>0.767315</text:p>
          </table:table-cell>
          <table:table-cell office:value-type="float" office:value="0.574323">
            <text:p>0.574323</text:p>
          </table:table-cell>
          <table:table-cell office:value-type="float" office:value="-0.0146974">
            <text:p>-0.0146974</text:p>
          </table:table-cell>
          <table:table-cell office:value-type="float" office:value="-0.0771675">
            <text:p>-0.0771675</text:p>
          </table:table-cell>
          <table:table-cell office:value-type="float" office:value="0.74462">
            <text:p>0.74462</text:p>
          </table:table-cell>
          <table:table-cell office:value-type="float" office:value="0.520184">
            <text:p>0.520184</text:p>
          </table:table-cell>
          <table:table-cell table:number-columns-repeated="12"/>
          <table:table-cell office:value-type="float" office:value="3.63072">
            <text:p>3.63072</text:p>
          </table:table-cell>
          <table:table-cell office:value-type="float" office:value="0.866415">
            <text:p>0.866415</text:p>
          </table:table-cell>
        </table:table-row>
        <table:table-row table:style-name="ro1">
          <table:table-cell office:value-type="float" office:value="0.7125">
            <text:p>0.7125</text:p>
          </table:table-cell>
          <table:table-cell office:value-type="float" office:value="0.0046709">
            <text:p>0.0046709</text:p>
          </table:table-cell>
          <table:table-cell office:value-type="float" office:value="-0.283688">
            <text:p>-0.283688</text:p>
          </table:table-cell>
          <table:table-cell office:value-type="float" office:value="0.85254">
            <text:p>0.85254</text:p>
          </table:table-cell>
          <table:table-cell office:value-type="float" office:value="0.603869">
            <text:p>0.603869</text:p>
          </table:table-cell>
          <table:table-cell office:value-type="float" office:value="-0.00569105">
            <text:p>-0.00569105</text:p>
          </table:table-cell>
          <table:table-cell office:value-type="float" office:value="-0.0531742">
            <text:p>-0.0531742</text:p>
          </table:table-cell>
          <table:table-cell office:value-type="float" office:value="0.790476">
            <text:p>0.790476</text:p>
          </table:table-cell>
          <table:table-cell office:value-type="float" office:value="0.488769">
            <text:p>0.488769</text:p>
          </table:table-cell>
          <table:table-cell office:value-type="float" office:value="-0.0141919">
            <text:p>-0.0141919</text:p>
          </table:table-cell>
          <table:table-cell office:value-type="float" office:value="-0.141564">
            <text:p>-0.141564</text:p>
          </table:table-cell>
          <table:table-cell office:value-type="float" office:value="0.783622">
            <text:p>0.783622</text:p>
          </table:table-cell>
          <table:table-cell office:value-type="float" office:value="0.580969">
            <text:p>0.580969</text:p>
          </table:table-cell>
          <table:table-cell office:value-type="float" office:value="-0.0184972">
            <text:p>-0.0184972</text:p>
          </table:table-cell>
          <table:table-cell office:value-type="float" office:value="-0.0584245">
            <text:p>-0.0584245</text:p>
          </table:table-cell>
          <table:table-cell office:value-type="float" office:value="0.763029">
            <text:p>0.763029</text:p>
          </table:table-cell>
          <table:table-cell office:value-type="float" office:value="0.523034">
            <text:p>0.523034</text:p>
          </table:table-cell>
          <table:table-cell table:number-columns-repeated="12"/>
          <table:table-cell office:value-type="float" office:value="3.81114">
            <text:p>3.81114</text:p>
          </table:table-cell>
          <table:table-cell office:value-type="float" office:value="0.877771">
            <text:p>0.877771</text:p>
          </table:table-cell>
        </table:table-row>
        <table:table-row table:style-name="ro1">
          <table:table-cell office:value-type="float" office:value="0.7375">
            <text:p>0.7375</text:p>
          </table:table-cell>
          <table:table-cell office:value-type="float" office:value="0.00583738">
            <text:p>0.00583738</text:p>
          </table:table-cell>
          <table:table-cell office:value-type="float" office:value="-0.27278">
            <text:p>-0.27278</text:p>
          </table:table-cell>
          <table:table-cell office:value-type="float" office:value="0.868407">
            <text:p>0.868407</text:p>
          </table:table-cell>
          <table:table-cell office:value-type="float" office:value="0.613859">
            <text:p>0.613859</text:p>
          </table:table-cell>
          <table:table-cell office:value-type="float" office:value="-0.00256158">
            <text:p>-0.00256158</text:p>
          </table:table-cell>
          <table:table-cell office:value-type="float" office:value="-0.0331443">
            <text:p>-0.0331443</text:p>
          </table:table-cell>
          <table:table-cell office:value-type="float" office:value="0.809757">
            <text:p>0.809757</text:p>
          </table:table-cell>
          <table:table-cell office:value-type="float" office:value="0.493209">
            <text:p>0.493209</text:p>
          </table:table-cell>
          <table:table-cell office:value-type="float" office:value="-0.0183708">
            <text:p>-0.0183708</text:p>
          </table:table-cell>
          <table:table-cell office:value-type="float" office:value="-0.125399">
            <text:p>-0.125399</text:p>
          </table:table-cell>
          <table:table-cell office:value-type="float" office:value="0.799707">
            <text:p>0.799707</text:p>
          </table:table-cell>
          <table:table-cell office:value-type="float" office:value="0.586832">
            <text:p>0.586832</text:p>
          </table:table-cell>
          <table:table-cell office:value-type="float" office:value="-0.0220227">
            <text:p>-0.0220227</text:p>
          </table:table-cell>
          <table:table-cell office:value-type="float" office:value="-0.0393948">
            <text:p>-0.0393948</text:p>
          </table:table-cell>
          <table:table-cell office:value-type="float" office:value="0.780472">
            <text:p>0.780472</text:p>
          </table:table-cell>
          <table:table-cell office:value-type="float" office:value="0.525578">
            <text:p>0.525578</text:p>
          </table:table-cell>
          <table:table-cell table:number-columns-repeated="12"/>
          <table:table-cell office:value-type="float" office:value="3.9916">
            <text:p>3.9916</text:p>
          </table:table-cell>
          <table:table-cell office:value-type="float" office:value="0.883972">
            <text:p>0.883972</text:p>
          </table:table-cell>
        </table:table-row>
        <table:table-row table:style-name="ro1">
          <table:table-cell office:value-type="float" office:value="0.7625">
            <text:p>0.7625</text:p>
          </table:table-cell>
          <table:table-cell office:value-type="float" office:value="0.00505917">
            <text:p>0.00505917</text:p>
          </table:table-cell>
          <table:table-cell office:value-type="float" office:value="-0.261018">
            <text:p>-0.261018</text:p>
          </table:table-cell>
          <table:table-cell office:value-type="float" office:value="0.883211">
            <text:p>0.883211</text:p>
          </table:table-cell>
          <table:table-cell office:value-type="float" office:value="0.624055">
            <text:p>0.624055</text:p>
          </table:table-cell>
          <table:table-cell office:value-type="float" office:value="-0.000441278">
            <text:p>-0.000441278</text:p>
          </table:table-cell>
          <table:table-cell office:value-type="float" office:value="-0.012008">
            <text:p>-0.012008</text:p>
          </table:table-cell>
          <table:table-cell office:value-type="float" office:value="0.832056">
            <text:p>0.832056</text:p>
          </table:table-cell>
          <table:table-cell office:value-type="float" office:value="0.497015">
            <text:p>0.497015</text:p>
          </table:table-cell>
          <table:table-cell office:value-type="float" office:value="-0.02269">
            <text:p>-0.02269</text:p>
          </table:table-cell>
          <table:table-cell office:value-type="float" office:value="-0.108026">
            <text:p>-0.108026</text:p>
          </table:table-cell>
          <table:table-cell office:value-type="float" office:value="0.815053">
            <text:p>0.815053</text:p>
          </table:table-cell>
          <table:table-cell office:value-type="float" office:value="0.592293">
            <text:p>0.592293</text:p>
          </table:table-cell>
          <table:table-cell office:value-type="float" office:value="-0.0253025">
            <text:p>-0.0253025</text:p>
          </table:table-cell>
          <table:table-cell office:value-type="float" office:value="-0.0199317">
            <text:p>-0.0199317</text:p>
          </table:table-cell>
          <table:table-cell office:value-type="float" office:value="0.797609">
            <text:p>0.797609</text:p>
          </table:table-cell>
          <table:table-cell office:value-type="float" office:value="0.527578">
            <text:p>0.527578</text:p>
          </table:table-cell>
          <table:table-cell table:number-columns-repeated="12"/>
          <table:table-cell office:value-type="float" office:value="4.16261">
            <text:p>4.16261</text:p>
          </table:table-cell>
          <table:table-cell office:value-type="float" office:value="0.884964">
            <text:p>0.884964</text:p>
          </table:table-cell>
        </table:table-row>
        <table:table-row table:style-name="ro1">
          <table:table-cell office:value-type="float" office:value="0.7875">
            <text:p>0.7875</text:p>
            <draw:frame table:end-cell-address="Sheet1.J54" table:end-x="0.2528in" table:end-y="0.0453in" draw:z-index="0" draw:style-name="gr1" svg:width="8.1402in" svg:height="3.3in" svg:x="0.1138in" svg:y="0.1106in">
              <draw:object draw:notify-on-update-of-ranges="Sheet1.A3:Sheet1.A324 Sheet1.D3:Sheet1.D324 Sheet1.Y3:Sheet1.Y25 Sheet1.Z3:Sheet1.Z25 Sheet1.A3:Sheet1.A324 Sheet1.H3:Sheet1.H324 Sheet1.A3:Sheet1.A324 Sheet1.L3:Sheet1.L324 Sheet1.A3:Sheet1.A324 Sheet1.P3:Sheet1.P3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00271328">
            <text:p>0.00271328</text:p>
          </table:table-cell>
          <table:table-cell office:value-type="float" office:value="-0.247995">
            <text:p>-0.247995</text:p>
          </table:table-cell>
          <table:table-cell office:value-type="float" office:value="0.896871">
            <text:p>0.896871</text:p>
          </table:table-cell>
          <table:table-cell office:value-type="float" office:value="0.633605">
            <text:p>0.633605</text:p>
          </table:table-cell>
          <table:table-cell office:value-type="float" office:value="0.00216103">
            <text:p>0.00216103</text:p>
          </table:table-cell>
          <table:table-cell office:value-type="float" office:value="0.0105656">
            <text:p>0.0105656</text:p>
          </table:table-cell>
          <table:table-cell office:value-type="float" office:value="0.854711">
            <text:p>0.854711</text:p>
          </table:table-cell>
          <table:table-cell office:value-type="float" office:value="0.499229">
            <text:p>0.499229</text:p>
          </table:table-cell>
          <table:table-cell office:value-type="float" office:value="-0.024014">
            <text:p>-0.024014</text:p>
          </table:table-cell>
          <table:table-cell office:value-type="float" office:value="-0.0893265">
            <text:p>-0.0893265</text:p>
            <draw:frame table:end-cell-address="Sheet1.S53" table:end-x="0.6335in" table:end-y="0.1776in" draw:z-index="2" draw:style-name="gr1" svg:width="7.2516in" svg:height="3.2984in" svg:x="0.4941in" svg:y="0.0673in">
              <draw:object draw:notify-on-update-of-ranges="Sheet1.A3:Sheet1.A324 Sheet1.C3:Sheet1.C324 Sheet1.AA3:Sheet1.AA25 Sheet1.AB3:Sheet1.AB25 Sheet1.A3:Sheet1.A324 Sheet1.G3:Sheet1.G324 Sheet1.AD3:Sheet1.AD47 Sheet1.AE3:Sheet1.AE47 Sheet1.A3:Sheet1.A324 Sheet1.K3:Sheet1.K324 Sheet1.A3:Sheet1.A324 Sheet1.O3:Sheet1.O3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0.828519">
            <text:p>0.828519</text:p>
          </table:table-cell>
          <table:table-cell office:value-type="float" office:value="0.597381">
            <text:p>0.597381</text:p>
          </table:table-cell>
          <table:table-cell office:value-type="float" office:value="-0.0263943">
            <text:p>-0.0263943</text:p>
          </table:table-cell>
          <table:table-cell office:value-type="float" office:value="0.000665403">
            <text:p>0.000665403</text:p>
          </table:table-cell>
          <table:table-cell office:value-type="float" office:value="0.814107">
            <text:p>0.814107</text:p>
          </table:table-cell>
          <table:table-cell office:value-type="float" office:value="0.528932">
            <text:p>0.528932</text:p>
          </table:table-cell>
          <table:table-cell table:number-columns-repeated="12"/>
          <table:table-cell office:value-type="float" office:value="4.39063">
            <text:p>4.39063</text:p>
          </table:table-cell>
          <table:table-cell office:value-type="float" office:value="0.886286">
            <text:p>0.886286</text:p>
          </table:table-cell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-0.00097501">
            <text:p>-0.00097501</text:p>
          </table:table-cell>
          <table:table-cell office:value-type="float" office:value="-0.234743">
            <text:p>-0.234743</text:p>
          </table:table-cell>
          <table:table-cell office:value-type="float" office:value="0.911449">
            <text:p>0.911449</text:p>
          </table:table-cell>
          <table:table-cell office:value-type="float" office:value="0.64267">
            <text:p>0.64267</text:p>
          </table:table-cell>
          <table:table-cell office:value-type="float" office:value="0.00335278">
            <text:p>0.00335278</text:p>
          </table:table-cell>
          <table:table-cell office:value-type="float" office:value="0.0340177">
            <text:p>0.0340177</text:p>
          </table:table-cell>
          <table:table-cell office:value-type="float" office:value="0.877587">
            <text:p>0.877587</text:p>
          </table:table-cell>
          <table:table-cell office:value-type="float" office:value="0.500305">
            <text:p>0.500305</text:p>
          </table:table-cell>
          <table:table-cell office:value-type="float" office:value="-0.0241857">
            <text:p>-0.0241857</text:p>
          </table:table-cell>
          <table:table-cell office:value-type="float" office:value="-0.0697733">
            <text:p>-0.0697733</text:p>
          </table:table-cell>
          <table:table-cell office:value-type="float" office:value="0.841559">
            <text:p>0.841559</text:p>
          </table:table-cell>
          <table:table-cell office:value-type="float" office:value="0.601983">
            <text:p>0.601983</text:p>
          </table:table-cell>
          <table:table-cell office:value-type="float" office:value="-0.0273297">
            <text:p>-0.0273297</text:p>
          </table:table-cell>
          <table:table-cell office:value-type="float" office:value="0.0227127">
            <text:p>0.0227127</text:p>
          </table:table-cell>
          <table:table-cell office:value-type="float" office:value="0.831089">
            <text:p>0.831089</text:p>
          </table:table-cell>
          <table:table-cell office:value-type="float" office:value="0.529843">
            <text:p>0.529843</text:p>
          </table:table-cell>
          <table:table-cell table:number-columns-repeated="12"/>
          <table:table-cell office:value-type="float" office:value="4.6376">
            <text:p>4.6376</text:p>
          </table:table-cell>
          <table:table-cell office:value-type="float" office:value="0.892873">
            <text:p>0.892873</text:p>
          </table:table-cell>
        </table:table-row>
        <table:table-row table:style-name="ro1">
          <table:table-cell office:value-type="float" office:value="0.8375">
            <text:p>0.8375</text:p>
          </table:table-cell>
          <table:table-cell office:value-type="float" office:value="-0.00227392">
            <text:p>-0.00227392</text:p>
          </table:table-cell>
          <table:table-cell office:value-type="float" office:value="-0.221013">
            <text:p>-0.221013</text:p>
          </table:table-cell>
          <table:table-cell office:value-type="float" office:value="0.924411">
            <text:p>0.924411</text:p>
          </table:table-cell>
          <table:table-cell office:value-type="float" office:value="0.650598">
            <text:p>0.650598</text:p>
          </table:table-cell>
          <table:table-cell office:value-type="float" office:value="0.00527327">
            <text:p>0.00527327</text:p>
          </table:table-cell>
          <table:table-cell office:value-type="float" office:value="0.0578803">
            <text:p>0.0578803</text:p>
          </table:table-cell>
          <table:table-cell office:value-type="float" office:value="0.898278">
            <text:p>0.898278</text:p>
          </table:table-cell>
          <table:table-cell office:value-type="float" office:value="0.500278">
            <text:p>0.500278</text:p>
          </table:table-cell>
          <table:table-cell office:value-type="float" office:value="-0.022094">
            <text:p>-0.022094</text:p>
          </table:table-cell>
          <table:table-cell office:value-type="float" office:value="-0.0493975">
            <text:p>-0.0493975</text:p>
          </table:table-cell>
          <table:table-cell office:value-type="float" office:value="0.853112">
            <text:p>0.853112</text:p>
          </table:table-cell>
          <table:table-cell office:value-type="float" office:value="0.606089">
            <text:p>0.606089</text:p>
          </table:table-cell>
          <table:table-cell office:value-type="float" office:value="-0.027862">
            <text:p>-0.027862</text:p>
          </table:table-cell>
          <table:table-cell office:value-type="float" office:value="0.0456675">
            <text:p>0.0456675</text:p>
          </table:table-cell>
          <table:table-cell office:value-type="float" office:value="0.847085">
            <text:p>0.847085</text:p>
          </table:table-cell>
          <table:table-cell office:value-type="float" office:value="0.530882">
            <text:p>0.530882</text:p>
          </table:table-cell>
          <table:table-cell table:number-columns-repeated="12"/>
          <table:table-cell office:value-type="float" office:value="4.89412">
            <text:p>4.89412</text:p>
          </table:table-cell>
          <table:table-cell office:value-type="float" office:value="0.89436">
            <text:p>0.89436</text:p>
          </table:table-cell>
        </table:table-row>
        <table:table-row table:style-name="ro1">
          <table:table-cell office:value-type="float" office:value="0.8625">
            <text:p>0.8625</text:p>
          </table:table-cell>
          <table:table-cell office:value-type="float" office:value="-0.00141267">
            <text:p>-0.00141267</text:p>
          </table:table-cell>
          <table:table-cell office:value-type="float" office:value="-0.205725">
            <text:p>-0.205725</text:p>
          </table:table-cell>
          <table:table-cell office:value-type="float" office:value="0.935919">
            <text:p>0.935919</text:p>
          </table:table-cell>
          <table:table-cell office:value-type="float" office:value="0.65676">
            <text:p>0.65676</text:p>
          </table:table-cell>
          <table:table-cell office:value-type="float" office:value="0.00604125">
            <text:p>0.00604125</text:p>
          </table:table-cell>
          <table:table-cell office:value-type="float" office:value="0.081963">
            <text:p>0.081963</text:p>
          </table:table-cell>
          <table:table-cell office:value-type="float" office:value="0.918046">
            <text:p>0.918046</text:p>
          </table:table-cell>
          <table:table-cell office:value-type="float" office:value="0.499633">
            <text:p>0.499633</text:p>
          </table:table-cell>
          <table:table-cell office:value-type="float" office:value="-0.0196537">
            <text:p>-0.0196537</text:p>
          </table:table-cell>
          <table:table-cell office:value-type="float" office:value="-0.0287202">
            <text:p>-0.0287202</text:p>
          </table:table-cell>
          <table:table-cell office:value-type="float" office:value="0.864385">
            <text:p>0.864385</text:p>
          </table:table-cell>
          <table:table-cell office:value-type="float" office:value="0.609499">
            <text:p>0.609499</text:p>
          </table:table-cell>
          <table:table-cell office:value-type="float" office:value="-0.0291422">
            <text:p>-0.0291422</text:p>
          </table:table-cell>
          <table:table-cell office:value-type="float" office:value="0.0693202">
            <text:p>0.0693202</text:p>
          </table:table-cell>
          <table:table-cell office:value-type="float" office:value="0.863337">
            <text:p>0.863337</text:p>
          </table:table-cell>
          <table:table-cell office:value-type="float" office:value="0.531829">
            <text:p>0.531829</text:p>
          </table:table-cell>
          <table:table-cell table:number-columns-repeated="12"/>
          <table:table-cell office:value-type="float" office:value="5.13153">
            <text:p>5.13153</text:p>
          </table:table-cell>
          <table:table-cell office:value-type="float" office:value="0.906046">
            <text:p>0.906046</text:p>
          </table:table-cell>
        </table:table-row>
        <table:table-row table:style-name="ro1">
          <table:table-cell office:value-type="float" office:value="0.8875">
            <text:p>0.8875</text:p>
          </table:table-cell>
          <table:table-cell office:value-type="float" office:value="0.00126075">
            <text:p>0.00126075</text:p>
          </table:table-cell>
          <table:table-cell office:value-type="float" office:value="-0.189738">
            <text:p>-0.189738</text:p>
          </table:table-cell>
          <table:table-cell office:value-type="float" office:value="0.946134">
            <text:p>0.946134</text:p>
          </table:table-cell>
          <table:table-cell office:value-type="float" office:value="0.66195">
            <text:p>0.66195</text:p>
          </table:table-cell>
          <table:table-cell office:value-type="float" office:value="0.00706832">
            <text:p>0.00706832</text:p>
          </table:table-cell>
          <table:table-cell office:value-type="float" office:value="0.106327">
            <text:p>0.106327</text:p>
          </table:table-cell>
          <table:table-cell office:value-type="float" office:value="0.935454">
            <text:p>0.935454</text:p>
          </table:table-cell>
          <table:table-cell office:value-type="float" office:value="0.498587">
            <text:p>0.498587</text:p>
          </table:table-cell>
          <table:table-cell office:value-type="float" office:value="-0.0172113">
            <text:p>-0.0172113</text:p>
          </table:table-cell>
          <table:table-cell office:value-type="float" office:value="-0.00832175">
            <text:p>-0.00832175</text:p>
          </table:table-cell>
          <table:table-cell office:value-type="float" office:value="0.874813">
            <text:p>0.874813</text:p>
          </table:table-cell>
          <table:table-cell office:value-type="float" office:value="0.611746">
            <text:p>0.611746</text:p>
          </table:table-cell>
          <table:table-cell office:value-type="float" office:value="-0.0291565">
            <text:p>-0.0291565</text:p>
          </table:table-cell>
          <table:table-cell office:value-type="float" office:value="0.0943038">
            <text:p>0.0943038</text:p>
          </table:table-cell>
          <table:table-cell office:value-type="float" office:value="0.878034">
            <text:p>0.878034</text:p>
          </table:table-cell>
          <table:table-cell office:value-type="float" office:value="0.532382">
            <text:p>0.532382</text:p>
          </table:table-cell>
          <table:table-cell table:number-columns-repeated="12"/>
          <table:table-cell office:value-type="float" office:value="5.38805">
            <text:p>5.38805</text:p>
          </table:table-cell>
          <table:table-cell office:value-type="float" office:value="0.907534">
            <text:p>0.907534</text:p>
          </table:table-cell>
        </table:table-row>
        <table:table-row table:style-name="ro1">
          <table:table-cell office:value-type="float" office:value="0.9125">
            <text:p>0.9125</text:p>
          </table:table-cell>
          <table:table-cell office:value-type="float" office:value="0.0026098">
            <text:p>0.0026098</text:p>
          </table:table-cell>
          <table:table-cell office:value-type="float" office:value="-0.173863">
            <text:p>-0.173863</text:p>
          </table:table-cell>
          <table:table-cell office:value-type="float" office:value="0.956365">
            <text:p>0.956365</text:p>
          </table:table-cell>
          <table:table-cell office:value-type="float" office:value="0.667079">
            <text:p>0.667079</text:p>
          </table:table-cell>
          <table:table-cell office:value-type="float" office:value="0.00818195">
            <text:p>0.00818195</text:p>
          </table:table-cell>
          <table:table-cell office:value-type="float" office:value="0.131148">
            <text:p>0.131148</text:p>
          </table:table-cell>
          <table:table-cell office:value-type="float" office:value="0.952116">
            <text:p>0.952116</text:p>
          </table:table-cell>
          <table:table-cell office:value-type="float" office:value="0.497589">
            <text:p>0.497589</text:p>
          </table:table-cell>
          <table:table-cell office:value-type="float" office:value="-0.0163024">
            <text:p>-0.0163024</text:p>
          </table:table-cell>
          <table:table-cell office:value-type="float" office:value="0.0117613">
            <text:p>0.0117613</text:p>
          </table:table-cell>
          <table:table-cell office:value-type="float" office:value="0.884557">
            <text:p>0.884557</text:p>
          </table:table-cell>
          <table:table-cell office:value-type="float" office:value="0.61257">
            <text:p>0.61257</text:p>
          </table:table-cell>
          <table:table-cell office:value-type="float" office:value="-0.0289653">
            <text:p>-0.0289653</text:p>
          </table:table-cell>
          <table:table-cell office:value-type="float" office:value="0.119688">
            <text:p>0.119688</text:p>
          </table:table-cell>
          <table:table-cell office:value-type="float" office:value="0.89217">
            <text:p>0.89217</text:p>
          </table:table-cell>
          <table:table-cell office:value-type="float" office:value="0.532971">
            <text:p>0.532971</text:p>
          </table:table-cell>
          <table:table-cell table:number-columns-repeated="12"/>
          <table:table-cell office:value-type="float" office:value="5.62547">
            <text:p>5.62547</text:p>
          </table:table-cell>
          <table:table-cell office:value-type="float" office:value="0.91922">
            <text:p>0.91922</text:p>
          </table:table-cell>
        </table:table-row>
        <table:table-row table:style-name="ro1">
          <table:table-cell office:value-type="float" office:value="0.9375">
            <text:p>0.9375</text:p>
          </table:table-cell>
          <table:table-cell office:value-type="float" office:value="0.00422465">
            <text:p>0.00422465</text:p>
          </table:table-cell>
          <table:table-cell office:value-type="float" office:value="-0.156674">
            <text:p>-0.156674</text:p>
          </table:table-cell>
          <table:table-cell office:value-type="float" office:value="0.9645">
            <text:p>0.9645</text:p>
          </table:table-cell>
          <table:table-cell office:value-type="float" office:value="0.671683">
            <text:p>0.671683</text:p>
          </table:table-cell>
          <table:table-cell office:value-type="float" office:value="0.0117002">
            <text:p>0.0117002</text:p>
          </table:table-cell>
          <table:table-cell office:value-type="float" office:value="0.156295">
            <text:p>0.156295</text:p>
          </table:table-cell>
          <table:table-cell office:value-type="float" office:value="0.965928">
            <text:p>0.965928</text:p>
          </table:table-cell>
          <table:table-cell office:value-type="float" office:value="0.496564">
            <text:p>0.496564</text:p>
          </table:table-cell>
          <table:table-cell office:value-type="float" office:value="-0.0144084">
            <text:p>-0.0144084</text:p>
          </table:table-cell>
          <table:table-cell office:value-type="float" office:value="0.0326787">
            <text:p>0.0326787</text:p>
          </table:table-cell>
          <table:table-cell office:value-type="float" office:value="0.893141">
            <text:p>0.893141</text:p>
          </table:table-cell>
          <table:table-cell office:value-type="float" office:value="0.612817">
            <text:p>0.612817</text:p>
          </table:table-cell>
          <table:table-cell office:value-type="float" office:value="-0.0277683">
            <text:p>-0.0277683</text:p>
          </table:table-cell>
          <table:table-cell office:value-type="float" office:value="0.145642">
            <text:p>0.145642</text:p>
          </table:table-cell>
          <table:table-cell office:value-type="float" office:value="0.904298">
            <text:p>0.904298</text:p>
          </table:table-cell>
          <table:table-cell office:value-type="float" office:value="0.533922">
            <text:p>0.533922</text:p>
          </table:table-cell>
          <table:table-cell table:number-columns-repeated="12"/>
          <table:table-cell office:value-type="float" office:value="5.93899">
            <text:p>5.93899</text:p>
          </table:table-cell>
          <table:table-cell office:value-type="float" office:value="0.921038">
            <text:p>0.921038</text:p>
          </table:table-cell>
        </table:table-row>
        <table:table-row table:style-name="ro1">
          <table:table-cell office:value-type="float" office:value="0.9625">
            <text:p>0.9625</text:p>
          </table:table-cell>
          <table:table-cell office:value-type="float" office:value="0.00622675">
            <text:p>0.00622675</text:p>
          </table:table-cell>
          <table:table-cell office:value-type="float" office:value="-0.137804">
            <text:p>-0.137804</text:p>
          </table:table-cell>
          <table:table-cell office:value-type="float" office:value="0.972535">
            <text:p>0.972535</text:p>
          </table:table-cell>
          <table:table-cell office:value-type="float" office:value="0.675111">
            <text:p>0.675111</text:p>
          </table:table-cell>
          <table:table-cell office:value-type="float" office:value="0.015379">
            <text:p>0.015379</text:p>
          </table:table-cell>
          <table:table-cell office:value-type="float" office:value="0.180917">
            <text:p>0.180917</text:p>
          </table:table-cell>
          <table:table-cell office:value-type="float" office:value="0.977093">
            <text:p>0.977093</text:p>
          </table:table-cell>
          <table:table-cell office:value-type="float" office:value="0.494739">
            <text:p>0.494739</text:p>
          </table:table-cell>
          <table:table-cell office:value-type="float" office:value="-0.0121158">
            <text:p>-0.0121158</text:p>
          </table:table-cell>
          <table:table-cell office:value-type="float" office:value="0.0539812">
            <text:p>0.0539812</text:p>
          </table:table-cell>
          <table:table-cell office:value-type="float" office:value="0.901707">
            <text:p>0.901707</text:p>
          </table:table-cell>
          <table:table-cell office:value-type="float" office:value="0.612889">
            <text:p>0.612889</text:p>
          </table:table-cell>
          <table:table-cell office:value-type="float" office:value="-0.0267152">
            <text:p>-0.0267152</text:p>
          </table:table-cell>
          <table:table-cell office:value-type="float" office:value="0.17157">
            <text:p>0.17157</text:p>
          </table:table-cell>
          <table:table-cell office:value-type="float" office:value="0.914378">
            <text:p>0.914378</text:p>
          </table:table-cell>
          <table:table-cell office:value-type="float" office:value="0.534668">
            <text:p>0.534668</text:p>
          </table:table-cell>
          <table:table-cell table:number-columns-repeated="12"/>
          <table:table-cell office:value-type="float" office:value="6.22401">
            <text:p>6.22401</text:p>
          </table:table-cell>
          <table:table-cell office:value-type="float" office:value="0.922691">
            <text:p>0.922691</text:p>
          </table:table-cell>
        </table:table-row>
        <table:table-row table:style-name="ro1">
          <table:table-cell office:value-type="float" office:value="0.9875">
            <text:p>0.9875</text:p>
          </table:table-cell>
          <table:table-cell office:value-type="float" office:value="0.0080295">
            <text:p>0.0080295</text:p>
          </table:table-cell>
          <table:table-cell office:value-type="float" office:value="-0.118195">
            <text:p>-0.118195</text:p>
          </table:table-cell>
          <table:table-cell office:value-type="float" office:value="0.980327">
            <text:p>0.980327</text:p>
          </table:table-cell>
          <table:table-cell office:value-type="float" office:value="0.677079">
            <text:p>0.677079</text:p>
          </table:table-cell>
          <table:table-cell office:value-type="float" office:value="0.019378">
            <text:p>0.019378</text:p>
          </table:table-cell>
          <table:table-cell office:value-type="float" office:value="0.204875">
            <text:p>0.204875</text:p>
          </table:table-cell>
          <table:table-cell office:value-type="float" office:value="0.984406">
            <text:p>0.984406</text:p>
          </table:table-cell>
          <table:table-cell office:value-type="float" office:value="0.491753">
            <text:p>0.491753</text:p>
          </table:table-cell>
          <table:table-cell office:value-type="float" office:value="-0.00934815">
            <text:p>-0.00934815</text:p>
          </table:table-cell>
          <table:table-cell office:value-type="float" office:value="0.0750438">
            <text:p>0.0750438</text:p>
          </table:table-cell>
          <table:table-cell office:value-type="float" office:value="0.909174">
            <text:p>0.909174</text:p>
          </table:table-cell>
          <table:table-cell office:value-type="float" office:value="0.612792">
            <text:p>0.612792</text:p>
          </table:table-cell>
          <table:table-cell office:value-type="float" office:value="-0.0255848">
            <text:p>-0.0255848</text:p>
          </table:table-cell>
          <table:table-cell office:value-type="float" office:value="0.19597">
            <text:p>0.19597</text:p>
          </table:table-cell>
          <table:table-cell office:value-type="float" office:value="0.920337">
            <text:p>0.920337</text:p>
          </table:table-cell>
          <table:table-cell office:value-type="float" office:value="0.534901">
            <text:p>0.534901</text:p>
          </table:table-cell>
          <table:table-cell table:number-columns-repeated="12"/>
          <table:table-cell office:value-type="float" office:value="6.60404">
            <text:p>6.60404</text:p>
          </table:table-cell>
          <table:table-cell office:value-type="float" office:value="0.924895">
            <text:p>0.924895</text:p>
          </table:table-cell>
        </table:table-row>
        <table:table-row table:style-name="ro1">
          <table:table-cell office:value-type="float" office:value="1.0125">
            <text:p>1.0125</text:p>
          </table:table-cell>
          <table:table-cell office:value-type="float" office:value="0.00844025">
            <text:p>0.00844025</text:p>
          </table:table-cell>
          <table:table-cell office:value-type="float" office:value="-0.09772">
            <text:p>-0.09772</text:p>
          </table:table-cell>
          <table:table-cell office:value-type="float" office:value="0.987937">
            <text:p>0.987937</text:p>
          </table:table-cell>
          <table:table-cell office:value-type="float" office:value="0.677366">
            <text:p>0.677366</text:p>
          </table:table-cell>
          <table:table-cell office:value-type="float" office:value="0.0214392">
            <text:p>0.0214392</text:p>
          </table:table-cell>
          <table:table-cell office:value-type="float" office:value="0.228837">
            <text:p>0.228837</text:p>
          </table:table-cell>
          <table:table-cell office:value-type="float" office:value="0.990602">
            <text:p>0.990602</text:p>
          </table:table-cell>
          <table:table-cell office:value-type="float" office:value="0.487752">
            <text:p>0.487752</text:p>
          </table:table-cell>
          <table:table-cell office:value-type="float" office:value="-0.00753737">
            <text:p>-0.00753737</text:p>
          </table:table-cell>
          <table:table-cell office:value-type="float" office:value="0.0960523">
            <text:p>0.0960523</text:p>
          </table:table-cell>
          <table:table-cell office:value-type="float" office:value="0.916157">
            <text:p>0.916157</text:p>
          </table:table-cell>
          <table:table-cell office:value-type="float" office:value="0.612572">
            <text:p>0.612572</text:p>
          </table:table-cell>
          <table:table-cell office:value-type="float" office:value="-0.0248888">
            <text:p>-0.0248888</text:p>
          </table:table-cell>
          <table:table-cell office:value-type="float" office:value="0.219008">
            <text:p>0.219008</text:p>
          </table:table-cell>
          <table:table-cell office:value-type="float" office:value="0.924171">
            <text:p>0.924171</text:p>
          </table:table-cell>
          <table:table-cell office:value-type="float" office:value="0.534262">
            <text:p>0.534262</text:p>
          </table:table-cell>
          <table:table-cell table:number-columns-repeated="12"/>
          <table:table-cell office:value-type="float" office:value="6.98402">
            <text:p>6.98402</text:p>
          </table:table-cell>
          <table:table-cell office:value-type="float" office:value="0.932253">
            <text:p>0.932253</text:p>
          </table:table-cell>
        </table:table-row>
        <table:table-row table:style-name="ro1">
          <table:table-cell office:value-type="float" office:value="1.0375">
            <text:p>1.0375</text:p>
          </table:table-cell>
          <table:table-cell office:value-type="float" office:value="0.00897382">
            <text:p>0.00897382</text:p>
          </table:table-cell>
          <table:table-cell office:value-type="float" office:value="-0.0761515">
            <text:p>-0.0761515</text:p>
          </table:table-cell>
          <table:table-cell office:value-type="float" office:value="0.993472">
            <text:p>0.993472</text:p>
          </table:table-cell>
          <table:table-cell office:value-type="float" office:value="0.6768">
            <text:p>0.6768</text:p>
          </table:table-cell>
          <table:table-cell office:value-type="float" office:value="0.0223118">
            <text:p>0.0223118</text:p>
          </table:table-cell>
          <table:table-cell office:value-type="float" office:value="0.252413">
            <text:p>0.252413</text:p>
          </table:table-cell>
          <table:table-cell office:value-type="float" office:value="0.995349">
            <text:p>0.995349</text:p>
          </table:table-cell>
          <table:table-cell office:value-type="float" office:value="0.483686">
            <text:p>0.483686</text:p>
          </table:table-cell>
          <table:table-cell office:value-type="float" office:value="-0.00666425">
            <text:p>-0.00666425</text:p>
          </table:table-cell>
          <table:table-cell office:value-type="float" office:value="0.117818">
            <text:p>0.117818</text:p>
          </table:table-cell>
          <table:table-cell office:value-type="float" office:value="0.921169">
            <text:p>0.921169</text:p>
          </table:table-cell>
          <table:table-cell office:value-type="float" office:value="0.612084">
            <text:p>0.612084</text:p>
          </table:table-cell>
          <table:table-cell office:value-type="float" office:value="-0.0234228">
            <text:p>-0.0234228</text:p>
          </table:table-cell>
          <table:table-cell office:value-type="float" office:value="0.241273">
            <text:p>0.241273</text:p>
          </table:table-cell>
          <table:table-cell office:value-type="float" office:value="0.925486">
            <text:p>0.925486</text:p>
          </table:table-cell>
          <table:table-cell office:value-type="float" office:value="0.532445">
            <text:p>0.532445</text:p>
          </table:table-cell>
          <table:table-cell table:number-columns-repeated="12"/>
          <table:table-cell office:value-type="float" office:value="7.35454">
            <text:p>7.35454</text:p>
          </table:table-cell>
          <table:table-cell office:value-type="float" office:value="0.934401">
            <text:p>0.934401</text:p>
          </table:table-cell>
        </table:table-row>
        <table:table-row table:style-name="ro1">
          <table:table-cell office:value-type="float" office:value="1.0625">
            <text:p>1.0625</text:p>
          </table:table-cell>
          <table:table-cell office:value-type="float" office:value="0.00945452">
            <text:p>0.00945452</text:p>
          </table:table-cell>
          <table:table-cell office:value-type="float" office:value="-0.0538482">
            <text:p>-0.0538482</text:p>
          </table:table-cell>
          <table:table-cell office:value-type="float" office:value="0.999807">
            <text:p>0.999807</text:p>
          </table:table-cell>
          <table:table-cell office:value-type="float" office:value="0.6765">
            <text:p>0.6765</text:p>
          </table:table-cell>
          <table:table-cell office:value-type="float" office:value="0.0226238">
            <text:p>0.0226238</text:p>
          </table:table-cell>
          <table:table-cell office:value-type="float" office:value="0.27505">
            <text:p>0.27505</text:p>
          </table:table-cell>
          <table:table-cell office:value-type="float" office:value="0.998549">
            <text:p>0.998549</text:p>
          </table:table-cell>
          <table:table-cell office:value-type="float" office:value="0.480414">
            <text:p>0.480414</text:p>
          </table:table-cell>
          <table:table-cell office:value-type="float" office:value="-0.00621375">
            <text:p>-0.00621375</text:p>
          </table:table-cell>
          <table:table-cell office:value-type="float" office:value="0.139052">
            <text:p>0.139052</text:p>
          </table:table-cell>
          <table:table-cell office:value-type="float" office:value="0.924247">
            <text:p>0.924247</text:p>
          </table:table-cell>
          <table:table-cell office:value-type="float" office:value="0.610892">
            <text:p>0.610892</text:p>
          </table:table-cell>
          <table:table-cell office:value-type="float" office:value="-0.0219108">
            <text:p>-0.0219108</text:p>
          </table:table-cell>
          <table:table-cell office:value-type="float" office:value="0.262365">
            <text:p>0.262365</text:p>
          </table:table-cell>
          <table:table-cell office:value-type="float" office:value="0.92589">
            <text:p>0.92589</text:p>
          </table:table-cell>
          <table:table-cell office:value-type="float" office:value="0.529735">
            <text:p>0.529735</text:p>
          </table:table-cell>
          <table:table-cell table:number-columns-repeated="12"/>
          <table:table-cell office:value-type="float" office:value="7.65847">
            <text:p>7.65847</text:p>
          </table:table-cell>
          <table:table-cell office:value-type="float" office:value="0.946473">
            <text:p>0.946473</text:p>
          </table:table-cell>
        </table:table-row>
        <table:table-row table:style-name="ro1">
          <table:table-cell office:value-type="float" office:value="1.0875">
            <text:p>1.0875</text:p>
          </table:table-cell>
          <table:table-cell office:value-type="float" office:value="0.0100025">
            <text:p>0.0100025</text:p>
          </table:table-cell>
          <table:table-cell office:value-type="float" office:value="-0.0308978">
            <text:p>-0.0308978</text:p>
          </table:table-cell>
          <table:table-cell office:value-type="float" office:value="1.00596">
            <text:p>1.00596</text:p>
          </table:table-cell>
          <table:table-cell office:value-type="float" office:value="0.67635">
            <text:p>0.67635</text:p>
          </table:table-cell>
          <table:table-cell office:value-type="float" office:value="0.0236618">
            <text:p>0.0236618</text:p>
          </table:table-cell>
          <table:table-cell office:value-type="float" office:value="0.297162">
            <text:p>0.297162</text:p>
          </table:table-cell>
          <table:table-cell office:value-type="float" office:value="0.998765">
            <text:p>0.998765</text:p>
          </table:table-cell>
          <table:table-cell office:value-type="float" office:value="0.477746">
            <text:p>0.477746</text:p>
          </table:table-cell>
          <table:table-cell office:value-type="float" office:value="-0.00488188">
            <text:p>-0.00488188</text:p>
          </table:table-cell>
          <table:table-cell office:value-type="float" office:value="0.159151">
            <text:p>0.159151</text:p>
          </table:table-cell>
          <table:table-cell office:value-type="float" office:value="0.924485">
            <text:p>0.924485</text:p>
          </table:table-cell>
          <table:table-cell office:value-type="float" office:value="0.6085">
            <text:p>0.6085</text:p>
          </table:table-cell>
          <table:table-cell office:value-type="float" office:value="-0.0194088">
            <text:p>-0.0194088</text:p>
          </table:table-cell>
          <table:table-cell office:value-type="float" office:value="0.282123">
            <text:p>0.282123</text:p>
          </table:table-cell>
          <table:table-cell office:value-type="float" office:value="0.925215">
            <text:p>0.925215</text:p>
          </table:table-cell>
          <table:table-cell office:value-type="float" office:value="0.526821">
            <text:p>0.526821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0.948456">
            <text:p>0.948456</text:p>
          </table:table-cell>
        </table:table-row>
        <table:table-row table:style-name="ro1">
          <table:table-cell office:value-type="float" office:value="1.1125">
            <text:p>1.1125</text:p>
          </table:table-cell>
          <table:table-cell office:value-type="float" office:value="0.0100301">
            <text:p>0.0100301</text:p>
          </table:table-cell>
          <table:table-cell office:value-type="float" office:value="-0.00746005">
            <text:p>-0.00746005</text:p>
          </table:table-cell>
          <table:table-cell office:value-type="float" office:value="1.01181">
            <text:p>1.01181</text:p>
          </table:table-cell>
          <table:table-cell office:value-type="float" office:value="0.675738">
            <text:p>0.675738</text:p>
          </table:table-cell>
          <table:table-cell office:value-type="float" office:value="0.0235117">
            <text:p>0.0235117</text:p>
          </table:table-cell>
          <table:table-cell office:value-type="float" office:value="0.31895">
            <text:p>0.31895</text:p>
          </table:table-cell>
          <table:table-cell office:value-type="float" office:value="0.997891">
            <text:p>0.997891</text:p>
          </table:table-cell>
          <table:table-cell office:value-type="float" office:value="0.475528">
            <text:p>0.475528</text:p>
          </table:table-cell>
          <table:table-cell office:value-type="float" office:value="-0.00412697">
            <text:p>-0.00412697</text:p>
          </table:table-cell>
          <table:table-cell office:value-type="float" office:value="0.17843">
            <text:p>0.17843</text:p>
          </table:table-cell>
          <table:table-cell office:value-type="float" office:value="0.92338">
            <text:p>0.92338</text:p>
          </table:table-cell>
          <table:table-cell office:value-type="float" office:value="0.605216">
            <text:p>0.605216</text:p>
          </table:table-cell>
          <table:table-cell office:value-type="float" office:value="-0.0171323">
            <text:p>-0.0171323</text:p>
          </table:table-cell>
          <table:table-cell office:value-type="float" office:value="0.300458">
            <text:p>0.300458</text:p>
          </table:table-cell>
          <table:table-cell office:value-type="float" office:value="0.924118">
            <text:p>0.924118</text:p>
          </table:table-cell>
          <table:table-cell office:value-type="float" office:value="0.523492">
            <text:p>0.523492</text:p>
          </table:table-cell>
          <table:table-cell table:number-columns-repeated="14"/>
        </table:table-row>
        <table:table-row table:style-name="ro1">
          <table:table-cell office:value-type="float" office:value="1.1375">
            <text:p>1.1375</text:p>
          </table:table-cell>
          <table:table-cell office:value-type="float" office:value="0.0107282">
            <text:p>0.0107282</text:p>
          </table:table-cell>
          <table:table-cell office:value-type="float" office:value="0.0155537">
            <text:p>0.0155537</text:p>
          </table:table-cell>
          <table:table-cell office:value-type="float" office:value="1.01583">
            <text:p>1.01583</text:p>
          </table:table-cell>
          <table:table-cell office:value-type="float" office:value="0.67464">
            <text:p>0.67464</text:p>
          </table:table-cell>
          <table:table-cell office:value-type="float" office:value="0.0230692">
            <text:p>0.0230692</text:p>
          </table:table-cell>
          <table:table-cell office:value-type="float" office:value="0.339883">
            <text:p>0.339883</text:p>
          </table:table-cell>
          <table:table-cell office:value-type="float" office:value="0.996065">
            <text:p>0.996065</text:p>
          </table:table-cell>
          <table:table-cell office:value-type="float" office:value="0.473604">
            <text:p>0.473604</text:p>
          </table:table-cell>
          <table:table-cell office:value-type="float" office:value="-0.00265678">
            <text:p>-0.00265678</text:p>
          </table:table-cell>
          <table:table-cell office:value-type="float" office:value="0.196587">
            <text:p>0.196587</text:p>
          </table:table-cell>
          <table:table-cell office:value-type="float" office:value="0.92096">
            <text:p>0.92096</text:p>
          </table:table-cell>
          <table:table-cell office:value-type="float" office:value="0.601265">
            <text:p>0.601265</text:p>
          </table:table-cell>
          <table:table-cell office:value-type="float" office:value="-0.0152611">
            <text:p>-0.0152611</text:p>
          </table:table-cell>
          <table:table-cell office:value-type="float" office:value="0.318197">
            <text:p>0.318197</text:p>
          </table:table-cell>
          <table:table-cell office:value-type="float" office:value="0.921576">
            <text:p>0.921576</text:p>
          </table:table-cell>
          <table:table-cell office:value-type="float" office:value="0.519759">
            <text:p>0.519759</text:p>
          </table:table-cell>
          <table:table-cell table:number-columns-repeated="14"/>
        </table:table-row>
        <table:table-row table:style-name="ro1">
          <table:table-cell office:value-type="float" office:value="1.1625">
            <text:p>1.1625</text:p>
          </table:table-cell>
          <table:table-cell office:value-type="float" office:value="0.0110505">
            <text:p>0.0110505</text:p>
          </table:table-cell>
          <table:table-cell office:value-type="float" office:value="0.0376837">
            <text:p>0.0376837</text:p>
          </table:table-cell>
          <table:table-cell office:value-type="float" office:value="1.01858">
            <text:p>1.01858</text:p>
          </table:table-cell>
          <table:table-cell office:value-type="float" office:value="0.672933">
            <text:p>0.672933</text:p>
          </table:table-cell>
          <table:table-cell office:value-type="float" office:value="0.0217045">
            <text:p>0.0217045</text:p>
          </table:table-cell>
          <table:table-cell office:value-type="float" office:value="0.359017">
            <text:p>0.359017</text:p>
          </table:table-cell>
          <table:table-cell office:value-type="float" office:value="0.994261">
            <text:p>0.994261</text:p>
          </table:table-cell>
          <table:table-cell office:value-type="float" office:value="0.471117">
            <text:p>0.471117</text:p>
          </table:table-cell>
          <table:table-cell office:value-type="float" office:value="-0.000298467">
            <text:p>-0.000298467</text:p>
          </table:table-cell>
          <table:table-cell office:value-type="float" office:value="0.213537">
            <text:p>0.213537</text:p>
          </table:table-cell>
          <table:table-cell office:value-type="float" office:value="0.917733">
            <text:p>0.917733</text:p>
          </table:table-cell>
          <table:table-cell office:value-type="float" office:value="0.596553">
            <text:p>0.596553</text:p>
          </table:table-cell>
          <table:table-cell office:value-type="float" office:value="-0.0137903">
            <text:p>-0.0137903</text:p>
          </table:table-cell>
          <table:table-cell office:value-type="float" office:value="0.335467">
            <text:p>0.335467</text:p>
          </table:table-cell>
          <table:table-cell office:value-type="float" office:value="0.918029">
            <text:p>0.918029</text:p>
          </table:table-cell>
          <table:table-cell office:value-type="float" office:value="0.516298">
            <text:p>0.516298</text:p>
          </table:table-cell>
          <table:table-cell table:number-columns-repeated="14"/>
        </table:table-row>
        <table:table-row table:style-name="ro1">
          <table:table-cell office:value-type="float" office:value="1.1875">
            <text:p>1.1875</text:p>
          </table:table-cell>
          <table:table-cell office:value-type="float" office:value="0.0110847">
            <text:p>0.0110847</text:p>
          </table:table-cell>
          <table:table-cell office:value-type="float" office:value="0.0600092">
            <text:p>0.0600092</text:p>
          </table:table-cell>
          <table:table-cell office:value-type="float" office:value="1.02068">
            <text:p>1.02068</text:p>
          </table:table-cell>
          <table:table-cell office:value-type="float" office:value="0.670126">
            <text:p>0.670126</text:p>
          </table:table-cell>
          <table:table-cell office:value-type="float" office:value="0.0194858">
            <text:p>0.0194858</text:p>
          </table:table-cell>
          <table:table-cell office:value-type="float" office:value="0.376905">
            <text:p>0.376905</text:p>
          </table:table-cell>
          <table:table-cell office:value-type="float" office:value="0.991475">
            <text:p>0.991475</text:p>
          </table:table-cell>
          <table:table-cell office:value-type="float" office:value="0.467471">
            <text:p>0.467471</text:p>
          </table:table-cell>
          <table:table-cell office:value-type="float" office:value="0.00266682">
            <text:p>0.00266682</text:p>
          </table:table-cell>
          <table:table-cell office:value-type="float" office:value="0.230597">
            <text:p>0.230597</text:p>
          </table:table-cell>
          <table:table-cell office:value-type="float" office:value="0.913362">
            <text:p>0.913362</text:p>
          </table:table-cell>
          <table:table-cell office:value-type="float" office:value="0.591514">
            <text:p>0.591514</text:p>
          </table:table-cell>
          <table:table-cell office:value-type="float" office:value="-0.0122964">
            <text:p>-0.0122964</text:p>
          </table:table-cell>
          <table:table-cell office:value-type="float" office:value="0.352625">
            <text:p>0.352625</text:p>
          </table:table-cell>
          <table:table-cell office:value-type="float" office:value="0.912644">
            <text:p>0.912644</text:p>
          </table:table-cell>
          <table:table-cell office:value-type="float" office:value="0.512638">
            <text:p>0.512638</text:p>
          </table:table-cell>
          <table:table-cell table:number-columns-repeated="14"/>
        </table:table-row>
        <table:table-row table:style-name="ro1">
          <table:table-cell office:value-type="float" office:value="1.2125">
            <text:p>1.2125</text:p>
          </table:table-cell>
          <table:table-cell office:value-type="float" office:value="0.0101075">
            <text:p>0.0101075</text:p>
          </table:table-cell>
          <table:table-cell office:value-type="float" office:value="0.083312">
            <text:p>0.083312</text:p>
          </table:table-cell>
          <table:table-cell office:value-type="float" office:value="1.02301">
            <text:p>1.02301</text:p>
          </table:table-cell>
          <table:table-cell office:value-type="float" office:value="0.666473">
            <text:p>0.666473</text:p>
          </table:table-cell>
          <table:table-cell office:value-type="float" office:value="0.0168127">
            <text:p>0.0168127</text:p>
          </table:table-cell>
          <table:table-cell office:value-type="float" office:value="0.394465">
            <text:p>0.394465</text:p>
          </table:table-cell>
          <table:table-cell office:value-type="float" office:value="0.98974">
            <text:p>0.98974</text:p>
          </table:table-cell>
          <table:table-cell office:value-type="float" office:value="0.463083">
            <text:p>0.463083</text:p>
          </table:table-cell>
          <table:table-cell office:value-type="float" office:value="0.0049174">
            <text:p>0.0049174</text:p>
          </table:table-cell>
          <table:table-cell office:value-type="float" office:value="0.248618">
            <text:p>0.248618</text:p>
          </table:table-cell>
          <table:table-cell office:value-type="float" office:value="0.909121">
            <text:p>0.909121</text:p>
          </table:table-cell>
          <table:table-cell office:value-type="float" office:value="0.586326">
            <text:p>0.586326</text:p>
          </table:table-cell>
          <table:table-cell office:value-type="float" office:value="-0.0114133">
            <text:p>-0.0114133</text:p>
          </table:table-cell>
          <table:table-cell office:value-type="float" office:value="0.369532">
            <text:p>0.369532</text:p>
          </table:table-cell>
          <table:table-cell office:value-type="float" office:value="0.907066">
            <text:p>0.907066</text:p>
          </table:table-cell>
          <table:table-cell office:value-type="float" office:value="0.508912">
            <text:p>0.508912</text:p>
          </table:table-cell>
          <table:table-cell table:number-columns-repeated="14"/>
        </table:table-row>
        <table:table-row table:style-name="ro1">
          <table:table-cell office:value-type="float" office:value="1.2375">
            <text:p>1.2375</text:p>
          </table:table-cell>
          <table:table-cell office:value-type="float" office:value="0.00900658">
            <text:p>0.00900658</text:p>
          </table:table-cell>
          <table:table-cell office:value-type="float" office:value="0.106972">
            <text:p>0.106972</text:p>
          </table:table-cell>
          <table:table-cell office:value-type="float" office:value="1.0243">
            <text:p>1.0243</text:p>
          </table:table-cell>
          <table:table-cell office:value-type="float" office:value="0.662569">
            <text:p>0.662569</text:p>
          </table:table-cell>
          <table:table-cell office:value-type="float" office:value="0.0147112">
            <text:p>0.0147112</text:p>
          </table:table-cell>
          <table:table-cell office:value-type="float" office:value="0.411245">
            <text:p>0.411245</text:p>
          </table:table-cell>
          <table:table-cell office:value-type="float" office:value="0.987338">
            <text:p>0.987338</text:p>
          </table:table-cell>
          <table:table-cell office:value-type="float" office:value="0.459415">
            <text:p>0.459415</text:p>
          </table:table-cell>
          <table:table-cell office:value-type="float" office:value="0.00648742">
            <text:p>0.00648742</text:p>
          </table:table-cell>
          <table:table-cell office:value-type="float" office:value="0.266705">
            <text:p>0.266705</text:p>
          </table:table-cell>
          <table:table-cell office:value-type="float" office:value="0.904143">
            <text:p>0.904143</text:p>
          </table:table-cell>
          <table:table-cell office:value-type="float" office:value="0.580814">
            <text:p>0.580814</text:p>
          </table:table-cell>
          <table:table-cell office:value-type="float" office:value="-0.0102315">
            <text:p>-0.0102315</text:p>
          </table:table-cell>
          <table:table-cell office:value-type="float" office:value="0.385477">
            <text:p>0.385477</text:p>
          </table:table-cell>
          <table:table-cell office:value-type="float" office:value="0.90101">
            <text:p>0.90101</text:p>
          </table:table-cell>
          <table:table-cell office:value-type="float" office:value="0.505975">
            <text:p>0.505975</text:p>
          </table:table-cell>
          <table:table-cell table:number-columns-repeated="14"/>
        </table:table-row>
        <table:table-row table:style-name="ro1">
          <table:table-cell office:value-type="float" office:value="1.2625">
            <text:p>1.2625</text:p>
          </table:table-cell>
          <table:table-cell office:value-type="float" office:value="0.00797477">
            <text:p>0.00797477</text:p>
          </table:table-cell>
          <table:table-cell office:value-type="float" office:value="0.130136">
            <text:p>0.130136</text:p>
          </table:table-cell>
          <table:table-cell office:value-type="float" office:value="1.02482">
            <text:p>1.02482</text:p>
          </table:table-cell>
          <table:table-cell office:value-type="float" office:value="0.658295">
            <text:p>0.658295</text:p>
          </table:table-cell>
          <table:table-cell office:value-type="float" office:value="0.0130947">
            <text:p>0.0130947</text:p>
          </table:table-cell>
          <table:table-cell office:value-type="float" office:value="0.426992">
            <text:p>0.426992</text:p>
          </table:table-cell>
          <table:table-cell office:value-type="float" office:value="0.98309">
            <text:p>0.98309</text:p>
          </table:table-cell>
          <table:table-cell office:value-type="float" office:value="0.455962">
            <text:p>0.455962</text:p>
          </table:table-cell>
          <table:table-cell office:value-type="float" office:value="0.00706088">
            <text:p>0.00706088</text:p>
          </table:table-cell>
          <table:table-cell office:value-type="float" office:value="0.283777">
            <text:p>0.283777</text:p>
          </table:table-cell>
          <table:table-cell office:value-type="float" office:value="0.898931">
            <text:p>0.898931</text:p>
          </table:table-cell>
          <table:table-cell office:value-type="float" office:value="0.575089">
            <text:p>0.575089</text:p>
          </table:table-cell>
          <table:table-cell office:value-type="float" office:value="-0.00920662">
            <text:p>-0.00920662</text:p>
          </table:table-cell>
          <table:table-cell office:value-type="float" office:value="0.400293">
            <text:p>0.400293</text:p>
          </table:table-cell>
          <table:table-cell office:value-type="float" office:value="0.894691">
            <text:p>0.894691</text:p>
          </table:table-cell>
          <table:table-cell office:value-type="float" office:value="0.503154">
            <text:p>0.503154</text:p>
          </table:table-cell>
          <table:table-cell table:number-columns-repeated="14"/>
        </table:table-row>
        <table:table-row table:style-name="ro1">
          <table:table-cell office:value-type="float" office:value="1.2875">
            <text:p>1.2875</text:p>
          </table:table-cell>
          <table:table-cell office:value-type="float" office:value="0.00798665">
            <text:p>0.00798665</text:p>
          </table:table-cell>
          <table:table-cell office:value-type="float" office:value="0.15285">
            <text:p>0.15285</text:p>
          </table:table-cell>
          <table:table-cell office:value-type="float" office:value="1.02376">
            <text:p>1.02376</text:p>
          </table:table-cell>
          <table:table-cell office:value-type="float" office:value="0.653947">
            <text:p>0.653947</text:p>
          </table:table-cell>
          <table:table-cell office:value-type="float" office:value="0.0131847">
            <text:p>0.0131847</text:p>
          </table:table-cell>
          <table:table-cell office:value-type="float" office:value="0.442708">
            <text:p>0.442708</text:p>
          </table:table-cell>
          <table:table-cell office:value-type="float" office:value="0.976704">
            <text:p>0.976704</text:p>
          </table:table-cell>
          <table:table-cell office:value-type="float" office:value="0.45212">
            <text:p>0.45212</text:p>
          </table:table-cell>
          <table:table-cell office:value-type="float" office:value="0.00736817">
            <text:p>0.00736817</text:p>
          </table:table-cell>
          <table:table-cell office:value-type="float" office:value="0.300473">
            <text:p>0.300473</text:p>
          </table:table-cell>
          <table:table-cell office:value-type="float" office:value="0.893312">
            <text:p>0.893312</text:p>
          </table:table-cell>
          <table:table-cell office:value-type="float" office:value="0.569512">
            <text:p>0.569512</text:p>
          </table:table-cell>
          <table:table-cell office:value-type="float" office:value="-0.00857038">
            <text:p>-0.00857038</text:p>
          </table:table-cell>
          <table:table-cell office:value-type="float" office:value="0.415073">
            <text:p>0.415073</text:p>
          </table:table-cell>
          <table:table-cell office:value-type="float" office:value="0.888071">
            <text:p>0.888071</text:p>
          </table:table-cell>
          <table:table-cell office:value-type="float" office:value="0.499161">
            <text:p>0.499161</text:p>
          </table:table-cell>
          <table:table-cell table:number-columns-repeated="14"/>
        </table:table-row>
        <table:table-row table:style-name="ro1">
          <table:table-cell office:value-type="float" office:value="1.3125">
            <text:p>1.3125</text:p>
          </table:table-cell>
          <table:table-cell office:value-type="float" office:value="0.0089471">
            <text:p>0.0089471</text:p>
          </table:table-cell>
          <table:table-cell office:value-type="float" office:value="0.175237">
            <text:p>0.175237</text:p>
          </table:table-cell>
          <table:table-cell office:value-type="float" office:value="1.02177">
            <text:p>1.02177</text:p>
          </table:table-cell>
          <table:table-cell office:value-type="float" office:value="0.64988">
            <text:p>0.64988</text:p>
          </table:table-cell>
          <table:table-cell office:value-type="float" office:value="0.0138451">
            <text:p>0.0138451</text:p>
          </table:table-cell>
          <table:table-cell office:value-type="float" office:value="0.458867">
            <text:p>0.458867</text:p>
          </table:table-cell>
          <table:table-cell office:value-type="float" office:value="0.96943">
            <text:p>0.96943</text:p>
          </table:table-cell>
          <table:table-cell office:value-type="float" office:value="0.448242">
            <text:p>0.448242</text:p>
          </table:table-cell>
          <table:table-cell office:value-type="float" office:value="0.0072154">
            <text:p>0.0072154</text:p>
          </table:table-cell>
          <table:table-cell office:value-type="float" office:value="0.316545">
            <text:p>0.316545</text:p>
          </table:table-cell>
          <table:table-cell office:value-type="float" office:value="0.888882">
            <text:p>0.888882</text:p>
          </table:table-cell>
          <table:table-cell office:value-type="float" office:value="0.56471">
            <text:p>0.56471</text:p>
          </table:table-cell>
          <table:table-cell office:value-type="float" office:value="-0.0085249">
            <text:p>-0.0085249</text:p>
          </table:table-cell>
          <table:table-cell office:value-type="float" office:value="0.430157">
            <text:p>0.430157</text:p>
          </table:table-cell>
          <table:table-cell office:value-type="float" office:value="0.881898">
            <text:p>0.881898</text:p>
          </table:table-cell>
          <table:table-cell office:value-type="float" office:value="0.494132">
            <text:p>0.494132</text:p>
          </table:table-cell>
          <table:table-cell table:number-columns-repeated="14"/>
        </table:table-row>
        <table:table-row table:style-name="ro1">
          <table:table-cell office:value-type="float" office:value="1.3375">
            <text:p>1.3375</text:p>
          </table:table-cell>
          <table:table-cell office:value-type="float" office:value="0.0097037">
            <text:p>0.0097037</text:p>
          </table:table-cell>
          <table:table-cell office:value-type="float" office:value="0.196685">
            <text:p>0.196685</text:p>
          </table:table-cell>
          <table:table-cell office:value-type="float" office:value="1.01863">
            <text:p>1.01863</text:p>
          </table:table-cell>
          <table:table-cell office:value-type="float" office:value="0.64571">
            <text:p>0.64571</text:p>
          </table:table-cell>
          <table:table-cell office:value-type="float" office:value="0.0142979">
            <text:p>0.0142979</text:p>
          </table:table-cell>
          <table:table-cell office:value-type="float" office:value="0.474782">
            <text:p>0.474782</text:p>
          </table:table-cell>
          <table:table-cell office:value-type="float" office:value="0.961532">
            <text:p>0.961532</text:p>
          </table:table-cell>
          <table:table-cell office:value-type="float" office:value="0.444068">
            <text:p>0.444068</text:p>
          </table:table-cell>
          <table:table-cell office:value-type="float" office:value="0.00687503">
            <text:p>0.00687503</text:p>
          </table:table-cell>
          <table:table-cell office:value-type="float" office:value="0.33141">
            <text:p>0.33141</text:p>
          </table:table-cell>
          <table:table-cell office:value-type="float" office:value="0.88475">
            <text:p>0.88475</text:p>
          </table:table-cell>
          <table:table-cell office:value-type="float" office:value="0.56057">
            <text:p>0.56057</text:p>
          </table:table-cell>
          <table:table-cell office:value-type="float" office:value="-0.00895195">
            <text:p>-0.00895195</text:p>
          </table:table-cell>
          <table:table-cell office:value-type="float" office:value="0.444917">
            <text:p>0.444917</text:p>
          </table:table-cell>
          <table:table-cell office:value-type="float" office:value="0.875324">
            <text:p>0.875324</text:p>
          </table:table-cell>
          <table:table-cell office:value-type="float" office:value="0.488359">
            <text:p>0.488359</text:p>
          </table:table-cell>
          <table:table-cell table:number-columns-repeated="14"/>
        </table:table-row>
        <table:table-row table:style-name="ro1">
          <table:table-cell office:value-type="float" office:value="1.3625">
            <text:p>1.3625</text:p>
          </table:table-cell>
          <table:table-cell office:value-type="float" office:value="0.00917405">
            <text:p>0.00917405</text:p>
          </table:table-cell>
          <table:table-cell office:value-type="float" office:value="0.216955">
            <text:p>0.216955</text:p>
          </table:table-cell>
          <table:table-cell office:value-type="float" office:value="1.01581">
            <text:p>1.01581</text:p>
          </table:table-cell>
          <table:table-cell office:value-type="float" office:value="0.641465">
            <text:p>0.641465</text:p>
          </table:table-cell>
          <table:table-cell office:value-type="float" office:value="0.0140506">
            <text:p>0.0140506</text:p>
          </table:table-cell>
          <table:table-cell office:value-type="float" office:value="0.490218">
            <text:p>0.490218</text:p>
          </table:table-cell>
          <table:table-cell office:value-type="float" office:value="0.953945">
            <text:p>0.953945</text:p>
          </table:table-cell>
          <table:table-cell office:value-type="float" office:value="0.439422">
            <text:p>0.439422</text:p>
          </table:table-cell>
          <table:table-cell office:value-type="float" office:value="0.00649135">
            <text:p>0.00649135</text:p>
          </table:table-cell>
          <table:table-cell office:value-type="float" office:value="0.345552">
            <text:p>0.345552</text:p>
          </table:table-cell>
          <table:table-cell office:value-type="float" office:value="0.879804">
            <text:p>0.879804</text:p>
          </table:table-cell>
          <table:table-cell office:value-type="float" office:value="0.556347">
            <text:p>0.556347</text:p>
          </table:table-cell>
          <table:table-cell office:value-type="float" office:value="-0.00956537">
            <text:p>-0.00956537</text:p>
          </table:table-cell>
          <table:table-cell office:value-type="float" office:value="0.458655">
            <text:p>0.458655</text:p>
          </table:table-cell>
          <table:table-cell office:value-type="float" office:value="0.868164">
            <text:p>0.868164</text:p>
          </table:table-cell>
          <table:table-cell office:value-type="float" office:value="0.481735">
            <text:p>0.481735</text:p>
          </table:table-cell>
          <table:table-cell table:number-columns-repeated="14"/>
        </table:table-row>
        <table:table-row table:style-name="ro1">
          <table:table-cell office:value-type="float" office:value="1.3875">
            <text:p>1.3875</text:p>
          </table:table-cell>
          <table:table-cell office:value-type="float" office:value="0.00849343">
            <text:p>0.00849343</text:p>
          </table:table-cell>
          <table:table-cell office:value-type="float" office:value="0.236588">
            <text:p>0.236588</text:p>
          </table:table-cell>
          <table:table-cell office:value-type="float" office:value="1.01326">
            <text:p>1.01326</text:p>
          </table:table-cell>
          <table:table-cell office:value-type="float" office:value="0.637334">
            <text:p>0.637334</text:p>
          </table:table-cell>
          <table:table-cell office:value-type="float" office:value="0.0130236">
            <text:p>0.0130236</text:p>
          </table:table-cell>
          <table:table-cell office:value-type="float" office:value="0.50542">
            <text:p>0.50542</text:p>
          </table:table-cell>
          <table:table-cell office:value-type="float" office:value="0.946494">
            <text:p>0.946494</text:p>
          </table:table-cell>
          <table:table-cell office:value-type="float" office:value="0.435095">
            <text:p>0.435095</text:p>
          </table:table-cell>
          <table:table-cell office:value-type="float" office:value="0.00585787">
            <text:p>0.00585787</text:p>
          </table:table-cell>
          <table:table-cell office:value-type="float" office:value="0.359925">
            <text:p>0.359925</text:p>
          </table:table-cell>
          <table:table-cell office:value-type="float" office:value="0.873642">
            <text:p>0.873642</text:p>
          </table:table-cell>
          <table:table-cell office:value-type="float" office:value="0.551921">
            <text:p>0.551921</text:p>
          </table:table-cell>
          <table:table-cell office:value-type="float" office:value="-0.00924553">
            <text:p>-0.00924553</text:p>
          </table:table-cell>
          <table:table-cell office:value-type="float" office:value="0.471747">
            <text:p>0.471747</text:p>
          </table:table-cell>
          <table:table-cell office:value-type="float" office:value="0.860296">
            <text:p>0.860296</text:p>
          </table:table-cell>
          <table:table-cell office:value-type="float" office:value="0.47507">
            <text:p>0.47507</text:p>
          </table:table-cell>
          <table:table-cell table:number-columns-repeated="14"/>
        </table:table-row>
        <table:table-row table:style-name="ro1">
          <table:table-cell office:value-type="float" office:value="1.4125">
            <text:p>1.4125</text:p>
          </table:table-cell>
          <table:table-cell office:value-type="float" office:value="0.00760473">
            <text:p>0.00760473</text:p>
          </table:table-cell>
          <table:table-cell office:value-type="float" office:value="0.255997">
            <text:p>0.255997</text:p>
          </table:table-cell>
          <table:table-cell office:value-type="float" office:value="1.01131">
            <text:p>1.01131</text:p>
          </table:table-cell>
          <table:table-cell office:value-type="float" office:value="0.632741">
            <text:p>0.632741</text:p>
          </table:table-cell>
          <table:table-cell office:value-type="float" office:value="0.0117876">
            <text:p>0.0117876</text:p>
          </table:table-cell>
          <table:table-cell office:value-type="float" office:value="0.519942">
            <text:p>0.519942</text:p>
          </table:table-cell>
          <table:table-cell office:value-type="float" office:value="0.939713">
            <text:p>0.939713</text:p>
          </table:table-cell>
          <table:table-cell office:value-type="float" office:value="0.431371">
            <text:p>0.431371</text:p>
          </table:table-cell>
          <table:table-cell office:value-type="float" office:value="0.00437615">
            <text:p>0.00437615</text:p>
          </table:table-cell>
          <table:table-cell office:value-type="float" office:value="0.373785">
            <text:p>0.373785</text:p>
          </table:table-cell>
          <table:table-cell office:value-type="float" office:value="0.867312">
            <text:p>0.867312</text:p>
          </table:table-cell>
          <table:table-cell office:value-type="float" office:value="0.547753">
            <text:p>0.547753</text:p>
          </table:table-cell>
          <table:table-cell office:value-type="float" office:value="-0.00870923">
            <text:p>-0.00870923</text:p>
          </table:table-cell>
          <table:table-cell office:value-type="float" office:value="0.48418">
            <text:p>0.48418</text:p>
          </table:table-cell>
          <table:table-cell office:value-type="float" office:value="0.853016">
            <text:p>0.853016</text:p>
          </table:table-cell>
          <table:table-cell office:value-type="float" office:value="0.469481">
            <text:p>0.469481</text:p>
          </table:table-cell>
          <table:table-cell table:number-columns-repeated="14"/>
        </table:table-row>
        <table:table-row table:style-name="ro1">
          <table:table-cell office:value-type="float" office:value="1.4375">
            <text:p>1.4375</text:p>
          </table:table-cell>
          <table:table-cell office:value-type="float" office:value="0.00560337">
            <text:p>0.00560337</text:p>
          </table:table-cell>
          <table:table-cell office:value-type="float" office:value="0.275298">
            <text:p>0.275298</text:p>
          </table:table-cell>
          <table:table-cell office:value-type="float" office:value="1.00814">
            <text:p>1.00814</text:p>
          </table:table-cell>
          <table:table-cell office:value-type="float" office:value="0.626999">
            <text:p>0.626999</text:p>
          </table:table-cell>
          <table:table-cell office:value-type="float" office:value="0.0112751">
            <text:p>0.0112751</text:p>
          </table:table-cell>
          <table:table-cell office:value-type="float" office:value="0.533583">
            <text:p>0.533583</text:p>
          </table:table-cell>
          <table:table-cell office:value-type="float" office:value="0.93308">
            <text:p>0.93308</text:p>
          </table:table-cell>
          <table:table-cell office:value-type="float" office:value="0.427486">
            <text:p>0.427486</text:p>
          </table:table-cell>
          <table:table-cell office:value-type="float" office:value="0.00306935">
            <text:p>0.00306935</text:p>
          </table:table-cell>
          <table:table-cell office:value-type="float" office:value="0.386733">
            <text:p>0.386733</text:p>
          </table:table-cell>
          <table:table-cell office:value-type="float" office:value="0.860296">
            <text:p>0.860296</text:p>
          </table:table-cell>
          <table:table-cell office:value-type="float" office:value="0.543775">
            <text:p>0.543775</text:p>
          </table:table-cell>
          <table:table-cell office:value-type="float" office:value="-0.00816015">
            <text:p>-0.00816015</text:p>
          </table:table-cell>
          <table:table-cell office:value-type="float" office:value="0.495692">
            <text:p>0.495692</text:p>
          </table:table-cell>
          <table:table-cell office:value-type="float" office:value="0.84584">
            <text:p>0.84584</text:p>
          </table:table-cell>
          <table:table-cell office:value-type="float" office:value="0.464956">
            <text:p>0.464956</text:p>
          </table:table-cell>
          <table:table-cell table:number-columns-repeated="14"/>
        </table:table-row>
        <table:table-row table:style-name="ro1">
          <table:table-cell office:value-type="float" office:value="1.4625">
            <text:p>1.4625</text:p>
          </table:table-cell>
          <table:table-cell office:value-type="float" office:value="0.00287927">
            <text:p>0.00287927</text:p>
          </table:table-cell>
          <table:table-cell office:value-type="float" office:value="0.29421">
            <text:p>0.29421</text:p>
          </table:table-cell>
          <table:table-cell office:value-type="float" office:value="1.00353">
            <text:p>1.00353</text:p>
          </table:table-cell>
          <table:table-cell office:value-type="float" office:value="0.620412">
            <text:p>0.620412</text:p>
          </table:table-cell>
          <table:table-cell office:value-type="float" office:value="0.0113104">
            <text:p>0.0113104</text:p>
          </table:table-cell>
          <table:table-cell office:value-type="float" office:value="0.546562">
            <text:p>0.546562</text:p>
          </table:table-cell>
          <table:table-cell office:value-type="float" office:value="0.926527">
            <text:p>0.926527</text:p>
          </table:table-cell>
          <table:table-cell office:value-type="float" office:value="0.423236">
            <text:p>0.423236</text:p>
          </table:table-cell>
          <table:table-cell office:value-type="float" office:value="0.00234372">
            <text:p>0.00234372</text:p>
          </table:table-cell>
          <table:table-cell office:value-type="float" office:value="0.399572">
            <text:p>0.399572</text:p>
          </table:table-cell>
          <table:table-cell office:value-type="float" office:value="0.853478">
            <text:p>0.853478</text:p>
          </table:table-cell>
          <table:table-cell office:value-type="float" office:value="0.539413">
            <text:p>0.539413</text:p>
          </table:table-cell>
          <table:table-cell office:value-type="float" office:value="-0.00747205">
            <text:p>-0.00747205</text:p>
          </table:table-cell>
          <table:table-cell office:value-type="float" office:value="0.506572">
            <text:p>0.506572</text:p>
          </table:table-cell>
          <table:table-cell office:value-type="float" office:value="0.838666">
            <text:p>0.838666</text:p>
          </table:table-cell>
          <table:table-cell office:value-type="float" office:value="0.461124">
            <text:p>0.461124</text:p>
          </table:table-cell>
          <table:table-cell table:number-columns-repeated="14"/>
        </table:table-row>
        <table:table-row table:style-name="ro1">
          <table:table-cell office:value-type="float" office:value="1.4875">
            <text:p>1.4875</text:p>
          </table:table-cell>
          <table:table-cell office:value-type="float" office:value="0.00123587">
            <text:p>0.00123587</text:p>
          </table:table-cell>
          <table:table-cell office:value-type="float" office:value="0.312697">
            <text:p>0.312697</text:p>
          </table:table-cell>
          <table:table-cell office:value-type="float" office:value="0.998427">
            <text:p>0.998427</text:p>
          </table:table-cell>
          <table:table-cell office:value-type="float" office:value="0.61375">
            <text:p>0.61375</text:p>
          </table:table-cell>
          <table:table-cell office:value-type="float" office:value="0.0121191">
            <text:p>0.0121191</text:p>
          </table:table-cell>
          <table:table-cell office:value-type="float" office:value="0.558688">
            <text:p>0.558688</text:p>
          </table:table-cell>
          <table:table-cell office:value-type="float" office:value="0.919431">
            <text:p>0.919431</text:p>
          </table:table-cell>
          <table:table-cell office:value-type="float" office:value="0.418654">
            <text:p>0.418654</text:p>
          </table:table-cell>
          <table:table-cell office:value-type="float" office:value="0.00197653">
            <text:p>0.00197653</text:p>
          </table:table-cell>
          <table:table-cell office:value-type="float" office:value="0.41266">
            <text:p>0.41266</text:p>
          </table:table-cell>
          <table:table-cell office:value-type="float" office:value="0.846467">
            <text:p>0.846467</text:p>
          </table:table-cell>
          <table:table-cell office:value-type="float" office:value="0.534787">
            <text:p>0.534787</text:p>
          </table:table-cell>
          <table:table-cell office:value-type="float" office:value="-0.00608758">
            <text:p>-0.00608758</text:p>
          </table:table-cell>
          <table:table-cell office:value-type="float" office:value="0.517568">
            <text:p>0.517568</text:p>
          </table:table-cell>
          <table:table-cell office:value-type="float" office:value="0.830778">
            <text:p>0.830778</text:p>
          </table:table-cell>
          <table:table-cell office:value-type="float" office:value="0.45773">
            <text:p>0.45773</text:p>
          </table:table-cell>
          <table:table-cell table:number-columns-repeated="14"/>
        </table:table-row>
        <table:table-row table:style-name="ro1">
          <table:table-cell office:value-type="float" office:value="1.5125">
            <text:p>1.5125</text:p>
          </table:table-cell>
          <table:table-cell office:value-type="float" office:value="0.000413677">
            <text:p>0.000413677</text:p>
          </table:table-cell>
          <table:table-cell office:value-type="float" office:value="0.330607">
            <text:p>0.330607</text:p>
          </table:table-cell>
          <table:table-cell office:value-type="float" office:value="0.99388">
            <text:p>0.99388</text:p>
          </table:table-cell>
          <table:table-cell office:value-type="float" office:value="0.607621">
            <text:p>0.607621</text:p>
          </table:table-cell>
          <table:table-cell office:value-type="float" office:value="0.0133774">
            <text:p>0.0133774</text:p>
          </table:table-cell>
          <table:table-cell office:value-type="float" office:value="0.56983">
            <text:p>0.56983</text:p>
          </table:table-cell>
          <table:table-cell office:value-type="float" office:value="0.911968">
            <text:p>0.911968</text:p>
          </table:table-cell>
          <table:table-cell office:value-type="float" office:value="0.414814">
            <text:p>0.414814</text:p>
          </table:table-cell>
          <table:table-cell office:value-type="float" office:value="0.00123156">
            <text:p>0.00123156</text:p>
          </table:table-cell>
          <table:table-cell office:value-type="float" office:value="0.425767">
            <text:p>0.425767</text:p>
          </table:table-cell>
          <table:table-cell office:value-type="float" office:value="0.839659">
            <text:p>0.839659</text:p>
          </table:table-cell>
          <table:table-cell office:value-type="float" office:value="0.530799">
            <text:p>0.530799</text:p>
          </table:table-cell>
          <table:table-cell office:value-type="float" office:value="-0.00504275">
            <text:p>-0.00504275</text:p>
          </table:table-cell>
          <table:table-cell office:value-type="float" office:value="0.527953">
            <text:p>0.527953</text:p>
          </table:table-cell>
          <table:table-cell office:value-type="float" office:value="0.822332">
            <text:p>0.822332</text:p>
          </table:table-cell>
          <table:table-cell office:value-type="float" office:value="0.454481">
            <text:p>0.454481</text:p>
          </table:table-cell>
          <table:table-cell table:number-columns-repeated="14"/>
        </table:table-row>
        <table:table-row table:style-name="ro1">
          <table:table-cell office:value-type="float" office:value="1.5375">
            <text:p>1.5375</text:p>
          </table:table-cell>
          <table:table-cell office:value-type="float" office:value="0.00039675">
            <text:p>0.00039675</text:p>
          </table:table-cell>
          <table:table-cell office:value-type="float" office:value="0.34811">
            <text:p>0.34811</text:p>
          </table:table-cell>
          <table:table-cell office:value-type="float" office:value="0.989113">
            <text:p>0.989113</text:p>
          </table:table-cell>
          <table:table-cell office:value-type="float" office:value="0.601251">
            <text:p>0.601251</text:p>
          </table:table-cell>
          <table:table-cell office:value-type="float" office:value="0.0150809">
            <text:p>0.0150809</text:p>
          </table:table-cell>
          <table:table-cell office:value-type="float" office:value="0.580317">
            <text:p>0.580317</text:p>
          </table:table-cell>
          <table:table-cell office:value-type="float" office:value="0.903939">
            <text:p>0.903939</text:p>
          </table:table-cell>
          <table:table-cell office:value-type="float" office:value="0.41211">
            <text:p>0.41211</text:p>
          </table:table-cell>
          <table:table-cell office:value-type="float" office:value="0.00059383">
            <text:p>0.00059383</text:p>
          </table:table-cell>
          <table:table-cell office:value-type="float" office:value="0.438592">
            <text:p>0.438592</text:p>
          </table:table-cell>
          <table:table-cell office:value-type="float" office:value="0.832927">
            <text:p>0.832927</text:p>
          </table:table-cell>
          <table:table-cell office:value-type="float" office:value="0.527434">
            <text:p>0.527434</text:p>
          </table:table-cell>
          <table:table-cell office:value-type="float" office:value="-0.00459792">
            <text:p>-0.00459792</text:p>
          </table:table-cell>
          <table:table-cell office:value-type="float" office:value="0.537265">
            <text:p>0.537265</text:p>
          </table:table-cell>
          <table:table-cell office:value-type="float" office:value="0.813402">
            <text:p>0.813402</text:p>
          </table:table-cell>
          <table:table-cell office:value-type="float" office:value="0.451246">
            <text:p>0.451246</text:p>
          </table:table-cell>
          <table:table-cell table:number-columns-repeated="14"/>
        </table:table-row>
        <table:table-row table:style-name="ro1">
          <table:table-cell office:value-type="float" office:value="1.5625">
            <text:p>1.5625</text:p>
          </table:table-cell>
          <table:table-cell office:value-type="float" office:value="0.000528123">
            <text:p>0.000528123</text:p>
          </table:table-cell>
          <table:table-cell office:value-type="float" office:value="0.36568">
            <text:p>0.36568</text:p>
          </table:table-cell>
          <table:table-cell office:value-type="float" office:value="0.984746">
            <text:p>0.984746</text:p>
          </table:table-cell>
          <table:table-cell office:value-type="float" office:value="0.594507">
            <text:p>0.594507</text:p>
          </table:table-cell>
          <table:table-cell office:value-type="float" office:value="0.0167578">
            <text:p>0.0167578</text:p>
          </table:table-cell>
          <table:table-cell office:value-type="float" office:value="0.590572">
            <text:p>0.590572</text:p>
          </table:table-cell>
          <table:table-cell office:value-type="float" office:value="0.896106">
            <text:p>0.896106</text:p>
          </table:table-cell>
          <table:table-cell office:value-type="float" office:value="0.410176">
            <text:p>0.410176</text:p>
          </table:table-cell>
          <table:table-cell office:value-type="float" office:value="0.000216433">
            <text:p>0.000216433</text:p>
          </table:table-cell>
          <table:table-cell office:value-type="float" office:value="0.451183">
            <text:p>0.451183</text:p>
          </table:table-cell>
          <table:table-cell office:value-type="float" office:value="0.826299">
            <text:p>0.826299</text:p>
          </table:table-cell>
          <table:table-cell office:value-type="float" office:value="0.523934">
            <text:p>0.523934</text:p>
          </table:table-cell>
          <table:table-cell office:value-type="float" office:value="-0.00442152">
            <text:p>-0.00442152</text:p>
          </table:table-cell>
          <table:table-cell office:value-type="float" office:value="0.545892">
            <text:p>0.545892</text:p>
          </table:table-cell>
          <table:table-cell office:value-type="float" office:value="0.804753">
            <text:p>0.804753</text:p>
          </table:table-cell>
          <table:table-cell office:value-type="float" office:value="0.448267">
            <text:p>0.448267</text:p>
          </table:table-cell>
          <table:table-cell table:number-columns-repeated="14"/>
        </table:table-row>
        <table:table-row table:style-name="ro1">
          <table:table-cell office:value-type="float" office:value="1.5875">
            <text:p>1.5875</text:p>
          </table:table-cell>
          <table:table-cell office:value-type="float" office:value="0.000808858">
            <text:p>0.000808858</text:p>
          </table:table-cell>
          <table:table-cell office:value-type="float" office:value="0.382963">
            <text:p>0.382963</text:p>
          </table:table-cell>
          <table:table-cell office:value-type="float" office:value="0.979624">
            <text:p>0.979624</text:p>
          </table:table-cell>
          <table:table-cell office:value-type="float" office:value="0.588208">
            <text:p>0.588208</text:p>
          </table:table-cell>
          <table:table-cell office:value-type="float" office:value="0.01807">
            <text:p>0.01807</text:p>
          </table:table-cell>
          <table:table-cell office:value-type="float" office:value="0.600168">
            <text:p>0.600168</text:p>
          </table:table-cell>
          <table:table-cell office:value-type="float" office:value="0.888683">
            <text:p>0.888683</text:p>
          </table:table-cell>
          <table:table-cell office:value-type="float" office:value="0.408863">
            <text:p>0.408863</text:p>
          </table:table-cell>
          <table:table-cell office:value-type="float" office:value="-0.000180158">
            <text:p>-0.000180158</text:p>
          </table:table-cell>
          <table:table-cell office:value-type="float" office:value="0.46347">
            <text:p>0.46347</text:p>
          </table:table-cell>
          <table:table-cell office:value-type="float" office:value="0.819853">
            <text:p>0.819853</text:p>
          </table:table-cell>
          <table:table-cell office:value-type="float" office:value="0.520419">
            <text:p>0.520419</text:p>
          </table:table-cell>
          <table:table-cell office:value-type="float" office:value="-0.00404957">
            <text:p>-0.00404957</text:p>
          </table:table-cell>
          <table:table-cell office:value-type="float" office:value="0.553967">
            <text:p>0.553967</text:p>
          </table:table-cell>
          <table:table-cell office:value-type="float" office:value="0.796375">
            <text:p>0.796375</text:p>
          </table:table-cell>
          <table:table-cell office:value-type="float" office:value="0.445889">
            <text:p>0.445889</text:p>
          </table:table-cell>
          <table:table-cell table:number-columns-repeated="14"/>
        </table:table-row>
        <table:table-row table:style-name="ro1">
          <table:table-cell office:value-type="float" office:value="1.6125">
            <text:p>1.6125</text:p>
          </table:table-cell>
          <table:table-cell office:value-type="float" office:value="0.000735647">
            <text:p>0.000735647</text:p>
          </table:table-cell>
          <table:table-cell office:value-type="float" office:value="0.399283">
            <text:p>0.399283</text:p>
          </table:table-cell>
          <table:table-cell office:value-type="float" office:value="0.973759">
            <text:p>0.973759</text:p>
          </table:table-cell>
          <table:table-cell office:value-type="float" office:value="0.582778">
            <text:p>0.582778</text:p>
          </table:table-cell>
          <table:table-cell office:value-type="float" office:value="0.018709">
            <text:p>0.018709</text:p>
          </table:table-cell>
          <table:table-cell office:value-type="float" office:value="0.609082">
            <text:p>0.609082</text:p>
          </table:table-cell>
          <table:table-cell office:value-type="float" office:value="0.881396">
            <text:p>0.881396</text:p>
          </table:table-cell>
          <table:table-cell office:value-type="float" office:value="0.407463">
            <text:p>0.407463</text:p>
          </table:table-cell>
          <table:table-cell office:value-type="float" office:value="-0.00166288">
            <text:p>-0.00166288</text:p>
          </table:table-cell>
          <table:table-cell office:value-type="float" office:value="0.474757">
            <text:p>0.474757</text:p>
          </table:table-cell>
          <table:table-cell office:value-type="float" office:value="0.813955">
            <text:p>0.813955</text:p>
          </table:table-cell>
          <table:table-cell office:value-type="float" office:value="0.516731">
            <text:p>0.516731</text:p>
          </table:table-cell>
          <table:table-cell office:value-type="float" office:value="-0.00352063">
            <text:p>-0.00352063</text:p>
          </table:table-cell>
          <table:table-cell office:value-type="float" office:value="0.56138">
            <text:p>0.56138</text:p>
          </table:table-cell>
          <table:table-cell office:value-type="float" office:value="0.788509">
            <text:p>0.788509</text:p>
          </table:table-cell>
          <table:table-cell office:value-type="float" office:value="0.443447">
            <text:p>0.443447</text:p>
          </table:table-cell>
          <table:table-cell table:number-columns-repeated="14"/>
        </table:table-row>
        <table:table-row table:style-name="ro1">
          <table:table-cell office:value-type="float" office:value="1.6375">
            <text:p>1.6375</text:p>
          </table:table-cell>
          <table:table-cell office:value-type="float" office:value="0.000320253">
            <text:p>0.000320253</text:p>
          </table:table-cell>
          <table:table-cell office:value-type="float" office:value="0.41542">
            <text:p>0.41542</text:p>
          </table:table-cell>
          <table:table-cell office:value-type="float" office:value="0.968669">
            <text:p>0.968669</text:p>
          </table:table-cell>
          <table:table-cell office:value-type="float" office:value="0.577954">
            <text:p>0.577954</text:p>
          </table:table-cell>
          <table:table-cell office:value-type="float" office:value="0.0189208">
            <text:p>0.0189208</text:p>
          </table:table-cell>
          <table:table-cell office:value-type="float" office:value="0.61803">
            <text:p>0.61803</text:p>
          </table:table-cell>
          <table:table-cell office:value-type="float" office:value="0.874161">
            <text:p>0.874161</text:p>
          </table:table-cell>
          <table:table-cell office:value-type="float" office:value="0.405527">
            <text:p>0.405527</text:p>
          </table:table-cell>
          <table:table-cell office:value-type="float" office:value="-0.00406172">
            <text:p>-0.00406172</text:p>
          </table:table-cell>
          <table:table-cell office:value-type="float" office:value="0.485208">
            <text:p>0.485208</text:p>
          </table:table-cell>
          <table:table-cell office:value-type="float" office:value="0.808003">
            <text:p>0.808003</text:p>
          </table:table-cell>
          <table:table-cell office:value-type="float" office:value="0.512654">
            <text:p>0.512654</text:p>
          </table:table-cell>
          <table:table-cell office:value-type="float" office:value="-0.00330577">
            <text:p>-0.00330577</text:p>
          </table:table-cell>
          <table:table-cell office:value-type="float" office:value="0.568353">
            <text:p>0.568353</text:p>
          </table:table-cell>
          <table:table-cell office:value-type="float" office:value="0.780666">
            <text:p>0.780666</text:p>
          </table:table-cell>
          <table:table-cell office:value-type="float" office:value="0.44066">
            <text:p>0.44066</text:p>
          </table:table-cell>
          <table:table-cell table:number-columns-repeated="14"/>
        </table:table-row>
        <table:table-row table:style-name="ro1">
          <table:table-cell office:value-type="float" office:value="1.6625">
            <text:p>1.6625</text:p>
          </table:table-cell>
          <table:table-cell office:value-type="float" office:value="-0.00070057">
            <text:p>-0.00070057</text:p>
          </table:table-cell>
          <table:table-cell office:value-type="float" office:value="0.431842">
            <text:p>0.431842</text:p>
          </table:table-cell>
          <table:table-cell office:value-type="float" office:value="0.96468">
            <text:p>0.96468</text:p>
          </table:table-cell>
          <table:table-cell office:value-type="float" office:value="0.572883">
            <text:p>0.572883</text:p>
          </table:table-cell>
          <table:table-cell office:value-type="float" office:value="0.0184905">
            <text:p>0.0184905</text:p>
          </table:table-cell>
          <table:table-cell office:value-type="float" office:value="0.626972">
            <text:p>0.626972</text:p>
          </table:table-cell>
          <table:table-cell office:value-type="float" office:value="0.867663">
            <text:p>0.867663</text:p>
          </table:table-cell>
          <table:table-cell office:value-type="float" office:value="0.403115">
            <text:p>0.403115</text:p>
          </table:table-cell>
          <table:table-cell office:value-type="float" office:value="-0.00671813">
            <text:p>-0.00671813</text:p>
          </table:table-cell>
          <table:table-cell office:value-type="float" office:value="0.495412">
            <text:p>0.495412</text:p>
          </table:table-cell>
          <table:table-cell office:value-type="float" office:value="0.802295">
            <text:p>0.802295</text:p>
          </table:table-cell>
          <table:table-cell office:value-type="float" office:value="0.508613">
            <text:p>0.508613</text:p>
          </table:table-cell>
          <table:table-cell office:value-type="float" office:value="-0.003471">
            <text:p>-0.003471</text:p>
          </table:table-cell>
          <table:table-cell office:value-type="float" office:value="0.575235">
            <text:p>0.575235</text:p>
          </table:table-cell>
          <table:table-cell office:value-type="float" office:value="0.772701">
            <text:p>0.772701</text:p>
          </table:table-cell>
          <table:table-cell office:value-type="float" office:value="0.438164">
            <text:p>0.438164</text:p>
          </table:table-cell>
          <table:table-cell table:number-columns-repeated="14"/>
        </table:table-row>
        <table:table-row table:style-name="ro1">
          <table:table-cell office:value-type="float" office:value="1.6875">
            <text:p>1.6875</text:p>
          </table:table-cell>
          <table:table-cell office:value-type="float" office:value="-0.00197602">
            <text:p>-0.00197602</text:p>
          </table:table-cell>
          <table:table-cell office:value-type="float" office:value="0.447582">
            <text:p>0.447582</text:p>
          </table:table-cell>
          <table:table-cell office:value-type="float" office:value="0.961177">
            <text:p>0.961177</text:p>
          </table:table-cell>
          <table:table-cell office:value-type="float" office:value="0.567732">
            <text:p>0.567732</text:p>
          </table:table-cell>
          <table:table-cell office:value-type="float" office:value="0.0182475">
            <text:p>0.0182475</text:p>
          </table:table-cell>
          <table:table-cell office:value-type="float" office:value="0.635232">
            <text:p>0.635232</text:p>
          </table:table-cell>
          <table:table-cell office:value-type="float" office:value="0.862102">
            <text:p>0.862102</text:p>
          </table:table-cell>
          <table:table-cell office:value-type="float" office:value="0.399933">
            <text:p>0.399933</text:p>
          </table:table-cell>
          <table:table-cell office:value-type="float" office:value="-0.0088309">
            <text:p>-0.0088309</text:p>
          </table:table-cell>
          <table:table-cell office:value-type="float" office:value="0.50555">
            <text:p>0.50555</text:p>
          </table:table-cell>
          <table:table-cell office:value-type="float" office:value="0.796832">
            <text:p>0.796832</text:p>
          </table:table-cell>
          <table:table-cell office:value-type="float" office:value="0.504796">
            <text:p>0.504796</text:p>
          </table:table-cell>
          <table:table-cell office:value-type="float" office:value="-0.0038012">
            <text:p>-0.0038012</text:p>
          </table:table-cell>
          <table:table-cell office:value-type="float" office:value="0.582558">
            <text:p>0.582558</text:p>
          </table:table-cell>
          <table:table-cell office:value-type="float" office:value="0.76514">
            <text:p>0.76514</text:p>
          </table:table-cell>
          <table:table-cell office:value-type="float" office:value="0.436237">
            <text:p>0.436237</text:p>
          </table:table-cell>
          <table:table-cell table:number-columns-repeated="14"/>
        </table:table-row>
        <table:table-row table:style-name="ro1">
          <table:table-cell office:value-type="float" office:value="1.7125">
            <text:p>1.7125</text:p>
          </table:table-cell>
          <table:table-cell office:value-type="float" office:value="-0.00284375">
            <text:p>-0.00284375</text:p>
          </table:table-cell>
          <table:table-cell office:value-type="float" office:value="0.462192">
            <text:p>0.462192</text:p>
          </table:table-cell>
          <table:table-cell office:value-type="float" office:value="0.957887">
            <text:p>0.957887</text:p>
          </table:table-cell>
          <table:table-cell office:value-type="float" office:value="0.562702">
            <text:p>0.562702</text:p>
          </table:table-cell>
          <table:table-cell office:value-type="float" office:value="0.0180873">
            <text:p>0.0180873</text:p>
          </table:table-cell>
          <table:table-cell office:value-type="float" office:value="0.642528">
            <text:p>0.642528</text:p>
          </table:table-cell>
          <table:table-cell office:value-type="float" office:value="0.856813">
            <text:p>0.856813</text:p>
          </table:table-cell>
          <table:table-cell office:value-type="float" office:value="0.396042">
            <text:p>0.396042</text:p>
          </table:table-cell>
          <table:table-cell office:value-type="float" office:value="-0.0100429">
            <text:p>-0.0100429</text:p>
          </table:table-cell>
          <table:table-cell office:value-type="float" office:value="0.51512">
            <text:p>0.51512</text:p>
          </table:table-cell>
          <table:table-cell office:value-type="float" office:value="0.791786">
            <text:p>0.791786</text:p>
          </table:table-cell>
          <table:table-cell office:value-type="float" office:value="0.500913">
            <text:p>0.500913</text:p>
          </table:table-cell>
          <table:table-cell office:value-type="float" office:value="-0.00408137">
            <text:p>-0.00408137</text:p>
          </table:table-cell>
          <table:table-cell office:value-type="float" office:value="0.589873">
            <text:p>0.589873</text:p>
          </table:table-cell>
          <table:table-cell office:value-type="float" office:value="0.75915">
            <text:p>0.75915</text:p>
          </table:table-cell>
          <table:table-cell office:value-type="float" office:value="0.434084">
            <text:p>0.434084</text:p>
          </table:table-cell>
          <table:table-cell table:number-columns-repeated="14"/>
        </table:table-row>
        <table:table-row table:style-name="ro1">
          <table:table-cell office:value-type="float" office:value="1.7375">
            <text:p>1.7375</text:p>
          </table:table-cell>
          <table:table-cell office:value-type="float" office:value="-0.0038106">
            <text:p>-0.0038106</text:p>
          </table:table-cell>
          <table:table-cell office:value-type="float" office:value="0.475988">
            <text:p>0.475988</text:p>
          </table:table-cell>
          <table:table-cell office:value-type="float" office:value="0.953961">
            <text:p>0.953961</text:p>
          </table:table-cell>
          <table:table-cell office:value-type="float" office:value="0.557888">
            <text:p>0.557888</text:p>
          </table:table-cell>
          <table:table-cell office:value-type="float" office:value="0.0178398">
            <text:p>0.0178398</text:p>
          </table:table-cell>
          <table:table-cell office:value-type="float" office:value="0.649447">
            <text:p>0.649447</text:p>
          </table:table-cell>
          <table:table-cell office:value-type="float" office:value="0.850742">
            <text:p>0.850742</text:p>
          </table:table-cell>
          <table:table-cell office:value-type="float" office:value="0.392611">
            <text:p>0.392611</text:p>
          </table:table-cell>
          <table:table-cell office:value-type="float" office:value="-0.0109119">
            <text:p>-0.0109119</text:p>
          </table:table-cell>
          <table:table-cell office:value-type="float" office:value="0.524337">
            <text:p>0.524337</text:p>
          </table:table-cell>
          <table:table-cell office:value-type="float" office:value="0.786707">
            <text:p>0.786707</text:p>
          </table:table-cell>
          <table:table-cell office:value-type="float" office:value="0.496952">
            <text:p>0.496952</text:p>
          </table:table-cell>
          <table:table-cell office:value-type="float" office:value="-0.00384895">
            <text:p>-0.00384895</text:p>
          </table:table-cell>
          <table:table-cell office:value-type="float" office:value="0.596872">
            <text:p>0.596872</text:p>
          </table:table-cell>
          <table:table-cell office:value-type="float" office:value="0.753776">
            <text:p>0.753776</text:p>
          </table:table-cell>
          <table:table-cell office:value-type="float" office:value="0.431337">
            <text:p>0.431337</text:p>
          </table:table-cell>
          <table:table-cell table:number-columns-repeated="14"/>
        </table:table-row>
        <table:table-row table:style-name="ro1">
          <table:table-cell office:value-type="float" office:value="1.7625">
            <text:p>1.7625</text:p>
          </table:table-cell>
          <table:table-cell office:value-type="float" office:value="-0.0049646">
            <text:p>-0.0049646</text:p>
          </table:table-cell>
          <table:table-cell office:value-type="float" office:value="0.489503">
            <text:p>0.489503</text:p>
          </table:table-cell>
          <table:table-cell office:value-type="float" office:value="0.949251">
            <text:p>0.949251</text:p>
          </table:table-cell>
          <table:table-cell office:value-type="float" office:value="0.553461">
            <text:p>0.553461</text:p>
          </table:table-cell>
          <table:table-cell office:value-type="float" office:value="0.0171807">
            <text:p>0.0171807</text:p>
          </table:table-cell>
          <table:table-cell office:value-type="float" office:value="0.656517">
            <text:p>0.656517</text:p>
          </table:table-cell>
          <table:table-cell office:value-type="float" office:value="0.84414">
            <text:p>0.84414</text:p>
          </table:table-cell>
          <table:table-cell office:value-type="float" office:value="0.390575">
            <text:p>0.390575</text:p>
          </table:table-cell>
          <table:table-cell office:value-type="float" office:value="-0.0115727">
            <text:p>-0.0115727</text:p>
          </table:table-cell>
          <table:table-cell office:value-type="float" office:value="0.533243">
            <text:p>0.533243</text:p>
          </table:table-cell>
          <table:table-cell office:value-type="float" office:value="0.781919">
            <text:p>0.781919</text:p>
          </table:table-cell>
          <table:table-cell office:value-type="float" office:value="0.493055">
            <text:p>0.493055</text:p>
          </table:table-cell>
          <table:table-cell office:value-type="float" office:value="-0.00335783">
            <text:p>-0.00335783</text:p>
          </table:table-cell>
          <table:table-cell office:value-type="float" office:value="0.603313">
            <text:p>0.603313</text:p>
          </table:table-cell>
          <table:table-cell office:value-type="float" office:value="0.748313">
            <text:p>0.748313</text:p>
          </table:table-cell>
          <table:table-cell office:value-type="float" office:value="0.428276">
            <text:p>0.428276</text:p>
          </table:table-cell>
          <table:table-cell table:number-columns-repeated="14"/>
        </table:table-row>
        <table:table-row table:style-name="ro1">
          <table:table-cell office:value-type="float" office:value="1.7875">
            <text:p>1.7875</text:p>
          </table:table-cell>
          <table:table-cell office:value-type="float" office:value="-0.00514283">
            <text:p>-0.00514283</text:p>
          </table:table-cell>
          <table:table-cell office:value-type="float" office:value="0.502845">
            <text:p>0.502845</text:p>
          </table:table-cell>
          <table:table-cell office:value-type="float" office:value="0.943743">
            <text:p>0.943743</text:p>
          </table:table-cell>
          <table:table-cell office:value-type="float" office:value="0.549285">
            <text:p>0.549285</text:p>
          </table:table-cell>
          <table:table-cell office:value-type="float" office:value="0.0160735">
            <text:p>0.0160735</text:p>
          </table:table-cell>
          <table:table-cell office:value-type="float" office:value="0.663652">
            <text:p>0.663652</text:p>
          </table:table-cell>
          <table:table-cell office:value-type="float" office:value="0.837641">
            <text:p>0.837641</text:p>
          </table:table-cell>
          <table:table-cell office:value-type="float" office:value="0.388382">
            <text:p>0.388382</text:p>
          </table:table-cell>
          <table:table-cell office:value-type="float" office:value="-0.0115891">
            <text:p>-0.0115891</text:p>
          </table:table-cell>
          <table:table-cell office:value-type="float" office:value="0.541668">
            <text:p>0.541668</text:p>
          </table:table-cell>
          <table:table-cell office:value-type="float" office:value="0.77686">
            <text:p>0.77686</text:p>
          </table:table-cell>
          <table:table-cell office:value-type="float" office:value="0.488919">
            <text:p>0.488919</text:p>
          </table:table-cell>
          <table:table-cell office:value-type="float" office:value="-0.00273858">
            <text:p>-0.00273858</text:p>
          </table:table-cell>
          <table:table-cell office:value-type="float" office:value="0.609185">
            <text:p>0.609185</text:p>
          </table:table-cell>
          <table:table-cell office:value-type="float" office:value="0.742447">
            <text:p>0.742447</text:p>
          </table:table-cell>
          <table:table-cell office:value-type="float" office:value="0.425137">
            <text:p>0.425137</text:p>
          </table:table-cell>
          <table:table-cell table:number-columns-repeated="14"/>
        </table:table-row>
        <table:table-row table:style-name="ro1">
          <table:table-cell office:value-type="float" office:value="1.8125">
            <text:p>1.8125</text:p>
          </table:table-cell>
          <table:table-cell office:value-type="float" office:value="-0.00429908">
            <text:p>-0.00429908</text:p>
          </table:table-cell>
          <table:table-cell office:value-type="float" office:value="0.515915">
            <text:p>0.515915</text:p>
          </table:table-cell>
          <table:table-cell office:value-type="float" office:value="0.938302">
            <text:p>0.938302</text:p>
          </table:table-cell>
          <table:table-cell office:value-type="float" office:value="0.544982">
            <text:p>0.544982</text:p>
          </table:table-cell>
          <table:table-cell office:value-type="float" office:value="0.0143587">
            <text:p>0.0143587</text:p>
          </table:table-cell>
          <table:table-cell office:value-type="float" office:value="0.671118">
            <text:p>0.671118</text:p>
          </table:table-cell>
          <table:table-cell office:value-type="float" office:value="0.831478">
            <text:p>0.831478</text:p>
          </table:table-cell>
          <table:table-cell office:value-type="float" office:value="0.38594">
            <text:p>0.38594</text:p>
          </table:table-cell>
          <table:table-cell office:value-type="float" office:value="-0.0111859">
            <text:p>-0.0111859</text:p>
          </table:table-cell>
          <table:table-cell office:value-type="float" office:value="0.549605">
            <text:p>0.549605</text:p>
          </table:table-cell>
          <table:table-cell office:value-type="float" office:value="0.770993">
            <text:p>0.770993</text:p>
          </table:table-cell>
          <table:table-cell office:value-type="float" office:value="0.484089">
            <text:p>0.484089</text:p>
          </table:table-cell>
          <table:table-cell office:value-type="float" office:value="-0.00234182">
            <text:p>-0.00234182</text:p>
          </table:table-cell>
          <table:table-cell office:value-type="float" office:value="0.614508">
            <text:p>0.614508</text:p>
          </table:table-cell>
          <table:table-cell office:value-type="float" office:value="0.73634">
            <text:p>0.73634</text:p>
          </table:table-cell>
          <table:table-cell office:value-type="float" office:value="0.42196">
            <text:p>0.42196</text:p>
          </table:table-cell>
          <table:table-cell table:number-columns-repeated="14"/>
        </table:table-row>
        <table:table-row table:style-name="ro1">
          <table:table-cell office:value-type="float" office:value="1.8375">
            <text:p>1.8375</text:p>
          </table:table-cell>
          <table:table-cell office:value-type="float" office:value="-0.003117">
            <text:p>-0.003117</text:p>
          </table:table-cell>
          <table:table-cell office:value-type="float" office:value="0.528498">
            <text:p>0.528498</text:p>
          </table:table-cell>
          <table:table-cell office:value-type="float" office:value="0.933435">
            <text:p>0.933435</text:p>
          </table:table-cell>
          <table:table-cell office:value-type="float" office:value="0.540607">
            <text:p>0.540607</text:p>
          </table:table-cell>
          <table:table-cell office:value-type="float" office:value="0.0123464">
            <text:p>0.0123464</text:p>
          </table:table-cell>
          <table:table-cell office:value-type="float" office:value="0.678742">
            <text:p>0.678742</text:p>
          </table:table-cell>
          <table:table-cell office:value-type="float" office:value="0.824746">
            <text:p>0.824746</text:p>
          </table:table-cell>
          <table:table-cell office:value-type="float" office:value="0.383571">
            <text:p>0.383571</text:p>
          </table:table-cell>
          <table:table-cell office:value-type="float" office:value="-0.0108186">
            <text:p>-0.0108186</text:p>
          </table:table-cell>
          <table:table-cell office:value-type="float" office:value="0.557017">
            <text:p>0.557017</text:p>
          </table:table-cell>
          <table:table-cell office:value-type="float" office:value="0.765256">
            <text:p>0.765256</text:p>
          </table:table-cell>
          <table:table-cell office:value-type="float" office:value="0.479139">
            <text:p>0.479139</text:p>
          </table:table-cell>
          <table:table-cell office:value-type="float" office:value="-0.00193937">
            <text:p>-0.00193937</text:p>
          </table:table-cell>
          <table:table-cell office:value-type="float" office:value="0.620053">
            <text:p>0.620053</text:p>
          </table:table-cell>
          <table:table-cell office:value-type="float" office:value="0.730508">
            <text:p>0.730508</text:p>
          </table:table-cell>
          <table:table-cell office:value-type="float" office:value="0.418844">
            <text:p>0.418844</text:p>
          </table:table-cell>
          <table:table-cell table:number-columns-repeated="14"/>
        </table:table-row>
        <table:table-row table:style-name="ro1">
          <table:table-cell office:value-type="float" office:value="1.8625">
            <text:p>1.8625</text:p>
          </table:table-cell>
          <table:table-cell office:value-type="float" office:value="-0.00181305">
            <text:p>-0.00181305</text:p>
          </table:table-cell>
          <table:table-cell office:value-type="float" office:value="0.54048">
            <text:p>0.54048</text:p>
          </table:table-cell>
          <table:table-cell office:value-type="float" office:value="0.929286">
            <text:p>0.929286</text:p>
          </table:table-cell>
          <table:table-cell office:value-type="float" office:value="0.536423">
            <text:p>0.536423</text:p>
          </table:table-cell>
          <table:table-cell office:value-type="float" office:value="0.0110046">
            <text:p>0.0110046</text:p>
          </table:table-cell>
          <table:table-cell office:value-type="float" office:value="0.686247">
            <text:p>0.686247</text:p>
          </table:table-cell>
          <table:table-cell office:value-type="float" office:value="0.817773">
            <text:p>0.817773</text:p>
          </table:table-cell>
          <table:table-cell office:value-type="float" office:value="0.381209">
            <text:p>0.381209</text:p>
          </table:table-cell>
          <table:table-cell office:value-type="float" office:value="-0.0107851">
            <text:p>-0.0107851</text:p>
          </table:table-cell>
          <table:table-cell office:value-type="float" office:value="0.563707">
            <text:p>0.563707</text:p>
          </table:table-cell>
          <table:table-cell office:value-type="float" office:value="0.759837">
            <text:p>0.759837</text:p>
          </table:table-cell>
          <table:table-cell office:value-type="float" office:value="0.47443">
            <text:p>0.47443</text:p>
          </table:table-cell>
          <table:table-cell office:value-type="float" office:value="-0.00141565">
            <text:p>-0.00141565</text:p>
          </table:table-cell>
          <table:table-cell office:value-type="float" office:value="0.626058">
            <text:p>0.626058</text:p>
          </table:table-cell>
          <table:table-cell office:value-type="float" office:value="0.725408">
            <text:p>0.725408</text:p>
          </table:table-cell>
          <table:table-cell office:value-type="float" office:value="0.415629">
            <text:p>0.415629</text:p>
          </table:table-cell>
          <table:table-cell table:number-columns-repeated="14"/>
        </table:table-row>
        <table:table-row table:style-name="ro1">
          <table:table-cell office:value-type="float" office:value="1.8875">
            <text:p>1.8875</text:p>
          </table:table-cell>
          <table:table-cell office:value-type="float" office:value="-0.000164671">
            <text:p>-0.000164671</text:p>
          </table:table-cell>
          <table:table-cell office:value-type="float" office:value="0.552383">
            <text:p>0.552383</text:p>
          </table:table-cell>
          <table:table-cell office:value-type="float" office:value="0.924902">
            <text:p>0.924902</text:p>
          </table:table-cell>
          <table:table-cell office:value-type="float" office:value="0.532231">
            <text:p>0.532231</text:p>
          </table:table-cell>
          <table:table-cell office:value-type="float" office:value="0.0101735">
            <text:p>0.0101735</text:p>
          </table:table-cell>
          <table:table-cell office:value-type="float" office:value="0.693258">
            <text:p>0.693258</text:p>
          </table:table-cell>
          <table:table-cell office:value-type="float" office:value="0.811292">
            <text:p>0.811292</text:p>
          </table:table-cell>
          <table:table-cell office:value-type="float" office:value="0.378636">
            <text:p>0.378636</text:p>
          </table:table-cell>
          <table:table-cell office:value-type="float" office:value="-0.0106297">
            <text:p>-0.0106297</text:p>
          </table:table-cell>
          <table:table-cell office:value-type="float" office:value="0.570037">
            <text:p>0.570037</text:p>
          </table:table-cell>
          <table:table-cell office:value-type="float" office:value="0.753848">
            <text:p>0.753848</text:p>
          </table:table-cell>
          <table:table-cell office:value-type="float" office:value="0.46988">
            <text:p>0.46988</text:p>
          </table:table-cell>
          <table:table-cell office:value-type="float" office:value="-0.00052526">
            <text:p>-0.00052526</text:p>
          </table:table-cell>
          <table:table-cell office:value-type="float" office:value="0.632322">
            <text:p>0.632322</text:p>
          </table:table-cell>
          <table:table-cell office:value-type="float" office:value="0.720896">
            <text:p>0.720896</text:p>
          </table:table-cell>
          <table:table-cell office:value-type="float" office:value="0.412065">
            <text:p>0.412065</text:p>
          </table:table-cell>
          <table:table-cell table:number-columns-repeated="14"/>
        </table:table-row>
        <table:table-row table:style-name="ro1">
          <table:table-cell office:value-type="float" office:value="1.9125">
            <text:p>1.9125</text:p>
          </table:table-cell>
          <table:table-cell office:value-type="float" office:value="0.0011672">
            <text:p>0.0011672</text:p>
          </table:table-cell>
          <table:table-cell office:value-type="float" office:value="0.56401">
            <text:p>0.56401</text:p>
          </table:table-cell>
          <table:table-cell office:value-type="float" office:value="0.91978">
            <text:p>0.91978</text:p>
          </table:table-cell>
          <table:table-cell office:value-type="float" office:value="0.527928">
            <text:p>0.527928</text:p>
          </table:table-cell>
          <table:table-cell office:value-type="float" office:value="0.00940635">
            <text:p>0.00940635</text:p>
          </table:table-cell>
          <table:table-cell office:value-type="float" office:value="0.699793">
            <text:p>0.699793</text:p>
          </table:table-cell>
          <table:table-cell office:value-type="float" office:value="0.805659">
            <text:p>0.805659</text:p>
          </table:table-cell>
          <table:table-cell office:value-type="float" office:value="0.375921">
            <text:p>0.375921</text:p>
          </table:table-cell>
          <table:table-cell office:value-type="float" office:value="-0.0103174">
            <text:p>-0.0103174</text:p>
          </table:table-cell>
          <table:table-cell office:value-type="float" office:value="0.576437">
            <text:p>0.576437</text:p>
          </table:table-cell>
          <table:table-cell office:value-type="float" office:value="0.748712">
            <text:p>0.748712</text:p>
          </table:table-cell>
          <table:table-cell office:value-type="float" office:value="0.465626">
            <text:p>0.465626</text:p>
          </table:table-cell>
          <table:table-cell office:value-type="float" office:value="0.000533152">
            <text:p>0.000533152</text:p>
          </table:table-cell>
          <table:table-cell office:value-type="float" office:value="0.638678">
            <text:p>0.638678</text:p>
          </table:table-cell>
          <table:table-cell office:value-type="float" office:value="0.716517">
            <text:p>0.716517</text:p>
          </table:table-cell>
          <table:table-cell office:value-type="float" office:value="0.408212">
            <text:p>0.408212</text:p>
          </table:table-cell>
          <table:table-cell table:number-columns-repeated="14"/>
        </table:table-row>
        <table:table-row table:style-name="ro1">
          <table:table-cell office:value-type="float" office:value="1.9375">
            <text:p>1.9375</text:p>
          </table:table-cell>
          <table:table-cell office:value-type="float" office:value="0.00184735">
            <text:p>0.00184735</text:p>
          </table:table-cell>
          <table:table-cell office:value-type="float" office:value="0.574912">
            <text:p>0.574912</text:p>
          </table:table-cell>
          <table:table-cell office:value-type="float" office:value="0.913672">
            <text:p>0.913672</text:p>
          </table:table-cell>
          <table:table-cell office:value-type="float" office:value="0.523775">
            <text:p>0.523775</text:p>
          </table:table-cell>
          <table:table-cell office:value-type="float" office:value="0.00865978">
            <text:p>0.00865978</text:p>
          </table:table-cell>
          <table:table-cell office:value-type="float" office:value="0.706117">
            <text:p>0.706117</text:p>
          </table:table-cell>
          <table:table-cell office:value-type="float" office:value="0.800578">
            <text:p>0.800578</text:p>
          </table:table-cell>
          <table:table-cell office:value-type="float" office:value="0.373849">
            <text:p>0.373849</text:p>
          </table:table-cell>
          <table:table-cell office:value-type="float" office:value="-0.0101823">
            <text:p>-0.0101823</text:p>
          </table:table-cell>
          <table:table-cell office:value-type="float" office:value="0.582918">
            <text:p>0.582918</text:p>
          </table:table-cell>
          <table:table-cell office:value-type="float" office:value="0.744702">
            <text:p>0.744702</text:p>
          </table:table-cell>
          <table:table-cell office:value-type="float" office:value="0.461078">
            <text:p>0.461078</text:p>
          </table:table-cell>
          <table:table-cell office:value-type="float" office:value="0.00132349">
            <text:p>0.00132349</text:p>
          </table:table-cell>
          <table:table-cell office:value-type="float" office:value="0.644678">
            <text:p>0.644678</text:p>
          </table:table-cell>
          <table:table-cell office:value-type="float" office:value="0.711743">
            <text:p>0.711743</text:p>
          </table:table-cell>
          <table:table-cell office:value-type="float" office:value="0.404456">
            <text:p>0.404456</text:p>
          </table:table-cell>
          <table:table-cell table:number-columns-repeated="14"/>
        </table:table-row>
        <table:table-row table:style-name="ro1">
          <table:table-cell office:value-type="float" office:value="1.9625">
            <text:p>1.9625</text:p>
          </table:table-cell>
          <table:table-cell office:value-type="float" office:value="0.00258343">
            <text:p>0.00258343</text:p>
          </table:table-cell>
          <table:table-cell office:value-type="float" office:value="0.585273">
            <text:p>0.585273</text:p>
          </table:table-cell>
          <table:table-cell office:value-type="float" office:value="0.907244">
            <text:p>0.907244</text:p>
          </table:table-cell>
          <table:table-cell office:value-type="float" office:value="0.519717">
            <text:p>0.519717</text:p>
          </table:table-cell>
          <table:table-cell office:value-type="float" office:value="0.0078046">
            <text:p>0.0078046</text:p>
          </table:table-cell>
          <table:table-cell office:value-type="float" office:value="0.712157">
            <text:p>0.712157</text:p>
          </table:table-cell>
          <table:table-cell office:value-type="float" office:value="0.796295">
            <text:p>0.796295</text:p>
          </table:table-cell>
          <table:table-cell office:value-type="float" office:value="0.372539">
            <text:p>0.372539</text:p>
          </table:table-cell>
          <table:table-cell office:value-type="float" office:value="-0.00982417">
            <text:p>-0.00982417</text:p>
          </table:table-cell>
          <table:table-cell office:value-type="float" office:value="0.58965">
            <text:p>0.58965</text:p>
          </table:table-cell>
          <table:table-cell office:value-type="float" office:value="0.741075">
            <text:p>0.741075</text:p>
          </table:table-cell>
          <table:table-cell office:value-type="float" office:value="0.456302">
            <text:p>0.456302</text:p>
          </table:table-cell>
          <table:table-cell office:value-type="float" office:value="0.00219135">
            <text:p>0.00219135</text:p>
          </table:table-cell>
          <table:table-cell office:value-type="float" office:value="0.650018">
            <text:p>0.650018</text:p>
          </table:table-cell>
          <table:table-cell office:value-type="float" office:value="0.70672">
            <text:p>0.70672</text:p>
          </table:table-cell>
          <table:table-cell office:value-type="float" office:value="0.40081">
            <text:p>0.40081</text:p>
          </table:table-cell>
          <table:table-cell table:number-columns-repeated="14"/>
        </table:table-row>
        <table:table-row table:style-name="ro1">
          <table:table-cell office:value-type="float" office:value="1.9875">
            <text:p>1.9875</text:p>
          </table:table-cell>
          <table:table-cell office:value-type="float" office:value="0.00409345">
            <text:p>0.00409345</text:p>
          </table:table-cell>
          <table:table-cell office:value-type="float" office:value="0.59571">
            <text:p>0.59571</text:p>
          </table:table-cell>
          <table:table-cell office:value-type="float" office:value="0.901109">
            <text:p>0.901109</text:p>
          </table:table-cell>
          <table:table-cell office:value-type="float" office:value="0.515748">
            <text:p>0.515748</text:p>
          </table:table-cell>
          <table:table-cell office:value-type="float" office:value="0.0070452">
            <text:p>0.0070452</text:p>
          </table:table-cell>
          <table:table-cell office:value-type="float" office:value="0.717885">
            <text:p>0.717885</text:p>
          </table:table-cell>
          <table:table-cell office:value-type="float" office:value="0.79237">
            <text:p>0.79237</text:p>
          </table:table-cell>
          <table:table-cell office:value-type="float" office:value="0.371521">
            <text:p>0.371521</text:p>
          </table:table-cell>
          <table:table-cell office:value-type="float" office:value="-0.0089713">
            <text:p>-0.0089713</text:p>
          </table:table-cell>
          <table:table-cell office:value-type="float" office:value="0.596678">
            <text:p>0.596678</text:p>
          </table:table-cell>
          <table:table-cell office:value-type="float" office:value="0.737509">
            <text:p>0.737509</text:p>
          </table:table-cell>
          <table:table-cell office:value-type="float" office:value="0.451926">
            <text:p>0.451926</text:p>
          </table:table-cell>
          <table:table-cell office:value-type="float" office:value="0.00339203">
            <text:p>0.00339203</text:p>
          </table:table-cell>
          <table:table-cell office:value-type="float" office:value="0.654975">
            <text:p>0.654975</text:p>
          </table:table-cell>
          <table:table-cell office:value-type="float" office:value="0.701585">
            <text:p>0.701585</text:p>
          </table:table-cell>
          <table:table-cell office:value-type="float" office:value="0.397051">
            <text:p>0.397051</text:p>
          </table:table-cell>
          <table:table-cell table:number-columns-repeated="14"/>
        </table:table-row>
        <table:table-row table:style-name="ro1">
          <table:table-cell office:value-type="float" office:value="2.0125">
            <text:p>2.0125</text:p>
          </table:table-cell>
          <table:table-cell office:value-type="float" office:value="0.0055879">
            <text:p>0.0055879</text:p>
          </table:table-cell>
          <table:table-cell office:value-type="float" office:value="0.60634">
            <text:p>0.60634</text:p>
          </table:table-cell>
          <table:table-cell office:value-type="float" office:value="0.895684">
            <text:p>0.895684</text:p>
          </table:table-cell>
          <table:table-cell office:value-type="float" office:value="0.512078">
            <text:p>0.512078</text:p>
          </table:table-cell>
          <table:table-cell office:value-type="float" office:value="0.00644952">
            <text:p>0.00644952</text:p>
          </table:table-cell>
          <table:table-cell office:value-type="float" office:value="0.723532">
            <text:p>0.723532</text:p>
          </table:table-cell>
          <table:table-cell office:value-type="float" office:value="0.788265">
            <text:p>0.788265</text:p>
          </table:table-cell>
          <table:table-cell office:value-type="float" office:value="0.36979">
            <text:p>0.36979</text:p>
          </table:table-cell>
          <table:table-cell office:value-type="float" office:value="-0.0081304">
            <text:p>-0.0081304</text:p>
          </table:table-cell>
          <table:table-cell office:value-type="float" office:value="0.604072">
            <text:p>0.604072</text:p>
          </table:table-cell>
          <table:table-cell office:value-type="float" office:value="0.73346">
            <text:p>0.73346</text:p>
          </table:table-cell>
          <table:table-cell office:value-type="float" office:value="0.447743">
            <text:p>0.447743</text:p>
          </table:table-cell>
          <table:table-cell office:value-type="float" office:value="0.0044248">
            <text:p>0.0044248</text:p>
          </table:table-cell>
          <table:table-cell office:value-type="float" office:value="0.659567">
            <text:p>0.659567</text:p>
          </table:table-cell>
          <table:table-cell office:value-type="float" office:value="0.697">
            <text:p>0.697</text:p>
          </table:table-cell>
          <table:table-cell office:value-type="float" office:value="0.393497">
            <text:p>0.393497</text:p>
          </table:table-cell>
          <table:table-cell table:number-columns-repeated="14"/>
        </table:table-row>
        <table:table-row table:style-name="ro1">
          <table:table-cell office:value-type="float" office:value="2.0375">
            <text:p>2.0375</text:p>
          </table:table-cell>
          <table:table-cell office:value-type="float" office:value="0.00653162">
            <text:p>0.00653162</text:p>
          </table:table-cell>
          <table:table-cell office:value-type="float" office:value="0.617233">
            <text:p>0.617233</text:p>
          </table:table-cell>
          <table:table-cell office:value-type="float" office:value="0.890894">
            <text:p>0.890894</text:p>
          </table:table-cell>
          <table:table-cell office:value-type="float" office:value="0.508761">
            <text:p>0.508761</text:p>
          </table:table-cell>
          <table:table-cell office:value-type="float" office:value="0.0061206">
            <text:p>0.0061206</text:p>
          </table:table-cell>
          <table:table-cell office:value-type="float" office:value="0.729315">
            <text:p>0.729315</text:p>
          </table:table-cell>
          <table:table-cell office:value-type="float" office:value="0.784058">
            <text:p>0.784058</text:p>
          </table:table-cell>
          <table:table-cell office:value-type="float" office:value="0.367396">
            <text:p>0.367396</text:p>
          </table:table-cell>
          <table:table-cell office:value-type="float" office:value="-0.00759122">
            <text:p>-0.00759122</text:p>
          </table:table-cell>
          <table:table-cell office:value-type="float" office:value="0.611513">
            <text:p>0.611513</text:p>
          </table:table-cell>
          <table:table-cell office:value-type="float" office:value="0.72896">
            <text:p>0.72896</text:p>
          </table:table-cell>
          <table:table-cell office:value-type="float" office:value="0.443744">
            <text:p>0.443744</text:p>
          </table:table-cell>
          <table:table-cell office:value-type="float" office:value="0.0053836">
            <text:p>0.0053836</text:p>
          </table:table-cell>
          <table:table-cell office:value-type="float" office:value="0.66361">
            <text:p>0.66361</text:p>
          </table:table-cell>
          <table:table-cell office:value-type="float" office:value="0.69273">
            <text:p>0.69273</text:p>
          </table:table-cell>
          <table:table-cell office:value-type="float" office:value="0.390639">
            <text:p>0.390639</text:p>
          </table:table-cell>
          <table:table-cell table:number-columns-repeated="14"/>
        </table:table-row>
        <table:table-row table:style-name="ro1">
          <table:table-cell office:value-type="float" office:value="2.0625">
            <text:p>2.0625</text:p>
          </table:table-cell>
          <table:table-cell office:value-type="float" office:value="0.00704767">
            <text:p>0.00704767</text:p>
          </table:table-cell>
          <table:table-cell office:value-type="float" office:value="0.627928">
            <text:p>0.627928</text:p>
          </table:table-cell>
          <table:table-cell office:value-type="float" office:value="0.886048">
            <text:p>0.886048</text:p>
          </table:table-cell>
          <table:table-cell office:value-type="float" office:value="0.50588">
            <text:p>0.50588</text:p>
          </table:table-cell>
          <table:table-cell office:value-type="float" office:value="0.00626408">
            <text:p>0.00626408</text:p>
          </table:table-cell>
          <table:table-cell office:value-type="float" office:value="0.735213">
            <text:p>0.735213</text:p>
          </table:table-cell>
          <table:table-cell office:value-type="float" office:value="0.780134">
            <text:p>0.780134</text:p>
          </table:table-cell>
          <table:table-cell office:value-type="float" office:value="0.36562">
            <text:p>0.36562</text:p>
          </table:table-cell>
          <table:table-cell office:value-type="float" office:value="-0.00706575">
            <text:p>-0.00706575</text:p>
          </table:table-cell>
          <table:table-cell office:value-type="float" office:value="0.618433">
            <text:p>0.618433</text:p>
          </table:table-cell>
          <table:table-cell office:value-type="float" office:value="0.724256">
            <text:p>0.724256</text:p>
          </table:table-cell>
          <table:table-cell office:value-type="float" office:value="0.440478">
            <text:p>0.440478</text:p>
          </table:table-cell>
          <table:table-cell office:value-type="float" office:value="0.00644128">
            <text:p>0.00644128</text:p>
          </table:table-cell>
          <table:table-cell office:value-type="float" office:value="0.667285">
            <text:p>0.667285</text:p>
          </table:table-cell>
          <table:table-cell office:value-type="float" office:value="0.687813">
            <text:p>0.687813</text:p>
          </table:table-cell>
          <table:table-cell office:value-type="float" office:value="0.388323">
            <text:p>0.388323</text:p>
          </table:table-cell>
          <table:table-cell table:number-columns-repeated="14"/>
        </table:table-row>
        <table:table-row table:style-name="ro1">
          <table:table-cell office:value-type="float" office:value="2.0875">
            <text:p>2.0875</text:p>
          </table:table-cell>
          <table:table-cell office:value-type="float" office:value="0.00722258">
            <text:p>0.00722258</text:p>
          </table:table-cell>
          <table:table-cell office:value-type="float" office:value="0.638183">
            <text:p>0.638183</text:p>
          </table:table-cell>
          <table:table-cell office:value-type="float" office:value="0.880738">
            <text:p>0.880738</text:p>
          </table:table-cell>
          <table:table-cell office:value-type="float" office:value="0.503319">
            <text:p>0.503319</text:p>
          </table:table-cell>
          <table:table-cell office:value-type="float" office:value="0.00603478">
            <text:p>0.00603478</text:p>
          </table:table-cell>
          <table:table-cell office:value-type="float" office:value="0.740827">
            <text:p>0.740827</text:p>
          </table:table-cell>
          <table:table-cell office:value-type="float" office:value="0.775826">
            <text:p>0.775826</text:p>
          </table:table-cell>
          <table:table-cell office:value-type="float" office:value="0.364204">
            <text:p>0.364204</text:p>
          </table:table-cell>
          <table:table-cell office:value-type="float" office:value="-0.00646132">
            <text:p>-0.00646132</text:p>
          </table:table-cell>
          <table:table-cell office:value-type="float" office:value="0.624922">
            <text:p>0.624922</text:p>
          </table:table-cell>
          <table:table-cell office:value-type="float" office:value="0.719504">
            <text:p>0.719504</text:p>
          </table:table-cell>
          <table:table-cell office:value-type="float" office:value="0.437301">
            <text:p>0.437301</text:p>
          </table:table-cell>
          <table:table-cell office:value-type="float" office:value="0.00753487">
            <text:p>0.00753487</text:p>
          </table:table-cell>
          <table:table-cell office:value-type="float" office:value="0.67084">
            <text:p>0.67084</text:p>
          </table:table-cell>
          <table:table-cell office:value-type="float" office:value="0.682705">
            <text:p>0.682705</text:p>
          </table:table-cell>
          <table:table-cell office:value-type="float" office:value="0.385997">
            <text:p>0.385997</text:p>
          </table:table-cell>
          <table:table-cell table:number-columns-repeated="14"/>
        </table:table-row>
        <table:table-row table:style-name="ro1">
          <table:table-cell office:value-type="float" office:value="2.1125">
            <text:p>2.1125</text:p>
          </table:table-cell>
          <table:table-cell office:value-type="float" office:value="0.0075695">
            <text:p>0.0075695</text:p>
          </table:table-cell>
          <table:table-cell office:value-type="float" office:value="0.648348">
            <text:p>0.648348</text:p>
          </table:table-cell>
          <table:table-cell office:value-type="float" office:value="0.875563">
            <text:p>0.875563</text:p>
          </table:table-cell>
          <table:table-cell office:value-type="float" office:value="0.500802">
            <text:p>0.500802</text:p>
          </table:table-cell>
          <table:table-cell office:value-type="float" office:value="0.00528387">
            <text:p>0.00528387</text:p>
          </table:table-cell>
          <table:table-cell office:value-type="float" office:value="0.7461">
            <text:p>0.7461</text:p>
          </table:table-cell>
          <table:table-cell office:value-type="float" office:value="0.771373">
            <text:p>0.771373</text:p>
          </table:table-cell>
          <table:table-cell office:value-type="float" office:value="0.362059">
            <text:p>0.362059</text:p>
          </table:table-cell>
          <table:table-cell office:value-type="float" office:value="-0.00592668">
            <text:p>-0.00592668</text:p>
          </table:table-cell>
          <table:table-cell office:value-type="float" office:value="0.631222">
            <text:p>0.631222</text:p>
          </table:table-cell>
          <table:table-cell office:value-type="float" office:value="0.715113">
            <text:p>0.715113</text:p>
          </table:table-cell>
          <table:table-cell office:value-type="float" office:value="0.434014">
            <text:p>0.434014</text:p>
          </table:table-cell>
          <table:table-cell office:value-type="float" office:value="0.00885707">
            <text:p>0.00885707</text:p>
          </table:table-cell>
          <table:table-cell office:value-type="float" office:value="0.674357">
            <text:p>0.674357</text:p>
          </table:table-cell>
          <table:table-cell office:value-type="float" office:value="0.678122">
            <text:p>0.678122</text:p>
          </table:table-cell>
          <table:table-cell office:value-type="float" office:value="0.383768">
            <text:p>0.383768</text:p>
          </table:table-cell>
          <table:table-cell table:number-columns-repeated="14"/>
        </table:table-row>
        <table:table-row table:style-name="ro1">
          <table:table-cell office:value-type="float" office:value="2.1375">
            <text:p>2.1375</text:p>
          </table:table-cell>
          <table:table-cell office:value-type="float" office:value="0.00771965">
            <text:p>0.00771965</text:p>
          </table:table-cell>
          <table:table-cell office:value-type="float" office:value="0.658275">
            <text:p>0.658275</text:p>
          </table:table-cell>
          <table:table-cell office:value-type="float" office:value="0.870685">
            <text:p>0.870685</text:p>
          </table:table-cell>
          <table:table-cell office:value-type="float" office:value="0.498571">
            <text:p>0.498571</text:p>
          </table:table-cell>
          <table:table-cell office:value-type="float" office:value="0.0045721">
            <text:p>0.0045721</text:p>
          </table:table-cell>
          <table:table-cell office:value-type="float" office:value="0.751217">
            <text:p>0.751217</text:p>
          </table:table-cell>
          <table:table-cell office:value-type="float" office:value="0.767291">
            <text:p>0.767291</text:p>
          </table:table-cell>
          <table:table-cell office:value-type="float" office:value="0.359487">
            <text:p>0.359487</text:p>
          </table:table-cell>
          <table:table-cell office:value-type="float" office:value="-0.00584163">
            <text:p>-0.00584163</text:p>
          </table:table-cell>
          <table:table-cell office:value-type="float" office:value="0.63749">
            <text:p>0.63749</text:p>
          </table:table-cell>
          <table:table-cell office:value-type="float" office:value="0.710921">
            <text:p>0.710921</text:p>
          </table:table-cell>
          <table:table-cell office:value-type="float" office:value="0.431497">
            <text:p>0.431497</text:p>
          </table:table-cell>
          <table:table-cell office:value-type="float" office:value="0.01049">
            <text:p>0.01049</text:p>
          </table:table-cell>
          <table:table-cell office:value-type="float" office:value="0.677925">
            <text:p>0.677925</text:p>
          </table:table-cell>
          <table:table-cell office:value-type="float" office:value="0.673581">
            <text:p>0.673581</text:p>
          </table:table-cell>
          <table:table-cell office:value-type="float" office:value="0.382185">
            <text:p>0.382185</text:p>
          </table:table-cell>
          <table:table-cell table:number-columns-repeated="14"/>
        </table:table-row>
        <table:table-row table:style-name="ro1">
          <table:table-cell office:value-type="float" office:value="2.1625">
            <text:p>2.1625</text:p>
          </table:table-cell>
          <table:table-cell office:value-type="float" office:value="0.00709653">
            <text:p>0.00709653</text:p>
          </table:table-cell>
          <table:table-cell office:value-type="float" office:value="0.667978">
            <text:p>0.667978</text:p>
          </table:table-cell>
          <table:table-cell office:value-type="float" office:value="0.865714">
            <text:p>0.865714</text:p>
          </table:table-cell>
          <table:table-cell office:value-type="float" office:value="0.496244">
            <text:p>0.496244</text:p>
          </table:table-cell>
          <table:table-cell office:value-type="float" office:value="0.00421715">
            <text:p>0.00421715</text:p>
          </table:table-cell>
          <table:table-cell office:value-type="float" office:value="0.756692">
            <text:p>0.756692</text:p>
          </table:table-cell>
          <table:table-cell office:value-type="float" office:value="0.763306">
            <text:p>0.763306</text:p>
          </table:table-cell>
          <table:table-cell office:value-type="float" office:value="0.356803">
            <text:p>0.356803</text:p>
          </table:table-cell>
          <table:table-cell office:value-type="float" office:value="-0.00602252">
            <text:p>-0.00602252</text:p>
          </table:table-cell>
          <table:table-cell office:value-type="float" office:value="0.643518">
            <text:p>0.643518</text:p>
          </table:table-cell>
          <table:table-cell office:value-type="float" office:value="0.707119">
            <text:p>0.707119</text:p>
          </table:table-cell>
          <table:table-cell office:value-type="float" office:value="0.429651">
            <text:p>0.429651</text:p>
          </table:table-cell>
          <table:table-cell office:value-type="float" office:value="0.0117107">
            <text:p>0.0117107</text:p>
          </table:table-cell>
          <table:table-cell office:value-type="float" office:value="0.68167">
            <text:p>0.68167</text:p>
          </table:table-cell>
          <table:table-cell office:value-type="float" office:value="0.669098">
            <text:p>0.669098</text:p>
          </table:table-cell>
          <table:table-cell office:value-type="float" office:value="0.380882">
            <text:p>0.380882</text:p>
          </table:table-cell>
          <table:table-cell table:number-columns-repeated="14"/>
        </table:table-row>
        <table:table-row table:style-name="ro1">
          <table:table-cell office:value-type="float" office:value="2.1875">
            <text:p>2.1875</text:p>
          </table:table-cell>
          <table:table-cell office:value-type="float" office:value="0.00659863">
            <text:p>0.00659863</text:p>
          </table:table-cell>
          <table:table-cell office:value-type="float" office:value="0.677613">
            <text:p>0.677613</text:p>
          </table:table-cell>
          <table:table-cell office:value-type="float" office:value="0.860696">
            <text:p>0.860696</text:p>
          </table:table-cell>
          <table:table-cell office:value-type="float" office:value="0.493989">
            <text:p>0.493989</text:p>
          </table:table-cell>
          <table:table-cell office:value-type="float" office:value="0.00438088">
            <text:p>0.00438088</text:p>
          </table:table-cell>
          <table:table-cell office:value-type="float" office:value="0.762373">
            <text:p>0.762373</text:p>
          </table:table-cell>
          <table:table-cell office:value-type="float" office:value="0.758842">
            <text:p>0.758842</text:p>
          </table:table-cell>
          <table:table-cell office:value-type="float" office:value="0.354334">
            <text:p>0.354334</text:p>
          </table:table-cell>
          <table:table-cell office:value-type="float" office:value="-0.00586085">
            <text:p>-0.00586085</text:p>
          </table:table-cell>
          <table:table-cell office:value-type="float" office:value="0.649438">
            <text:p>0.649438</text:p>
          </table:table-cell>
          <table:table-cell office:value-type="float" office:value="0.703454">
            <text:p>0.703454</text:p>
          </table:table-cell>
          <table:table-cell office:value-type="float" office:value="0.428075">
            <text:p>0.428075</text:p>
          </table:table-cell>
          <table:table-cell office:value-type="float" office:value="0.0121355">
            <text:p>0.0121355</text:p>
          </table:table-cell>
          <table:table-cell office:value-type="float" office:value="0.685515">
            <text:p>0.685515</text:p>
          </table:table-cell>
          <table:table-cell office:value-type="float" office:value="0.66467">
            <text:p>0.66467</text:p>
          </table:table-cell>
          <table:table-cell office:value-type="float" office:value="0.379269">
            <text:p>0.379269</text:p>
          </table:table-cell>
          <table:table-cell table:number-columns-repeated="14"/>
        </table:table-row>
        <table:table-row table:style-name="ro1">
          <table:table-cell office:value-type="float" office:value="2.2125">
            <text:p>2.2125</text:p>
          </table:table-cell>
          <table:table-cell office:value-type="float" office:value="0.00681208">
            <text:p>0.00681208</text:p>
          </table:table-cell>
          <table:table-cell office:value-type="float" office:value="0.687097">
            <text:p>0.687097</text:p>
          </table:table-cell>
          <table:table-cell office:value-type="float" office:value="0.855674">
            <text:p>0.855674</text:p>
          </table:table-cell>
          <table:table-cell office:value-type="float" office:value="0.491749">
            <text:p>0.491749</text:p>
          </table:table-cell>
          <table:table-cell office:value-type="float" office:value="0.0048653">
            <text:p>0.0048653</text:p>
          </table:table-cell>
          <table:table-cell office:value-type="float" office:value="0.768007">
            <text:p>0.768007</text:p>
          </table:table-cell>
          <table:table-cell office:value-type="float" office:value="0.754614">
            <text:p>0.754614</text:p>
          </table:table-cell>
          <table:table-cell office:value-type="float" office:value="0.352351">
            <text:p>0.352351</text:p>
          </table:table-cell>
          <table:table-cell office:value-type="float" office:value="-0.00551313">
            <text:p>-0.00551313</text:p>
          </table:table-cell>
          <table:table-cell office:value-type="float" office:value="0.654957">
            <text:p>0.654957</text:p>
          </table:table-cell>
          <table:table-cell office:value-type="float" office:value="0.699817">
            <text:p>0.699817</text:p>
          </table:table-cell>
          <table:table-cell office:value-type="float" office:value="0.426698">
            <text:p>0.426698</text:p>
          </table:table-cell>
          <table:table-cell office:value-type="float" office:value="0.0120105">
            <text:p>0.0120105</text:p>
          </table:table-cell>
          <table:table-cell office:value-type="float" office:value="0.689533">
            <text:p>0.689533</text:p>
          </table:table-cell>
          <table:table-cell office:value-type="float" office:value="0.660744">
            <text:p>0.660744</text:p>
          </table:table-cell>
          <table:table-cell office:value-type="float" office:value="0.377041">
            <text:p>0.377041</text:p>
          </table:table-cell>
          <table:table-cell table:number-columns-repeated="14"/>
        </table:table-row>
        <table:table-row table:style-name="ro1">
          <table:table-cell office:value-type="float" office:value="2.2375">
            <text:p>2.2375</text:p>
          </table:table-cell>
          <table:table-cell office:value-type="float" office:value="0.00752927">
            <text:p>0.00752927</text:p>
          </table:table-cell>
          <table:table-cell office:value-type="float" office:value="0.696107">
            <text:p>0.696107</text:p>
          </table:table-cell>
          <table:table-cell office:value-type="float" office:value="0.851267">
            <text:p>0.851267</text:p>
          </table:table-cell>
          <table:table-cell office:value-type="float" office:value="0.489356">
            <text:p>0.489356</text:p>
          </table:table-cell>
          <table:table-cell office:value-type="float" office:value="0.00564198">
            <text:p>0.00564198</text:p>
          </table:table-cell>
          <table:table-cell office:value-type="float" office:value="0.773583">
            <text:p>0.773583</text:p>
          </table:table-cell>
          <table:table-cell office:value-type="float" office:value="0.750552">
            <text:p>0.750552</text:p>
          </table:table-cell>
          <table:table-cell office:value-type="float" office:value="0.350822">
            <text:p>0.350822</text:p>
          </table:table-cell>
          <table:table-cell office:value-type="float" office:value="-0.00485475">
            <text:p>-0.00485475</text:p>
          </table:table-cell>
          <table:table-cell office:value-type="float" office:value="0.659992">
            <text:p>0.659992</text:p>
          </table:table-cell>
          <table:table-cell office:value-type="float" office:value="0.695981">
            <text:p>0.695981</text:p>
          </table:table-cell>
          <table:table-cell office:value-type="float" office:value="0.425365">
            <text:p>0.425365</text:p>
          </table:table-cell>
          <table:table-cell office:value-type="float" office:value="0.0120057">
            <text:p>0.0120057</text:p>
          </table:table-cell>
          <table:table-cell office:value-type="float" office:value="0.693903">
            <text:p>0.693903</text:p>
          </table:table-cell>
          <table:table-cell office:value-type="float" office:value="0.657278">
            <text:p>0.657278</text:p>
          </table:table-cell>
          <table:table-cell office:value-type="float" office:value="0.374834">
            <text:p>0.374834</text:p>
          </table:table-cell>
          <table:table-cell table:number-columns-repeated="14"/>
        </table:table-row>
        <table:table-row table:style-name="ro1">
          <table:table-cell office:value-type="float" office:value="2.2625">
            <text:p>2.2625</text:p>
          </table:table-cell>
          <table:table-cell office:value-type="float" office:value="0.00834042">
            <text:p>0.00834042</text:p>
          </table:table-cell>
          <table:table-cell office:value-type="float" office:value="0.704678">
            <text:p>0.704678</text:p>
          </table:table-cell>
          <table:table-cell office:value-type="float" office:value="0.847482">
            <text:p>0.847482</text:p>
          </table:table-cell>
          <table:table-cell office:value-type="float" office:value="0.48725">
            <text:p>0.48725</text:p>
          </table:table-cell>
          <table:table-cell office:value-type="float" office:value="0.00638808">
            <text:p>0.00638808</text:p>
          </table:table-cell>
          <table:table-cell office:value-type="float" office:value="0.779043">
            <text:p>0.779043</text:p>
          </table:table-cell>
          <table:table-cell office:value-type="float" office:value="0.746955">
            <text:p>0.746955</text:p>
          </table:table-cell>
          <table:table-cell office:value-type="float" office:value="0.349599">
            <text:p>0.349599</text:p>
          </table:table-cell>
          <table:table-cell office:value-type="float" office:value="-0.00402262">
            <text:p>-0.00402262</text:p>
          </table:table-cell>
          <table:table-cell office:value-type="float" office:value="0.66497">
            <text:p>0.66497</text:p>
          </table:table-cell>
          <table:table-cell office:value-type="float" office:value="0.692325">
            <text:p>0.692325</text:p>
          </table:table-cell>
          <table:table-cell office:value-type="float" office:value="0.423955">
            <text:p>0.423955</text:p>
          </table:table-cell>
          <table:table-cell office:value-type="float" office:value="0.0122373">
            <text:p>0.0122373</text:p>
          </table:table-cell>
          <table:table-cell office:value-type="float" office:value="0.698568">
            <text:p>0.698568</text:p>
          </table:table-cell>
          <table:table-cell office:value-type="float" office:value="0.654234">
            <text:p>0.654234</text:p>
          </table:table-cell>
          <table:table-cell office:value-type="float" office:value="0.373015">
            <text:p>0.373015</text:p>
          </table:table-cell>
          <table:table-cell table:number-columns-repeated="14"/>
        </table:table-row>
        <table:table-row table:style-name="ro1">
          <table:table-cell office:value-type="float" office:value="2.2875">
            <text:p>2.2875</text:p>
          </table:table-cell>
          <table:table-cell office:value-type="float" office:value="0.0092824">
            <text:p>0.0092824</text:p>
          </table:table-cell>
          <table:table-cell office:value-type="float" office:value="0.712618">
            <text:p>0.712618</text:p>
          </table:table-cell>
          <table:table-cell office:value-type="float" office:value="0.844471">
            <text:p>0.844471</text:p>
          </table:table-cell>
          <table:table-cell office:value-type="float" office:value="0.485529">
            <text:p>0.485529</text:p>
          </table:table-cell>
          <table:table-cell office:value-type="float" office:value="0.00656837">
            <text:p>0.00656837</text:p>
          </table:table-cell>
          <table:table-cell office:value-type="float" office:value="0.784158">
            <text:p>0.784158</text:p>
          </table:table-cell>
          <table:table-cell office:value-type="float" office:value="0.743475">
            <text:p>0.743475</text:p>
          </table:table-cell>
          <table:table-cell office:value-type="float" office:value="0.348341">
            <text:p>0.348341</text:p>
          </table:table-cell>
          <table:table-cell office:value-type="float" office:value="-0.00344603">
            <text:p>-0.00344603</text:p>
          </table:table-cell>
          <table:table-cell office:value-type="float" office:value="0.669952">
            <text:p>0.669952</text:p>
          </table:table-cell>
          <table:table-cell office:value-type="float" office:value="0.689305">
            <text:p>0.689305</text:p>
          </table:table-cell>
          <table:table-cell office:value-type="float" office:value="0.422536">
            <text:p>0.422536</text:p>
          </table:table-cell>
          <table:table-cell office:value-type="float" office:value="0.0125835">
            <text:p>0.0125835</text:p>
          </table:table-cell>
          <table:table-cell office:value-type="float" office:value="0.703285">
            <text:p>0.703285</text:p>
          </table:table-cell>
          <table:table-cell office:value-type="float" office:value="0.651172">
            <text:p>0.651172</text:p>
          </table:table-cell>
          <table:table-cell office:value-type="float" office:value="0.371213">
            <text:p>0.371213</text:p>
          </table:table-cell>
          <table:table-cell table:number-columns-repeated="14"/>
        </table:table-row>
        <table:table-row table:style-name="ro1">
          <table:table-cell office:value-type="float" office:value="2.3125">
            <text:p>2.3125</text:p>
          </table:table-cell>
          <table:table-cell office:value-type="float" office:value="0.00971802">
            <text:p>0.00971802</text:p>
          </table:table-cell>
          <table:table-cell office:value-type="float" office:value="0.719705">
            <text:p>0.719705</text:p>
          </table:table-cell>
          <table:table-cell office:value-type="float" office:value="0.84186">
            <text:p>0.84186</text:p>
          </table:table-cell>
          <table:table-cell office:value-type="float" office:value="0.484154">
            <text:p>0.484154</text:p>
          </table:table-cell>
          <table:table-cell office:value-type="float" office:value="0.00637763">
            <text:p>0.00637763</text:p>
          </table:table-cell>
          <table:table-cell office:value-type="float" office:value="0.78889">
            <text:p>0.78889</text:p>
          </table:table-cell>
          <table:table-cell office:value-type="float" office:value="0.740111">
            <text:p>0.740111</text:p>
          </table:table-cell>
          <table:table-cell office:value-type="float" office:value="0.346856">
            <text:p>0.346856</text:p>
          </table:table-cell>
          <table:table-cell office:value-type="float" office:value="-0.00335907">
            <text:p>-0.00335907</text:p>
          </table:table-cell>
          <table:table-cell office:value-type="float" office:value="0.674808">
            <text:p>0.674808</text:p>
          </table:table-cell>
          <table:table-cell office:value-type="float" office:value="0.686921">
            <text:p>0.686921</text:p>
          </table:table-cell>
          <table:table-cell office:value-type="float" office:value="0.421084">
            <text:p>0.421084</text:p>
          </table:table-cell>
          <table:table-cell office:value-type="float" office:value="0.0131449">
            <text:p>0.0131449</text:p>
          </table:table-cell>
          <table:table-cell office:value-type="float" office:value="0.707677">
            <text:p>0.707677</text:p>
          </table:table-cell>
          <table:table-cell office:value-type="float" office:value="0.647954">
            <text:p>0.647954</text:p>
          </table:table-cell>
          <table:table-cell office:value-type="float" office:value="0.369181">
            <text:p>0.369181</text:p>
          </table:table-cell>
          <table:table-cell table:number-columns-repeated="14"/>
        </table:table-row>
        <table:table-row table:style-name="ro1">
          <table:table-cell office:value-type="float" office:value="2.3375">
            <text:p>2.3375</text:p>
          </table:table-cell>
          <table:table-cell office:value-type="float" office:value="0.0099468">
            <text:p>0.0099468</text:p>
          </table:table-cell>
          <table:table-cell office:value-type="float" office:value="0.72605">
            <text:p>0.72605</text:p>
          </table:table-cell>
          <table:table-cell office:value-type="float" office:value="0.839072">
            <text:p>0.839072</text:p>
          </table:table-cell>
          <table:table-cell office:value-type="float" office:value="0.482912">
            <text:p>0.482912</text:p>
          </table:table-cell>
          <table:table-cell office:value-type="float" office:value="0.00683322">
            <text:p>0.00683322</text:p>
          </table:table-cell>
          <table:table-cell office:value-type="float" office:value="0.793877">
            <text:p>0.793877</text:p>
          </table:table-cell>
          <table:table-cell office:value-type="float" office:value="0.737217">
            <text:p>0.737217</text:p>
          </table:table-cell>
          <table:table-cell office:value-type="float" office:value="0.345275">
            <text:p>0.345275</text:p>
          </table:table-cell>
          <table:table-cell office:value-type="float" office:value="-0.00348115">
            <text:p>-0.00348115</text:p>
          </table:table-cell>
          <table:table-cell office:value-type="float" office:value="0.679387">
            <text:p>0.679387</text:p>
          </table:table-cell>
          <table:table-cell office:value-type="float" office:value="0.684813">
            <text:p>0.684813</text:p>
          </table:table-cell>
          <table:table-cell office:value-type="float" office:value="0.419469">
            <text:p>0.419469</text:p>
          </table:table-cell>
          <table:table-cell office:value-type="float" office:value="0.0137123">
            <text:p>0.0137123</text:p>
          </table:table-cell>
          <table:table-cell office:value-type="float" office:value="0.711803">
            <text:p>0.711803</text:p>
          </table:table-cell>
          <table:table-cell office:value-type="float" office:value="0.64491">
            <text:p>0.64491</text:p>
          </table:table-cell>
          <table:table-cell office:value-type="float" office:value="0.366953">
            <text:p>0.366953</text:p>
          </table:table-cell>
          <table:table-cell table:number-columns-repeated="14"/>
        </table:table-row>
        <table:table-row table:style-name="ro1">
          <table:table-cell office:value-type="float" office:value="2.3625">
            <text:p>2.3625</text:p>
          </table:table-cell>
          <table:table-cell office:value-type="float" office:value="0.0100189">
            <text:p>0.0100189</text:p>
          </table:table-cell>
          <table:table-cell office:value-type="float" office:value="0.732383">
            <text:p>0.732383</text:p>
          </table:table-cell>
          <table:table-cell office:value-type="float" office:value="0.835637">
            <text:p>0.835637</text:p>
          </table:table-cell>
          <table:table-cell office:value-type="float" office:value="0.48117">
            <text:p>0.48117</text:p>
          </table:table-cell>
          <table:table-cell office:value-type="float" office:value="0.00781583">
            <text:p>0.00781583</text:p>
          </table:table-cell>
          <table:table-cell office:value-type="float" office:value="0.799442">
            <text:p>0.799442</text:p>
          </table:table-cell>
          <table:table-cell office:value-type="float" office:value="0.734785">
            <text:p>0.734785</text:p>
          </table:table-cell>
          <table:table-cell office:value-type="float" office:value="0.3439">
            <text:p>0.3439</text:p>
          </table:table-cell>
          <table:table-cell office:value-type="float" office:value="-0.00371033">
            <text:p>-0.00371033</text:p>
          </table:table-cell>
          <table:table-cell office:value-type="float" office:value="0.683937">
            <text:p>0.683937</text:p>
          </table:table-cell>
          <table:table-cell office:value-type="float" office:value="0.682778">
            <text:p>0.682778</text:p>
          </table:table-cell>
          <table:table-cell office:value-type="float" office:value="0.417621">
            <text:p>0.417621</text:p>
          </table:table-cell>
          <table:table-cell office:value-type="float" office:value="0.0140085">
            <text:p>0.0140085</text:p>
          </table:table-cell>
          <table:table-cell office:value-type="float" office:value="0.715672">
            <text:p>0.715672</text:p>
          </table:table-cell>
          <table:table-cell office:value-type="float" office:value="0.642154">
            <text:p>0.642154</text:p>
          </table:table-cell>
          <table:table-cell office:value-type="float" office:value="0.36494">
            <text:p>0.36494</text:p>
          </table:table-cell>
          <table:table-cell table:number-columns-repeated="14"/>
        </table:table-row>
        <table:table-row table:style-name="ro1">
          <table:table-cell office:value-type="float" office:value="2.3875">
            <text:p>2.3875</text:p>
          </table:table-cell>
          <table:table-cell office:value-type="float" office:value="0.010173">
            <text:p>0.010173</text:p>
          </table:table-cell>
          <table:table-cell office:value-type="float" office:value="0.738848">
            <text:p>0.738848</text:p>
          </table:table-cell>
          <table:table-cell office:value-type="float" office:value="0.831772">
            <text:p>0.831772</text:p>
          </table:table-cell>
          <table:table-cell office:value-type="float" office:value="0.479215">
            <text:p>0.479215</text:p>
          </table:table-cell>
          <table:table-cell office:value-type="float" office:value="0.0083358">
            <text:p>0.0083358</text:p>
          </table:table-cell>
          <table:table-cell office:value-type="float" office:value="0.805065">
            <text:p>0.805065</text:p>
          </table:table-cell>
          <table:table-cell office:value-type="float" office:value="0.73274">
            <text:p>0.73274</text:p>
          </table:table-cell>
          <table:table-cell office:value-type="float" office:value="0.34258">
            <text:p>0.34258</text:p>
          </table:table-cell>
          <table:table-cell office:value-type="float" office:value="-0.0040408">
            <text:p>-0.0040408</text:p>
          </table:table-cell>
          <table:table-cell office:value-type="float" office:value="0.688432">
            <text:p>0.688432</text:p>
          </table:table-cell>
          <table:table-cell office:value-type="float" office:value="0.680347">
            <text:p>0.680347</text:p>
          </table:table-cell>
          <table:table-cell office:value-type="float" office:value="0.41578">
            <text:p>0.41578</text:p>
          </table:table-cell>
          <table:table-cell office:value-type="float" office:value="0.0140169">
            <text:p>0.0140169</text:p>
          </table:table-cell>
          <table:table-cell office:value-type="float" office:value="0.719447">
            <text:p>0.719447</text:p>
          </table:table-cell>
          <table:table-cell office:value-type="float" office:value="0.639325">
            <text:p>0.639325</text:p>
          </table:table-cell>
          <table:table-cell office:value-type="float" office:value="0.363561">
            <text:p>0.363561</text:p>
          </table:table-cell>
          <table:table-cell table:number-columns-repeated="14"/>
        </table:table-row>
        <table:table-row table:style-name="ro1">
          <table:table-cell office:value-type="float" office:value="2.4125">
            <text:p>2.4125</text:p>
          </table:table-cell>
          <table:table-cell office:value-type="float" office:value="0.0105442">
            <text:p>0.0105442</text:p>
          </table:table-cell>
          <table:table-cell office:value-type="float" office:value="0.745035">
            <text:p>0.745035</text:p>
          </table:table-cell>
          <table:table-cell office:value-type="float" office:value="0.828275">
            <text:p>0.828275</text:p>
          </table:table-cell>
          <table:table-cell office:value-type="float" office:value="0.477341">
            <text:p>0.477341</text:p>
          </table:table-cell>
          <table:table-cell office:value-type="float" office:value="0.00855987">
            <text:p>0.00855987</text:p>
          </table:table-cell>
          <table:table-cell office:value-type="float" office:value="0.810227">
            <text:p>0.810227</text:p>
          </table:table-cell>
          <table:table-cell office:value-type="float" office:value="0.730783">
            <text:p>0.730783</text:p>
          </table:table-cell>
          <table:table-cell office:value-type="float" office:value="0.340966">
            <text:p>0.340966</text:p>
          </table:table-cell>
          <table:table-cell office:value-type="float" office:value="-0.00414138">
            <text:p>-0.00414138</text:p>
          </table:table-cell>
          <table:table-cell office:value-type="float" office:value="0.692545">
            <text:p>0.692545</text:p>
          </table:table-cell>
          <table:table-cell office:value-type="float" office:value="0.677655">
            <text:p>0.677655</text:p>
          </table:table-cell>
          <table:table-cell office:value-type="float" office:value="0.41403">
            <text:p>0.41403</text:p>
          </table:table-cell>
          <table:table-cell office:value-type="float" office:value="0.0143526">
            <text:p>0.0143526</text:p>
          </table:table-cell>
          <table:table-cell office:value-type="float" office:value="0.723297">
            <text:p>0.723297</text:p>
          </table:table-cell>
          <table:table-cell office:value-type="float" office:value="0.636534">
            <text:p>0.636534</text:p>
          </table:table-cell>
          <table:table-cell office:value-type="float" office:value="0.362826">
            <text:p>0.362826</text:p>
          </table:table-cell>
          <table:table-cell table:number-columns-repeated="14"/>
        </table:table-row>
        <table:table-row table:style-name="ro1">
          <table:table-cell office:value-type="float" office:value="2.4375">
            <text:p>2.4375</text:p>
          </table:table-cell>
          <table:table-cell office:value-type="float" office:value="0.0109913">
            <text:p>0.0109913</text:p>
          </table:table-cell>
          <table:table-cell office:value-type="float" office:value="0.75118">
            <text:p>0.75118</text:p>
          </table:table-cell>
          <table:table-cell office:value-type="float" office:value="0.824946">
            <text:p>0.824946</text:p>
          </table:table-cell>
          <table:table-cell office:value-type="float" office:value="0.475253">
            <text:p>0.475253</text:p>
          </table:table-cell>
          <table:table-cell office:value-type="float" office:value="0.008992">
            <text:p>0.008992</text:p>
          </table:table-cell>
          <table:table-cell office:value-type="float" office:value="0.814947">
            <text:p>0.814947</text:p>
          </table:table-cell>
          <table:table-cell office:value-type="float" office:value="0.728598">
            <text:p>0.728598</text:p>
          </table:table-cell>
          <table:table-cell office:value-type="float" office:value="0.3391">
            <text:p>0.3391</text:p>
          </table:table-cell>
          <table:table-cell office:value-type="float" office:value="-0.00404885">
            <text:p>-0.00404885</text:p>
          </table:table-cell>
          <table:table-cell office:value-type="float" office:value="0.696407">
            <text:p>0.696407</text:p>
          </table:table-cell>
          <table:table-cell office:value-type="float" office:value="0.674687">
            <text:p>0.674687</text:p>
          </table:table-cell>
          <table:table-cell office:value-type="float" office:value="0.412336">
            <text:p>0.412336</text:p>
          </table:table-cell>
          <table:table-cell office:value-type="float" office:value="0.0153107">
            <text:p>0.0153107</text:p>
          </table:table-cell>
          <table:table-cell office:value-type="float" office:value="0.727432">
            <text:p>0.727432</text:p>
          </table:table-cell>
          <table:table-cell office:value-type="float" office:value="0.633978">
            <text:p>0.633978</text:p>
          </table:table-cell>
          <table:table-cell office:value-type="float" office:value="0.36272">
            <text:p>0.36272</text:p>
          </table:table-cell>
          <table:table-cell table:number-columns-repeated="14"/>
        </table:table-row>
        <table:table-row table:style-name="ro1">
          <table:table-cell office:value-type="float" office:value="2.4625">
            <text:p>2.4625</text:p>
          </table:table-cell>
          <table:table-cell office:value-type="float" office:value="0.0111021">
            <text:p>0.0111021</text:p>
          </table:table-cell>
          <table:table-cell office:value-type="float" office:value="0.756987">
            <text:p>0.756987</text:p>
          </table:table-cell>
          <table:table-cell office:value-type="float" office:value="0.82157">
            <text:p>0.82157</text:p>
          </table:table-cell>
          <table:table-cell office:value-type="float" office:value="0.473191">
            <text:p>0.473191</text:p>
          </table:table-cell>
          <table:table-cell office:value-type="float" office:value="0.00949737">
            <text:p>0.00949737</text:p>
          </table:table-cell>
          <table:table-cell office:value-type="float" office:value="0.819268">
            <text:p>0.819268</text:p>
          </table:table-cell>
          <table:table-cell office:value-type="float" office:value="0.726082">
            <text:p>0.726082</text:p>
          </table:table-cell>
          <table:table-cell office:value-type="float" office:value="0.337633">
            <text:p>0.337633</text:p>
          </table:table-cell>
          <table:table-cell office:value-type="float" office:value="-0.00395702">
            <text:p>-0.00395702</text:p>
          </table:table-cell>
          <table:table-cell office:value-type="float" office:value="0.700337">
            <text:p>0.700337</text:p>
          </table:table-cell>
          <table:table-cell office:value-type="float" office:value="0.671414">
            <text:p>0.671414</text:p>
          </table:table-cell>
          <table:table-cell office:value-type="float" office:value="0.410938">
            <text:p>0.410938</text:p>
          </table:table-cell>
          <table:table-cell office:value-type="float" office:value="0.0160514">
            <text:p>0.0160514</text:p>
          </table:table-cell>
          <table:table-cell office:value-type="float" office:value="0.731825">
            <text:p>0.731825</text:p>
          </table:table-cell>
          <table:table-cell office:value-type="float" office:value="0.631599">
            <text:p>0.631599</text:p>
          </table:table-cell>
          <table:table-cell office:value-type="float" office:value="0.362388">
            <text:p>0.362388</text:p>
          </table:table-cell>
          <table:table-cell table:number-columns-repeated="14"/>
        </table:table-row>
        <table:table-row table:style-name="ro1">
          <table:table-cell office:value-type="float" office:value="2.4875">
            <text:p>2.4875</text:p>
          </table:table-cell>
          <table:table-cell office:value-type="float" office:value="0.0108908">
            <text:p>0.0108908</text:p>
          </table:table-cell>
          <table:table-cell office:value-type="float" office:value="0.762703">
            <text:p>0.762703</text:p>
          </table:table-cell>
          <table:table-cell office:value-type="float" office:value="0.818345">
            <text:p>0.818345</text:p>
          </table:table-cell>
          <table:table-cell office:value-type="float" office:value="0.471141">
            <text:p>0.471141</text:p>
          </table:table-cell>
          <table:table-cell office:value-type="float" office:value="0.00968733">
            <text:p>0.00968733</text:p>
          </table:table-cell>
          <table:table-cell office:value-type="float" office:value="0.823245">
            <text:p>0.823245</text:p>
          </table:table-cell>
          <table:table-cell office:value-type="float" office:value="0.723395">
            <text:p>0.723395</text:p>
          </table:table-cell>
          <table:table-cell office:value-type="float" office:value="0.336213">
            <text:p>0.336213</text:p>
          </table:table-cell>
          <table:table-cell office:value-type="float" office:value="-0.00379118">
            <text:p>-0.00379118</text:p>
          </table:table-cell>
          <table:table-cell office:value-type="float" office:value="0.704298">
            <text:p>0.704298</text:p>
          </table:table-cell>
          <table:table-cell office:value-type="float" office:value="0.668055">
            <text:p>0.668055</text:p>
          </table:table-cell>
          <table:table-cell office:value-type="float" office:value="0.410021">
            <text:p>0.410021</text:p>
          </table:table-cell>
          <table:table-cell office:value-type="float" office:value="0.0162835">
            <text:p>0.0162835</text:p>
          </table:table-cell>
          <table:table-cell office:value-type="float" office:value="0.736148">
            <text:p>0.736148</text:p>
          </table:table-cell>
          <table:table-cell office:value-type="float" office:value="0.629265">
            <text:p>0.629265</text:p>
          </table:table-cell>
          <table:table-cell office:value-type="float" office:value="0.361139">
            <text:p>0.361139</text:p>
          </table:table-cell>
          <table:table-cell table:number-columns-repeated="14"/>
        </table:table-row>
        <table:table-row table:style-name="ro1">
          <table:table-cell office:value-type="float" office:value="2.5125">
            <text:p>2.5125</text:p>
          </table:table-cell>
          <table:table-cell office:value-type="float" office:value="0.0106471">
            <text:p>0.0106471</text:p>
          </table:table-cell>
          <table:table-cell office:value-type="float" office:value="0.768435">
            <text:p>0.768435</text:p>
          </table:table-cell>
          <table:table-cell office:value-type="float" office:value="0.815417">
            <text:p>0.815417</text:p>
          </table:table-cell>
          <table:table-cell office:value-type="float" office:value="0.468955">
            <text:p>0.468955</text:p>
          </table:table-cell>
          <table:table-cell office:value-type="float" office:value="0.00958928">
            <text:p>0.00958928</text:p>
          </table:table-cell>
          <table:table-cell office:value-type="float" office:value="0.82709">
            <text:p>0.82709</text:p>
          </table:table-cell>
          <table:table-cell office:value-type="float" office:value="0.720958">
            <text:p>0.720958</text:p>
          </table:table-cell>
          <table:table-cell office:value-type="float" office:value="0.33458">
            <text:p>0.33458</text:p>
          </table:table-cell>
          <table:table-cell office:value-type="float" office:value="-0.00362868">
            <text:p>-0.00362868</text:p>
          </table:table-cell>
          <table:table-cell office:value-type="float" office:value="0.708113">
            <text:p>0.708113</text:p>
          </table:table-cell>
          <table:table-cell office:value-type="float" office:value="0.664881">
            <text:p>0.664881</text:p>
          </table:table-cell>
          <table:table-cell office:value-type="float" office:value="0.409417">
            <text:p>0.409417</text:p>
          </table:table-cell>
          <table:table-cell office:value-type="float" office:value="0.0163769">
            <text:p>0.0163769</text:p>
          </table:table-cell>
          <table:table-cell office:value-type="float" office:value="0.740317">
            <text:p>0.740317</text:p>
          </table:table-cell>
          <table:table-cell office:value-type="float" office:value="0.626762">
            <text:p>0.626762</text:p>
          </table:table-cell>
          <table:table-cell office:value-type="float" office:value="0.359702">
            <text:p>0.359702</text:p>
          </table:table-cell>
          <table:table-cell table:number-columns-repeated="14"/>
        </table:table-row>
        <table:table-row table:style-name="ro1">
          <table:table-cell office:value-type="float" office:value="2.5375">
            <text:p>2.5375</text:p>
          </table:table-cell>
          <table:table-cell office:value-type="float" office:value="0.010356">
            <text:p>0.010356</text:p>
          </table:table-cell>
          <table:table-cell office:value-type="float" office:value="0.77428">
            <text:p>0.77428</text:p>
          </table:table-cell>
          <table:table-cell office:value-type="float" office:value="0.812643">
            <text:p>0.812643</text:p>
          </table:table-cell>
          <table:table-cell office:value-type="float" office:value="0.466638">
            <text:p>0.466638</text:p>
          </table:table-cell>
          <table:table-cell office:value-type="float" office:value="0.00923268">
            <text:p>0.00923268</text:p>
          </table:table-cell>
          <table:table-cell office:value-type="float" office:value="0.830715">
            <text:p>0.830715</text:p>
          </table:table-cell>
          <table:table-cell office:value-type="float" office:value="0.718791">
            <text:p>0.718791</text:p>
          </table:table-cell>
          <table:table-cell office:value-type="float" office:value="0.33309">
            <text:p>0.33309</text:p>
          </table:table-cell>
          <table:table-cell office:value-type="float" office:value="-0.00338337">
            <text:p>-0.00338337</text:p>
          </table:table-cell>
          <table:table-cell office:value-type="float" office:value="0.711715">
            <text:p>0.711715</text:p>
          </table:table-cell>
          <table:table-cell office:value-type="float" office:value="0.661906">
            <text:p>0.661906</text:p>
          </table:table-cell>
          <table:table-cell office:value-type="float" office:value="0.408743">
            <text:p>0.408743</text:p>
          </table:table-cell>
          <table:table-cell office:value-type="float" office:value="0.0158418">
            <text:p>0.0158418</text:p>
          </table:table-cell>
          <table:table-cell office:value-type="float" office:value="0.744423">
            <text:p>0.744423</text:p>
          </table:table-cell>
          <table:table-cell office:value-type="float" office:value="0.624124">
            <text:p>0.624124</text:p>
          </table:table-cell>
          <table:table-cell office:value-type="float" office:value="0.358709">
            <text:p>0.358709</text:p>
          </table:table-cell>
          <table:table-cell table:number-columns-repeated="14"/>
        </table:table-row>
        <table:table-row table:style-name="ro1">
          <table:table-cell office:value-type="float" office:value="2.5625">
            <text:p>2.5625</text:p>
          </table:table-cell>
          <table:table-cell office:value-type="float" office:value="0.00993497">
            <text:p>0.00993497</text:p>
          </table:table-cell>
          <table:table-cell office:value-type="float" office:value="0.780228">
            <text:p>0.780228</text:p>
          </table:table-cell>
          <table:table-cell office:value-type="float" office:value="0.810115">
            <text:p>0.810115</text:p>
          </table:table-cell>
          <table:table-cell office:value-type="float" office:value="0.464191">
            <text:p>0.464191</text:p>
          </table:table-cell>
          <table:table-cell office:value-type="float" office:value="0.00879068">
            <text:p>0.00879068</text:p>
          </table:table-cell>
          <table:table-cell office:value-type="float" office:value="0.834065">
            <text:p>0.834065</text:p>
          </table:table-cell>
          <table:table-cell office:value-type="float" office:value="0.716704">
            <text:p>0.716704</text:p>
          </table:table-cell>
          <table:table-cell office:value-type="float" office:value="0.332208">
            <text:p>0.332208</text:p>
          </table:table-cell>
          <table:table-cell office:value-type="float" office:value="-0.00325622">
            <text:p>-0.00325622</text:p>
          </table:table-cell>
          <table:table-cell office:value-type="float" office:value="0.71512">
            <text:p>0.71512</text:p>
          </table:table-cell>
          <table:table-cell office:value-type="float" office:value="0.659185">
            <text:p>0.659185</text:p>
          </table:table-cell>
          <table:table-cell office:value-type="float" office:value="0.407955">
            <text:p>0.407955</text:p>
          </table:table-cell>
          <table:table-cell office:value-type="float" office:value="0.01476">
            <text:p>0.01476</text:p>
          </table:table-cell>
          <table:table-cell office:value-type="float" office:value="0.748245">
            <text:p>0.748245</text:p>
          </table:table-cell>
          <table:table-cell office:value-type="float" office:value="0.621542">
            <text:p>0.621542</text:p>
          </table:table-cell>
          <table:table-cell office:value-type="float" office:value="0.357953">
            <text:p>0.357953</text:p>
          </table:table-cell>
          <table:table-cell table:number-columns-repeated="14"/>
        </table:table-row>
        <table:table-row table:style-name="ro1">
          <table:table-cell office:value-type="float" office:value="2.5875">
            <text:p>2.5875</text:p>
          </table:table-cell>
          <table:table-cell office:value-type="float" office:value="0.00944833">
            <text:p>0.00944833</text:p>
          </table:table-cell>
          <table:table-cell office:value-type="float" office:value="0.785917">
            <text:p>0.785917</text:p>
          </table:table-cell>
          <table:table-cell office:value-type="float" office:value="0.807807">
            <text:p>0.807807</text:p>
          </table:table-cell>
          <table:table-cell office:value-type="float" office:value="0.461637">
            <text:p>0.461637</text:p>
          </table:table-cell>
          <table:table-cell office:value-type="float" office:value="0.00853408">
            <text:p>0.00853408</text:p>
          </table:table-cell>
          <table:table-cell office:value-type="float" office:value="0.837068">
            <text:p>0.837068</text:p>
          </table:table-cell>
          <table:table-cell office:value-type="float" office:value="0.714543">
            <text:p>0.714543</text:p>
          </table:table-cell>
          <table:table-cell office:value-type="float" office:value="0.33175">
            <text:p>0.33175</text:p>
          </table:table-cell>
          <table:table-cell office:value-type="float" office:value="-0.00372895">
            <text:p>-0.00372895</text:p>
          </table:table-cell>
          <table:table-cell office:value-type="float" office:value="0.718377">
            <text:p>0.718377</text:p>
          </table:table-cell>
          <table:table-cell office:value-type="float" office:value="0.656525">
            <text:p>0.656525</text:p>
          </table:table-cell>
          <table:table-cell office:value-type="float" office:value="0.40686">
            <text:p>0.40686</text:p>
          </table:table-cell>
          <table:table-cell office:value-type="float" office:value="0.0137447">
            <text:p>0.0137447</text:p>
          </table:table-cell>
          <table:table-cell office:value-type="float" office:value="0.75159">
            <text:p>0.75159</text:p>
          </table:table-cell>
          <table:table-cell office:value-type="float" office:value="0.61878">
            <text:p>0.61878</text:p>
          </table:table-cell>
          <table:table-cell office:value-type="float" office:value="0.357139">
            <text:p>0.357139</text:p>
          </table:table-cell>
          <table:table-cell table:number-columns-repeated="14"/>
        </table:table-row>
        <table:table-row table:style-name="ro1">
          <table:table-cell office:value-type="float" office:value="2.6125">
            <text:p>2.6125</text:p>
          </table:table-cell>
          <table:table-cell office:value-type="float" office:value="0.00907268">
            <text:p>0.00907268</text:p>
          </table:table-cell>
          <table:table-cell office:value-type="float" office:value="0.790995">
            <text:p>0.790995</text:p>
          </table:table-cell>
          <table:table-cell office:value-type="float" office:value="0.805814">
            <text:p>0.805814</text:p>
          </table:table-cell>
          <table:table-cell office:value-type="float" office:value="0.459446">
            <text:p>0.459446</text:p>
          </table:table-cell>
          <table:table-cell office:value-type="float" office:value="0.00840868">
            <text:p>0.00840868</text:p>
          </table:table-cell>
          <table:table-cell office:value-type="float" office:value="0.839792">
            <text:p>0.839792</text:p>
          </table:table-cell>
          <table:table-cell office:value-type="float" office:value="0.712882">
            <text:p>0.712882</text:p>
          </table:table-cell>
          <table:table-cell office:value-type="float" office:value="0.331088">
            <text:p>0.331088</text:p>
          </table:table-cell>
          <table:table-cell office:value-type="float" office:value="-0.0045988">
            <text:p>-0.0045988</text:p>
          </table:table-cell>
          <table:table-cell office:value-type="float" office:value="0.721612">
            <text:p>0.721612</text:p>
          </table:table-cell>
          <table:table-cell office:value-type="float" office:value="0.654034">
            <text:p>0.654034</text:p>
          </table:table-cell>
          <table:table-cell office:value-type="float" office:value="0.405638">
            <text:p>0.405638</text:p>
          </table:table-cell>
          <table:table-cell office:value-type="float" office:value="0.0129018">
            <text:p>0.0129018</text:p>
          </table:table-cell>
          <table:table-cell office:value-type="float" office:value="0.754148">
            <text:p>0.754148</text:p>
          </table:table-cell>
          <table:table-cell office:value-type="float" office:value="0.615991">
            <text:p>0.615991</text:p>
          </table:table-cell>
          <table:table-cell office:value-type="float" office:value="0.356008">
            <text:p>0.356008</text:p>
          </table:table-cell>
          <table:table-cell table:number-columns-repeated="14"/>
        </table:table-row>
        <table:table-row table:style-name="ro1">
          <table:table-cell office:value-type="float" office:value="2.6375">
            <text:p>2.6375</text:p>
          </table:table-cell>
          <table:table-cell office:value-type="float" office:value="0.00932803">
            <text:p>0.00932803</text:p>
          </table:table-cell>
          <table:table-cell office:value-type="float" office:value="0.795598">
            <text:p>0.795598</text:p>
          </table:table-cell>
          <table:table-cell office:value-type="float" office:value="0.803786">
            <text:p>0.803786</text:p>
          </table:table-cell>
          <table:table-cell office:value-type="float" office:value="0.458084">
            <text:p>0.458084</text:p>
          </table:table-cell>
          <table:table-cell office:value-type="float" office:value="0.00828477">
            <text:p>0.00828477</text:p>
          </table:table-cell>
          <table:table-cell office:value-type="float" office:value="0.842285">
            <text:p>0.842285</text:p>
          </table:table-cell>
          <table:table-cell office:value-type="float" office:value="0.711546">
            <text:p>0.711546</text:p>
          </table:table-cell>
          <table:table-cell office:value-type="float" office:value="0.330242">
            <text:p>0.330242</text:p>
          </table:table-cell>
          <table:table-cell office:value-type="float" office:value="-0.00539547">
            <text:p>-0.00539547</text:p>
          </table:table-cell>
          <table:table-cell office:value-type="float" office:value="0.725298">
            <text:p>0.725298</text:p>
          </table:table-cell>
          <table:table-cell office:value-type="float" office:value="0.651647">
            <text:p>0.651647</text:p>
          </table:table-cell>
          <table:table-cell office:value-type="float" office:value="0.4047">
            <text:p>0.4047</text:p>
          </table:table-cell>
          <table:table-cell office:value-type="float" office:value="0.0123772">
            <text:p>0.0123772</text:p>
          </table:table-cell>
          <table:table-cell office:value-type="float" office:value="0.75631">
            <text:p>0.75631</text:p>
          </table:table-cell>
          <table:table-cell office:value-type="float" office:value="0.613367">
            <text:p>0.613367</text:p>
          </table:table-cell>
          <table:table-cell office:value-type="float" office:value="0.354668">
            <text:p>0.354668</text:p>
          </table:table-cell>
          <table:table-cell table:number-columns-repeated="14"/>
        </table:table-row>
        <table:table-row table:style-name="ro1">
          <table:table-cell office:value-type="float" office:value="2.6625">
            <text:p>2.6625</text:p>
          </table:table-cell>
          <table:table-cell office:value-type="float" office:value="0.0100156">
            <text:p>0.0100156</text:p>
          </table:table-cell>
          <table:table-cell office:value-type="float" office:value="0.80015">
            <text:p>0.80015</text:p>
          </table:table-cell>
          <table:table-cell office:value-type="float" office:value="0.801173">
            <text:p>0.801173</text:p>
          </table:table-cell>
          <table:table-cell office:value-type="float" office:value="0.457296">
            <text:p>0.457296</text:p>
          </table:table-cell>
          <table:table-cell office:value-type="float" office:value="0.00825768">
            <text:p>0.00825768</text:p>
          </table:table-cell>
          <table:table-cell office:value-type="float" office:value="0.844292">
            <text:p>0.844292</text:p>
          </table:table-cell>
          <table:table-cell office:value-type="float" office:value="0.709988">
            <text:p>0.709988</text:p>
          </table:table-cell>
          <table:table-cell office:value-type="float" office:value="0.329465">
            <text:p>0.329465</text:p>
          </table:table-cell>
          <table:table-cell office:value-type="float" office:value="-0.00602007">
            <text:p>-0.00602007</text:p>
          </table:table-cell>
          <table:table-cell office:value-type="float" office:value="0.729433">
            <text:p>0.729433</text:p>
          </table:table-cell>
          <table:table-cell office:value-type="float" office:value="0.649282">
            <text:p>0.649282</text:p>
          </table:table-cell>
          <table:table-cell office:value-type="float" office:value="0.403774">
            <text:p>0.403774</text:p>
          </table:table-cell>
          <table:table-cell office:value-type="float" office:value="0.0122004">
            <text:p>0.0122004</text:p>
          </table:table-cell>
          <table:table-cell office:value-type="float" office:value="0.758318">
            <text:p>0.758318</text:p>
          </table:table-cell>
          <table:table-cell office:value-type="float" office:value="0.61068">
            <text:p>0.61068</text:p>
          </table:table-cell>
          <table:table-cell office:value-type="float" office:value="0.353324">
            <text:p>0.353324</text:p>
          </table:table-cell>
          <table:table-cell table:number-columns-repeated="14"/>
        </table:table-row>
        <table:table-row table:style-name="ro1">
          <table:table-cell office:value-type="float" office:value="2.6875">
            <text:p>2.6875</text:p>
          </table:table-cell>
          <table:table-cell office:value-type="float" office:value="0.0107459">
            <text:p>0.0107459</text:p>
          </table:table-cell>
          <table:table-cell office:value-type="float" office:value="0.804508">
            <text:p>0.804508</text:p>
          </table:table-cell>
          <table:table-cell office:value-type="float" office:value="0.798471">
            <text:p>0.798471</text:p>
          </table:table-cell>
          <table:table-cell office:value-type="float" office:value="0.45652">
            <text:p>0.45652</text:p>
          </table:table-cell>
          <table:table-cell office:value-type="float" office:value="0.00830125">
            <text:p>0.00830125</text:p>
          </table:table-cell>
          <table:table-cell office:value-type="float" office:value="0.845693">
            <text:p>0.845693</text:p>
          </table:table-cell>
          <table:table-cell office:value-type="float" office:value="0.707845">
            <text:p>0.707845</text:p>
          </table:table-cell>
          <table:table-cell office:value-type="float" office:value="0.328615">
            <text:p>0.328615</text:p>
          </table:table-cell>
          <table:table-cell office:value-type="float" office:value="-0.0064926">
            <text:p>-0.0064926</text:p>
          </table:table-cell>
          <table:table-cell office:value-type="float" office:value="0.733663">
            <text:p>0.733663</text:p>
          </table:table-cell>
          <table:table-cell office:value-type="float" office:value="0.646927">
            <text:p>0.646927</text:p>
          </table:table-cell>
          <table:table-cell office:value-type="float" office:value="0.402671">
            <text:p>0.402671</text:p>
          </table:table-cell>
          <table:table-cell office:value-type="float" office:value="0.012329">
            <text:p>0.012329</text:p>
          </table:table-cell>
          <table:table-cell office:value-type="float" office:value="0.760123">
            <text:p>0.760123</text:p>
          </table:table-cell>
          <table:table-cell office:value-type="float" office:value="0.607726">
            <text:p>0.607726</text:p>
          </table:table-cell>
          <table:table-cell office:value-type="float" office:value="0.352121">
            <text:p>0.352121</text:p>
          </table:table-cell>
          <table:table-cell table:number-columns-repeated="14"/>
        </table:table-row>
        <table:table-row table:style-name="ro1">
          <table:table-cell office:value-type="float" office:value="2.7125">
            <text:p>2.7125</text:p>
          </table:table-cell>
          <table:table-cell office:value-type="float" office:value="0.0117865">
            <text:p>0.0117865</text:p>
          </table:table-cell>
          <table:table-cell office:value-type="float" office:value="0.80888">
            <text:p>0.80888</text:p>
          </table:table-cell>
          <table:table-cell office:value-type="float" office:value="0.796332">
            <text:p>0.796332</text:p>
          </table:table-cell>
          <table:table-cell office:value-type="float" office:value="0.455412">
            <text:p>0.455412</text:p>
          </table:table-cell>
          <table:table-cell office:value-type="float" office:value="0.00824922">
            <text:p>0.00824922</text:p>
          </table:table-cell>
          <table:table-cell office:value-type="float" office:value="0.847115">
            <text:p>0.847115</text:p>
          </table:table-cell>
          <table:table-cell office:value-type="float" office:value="0.705435">
            <text:p>0.705435</text:p>
          </table:table-cell>
          <table:table-cell office:value-type="float" office:value="0.327415">
            <text:p>0.327415</text:p>
          </table:table-cell>
          <table:table-cell office:value-type="float" office:value="-0.00653727">
            <text:p>-0.00653727</text:p>
          </table:table-cell>
          <table:table-cell office:value-type="float" office:value="0.737595">
            <text:p>0.737595</text:p>
          </table:table-cell>
          <table:table-cell office:value-type="float" office:value="0.644714">
            <text:p>0.644714</text:p>
          </table:table-cell>
          <table:table-cell office:value-type="float" office:value="0.401811">
            <text:p>0.401811</text:p>
          </table:table-cell>
          <table:table-cell office:value-type="float" office:value="0.0126893">
            <text:p>0.0126893</text:p>
          </table:table-cell>
          <table:table-cell office:value-type="float" office:value="0.761858">
            <text:p>0.761858</text:p>
          </table:table-cell>
          <table:table-cell office:value-type="float" office:value="0.604554">
            <text:p>0.604554</text:p>
          </table:table-cell>
          <table:table-cell office:value-type="float" office:value="0.351029">
            <text:p>0.351029</text:p>
          </table:table-cell>
          <table:table-cell table:number-columns-repeated="14"/>
        </table:table-row>
        <table:table-row table:style-name="ro1">
          <table:table-cell office:value-type="float" office:value="2.7375">
            <text:p>2.7375</text:p>
          </table:table-cell>
          <table:table-cell office:value-type="float" office:value="0.0127482">
            <text:p>0.0127482</text:p>
          </table:table-cell>
          <table:table-cell office:value-type="float" office:value="0.813783">
            <text:p>0.813783</text:p>
          </table:table-cell>
          <table:table-cell office:value-type="float" office:value="0.794516">
            <text:p>0.794516</text:p>
          </table:table-cell>
          <table:table-cell office:value-type="float" office:value="0.453959">
            <text:p>0.453959</text:p>
          </table:table-cell>
          <table:table-cell office:value-type="float" office:value="0.0081966">
            <text:p>0.0081966</text:p>
          </table:table-cell>
          <table:table-cell office:value-type="float" office:value="0.848888">
            <text:p>0.848888</text:p>
          </table:table-cell>
          <table:table-cell office:value-type="float" office:value="0.703073">
            <text:p>0.703073</text:p>
          </table:table-cell>
          <table:table-cell office:value-type="float" office:value="0.326199">
            <text:p>0.326199</text:p>
          </table:table-cell>
          <table:table-cell office:value-type="float" office:value="-0.0060856">
            <text:p>-0.0060856</text:p>
          </table:table-cell>
          <table:table-cell office:value-type="float" office:value="0.741353">
            <text:p>0.741353</text:p>
          </table:table-cell>
          <table:table-cell office:value-type="float" office:value="0.642646">
            <text:p>0.642646</text:p>
          </table:table-cell>
          <table:table-cell office:value-type="float" office:value="0.401024">
            <text:p>0.401024</text:p>
          </table:table-cell>
          <table:table-cell office:value-type="float" office:value="0.0130918">
            <text:p>0.0130918</text:p>
          </table:table-cell>
          <table:table-cell office:value-type="float" office:value="0.763792">
            <text:p>0.763792</text:p>
          </table:table-cell>
          <table:table-cell office:value-type="float" office:value="0.601237">
            <text:p>0.601237</text:p>
          </table:table-cell>
          <table:table-cell office:value-type="float" office:value="0.350026">
            <text:p>0.350026</text:p>
          </table:table-cell>
          <table:table-cell table:number-columns-repeated="14"/>
        </table:table-row>
        <table:table-row table:style-name="ro1">
          <table:table-cell office:value-type="float" office:value="2.7625">
            <text:p>2.7625</text:p>
          </table:table-cell>
          <table:table-cell office:value-type="float" office:value="0.0127192">
            <text:p>0.0127192</text:p>
          </table:table-cell>
          <table:table-cell office:value-type="float" office:value="0.819102">
            <text:p>0.819102</text:p>
          </table:table-cell>
          <table:table-cell office:value-type="float" office:value="0.792614">
            <text:p>0.792614</text:p>
          </table:table-cell>
          <table:table-cell office:value-type="float" office:value="0.452544">
            <text:p>0.452544</text:p>
          </table:table-cell>
          <table:table-cell office:value-type="float" office:value="0.00823147">
            <text:p>0.00823147</text:p>
          </table:table-cell>
          <table:table-cell office:value-type="float" office:value="0.850548">
            <text:p>0.850548</text:p>
          </table:table-cell>
          <table:table-cell office:value-type="float" office:value="0.700736">
            <text:p>0.700736</text:p>
          </table:table-cell>
          <table:table-cell office:value-type="float" office:value="0.325455">
            <text:p>0.325455</text:p>
          </table:table-cell>
          <table:table-cell office:value-type="float" office:value="-0.00540595">
            <text:p>-0.00540595</text:p>
          </table:table-cell>
          <table:table-cell office:value-type="float" office:value="0.744833">
            <text:p>0.744833</text:p>
          </table:table-cell>
          <table:table-cell office:value-type="float" office:value="0.64092">
            <text:p>0.64092</text:p>
          </table:table-cell>
          <table:table-cell office:value-type="float" office:value="0.399827">
            <text:p>0.399827</text:p>
          </table:table-cell>
          <table:table-cell office:value-type="float" office:value="0.0134551">
            <text:p>0.0134551</text:p>
          </table:table-cell>
          <table:table-cell office:value-type="float" office:value="0.765792">
            <text:p>0.765792</text:p>
          </table:table-cell>
          <table:table-cell office:value-type="float" office:value="0.597946">
            <text:p>0.597946</text:p>
          </table:table-cell>
          <table:table-cell office:value-type="float" office:value="0.349131">
            <text:p>0.349131</text:p>
          </table:table-cell>
          <table:table-cell table:number-columns-repeated="14"/>
        </table:table-row>
        <table:table-row table:style-name="ro1">
          <table:table-cell office:value-type="float" office:value="2.7875">
            <text:p>2.7875</text:p>
          </table:table-cell>
          <table:table-cell office:value-type="float" office:value="0.0122412">
            <text:p>0.0122412</text:p>
          </table:table-cell>
          <table:table-cell office:value-type="float" office:value="0.824435">
            <text:p>0.824435</text:p>
          </table:table-cell>
          <table:table-cell office:value-type="float" office:value="0.790587">
            <text:p>0.790587</text:p>
          </table:table-cell>
          <table:table-cell office:value-type="float" office:value="0.451495">
            <text:p>0.451495</text:p>
          </table:table-cell>
          <table:table-cell office:value-type="float" office:value="0.00851045">
            <text:p>0.00851045</text:p>
          </table:table-cell>
          <table:table-cell office:value-type="float" office:value="0.852055">
            <text:p>0.852055</text:p>
          </table:table-cell>
          <table:table-cell office:value-type="float" office:value="0.698419">
            <text:p>0.698419</text:p>
          </table:table-cell>
          <table:table-cell office:value-type="float" office:value="0.324809">
            <text:p>0.324809</text:p>
          </table:table-cell>
          <table:table-cell office:value-type="float" office:value="-0.00461163">
            <text:p>-0.00461163</text:p>
          </table:table-cell>
          <table:table-cell office:value-type="float" office:value="0.747938">
            <text:p>0.747938</text:p>
          </table:table-cell>
          <table:table-cell office:value-type="float" office:value="0.639349">
            <text:p>0.639349</text:p>
          </table:table-cell>
          <table:table-cell office:value-type="float" office:value="0.398688">
            <text:p>0.398688</text:p>
          </table:table-cell>
          <table:table-cell office:value-type="float" office:value="0.013629">
            <text:p>0.013629</text:p>
          </table:table-cell>
          <table:table-cell office:value-type="float" office:value="0.767792">
            <text:p>0.767792</text:p>
          </table:table-cell>
          <table:table-cell office:value-type="float" office:value="0.59503">
            <text:p>0.59503</text:p>
          </table:table-cell>
          <table:table-cell office:value-type="float" office:value="0.348259">
            <text:p>0.348259</text:p>
          </table:table-cell>
          <table:table-cell table:number-columns-repeated="14"/>
        </table:table-row>
        <table:table-row table:style-name="ro1">
          <table:table-cell office:value-type="float" office:value="2.8125">
            <text:p>2.8125</text:p>
          </table:table-cell>
          <table:table-cell office:value-type="float" office:value="0.0122282">
            <text:p>0.0122282</text:p>
          </table:table-cell>
          <table:table-cell office:value-type="float" office:value="0.829605">
            <text:p>0.829605</text:p>
          </table:table-cell>
          <table:table-cell office:value-type="float" office:value="0.788742">
            <text:p>0.788742</text:p>
          </table:table-cell>
          <table:table-cell office:value-type="float" office:value="0.450487">
            <text:p>0.450487</text:p>
          </table:table-cell>
          <table:table-cell office:value-type="float" office:value="0.00900972">
            <text:p>0.00900972</text:p>
          </table:table-cell>
          <table:table-cell office:value-type="float" office:value="0.853712">
            <text:p>0.853712</text:p>
          </table:table-cell>
          <table:table-cell office:value-type="float" office:value="0.696453">
            <text:p>0.696453</text:p>
          </table:table-cell>
          <table:table-cell office:value-type="float" office:value="0.323943">
            <text:p>0.323943</text:p>
          </table:table-cell>
          <table:table-cell office:value-type="float" office:value="-0.00387852">
            <text:p>-0.00387852</text:p>
          </table:table-cell>
          <table:table-cell office:value-type="float" office:value="0.750842">
            <text:p>0.750842</text:p>
          </table:table-cell>
          <table:table-cell office:value-type="float" office:value="0.637833">
            <text:p>0.637833</text:p>
          </table:table-cell>
          <table:table-cell office:value-type="float" office:value="0.397895">
            <text:p>0.397895</text:p>
          </table:table-cell>
          <table:table-cell office:value-type="float" office:value="0.0134844">
            <text:p>0.0134844</text:p>
          </table:table-cell>
          <table:table-cell office:value-type="float" office:value="0.769938">
            <text:p>0.769938</text:p>
          </table:table-cell>
          <table:table-cell office:value-type="float" office:value="0.592731">
            <text:p>0.592731</text:p>
          </table:table-cell>
          <table:table-cell office:value-type="float" office:value="0.347542">
            <text:p>0.347542</text:p>
          </table:table-cell>
          <table:table-cell table:number-columns-repeated="14"/>
        </table:table-row>
        <table:table-row table:style-name="ro1">
          <table:table-cell office:value-type="float" office:value="2.8375">
            <text:p>2.8375</text:p>
          </table:table-cell>
          <table:table-cell office:value-type="float" office:value="0.0124212">
            <text:p>0.0124212</text:p>
          </table:table-cell>
          <table:table-cell office:value-type="float" office:value="0.834762">
            <text:p>0.834762</text:p>
          </table:table-cell>
          <table:table-cell office:value-type="float" office:value="0.787392">
            <text:p>0.787392</text:p>
          </table:table-cell>
          <table:table-cell office:value-type="float" office:value="0.449569">
            <text:p>0.449569</text:p>
          </table:table-cell>
          <table:table-cell office:value-type="float" office:value="0.00920152">
            <text:p>0.00920152</text:p>
          </table:table-cell>
          <table:table-cell office:value-type="float" office:value="0.85557">
            <text:p>0.85557</text:p>
          </table:table-cell>
          <table:table-cell office:value-type="float" office:value="0.694624">
            <text:p>0.694624</text:p>
          </table:table-cell>
          <table:table-cell office:value-type="float" office:value="0.323031">
            <text:p>0.323031</text:p>
          </table:table-cell>
          <table:table-cell office:value-type="float" office:value="-0.00344533">
            <text:p>-0.00344533</text:p>
          </table:table-cell>
          <table:table-cell office:value-type="float" office:value="0.753632">
            <text:p>0.753632</text:p>
          </table:table-cell>
          <table:table-cell office:value-type="float" office:value="0.635977">
            <text:p>0.635977</text:p>
          </table:table-cell>
          <table:table-cell office:value-type="float" office:value="0.397384">
            <text:p>0.397384</text:p>
          </table:table-cell>
          <table:table-cell office:value-type="float" office:value="0.0130476">
            <text:p>0.0130476</text:p>
          </table:table-cell>
          <table:table-cell office:value-type="float" office:value="0.772122">
            <text:p>0.772122</text:p>
          </table:table-cell>
          <table:table-cell office:value-type="float" office:value="0.590588">
            <text:p>0.590588</text:p>
          </table:table-cell>
          <table:table-cell office:value-type="float" office:value="0.347025">
            <text:p>0.347025</text:p>
          </table:table-cell>
          <table:table-cell table:number-columns-repeated="14"/>
        </table:table-row>
        <table:table-row table:style-name="ro1">
          <table:table-cell office:value-type="float" office:value="2.8625">
            <text:p>2.8625</text:p>
          </table:table-cell>
          <table:table-cell office:value-type="float" office:value="0.0126421">
            <text:p>0.0126421</text:p>
          </table:table-cell>
          <table:table-cell office:value-type="float" office:value="0.839593">
            <text:p>0.839593</text:p>
          </table:table-cell>
          <table:table-cell office:value-type="float" office:value="0.786197">
            <text:p>0.786197</text:p>
          </table:table-cell>
          <table:table-cell office:value-type="float" office:value="0.44865">
            <text:p>0.44865</text:p>
          </table:table-cell>
          <table:table-cell office:value-type="float" office:value="0.00892155">
            <text:p>0.00892155</text:p>
          </table:table-cell>
          <table:table-cell office:value-type="float" office:value="0.857622">
            <text:p>0.857622</text:p>
          </table:table-cell>
          <table:table-cell office:value-type="float" office:value="0.692742">
            <text:p>0.692742</text:p>
          </table:table-cell>
          <table:table-cell office:value-type="float" office:value="0.32196">
            <text:p>0.32196</text:p>
          </table:table-cell>
          <table:table-cell office:value-type="float" office:value="-0.00326958">
            <text:p>-0.00326958</text:p>
          </table:table-cell>
          <table:table-cell office:value-type="float" office:value="0.756367">
            <text:p>0.756367</text:p>
          </table:table-cell>
          <table:table-cell office:value-type="float" office:value="0.633805">
            <text:p>0.633805</text:p>
          </table:table-cell>
          <table:table-cell office:value-type="float" office:value="0.396782">
            <text:p>0.396782</text:p>
          </table:table-cell>
          <table:table-cell office:value-type="float" office:value="0.0128422">
            <text:p>0.0128422</text:p>
          </table:table-cell>
          <table:table-cell office:value-type="float" office:value="0.774232">
            <text:p>0.774232</text:p>
          </table:table-cell>
          <table:table-cell office:value-type="float" office:value="0.588298">
            <text:p>0.588298</text:p>
          </table:table-cell>
          <table:table-cell office:value-type="float" office:value="0.346606">
            <text:p>0.346606</text:p>
          </table:table-cell>
          <table:table-cell table:number-columns-repeated="14"/>
        </table:table-row>
        <table:table-row table:style-name="ro1">
          <table:table-cell office:value-type="float" office:value="2.8875">
            <text:p>2.8875</text:p>
          </table:table-cell>
          <table:table-cell office:value-type="float" office:value="0.0132392">
            <text:p>0.0132392</text:p>
          </table:table-cell>
          <table:table-cell office:value-type="float" office:value="0.844055">
            <text:p>0.844055</text:p>
          </table:table-cell>
          <table:table-cell office:value-type="float" office:value="0.784743">
            <text:p>0.784743</text:p>
          </table:table-cell>
          <table:table-cell office:value-type="float" office:value="0.447305">
            <text:p>0.447305</text:p>
          </table:table-cell>
          <table:table-cell office:value-type="float" office:value="0.00890107">
            <text:p>0.00890107</text:p>
          </table:table-cell>
          <table:table-cell office:value-type="float" office:value="0.859832">
            <text:p>0.859832</text:p>
          </table:table-cell>
          <table:table-cell office:value-type="float" office:value="0.690795">
            <text:p>0.690795</text:p>
          </table:table-cell>
          <table:table-cell office:value-type="float" office:value="0.320609">
            <text:p>0.320609</text:p>
          </table:table-cell>
          <table:table-cell office:value-type="float" office:value="-0.00321638">
            <text:p>-0.00321638</text:p>
          </table:table-cell>
          <table:table-cell office:value-type="float" office:value="0.758957">
            <text:p>0.758957</text:p>
          </table:table-cell>
          <table:table-cell office:value-type="float" office:value="0.631396">
            <text:p>0.631396</text:p>
          </table:table-cell>
          <table:table-cell office:value-type="float" office:value="0.396064">
            <text:p>0.396064</text:p>
          </table:table-cell>
          <table:table-cell office:value-type="float" office:value="0.013324">
            <text:p>0.013324</text:p>
          </table:table-cell>
          <table:table-cell office:value-type="float" office:value="0.776197">
            <text:p>0.776197</text:p>
          </table:table-cell>
          <table:table-cell office:value-type="float" office:value="0.585859">
            <text:p>0.585859</text:p>
          </table:table-cell>
          <table:table-cell office:value-type="float" office:value="0.346183">
            <text:p>0.346183</text:p>
          </table:table-cell>
          <table:table-cell table:number-columns-repeated="14"/>
        </table:table-row>
        <table:table-row table:style-name="ro1">
          <table:table-cell office:value-type="float" office:value="2.9125">
            <text:p>2.9125</text:p>
          </table:table-cell>
          <table:table-cell office:value-type="float" office:value="0.0138755">
            <text:p>0.0138755</text:p>
          </table:table-cell>
          <table:table-cell office:value-type="float" office:value="0.848242">
            <text:p>0.848242</text:p>
          </table:table-cell>
          <table:table-cell office:value-type="float" office:value="0.782776">
            <text:p>0.782776</text:p>
          </table:table-cell>
          <table:table-cell office:value-type="float" office:value="0.445922">
            <text:p>0.445922</text:p>
          </table:table-cell>
          <table:table-cell office:value-type="float" office:value="0.00940778">
            <text:p>0.00940778</text:p>
          </table:table-cell>
          <table:table-cell office:value-type="float" office:value="0.862308">
            <text:p>0.862308</text:p>
          </table:table-cell>
          <table:table-cell office:value-type="float" office:value="0.68912">
            <text:p>0.68912</text:p>
          </table:table-cell>
          <table:table-cell office:value-type="float" office:value="0.319177">
            <text:p>0.319177</text:p>
          </table:table-cell>
          <table:table-cell office:value-type="float" office:value="-0.00348983">
            <text:p>-0.00348983</text:p>
          </table:table-cell>
          <table:table-cell office:value-type="float" office:value="0.761333">
            <text:p>0.761333</text:p>
          </table:table-cell>
          <table:table-cell office:value-type="float" office:value="0.628914">
            <text:p>0.628914</text:p>
          </table:table-cell>
          <table:table-cell office:value-type="float" office:value="0.395271">
            <text:p>0.395271</text:p>
          </table:table-cell>
          <table:table-cell office:value-type="float" office:value="0.0142447">
            <text:p>0.0142447</text:p>
          </table:table-cell>
          <table:table-cell office:value-type="float" office:value="0.778037">
            <text:p>0.778037</text:p>
          </table:table-cell>
          <table:table-cell office:value-type="float" office:value="0.583686">
            <text:p>0.583686</text:p>
          </table:table-cell>
          <table:table-cell office:value-type="float" office:value="0.345657">
            <text:p>0.345657</text:p>
          </table:table-cell>
          <table:table-cell table:number-columns-repeated="14"/>
        </table:table-row>
        <table:table-row table:style-name="ro1">
          <table:table-cell office:value-type="float" office:value="2.9375">
            <text:p>2.9375</text:p>
          </table:table-cell>
          <table:table-cell office:value-type="float" office:value="0.0138847">
            <text:p>0.0138847</text:p>
          </table:table-cell>
          <table:table-cell office:value-type="float" office:value="0.85238">
            <text:p>0.85238</text:p>
          </table:table-cell>
          <table:table-cell office:value-type="float" office:value="0.780246">
            <text:p>0.780246</text:p>
          </table:table-cell>
          <table:table-cell office:value-type="float" office:value="0.444732">
            <text:p>0.444732</text:p>
          </table:table-cell>
          <table:table-cell office:value-type="float" office:value="0.00987468">
            <text:p>0.00987468</text:p>
          </table:table-cell>
          <table:table-cell office:value-type="float" office:value="0.864885">
            <text:p>0.864885</text:p>
          </table:table-cell>
          <table:table-cell office:value-type="float" office:value="0.687712">
            <text:p>0.687712</text:p>
          </table:table-cell>
          <table:table-cell office:value-type="float" office:value="0.318141">
            <text:p>0.318141</text:p>
          </table:table-cell>
          <table:table-cell office:value-type="float" office:value="-0.00402078">
            <text:p>-0.00402078</text:p>
          </table:table-cell>
          <table:table-cell office:value-type="float" office:value="0.763718">
            <text:p>0.763718</text:p>
          </table:table-cell>
          <table:table-cell office:value-type="float" office:value="0.62641">
            <text:p>0.62641</text:p>
          </table:table-cell>
          <table:table-cell office:value-type="float" office:value="0.394319">
            <text:p>0.394319</text:p>
          </table:table-cell>
          <table:table-cell office:value-type="float" office:value="0.0149771">
            <text:p>0.0149771</text:p>
          </table:table-cell>
          <table:table-cell office:value-type="float" office:value="0.779922">
            <text:p>0.779922</text:p>
          </table:table-cell>
          <table:table-cell office:value-type="float" office:value="0.581989">
            <text:p>0.581989</text:p>
          </table:table-cell>
          <table:table-cell office:value-type="float" office:value="0.345072">
            <text:p>0.345072</text:p>
          </table:table-cell>
          <table:table-cell table:number-columns-repeated="14"/>
        </table:table-row>
        <table:table-row table:style-name="ro1">
          <table:table-cell office:value-type="float" office:value="2.9625">
            <text:p>2.9625</text:p>
          </table:table-cell>
          <table:table-cell office:value-type="float" office:value="0.0135438">
            <text:p>0.0135438</text:p>
          </table:table-cell>
          <table:table-cell office:value-type="float" office:value="0.856623">
            <text:p>0.856623</text:p>
          </table:table-cell>
          <table:table-cell office:value-type="float" office:value="0.777614">
            <text:p>0.777614</text:p>
          </table:table-cell>
          <table:table-cell office:value-type="float" office:value="0.443251">
            <text:p>0.443251</text:p>
          </table:table-cell>
          <table:table-cell office:value-type="float" office:value="0.0101672">
            <text:p>0.0101672</text:p>
          </table:table-cell>
          <table:table-cell office:value-type="float" office:value="0.867208">
            <text:p>0.867208</text:p>
          </table:table-cell>
          <table:table-cell office:value-type="float" office:value="0.686357">
            <text:p>0.686357</text:p>
          </table:table-cell>
          <table:table-cell office:value-type="float" office:value="0.317171">
            <text:p>0.317171</text:p>
          </table:table-cell>
          <table:table-cell office:value-type="float" office:value="-0.00453728">
            <text:p>-0.00453728</text:p>
          </table:table-cell>
          <table:table-cell office:value-type="float" office:value="0.765947">
            <text:p>0.765947</text:p>
          </table:table-cell>
          <table:table-cell office:value-type="float" office:value="0.623981">
            <text:p>0.623981</text:p>
          </table:table-cell>
          <table:table-cell office:value-type="float" office:value="0.393571">
            <text:p>0.393571</text:p>
          </table:table-cell>
          <table:table-cell office:value-type="float" office:value="0.0153135">
            <text:p>0.0153135</text:p>
          </table:table-cell>
          <table:table-cell office:value-type="float" office:value="0.781857">
            <text:p>0.781857</text:p>
          </table:table-cell>
          <table:table-cell office:value-type="float" office:value="0.580558">
            <text:p>0.580558</text:p>
          </table:table-cell>
          <table:table-cell office:value-type="float" office:value="0.344415">
            <text:p>0.344415</text:p>
          </table:table-cell>
          <table:table-cell table:number-columns-repeated="14"/>
        </table:table-row>
        <table:table-row table:style-name="ro1">
          <table:table-cell office:value-type="float" office:value="2.9875">
            <text:p>2.9875</text:p>
          </table:table-cell>
          <table:table-cell office:value-type="float" office:value="0.0134649">
            <text:p>0.0134649</text:p>
          </table:table-cell>
          <table:table-cell office:value-type="float" office:value="0.860992">
            <text:p>0.860992</text:p>
          </table:table-cell>
          <table:table-cell office:value-type="float" office:value="0.775321">
            <text:p>0.775321</text:p>
          </table:table-cell>
          <table:table-cell office:value-type="float" office:value="0.441292">
            <text:p>0.441292</text:p>
          </table:table-cell>
          <table:table-cell office:value-type="float" office:value="0.0103149">
            <text:p>0.0103149</text:p>
          </table:table-cell>
          <table:table-cell office:value-type="float" office:value="0.869298">
            <text:p>0.869298</text:p>
          </table:table-cell>
          <table:table-cell office:value-type="float" office:value="0.685002">
            <text:p>0.685002</text:p>
          </table:table-cell>
          <table:table-cell office:value-type="float" office:value="0.315863">
            <text:p>0.315863</text:p>
          </table:table-cell>
          <table:table-cell office:value-type="float" office:value="-0.00489395">
            <text:p>-0.00489395</text:p>
          </table:table-cell>
          <table:table-cell office:value-type="float" office:value="0.767863">
            <text:p>0.767863</text:p>
          </table:table-cell>
          <table:table-cell office:value-type="float" office:value="0.621685">
            <text:p>0.621685</text:p>
          </table:table-cell>
          <table:table-cell office:value-type="float" office:value="0.393131">
            <text:p>0.393131</text:p>
          </table:table-cell>
          <table:table-cell office:value-type="float" office:value="0.0154389">
            <text:p>0.0154389</text:p>
          </table:table-cell>
          <table:table-cell office:value-type="float" office:value="0.783862">
            <text:p>0.783862</text:p>
          </table:table-cell>
          <table:table-cell office:value-type="float" office:value="0.57913">
            <text:p>0.57913</text:p>
          </table:table-cell>
          <table:table-cell office:value-type="float" office:value="0.343802">
            <text:p>0.343802</text:p>
          </table:table-cell>
          <table:table-cell table:number-columns-repeated="14"/>
        </table:table-row>
        <table:table-row table:style-name="ro1">
          <table:table-cell office:value-type="float" office:value="3.0125">
            <text:p>3.0125</text:p>
          </table:table-cell>
          <table:table-cell office:value-type="float" office:value="0.0134448">
            <text:p>0.0134448</text:p>
          </table:table-cell>
          <table:table-cell office:value-type="float" office:value="0.865695">
            <text:p>0.865695</text:p>
          </table:table-cell>
          <table:table-cell office:value-type="float" office:value="0.77329">
            <text:p>0.77329</text:p>
          </table:table-cell>
          <table:table-cell office:value-type="float" office:value="0.439059">
            <text:p>0.439059</text:p>
          </table:table-cell>
          <table:table-cell office:value-type="float" office:value="0.0100645">
            <text:p>0.0100645</text:p>
          </table:table-cell>
          <table:table-cell office:value-type="float" office:value="0.871243">
            <text:p>0.871243</text:p>
          </table:table-cell>
          <table:table-cell office:value-type="float" office:value="0.683748">
            <text:p>0.683748</text:p>
          </table:table-cell>
          <table:table-cell office:value-type="float" office:value="0.3146">
            <text:p>0.3146</text:p>
          </table:table-cell>
          <table:table-cell office:value-type="float" office:value="-0.00507043">
            <text:p>-0.00507043</text:p>
          </table:table-cell>
          <table:table-cell office:value-type="float" office:value="0.769542">
            <text:p>0.769542</text:p>
          </table:table-cell>
          <table:table-cell office:value-type="float" office:value="0.619664">
            <text:p>0.619664</text:p>
          </table:table-cell>
          <table:table-cell office:value-type="float" office:value="0.392671">
            <text:p>0.392671</text:p>
          </table:table-cell>
          <table:table-cell office:value-type="float" office:value="0.0155364">
            <text:p>0.0155364</text:p>
          </table:table-cell>
          <table:table-cell office:value-type="float" office:value="0.785943">
            <text:p>0.785943</text:p>
          </table:table-cell>
          <table:table-cell office:value-type="float" office:value="0.577697">
            <text:p>0.577697</text:p>
          </table:table-cell>
          <table:table-cell office:value-type="float" office:value="0.34329">
            <text:p>0.34329</text:p>
          </table:table-cell>
          <table:table-cell table:number-columns-repeated="14"/>
        </table:table-row>
        <table:table-row table:style-name="ro1">
          <table:table-cell office:value-type="float" office:value="3.0375">
            <text:p>3.0375</text:p>
          </table:table-cell>
          <table:table-cell office:value-type="float" office:value="0.0135253">
            <text:p>0.0135253</text:p>
          </table:table-cell>
          <table:table-cell office:value-type="float" office:value="0.870288">
            <text:p>0.870288</text:p>
          </table:table-cell>
          <table:table-cell office:value-type="float" office:value="0.771373">
            <text:p>0.771373</text:p>
          </table:table-cell>
          <table:table-cell office:value-type="float" office:value="0.436924">
            <text:p>0.436924</text:p>
          </table:table-cell>
          <table:table-cell office:value-type="float" office:value="0.00935077">
            <text:p>0.00935077</text:p>
          </table:table-cell>
          <table:table-cell office:value-type="float" office:value="0.87317">
            <text:p>0.87317</text:p>
          </table:table-cell>
          <table:table-cell office:value-type="float" office:value="0.682477">
            <text:p>0.682477</text:p>
          </table:table-cell>
          <table:table-cell office:value-type="float" office:value="0.313855">
            <text:p>0.313855</text:p>
          </table:table-cell>
          <table:table-cell office:value-type="float" office:value="-0.00517192">
            <text:p>-0.00517192</text:p>
          </table:table-cell>
          <table:table-cell office:value-type="float" office:value="0.77135">
            <text:p>0.77135</text:p>
          </table:table-cell>
          <table:table-cell office:value-type="float" office:value="0.61767">
            <text:p>0.61767</text:p>
          </table:table-cell>
          <table:table-cell office:value-type="float" office:value="0.392004">
            <text:p>0.392004</text:p>
          </table:table-cell>
          <table:table-cell office:value-type="float" office:value="0.0156989">
            <text:p>0.0156989</text:p>
          </table:table-cell>
          <table:table-cell office:value-type="float" office:value="0.788253">
            <text:p>0.788253</text:p>
          </table:table-cell>
          <table:table-cell office:value-type="float" office:value="0.575961">
            <text:p>0.575961</text:p>
          </table:table-cell>
          <table:table-cell office:value-type="float" office:value="0.342973">
            <text:p>0.342973</text:p>
          </table:table-cell>
          <table:table-cell table:number-columns-repeated="14"/>
        </table:table-row>
        <table:table-row table:style-name="ro1">
          <table:table-cell office:value-type="float" office:value="3.0625">
            <text:p>3.0625</text:p>
          </table:table-cell>
          <table:table-cell office:value-type="float" office:value="0.0138481">
            <text:p>0.0138481</text:p>
          </table:table-cell>
          <table:table-cell office:value-type="float" office:value="0.87444">
            <text:p>0.87444</text:p>
          </table:table-cell>
          <table:table-cell office:value-type="float" office:value="0.769545">
            <text:p>0.769545</text:p>
          </table:table-cell>
          <table:table-cell office:value-type="float" office:value="0.435185">
            <text:p>0.435185</text:p>
          </table:table-cell>
          <table:table-cell office:value-type="float" office:value="0.0086943">
            <text:p>0.0086943</text:p>
          </table:table-cell>
          <table:table-cell office:value-type="float" office:value="0.874908">
            <text:p>0.874908</text:p>
          </table:table-cell>
          <table:table-cell office:value-type="float" office:value="0.681118">
            <text:p>0.681118</text:p>
          </table:table-cell>
          <table:table-cell office:value-type="float" office:value="0.313607">
            <text:p>0.313607</text:p>
          </table:table-cell>
          <table:table-cell office:value-type="float" office:value="-0.00528988">
            <text:p>-0.00528988</text:p>
          </table:table-cell>
          <table:table-cell office:value-type="float" office:value="0.773055">
            <text:p>0.773055</text:p>
          </table:table-cell>
          <table:table-cell office:value-type="float" office:value="0.615779">
            <text:p>0.615779</text:p>
          </table:table-cell>
          <table:table-cell office:value-type="float" office:value="0.391101">
            <text:p>0.391101</text:p>
          </table:table-cell>
          <table:table-cell office:value-type="float" office:value="0.015757">
            <text:p>0.015757</text:p>
          </table:table-cell>
          <table:table-cell office:value-type="float" office:value="0.790467">
            <text:p>0.790467</text:p>
          </table:table-cell>
          <table:table-cell office:value-type="float" office:value="0.574009">
            <text:p>0.574009</text:p>
          </table:table-cell>
          <table:table-cell office:value-type="float" office:value="0.342835">
            <text:p>0.342835</text:p>
          </table:table-cell>
          <table:table-cell table:number-columns-repeated="14"/>
        </table:table-row>
        <table:table-row table:style-name="ro1">
          <table:table-cell office:value-type="float" office:value="3.0875">
            <text:p>3.0875</text:p>
          </table:table-cell>
          <table:table-cell office:value-type="float" office:value="0.0140158">
            <text:p>0.0140158</text:p>
          </table:table-cell>
          <table:table-cell office:value-type="float" office:value="0.87825">
            <text:p>0.87825</text:p>
          </table:table-cell>
          <table:table-cell office:value-type="float" office:value="0.767561">
            <text:p>0.767561</text:p>
          </table:table-cell>
          <table:table-cell office:value-type="float" office:value="0.433558">
            <text:p>0.433558</text:p>
          </table:table-cell>
          <table:table-cell office:value-type="float" office:value="0.00854103">
            <text:p>0.00854103</text:p>
          </table:table-cell>
          <table:table-cell office:value-type="float" office:value="0.876575">
            <text:p>0.876575</text:p>
          </table:table-cell>
          <table:table-cell office:value-type="float" office:value="0.679747">
            <text:p>0.679747</text:p>
          </table:table-cell>
          <table:table-cell office:value-type="float" office:value="0.313493">
            <text:p>0.313493</text:p>
          </table:table-cell>
          <table:table-cell office:value-type="float" office:value="-0.0053923">
            <text:p>-0.0053923</text:p>
          </table:table-cell>
          <table:table-cell office:value-type="float" office:value="0.774575">
            <text:p>0.774575</text:p>
          </table:table-cell>
          <table:table-cell office:value-type="float" office:value="0.614064">
            <text:p>0.614064</text:p>
          </table:table-cell>
          <table:table-cell office:value-type="float" office:value="0.389835">
            <text:p>0.389835</text:p>
          </table:table-cell>
          <table:table-cell office:value-type="float" office:value="0.015691">
            <text:p>0.015691</text:p>
          </table:table-cell>
          <table:table-cell office:value-type="float" office:value="0.792533">
            <text:p>0.792533</text:p>
          </table:table-cell>
          <table:table-cell office:value-type="float" office:value="0.572247">
            <text:p>0.572247</text:p>
          </table:table-cell>
          <table:table-cell office:value-type="float" office:value="0.342531">
            <text:p>0.342531</text:p>
          </table:table-cell>
          <table:table-cell table:number-columns-repeated="14"/>
        </table:table-row>
        <table:table-row table:style-name="ro1">
          <table:table-cell office:value-type="float" office:value="3.1125">
            <text:p>3.1125</text:p>
          </table:table-cell>
          <table:table-cell office:value-type="float" office:value="0.0137273">
            <text:p>0.0137273</text:p>
          </table:table-cell>
          <table:table-cell office:value-type="float" office:value="0.882065">
            <text:p>0.882065</text:p>
          </table:table-cell>
          <table:table-cell office:value-type="float" office:value="0.765514">
            <text:p>0.765514</text:p>
          </table:table-cell>
          <table:table-cell office:value-type="float" office:value="0.431914">
            <text:p>0.431914</text:p>
          </table:table-cell>
          <table:table-cell office:value-type="float" office:value="0.00872752">
            <text:p>0.00872752</text:p>
          </table:table-cell>
          <table:table-cell office:value-type="float" office:value="0.878292">
            <text:p>0.878292</text:p>
          </table:table-cell>
          <table:table-cell office:value-type="float" office:value="0.678405">
            <text:p>0.678405</text:p>
          </table:table-cell>
          <table:table-cell office:value-type="float" office:value="0.31345">
            <text:p>0.31345</text:p>
          </table:table-cell>
          <table:table-cell office:value-type="float" office:value="-0.0053343">
            <text:p>-0.0053343</text:p>
          </table:table-cell>
          <table:table-cell office:value-type="float" office:value="0.776042">
            <text:p>0.776042</text:p>
          </table:table-cell>
          <table:table-cell office:value-type="float" office:value="0.612325">
            <text:p>0.612325</text:p>
          </table:table-cell>
          <table:table-cell office:value-type="float" office:value="0.388332">
            <text:p>0.388332</text:p>
          </table:table-cell>
          <table:table-cell office:value-type="float" office:value="0.0157015">
            <text:p>0.0157015</text:p>
          </table:table-cell>
          <table:table-cell office:value-type="float" office:value="0.794405">
            <text:p>0.794405</text:p>
          </table:table-cell>
          <table:table-cell office:value-type="float" office:value="0.570808">
            <text:p>0.570808</text:p>
          </table:table-cell>
          <table:table-cell office:value-type="float" office:value="0.342061">
            <text:p>0.342061</text:p>
          </table:table-cell>
          <table:table-cell table:number-columns-repeated="14"/>
        </table:table-row>
        <table:table-row table:style-name="ro1">
          <table:table-cell office:value-type="float" office:value="3.1375">
            <text:p>3.1375</text:p>
          </table:table-cell>
          <table:table-cell office:value-type="float" office:value="0.0132164">
            <text:p>0.0132164</text:p>
          </table:table-cell>
          <table:table-cell office:value-type="float" office:value="0.88586">
            <text:p>0.88586</text:p>
          </table:table-cell>
          <table:table-cell office:value-type="float" office:value="0.763501">
            <text:p>0.763501</text:p>
          </table:table-cell>
          <table:table-cell office:value-type="float" office:value="0.430244">
            <text:p>0.430244</text:p>
          </table:table-cell>
          <table:table-cell office:value-type="float" office:value="0.00905993">
            <text:p>0.00905993</text:p>
          </table:table-cell>
          <table:table-cell office:value-type="float" office:value="0.87992">
            <text:p>0.87992</text:p>
          </table:table-cell>
          <table:table-cell office:value-type="float" office:value="0.677151">
            <text:p>0.677151</text:p>
          </table:table-cell>
          <table:table-cell office:value-type="float" office:value="0.31353">
            <text:p>0.31353</text:p>
          </table:table-cell>
          <table:table-cell office:value-type="float" office:value="-0.00524315">
            <text:p>-0.00524315</text:p>
          </table:table-cell>
          <table:table-cell office:value-type="float" office:value="0.777528">
            <text:p>0.777528</text:p>
          </table:table-cell>
          <table:table-cell office:value-type="float" office:value="0.610496">
            <text:p>0.610496</text:p>
          </table:table-cell>
          <table:table-cell office:value-type="float" office:value="0.387075">
            <text:p>0.387075</text:p>
          </table:table-cell>
          <table:table-cell office:value-type="float" office:value="0.0157103">
            <text:p>0.0157103</text:p>
          </table:table-cell>
          <table:table-cell office:value-type="float" office:value="0.796032">
            <text:p>0.796032</text:p>
          </table:table-cell>
          <table:table-cell office:value-type="float" office:value="0.569459">
            <text:p>0.569459</text:p>
          </table:table-cell>
          <table:table-cell office:value-type="float" office:value="0.341588">
            <text:p>0.341588</text:p>
          </table:table-cell>
          <table:table-cell table:number-columns-repeated="14"/>
        </table:table-row>
        <table:table-row table:style-name="ro1">
          <table:table-cell office:value-type="float" office:value="3.1625">
            <text:p>3.1625</text:p>
          </table:table-cell>
          <table:table-cell office:value-type="float" office:value="0.0128724">
            <text:p>0.0128724</text:p>
          </table:table-cell>
          <table:table-cell office:value-type="float" office:value="0.889578">
            <text:p>0.889578</text:p>
          </table:table-cell>
          <table:table-cell office:value-type="float" office:value="0.761528">
            <text:p>0.761528</text:p>
          </table:table-cell>
          <table:table-cell office:value-type="float" office:value="0.428742">
            <text:p>0.428742</text:p>
          </table:table-cell>
          <table:table-cell office:value-type="float" office:value="0.0097232">
            <text:p>0.0097232</text:p>
          </table:table-cell>
          <table:table-cell office:value-type="float" office:value="0.881295">
            <text:p>0.881295</text:p>
          </table:table-cell>
          <table:table-cell office:value-type="float" office:value="0.675958">
            <text:p>0.675958</text:p>
          </table:table-cell>
          <table:table-cell office:value-type="float" office:value="0.313328">
            <text:p>0.313328</text:p>
          </table:table-cell>
          <table:table-cell office:value-type="float" office:value="-0.00519678">
            <text:p>-0.00519678</text:p>
          </table:table-cell>
          <table:table-cell office:value-type="float" office:value="0.779045">
            <text:p>0.779045</text:p>
          </table:table-cell>
          <table:table-cell office:value-type="float" office:value="0.608865">
            <text:p>0.608865</text:p>
          </table:table-cell>
          <table:table-cell office:value-type="float" office:value="0.386139">
            <text:p>0.386139</text:p>
          </table:table-cell>
          <table:table-cell office:value-type="float" office:value="0.0157572">
            <text:p>0.0157572</text:p>
          </table:table-cell>
          <table:table-cell office:value-type="float" office:value="0.797248">
            <text:p>0.797248</text:p>
          </table:table-cell>
          <table:table-cell office:value-type="float" office:value="0.568087">
            <text:p>0.568087</text:p>
          </table:table-cell>
          <table:table-cell office:value-type="float" office:value="0.34084">
            <text:p>0.34084</text:p>
          </table:table-cell>
          <table:table-cell table:number-columns-repeated="14"/>
        </table:table-row>
        <table:table-row table:style-name="ro1">
          <table:table-cell office:value-type="float" office:value="3.1875">
            <text:p>3.1875</text:p>
          </table:table-cell>
          <table:table-cell office:value-type="float" office:value="0.0125193">
            <text:p>0.0125193</text:p>
          </table:table-cell>
          <table:table-cell office:value-type="float" office:value="0.893215">
            <text:p>0.893215</text:p>
          </table:table-cell>
          <table:table-cell office:value-type="float" office:value="0.759408">
            <text:p>0.759408</text:p>
          </table:table-cell>
          <table:table-cell office:value-type="float" office:value="0.427512">
            <text:p>0.427512</text:p>
          </table:table-cell>
          <table:table-cell office:value-type="float" office:value="0.0102322">
            <text:p>0.0102322</text:p>
          </table:table-cell>
          <table:table-cell office:value-type="float" office:value="0.882498">
            <text:p>0.882498</text:p>
          </table:table-cell>
          <table:table-cell office:value-type="float" office:value="0.674648">
            <text:p>0.674648</text:p>
          </table:table-cell>
          <table:table-cell office:value-type="float" office:value="0.312716">
            <text:p>0.312716</text:p>
          </table:table-cell>
          <table:table-cell office:value-type="float" office:value="-0.0051784">
            <text:p>-0.0051784</text:p>
          </table:table-cell>
          <table:table-cell office:value-type="float" office:value="0.780665">
            <text:p>0.780665</text:p>
          </table:table-cell>
          <table:table-cell office:value-type="float" office:value="0.607465">
            <text:p>0.607465</text:p>
          </table:table-cell>
          <table:table-cell office:value-type="float" office:value="0.385355">
            <text:p>0.385355</text:p>
          </table:table-cell>
          <table:table-cell office:value-type="float" office:value="0.0160693">
            <text:p>0.0160693</text:p>
          </table:table-cell>
          <table:table-cell office:value-type="float" office:value="0.798092">
            <text:p>0.798092</text:p>
          </table:table-cell>
          <table:table-cell office:value-type="float" office:value="0.566475">
            <text:p>0.566475</text:p>
          </table:table-cell>
          <table:table-cell office:value-type="float" office:value="0.339671">
            <text:p>0.339671</text:p>
          </table:table-cell>
          <table:table-cell table:number-columns-repeated="14"/>
        </table:table-row>
        <table:table-row table:style-name="ro1">
          <table:table-cell office:value-type="float" office:value="3.2125">
            <text:p>3.2125</text:p>
          </table:table-cell>
          <table:table-cell office:value-type="float" office:value="0.0121854">
            <text:p>0.0121854</text:p>
          </table:table-cell>
          <table:table-cell office:value-type="float" office:value="0.896953">
            <text:p>0.896953</text:p>
          </table:table-cell>
          <table:table-cell office:value-type="float" office:value="0.757263">
            <text:p>0.757263</text:p>
          </table:table-cell>
          <table:table-cell office:value-type="float" office:value="0.42661">
            <text:p>0.42661</text:p>
          </table:table-cell>
          <table:table-cell office:value-type="float" office:value="0.0100764">
            <text:p>0.0100764</text:p>
          </table:table-cell>
          <table:table-cell office:value-type="float" office:value="0.883752">
            <text:p>0.883752</text:p>
          </table:table-cell>
          <table:table-cell office:value-type="float" office:value="0.673073">
            <text:p>0.673073</text:p>
          </table:table-cell>
          <table:table-cell office:value-type="float" office:value="0.31225">
            <text:p>0.31225</text:p>
          </table:table-cell>
          <table:table-cell office:value-type="float" office:value="-0.00527465">
            <text:p>-0.00527465</text:p>
          </table:table-cell>
          <table:table-cell office:value-type="float" office:value="0.782403">
            <text:p>0.782403</text:p>
          </table:table-cell>
          <table:table-cell office:value-type="float" office:value="0.606156">
            <text:p>0.606156</text:p>
          </table:table-cell>
          <table:table-cell office:value-type="float" office:value="0.384842">
            <text:p>0.384842</text:p>
          </table:table-cell>
          <table:table-cell office:value-type="float" office:value="0.0162976">
            <text:p>0.0162976</text:p>
          </table:table-cell>
          <table:table-cell office:value-type="float" office:value="0.798897">
            <text:p>0.798897</text:p>
          </table:table-cell>
          <table:table-cell office:value-type="float" office:value="0.564867">
            <text:p>0.564867</text:p>
          </table:table-cell>
          <table:table-cell office:value-type="float" office:value="0.338471">
            <text:p>0.338471</text:p>
          </table:table-cell>
          <table:table-cell table:number-columns-repeated="14"/>
        </table:table-row>
        <table:table-row table:style-name="ro1">
          <table:table-cell office:value-type="float" office:value="3.2375">
            <text:p>3.2375</text:p>
          </table:table-cell>
          <table:table-cell office:value-type="float" office:value="0.0119603">
            <text:p>0.0119603</text:p>
          </table:table-cell>
          <table:table-cell office:value-type="float" office:value="0.900683">
            <text:p>0.900683</text:p>
          </table:table-cell>
          <table:table-cell office:value-type="float" office:value="0.755576">
            <text:p>0.755576</text:p>
          </table:table-cell>
          <table:table-cell office:value-type="float" office:value="0.426101">
            <text:p>0.426101</text:p>
          </table:table-cell>
          <table:table-cell office:value-type="float" office:value="0.00951738">
            <text:p>0.00951738</text:p>
          </table:table-cell>
          <table:table-cell office:value-type="float" office:value="0.885017">
            <text:p>0.885017</text:p>
          </table:table-cell>
          <table:table-cell office:value-type="float" office:value="0.671377">
            <text:p>0.671377</text:p>
          </table:table-cell>
          <table:table-cell office:value-type="float" office:value="0.312065">
            <text:p>0.312065</text:p>
          </table:table-cell>
          <table:table-cell office:value-type="float" office:value="-0.00546275">
            <text:p>-0.00546275</text:p>
          </table:table-cell>
          <table:table-cell office:value-type="float" office:value="0.784107">
            <text:p>0.784107</text:p>
          </table:table-cell>
          <table:table-cell office:value-type="float" office:value="0.604798">
            <text:p>0.604798</text:p>
          </table:table-cell>
          <table:table-cell office:value-type="float" office:value="0.384569">
            <text:p>0.384569</text:p>
          </table:table-cell>
          <table:table-cell office:value-type="float" office:value="0.0165608">
            <text:p>0.0165608</text:p>
          </table:table-cell>
          <table:table-cell office:value-type="float" office:value="0.799687">
            <text:p>0.799687</text:p>
          </table:table-cell>
          <table:table-cell office:value-type="float" office:value="0.563454">
            <text:p>0.563454</text:p>
          </table:table-cell>
          <table:table-cell office:value-type="float" office:value="0.337371">
            <text:p>0.337371</text:p>
          </table:table-cell>
          <table:table-cell table:number-columns-repeated="14"/>
        </table:table-row>
        <table:table-row table:style-name="ro1">
          <table:table-cell office:value-type="float" office:value="3.2625">
            <text:p>3.2625</text:p>
          </table:table-cell>
          <table:table-cell office:value-type="float" office:value="0.0119569">
            <text:p>0.0119569</text:p>
          </table:table-cell>
          <table:table-cell office:value-type="float" office:value="0.904058">
            <text:p>0.904058</text:p>
          </table:table-cell>
          <table:table-cell office:value-type="float" office:value="0.754317">
            <text:p>0.754317</text:p>
          </table:table-cell>
          <table:table-cell office:value-type="float" office:value="0.425722">
            <text:p>0.425722</text:p>
          </table:table-cell>
          <table:table-cell office:value-type="float" office:value="0.00896762">
            <text:p>0.00896762</text:p>
          </table:table-cell>
          <table:table-cell office:value-type="float" office:value="0.886192">
            <text:p>0.886192</text:p>
          </table:table-cell>
          <table:table-cell office:value-type="float" office:value="0.669764">
            <text:p>0.669764</text:p>
          </table:table-cell>
          <table:table-cell office:value-type="float" office:value="0.311562">
            <text:p>0.311562</text:p>
          </table:table-cell>
          <table:table-cell office:value-type="float" office:value="-0.00553253">
            <text:p>-0.00553253</text:p>
          </table:table-cell>
          <table:table-cell office:value-type="float" office:value="0.785652">
            <text:p>0.785652</text:p>
          </table:table-cell>
          <table:table-cell office:value-type="float" office:value="0.603172">
            <text:p>0.603172</text:p>
          </table:table-cell>
          <table:table-cell office:value-type="float" office:value="0.384183">
            <text:p>0.384183</text:p>
          </table:table-cell>
          <table:table-cell office:value-type="float" office:value="0.0170652">
            <text:p>0.0170652</text:p>
          </table:table-cell>
          <table:table-cell office:value-type="float" office:value="0.800335">
            <text:p>0.800335</text:p>
          </table:table-cell>
          <table:table-cell office:value-type="float" office:value="0.562225">
            <text:p>0.562225</text:p>
          </table:table-cell>
          <table:table-cell office:value-type="float" office:value="0.336234">
            <text:p>0.336234</text:p>
          </table:table-cell>
          <table:table-cell table:number-columns-repeated="14"/>
        </table:table-row>
        <table:table-row table:style-name="ro1">
          <table:table-cell office:value-type="float" office:value="3.2875">
            <text:p>3.2875</text:p>
          </table:table-cell>
          <table:table-cell office:value-type="float" office:value="0.0120747">
            <text:p>0.0120747</text:p>
          </table:table-cell>
          <table:table-cell office:value-type="float" office:value="0.907062">
            <text:p>0.907062</text:p>
          </table:table-cell>
          <table:table-cell office:value-type="float" office:value="0.753035">
            <text:p>0.753035</text:p>
          </table:table-cell>
          <table:table-cell office:value-type="float" office:value="0.425462">
            <text:p>0.425462</text:p>
          </table:table-cell>
          <table:table-cell office:value-type="float" office:value="0.00848517">
            <text:p>0.00848517</text:p>
          </table:table-cell>
          <table:table-cell office:value-type="float" office:value="0.88741">
            <text:p>0.88741</text:p>
          </table:table-cell>
          <table:table-cell office:value-type="float" office:value="0.668161">
            <text:p>0.668161</text:p>
          </table:table-cell>
          <table:table-cell office:value-type="float" office:value="0.310572">
            <text:p>0.310572</text:p>
          </table:table-cell>
          <table:table-cell office:value-type="float" office:value="-0.0055864">
            <text:p>-0.0055864</text:p>
          </table:table-cell>
          <table:table-cell office:value-type="float" office:value="0.786992">
            <text:p>0.786992</text:p>
          </table:table-cell>
          <table:table-cell office:value-type="float" office:value="0.601283">
            <text:p>0.601283</text:p>
          </table:table-cell>
          <table:table-cell office:value-type="float" office:value="0.38364">
            <text:p>0.38364</text:p>
          </table:table-cell>
          <table:table-cell office:value-type="float" office:value="0.0176195">
            <text:p>0.0176195</text:p>
          </table:table-cell>
          <table:table-cell office:value-type="float" office:value="0.80088">
            <text:p>0.80088</text:p>
          </table:table-cell>
          <table:table-cell office:value-type="float" office:value="0.560989">
            <text:p>0.560989</text:p>
          </table:table-cell>
          <table:table-cell office:value-type="float" office:value="0.33516">
            <text:p>0.33516</text:p>
          </table:table-cell>
          <table:table-cell table:number-columns-repeated="14"/>
        </table:table-row>
        <table:table-row table:style-name="ro1">
          <table:table-cell office:value-type="float" office:value="3.3125">
            <text:p>3.3125</text:p>
          </table:table-cell>
          <table:table-cell office:value-type="float" office:value="0.0120771">
            <text:p>0.0120771</text:p>
          </table:table-cell>
          <table:table-cell office:value-type="float" office:value="0.90995">
            <text:p>0.90995</text:p>
          </table:table-cell>
          <table:table-cell office:value-type="float" office:value="0.751517">
            <text:p>0.751517</text:p>
          </table:table-cell>
          <table:table-cell office:value-type="float" office:value="0.425266">
            <text:p>0.425266</text:p>
          </table:table-cell>
          <table:table-cell office:value-type="float" office:value="0.00806598">
            <text:p>0.00806598</text:p>
          </table:table-cell>
          <table:table-cell office:value-type="float" office:value="0.888568">
            <text:p>0.888568</text:p>
          </table:table-cell>
          <table:table-cell office:value-type="float" office:value="0.666498">
            <text:p>0.666498</text:p>
          </table:table-cell>
          <table:table-cell office:value-type="float" office:value="0.309615">
            <text:p>0.309615</text:p>
          </table:table-cell>
          <table:table-cell office:value-type="float" office:value="-0.00596205">
            <text:p>-0.00596205</text:p>
          </table:table-cell>
          <table:table-cell office:value-type="float" office:value="0.78837">
            <text:p>0.78837</text:p>
          </table:table-cell>
          <table:table-cell office:value-type="float" office:value="0.599263">
            <text:p>0.599263</text:p>
          </table:table-cell>
          <table:table-cell office:value-type="float" office:value="0.383093">
            <text:p>0.383093</text:p>
          </table:table-cell>
          <table:table-cell office:value-type="float" office:value="0.0180428">
            <text:p>0.0180428</text:p>
          </table:table-cell>
          <table:table-cell office:value-type="float" office:value="0.801647">
            <text:p>0.801647</text:p>
          </table:table-cell>
          <table:table-cell office:value-type="float" office:value="0.559414">
            <text:p>0.559414</text:p>
          </table:table-cell>
          <table:table-cell office:value-type="float" office:value="0.334307">
            <text:p>0.334307</text:p>
          </table:table-cell>
          <table:table-cell table:number-columns-repeated="14"/>
        </table:table-row>
        <table:table-row table:style-name="ro1">
          <table:table-cell office:value-type="float" office:value="3.3375">
            <text:p>3.3375</text:p>
          </table:table-cell>
          <table:table-cell office:value-type="float" office:value="0.0120237">
            <text:p>0.0120237</text:p>
          </table:table-cell>
          <table:table-cell office:value-type="float" office:value="0.912618">
            <text:p>0.912618</text:p>
          </table:table-cell>
          <table:table-cell office:value-type="float" office:value="0.749831">
            <text:p>0.749831</text:p>
          </table:table-cell>
          <table:table-cell office:value-type="float" office:value="0.425002">
            <text:p>0.425002</text:p>
          </table:table-cell>
          <table:table-cell office:value-type="float" office:value="0.00787338">
            <text:p>0.00787338</text:p>
          </table:table-cell>
          <table:table-cell office:value-type="float" office:value="0.889405">
            <text:p>0.889405</text:p>
          </table:table-cell>
          <table:table-cell office:value-type="float" office:value="0.664687">
            <text:p>0.664687</text:p>
          </table:table-cell>
          <table:table-cell office:value-type="float" office:value="0.308938">
            <text:p>0.308938</text:p>
          </table:table-cell>
          <table:table-cell office:value-type="float" office:value="-0.00655532">
            <text:p>-0.00655532</text:p>
          </table:table-cell>
          <table:table-cell office:value-type="float" office:value="0.78986">
            <text:p>0.78986</text:p>
          </table:table-cell>
          <table:table-cell office:value-type="float" office:value="0.59719">
            <text:p>0.59719</text:p>
          </table:table-cell>
          <table:table-cell office:value-type="float" office:value="0.382661">
            <text:p>0.382661</text:p>
          </table:table-cell>
          <table:table-cell office:value-type="float" office:value="0.018242">
            <text:p>0.018242</text:p>
          </table:table-cell>
          <table:table-cell office:value-type="float" office:value="0.802528">
            <text:p>0.802528</text:p>
          </table:table-cell>
          <table:table-cell office:value-type="float" office:value="0.557542">
            <text:p>0.557542</text:p>
          </table:table-cell>
          <table:table-cell office:value-type="float" office:value="0.333598">
            <text:p>0.333598</text:p>
          </table:table-cell>
          <table:table-cell table:number-columns-repeated="14"/>
        </table:table-row>
        <table:table-row table:style-name="ro1">
          <table:table-cell office:value-type="float" office:value="3.3625">
            <text:p>3.3625</text:p>
          </table:table-cell>
          <table:table-cell office:value-type="float" office:value="0.0117734">
            <text:p>0.0117734</text:p>
          </table:table-cell>
          <table:table-cell office:value-type="float" office:value="0.915045">
            <text:p>0.915045</text:p>
          </table:table-cell>
          <table:table-cell office:value-type="float" office:value="0.74814">
            <text:p>0.74814</text:p>
          </table:table-cell>
          <table:table-cell office:value-type="float" office:value="0.424701">
            <text:p>0.424701</text:p>
          </table:table-cell>
          <table:table-cell office:value-type="float" office:value="0.00790387">
            <text:p>0.00790387</text:p>
          </table:table-cell>
          <table:table-cell office:value-type="float" office:value="0.89019">
            <text:p>0.89019</text:p>
          </table:table-cell>
          <table:table-cell office:value-type="float" office:value="0.662709">
            <text:p>0.662709</text:p>
          </table:table-cell>
          <table:table-cell office:value-type="float" office:value="0.308648">
            <text:p>0.308648</text:p>
          </table:table-cell>
          <table:table-cell office:value-type="float" office:value="-0.00700375">
            <text:p>-0.00700375</text:p>
          </table:table-cell>
          <table:table-cell office:value-type="float" office:value="0.791093">
            <text:p>0.791093</text:p>
          </table:table-cell>
          <table:table-cell office:value-type="float" office:value="0.595264">
            <text:p>0.595264</text:p>
          </table:table-cell>
          <table:table-cell office:value-type="float" office:value="0.382206">
            <text:p>0.382206</text:p>
          </table:table-cell>
          <table:table-cell office:value-type="float" office:value="0.018142">
            <text:p>0.018142</text:p>
          </table:table-cell>
          <table:table-cell office:value-type="float" office:value="0.803325">
            <text:p>0.803325</text:p>
          </table:table-cell>
          <table:table-cell office:value-type="float" office:value="0.555963">
            <text:p>0.555963</text:p>
          </table:table-cell>
          <table:table-cell office:value-type="float" office:value="0.332718">
            <text:p>0.332718</text:p>
          </table:table-cell>
          <table:table-cell table:number-columns-repeated="14"/>
        </table:table-row>
        <table:table-row table:style-name="ro1">
          <table:table-cell office:value-type="float" office:value="3.3875">
            <text:p>3.3875</text:p>
          </table:table-cell>
          <table:table-cell office:value-type="float" office:value="0.0113957">
            <text:p>0.0113957</text:p>
          </table:table-cell>
          <table:table-cell office:value-type="float" office:value="0.917398">
            <text:p>0.917398</text:p>
          </table:table-cell>
          <table:table-cell office:value-type="float" office:value="0.746326">
            <text:p>0.746326</text:p>
          </table:table-cell>
          <table:table-cell office:value-type="float" office:value="0.42438">
            <text:p>0.42438</text:p>
          </table:table-cell>
          <table:table-cell office:value-type="float" office:value="0.00786577">
            <text:p>0.00786577</text:p>
          </table:table-cell>
          <table:table-cell office:value-type="float" office:value="0.89109">
            <text:p>0.89109</text:p>
          </table:table-cell>
          <table:table-cell office:value-type="float" office:value="0.660713">
            <text:p>0.660713</text:p>
          </table:table-cell>
          <table:table-cell office:value-type="float" office:value="0.308861">
            <text:p>0.308861</text:p>
          </table:table-cell>
          <table:table-cell office:value-type="float" office:value="-0.00739595">
            <text:p>-0.00739595</text:p>
          </table:table-cell>
          <table:table-cell office:value-type="float" office:value="0.791957">
            <text:p>0.791957</text:p>
          </table:table-cell>
          <table:table-cell office:value-type="float" office:value="0.593448">
            <text:p>0.593448</text:p>
          </table:table-cell>
          <table:table-cell office:value-type="float" office:value="0.381622">
            <text:p>0.381622</text:p>
          </table:table-cell>
          <table:table-cell office:value-type="float" office:value="0.0179202">
            <text:p>0.0179202</text:p>
          </table:table-cell>
          <table:table-cell office:value-type="float" office:value="0.804058">
            <text:p>0.804058</text:p>
          </table:table-cell>
          <table:table-cell office:value-type="float" office:value="0.554434">
            <text:p>0.554434</text:p>
          </table:table-cell>
          <table:table-cell office:value-type="float" office:value="0.331662">
            <text:p>0.331662</text:p>
          </table:table-cell>
          <table:table-cell table:number-columns-repeated="14"/>
        </table:table-row>
        <table:table-row table:style-name="ro1">
          <table:table-cell office:value-type="float" office:value="3.4125">
            <text:p>3.4125</text:p>
          </table:table-cell>
          <table:table-cell office:value-type="float" office:value="0.0111099">
            <text:p>0.0111099</text:p>
          </table:table-cell>
          <table:table-cell office:value-type="float" office:value="0.919662">
            <text:p>0.919662</text:p>
          </table:table-cell>
          <table:table-cell office:value-type="float" office:value="0.744452">
            <text:p>0.744452</text:p>
          </table:table-cell>
          <table:table-cell office:value-type="float" office:value="0.423975">
            <text:p>0.423975</text:p>
          </table:table-cell>
          <table:table-cell office:value-type="float" office:value="0.00744138">
            <text:p>0.00744138</text:p>
          </table:table-cell>
          <table:table-cell office:value-type="float" office:value="0.892003">
            <text:p>0.892003</text:p>
          </table:table-cell>
          <table:table-cell office:value-type="float" office:value="0.658945">
            <text:p>0.658945</text:p>
          </table:table-cell>
          <table:table-cell office:value-type="float" office:value="0.309557">
            <text:p>0.309557</text:p>
          </table:table-cell>
          <table:table-cell office:value-type="float" office:value="-0.00768415">
            <text:p>-0.00768415</text:p>
          </table:table-cell>
          <table:table-cell office:value-type="float" office:value="0.792755">
            <text:p>0.792755</text:p>
          </table:table-cell>
          <table:table-cell office:value-type="float" office:value="0.591744">
            <text:p>0.591744</text:p>
          </table:table-cell>
          <table:table-cell office:value-type="float" office:value="0.381063">
            <text:p>0.381063</text:p>
          </table:table-cell>
          <table:table-cell office:value-type="float" office:value="0.017681">
            <text:p>0.017681</text:p>
          </table:table-cell>
          <table:table-cell office:value-type="float" office:value="0.80486">
            <text:p>0.80486</text:p>
          </table:table-cell>
          <table:table-cell office:value-type="float" office:value="0.552786">
            <text:p>0.552786</text:p>
          </table:table-cell>
          <table:table-cell office:value-type="float" office:value="0.330823">
            <text:p>0.330823</text:p>
          </table:table-cell>
          <table:table-cell table:number-columns-repeated="14"/>
        </table:table-row>
        <table:table-row table:style-name="ro1">
          <table:table-cell office:value-type="float" office:value="3.4375">
            <text:p>3.4375</text:p>
          </table:table-cell>
          <table:table-cell office:value-type="float" office:value="0.01099">
            <text:p>0.01099</text:p>
          </table:table-cell>
          <table:table-cell office:value-type="float" office:value="0.921727">
            <text:p>0.921727</text:p>
          </table:table-cell>
          <table:table-cell office:value-type="float" office:value="0.742731">
            <text:p>0.742731</text:p>
          </table:table-cell>
          <table:table-cell office:value-type="float" office:value="0.423526">
            <text:p>0.423526</text:p>
          </table:table-cell>
          <table:table-cell office:value-type="float" office:value="0.00671565">
            <text:p>0.00671565</text:p>
          </table:table-cell>
          <table:table-cell office:value-type="float" office:value="0.892813">
            <text:p>0.892813</text:p>
          </table:table-cell>
          <table:table-cell office:value-type="float" office:value="0.657436">
            <text:p>0.657436</text:p>
          </table:table-cell>
          <table:table-cell office:value-type="float" office:value="0.31044">
            <text:p>0.31044</text:p>
          </table:table-cell>
          <table:table-cell office:value-type="float" office:value="-0.00780702">
            <text:p>-0.00780702</text:p>
          </table:table-cell>
          <table:table-cell office:value-type="float" office:value="0.793413">
            <text:p>0.793413</text:p>
          </table:table-cell>
          <table:table-cell office:value-type="float" office:value="0.59016">
            <text:p>0.59016</text:p>
          </table:table-cell>
          <table:table-cell office:value-type="float" office:value="0.380451">
            <text:p>0.380451</text:p>
          </table:table-cell>
          <table:table-cell office:value-type="float" office:value="0.0176053">
            <text:p>0.0176053</text:p>
          </table:table-cell>
          <table:table-cell office:value-type="float" office:value="0.805617">
            <text:p>0.805617</text:p>
          </table:table-cell>
          <table:table-cell office:value-type="float" office:value="0.551201">
            <text:p>0.551201</text:p>
          </table:table-cell>
          <table:table-cell office:value-type="float" office:value="0.330011">
            <text:p>0.330011</text:p>
          </table:table-cell>
          <table:table-cell table:number-columns-repeated="14"/>
        </table:table-row>
        <table:table-row table:style-name="ro1">
          <table:table-cell office:value-type="float" office:value="3.4625">
            <text:p>3.4625</text:p>
          </table:table-cell>
          <table:table-cell office:value-type="float" office:value="0.0110447">
            <text:p>0.0110447</text:p>
          </table:table-cell>
          <table:table-cell office:value-type="float" office:value="0.923608">
            <text:p>0.923608</text:p>
          </table:table-cell>
          <table:table-cell office:value-type="float" office:value="0.741335">
            <text:p>0.741335</text:p>
          </table:table-cell>
          <table:table-cell office:value-type="float" office:value="0.422943">
            <text:p>0.422943</text:p>
          </table:table-cell>
          <table:table-cell office:value-type="float" office:value="0.00579483">
            <text:p>0.00579483</text:p>
          </table:table-cell>
          <table:table-cell office:value-type="float" office:value="0.893353">
            <text:p>0.893353</text:p>
          </table:table-cell>
          <table:table-cell office:value-type="float" office:value="0.656153">
            <text:p>0.656153</text:p>
          </table:table-cell>
          <table:table-cell office:value-type="float" office:value="0.311336">
            <text:p>0.311336</text:p>
          </table:table-cell>
          <table:table-cell office:value-type="float" office:value="-0.00772585">
            <text:p>-0.00772585</text:p>
          </table:table-cell>
          <table:table-cell office:value-type="float" office:value="0.793762">
            <text:p>0.793762</text:p>
          </table:table-cell>
          <table:table-cell office:value-type="float" office:value="0.588581">
            <text:p>0.588581</text:p>
          </table:table-cell>
          <table:table-cell office:value-type="float" office:value="0.379803">
            <text:p>0.379803</text:p>
          </table:table-cell>
          <table:table-cell office:value-type="float" office:value="0.0177093">
            <text:p>0.0177093</text:p>
          </table:table-cell>
          <table:table-cell office:value-type="float" office:value="0.806122">
            <text:p>0.806122</text:p>
          </table:table-cell>
          <table:table-cell office:value-type="float" office:value="0.549727">
            <text:p>0.549727</text:p>
          </table:table-cell>
          <table:table-cell office:value-type="float" office:value="0.329054">
            <text:p>0.329054</text:p>
          </table:table-cell>
          <table:table-cell table:number-columns-repeated="14"/>
        </table:table-row>
        <table:table-row table:style-name="ro1">
          <table:table-cell office:value-type="float" office:value="3.4875">
            <text:p>3.4875</text:p>
          </table:table-cell>
          <table:table-cell office:value-type="float" office:value="0.0109784">
            <text:p>0.0109784</text:p>
          </table:table-cell>
          <table:table-cell office:value-type="float" office:value="0.925503">
            <text:p>0.925503</text:p>
          </table:table-cell>
          <table:table-cell office:value-type="float" office:value="0.74039">
            <text:p>0.74039</text:p>
          </table:table-cell>
          <table:table-cell office:value-type="float" office:value="0.422068">
            <text:p>0.422068</text:p>
          </table:table-cell>
          <table:table-cell office:value-type="float" office:value="0.00468225">
            <text:p>0.00468225</text:p>
          </table:table-cell>
          <table:table-cell office:value-type="float" office:value="0.893727">
            <text:p>0.893727</text:p>
          </table:table-cell>
          <table:table-cell office:value-type="float" office:value="0.654788">
            <text:p>0.654788</text:p>
          </table:table-cell>
          <table:table-cell office:value-type="float" office:value="0.312161">
            <text:p>0.312161</text:p>
          </table:table-cell>
          <table:table-cell office:value-type="float" office:value="-0.00751742">
            <text:p>-0.00751742</text:p>
          </table:table-cell>
          <table:table-cell office:value-type="float" office:value="0.794082">
            <text:p>0.794082</text:p>
          </table:table-cell>
          <table:table-cell office:value-type="float" office:value="0.587019">
            <text:p>0.587019</text:p>
          </table:table-cell>
          <table:table-cell office:value-type="float" office:value="0.379673">
            <text:p>0.379673</text:p>
          </table:table-cell>
          <table:table-cell office:value-type="float" office:value="0.0177605">
            <text:p>0.0177605</text:p>
          </table:table-cell>
          <table:table-cell office:value-type="float" office:value="0.806697">
            <text:p>0.806697</text:p>
          </table:table-cell>
          <table:table-cell office:value-type="float" office:value="0.548075">
            <text:p>0.548075</text:p>
          </table:table-cell>
          <table:table-cell office:value-type="float" office:value="0.328086">
            <text:p>0.328086</text:p>
          </table:table-cell>
          <table:table-cell table:number-columns-repeated="14"/>
        </table:table-row>
        <table:table-row table:style-name="ro1">
          <table:table-cell office:value-type="float" office:value="3.5125">
            <text:p>3.5125</text:p>
          </table:table-cell>
          <table:table-cell office:value-type="float" office:value="0.0105525">
            <text:p>0.0105525</text:p>
          </table:table-cell>
          <table:table-cell office:value-type="float" office:value="0.927648">
            <text:p>0.927648</text:p>
          </table:table-cell>
          <table:table-cell office:value-type="float" office:value="0.739551">
            <text:p>0.739551</text:p>
          </table:table-cell>
          <table:table-cell office:value-type="float" office:value="0.421205">
            <text:p>0.421205</text:p>
          </table:table-cell>
          <table:table-cell office:value-type="float" office:value="0.00351933">
            <text:p>0.00351933</text:p>
          </table:table-cell>
          <table:table-cell office:value-type="float" office:value="0.89395">
            <text:p>0.89395</text:p>
          </table:table-cell>
          <table:table-cell office:value-type="float" office:value="0.653491">
            <text:p>0.653491</text:p>
          </table:table-cell>
          <table:table-cell office:value-type="float" office:value="0.312654">
            <text:p>0.312654</text:p>
          </table:table-cell>
          <table:table-cell office:value-type="float" office:value="-0.00715245">
            <text:p>-0.00715245</text:p>
          </table:table-cell>
          <table:table-cell office:value-type="float" office:value="0.79479">
            <text:p>0.79479</text:p>
          </table:table-cell>
          <table:table-cell office:value-type="float" office:value="0.585458">
            <text:p>0.585458</text:p>
          </table:table-cell>
          <table:table-cell office:value-type="float" office:value="0.380021">
            <text:p>0.380021</text:p>
          </table:table-cell>
          <table:table-cell office:value-type="float" office:value="0.0177858">
            <text:p>0.0177858</text:p>
          </table:table-cell>
          <table:table-cell office:value-type="float" office:value="0.807498">
            <text:p>0.807498</text:p>
          </table:table-cell>
          <table:table-cell office:value-type="float" office:value="0.546085">
            <text:p>0.546085</text:p>
          </table:table-cell>
          <table:table-cell office:value-type="float" office:value="0.327195">
            <text:p>0.327195</text:p>
          </table:table-cell>
          <table:table-cell table:number-columns-repeated="14"/>
        </table:table-row>
        <table:table-row table:style-name="ro1">
          <table:table-cell office:value-type="float" office:value="3.5375">
            <text:p>3.5375</text:p>
          </table:table-cell>
          <table:table-cell office:value-type="float" office:value="0.00986498">
            <text:p>0.00986498</text:p>
          </table:table-cell>
          <table:table-cell office:value-type="float" office:value="0.929802">
            <text:p>0.929802</text:p>
          </table:table-cell>
          <table:table-cell office:value-type="float" office:value="0.73833">
            <text:p>0.73833</text:p>
          </table:table-cell>
          <table:table-cell office:value-type="float" office:value="0.420832">
            <text:p>0.420832</text:p>
          </table:table-cell>
          <table:table-cell office:value-type="float" office:value="0.00244293">
            <text:p>0.00244293</text:p>
          </table:table-cell>
          <table:table-cell office:value-type="float" office:value="0.894123">
            <text:p>0.894123</text:p>
          </table:table-cell>
          <table:table-cell office:value-type="float" office:value="0.652457">
            <text:p>0.652457</text:p>
          </table:table-cell>
          <table:table-cell office:value-type="float" office:value="0.31237">
            <text:p>0.31237</text:p>
          </table:table-cell>
          <table:table-cell office:value-type="float" office:value="-0.00671942">
            <text:p>-0.00671942</text:p>
          </table:table-cell>
          <table:table-cell office:value-type="float" office:value="0.795648">
            <text:p>0.795648</text:p>
          </table:table-cell>
          <table:table-cell office:value-type="float" office:value="0.583947">
            <text:p>0.583947</text:p>
          </table:table-cell>
          <table:table-cell office:value-type="float" office:value="0.380349">
            <text:p>0.380349</text:p>
          </table:table-cell>
          <table:table-cell office:value-type="float" office:value="0.0179892">
            <text:p>0.0179892</text:p>
          </table:table-cell>
          <table:table-cell office:value-type="float" office:value="0.808338">
            <text:p>0.808338</text:p>
          </table:table-cell>
          <table:table-cell office:value-type="float" office:value="0.543885">
            <text:p>0.543885</text:p>
          </table:table-cell>
          <table:table-cell office:value-type="float" office:value="0.3263">
            <text:p>0.3263</text:p>
          </table:table-cell>
          <table:table-cell table:number-columns-repeated="14"/>
        </table:table-row>
        <table:table-row table:style-name="ro1">
          <table:table-cell office:value-type="float" office:value="3.5625">
            <text:p>3.5625</text:p>
          </table:table-cell>
          <table:table-cell office:value-type="float" office:value="0.00925165">
            <text:p>0.00925165</text:p>
          </table:table-cell>
          <table:table-cell office:value-type="float" office:value="0.931867">
            <text:p>0.931867</text:p>
          </table:table-cell>
          <table:table-cell office:value-type="float" office:value="0.736987">
            <text:p>0.736987</text:p>
          </table:table-cell>
          <table:table-cell office:value-type="float" office:value="0.420857">
            <text:p>0.420857</text:p>
          </table:table-cell>
          <table:table-cell office:value-type="float" office:value="0.00163582">
            <text:p>0.00163582</text:p>
          </table:table-cell>
          <table:table-cell office:value-type="float" office:value="0.894447">
            <text:p>0.894447</text:p>
          </table:table-cell>
          <table:table-cell office:value-type="float" office:value="0.651795">
            <text:p>0.651795</text:p>
          </table:table-cell>
          <table:table-cell office:value-type="float" office:value="0.311268">
            <text:p>0.311268</text:p>
          </table:table-cell>
          <table:table-cell office:value-type="float" office:value="-0.0064151">
            <text:p>-0.0064151</text:p>
          </table:table-cell>
          <table:table-cell office:value-type="float" office:value="0.79645">
            <text:p>0.79645</text:p>
          </table:table-cell>
          <table:table-cell office:value-type="float" office:value="0.582712">
            <text:p>0.582712</text:p>
          </table:table-cell>
          <table:table-cell office:value-type="float" office:value="0.380334">
            <text:p>0.380334</text:p>
          </table:table-cell>
          <table:table-cell office:value-type="float" office:value="0.0182315">
            <text:p>0.0182315</text:p>
          </table:table-cell>
          <table:table-cell office:value-type="float" office:value="0.809098">
            <text:p>0.809098</text:p>
          </table:table-cell>
          <table:table-cell office:value-type="float" office:value="0.541841">
            <text:p>0.541841</text:p>
          </table:table-cell>
          <table:table-cell office:value-type="float" office:value="0.325276">
            <text:p>0.325276</text:p>
          </table:table-cell>
          <table:table-cell table:number-columns-repeated="14"/>
        </table:table-row>
        <table:table-row table:style-name="ro1">
          <table:table-cell office:value-type="float" office:value="3.5875">
            <text:p>3.5875</text:p>
          </table:table-cell>
          <table:table-cell office:value-type="float" office:value="0.00886927">
            <text:p>0.00886927</text:p>
          </table:table-cell>
          <table:table-cell office:value-type="float" office:value="0.933893">
            <text:p>0.933893</text:p>
          </table:table-cell>
          <table:table-cell office:value-type="float" office:value="0.735797">
            <text:p>0.735797</text:p>
          </table:table-cell>
          <table:table-cell office:value-type="float" office:value="0.420818">
            <text:p>0.420818</text:p>
          </table:table-cell>
          <table:table-cell office:value-type="float" office:value="0.00112669">
            <text:p>0.00112669</text:p>
          </table:table-cell>
          <table:table-cell office:value-type="float" office:value="0.895187">
            <text:p>0.895187</text:p>
          </table:table-cell>
          <table:table-cell office:value-type="float" office:value="0.651078">
            <text:p>0.651078</text:p>
          </table:table-cell>
          <table:table-cell office:value-type="float" office:value="0.31007">
            <text:p>0.31007</text:p>
          </table:table-cell>
          <table:table-cell office:value-type="float" office:value="-0.00617498">
            <text:p>-0.00617498</text:p>
          </table:table-cell>
          <table:table-cell office:value-type="float" office:value="0.797383">
            <text:p>0.797383</text:p>
          </table:table-cell>
          <table:table-cell office:value-type="float" office:value="0.581683">
            <text:p>0.581683</text:p>
          </table:table-cell>
          <table:table-cell office:value-type="float" office:value="0.380144">
            <text:p>0.380144</text:p>
          </table:table-cell>
          <table:table-cell office:value-type="float" office:value="0.0183585">
            <text:p>0.0183585</text:p>
          </table:table-cell>
          <table:table-cell office:value-type="float" office:value="0.809905">
            <text:p>0.809905</text:p>
          </table:table-cell>
          <table:table-cell office:value-type="float" office:value="0.539943">
            <text:p>0.539943</text:p>
          </table:table-cell>
          <table:table-cell office:value-type="float" office:value="0.324246">
            <text:p>0.324246</text:p>
          </table:table-cell>
          <table:table-cell table:number-columns-repeated="14"/>
        </table:table-row>
        <table:table-row table:style-name="ro1">
          <table:table-cell office:value-type="float" office:value="3.6125">
            <text:p>3.6125</text:p>
          </table:table-cell>
          <table:table-cell office:value-type="float" office:value="0.00844938">
            <text:p>0.00844938</text:p>
          </table:table-cell>
          <table:table-cell office:value-type="float" office:value="0.93621">
            <text:p>0.93621</text:p>
          </table:table-cell>
          <table:table-cell office:value-type="float" office:value="0.734855">
            <text:p>0.734855</text:p>
          </table:table-cell>
          <table:table-cell office:value-type="float" office:value="0.420695">
            <text:p>0.420695</text:p>
          </table:table-cell>
          <table:table-cell office:value-type="float" office:value="0.000775247">
            <text:p>0.000775247</text:p>
          </table:table-cell>
          <table:table-cell office:value-type="float" office:value="0.896232">
            <text:p>0.896232</text:p>
          </table:table-cell>
          <table:table-cell office:value-type="float" office:value="0.650231">
            <text:p>0.650231</text:p>
          </table:table-cell>
          <table:table-cell office:value-type="float" office:value="0.309291">
            <text:p>0.309291</text:p>
          </table:table-cell>
          <table:table-cell office:value-type="float" office:value="-0.0059034">
            <text:p>-0.0059034</text:p>
          </table:table-cell>
          <table:table-cell office:value-type="float" office:value="0.798388">
            <text:p>0.798388</text:p>
          </table:table-cell>
          <table:table-cell office:value-type="float" office:value="0.580797">
            <text:p>0.580797</text:p>
          </table:table-cell>
          <table:table-cell office:value-type="float" office:value="0.379687">
            <text:p>0.379687</text:p>
          </table:table-cell>
          <table:table-cell office:value-type="float" office:value="0.0182847">
            <text:p>0.0182847</text:p>
          </table:table-cell>
          <table:table-cell office:value-type="float" office:value="0.810737">
            <text:p>0.810737</text:p>
          </table:table-cell>
          <table:table-cell office:value-type="float" office:value="0.538158">
            <text:p>0.538158</text:p>
          </table:table-cell>
          <table:table-cell office:value-type="float" office:value="0.323544">
            <text:p>0.323544</text:p>
          </table:table-cell>
          <table:table-cell table:number-columns-repeated="14"/>
        </table:table-row>
        <table:table-row table:style-name="ro1">
          <table:table-cell office:value-type="float" office:value="3.6375">
            <text:p>3.6375</text:p>
          </table:table-cell>
          <table:table-cell office:value-type="float" office:value="0.00775713">
            <text:p>0.00775713</text:p>
          </table:table-cell>
          <table:table-cell office:value-type="float" office:value="0.93848">
            <text:p>0.93848</text:p>
          </table:table-cell>
          <table:table-cell office:value-type="float" office:value="0.734047">
            <text:p>0.734047</text:p>
          </table:table-cell>
          <table:table-cell office:value-type="float" office:value="0.420424">
            <text:p>0.420424</text:p>
          </table:table-cell>
          <table:table-cell office:value-type="float" office:value="0.000336447">
            <text:p>0.000336447</text:p>
          </table:table-cell>
          <table:table-cell office:value-type="float" office:value="0.897078">
            <text:p>0.897078</text:p>
          </table:table-cell>
          <table:table-cell office:value-type="float" office:value="0.649476">
            <text:p>0.649476</text:p>
          </table:table-cell>
          <table:table-cell office:value-type="float" office:value="0.308593">
            <text:p>0.308593</text:p>
          </table:table-cell>
          <table:table-cell office:value-type="float" office:value="-0.00584315">
            <text:p>-0.00584315</text:p>
          </table:table-cell>
          <table:table-cell office:value-type="float" office:value="0.799225">
            <text:p>0.799225</text:p>
          </table:table-cell>
          <table:table-cell office:value-type="float" office:value="0.579566">
            <text:p>0.579566</text:p>
          </table:table-cell>
          <table:table-cell office:value-type="float" office:value="0.379085">
            <text:p>0.379085</text:p>
          </table:table-cell>
          <table:table-cell office:value-type="float" office:value="0.017912">
            <text:p>0.017912</text:p>
          </table:table-cell>
          <table:table-cell office:value-type="float" office:value="0.811493">
            <text:p>0.811493</text:p>
          </table:table-cell>
          <table:table-cell office:value-type="float" office:value="0.536568">
            <text:p>0.536568</text:p>
          </table:table-cell>
          <table:table-cell office:value-type="float" office:value="0.323224">
            <text:p>0.323224</text:p>
          </table:table-cell>
          <table:table-cell table:number-columns-repeated="14"/>
        </table:table-row>
        <table:table-row table:style-name="ro1">
          <table:table-cell office:value-type="float" office:value="3.6625">
            <text:p>3.6625</text:p>
          </table:table-cell>
          <table:table-cell office:value-type="float" office:value="0.00699478">
            <text:p>0.00699478</text:p>
          </table:table-cell>
          <table:table-cell office:value-type="float" office:value="0.940568">
            <text:p>0.940568</text:p>
          </table:table-cell>
          <table:table-cell office:value-type="float" office:value="0.73321">
            <text:p>0.73321</text:p>
          </table:table-cell>
          <table:table-cell office:value-type="float" office:value="0.419804">
            <text:p>0.419804</text:p>
          </table:table-cell>
          <table:table-cell office:value-type="float" office:value="-0.000223575">
            <text:p>-0.000223575</text:p>
          </table:table-cell>
          <table:table-cell office:value-type="float" office:value="0.897692">
            <text:p>0.897692</text:p>
          </table:table-cell>
          <table:table-cell office:value-type="float" office:value="0.648749">
            <text:p>0.648749</text:p>
          </table:table-cell>
          <table:table-cell office:value-type="float" office:value="0.307881">
            <text:p>0.307881</text:p>
          </table:table-cell>
          <table:table-cell office:value-type="float" office:value="-0.00597863">
            <text:p>-0.00597863</text:p>
          </table:table-cell>
          <table:table-cell office:value-type="float" office:value="0.799822">
            <text:p>0.799822</text:p>
          </table:table-cell>
          <table:table-cell office:value-type="float" office:value="0.577935">
            <text:p>0.577935</text:p>
          </table:table-cell>
          <table:table-cell office:value-type="float" office:value="0.378587">
            <text:p>0.378587</text:p>
          </table:table-cell>
          <table:table-cell office:value-type="float" office:value="0.0173695">
            <text:p>0.0173695</text:p>
          </table:table-cell>
          <table:table-cell office:value-type="float" office:value="0.812315">
            <text:p>0.812315</text:p>
          </table:table-cell>
          <table:table-cell office:value-type="float" office:value="0.535314">
            <text:p>0.535314</text:p>
          </table:table-cell>
          <table:table-cell office:value-type="float" office:value="0.32284">
            <text:p>0.32284</text:p>
          </table:table-cell>
          <table:table-cell table:number-columns-repeated="14"/>
        </table:table-row>
        <table:table-row table:style-name="ro1">
          <table:table-cell office:value-type="float" office:value="3.6875">
            <text:p>3.6875</text:p>
          </table:table-cell>
          <table:table-cell office:value-type="float" office:value="0.0062474">
            <text:p>0.0062474</text:p>
          </table:table-cell>
          <table:table-cell office:value-type="float" office:value="0.94271">
            <text:p>0.94271</text:p>
          </table:table-cell>
          <table:table-cell office:value-type="float" office:value="0.732128">
            <text:p>0.732128</text:p>
          </table:table-cell>
          <table:table-cell office:value-type="float" office:value="0.419169">
            <text:p>0.419169</text:p>
          </table:table-cell>
          <table:table-cell office:value-type="float" office:value="-0.000801095">
            <text:p>-0.000801095</text:p>
          </table:table-cell>
          <table:table-cell office:value-type="float" office:value="0.89837">
            <text:p>0.89837</text:p>
          </table:table-cell>
          <table:table-cell office:value-type="float" office:value="0.648021">
            <text:p>0.648021</text:p>
          </table:table-cell>
          <table:table-cell office:value-type="float" office:value="0.307214">
            <text:p>0.307214</text:p>
          </table:table-cell>
          <table:table-cell office:value-type="float" office:value="-0.00601397">
            <text:p>-0.00601397</text:p>
          </table:table-cell>
          <table:table-cell office:value-type="float" office:value="0.800398">
            <text:p>0.800398</text:p>
          </table:table-cell>
          <table:table-cell office:value-type="float" office:value="0.57598">
            <text:p>0.57598</text:p>
          </table:table-cell>
          <table:table-cell office:value-type="float" office:value="0.37842">
            <text:p>0.37842</text:p>
          </table:table-cell>
          <table:table-cell office:value-type="float" office:value="0.0168127">
            <text:p>0.0168127</text:p>
          </table:table-cell>
          <table:table-cell office:value-type="float" office:value="0.81338">
            <text:p>0.81338</text:p>
          </table:table-cell>
          <table:table-cell office:value-type="float" office:value="0.5342">
            <text:p>0.5342</text:p>
          </table:table-cell>
          <table:table-cell office:value-type="float" office:value="0.322329">
            <text:p>0.322329</text:p>
          </table:table-cell>
          <table:table-cell table:number-columns-repeated="14"/>
        </table:table-row>
        <table:table-row table:style-name="ro1">
          <table:table-cell office:value-type="float" office:value="3.7125">
            <text:p>3.7125</text:p>
          </table:table-cell>
          <table:table-cell office:value-type="float" office:value="0.00540548">
            <text:p>0.00540548</text:p>
          </table:table-cell>
          <table:table-cell office:value-type="float" office:value="0.944758">
            <text:p>0.944758</text:p>
          </table:table-cell>
          <table:table-cell office:value-type="float" office:value="0.73073">
            <text:p>0.73073</text:p>
          </table:table-cell>
          <table:table-cell office:value-type="float" office:value="0.418553">
            <text:p>0.418553</text:p>
          </table:table-cell>
          <table:table-cell office:value-type="float" office:value="-0.00131176">
            <text:p>-0.00131176</text:p>
          </table:table-cell>
          <table:table-cell office:value-type="float" office:value="0.899225">
            <text:p>0.899225</text:p>
          </table:table-cell>
          <table:table-cell office:value-type="float" office:value="0.647382">
            <text:p>0.647382</text:p>
          </table:table-cell>
          <table:table-cell office:value-type="float" office:value="0.306734">
            <text:p>0.306734</text:p>
          </table:table-cell>
          <table:table-cell office:value-type="float" office:value="-0.00593035">
            <text:p>-0.00593035</text:p>
          </table:table-cell>
          <table:table-cell office:value-type="float" office:value="0.800977">
            <text:p>0.800977</text:p>
          </table:table-cell>
          <table:table-cell office:value-type="float" office:value="0.574166">
            <text:p>0.574166</text:p>
          </table:table-cell>
          <table:table-cell office:value-type="float" office:value="0.378559">
            <text:p>0.378559</text:p>
          </table:table-cell>
          <table:table-cell office:value-type="float" office:value="0.0165912">
            <text:p>0.0165912</text:p>
          </table:table-cell>
          <table:table-cell office:value-type="float" office:value="0.814642">
            <text:p>0.814642</text:p>
          </table:table-cell>
          <table:table-cell office:value-type="float" office:value="0.533039">
            <text:p>0.533039</text:p>
          </table:table-cell>
          <table:table-cell office:value-type="float" office:value="0.322099">
            <text:p>0.322099</text:p>
          </table:table-cell>
          <table:table-cell table:number-columns-repeated="14"/>
        </table:table-row>
        <table:table-row table:style-name="ro1">
          <table:table-cell office:value-type="float" office:value="3.7375">
            <text:p>3.7375</text:p>
          </table:table-cell>
          <table:table-cell office:value-type="float" office:value="0.00430987">
            <text:p>0.00430987</text:p>
          </table:table-cell>
          <table:table-cell office:value-type="float" office:value="0.946665">
            <text:p>0.946665</text:p>
          </table:table-cell>
          <table:table-cell office:value-type="float" office:value="0.729178">
            <text:p>0.729178</text:p>
          </table:table-cell>
          <table:table-cell office:value-type="float" office:value="0.417586">
            <text:p>0.417586</text:p>
          </table:table-cell>
          <table:table-cell office:value-type="float" office:value="-0.00154236">
            <text:p>-0.00154236</text:p>
          </table:table-cell>
          <table:table-cell office:value-type="float" office:value="0.900058">
            <text:p>0.900058</text:p>
          </table:table-cell>
          <table:table-cell office:value-type="float" office:value="0.646456">
            <text:p>0.646456</text:p>
          </table:table-cell>
          <table:table-cell office:value-type="float" office:value="0.306582">
            <text:p>0.306582</text:p>
          </table:table-cell>
          <table:table-cell office:value-type="float" office:value="-0.00589138">
            <text:p>-0.00589138</text:p>
          </table:table-cell>
          <table:table-cell office:value-type="float" office:value="0.801492">
            <text:p>0.801492</text:p>
          </table:table-cell>
          <table:table-cell office:value-type="float" office:value="0.572664">
            <text:p>0.572664</text:p>
          </table:table-cell>
          <table:table-cell office:value-type="float" office:value="0.378723">
            <text:p>0.378723</text:p>
          </table:table-cell>
          <table:table-cell office:value-type="float" office:value="0.0167223">
            <text:p>0.0167223</text:p>
          </table:table-cell>
          <table:table-cell office:value-type="float" office:value="0.81559">
            <text:p>0.81559</text:p>
          </table:table-cell>
          <table:table-cell office:value-type="float" office:value="0.531894">
            <text:p>0.531894</text:p>
          </table:table-cell>
          <table:table-cell office:value-type="float" office:value="0.322027">
            <text:p>0.322027</text:p>
          </table:table-cell>
          <table:table-cell table:number-columns-repeated="14"/>
        </table:table-row>
        <table:table-row table:style-name="ro1">
          <table:table-cell office:value-type="float" office:value="3.7625">
            <text:p>3.7625</text:p>
          </table:table-cell>
          <table:table-cell office:value-type="float" office:value="0.00306735">
            <text:p>0.00306735</text:p>
          </table:table-cell>
          <table:table-cell office:value-type="float" office:value="0.948428">
            <text:p>0.948428</text:p>
          </table:table-cell>
          <table:table-cell office:value-type="float" office:value="0.727835">
            <text:p>0.727835</text:p>
          </table:table-cell>
          <table:table-cell office:value-type="float" office:value="0.416263">
            <text:p>0.416263</text:p>
          </table:table-cell>
          <table:table-cell office:value-type="float" office:value="-0.00154411">
            <text:p>-0.00154411</text:p>
          </table:table-cell>
          <table:table-cell office:value-type="float" office:value="0.900898">
            <text:p>0.900898</text:p>
          </table:table-cell>
          <table:table-cell office:value-type="float" office:value="0.645118">
            <text:p>0.645118</text:p>
          </table:table-cell>
          <table:table-cell office:value-type="float" office:value="0.306712">
            <text:p>0.306712</text:p>
          </table:table-cell>
          <table:table-cell office:value-type="float" office:value="-0.0058878">
            <text:p>-0.0058878</text:p>
          </table:table-cell>
          <table:table-cell office:value-type="float" office:value="0.802043">
            <text:p>0.802043</text:p>
          </table:table-cell>
          <table:table-cell office:value-type="float" office:value="0.571302">
            <text:p>0.571302</text:p>
          </table:table-cell>
          <table:table-cell office:value-type="float" office:value="0.378737">
            <text:p>0.378737</text:p>
          </table:table-cell>
          <table:table-cell office:value-type="float" office:value="0.0168587">
            <text:p>0.0168587</text:p>
          </table:table-cell>
          <table:table-cell office:value-type="float" office:value="0.816135">
            <text:p>0.816135</text:p>
          </table:table-cell>
          <table:table-cell office:value-type="float" office:value="0.530861">
            <text:p>0.530861</text:p>
          </table:table-cell>
          <table:table-cell office:value-type="float" office:value="0.321957">
            <text:p>0.321957</text:p>
          </table:table-cell>
          <table:table-cell table:number-columns-repeated="14"/>
        </table:table-row>
        <table:table-row table:style-name="ro1">
          <table:table-cell office:value-type="float" office:value="3.7875">
            <text:p>3.7875</text:p>
          </table:table-cell>
          <table:table-cell office:value-type="float" office:value="0.00187913">
            <text:p>0.00187913</text:p>
          </table:table-cell>
          <table:table-cell office:value-type="float" office:value="0.950052">
            <text:p>0.950052</text:p>
          </table:table-cell>
          <table:table-cell office:value-type="float" office:value="0.726793">
            <text:p>0.726793</text:p>
          </table:table-cell>
          <table:table-cell office:value-type="float" office:value="0.414878">
            <text:p>0.414878</text:p>
          </table:table-cell>
          <table:table-cell office:value-type="float" office:value="-0.00166673">
            <text:p>-0.00166673</text:p>
          </table:table-cell>
          <table:table-cell office:value-type="float" office:value="0.901953">
            <text:p>0.901953</text:p>
          </table:table-cell>
          <table:table-cell office:value-type="float" office:value="0.643653">
            <text:p>0.643653</text:p>
          </table:table-cell>
          <table:table-cell office:value-type="float" office:value="0.307252">
            <text:p>0.307252</text:p>
          </table:table-cell>
          <table:table-cell office:value-type="float" office:value="-0.0059217">
            <text:p>-0.0059217</text:p>
          </table:table-cell>
          <table:table-cell office:value-type="float" office:value="0.80264">
            <text:p>0.80264</text:p>
          </table:table-cell>
          <table:table-cell office:value-type="float" office:value="0.56991">
            <text:p>0.56991</text:p>
          </table:table-cell>
          <table:table-cell office:value-type="float" office:value="0.378491">
            <text:p>0.378491</text:p>
          </table:table-cell>
          <table:table-cell office:value-type="float" office:value="0.0168257">
            <text:p>0.0168257</text:p>
          </table:table-cell>
          <table:table-cell office:value-type="float" office:value="0.816533">
            <text:p>0.816533</text:p>
          </table:table-cell>
          <table:table-cell office:value-type="float" office:value="0.529738">
            <text:p>0.529738</text:p>
          </table:table-cell>
          <table:table-cell office:value-type="float" office:value="0.321987">
            <text:p>0.321987</text:p>
          </table:table-cell>
          <table:table-cell table:number-columns-repeated="14"/>
        </table:table-row>
        <table:table-row table:style-name="ro1">
          <table:table-cell office:value-type="float" office:value="3.8125">
            <text:p>3.8125</text:p>
          </table:table-cell>
          <table:table-cell office:value-type="float" office:value="0.000769293">
            <text:p>0.000769293</text:p>
          </table:table-cell>
          <table:table-cell office:value-type="float" office:value="0.951477">
            <text:p>0.951477</text:p>
          </table:table-cell>
          <table:table-cell office:value-type="float" office:value="0.725982">
            <text:p>0.725982</text:p>
          </table:table-cell>
          <table:table-cell office:value-type="float" office:value="0.41375">
            <text:p>0.41375</text:p>
          </table:table-cell>
          <table:table-cell office:value-type="float" office:value="-0.00206645">
            <text:p>-0.00206645</text:p>
          </table:table-cell>
          <table:table-cell office:value-type="float" office:value="0.903083">
            <text:p>0.903083</text:p>
          </table:table-cell>
          <table:table-cell office:value-type="float" office:value="0.642558">
            <text:p>0.642558</text:p>
          </table:table-cell>
          <table:table-cell office:value-type="float" office:value="0.308036">
            <text:p>0.308036</text:p>
          </table:table-cell>
          <table:table-cell office:value-type="float" office:value="-0.00603417">
            <text:p>-0.00603417</text:p>
          </table:table-cell>
          <table:table-cell office:value-type="float" office:value="0.803252">
            <text:p>0.803252</text:p>
          </table:table-cell>
          <table:table-cell office:value-type="float" office:value="0.568592">
            <text:p>0.568592</text:p>
          </table:table-cell>
          <table:table-cell office:value-type="float" office:value="0.378059">
            <text:p>0.378059</text:p>
          </table:table-cell>
          <table:table-cell office:value-type="float" office:value="0.0167918">
            <text:p>0.0167918</text:p>
          </table:table-cell>
          <table:table-cell office:value-type="float" office:value="0.81691">
            <text:p>0.81691</text:p>
          </table:table-cell>
          <table:table-cell office:value-type="float" office:value="0.528667">
            <text:p>0.528667</text:p>
          </table:table-cell>
          <table:table-cell office:value-type="float" office:value="0.321832">
            <text:p>0.321832</text:p>
          </table:table-cell>
          <table:table-cell table:number-columns-repeated="14"/>
        </table:table-row>
        <table:table-row table:style-name="ro1">
          <table:table-cell office:value-type="float" office:value="3.8375">
            <text:p>3.8375</text:p>
          </table:table-cell>
          <table:table-cell office:value-type="float" office:value="-0.000154153">
            <text:p>-0.000154153</text:p>
          </table:table-cell>
          <table:table-cell office:value-type="float" office:value="0.95274">
            <text:p>0.95274</text:p>
          </table:table-cell>
          <table:table-cell office:value-type="float" office:value="0.72523">
            <text:p>0.72523</text:p>
          </table:table-cell>
          <table:table-cell office:value-type="float" office:value="0.412853">
            <text:p>0.412853</text:p>
          </table:table-cell>
          <table:table-cell office:value-type="float" office:value="-0.00237742">
            <text:p>-0.00237742</text:p>
          </table:table-cell>
          <table:table-cell office:value-type="float" office:value="0.90427">
            <text:p>0.90427</text:p>
          </table:table-cell>
          <table:table-cell office:value-type="float" office:value="0.641879">
            <text:p>0.641879</text:p>
          </table:table-cell>
          <table:table-cell office:value-type="float" office:value="0.30869">
            <text:p>0.30869</text:p>
          </table:table-cell>
          <table:table-cell office:value-type="float" office:value="-0.00621768">
            <text:p>-0.00621768</text:p>
          </table:table-cell>
          <table:table-cell office:value-type="float" office:value="0.803877">
            <text:p>0.803877</text:p>
          </table:table-cell>
          <table:table-cell office:value-type="float" office:value="0.567526">
            <text:p>0.567526</text:p>
          </table:table-cell>
          <table:table-cell office:value-type="float" office:value="0.377644">
            <text:p>0.377644</text:p>
          </table:table-cell>
          <table:table-cell office:value-type="float" office:value="0.0169415">
            <text:p>0.0169415</text:p>
          </table:table-cell>
          <table:table-cell office:value-type="float" office:value="0.817267">
            <text:p>0.817267</text:p>
          </table:table-cell>
          <table:table-cell office:value-type="float" office:value="0.527792">
            <text:p>0.527792</text:p>
          </table:table-cell>
          <table:table-cell office:value-type="float" office:value="0.321228">
            <text:p>0.321228</text:p>
          </table:table-cell>
          <table:table-cell table:number-columns-repeated="14"/>
        </table:table-row>
        <table:table-row table:style-name="ro1">
          <table:table-cell office:value-type="float" office:value="3.8625">
            <text:p>3.8625</text:p>
          </table:table-cell>
          <table:table-cell office:value-type="float" office:value="-0.000793153">
            <text:p>-0.000793153</text:p>
          </table:table-cell>
          <table:table-cell office:value-type="float" office:value="0.954137">
            <text:p>0.954137</text:p>
          </table:table-cell>
          <table:table-cell office:value-type="float" office:value="0.724389">
            <text:p>0.724389</text:p>
          </table:table-cell>
          <table:table-cell office:value-type="float" office:value="0.41192">
            <text:p>0.41192</text:p>
          </table:table-cell>
          <table:table-cell office:value-type="float" office:value="-0.00255472">
            <text:p>-0.00255472</text:p>
          </table:table-cell>
          <table:table-cell office:value-type="float" office:value="0.905537">
            <text:p>0.905537</text:p>
          </table:table-cell>
          <table:table-cell office:value-type="float" office:value="0.641199">
            <text:p>0.641199</text:p>
          </table:table-cell>
          <table:table-cell office:value-type="float" office:value="0.309187">
            <text:p>0.309187</text:p>
          </table:table-cell>
          <table:table-cell office:value-type="float" office:value="-0.00643473">
            <text:p>-0.00643473</text:p>
          </table:table-cell>
          <table:table-cell office:value-type="float" office:value="0.804568">
            <text:p>0.804568</text:p>
          </table:table-cell>
          <table:table-cell office:value-type="float" office:value="0.566708">
            <text:p>0.566708</text:p>
          </table:table-cell>
          <table:table-cell office:value-type="float" office:value="0.3772">
            <text:p>0.3772</text:p>
          </table:table-cell>
          <table:table-cell office:value-type="float" office:value="0.0172268">
            <text:p>0.0172268</text:p>
          </table:table-cell>
          <table:table-cell office:value-type="float" office:value="0.817623">
            <text:p>0.817623</text:p>
          </table:table-cell>
          <table:table-cell office:value-type="float" office:value="0.526902">
            <text:p>0.526902</text:p>
          </table:table-cell>
          <table:table-cell office:value-type="float" office:value="0.320229">
            <text:p>0.320229</text:p>
          </table:table-cell>
          <table:table-cell table:number-columns-repeated="14"/>
        </table:table-row>
        <table:table-row table:style-name="ro1">
          <table:table-cell office:value-type="float" office:value="3.8875">
            <text:p>3.8875</text:p>
          </table:table-cell>
          <table:table-cell office:value-type="float" office:value="-0.00115517">
            <text:p>-0.00115517</text:p>
          </table:table-cell>
          <table:table-cell office:value-type="float" office:value="0.955968">
            <text:p>0.955968</text:p>
          </table:table-cell>
          <table:table-cell office:value-type="float" office:value="0.723623">
            <text:p>0.723623</text:p>
          </table:table-cell>
          <table:table-cell office:value-type="float" office:value="0.41087">
            <text:p>0.41087</text:p>
          </table:table-cell>
          <table:table-cell office:value-type="float" office:value="-0.00272942">
            <text:p>-0.00272942</text:p>
          </table:table-cell>
          <table:table-cell office:value-type="float" office:value="0.906915">
            <text:p>0.906915</text:p>
          </table:table-cell>
          <table:table-cell office:value-type="float" office:value="0.640174">
            <text:p>0.640174</text:p>
          </table:table-cell>
          <table:table-cell office:value-type="float" office:value="0.309798">
            <text:p>0.309798</text:p>
          </table:table-cell>
          <table:table-cell office:value-type="float" office:value="-0.00661933">
            <text:p>-0.00661933</text:p>
          </table:table-cell>
          <table:table-cell office:value-type="float" office:value="0.805213">
            <text:p>0.805213</text:p>
          </table:table-cell>
          <table:table-cell office:value-type="float" office:value="0.566078">
            <text:p>0.566078</text:p>
          </table:table-cell>
          <table:table-cell office:value-type="float" office:value="0.376754">
            <text:p>0.376754</text:p>
          </table:table-cell>
          <table:table-cell office:value-type="float" office:value="0.0174867">
            <text:p>0.0174867</text:p>
          </table:table-cell>
          <table:table-cell office:value-type="float" office:value="0.818058">
            <text:p>0.818058</text:p>
          </table:table-cell>
          <table:table-cell office:value-type="float" office:value="0.525496">
            <text:p>0.525496</text:p>
          </table:table-cell>
          <table:table-cell office:value-type="float" office:value="0.319227">
            <text:p>0.319227</text:p>
          </table:table-cell>
          <table:table-cell table:number-columns-repeated="14"/>
        </table:table-row>
        <table:table-row table:style-name="ro1">
          <table:table-cell office:value-type="float" office:value="3.9125">
            <text:p>3.9125</text:p>
          </table:table-cell>
          <table:table-cell office:value-type="float" office:value="-0.0013031">
            <text:p>-0.0013031</text:p>
          </table:table-cell>
          <table:table-cell office:value-type="float" office:value="0.957953">
            <text:p>0.957953</text:p>
          </table:table-cell>
          <table:table-cell office:value-type="float" office:value="0.723043">
            <text:p>0.723043</text:p>
          </table:table-cell>
          <table:table-cell office:value-type="float" office:value="0.409815">
            <text:p>0.409815</text:p>
          </table:table-cell>
          <table:table-cell office:value-type="float" office:value="-0.00296417">
            <text:p>-0.00296417</text:p>
          </table:table-cell>
          <table:table-cell office:value-type="float" office:value="0.908207">
            <text:p>0.908207</text:p>
          </table:table-cell>
          <table:table-cell office:value-type="float" office:value="0.638975">
            <text:p>0.638975</text:p>
          </table:table-cell>
          <table:table-cell office:value-type="float" office:value="0.310356">
            <text:p>0.310356</text:p>
          </table:table-cell>
          <table:table-cell office:value-type="float" office:value="-0.00681155">
            <text:p>-0.00681155</text:p>
          </table:table-cell>
          <table:table-cell office:value-type="float" office:value="0.805717">
            <text:p>0.805717</text:p>
          </table:table-cell>
          <table:table-cell office:value-type="float" office:value="0.565509">
            <text:p>0.565509</text:p>
          </table:table-cell>
          <table:table-cell office:value-type="float" office:value="0.376422">
            <text:p>0.376422</text:p>
          </table:table-cell>
          <table:table-cell office:value-type="float" office:value="0.0176703">
            <text:p>0.0176703</text:p>
          </table:table-cell>
          <table:table-cell office:value-type="float" office:value="0.818447">
            <text:p>0.818447</text:p>
          </table:table-cell>
          <table:table-cell office:value-type="float" office:value="0.523768">
            <text:p>0.523768</text:p>
          </table:table-cell>
          <table:table-cell office:value-type="float" office:value="0.318376">
            <text:p>0.318376</text:p>
          </table:table-cell>
          <table:table-cell table:number-columns-repeated="14"/>
        </table:table-row>
        <table:table-row table:style-name="ro1">
          <table:table-cell office:value-type="float" office:value="3.9375">
            <text:p>3.9375</text:p>
          </table:table-cell>
          <table:table-cell office:value-type="float" office:value="-0.00127826">
            <text:p>-0.00127826</text:p>
          </table:table-cell>
          <table:table-cell office:value-type="float" office:value="0.959887">
            <text:p>0.959887</text:p>
          </table:table-cell>
          <table:table-cell office:value-type="float" office:value="0.722598">
            <text:p>0.722598</text:p>
          </table:table-cell>
          <table:table-cell office:value-type="float" office:value="0.408947">
            <text:p>0.408947</text:p>
          </table:table-cell>
          <table:table-cell office:value-type="float" office:value="-0.00309713">
            <text:p>-0.00309713</text:p>
          </table:table-cell>
          <table:table-cell office:value-type="float" office:value="0.90936">
            <text:p>0.90936</text:p>
          </table:table-cell>
          <table:table-cell office:value-type="float" office:value="0.637739">
            <text:p>0.637739</text:p>
          </table:table-cell>
          <table:table-cell office:value-type="float" office:value="0.310488">
            <text:p>0.310488</text:p>
          </table:table-cell>
          <table:table-cell office:value-type="float" office:value="-0.00704198">
            <text:p>-0.00704198</text:p>
          </table:table-cell>
          <table:table-cell office:value-type="float" office:value="0.806047">
            <text:p>0.806047</text:p>
          </table:table-cell>
          <table:table-cell office:value-type="float" office:value="0.56499">
            <text:p>0.56499</text:p>
          </table:table-cell>
          <table:table-cell office:value-type="float" office:value="0.376059">
            <text:p>0.376059</text:p>
          </table:table-cell>
          <table:table-cell office:value-type="float" office:value="0.0176923">
            <text:p>0.0176923</text:p>
          </table:table-cell>
          <table:table-cell office:value-type="float" office:value="0.818653">
            <text:p>0.818653</text:p>
          </table:table-cell>
          <table:table-cell office:value-type="float" office:value="0.522102">
            <text:p>0.522102</text:p>
          </table:table-cell>
          <table:table-cell office:value-type="float" office:value="0.317623">
            <text:p>0.317623</text:p>
          </table:table-cell>
          <table:table-cell table:number-columns-repeated="14"/>
        </table:table-row>
        <table:table-row table:style-name="ro1">
          <table:table-cell office:value-type="float" office:value="3.9625">
            <text:p>3.9625</text:p>
          </table:table-cell>
          <table:table-cell office:value-type="float" office:value="-0.00122259">
            <text:p>-0.00122259</text:p>
          </table:table-cell>
          <table:table-cell office:value-type="float" office:value="0.961755">
            <text:p>0.961755</text:p>
          </table:table-cell>
          <table:table-cell office:value-type="float" office:value="0.722153">
            <text:p>0.722153</text:p>
          </table:table-cell>
          <table:table-cell office:value-type="float" office:value="0.408208">
            <text:p>0.408208</text:p>
          </table:table-cell>
          <table:table-cell office:value-type="float" office:value="-0.0030925">
            <text:p>-0.0030925</text:p>
          </table:table-cell>
          <table:table-cell office:value-type="float" office:value="0.910513">
            <text:p>0.910513</text:p>
          </table:table-cell>
          <table:table-cell office:value-type="float" office:value="0.636438">
            <text:p>0.636438</text:p>
          </table:table-cell>
          <table:table-cell office:value-type="float" office:value="0.310306">
            <text:p>0.310306</text:p>
          </table:table-cell>
          <table:table-cell office:value-type="float" office:value="-0.00727603">
            <text:p>-0.00727603</text:p>
          </table:table-cell>
          <table:table-cell office:value-type="float" office:value="0.806378">
            <text:p>0.806378</text:p>
          </table:table-cell>
          <table:table-cell office:value-type="float" office:value="0.564491">
            <text:p>0.564491</text:p>
          </table:table-cell>
          <table:table-cell office:value-type="float" office:value="0.375574">
            <text:p>0.375574</text:p>
          </table:table-cell>
          <table:table-cell office:value-type="float" office:value="0.0175702">
            <text:p>0.0175702</text:p>
          </table:table-cell>
          <table:table-cell office:value-type="float" office:value="0.8188">
            <text:p>0.8188</text:p>
          </table:table-cell>
          <table:table-cell office:value-type="float" office:value="0.520555">
            <text:p>0.520555</text:p>
          </table:table-cell>
          <table:table-cell office:value-type="float" office:value="0.316872">
            <text:p>0.316872</text:p>
          </table:table-cell>
          <table:table-cell table:number-columns-repeated="14"/>
        </table:table-row>
        <table:table-row table:style-name="ro1">
          <table:table-cell office:value-type="float" office:value="3.9875">
            <text:p>3.9875</text:p>
          </table:table-cell>
          <table:table-cell office:value-type="float" office:value="-0.00107109">
            <text:p>-0.00107109</text:p>
          </table:table-cell>
          <table:table-cell office:value-type="float" office:value="0.963588">
            <text:p>0.963588</text:p>
          </table:table-cell>
          <table:table-cell office:value-type="float" office:value="0.721441">
            <text:p>0.721441</text:p>
          </table:table-cell>
          <table:table-cell office:value-type="float" office:value="0.407534">
            <text:p>0.407534</text:p>
          </table:table-cell>
          <table:table-cell office:value-type="float" office:value="-0.00319613">
            <text:p>-0.00319613</text:p>
          </table:table-cell>
          <table:table-cell office:value-type="float" office:value="0.911802">
            <text:p>0.911802</text:p>
          </table:table-cell>
          <table:table-cell office:value-type="float" office:value="0.635039">
            <text:p>0.635039</text:p>
          </table:table-cell>
          <table:table-cell office:value-type="float" office:value="0.310056">
            <text:p>0.310056</text:p>
          </table:table-cell>
          <table:table-cell office:value-type="float" office:value="-0.00748083">
            <text:p>-0.00748083</text:p>
          </table:table-cell>
          <table:table-cell office:value-type="float" office:value="0.806702">
            <text:p>0.806702</text:p>
          </table:table-cell>
          <table:table-cell office:value-type="float" office:value="0.563829">
            <text:p>0.563829</text:p>
          </table:table-cell>
          <table:table-cell office:value-type="float" office:value="0.374896">
            <text:p>0.374896</text:p>
          </table:table-cell>
          <table:table-cell office:value-type="float" office:value="0.0173907">
            <text:p>0.0173907</text:p>
          </table:table-cell>
          <table:table-cell office:value-type="float" office:value="0.818963">
            <text:p>0.818963</text:p>
          </table:table-cell>
          <table:table-cell office:value-type="float" office:value="0.519077">
            <text:p>0.519077</text:p>
          </table:table-cell>
          <table:table-cell office:value-type="float" office:value="0.316377">
            <text:p>0.316377</text:p>
          </table:table-cell>
          <table:table-cell table:number-columns-repeated="14"/>
        </table:table-row>
        <table:table-row table:style-name="ro1">
          <table:table-cell office:value-type="float" office:value="4.0125">
            <text:p>4.0125</text:p>
          </table:table-cell>
          <table:table-cell office:value-type="float" office:value="-0.000832588">
            <text:p>-0.000832588</text:p>
          </table:table-cell>
          <table:table-cell office:value-type="float" office:value="0.965368">
            <text:p>0.965368</text:p>
          </table:table-cell>
          <table:table-cell office:value-type="float" office:value="0.720652">
            <text:p>0.720652</text:p>
          </table:table-cell>
          <table:table-cell office:value-type="float" office:value="0.406832">
            <text:p>0.406832</text:p>
          </table:table-cell>
          <table:table-cell office:value-type="float" office:value="-0.00341238">
            <text:p>-0.00341238</text:p>
          </table:table-cell>
          <table:table-cell office:value-type="float" office:value="0.913063">
            <text:p>0.913063</text:p>
          </table:table-cell>
          <table:table-cell office:value-type="float" office:value="0.633743">
            <text:p>0.633743</text:p>
          </table:table-cell>
          <table:table-cell office:value-type="float" office:value="0.309676">
            <text:p>0.309676</text:p>
          </table:table-cell>
          <table:table-cell office:value-type="float" office:value="-0.00759838">
            <text:p>-0.00759838</text:p>
          </table:table-cell>
          <table:table-cell office:value-type="float" office:value="0.807007">
            <text:p>0.807007</text:p>
          </table:table-cell>
          <table:table-cell office:value-type="float" office:value="0.562909">
            <text:p>0.562909</text:p>
          </table:table-cell>
          <table:table-cell office:value-type="float" office:value="0.37393">
            <text:p>0.37393</text:p>
          </table:table-cell>
          <table:table-cell office:value-type="float" office:value="0.0172052">
            <text:p>0.0172052</text:p>
          </table:table-cell>
          <table:table-cell office:value-type="float" office:value="0.819108">
            <text:p>0.819108</text:p>
          </table:table-cell>
          <table:table-cell office:value-type="float" office:value="0.517754">
            <text:p>0.517754</text:p>
          </table:table-cell>
          <table:table-cell office:value-type="float" office:value="0.316095">
            <text:p>0.316095</text:p>
          </table:table-cell>
          <table:table-cell table:number-columns-repeated="14"/>
        </table:table-row>
        <table:table-row table:style-name="ro1">
          <table:table-cell office:value-type="float" office:value="4.0375">
            <text:p>4.0375</text:p>
          </table:table-cell>
          <table:table-cell office:value-type="float" office:value="-0.000763295">
            <text:p>-0.000763295</text:p>
          </table:table-cell>
          <table:table-cell office:value-type="float" office:value="0.967285">
            <text:p>0.967285</text:p>
          </table:table-cell>
          <table:table-cell office:value-type="float" office:value="0.71978">
            <text:p>0.71978</text:p>
          </table:table-cell>
          <table:table-cell office:value-type="float" office:value="0.405943">
            <text:p>0.405943</text:p>
          </table:table-cell>
          <table:table-cell office:value-type="float" office:value="-0.00362755">
            <text:p>-0.00362755</text:p>
          </table:table-cell>
          <table:table-cell office:value-type="float" office:value="0.914173">
            <text:p>0.914173</text:p>
          </table:table-cell>
          <table:table-cell office:value-type="float" office:value="0.63273">
            <text:p>0.63273</text:p>
          </table:table-cell>
          <table:table-cell office:value-type="float" office:value="0.309104">
            <text:p>0.309104</text:p>
          </table:table-cell>
          <table:table-cell office:value-type="float" office:value="-0.00744765">
            <text:p>-0.00744765</text:p>
          </table:table-cell>
          <table:table-cell office:value-type="float" office:value="0.807482">
            <text:p>0.807482</text:p>
          </table:table-cell>
          <table:table-cell office:value-type="float" office:value="0.561793">
            <text:p>0.561793</text:p>
          </table:table-cell>
          <table:table-cell office:value-type="float" office:value="0.372758">
            <text:p>0.372758</text:p>
          </table:table-cell>
          <table:table-cell office:value-type="float" office:value="0.0169507">
            <text:p>0.0169507</text:p>
          </table:table-cell>
          <table:table-cell office:value-type="float" office:value="0.819347">
            <text:p>0.819347</text:p>
          </table:table-cell>
          <table:table-cell office:value-type="float" office:value="0.516479">
            <text:p>0.516479</text:p>
          </table:table-cell>
          <table:table-cell office:value-type="float" office:value="0.315826">
            <text:p>0.315826</text:p>
          </table:table-cell>
          <table:table-cell table:number-columns-repeated="14"/>
        </table:table-row>
        <table:table-row table:style-name="ro1">
          <table:table-cell office:value-type="float" office:value="4.0625">
            <text:p>4.0625</text:p>
          </table:table-cell>
          <table:table-cell office:value-type="float" office:value="-0.000996968">
            <text:p>-0.000996968</text:p>
          </table:table-cell>
          <table:table-cell office:value-type="float" office:value="0.969328">
            <text:p>0.969328</text:p>
          </table:table-cell>
          <table:table-cell office:value-type="float" office:value="0.718645">
            <text:p>0.718645</text:p>
          </table:table-cell>
          <table:table-cell office:value-type="float" office:value="0.404834">
            <text:p>0.404834</text:p>
          </table:table-cell>
          <table:table-cell office:value-type="float" office:value="-0.00389267">
            <text:p>-0.00389267</text:p>
          </table:table-cell>
          <table:table-cell office:value-type="float" office:value="0.915227">
            <text:p>0.915227</text:p>
          </table:table-cell>
          <table:table-cell office:value-type="float" office:value="0.632012">
            <text:p>0.632012</text:p>
          </table:table-cell>
          <table:table-cell office:value-type="float" office:value="0.308302">
            <text:p>0.308302</text:p>
          </table:table-cell>
          <table:table-cell office:value-type="float" office:value="-0.00701163">
            <text:p>-0.00701163</text:p>
          </table:table-cell>
          <table:table-cell office:value-type="float" office:value="0.80818">
            <text:p>0.80818</text:p>
          </table:table-cell>
          <table:table-cell office:value-type="float" office:value="0.560588">
            <text:p>0.560588</text:p>
          </table:table-cell>
          <table:table-cell office:value-type="float" office:value="0.371623">
            <text:p>0.371623</text:p>
          </table:table-cell>
          <table:table-cell office:value-type="float" office:value="0.016813">
            <text:p>0.016813</text:p>
          </table:table-cell>
          <table:table-cell office:value-type="float" office:value="0.819705">
            <text:p>0.819705</text:p>
          </table:table-cell>
          <table:table-cell office:value-type="float" office:value="0.515305">
            <text:p>0.515305</text:p>
          </table:table-cell>
          <table:table-cell office:value-type="float" office:value="0.315712">
            <text:p>0.315712</text:p>
          </table:table-cell>
          <table:table-cell table:number-columns-repeated="14"/>
        </table:table-row>
        <table:table-row table:style-name="ro1">
          <table:table-cell office:value-type="float" office:value="4.0875">
            <text:p>4.0875</text:p>
          </table:table-cell>
          <table:table-cell office:value-type="float" office:value="-0.00123566">
            <text:p>-0.00123566</text:p>
          </table:table-cell>
          <table:table-cell office:value-type="float" office:value="0.971373">
            <text:p>0.971373</text:p>
          </table:table-cell>
          <table:table-cell office:value-type="float" office:value="0.717374">
            <text:p>0.717374</text:p>
          </table:table-cell>
          <table:table-cell office:value-type="float" office:value="0.403719">
            <text:p>0.403719</text:p>
          </table:table-cell>
          <table:table-cell office:value-type="float" office:value="-0.00394747">
            <text:p>-0.00394747</text:p>
          </table:table-cell>
          <table:table-cell office:value-type="float" office:value="0.916233">
            <text:p>0.916233</text:p>
          </table:table-cell>
          <table:table-cell office:value-type="float" office:value="0.631574">
            <text:p>0.631574</text:p>
          </table:table-cell>
          <table:table-cell office:value-type="float" office:value="0.307323">
            <text:p>0.307323</text:p>
          </table:table-cell>
          <table:table-cell office:value-type="float" office:value="-0.00639777">
            <text:p>-0.00639777</text:p>
          </table:table-cell>
          <table:table-cell office:value-type="float" office:value="0.808873">
            <text:p>0.808873</text:p>
          </table:table-cell>
          <table:table-cell office:value-type="float" office:value="0.559305">
            <text:p>0.559305</text:p>
          </table:table-cell>
          <table:table-cell office:value-type="float" office:value="0.370741">
            <text:p>0.370741</text:p>
          </table:table-cell>
          <table:table-cell office:value-type="float" office:value="0.0170125">
            <text:p>0.0170125</text:p>
          </table:table-cell>
          <table:table-cell office:value-type="float" office:value="0.820158">
            <text:p>0.820158</text:p>
          </table:table-cell>
          <table:table-cell office:value-type="float" office:value="0.514033">
            <text:p>0.514033</text:p>
          </table:table-cell>
          <table:table-cell office:value-type="float" office:value="0.315851">
            <text:p>0.315851</text:p>
          </table:table-cell>
          <table:table-cell table:number-columns-repeated="14"/>
        </table:table-row>
        <table:table-row table:style-name="ro1">
          <table:table-cell office:value-type="float" office:value="4.1125">
            <text:p>4.1125</text:p>
          </table:table-cell>
          <table:table-cell office:value-type="float" office:value="-0.000962745">
            <text:p>-0.000962745</text:p>
          </table:table-cell>
          <table:table-cell office:value-type="float" office:value="0.97329">
            <text:p>0.97329</text:p>
          </table:table-cell>
          <table:table-cell office:value-type="float" office:value="0.716134">
            <text:p>0.716134</text:p>
          </table:table-cell>
          <table:table-cell office:value-type="float" office:value="0.402704">
            <text:p>0.402704</text:p>
          </table:table-cell>
          <table:table-cell office:value-type="float" office:value="-0.00360127">
            <text:p>-0.00360127</text:p>
          </table:table-cell>
          <table:table-cell office:value-type="float" office:value="0.917165">
            <text:p>0.917165</text:p>
          </table:table-cell>
          <table:table-cell office:value-type="float" office:value="0.63124">
            <text:p>0.63124</text:p>
          </table:table-cell>
          <table:table-cell office:value-type="float" office:value="0.306375">
            <text:p>0.306375</text:p>
          </table:table-cell>
          <table:table-cell office:value-type="float" office:value="-0.00573908">
            <text:p>-0.00573908</text:p>
          </table:table-cell>
          <table:table-cell office:value-type="float" office:value="0.809385">
            <text:p>0.809385</text:p>
          </table:table-cell>
          <table:table-cell office:value-type="float" office:value="0.558075">
            <text:p>0.558075</text:p>
          </table:table-cell>
          <table:table-cell office:value-type="float" office:value="0.37009">
            <text:p>0.37009</text:p>
          </table:table-cell>
          <table:table-cell office:value-type="float" office:value="0.0171115">
            <text:p>0.0171115</text:p>
          </table:table-cell>
          <table:table-cell office:value-type="float" office:value="0.820655">
            <text:p>0.820655</text:p>
          </table:table-cell>
          <table:table-cell office:value-type="float" office:value="0.512575">
            <text:p>0.512575</text:p>
          </table:table-cell>
          <table:table-cell office:value-type="float" office:value="0.316006">
            <text:p>0.316006</text:p>
          </table:table-cell>
          <table:table-cell table:number-columns-repeated="14"/>
        </table:table-row>
        <table:table-row table:style-name="ro1">
          <table:table-cell office:value-type="float" office:value="4.1375">
            <text:p>4.1375</text:p>
          </table:table-cell>
          <table:table-cell office:value-type="float" office:value="-0.000283015">
            <text:p>-0.000283015</text:p>
          </table:table-cell>
          <table:table-cell office:value-type="float" office:value="0.974863">
            <text:p>0.974863</text:p>
          </table:table-cell>
          <table:table-cell office:value-type="float" office:value="0.714951">
            <text:p>0.714951</text:p>
          </table:table-cell>
          <table:table-cell office:value-type="float" office:value="0.401592">
            <text:p>0.401592</text:p>
          </table:table-cell>
          <table:table-cell office:value-type="float" office:value="-0.00294905">
            <text:p>-0.00294905</text:p>
          </table:table-cell>
          <table:table-cell office:value-type="float" office:value="0.918003">
            <text:p>0.918003</text:p>
          </table:table-cell>
          <table:table-cell office:value-type="float" office:value="0.630732">
            <text:p>0.630732</text:p>
          </table:table-cell>
          <table:table-cell office:value-type="float" office:value="0.305698">
            <text:p>0.305698</text:p>
          </table:table-cell>
          <table:table-cell office:value-type="float" office:value="-0.00513483">
            <text:p>-0.00513483</text:p>
          </table:table-cell>
          <table:table-cell office:value-type="float" office:value="0.809787">
            <text:p>0.809787</text:p>
          </table:table-cell>
          <table:table-cell office:value-type="float" office:value="0.557208">
            <text:p>0.557208</text:p>
          </table:table-cell>
          <table:table-cell office:value-type="float" office:value="0.369594">
            <text:p>0.369594</text:p>
          </table:table-cell>
          <table:table-cell office:value-type="float" office:value="0.0168802">
            <text:p>0.0168802</text:p>
          </table:table-cell>
          <table:table-cell office:value-type="float" office:value="0.82117">
            <text:p>0.82117</text:p>
          </table:table-cell>
          <table:table-cell office:value-type="float" office:value="0.511034">
            <text:p>0.511034</text:p>
          </table:table-cell>
          <table:table-cell office:value-type="float" office:value="0.316005">
            <text:p>0.316005</text:p>
          </table:table-cell>
          <table:table-cell table:number-columns-repeated="14"/>
        </table:table-row>
        <table:table-row table:style-name="ro1">
          <table:table-cell office:value-type="float" office:value="4.1625">
            <text:p>4.1625</text:p>
          </table:table-cell>
          <table:table-cell office:value-type="float" office:value="0.000229348">
            <text:p>0.000229348</text:p>
          </table:table-cell>
          <table:table-cell office:value-type="float" office:value="0.976107">
            <text:p>0.976107</text:p>
          </table:table-cell>
          <table:table-cell office:value-type="float" office:value="0.713725">
            <text:p>0.713725</text:p>
          </table:table-cell>
          <table:table-cell office:value-type="float" office:value="0.400438">
            <text:p>0.400438</text:p>
          </table:table-cell>
          <table:table-cell office:value-type="float" office:value="-0.00222433">
            <text:p>-0.00222433</text:p>
          </table:table-cell>
          <table:table-cell office:value-type="float" office:value="0.918793">
            <text:p>0.918793</text:p>
          </table:table-cell>
          <table:table-cell office:value-type="float" office:value="0.630004">
            <text:p>0.630004</text:p>
          </table:table-cell>
          <table:table-cell office:value-type="float" office:value="0.305446">
            <text:p>0.305446</text:p>
          </table:table-cell>
          <table:table-cell office:value-type="float" office:value="-0.00462397">
            <text:p>-0.00462397</text:p>
          </table:table-cell>
          <table:table-cell office:value-type="float" office:value="0.810352">
            <text:p>0.810352</text:p>
          </table:table-cell>
          <table:table-cell office:value-type="float" office:value="0.556781">
            <text:p>0.556781</text:p>
          </table:table-cell>
          <table:table-cell office:value-type="float" office:value="0.369133">
            <text:p>0.369133</text:p>
          </table:table-cell>
          <table:table-cell office:value-type="float" office:value="0.0165948">
            <text:p>0.0165948</text:p>
          </table:table-cell>
          <table:table-cell office:value-type="float" office:value="0.821563">
            <text:p>0.821563</text:p>
          </table:table-cell>
          <table:table-cell office:value-type="float" office:value="0.509473">
            <text:p>0.509473</text:p>
          </table:table-cell>
          <table:table-cell office:value-type="float" office:value="0.315856">
            <text:p>0.315856</text:p>
          </table:table-cell>
          <table:table-cell table:number-columns-repeated="14"/>
        </table:table-row>
        <table:table-row table:style-name="ro1">
          <table:table-cell office:value-type="float" office:value="4.1875">
            <text:p>4.1875</text:p>
          </table:table-cell>
          <table:table-cell office:value-type="float" office:value="0.000554098">
            <text:p>0.000554098</text:p>
          </table:table-cell>
          <table:table-cell office:value-type="float" office:value="0.977203">
            <text:p>0.977203</text:p>
          </table:table-cell>
          <table:table-cell office:value-type="float" office:value="0.712455">
            <text:p>0.712455</text:p>
          </table:table-cell>
          <table:table-cell office:value-type="float" office:value="0.399333">
            <text:p>0.399333</text:p>
          </table:table-cell>
          <table:table-cell office:value-type="float" office:value="-0.00164114">
            <text:p>-0.00164114</text:p>
          </table:table-cell>
          <table:table-cell office:value-type="float" office:value="0.919637">
            <text:p>0.919637</text:p>
          </table:table-cell>
          <table:table-cell office:value-type="float" office:value="0.629173">
            <text:p>0.629173</text:p>
          </table:table-cell>
          <table:table-cell office:value-type="float" office:value="0.30555">
            <text:p>0.30555</text:p>
          </table:table-cell>
          <table:table-cell office:value-type="float" office:value="-0.00424978">
            <text:p>-0.00424978</text:p>
          </table:table-cell>
          <table:table-cell office:value-type="float" office:value="0.810968">
            <text:p>0.810968</text:p>
          </table:table-cell>
          <table:table-cell office:value-type="float" office:value="0.556467">
            <text:p>0.556467</text:p>
          </table:table-cell>
          <table:table-cell office:value-type="float" office:value="0.368684">
            <text:p>0.368684</text:p>
          </table:table-cell>
          <table:table-cell office:value-type="float" office:value="0.0163392">
            <text:p>0.0163392</text:p>
          </table:table-cell>
          <table:table-cell office:value-type="float" office:value="0.821812">
            <text:p>0.821812</text:p>
          </table:table-cell>
          <table:table-cell office:value-type="float" office:value="0.507833">
            <text:p>0.507833</text:p>
          </table:table-cell>
          <table:table-cell office:value-type="float" office:value="0.31563">
            <text:p>0.31563</text:p>
          </table:table-cell>
          <table:table-cell table:number-columns-repeated="14"/>
        </table:table-row>
        <table:table-row table:style-name="ro1">
          <table:table-cell office:value-type="float" office:value="4.2125">
            <text:p>4.2125</text:p>
          </table:table-cell>
          <table:table-cell office:value-type="float" office:value="0.000845547">
            <text:p>0.000845547</text:p>
          </table:table-cell>
          <table:table-cell office:value-type="float" office:value="0.978343">
            <text:p>0.978343</text:p>
          </table:table-cell>
          <table:table-cell office:value-type="float" office:value="0.711261">
            <text:p>0.711261</text:p>
          </table:table-cell>
          <table:table-cell office:value-type="float" office:value="0.398493">
            <text:p>0.398493</text:p>
          </table:table-cell>
          <table:table-cell office:value-type="float" office:value="-0.00124309">
            <text:p>-0.00124309</text:p>
          </table:table-cell>
          <table:table-cell office:value-type="float" office:value="0.920457">
            <text:p>0.920457</text:p>
          </table:table-cell>
          <table:table-cell office:value-type="float" office:value="0.628358">
            <text:p>0.628358</text:p>
          </table:table-cell>
          <table:table-cell office:value-type="float" office:value="0.30546">
            <text:p>0.30546</text:p>
          </table:table-cell>
          <table:table-cell office:value-type="float" office:value="-0.00406785">
            <text:p>-0.00406785</text:p>
          </table:table-cell>
          <table:table-cell office:value-type="float" office:value="0.81142">
            <text:p>0.81142</text:p>
          </table:table-cell>
          <table:table-cell office:value-type="float" office:value="0.556127">
            <text:p>0.556127</text:p>
          </table:table-cell>
          <table:table-cell office:value-type="float" office:value="0.368215">
            <text:p>0.368215</text:p>
          </table:table-cell>
          <table:table-cell office:value-type="float" office:value="0.016079">
            <text:p>0.016079</text:p>
          </table:table-cell>
          <table:table-cell office:value-type="float" office:value="0.821865">
            <text:p>0.821865</text:p>
          </table:table-cell>
          <table:table-cell office:value-type="float" office:value="0.506255">
            <text:p>0.506255</text:p>
          </table:table-cell>
          <table:table-cell office:value-type="float" office:value="0.315481">
            <text:p>0.315481</text:p>
          </table:table-cell>
          <table:table-cell table:number-columns-repeated="14"/>
        </table:table-row>
        <table:table-row table:style-name="ro1">
          <table:table-cell office:value-type="float" office:value="4.2375">
            <text:p>4.2375</text:p>
          </table:table-cell>
          <table:table-cell office:value-type="float" office:value="0.000989522">
            <text:p>0.000989522</text:p>
          </table:table-cell>
          <table:table-cell office:value-type="float" office:value="0.97949">
            <text:p>0.97949</text:p>
          </table:table-cell>
          <table:table-cell office:value-type="float" office:value="0.710299">
            <text:p>0.710299</text:p>
          </table:table-cell>
          <table:table-cell office:value-type="float" office:value="0.398075">
            <text:p>0.398075</text:p>
          </table:table-cell>
          <table:table-cell office:value-type="float" office:value="-0.000920148">
            <text:p>-0.000920148</text:p>
          </table:table-cell>
          <table:table-cell office:value-type="float" office:value="0.921213">
            <text:p>0.921213</text:p>
          </table:table-cell>
          <table:table-cell office:value-type="float" office:value="0.627431">
            <text:p>0.627431</text:p>
          </table:table-cell>
          <table:table-cell office:value-type="float" office:value="0.30492">
            <text:p>0.30492</text:p>
          </table:table-cell>
          <table:table-cell office:value-type="float" office:value="-0.00405413">
            <text:p>-0.00405413</text:p>
          </table:table-cell>
          <table:table-cell office:value-type="float" office:value="0.811708">
            <text:p>0.811708</text:p>
          </table:table-cell>
          <table:table-cell office:value-type="float" office:value="0.555633">
            <text:p>0.555633</text:p>
          </table:table-cell>
          <table:table-cell office:value-type="float" office:value="0.367692">
            <text:p>0.367692</text:p>
          </table:table-cell>
          <table:table-cell office:value-type="float" office:value="0.0157772">
            <text:p>0.0157772</text:p>
          </table:table-cell>
          <table:table-cell office:value-type="float" office:value="0.821912">
            <text:p>0.821912</text:p>
          </table:table-cell>
          <table:table-cell office:value-type="float" office:value="0.504797">
            <text:p>0.504797</text:p>
          </table:table-cell>
          <table:table-cell office:value-type="float" office:value="0.315019">
            <text:p>0.315019</text:p>
          </table:table-cell>
          <table:table-cell table:number-columns-repeated="14"/>
        </table:table-row>
        <table:table-row table:style-name="ro1">
          <table:table-cell office:value-type="float" office:value="4.2625">
            <text:p>4.2625</text:p>
          </table:table-cell>
          <table:table-cell office:value-type="float" office:value="0.000858432">
            <text:p>0.000858432</text:p>
          </table:table-cell>
          <table:table-cell office:value-type="float" office:value="0.980703">
            <text:p>0.980703</text:p>
          </table:table-cell>
          <table:table-cell office:value-type="float" office:value="0.709585">
            <text:p>0.709585</text:p>
          </table:table-cell>
          <table:table-cell office:value-type="float" office:value="0.39776">
            <text:p>0.39776</text:p>
          </table:table-cell>
          <table:table-cell office:value-type="float" office:value="-0.000671945">
            <text:p>-0.000671945</text:p>
          </table:table-cell>
          <table:table-cell office:value-type="float" office:value="0.921958">
            <text:p>0.921958</text:p>
          </table:table-cell>
          <table:table-cell office:value-type="float" office:value="0.626421">
            <text:p>0.626421</text:p>
          </table:table-cell>
          <table:table-cell office:value-type="float" office:value="0.304236">
            <text:p>0.304236</text:p>
          </table:table-cell>
          <table:table-cell office:value-type="float" office:value="-0.00404318">
            <text:p>-0.00404318</text:p>
          </table:table-cell>
          <table:table-cell office:value-type="float" office:value="0.811995">
            <text:p>0.811995</text:p>
          </table:table-cell>
          <table:table-cell office:value-type="float" office:value="0.554865">
            <text:p>0.554865</text:p>
          </table:table-cell>
          <table:table-cell office:value-type="float" office:value="0.367251">
            <text:p>0.367251</text:p>
          </table:table-cell>
          <table:table-cell office:value-type="float" office:value="0.0153879">
            <text:p>0.0153879</text:p>
          </table:table-cell>
          <table:table-cell office:value-type="float" office:value="0.822025">
            <text:p>0.822025</text:p>
          </table:table-cell>
          <table:table-cell office:value-type="float" office:value="0.503595">
            <text:p>0.503595</text:p>
          </table:table-cell>
          <table:table-cell office:value-type="float" office:value="0.314013">
            <text:p>0.314013</text:p>
          </table:table-cell>
          <table:table-cell table:number-columns-repeated="14"/>
        </table:table-row>
        <table:table-row table:style-name="ro1">
          <table:table-cell office:value-type="float" office:value="4.2875">
            <text:p>4.2875</text:p>
          </table:table-cell>
          <table:table-cell office:value-type="float" office:value="0.000661435">
            <text:p>0.000661435</text:p>
          </table:table-cell>
          <table:table-cell office:value-type="float" office:value="0.981872">
            <text:p>0.981872</text:p>
          </table:table-cell>
          <table:table-cell office:value-type="float" office:value="0.70891">
            <text:p>0.70891</text:p>
          </table:table-cell>
          <table:table-cell office:value-type="float" office:value="0.39733">
            <text:p>0.39733</text:p>
          </table:table-cell>
          <table:table-cell office:value-type="float" office:value="-0.000534122">
            <text:p>-0.000534122</text:p>
          </table:table-cell>
          <table:table-cell office:value-type="float" office:value="0.922722">
            <text:p>0.922722</text:p>
          </table:table-cell>
          <table:table-cell office:value-type="float" office:value="0.625602">
            <text:p>0.625602</text:p>
          </table:table-cell>
          <table:table-cell office:value-type="float" office:value="0.303537">
            <text:p>0.303537</text:p>
          </table:table-cell>
          <table:table-cell office:value-type="float" office:value="-0.00373685">
            <text:p>-0.00373685</text:p>
          </table:table-cell>
          <table:table-cell office:value-type="float" office:value="0.812287">
            <text:p>0.812287</text:p>
          </table:table-cell>
          <table:table-cell office:value-type="float" office:value="0.553815">
            <text:p>0.553815</text:p>
          </table:table-cell>
          <table:table-cell office:value-type="float" office:value="0.366727">
            <text:p>0.366727</text:p>
          </table:table-cell>
          <table:table-cell office:value-type="float" office:value="0.0150044">
            <text:p>0.0150044</text:p>
          </table:table-cell>
          <table:table-cell office:value-type="float" office:value="0.822055">
            <text:p>0.822055</text:p>
          </table:table-cell>
          <table:table-cell office:value-type="float" office:value="0.502703">
            <text:p>0.502703</text:p>
          </table:table-cell>
          <table:table-cell office:value-type="float" office:value="0.312791">
            <text:p>0.312791</text:p>
          </table:table-cell>
          <table:table-cell table:number-columns-repeated="14"/>
        </table:table-row>
        <table:table-row table:style-name="ro1">
          <table:table-cell office:value-type="float" office:value="4.3125">
            <text:p>4.3125</text:p>
          </table:table-cell>
          <table:table-cell office:value-type="float" office:value="0.000702507">
            <text:p>0.000702507</text:p>
          </table:table-cell>
          <table:table-cell office:value-type="float" office:value="0.98311">
            <text:p>0.98311</text:p>
          </table:table-cell>
          <table:table-cell office:value-type="float" office:value="0.708333">
            <text:p>0.708333</text:p>
          </table:table-cell>
          <table:table-cell office:value-type="float" office:value="0.39686">
            <text:p>0.39686</text:p>
          </table:table-cell>
          <table:table-cell office:value-type="float" office:value="-0.0005362">
            <text:p>-0.0005362</text:p>
          </table:table-cell>
          <table:table-cell office:value-type="float" office:value="0.923447">
            <text:p>0.923447</text:p>
          </table:table-cell>
          <table:table-cell office:value-type="float" office:value="0.625016">
            <text:p>0.625016</text:p>
          </table:table-cell>
          <table:table-cell office:value-type="float" office:value="0.302847">
            <text:p>0.302847</text:p>
          </table:table-cell>
          <table:table-cell office:value-type="float" office:value="-0.00324845">
            <text:p>-0.00324845</text:p>
          </table:table-cell>
          <table:table-cell office:value-type="float" office:value="0.812503">
            <text:p>0.812503</text:p>
          </table:table-cell>
          <table:table-cell office:value-type="float" office:value="0.552512">
            <text:p>0.552512</text:p>
          </table:table-cell>
          <table:table-cell office:value-type="float" office:value="0.366013">
            <text:p>0.366013</text:p>
          </table:table-cell>
          <table:table-cell office:value-type="float" office:value="0.0145693">
            <text:p>0.0145693</text:p>
          </table:table-cell>
          <table:table-cell office:value-type="float" office:value="0.822032">
            <text:p>0.822032</text:p>
          </table:table-cell>
          <table:table-cell office:value-type="float" office:value="0.501874">
            <text:p>0.501874</text:p>
          </table:table-cell>
          <table:table-cell office:value-type="float" office:value="0.311287">
            <text:p>0.311287</text:p>
          </table:table-cell>
          <table:table-cell table:number-columns-repeated="14"/>
        </table:table-row>
        <table:table-row table:style-name="ro1">
          <table:table-cell office:value-type="float" office:value="4.3375">
            <text:p>4.3375</text:p>
          </table:table-cell>
          <table:table-cell office:value-type="float" office:value="0.00103652">
            <text:p>0.00103652</text:p>
          </table:table-cell>
          <table:table-cell office:value-type="float" office:value="0.98439">
            <text:p>0.98439</text:p>
          </table:table-cell>
          <table:table-cell office:value-type="float" office:value="0.707943">
            <text:p>0.707943</text:p>
          </table:table-cell>
          <table:table-cell office:value-type="float" office:value="0.396346">
            <text:p>0.396346</text:p>
          </table:table-cell>
          <table:table-cell office:value-type="float" office:value="-0.00056809">
            <text:p>-0.00056809</text:p>
          </table:table-cell>
          <table:table-cell office:value-type="float" office:value="0.924005">
            <text:p>0.924005</text:p>
          </table:table-cell>
          <table:table-cell office:value-type="float" office:value="0.624313">
            <text:p>0.624313</text:p>
          </table:table-cell>
          <table:table-cell office:value-type="float" office:value="0.302331">
            <text:p>0.302331</text:p>
          </table:table-cell>
          <table:table-cell office:value-type="float" office:value="-0.0028357">
            <text:p>-0.0028357</text:p>
          </table:table-cell>
          <table:table-cell office:value-type="float" office:value="0.812753">
            <text:p>0.812753</text:p>
          </table:table-cell>
          <table:table-cell office:value-type="float" office:value="0.551092">
            <text:p>0.551092</text:p>
          </table:table-cell>
          <table:table-cell office:value-type="float" office:value="0.365103">
            <text:p>0.365103</text:p>
          </table:table-cell>
          <table:table-cell office:value-type="float" office:value="0.0140791">
            <text:p>0.0140791</text:p>
          </table:table-cell>
          <table:table-cell office:value-type="float" office:value="0.822117">
            <text:p>0.822117</text:p>
          </table:table-cell>
          <table:table-cell office:value-type="float" office:value="0.500984">
            <text:p>0.500984</text:p>
          </table:table-cell>
          <table:table-cell office:value-type="float" office:value="0.309622">
            <text:p>0.309622</text:p>
          </table:table-cell>
          <table:table-cell table:number-columns-repeated="14"/>
        </table:table-row>
        <table:table-row table:style-name="ro1">
          <table:table-cell office:value-type="float" office:value="4.3625">
            <text:p>4.3625</text:p>
          </table:table-cell>
          <table:table-cell office:value-type="float" office:value="0.00151602">
            <text:p>0.00151602</text:p>
          </table:table-cell>
          <table:table-cell office:value-type="float" office:value="0.985592">
            <text:p>0.985592</text:p>
          </table:table-cell>
          <table:table-cell office:value-type="float" office:value="0.707596">
            <text:p>0.707596</text:p>
          </table:table-cell>
          <table:table-cell office:value-type="float" office:value="0.39565">
            <text:p>0.39565</text:p>
          </table:table-cell>
          <table:table-cell office:value-type="float" office:value="-0.00053413">
            <text:p>-0.00053413</text:p>
          </table:table-cell>
          <table:table-cell office:value-type="float" office:value="0.92453">
            <text:p>0.92453</text:p>
          </table:table-cell>
          <table:table-cell office:value-type="float" office:value="0.623242">
            <text:p>0.623242</text:p>
          </table:table-cell>
          <table:table-cell office:value-type="float" office:value="0.302042">
            <text:p>0.302042</text:p>
          </table:table-cell>
          <table:table-cell office:value-type="float" office:value="-0.00256735">
            <text:p>-0.00256735</text:p>
          </table:table-cell>
          <table:table-cell office:value-type="float" office:value="0.813138">
            <text:p>0.813138</text:p>
          </table:table-cell>
          <table:table-cell office:value-type="float" office:value="0.549644">
            <text:p>0.549644</text:p>
          </table:table-cell>
          <table:table-cell office:value-type="float" office:value="0.363929">
            <text:p>0.363929</text:p>
          </table:table-cell>
          <table:table-cell office:value-type="float" office:value="0.0136408">
            <text:p>0.0136408</text:p>
          </table:table-cell>
          <table:table-cell office:value-type="float" office:value="0.822302">
            <text:p>0.822302</text:p>
          </table:table-cell>
          <table:table-cell office:value-type="float" office:value="0.499999">
            <text:p>0.499999</text:p>
          </table:table-cell>
          <table:table-cell office:value-type="float" office:value="0.308458">
            <text:p>0.308458</text:p>
          </table:table-cell>
          <table:table-cell table:number-columns-repeated="14"/>
        </table:table-row>
        <table:table-row table:style-name="ro1">
          <table:table-cell office:value-type="float" office:value="4.3875">
            <text:p>4.3875</text:p>
          </table:table-cell>
          <table:table-cell office:value-type="float" office:value="0.00178875">
            <text:p>0.00178875</text:p>
          </table:table-cell>
          <table:table-cell office:value-type="float" office:value="0.986603">
            <text:p>0.986603</text:p>
          </table:table-cell>
          <table:table-cell office:value-type="float" office:value="0.707011">
            <text:p>0.707011</text:p>
          </table:table-cell>
          <table:table-cell office:value-type="float" office:value="0.394815">
            <text:p>0.394815</text:p>
          </table:table-cell>
          <table:table-cell office:value-type="float" office:value="-0.000458447">
            <text:p>-0.000458447</text:p>
          </table:table-cell>
          <table:table-cell office:value-type="float" office:value="0.925255">
            <text:p>0.925255</text:p>
          </table:table-cell>
          <table:table-cell office:value-type="float" office:value="0.621988">
            <text:p>0.621988</text:p>
          </table:table-cell>
          <table:table-cell office:value-type="float" office:value="0.301813">
            <text:p>0.301813</text:p>
          </table:table-cell>
          <table:table-cell office:value-type="float" office:value="-0.00242752">
            <text:p>-0.00242752</text:p>
          </table:table-cell>
          <table:table-cell office:value-type="float" office:value="0.813635">
            <text:p>0.813635</text:p>
          </table:table-cell>
          <table:table-cell office:value-type="float" office:value="0.548341">
            <text:p>0.548341</text:p>
          </table:table-cell>
          <table:table-cell office:value-type="float" office:value="0.362589">
            <text:p>0.362589</text:p>
          </table:table-cell>
          <table:table-cell office:value-type="float" office:value="0.0132997">
            <text:p>0.0132997</text:p>
          </table:table-cell>
          <table:table-cell office:value-type="float" office:value="0.822393">
            <text:p>0.822393</text:p>
          </table:table-cell>
          <table:table-cell office:value-type="float" office:value="0.498923">
            <text:p>0.498923</text:p>
          </table:table-cell>
          <table:table-cell office:value-type="float" office:value="0.307899">
            <text:p>0.307899</text:p>
          </table:table-cell>
          <table:table-cell table:number-columns-repeated="14"/>
        </table:table-row>
        <table:table-row table:style-name="ro1">
          <table:table-cell office:value-type="float" office:value="4.4125">
            <text:p>4.4125</text:p>
          </table:table-cell>
          <table:table-cell office:value-type="float" office:value="0.00184453">
            <text:p>0.00184453</text:p>
          </table:table-cell>
          <table:table-cell office:value-type="float" office:value="0.987543">
            <text:p>0.987543</text:p>
          </table:table-cell>
          <table:table-cell office:value-type="float" office:value="0.706142">
            <text:p>0.706142</text:p>
          </table:table-cell>
          <table:table-cell office:value-type="float" office:value="0.394189">
            <text:p>0.394189</text:p>
          </table:table-cell>
          <table:table-cell office:value-type="float" office:value="-0.000467493">
            <text:p>-0.000467493</text:p>
          </table:table-cell>
          <table:table-cell office:value-type="float" office:value="0.926078">
            <text:p>0.926078</text:p>
          </table:table-cell>
          <table:table-cell office:value-type="float" office:value="0.620985">
            <text:p>0.620985</text:p>
          </table:table-cell>
          <table:table-cell office:value-type="float" office:value="0.301536">
            <text:p>0.301536</text:p>
          </table:table-cell>
          <table:table-cell office:value-type="float" office:value="-0.0023054">
            <text:p>-0.0023054</text:p>
          </table:table-cell>
          <table:table-cell office:value-type="float" office:value="0.814212">
            <text:p>0.814212</text:p>
          </table:table-cell>
          <table:table-cell office:value-type="float" office:value="0.547281">
            <text:p>0.547281</text:p>
          </table:table-cell>
          <table:table-cell office:value-type="float" office:value="0.361254">
            <text:p>0.361254</text:p>
          </table:table-cell>
          <table:table-cell office:value-type="float" office:value="0.0130101">
            <text:p>0.0130101</text:p>
          </table:table-cell>
          <table:table-cell office:value-type="float" office:value="0.822407">
            <text:p>0.822407</text:p>
          </table:table-cell>
          <table:table-cell office:value-type="float" office:value="0.497863">
            <text:p>0.497863</text:p>
          </table:table-cell>
          <table:table-cell office:value-type="float" office:value="0.307549">
            <text:p>0.307549</text:p>
          </table:table-cell>
          <table:table-cell table:number-columns-repeated="14"/>
        </table:table-row>
        <table:table-row table:style-name="ro1">
          <table:table-cell office:value-type="float" office:value="4.4375">
            <text:p>4.4375</text:p>
          </table:table-cell>
          <table:table-cell office:value-type="float" office:value="0.00188178">
            <text:p>0.00188178</text:p>
          </table:table-cell>
          <table:table-cell office:value-type="float" office:value="0.98877">
            <text:p>0.98877</text:p>
          </table:table-cell>
          <table:table-cell office:value-type="float" office:value="0.705185">
            <text:p>0.705185</text:p>
          </table:table-cell>
          <table:table-cell office:value-type="float" office:value="0.393799">
            <text:p>0.393799</text:p>
          </table:table-cell>
          <table:table-cell office:value-type="float" office:value="-0.000652012">
            <text:p>-0.000652012</text:p>
          </table:table-cell>
          <table:table-cell office:value-type="float" office:value="0.926877">
            <text:p>0.926877</text:p>
          </table:table-cell>
          <table:table-cell office:value-type="float" office:value="0.620372">
            <text:p>0.620372</text:p>
          </table:table-cell>
          <table:table-cell office:value-type="float" office:value="0.301375">
            <text:p>0.301375</text:p>
          </table:table-cell>
          <table:table-cell office:value-type="float" office:value="-0.00220102">
            <text:p>-0.00220102</text:p>
          </table:table-cell>
          <table:table-cell office:value-type="float" office:value="0.81475">
            <text:p>0.81475</text:p>
          </table:table-cell>
          <table:table-cell office:value-type="float" office:value="0.54628">
            <text:p>0.54628</text:p>
          </table:table-cell>
          <table:table-cell office:value-type="float" office:value="0.360048">
            <text:p>0.360048</text:p>
          </table:table-cell>
          <table:table-cell office:value-type="float" office:value="0.0127981">
            <text:p>0.0127981</text:p>
          </table:table-cell>
          <table:table-cell office:value-type="float" office:value="0.822428">
            <text:p>0.822428</text:p>
          </table:table-cell>
          <table:table-cell office:value-type="float" office:value="0.496958">
            <text:p>0.496958</text:p>
          </table:table-cell>
          <table:table-cell office:value-type="float" office:value="0.307061">
            <text:p>0.307061</text:p>
          </table:table-cell>
          <table:table-cell table:number-columns-repeated="14"/>
        </table:table-row>
        <table:table-row table:style-name="ro1">
          <table:table-cell office:value-type="float" office:value="4.4625">
            <text:p>4.4625</text:p>
          </table:table-cell>
          <table:table-cell office:value-type="float" office:value="0.00196377">
            <text:p>0.00196377</text:p>
          </table:table-cell>
          <table:table-cell office:value-type="float" office:value="0.990185">
            <text:p>0.990185</text:p>
          </table:table-cell>
          <table:table-cell office:value-type="float" office:value="0.704223">
            <text:p>0.704223</text:p>
          </table:table-cell>
          <table:table-cell office:value-type="float" office:value="0.393573">
            <text:p>0.393573</text:p>
          </table:table-cell>
          <table:table-cell office:value-type="float" office:value="-0.000776963">
            <text:p>-0.000776963</text:p>
          </table:table-cell>
          <table:table-cell office:value-type="float" office:value="0.927468">
            <text:p>0.927468</text:p>
          </table:table-cell>
          <table:table-cell office:value-type="float" office:value="0.619978">
            <text:p>0.619978</text:p>
          </table:table-cell>
          <table:table-cell office:value-type="float" office:value="0.301456">
            <text:p>0.301456</text:p>
          </table:table-cell>
          <table:table-cell office:value-type="float" office:value="-0.00208223">
            <text:p>-0.00208223</text:p>
          </table:table-cell>
          <table:table-cell office:value-type="float" office:value="0.815203">
            <text:p>0.815203</text:p>
          </table:table-cell>
          <table:table-cell office:value-type="float" office:value="0.545191">
            <text:p>0.545191</text:p>
          </table:table-cell>
          <table:table-cell office:value-type="float" office:value="0.359071">
            <text:p>0.359071</text:p>
          </table:table-cell>
          <table:table-cell office:value-type="float" office:value="0.0126451">
            <text:p>0.0126451</text:p>
          </table:table-cell>
          <table:table-cell office:value-type="float" office:value="0.822483">
            <text:p>0.822483</text:p>
          </table:table-cell>
          <table:table-cell office:value-type="float" office:value="0.496218">
            <text:p>0.496218</text:p>
          </table:table-cell>
          <table:table-cell office:value-type="float" office:value="0.306614">
            <text:p>0.306614</text:p>
          </table:table-cell>
          <table:table-cell table:number-columns-repeated="14"/>
        </table:table-row>
        <table:table-row table:style-name="ro1">
          <table:table-cell office:value-type="float" office:value="4.4875">
            <text:p>4.4875</text:p>
          </table:table-cell>
          <table:table-cell office:value-type="float" office:value="0.00222445">
            <text:p>0.00222445</text:p>
          </table:table-cell>
          <table:table-cell office:value-type="float" office:value="0.99158">
            <text:p>0.99158</text:p>
          </table:table-cell>
          <table:table-cell office:value-type="float" office:value="0.70316">
            <text:p>0.70316</text:p>
          </table:table-cell>
          <table:table-cell office:value-type="float" office:value="0.393639">
            <text:p>0.393639</text:p>
          </table:table-cell>
          <table:table-cell office:value-type="float" office:value="-0.000790872">
            <text:p>-0.000790872</text:p>
          </table:table-cell>
          <table:table-cell office:value-type="float" office:value="0.92773">
            <text:p>0.92773</text:p>
          </table:table-cell>
          <table:table-cell office:value-type="float" office:value="0.619498">
            <text:p>0.619498</text:p>
          </table:table-cell>
          <table:table-cell office:value-type="float" office:value="0.301755">
            <text:p>0.301755</text:p>
          </table:table-cell>
          <table:table-cell office:value-type="float" office:value="-0.00185433">
            <text:p>-0.00185433</text:p>
          </table:table-cell>
          <table:table-cell office:value-type="float" office:value="0.815533">
            <text:p>0.815533</text:p>
          </table:table-cell>
          <table:table-cell office:value-type="float" office:value="0.54388">
            <text:p>0.54388</text:p>
          </table:table-cell>
          <table:table-cell office:value-type="float" office:value="0.358359">
            <text:p>0.358359</text:p>
          </table:table-cell>
          <table:table-cell office:value-type="float" office:value="0.0125776">
            <text:p>0.0125776</text:p>
          </table:table-cell>
          <table:table-cell office:value-type="float" office:value="0.82257">
            <text:p>0.82257</text:p>
          </table:table-cell>
          <table:table-cell office:value-type="float" office:value="0.495585">
            <text:p>0.495585</text:p>
          </table:table-cell>
          <table:table-cell office:value-type="float" office:value="0.306397">
            <text:p>0.306397</text:p>
          </table:table-cell>
          <table:table-cell table:number-columns-repeated="14"/>
        </table:table-row>
        <table:table-row table:style-name="ro1">
          <table:table-cell office:value-type="float" office:value="4.5125">
            <text:p>4.5125</text:p>
          </table:table-cell>
          <table:table-cell office:value-type="float" office:value="0.00253832">
            <text:p>0.00253832</text:p>
          </table:table-cell>
          <table:table-cell office:value-type="float" office:value="0.992978">
            <text:p>0.992978</text:p>
          </table:table-cell>
          <table:table-cell office:value-type="float" office:value="0.702096">
            <text:p>0.702096</text:p>
          </table:table-cell>
          <table:table-cell office:value-type="float" office:value="0.393925">
            <text:p>0.393925</text:p>
          </table:table-cell>
          <table:table-cell office:value-type="float" office:value="-0.000751085">
            <text:p>-0.000751085</text:p>
          </table:table-cell>
          <table:table-cell office:value-type="float" office:value="0.927667">
            <text:p>0.927667</text:p>
          </table:table-cell>
          <table:table-cell office:value-type="float" office:value="0.618897">
            <text:p>0.618897</text:p>
          </table:table-cell>
          <table:table-cell office:value-type="float" office:value="0.30218">
            <text:p>0.30218</text:p>
          </table:table-cell>
          <table:table-cell office:value-type="float" office:value="-0.00154533">
            <text:p>-0.00154533</text:p>
          </table:table-cell>
          <table:table-cell office:value-type="float" office:value="0.815767">
            <text:p>0.815767</text:p>
          </table:table-cell>
          <table:table-cell office:value-type="float" office:value="0.542533">
            <text:p>0.542533</text:p>
          </table:table-cell>
          <table:table-cell office:value-type="float" office:value="0.35794">
            <text:p>0.35794</text:p>
          </table:table-cell>
          <table:table-cell office:value-type="float" office:value="0.0125458">
            <text:p>0.0125458</text:p>
          </table:table-cell>
          <table:table-cell office:value-type="float" office:value="0.822402">
            <text:p>0.822402</text:p>
          </table:table-cell>
          <table:table-cell office:value-type="float" office:value="0.49509">
            <text:p>0.49509</text:p>
          </table:table-cell>
          <table:table-cell office:value-type="float" office:value="0.306208">
            <text:p>0.306208</text:p>
          </table:table-cell>
          <table:table-cell table:number-columns-repeated="14"/>
        </table:table-row>
        <table:table-row table:style-name="ro1">
          <table:table-cell office:value-type="float" office:value="4.5375">
            <text:p>4.5375</text:p>
          </table:table-cell>
          <table:table-cell office:value-type="float" office:value="0.00263215">
            <text:p>0.00263215</text:p>
          </table:table-cell>
          <table:table-cell office:value-type="float" office:value="0.994387">
            <text:p>0.994387</text:p>
          </table:table-cell>
          <table:table-cell office:value-type="float" office:value="0.701255">
            <text:p>0.701255</text:p>
          </table:table-cell>
          <table:table-cell office:value-type="float" office:value="0.394332">
            <text:p>0.394332</text:p>
          </table:table-cell>
          <table:table-cell office:value-type="float" office:value="-0.000720185">
            <text:p>-0.000720185</text:p>
          </table:table-cell>
          <table:table-cell office:value-type="float" office:value="0.927508">
            <text:p>0.927508</text:p>
          </table:table-cell>
          <table:table-cell office:value-type="float" office:value="0.618221">
            <text:p>0.618221</text:p>
          </table:table-cell>
          <table:table-cell office:value-type="float" office:value="0.302713">
            <text:p>0.302713</text:p>
          </table:table-cell>
          <table:table-cell office:value-type="float" office:value="-0.00129707">
            <text:p>-0.00129707</text:p>
          </table:table-cell>
          <table:table-cell office:value-type="float" office:value="0.815898">
            <text:p>0.815898</text:p>
          </table:table-cell>
          <table:table-cell office:value-type="float" office:value="0.541382">
            <text:p>0.541382</text:p>
          </table:table-cell>
          <table:table-cell office:value-type="float" office:value="0.357649">
            <text:p>0.357649</text:p>
          </table:table-cell>
          <table:table-cell office:value-type="float" office:value="0.0123627">
            <text:p>0.0123627</text:p>
          </table:table-cell>
          <table:table-cell office:value-type="float" office:value="0.821965">
            <text:p>0.821965</text:p>
          </table:table-cell>
          <table:table-cell office:value-type="float" office:value="0.494669">
            <text:p>0.494669</text:p>
          </table:table-cell>
          <table:table-cell office:value-type="float" office:value="0.305967">
            <text:p>0.305967</text:p>
          </table:table-cell>
          <table:table-cell table:number-columns-repeated="14"/>
        </table:table-row>
        <table:table-row table:style-name="ro1">
          <table:table-cell office:value-type="float" office:value="4.5625">
            <text:p>4.5625</text:p>
          </table:table-cell>
          <table:table-cell office:value-type="float" office:value="0.00235172">
            <text:p>0.00235172</text:p>
          </table:table-cell>
          <table:table-cell office:value-type="float" office:value="0.99592">
            <text:p>0.99592</text:p>
          </table:table-cell>
          <table:table-cell office:value-type="float" office:value="0.700559">
            <text:p>0.700559</text:p>
          </table:table-cell>
          <table:table-cell office:value-type="float" office:value="0.394832">
            <text:p>0.394832</text:p>
          </table:table-cell>
          <table:table-cell office:value-type="float" office:value="-0.00065498">
            <text:p>-0.00065498</text:p>
          </table:table-cell>
          <table:table-cell office:value-type="float" office:value="0.927143">
            <text:p>0.927143</text:p>
          </table:table-cell>
          <table:table-cell office:value-type="float" office:value="0.617441">
            <text:p>0.617441</text:p>
          </table:table-cell>
          <table:table-cell office:value-type="float" office:value="0.303221">
            <text:p>0.303221</text:p>
          </table:table-cell>
          <table:table-cell office:value-type="float" office:value="-0.00119926">
            <text:p>-0.00119926</text:p>
          </table:table-cell>
          <table:table-cell office:value-type="float" office:value="0.815865">
            <text:p>0.815865</text:p>
          </table:table-cell>
          <table:table-cell office:value-type="float" office:value="0.540432">
            <text:p>0.540432</text:p>
          </table:table-cell>
          <table:table-cell office:value-type="float" office:value="0.357363">
            <text:p>0.357363</text:p>
          </table:table-cell>
          <table:table-cell office:value-type="float" office:value="0.0120137">
            <text:p>0.0120137</text:p>
          </table:table-cell>
          <table:table-cell office:value-type="float" office:value="0.8213">
            <text:p>0.8213</text:p>
          </table:table-cell>
          <table:table-cell office:value-type="float" office:value="0.494208">
            <text:p>0.494208</text:p>
          </table:table-cell>
          <table:table-cell office:value-type="float" office:value="0.305598">
            <text:p>0.305598</text:p>
          </table:table-cell>
          <table:table-cell table:number-columns-repeated="14"/>
        </table:table-row>
        <table:table-row table:style-name="ro1">
          <table:table-cell office:value-type="float" office:value="4.5875">
            <text:p>4.5875</text:p>
          </table:table-cell>
          <table:table-cell office:value-type="float" office:value="0.0018644">
            <text:p>0.0018644</text:p>
          </table:table-cell>
          <table:table-cell office:value-type="float" office:value="0.997403">
            <text:p>0.997403</text:p>
          </table:table-cell>
          <table:table-cell office:value-type="float" office:value="0.699744">
            <text:p>0.699744</text:p>
          </table:table-cell>
          <table:table-cell office:value-type="float" office:value="0.39526">
            <text:p>0.39526</text:p>
          </table:table-cell>
          <table:table-cell office:value-type="float" office:value="-0.000483403">
            <text:p>-0.000483403</text:p>
          </table:table-cell>
          <table:table-cell office:value-type="float" office:value="0.926673">
            <text:p>0.926673</text:p>
          </table:table-cell>
          <table:table-cell office:value-type="float" office:value="0.616543">
            <text:p>0.616543</text:p>
          </table:table-cell>
          <table:table-cell office:value-type="float" office:value="0.303483">
            <text:p>0.303483</text:p>
          </table:table-cell>
          <table:table-cell office:value-type="float" office:value="-0.00124509">
            <text:p>-0.00124509</text:p>
          </table:table-cell>
          <table:table-cell office:value-type="float" office:value="0.815737">
            <text:p>0.815737</text:p>
          </table:table-cell>
          <table:table-cell office:value-type="float" office:value="0.539696">
            <text:p>0.539696</text:p>
          </table:table-cell>
          <table:table-cell office:value-type="float" office:value="0.357079">
            <text:p>0.357079</text:p>
          </table:table-cell>
          <table:table-cell office:value-type="float" office:value="0.0115765">
            <text:p>0.0115765</text:p>
          </table:table-cell>
          <table:table-cell office:value-type="float" office:value="0.820722">
            <text:p>0.820722</text:p>
          </table:table-cell>
          <table:table-cell office:value-type="float" office:value="0.493492">
            <text:p>0.493492</text:p>
          </table:table-cell>
          <table:table-cell office:value-type="float" office:value="0.305254">
            <text:p>0.305254</text:p>
          </table:table-cell>
          <table:table-cell table:number-columns-repeated="14"/>
        </table:table-row>
        <table:table-row table:style-name="ro1">
          <table:table-cell office:value-type="float" office:value="4.6125">
            <text:p>4.6125</text:p>
          </table:table-cell>
          <table:table-cell office:value-type="float" office:value="0.00165521">
            <text:p>0.00165521</text:p>
          </table:table-cell>
          <table:table-cell office:value-type="float" office:value="0.998745">
            <text:p>0.998745</text:p>
          </table:table-cell>
          <table:table-cell office:value-type="float" office:value="0.698864">
            <text:p>0.698864</text:p>
          </table:table-cell>
          <table:table-cell office:value-type="float" office:value="0.395449">
            <text:p>0.395449</text:p>
          </table:table-cell>
          <table:table-cell office:value-type="float" office:value="-0.00014916">
            <text:p>-0.00014916</text:p>
          </table:table-cell>
          <table:table-cell office:value-type="float" office:value="0.926257">
            <text:p>0.926257</text:p>
          </table:table-cell>
          <table:table-cell office:value-type="float" office:value="0.61565">
            <text:p>0.61565</text:p>
          </table:table-cell>
          <table:table-cell office:value-type="float" office:value="0.303421">
            <text:p>0.303421</text:p>
          </table:table-cell>
          <table:table-cell office:value-type="float" office:value="-0.0013686">
            <text:p>-0.0013686</text:p>
          </table:table-cell>
          <table:table-cell office:value-type="float" office:value="0.81544">
            <text:p>0.81544</text:p>
          </table:table-cell>
          <table:table-cell office:value-type="float" office:value="0.539256">
            <text:p>0.539256</text:p>
          </table:table-cell>
          <table:table-cell office:value-type="float" office:value="0.356758">
            <text:p>0.356758</text:p>
          </table:table-cell>
          <table:table-cell office:value-type="float" office:value="0.0110383">
            <text:p>0.0110383</text:p>
          </table:table-cell>
          <table:table-cell office:value-type="float" office:value="0.820295">
            <text:p>0.820295</text:p>
          </table:table-cell>
          <table:table-cell office:value-type="float" office:value="0.492519">
            <text:p>0.492519</text:p>
          </table:table-cell>
          <table:table-cell office:value-type="float" office:value="0.305007">
            <text:p>0.305007</text:p>
          </table:table-cell>
          <table:table-cell table:number-columns-repeated="14"/>
        </table:table-row>
        <table:table-row table:style-name="ro1">
          <table:table-cell office:value-type="float" office:value="4.6375">
            <text:p>4.6375</text:p>
          </table:table-cell>
          <table:table-cell office:value-type="float" office:value="0.00181332">
            <text:p>0.00181332</text:p>
          </table:table-cell>
          <table:table-cell office:value-type="float" office:value="0.999913">
            <text:p>0.999913</text:p>
          </table:table-cell>
          <table:table-cell office:value-type="float" office:value="0.697886">
            <text:p>0.697886</text:p>
          </table:table-cell>
          <table:table-cell office:value-type="float" office:value="0.395338">
            <text:p>0.395338</text:p>
          </table:table-cell>
          <table:table-cell office:value-type="float" office:value="0.00014128">
            <text:p>0.00014128</text:p>
          </table:table-cell>
          <table:table-cell office:value-type="float" office:value="0.925845">
            <text:p>0.925845</text:p>
          </table:table-cell>
          <table:table-cell office:value-type="float" office:value="0.6147">
            <text:p>0.6147</text:p>
          </table:table-cell>
          <table:table-cell office:value-type="float" office:value="0.3031">
            <text:p>0.3031</text:p>
          </table:table-cell>
          <table:table-cell office:value-type="float" office:value="-0.00147071">
            <text:p>-0.00147071</text:p>
          </table:table-cell>
          <table:table-cell office:value-type="float" office:value="0.815032">
            <text:p>0.815032</text:p>
          </table:table-cell>
          <table:table-cell office:value-type="float" office:value="0.538774">
            <text:p>0.538774</text:p>
          </table:table-cell>
          <table:table-cell office:value-type="float" office:value="0.356536">
            <text:p>0.356536</text:p>
          </table:table-cell>
          <table:table-cell office:value-type="float" office:value="0.0105496">
            <text:p>0.0105496</text:p>
          </table:table-cell>
          <table:table-cell office:value-type="float" office:value="0.819992">
            <text:p>0.819992</text:p>
          </table:table-cell>
          <table:table-cell office:value-type="float" office:value="0.491468">
            <text:p>0.491468</text:p>
          </table:table-cell>
          <table:table-cell office:value-type="float" office:value="0.30466">
            <text:p>0.30466</text:p>
          </table:table-cell>
          <table:table-cell table:number-columns-repeated="14"/>
        </table:table-row>
        <table:table-row table:style-name="ro1">
          <table:table-cell office:value-type="float" office:value="4.6625">
            <text:p>4.6625</text:p>
          </table:table-cell>
          <table:table-cell office:value-type="float" office:value="0.0021271">
            <text:p>0.0021271</text:p>
          </table:table-cell>
          <table:table-cell office:value-type="float" office:value="1.00088">
            <text:p>1.00088</text:p>
          </table:table-cell>
          <table:table-cell office:value-type="float" office:value="0.696932">
            <text:p>0.696932</text:p>
          </table:table-cell>
          <table:table-cell office:value-type="float" office:value="0.395134">
            <text:p>0.395134</text:p>
          </table:table-cell>
          <table:table-cell office:value-type="float" office:value="0.000248847">
            <text:p>0.000248847</text:p>
          </table:table-cell>
          <table:table-cell office:value-type="float" office:value="0.925505">
            <text:p>0.925505</text:p>
          </table:table-cell>
          <table:table-cell office:value-type="float" office:value="0.613607">
            <text:p>0.613607</text:p>
          </table:table-cell>
          <table:table-cell office:value-type="float" office:value="0.302743">
            <text:p>0.302743</text:p>
          </table:table-cell>
          <table:table-cell office:value-type="float" office:value="-0.00150106">
            <text:p>-0.00150106</text:p>
          </table:table-cell>
          <table:table-cell office:value-type="float" office:value="0.814638">
            <text:p>0.814638</text:p>
          </table:table-cell>
          <table:table-cell office:value-type="float" office:value="0.538044">
            <text:p>0.538044</text:p>
          </table:table-cell>
          <table:table-cell office:value-type="float" office:value="0.356603">
            <text:p>0.356603</text:p>
          </table:table-cell>
          <table:table-cell office:value-type="float" office:value="0.0101304">
            <text:p>0.0101304</text:p>
          </table:table-cell>
          <table:table-cell office:value-type="float" office:value="0.81984">
            <text:p>0.81984</text:p>
          </table:table-cell>
          <table:table-cell office:value-type="float" office:value="0.490389">
            <text:p>0.490389</text:p>
          </table:table-cell>
          <table:table-cell office:value-type="float" office:value="0.304119">
            <text:p>0.304119</text:p>
          </table:table-cell>
          <table:table-cell table:number-columns-repeated="14"/>
        </table:table-row>
        <table:table-row table:style-name="ro1">
          <table:table-cell office:value-type="float" office:value="4.6875">
            <text:p>4.6875</text:p>
          </table:table-cell>
          <table:table-cell office:value-type="float" office:value="0.00249548">
            <text:p>0.00249548</text:p>
          </table:table-cell>
          <table:table-cell office:value-type="float" office:value="1.00165">
            <text:p>1.00165</text:p>
          </table:table-cell>
          <table:table-cell office:value-type="float" office:value="0.696064">
            <text:p>0.696064</text:p>
          </table:table-cell>
          <table:table-cell office:value-type="float" office:value="0.395175">
            <text:p>0.395175</text:p>
          </table:table-cell>
          <table:table-cell office:value-type="float" office:value="0.000320187">
            <text:p>0.000320187</text:p>
          </table:table-cell>
          <table:table-cell office:value-type="float" office:value="0.925237">
            <text:p>0.925237</text:p>
          </table:table-cell>
          <table:table-cell office:value-type="float" office:value="0.612357">
            <text:p>0.612357</text:p>
          </table:table-cell>
          <table:table-cell office:value-type="float" office:value="0.302515">
            <text:p>0.302515</text:p>
          </table:table-cell>
          <table:table-cell office:value-type="float" office:value="-0.00143603">
            <text:p>-0.00143603</text:p>
          </table:table-cell>
          <table:table-cell office:value-type="float" office:value="0.814295">
            <text:p>0.814295</text:p>
          </table:table-cell>
          <table:table-cell office:value-type="float" office:value="0.536969">
            <text:p>0.536969</text:p>
          </table:table-cell>
          <table:table-cell office:value-type="float" office:value="0.356911">
            <text:p>0.356911</text:p>
          </table:table-cell>
          <table:table-cell office:value-type="float" office:value="0.00975465">
            <text:p>0.00975465</text:p>
          </table:table-cell>
          <table:table-cell office:value-type="float" office:value="0.819822">
            <text:p>0.819822</text:p>
          </table:table-cell>
          <table:table-cell office:value-type="float" office:value="0.489151">
            <text:p>0.489151</text:p>
          </table:table-cell>
          <table:table-cell office:value-type="float" office:value="0.303659">
            <text:p>0.303659</text:p>
          </table:table-cell>
          <table:table-cell table:number-columns-repeated="14"/>
        </table:table-row>
        <table:table-row table:style-name="ro1">
          <table:table-cell office:value-type="float" office:value="4.7125">
            <text:p>4.7125</text:p>
          </table:table-cell>
          <table:table-cell office:value-type="float" office:value="0.00296487">
            <text:p>0.00296487</text:p>
          </table:table-cell>
          <table:table-cell office:value-type="float" office:value="1.0023">
            <text:p>1.0023</text:p>
          </table:table-cell>
          <table:table-cell office:value-type="float" office:value="0.695136">
            <text:p>0.695136</text:p>
          </table:table-cell>
          <table:table-cell office:value-type="float" office:value="0.39543">
            <text:p>0.39543</text:p>
          </table:table-cell>
          <table:table-cell office:value-type="float" office:value="0.000475717">
            <text:p>0.000475717</text:p>
          </table:table-cell>
          <table:table-cell office:value-type="float" office:value="0.925063">
            <text:p>0.925063</text:p>
          </table:table-cell>
          <table:table-cell office:value-type="float" office:value="0.611056">
            <text:p>0.611056</text:p>
          </table:table-cell>
          <table:table-cell office:value-type="float" office:value="0.302341">
            <text:p>0.302341</text:p>
          </table:table-cell>
          <table:table-cell office:value-type="float" office:value="-0.00126106">
            <text:p>-0.00126106</text:p>
          </table:table-cell>
          <table:table-cell office:value-type="float" office:value="0.81406">
            <text:p>0.81406</text:p>
          </table:table-cell>
          <table:table-cell office:value-type="float" office:value="0.535701">
            <text:p>0.535701</text:p>
          </table:table-cell>
          <table:table-cell office:value-type="float" office:value="0.35733">
            <text:p>0.35733</text:p>
          </table:table-cell>
          <table:table-cell office:value-type="float" office:value="0.00952525">
            <text:p>0.00952525</text:p>
          </table:table-cell>
          <table:table-cell office:value-type="float" office:value="0.819827">
            <text:p>0.819827</text:p>
          </table:table-cell>
          <table:table-cell office:value-type="float" office:value="0.487757">
            <text:p>0.487757</text:p>
          </table:table-cell>
          <table:table-cell office:value-type="float" office:value="0.303533">
            <text:p>0.303533</text:p>
          </table:table-cell>
          <table:table-cell table:number-columns-repeated="14"/>
        </table:table-row>
        <table:table-row table:style-name="ro1">
          <table:table-cell office:value-type="float" office:value="4.7375">
            <text:p>4.7375</text:p>
          </table:table-cell>
          <table:table-cell office:value-type="float" office:value="0.00343992">
            <text:p>0.00343992</text:p>
          </table:table-cell>
          <table:table-cell office:value-type="float" office:value="1.00283">
            <text:p>1.00283</text:p>
          </table:table-cell>
          <table:table-cell office:value-type="float" office:value="0.69413">
            <text:p>0.69413</text:p>
          </table:table-cell>
          <table:table-cell office:value-type="float" office:value="0.395837">
            <text:p>0.395837</text:p>
          </table:table-cell>
          <table:table-cell office:value-type="float" office:value="0.000829383">
            <text:p>0.000829383</text:p>
          </table:table-cell>
          <table:table-cell office:value-type="float" office:value="0.925073">
            <text:p>0.925073</text:p>
          </table:table-cell>
          <table:table-cell office:value-type="float" office:value="0.609834">
            <text:p>0.609834</text:p>
          </table:table-cell>
          <table:table-cell office:value-type="float" office:value="0.302023">
            <text:p>0.302023</text:p>
          </table:table-cell>
          <table:table-cell office:value-type="float" office:value="-0.000986877">
            <text:p>-0.000986877</text:p>
          </table:table-cell>
          <table:table-cell office:value-type="float" office:value="0.81399">
            <text:p>0.81399</text:p>
          </table:table-cell>
          <table:table-cell office:value-type="float" office:value="0.534366">
            <text:p>0.534366</text:p>
          </table:table-cell>
          <table:table-cell office:value-type="float" office:value="0.357579">
            <text:p>0.357579</text:p>
          </table:table-cell>
          <table:table-cell office:value-type="float" office:value="0.00948957">
            <text:p>0.00948957</text:p>
          </table:table-cell>
          <table:table-cell office:value-type="float" office:value="0.819785">
            <text:p>0.819785</text:p>
          </table:table-cell>
          <table:table-cell office:value-type="float" office:value="0.486269">
            <text:p>0.486269</text:p>
          </table:table-cell>
          <table:table-cell office:value-type="float" office:value="0.303623">
            <text:p>0.303623</text:p>
          </table:table-cell>
          <table:table-cell table:number-columns-repeated="14"/>
        </table:table-row>
        <table:table-row table:style-name="ro1">
          <table:table-cell office:value-type="float" office:value="4.7625">
            <text:p>4.7625</text:p>
          </table:table-cell>
          <table:table-cell office:value-type="float" office:value="0.00352443">
            <text:p>0.00352443</text:p>
          </table:table-cell>
          <table:table-cell office:value-type="float" office:value="1.00333">
            <text:p>1.00333</text:p>
          </table:table-cell>
          <table:table-cell office:value-type="float" office:value="0.693123">
            <text:p>0.693123</text:p>
          </table:table-cell>
          <table:table-cell office:value-type="float" office:value="0.396287">
            <text:p>0.396287</text:p>
          </table:table-cell>
          <table:table-cell office:value-type="float" office:value="0.0013088">
            <text:p>0.0013088</text:p>
          </table:table-cell>
          <table:table-cell office:value-type="float" office:value="0.925232">
            <text:p>0.925232</text:p>
          </table:table-cell>
          <table:table-cell office:value-type="float" office:value="0.608876">
            <text:p>0.608876</text:p>
          </table:table-cell>
          <table:table-cell office:value-type="float" office:value="0.301581">
            <text:p>0.301581</text:p>
          </table:table-cell>
          <table:table-cell office:value-type="float" office:value="-0.000637367">
            <text:p>-0.000637367</text:p>
          </table:table-cell>
          <table:table-cell office:value-type="float" office:value="0.814055">
            <text:p>0.814055</text:p>
          </table:table-cell>
          <table:table-cell office:value-type="float" office:value="0.533109">
            <text:p>0.533109</text:p>
          </table:table-cell>
          <table:table-cell office:value-type="float" office:value="0.35747">
            <text:p>0.35747</text:p>
          </table:table-cell>
          <table:table-cell office:value-type="float" office:value="0.00956545">
            <text:p>0.00956545</text:p>
          </table:table-cell>
          <table:table-cell office:value-type="float" office:value="0.819605">
            <text:p>0.819605</text:p>
          </table:table-cell>
          <table:table-cell office:value-type="float" office:value="0.48483">
            <text:p>0.48483</text:p>
          </table:table-cell>
          <table:table-cell office:value-type="float" office:value="0.303722">
            <text:p>0.303722</text:p>
          </table:table-cell>
          <table:table-cell table:number-columns-repeated="14"/>
        </table:table-row>
        <table:table-row table:style-name="ro1">
          <table:table-cell office:value-type="float" office:value="4.7875">
            <text:p>4.7875</text:p>
          </table:table-cell>
          <table:table-cell office:value-type="float" office:value="0.00315148">
            <text:p>0.00315148</text:p>
          </table:table-cell>
          <table:table-cell office:value-type="float" office:value="1.00389">
            <text:p>1.00389</text:p>
          </table:table-cell>
          <table:table-cell office:value-type="float" office:value="0.69206">
            <text:p>0.69206</text:p>
          </table:table-cell>
          <table:table-cell office:value-type="float" office:value="0.39662">
            <text:p>0.39662</text:p>
          </table:table-cell>
          <table:table-cell office:value-type="float" office:value="0.00180613">
            <text:p>0.00180613</text:p>
          </table:table-cell>
          <table:table-cell office:value-type="float" office:value="0.925522">
            <text:p>0.925522</text:p>
          </table:table-cell>
          <table:table-cell office:value-type="float" office:value="0.608164">
            <text:p>0.608164</text:p>
          </table:table-cell>
          <table:table-cell office:value-type="float" office:value="0.301271">
            <text:p>0.301271</text:p>
          </table:table-cell>
          <table:table-cell office:value-type="float" office:value="-0.000265853">
            <text:p>-0.000265853</text:p>
          </table:table-cell>
          <table:table-cell office:value-type="float" office:value="0.814058">
            <text:p>0.814058</text:p>
          </table:table-cell>
          <table:table-cell office:value-type="float" office:value="0.53198">
            <text:p>0.53198</text:p>
          </table:table-cell>
          <table:table-cell office:value-type="float" office:value="0.357267">
            <text:p>0.357267</text:p>
          </table:table-cell>
          <table:table-cell office:value-type="float" office:value="0.00961027">
            <text:p>0.00961027</text:p>
          </table:table-cell>
          <table:table-cell office:value-type="float" office:value="0.819402">
            <text:p>0.819402</text:p>
          </table:table-cell>
          <table:table-cell office:value-type="float" office:value="0.483528">
            <text:p>0.483528</text:p>
          </table:table-cell>
          <table:table-cell office:value-type="float" office:value="0.303817">
            <text:p>0.303817</text:p>
          </table:table-cell>
          <table:table-cell table:number-columns-repeated="14"/>
        </table:table-row>
        <table:table-row table:style-name="ro1">
          <table:table-cell office:value-type="float" office:value="4.8125">
            <text:p>4.8125</text:p>
          </table:table-cell>
          <table:table-cell office:value-type="float" office:value="0.0025363">
            <text:p>0.0025363</text:p>
          </table:table-cell>
          <table:table-cell office:value-type="float" office:value="1.00457">
            <text:p>1.00457</text:p>
          </table:table-cell>
          <table:table-cell office:value-type="float" office:value="0.691096">
            <text:p>0.691096</text:p>
          </table:table-cell>
          <table:table-cell office:value-type="float" office:value="0.396987">
            <text:p>0.396987</text:p>
          </table:table-cell>
          <table:table-cell office:value-type="float" office:value="0.00232918">
            <text:p>0.00232918</text:p>
          </table:table-cell>
          <table:table-cell office:value-type="float" office:value="0.925942">
            <text:p>0.925942</text:p>
          </table:table-cell>
          <table:table-cell office:value-type="float" office:value="0.607451">
            <text:p>0.607451</text:p>
          </table:table-cell>
          <table:table-cell office:value-type="float" office:value="0.301071">
            <text:p>0.301071</text:p>
          </table:table-cell>
          <table:table-cell table:style-name="ce1" office:value-type="float" office:value="0.0000482287">
            <text:p>4.82E-005</text:p>
          </table:table-cell>
          <table:table-cell office:value-type="float" office:value="0.814085">
            <text:p>0.814085</text:p>
          </table:table-cell>
          <table:table-cell office:value-type="float" office:value="0.530924">
            <text:p>0.530924</text:p>
          </table:table-cell>
          <table:table-cell office:value-type="float" office:value="0.357203">
            <text:p>0.357203</text:p>
          </table:table-cell>
          <table:table-cell office:value-type="float" office:value="0.00950335">
            <text:p>0.00950335</text:p>
          </table:table-cell>
          <table:table-cell office:value-type="float" office:value="0.81931">
            <text:p>0.81931</text:p>
          </table:table-cell>
          <table:table-cell office:value-type="float" office:value="0.482365">
            <text:p>0.482365</text:p>
          </table:table-cell>
          <table:table-cell office:value-type="float" office:value="0.303954">
            <text:p>0.303954</text:p>
          </table:table-cell>
          <table:table-cell table:number-columns-repeated="14"/>
        </table:table-row>
        <table:table-row table:style-name="ro1">
          <table:table-cell office:value-type="float" office:value="4.8375">
            <text:p>4.8375</text:p>
          </table:table-cell>
          <table:table-cell office:value-type="float" office:value="0.0019245">
            <text:p>0.0019245</text:p>
          </table:table-cell>
          <table:table-cell office:value-type="float" office:value="1.00544">
            <text:p>1.00544</text:p>
          </table:table-cell>
          <table:table-cell office:value-type="float" office:value="0.690294">
            <text:p>0.690294</text:p>
          </table:table-cell>
          <table:table-cell office:value-type="float" office:value="0.397243">
            <text:p>0.397243</text:p>
          </table:table-cell>
          <table:table-cell office:value-type="float" office:value="0.00287345">
            <text:p>0.00287345</text:p>
          </table:table-cell>
          <table:table-cell office:value-type="float" office:value="0.926405">
            <text:p>0.926405</text:p>
          </table:table-cell>
          <table:table-cell office:value-type="float" office:value="0.606685">
            <text:p>0.606685</text:p>
          </table:table-cell>
          <table:table-cell office:value-type="float" office:value="0.300721">
            <text:p>0.300721</text:p>
          </table:table-cell>
          <table:table-cell office:value-type="float" office:value="0.000238333">
            <text:p>0.000238333</text:p>
          </table:table-cell>
          <table:table-cell office:value-type="float" office:value="0.814242">
            <text:p>0.814242</text:p>
          </table:table-cell>
          <table:table-cell office:value-type="float" office:value="0.529864">
            <text:p>0.529864</text:p>
          </table:table-cell>
          <table:table-cell office:value-type="float" office:value="0.357031">
            <text:p>0.357031</text:p>
          </table:table-cell>
          <table:table-cell office:value-type="float" office:value="0.00913247">
            <text:p>0.00913247</text:p>
          </table:table-cell>
          <table:table-cell office:value-type="float" office:value="0.819322">
            <text:p>0.819322</text:p>
          </table:table-cell>
          <table:table-cell office:value-type="float" office:value="0.481164">
            <text:p>0.481164</text:p>
          </table:table-cell>
          <table:table-cell office:value-type="float" office:value="0.304197">
            <text:p>0.304197</text:p>
          </table:table-cell>
          <table:table-cell table:number-columns-repeated="14"/>
        </table:table-row>
        <table:table-row table:style-name="ro1">
          <table:table-cell office:value-type="float" office:value="4.8625">
            <text:p>4.8625</text:p>
          </table:table-cell>
          <table:table-cell office:value-type="float" office:value="0.00157647">
            <text:p>0.00157647</text:p>
          </table:table-cell>
          <table:table-cell office:value-type="float" office:value="1.00649">
            <text:p>1.00649</text:p>
          </table:table-cell>
          <table:table-cell office:value-type="float" office:value="0.689424">
            <text:p>0.689424</text:p>
          </table:table-cell>
          <table:table-cell office:value-type="float" office:value="0.397335">
            <text:p>0.397335</text:p>
          </table:table-cell>
          <table:table-cell office:value-type="float" office:value="0.003324">
            <text:p>0.003324</text:p>
          </table:table-cell>
          <table:table-cell office:value-type="float" office:value="0.926873">
            <text:p>0.926873</text:p>
          </table:table-cell>
          <table:table-cell office:value-type="float" office:value="0.605966">
            <text:p>0.605966</text:p>
          </table:table-cell>
          <table:table-cell office:value-type="float" office:value="0.300078">
            <text:p>0.300078</text:p>
          </table:table-cell>
          <table:table-cell office:value-type="float" office:value="0.000249123">
            <text:p>0.000249123</text:p>
          </table:table-cell>
          <table:table-cell office:value-type="float" office:value="0.81461">
            <text:p>0.81461</text:p>
          </table:table-cell>
          <table:table-cell office:value-type="float" office:value="0.528848">
            <text:p>0.528848</text:p>
          </table:table-cell>
          <table:table-cell office:value-type="float" office:value="0.356553">
            <text:p>0.356553</text:p>
          </table:table-cell>
          <table:table-cell office:value-type="float" office:value="0.00859347">
            <text:p>0.00859347</text:p>
          </table:table-cell>
          <table:table-cell office:value-type="float" office:value="0.81952">
            <text:p>0.81952</text:p>
          </table:table-cell>
          <table:table-cell office:value-type="float" office:value="0.479785">
            <text:p>0.479785</text:p>
          </table:table-cell>
          <table:table-cell office:value-type="float" office:value="0.304551">
            <text:p>0.304551</text:p>
          </table:table-cell>
          <table:table-cell table:number-columns-repeated="14"/>
        </table:table-row>
        <table:table-row table:style-name="ro1">
          <table:table-cell office:value-type="float" office:value="4.8875">
            <text:p>4.8875</text:p>
          </table:table-cell>
          <table:table-cell office:value-type="float" office:value="0.00142219">
            <text:p>0.00142219</text:p>
          </table:table-cell>
          <table:table-cell office:value-type="float" office:value="1.00731">
            <text:p>1.00731</text:p>
          </table:table-cell>
          <table:table-cell office:value-type="float" office:value="0.688515">
            <text:p>0.688515</text:p>
          </table:table-cell>
          <table:table-cell office:value-type="float" office:value="0.397367">
            <text:p>0.397367</text:p>
          </table:table-cell>
          <table:table-cell office:value-type="float" office:value="0.00357957">
            <text:p>0.00357957</text:p>
          </table:table-cell>
          <table:table-cell office:value-type="float" office:value="0.927418">
            <text:p>0.927418</text:p>
          </table:table-cell>
          <table:table-cell office:value-type="float" office:value="0.605381">
            <text:p>0.605381</text:p>
          </table:table-cell>
          <table:table-cell office:value-type="float" office:value="0.299405">
            <text:p>0.299405</text:p>
          </table:table-cell>
          <table:table-cell office:value-type="float" office:value="0.000194202">
            <text:p>0.000194202</text:p>
          </table:table-cell>
          <table:table-cell office:value-type="float" office:value="0.815118">
            <text:p>0.815118</text:p>
          </table:table-cell>
          <table:table-cell office:value-type="float" office:value="0.527963">
            <text:p>0.527963</text:p>
          </table:table-cell>
          <table:table-cell office:value-type="float" office:value="0.355954">
            <text:p>0.355954</text:p>
          </table:table-cell>
          <table:table-cell office:value-type="float" office:value="0.00806705">
            <text:p>0.00806705</text:p>
          </table:table-cell>
          <table:table-cell office:value-type="float" office:value="0.820048">
            <text:p>0.820048</text:p>
          </table:table-cell>
          <table:table-cell office:value-type="float" office:value="0.478308">
            <text:p>0.478308</text:p>
          </table:table-cell>
          <table:table-cell office:value-type="float" office:value="0.304807">
            <text:p>0.304807</text:p>
          </table:table-cell>
          <table:table-cell table:number-columns-repeated="14"/>
        </table:table-row>
        <table:table-row table:style-name="ro1">
          <table:table-cell office:value-type="float" office:value="4.9125">
            <text:p>4.9125</text:p>
          </table:table-cell>
          <table:table-cell office:value-type="float" office:value="0.00128524">
            <text:p>0.00128524</text:p>
          </table:table-cell>
          <table:table-cell office:value-type="float" office:value="1.00793">
            <text:p>1.00793</text:p>
          </table:table-cell>
          <table:table-cell office:value-type="float" office:value="0.68751">
            <text:p>0.68751</text:p>
          </table:table-cell>
          <table:table-cell office:value-type="float" office:value="0.397319">
            <text:p>0.397319</text:p>
          </table:table-cell>
          <table:table-cell office:value-type="float" office:value="0.00359743">
            <text:p>0.00359743</text:p>
          </table:table-cell>
          <table:table-cell office:value-type="float" office:value="0.928003">
            <text:p>0.928003</text:p>
          </table:table-cell>
          <table:table-cell office:value-type="float" office:value="0.6048">
            <text:p>0.6048</text:p>
          </table:table-cell>
          <table:table-cell office:value-type="float" office:value="0.298915">
            <text:p>0.298915</text:p>
          </table:table-cell>
          <table:table-cell office:value-type="float" office:value="0.000229355">
            <text:p>0.000229355</text:p>
          </table:table-cell>
          <table:table-cell office:value-type="float" office:value="0.815618">
            <text:p>0.815618</text:p>
          </table:table-cell>
          <table:table-cell office:value-type="float" office:value="0.52711">
            <text:p>0.52711</text:p>
          </table:table-cell>
          <table:table-cell office:value-type="float" office:value="0.355485">
            <text:p>0.355485</text:p>
          </table:table-cell>
          <table:table-cell office:value-type="float" office:value="0.0075845">
            <text:p>0.0075845</text:p>
          </table:table-cell>
          <table:table-cell office:value-type="float" office:value="0.820725">
            <text:p>0.820725</text:p>
          </table:table-cell>
          <table:table-cell office:value-type="float" office:value="0.476892">
            <text:p>0.476892</text:p>
          </table:table-cell>
          <table:table-cell office:value-type="float" office:value="0.304957">
            <text:p>0.304957</text:p>
          </table:table-cell>
          <table:table-cell table:number-columns-repeated="14"/>
        </table:table-row>
        <table:table-row table:style-name="ro1">
          <table:table-cell office:value-type="float" office:value="4.9375">
            <text:p>4.9375</text:p>
          </table:table-cell>
          <table:table-cell office:value-type="float" office:value="0.00118412">
            <text:p>0.00118412</text:p>
          </table:table-cell>
          <table:table-cell office:value-type="float" office:value="1.00847">
            <text:p>1.00847</text:p>
          </table:table-cell>
          <table:table-cell office:value-type="float" office:value="0.686416">
            <text:p>0.686416</text:p>
          </table:table-cell>
          <table:table-cell office:value-type="float" office:value="0.397418">
            <text:p>0.397418</text:p>
          </table:table-cell>
          <table:table-cell office:value-type="float" office:value="0.00349278">
            <text:p>0.00349278</text:p>
          </table:table-cell>
          <table:table-cell office:value-type="float" office:value="0.928565">
            <text:p>0.928565</text:p>
          </table:table-cell>
          <table:table-cell office:value-type="float" office:value="0.604139">
            <text:p>0.604139</text:p>
          </table:table-cell>
          <table:table-cell office:value-type="float" office:value="0.298831">
            <text:p>0.298831</text:p>
          </table:table-cell>
          <table:table-cell office:value-type="float" office:value="0.00031815">
            <text:p>0.00031815</text:p>
          </table:table-cell>
          <table:table-cell office:value-type="float" office:value="0.816095">
            <text:p>0.816095</text:p>
          </table:table-cell>
          <table:table-cell office:value-type="float" office:value="0.526129">
            <text:p>0.526129</text:p>
          </table:table-cell>
          <table:table-cell office:value-type="float" office:value="0.355159">
            <text:p>0.355159</text:p>
          </table:table-cell>
          <table:table-cell office:value-type="float" office:value="0.00715335">
            <text:p>0.00715335</text:p>
          </table:table-cell>
          <table:table-cell office:value-type="float" office:value="0.821452">
            <text:p>0.821452</text:p>
          </table:table-cell>
          <table:table-cell office:value-type="float" office:value="0.475507">
            <text:p>0.475507</text:p>
          </table:table-cell>
          <table:table-cell office:value-type="float" office:value="0.305234">
            <text:p>0.305234</text:p>
          </table:table-cell>
          <table:table-cell table:number-columns-repeated="14"/>
        </table:table-row>
        <table:table-row table:style-name="ro1">
          <table:table-cell office:value-type="float" office:value="4.9625">
            <text:p>4.9625</text:p>
          </table:table-cell>
          <table:table-cell office:value-type="float" office:value="0.00130916">
            <text:p>0.00130916</text:p>
          </table:table-cell>
          <table:table-cell office:value-type="float" office:value="1.00895">
            <text:p>1.00895</text:p>
          </table:table-cell>
          <table:table-cell office:value-type="float" office:value="0.685359">
            <text:p>0.685359</text:p>
          </table:table-cell>
          <table:table-cell office:value-type="float" office:value="0.397666">
            <text:p>0.397666</text:p>
          </table:table-cell>
          <table:table-cell office:value-type="float" office:value="0.00346155">
            <text:p>0.00346155</text:p>
          </table:table-cell>
          <table:table-cell office:value-type="float" office:value="0.929068">
            <text:p>0.929068</text:p>
          </table:table-cell>
          <table:table-cell office:value-type="float" office:value="0.603322">
            <text:p>0.603322</text:p>
          </table:table-cell>
          <table:table-cell office:value-type="float" office:value="0.299134">
            <text:p>0.299134</text:p>
          </table:table-cell>
          <table:table-cell office:value-type="float" office:value="0.000433805">
            <text:p>0.000433805</text:p>
          </table:table-cell>
          <table:table-cell office:value-type="float" office:value="0.816508">
            <text:p>0.816508</text:p>
          </table:table-cell>
          <table:table-cell office:value-type="float" office:value="0.524967">
            <text:p>0.524967</text:p>
          </table:table-cell>
          <table:table-cell office:value-type="float" office:value="0.354897">
            <text:p>0.354897</text:p>
          </table:table-cell>
          <table:table-cell office:value-type="float" office:value="0.00695882">
            <text:p>0.00695882</text:p>
          </table:table-cell>
          <table:table-cell office:value-type="float" office:value="0.822078">
            <text:p>0.822078</text:p>
          </table:table-cell>
          <table:table-cell office:value-type="float" office:value="0.474212">
            <text:p>0.474212</text:p>
          </table:table-cell>
          <table:table-cell office:value-type="float" office:value="0.305526">
            <text:p>0.305526</text:p>
          </table:table-cell>
          <table:table-cell table:number-columns-repeated="14"/>
        </table:table-row>
        <table:table-row table:style-name="ro1">
          <table:table-cell office:value-type="float" office:value="4.9875">
            <text:p>4.9875</text:p>
          </table:table-cell>
          <table:table-cell office:value-type="float" office:value="0.00159173">
            <text:p>0.00159173</text:p>
          </table:table-cell>
          <table:table-cell office:value-type="float" office:value="1.00945">
            <text:p>1.00945</text:p>
          </table:table-cell>
          <table:table-cell office:value-type="float" office:value="0.684434">
            <text:p>0.684434</text:p>
          </table:table-cell>
          <table:table-cell office:value-type="float" office:value="0.397819">
            <text:p>0.397819</text:p>
          </table:table-cell>
          <table:table-cell office:value-type="float" office:value="0.00355335">
            <text:p>0.00355335</text:p>
          </table:table-cell>
          <table:table-cell office:value-type="float" office:value="0.929475">
            <text:p>0.929475</text:p>
          </table:table-cell>
          <table:table-cell office:value-type="float" office:value="0.602333">
            <text:p>0.602333</text:p>
          </table:table-cell>
          <table:table-cell office:value-type="float" office:value="0.299701">
            <text:p>0.299701</text:p>
          </table:table-cell>
          <table:table-cell office:value-type="float" office:value="0.000587943">
            <text:p>0.000587943</text:p>
          </table:table-cell>
          <table:table-cell office:value-type="float" office:value="0.81674">
            <text:p>0.81674</text:p>
          </table:table-cell>
          <table:table-cell office:value-type="float" office:value="0.523592">
            <text:p>0.523592</text:p>
          </table:table-cell>
          <table:table-cell office:value-type="float" office:value="0.35471">
            <text:p>0.35471</text:p>
          </table:table-cell>
          <table:table-cell office:value-type="float" office:value="0.0071283">
            <text:p>0.0071283</text:p>
          </table:table-cell>
          <table:table-cell office:value-type="float" office:value="0.822812">
            <text:p>0.822812</text:p>
          </table:table-cell>
          <table:table-cell office:value-type="float" office:value="0.472936">
            <text:p>0.472936</text:p>
          </table:table-cell>
          <table:table-cell office:value-type="float" office:value="0.305466">
            <text:p>0.305466</text:p>
          </table:table-cell>
          <table:table-cell table:number-columns-repeated="14"/>
        </table:table-row>
        <table:table-row table:style-name="ro1">
          <table:table-cell office:value-type="float" office:value="5.0125">
            <text:p>5.0125</text:p>
          </table:table-cell>
          <table:table-cell office:value-type="float" office:value="0.00184337">
            <text:p>0.00184337</text:p>
          </table:table-cell>
          <table:table-cell office:value-type="float" office:value="1.00978">
            <text:p>1.00978</text:p>
          </table:table-cell>
          <table:table-cell office:value-type="float" office:value="0.683571">
            <text:p>0.683571</text:p>
          </table:table-cell>
          <table:table-cell office:value-type="float" office:value="0.397876">
            <text:p>0.397876</text:p>
          </table:table-cell>
          <table:table-cell office:value-type="float" office:value="0.00365185">
            <text:p>0.00365185</text:p>
          </table:table-cell>
          <table:table-cell office:value-type="float" office:value="0.92999">
            <text:p>0.92999</text:p>
          </table:table-cell>
          <table:table-cell office:value-type="float" office:value="0.60117">
            <text:p>0.60117</text:p>
          </table:table-cell>
          <table:table-cell office:value-type="float" office:value="0.300452">
            <text:p>0.300452</text:p>
          </table:table-cell>
          <table:table-cell office:value-type="float" office:value="0.000698693">
            <text:p>0.000698693</text:p>
          </table:table-cell>
          <table:table-cell office:value-type="float" office:value="0.816842">
            <text:p>0.816842</text:p>
          </table:table-cell>
          <table:table-cell office:value-type="float" office:value="0.522328">
            <text:p>0.522328</text:p>
          </table:table-cell>
          <table:table-cell office:value-type="float" office:value="0.354516">
            <text:p>0.354516</text:p>
          </table:table-cell>
          <table:table-cell office:value-type="float" office:value="0.00755403">
            <text:p>0.00755403</text:p>
          </table:table-cell>
          <table:table-cell office:value-type="float" office:value="0.823665">
            <text:p>0.823665</text:p>
          </table:table-cell>
          <table:table-cell office:value-type="float" office:value="0.471521">
            <text:p>0.471521</text:p>
          </table:table-cell>
          <table:table-cell office:value-type="float" office:value="0.30508">
            <text:p>0.30508</text:p>
          </table:table-cell>
          <table:table-cell table:number-columns-repeated="14"/>
        </table:table-row>
        <table:table-row table:style-name="ro1">
          <table:table-cell office:value-type="float" office:value="5.0375">
            <text:p>5.0375</text:p>
          </table:table-cell>
          <table:table-cell office:value-type="float" office:value="0.00186553">
            <text:p>0.00186553</text:p>
          </table:table-cell>
          <table:table-cell office:value-type="float" office:value="1.01004">
            <text:p>1.01004</text:p>
          </table:table-cell>
          <table:table-cell office:value-type="float" office:value="0.682583">
            <text:p>0.682583</text:p>
          </table:table-cell>
          <table:table-cell office:value-type="float" office:value="0.397952">
            <text:p>0.397952</text:p>
          </table:table-cell>
          <table:table-cell office:value-type="float" office:value="0.00375305">
            <text:p>0.00375305</text:p>
          </table:table-cell>
          <table:table-cell office:value-type="float" office:value="0.930502">
            <text:p>0.930502</text:p>
          </table:table-cell>
          <table:table-cell office:value-type="float" office:value="0.600079">
            <text:p>0.600079</text:p>
          </table:table-cell>
          <table:table-cell office:value-type="float" office:value="0.301146">
            <text:p>0.301146</text:p>
          </table:table-cell>
          <table:table-cell office:value-type="float" office:value="0.000676507">
            <text:p>0.000676507</text:p>
          </table:table-cell>
          <table:table-cell office:value-type="float" office:value="0.816833">
            <text:p>0.816833</text:p>
          </table:table-cell>
          <table:table-cell office:value-type="float" office:value="0.521327">
            <text:p>0.521327</text:p>
          </table:table-cell>
          <table:table-cell office:value-type="float" office:value="0.353932">
            <text:p>0.353932</text:p>
          </table:table-cell>
          <table:table-cell office:value-type="float" office:value="0.00795082">
            <text:p>0.00795082</text:p>
          </table:table-cell>
          <table:table-cell office:value-type="float" office:value="0.824453">
            <text:p>0.824453</text:p>
          </table:table-cell>
          <table:table-cell office:value-type="float" office:value="0.469991">
            <text:p>0.469991</text:p>
          </table:table-cell>
          <table:table-cell office:value-type="float" office:value="0.304741">
            <text:p>0.304741</text:p>
          </table:table-cell>
          <table:table-cell table:number-columns-repeated="14"/>
        </table:table-row>
        <table:table-row table:style-name="ro1">
          <table:table-cell office:value-type="float" office:value="5.0625">
            <text:p>5.0625</text:p>
          </table:table-cell>
          <table:table-cell office:value-type="float" office:value="0.00172713">
            <text:p>0.00172713</text:p>
          </table:table-cell>
          <table:table-cell office:value-type="float" office:value="1.01015">
            <text:p>1.01015</text:p>
          </table:table-cell>
          <table:table-cell office:value-type="float" office:value="0.681428">
            <text:p>0.681428</text:p>
          </table:table-cell>
          <table:table-cell office:value-type="float" office:value="0.39824">
            <text:p>0.39824</text:p>
          </table:table-cell>
          <table:table-cell office:value-type="float" office:value="0.00392142">
            <text:p>0.00392142</text:p>
          </table:table-cell>
          <table:table-cell office:value-type="float" office:value="0.931067">
            <text:p>0.931067</text:p>
          </table:table-cell>
          <table:table-cell office:value-type="float" office:value="0.599296">
            <text:p>0.599296</text:p>
          </table:table-cell>
          <table:table-cell office:value-type="float" office:value="0.301546">
            <text:p>0.301546</text:p>
          </table:table-cell>
          <table:table-cell office:value-type="float" office:value="0.000468042">
            <text:p>0.000468042</text:p>
          </table:table-cell>
          <table:table-cell office:value-type="float" office:value="0.816882">
            <text:p>0.816882</text:p>
          </table:table-cell>
          <table:table-cell office:value-type="float" office:value="0.52051">
            <text:p>0.52051</text:p>
          </table:table-cell>
          <table:table-cell office:value-type="float" office:value="0.352955">
            <text:p>0.352955</text:p>
          </table:table-cell>
          <table:table-cell office:value-type="float" office:value="0.0082375">
            <text:p>0.0082375</text:p>
          </table:table-cell>
          <table:table-cell office:value-type="float" office:value="0.825128">
            <text:p>0.825128</text:p>
          </table:table-cell>
          <table:table-cell office:value-type="float" office:value="0.468448">
            <text:p>0.468448</text:p>
          </table:table-cell>
          <table:table-cell office:value-type="float" office:value="0.304646">
            <text:p>0.304646</text:p>
          </table:table-cell>
          <table:table-cell table:number-columns-repeated="14"/>
        </table:table-row>
        <table:table-row table:style-name="ro1">
          <table:table-cell office:value-type="float" office:value="5.0875">
            <text:p>5.0875</text:p>
          </table:table-cell>
          <table:table-cell office:value-type="float" office:value="0.00175247">
            <text:p>0.00175247</text:p>
          </table:table-cell>
          <table:table-cell office:value-type="float" office:value="1.01014">
            <text:p>1.01014</text:p>
          </table:table-cell>
          <table:table-cell office:value-type="float" office:value="0.6803">
            <text:p>0.6803</text:p>
          </table:table-cell>
          <table:table-cell office:value-type="float" office:value="0.398546">
            <text:p>0.398546</text:p>
          </table:table-cell>
          <table:table-cell office:value-type="float" office:value="0.00403483">
            <text:p>0.00403483</text:p>
          </table:table-cell>
          <table:table-cell office:value-type="float" office:value="0.931568">
            <text:p>0.931568</text:p>
          </table:table-cell>
          <table:table-cell office:value-type="float" office:value="0.598605">
            <text:p>0.598605</text:p>
          </table:table-cell>
          <table:table-cell office:value-type="float" office:value="0.30161">
            <text:p>0.30161</text:p>
          </table:table-cell>
          <table:table-cell office:value-type="float" office:value="0.000158853">
            <text:p>0.000158853</text:p>
          </table:table-cell>
          <table:table-cell office:value-type="float" office:value="0.817155">
            <text:p>0.817155</text:p>
          </table:table-cell>
          <table:table-cell office:value-type="float" office:value="0.519917">
            <text:p>0.519917</text:p>
          </table:table-cell>
          <table:table-cell office:value-type="float" office:value="0.351939">
            <text:p>0.351939</text:p>
          </table:table-cell>
          <table:table-cell office:value-type="float" office:value="0.00838987">
            <text:p>0.00838987</text:p>
          </table:table-cell>
          <table:table-cell office:value-type="float" office:value="0.825623">
            <text:p>0.825623</text:p>
          </table:table-cell>
          <table:table-cell office:value-type="float" office:value="0.46715">
            <text:p>0.46715</text:p>
          </table:table-cell>
          <table:table-cell office:value-type="float" office:value="0.30444">
            <text:p>0.30444</text:p>
          </table:table-cell>
          <table:table-cell table:number-columns-repeated="14"/>
        </table:table-row>
        <table:table-row table:style-name="ro1">
          <table:table-cell office:value-type="float" office:value="5.1125">
            <text:p>5.1125</text:p>
          </table:table-cell>
          <table:table-cell office:value-type="float" office:value="0.00206698">
            <text:p>0.00206698</text:p>
          </table:table-cell>
          <table:table-cell office:value-type="float" office:value="1.01019">
            <text:p>1.01019</text:p>
          </table:table-cell>
          <table:table-cell office:value-type="float" office:value="0.67953">
            <text:p>0.67953</text:p>
          </table:table-cell>
          <table:table-cell office:value-type="float" office:value="0.398672">
            <text:p>0.398672</text:p>
          </table:table-cell>
          <table:table-cell office:value-type="float" office:value="0.00411772">
            <text:p>0.00411772</text:p>
          </table:table-cell>
          <table:table-cell office:value-type="float" office:value="0.931998">
            <text:p>0.931998</text:p>
          </table:table-cell>
          <table:table-cell office:value-type="float" office:value="0.597841">
            <text:p>0.597841</text:p>
          </table:table-cell>
          <table:table-cell office:value-type="float" office:value="0.301417">
            <text:p>0.301417</text:p>
          </table:table-cell>
          <table:table-cell office:value-type="float" office:value="-0.000100464">
            <text:p>-0.000100464</text:p>
          </table:table-cell>
          <table:table-cell office:value-type="float" office:value="0.817658">
            <text:p>0.817658</text:p>
          </table:table-cell>
          <table:table-cell office:value-type="float" office:value="0.519487">
            <text:p>0.519487</text:p>
          </table:table-cell>
          <table:table-cell office:value-type="float" office:value="0.350914">
            <text:p>0.350914</text:p>
          </table:table-cell>
          <table:table-cell office:value-type="float" office:value="0.00829293">
            <text:p>0.00829293</text:p>
          </table:table-cell>
          <table:table-cell office:value-type="float" office:value="0.82594">
            <text:p>0.82594</text:p>
          </table:table-cell>
          <table:table-cell office:value-type="float" office:value="0.46618">
            <text:p>0.46618</text:p>
          </table:table-cell>
          <table:table-cell office:value-type="float" office:value="0.303985">
            <text:p>0.303985</text:p>
          </table:table-cell>
          <table:table-cell table:number-columns-repeated="14"/>
        </table:table-row>
        <table:table-row table:style-name="ro1">
          <table:table-cell office:value-type="float" office:value="5.1375">
            <text:p>5.1375</text:p>
          </table:table-cell>
          <table:table-cell office:value-type="float" office:value="0.00241602">
            <text:p>0.00241602</text:p>
          </table:table-cell>
          <table:table-cell office:value-type="float" office:value="1.01033">
            <text:p>1.01033</text:p>
          </table:table-cell>
          <table:table-cell office:value-type="float" office:value="0.679135">
            <text:p>0.679135</text:p>
          </table:table-cell>
          <table:table-cell office:value-type="float" office:value="0.398726">
            <text:p>0.398726</text:p>
          </table:table-cell>
          <table:table-cell office:value-type="float" office:value="0.00416612">
            <text:p>0.00416612</text:p>
          </table:table-cell>
          <table:table-cell office:value-type="float" office:value="0.932397">
            <text:p>0.932397</text:p>
          </table:table-cell>
          <table:table-cell office:value-type="float" office:value="0.597051">
            <text:p>0.597051</text:p>
          </table:table-cell>
          <table:table-cell office:value-type="float" office:value="0.30105">
            <text:p>0.30105</text:p>
          </table:table-cell>
          <table:table-cell office:value-type="float" office:value="-0.000252852">
            <text:p>-0.000252852</text:p>
          </table:table-cell>
          <table:table-cell office:value-type="float" office:value="0.818158">
            <text:p>0.818158</text:p>
          </table:table-cell>
          <table:table-cell office:value-type="float" office:value="0.519144">
            <text:p>0.519144</text:p>
          </table:table-cell>
          <table:table-cell office:value-type="float" office:value="0.349881">
            <text:p>0.349881</text:p>
          </table:table-cell>
          <table:table-cell office:value-type="float" office:value="0.00806007">
            <text:p>0.00806007</text:p>
          </table:table-cell>
          <table:table-cell office:value-type="float" office:value="0.826123">
            <text:p>0.826123</text:p>
          </table:table-cell>
          <table:table-cell office:value-type="float" office:value="0.465382">
            <text:p>0.465382</text:p>
          </table:table-cell>
          <table:table-cell office:value-type="float" office:value="0.303459">
            <text:p>0.303459</text:p>
          </table:table-cell>
          <table:table-cell table:number-columns-repeated="14"/>
        </table:table-row>
        <table:table-row table:style-name="ro1">
          <table:table-cell office:value-type="float" office:value="5.1625">
            <text:p>5.1625</text:p>
          </table:table-cell>
          <table:table-cell office:value-type="float" office:value="0.00263355">
            <text:p>0.00263355</text:p>
          </table:table-cell>
          <table:table-cell office:value-type="float" office:value="1.01051">
            <text:p>1.01051</text:p>
          </table:table-cell>
          <table:table-cell office:value-type="float" office:value="0.678861">
            <text:p>0.678861</text:p>
          </table:table-cell>
          <table:table-cell office:value-type="float" office:value="0.398767">
            <text:p>0.398767</text:p>
          </table:table-cell>
          <table:table-cell office:value-type="float" office:value="0.00404645">
            <text:p>0.00404645</text:p>
          </table:table-cell>
          <table:table-cell office:value-type="float" office:value="0.93272">
            <text:p>0.93272</text:p>
          </table:table-cell>
          <table:table-cell office:value-type="float" office:value="0.596276">
            <text:p>0.596276</text:p>
          </table:table-cell>
          <table:table-cell office:value-type="float" office:value="0.300607">
            <text:p>0.300607</text:p>
          </table:table-cell>
          <table:table-cell office:value-type="float" office:value="-0.000367003">
            <text:p>-0.000367003</text:p>
          </table:table-cell>
          <table:table-cell office:value-type="float" office:value="0.818533">
            <text:p>0.818533</text:p>
          </table:table-cell>
          <table:table-cell office:value-type="float" office:value="0.518825">
            <text:p>0.518825</text:p>
          </table:table-cell>
          <table:table-cell office:value-type="float" office:value="0.349001">
            <text:p>0.349001</text:p>
          </table:table-cell>
          <table:table-cell office:value-type="float" office:value="0.00789928">
            <text:p>0.00789928</text:p>
          </table:table-cell>
          <table:table-cell office:value-type="float" office:value="0.82619">
            <text:p>0.82619</text:p>
          </table:table-cell>
          <table:table-cell office:value-type="float" office:value="0.464467">
            <text:p>0.464467</text:p>
          </table:table-cell>
          <table:table-cell office:value-type="float" office:value="0.302891">
            <text:p>0.302891</text:p>
          </table:table-cell>
          <table:table-cell table:number-columns-repeated="14"/>
        </table:table-row>
        <table:table-row table:style-name="ro1">
          <table:table-cell office:value-type="float" office:value="5.1875">
            <text:p>5.1875</text:p>
          </table:table-cell>
          <table:table-cell office:value-type="float" office:value="0.00274433">
            <text:p>0.00274433</text:p>
          </table:table-cell>
          <table:table-cell office:value-type="float" office:value="1.01076">
            <text:p>1.01076</text:p>
          </table:table-cell>
          <table:table-cell office:value-type="float" office:value="0.678368">
            <text:p>0.678368</text:p>
          </table:table-cell>
          <table:table-cell office:value-type="float" office:value="0.398726">
            <text:p>0.398726</text:p>
          </table:table-cell>
          <table:table-cell office:value-type="float" office:value="0.003711">
            <text:p>0.003711</text:p>
          </table:table-cell>
          <table:table-cell office:value-type="float" office:value="0.933038">
            <text:p>0.933038</text:p>
          </table:table-cell>
          <table:table-cell office:value-type="float" office:value="0.595527">
            <text:p>0.595527</text:p>
          </table:table-cell>
          <table:table-cell office:value-type="float" office:value="0.300176">
            <text:p>0.300176</text:p>
          </table:table-cell>
          <table:table-cell office:value-type="float" office:value="-0.000542863">
            <text:p>-0.000542863</text:p>
          </table:table-cell>
          <table:table-cell office:value-type="float" office:value="0.818712">
            <text:p>0.818712</text:p>
          </table:table-cell>
          <table:table-cell office:value-type="float" office:value="0.518539">
            <text:p>0.518539</text:p>
          </table:table-cell>
          <table:table-cell office:value-type="float" office:value="0.348308">
            <text:p>0.348308</text:p>
          </table:table-cell>
          <table:table-cell office:value-type="float" office:value="0.00796072">
            <text:p>0.00796072</text:p>
          </table:table-cell>
          <table:table-cell office:value-type="float" office:value="0.826277">
            <text:p>0.826277</text:p>
          </table:table-cell>
          <table:table-cell office:value-type="float" office:value="0.46323">
            <text:p>0.46323</text:p>
          </table:table-cell>
          <table:table-cell office:value-type="float" office:value="0.302467">
            <text:p>0.302467</text:p>
          </table:table-cell>
          <table:table-cell table:number-columns-repeated="14"/>
        </table:table-row>
        <table:table-row table:style-name="ro1">
          <table:table-cell office:value-type="float" office:value="5.2125">
            <text:p>5.2125</text:p>
          </table:table-cell>
          <table:table-cell office:value-type="float" office:value="0.00279873">
            <text:p>0.00279873</text:p>
          </table:table-cell>
          <table:table-cell office:value-type="float" office:value="1.01114">
            <text:p>1.01114</text:p>
          </table:table-cell>
          <table:table-cell office:value-type="float" office:value="0.677676">
            <text:p>0.677676</text:p>
          </table:table-cell>
          <table:table-cell office:value-type="float" office:value="0.398591">
            <text:p>0.398591</text:p>
          </table:table-cell>
          <table:table-cell office:value-type="float" office:value="0.00323508">
            <text:p>0.00323508</text:p>
          </table:table-cell>
          <table:table-cell office:value-type="float" office:value="0.933315">
            <text:p>0.933315</text:p>
          </table:table-cell>
          <table:table-cell office:value-type="float" office:value="0.594755">
            <text:p>0.594755</text:p>
          </table:table-cell>
          <table:table-cell office:value-type="float" office:value="0.299893">
            <text:p>0.299893</text:p>
          </table:table-cell>
          <table:table-cell office:value-type="float" office:value="-0.00073394">
            <text:p>-0.00073394</text:p>
          </table:table-cell>
          <table:table-cell office:value-type="float" office:value="0.81885">
            <text:p>0.81885</text:p>
          </table:table-cell>
          <table:table-cell office:value-type="float" office:value="0.518206">
            <text:p>0.518206</text:p>
          </table:table-cell>
          <table:table-cell office:value-type="float" office:value="0.347843">
            <text:p>0.347843</text:p>
          </table:table-cell>
          <table:table-cell office:value-type="float" office:value="0.00820963">
            <text:p>0.00820963</text:p>
          </table:table-cell>
          <table:table-cell office:value-type="float" office:value="0.8264">
            <text:p>0.8264</text:p>
          </table:table-cell>
          <table:table-cell office:value-type="float" office:value="0.461641">
            <text:p>0.461641</text:p>
          </table:table-cell>
          <table:table-cell office:value-type="float" office:value="0.302322">
            <text:p>0.302322</text:p>
          </table:table-cell>
          <table:table-cell table:number-columns-repeated="14"/>
        </table:table-row>
        <table:table-row table:style-name="ro1">
          <table:table-cell office:value-type="float" office:value="5.2375">
            <text:p>5.2375</text:p>
          </table:table-cell>
          <table:table-cell office:value-type="float" office:value="0.00295972">
            <text:p>0.00295972</text:p>
          </table:table-cell>
          <table:table-cell office:value-type="float" office:value="1.01168">
            <text:p>1.01168</text:p>
          </table:table-cell>
          <table:table-cell office:value-type="float" office:value="0.676897">
            <text:p>0.676897</text:p>
          </table:table-cell>
          <table:table-cell office:value-type="float" office:value="0.398372">
            <text:p>0.398372</text:p>
          </table:table-cell>
          <table:table-cell office:value-type="float" office:value="0.00269528">
            <text:p>0.00269528</text:p>
          </table:table-cell>
          <table:table-cell office:value-type="float" office:value="0.93352">
            <text:p>0.93352</text:p>
          </table:table-cell>
          <table:table-cell office:value-type="float" office:value="0.593953">
            <text:p>0.593953</text:p>
          </table:table-cell>
          <table:table-cell office:value-type="float" office:value="0.29983">
            <text:p>0.29983</text:p>
          </table:table-cell>
          <table:table-cell office:value-type="float" office:value="-0.000832967">
            <text:p>-0.000832967</text:p>
          </table:table-cell>
          <table:table-cell office:value-type="float" office:value="0.819013">
            <text:p>0.819013</text:p>
          </table:table-cell>
          <table:table-cell office:value-type="float" office:value="0.517681">
            <text:p>0.517681</text:p>
          </table:table-cell>
          <table:table-cell office:value-type="float" office:value="0.347608">
            <text:p>0.347608</text:p>
          </table:table-cell>
          <table:table-cell office:value-type="float" office:value="0.00854498">
            <text:p>0.00854498</text:p>
          </table:table-cell>
          <table:table-cell office:value-type="float" office:value="0.826573">
            <text:p>0.826573</text:p>
          </table:table-cell>
          <table:table-cell office:value-type="float" office:value="0.459926">
            <text:p>0.459926</text:p>
          </table:table-cell>
          <table:table-cell office:value-type="float" office:value="0.302407">
            <text:p>0.302407</text:p>
          </table:table-cell>
          <table:table-cell table:number-columns-repeated="14"/>
        </table:table-row>
        <table:table-row table:style-name="ro1">
          <table:table-cell office:value-type="float" office:value="5.2625">
            <text:p>5.2625</text:p>
          </table:table-cell>
          <table:table-cell office:value-type="float" office:value="0.00326395">
            <text:p>0.00326395</text:p>
          </table:table-cell>
          <table:table-cell office:value-type="float" office:value="1.01223">
            <text:p>1.01223</text:p>
          </table:table-cell>
          <table:table-cell office:value-type="float" office:value="0.676022">
            <text:p>0.676022</text:p>
          </table:table-cell>
          <table:table-cell office:value-type="float" office:value="0.398061">
            <text:p>0.398061</text:p>
          </table:table-cell>
          <table:table-cell office:value-type="float" office:value="0.00226967">
            <text:p>0.00226967</text:p>
          </table:table-cell>
          <table:table-cell office:value-type="float" office:value="0.933592">
            <text:p>0.933592</text:p>
          </table:table-cell>
          <table:table-cell office:value-type="float" office:value="0.593118">
            <text:p>0.593118</text:p>
          </table:table-cell>
          <table:table-cell office:value-type="float" office:value="0.299776">
            <text:p>0.299776</text:p>
          </table:table-cell>
          <table:table-cell office:value-type="float" office:value="-0.000795287">
            <text:p>-0.000795287</text:p>
          </table:table-cell>
          <table:table-cell office:value-type="float" office:value="0.819173">
            <text:p>0.819173</text:p>
          </table:table-cell>
          <table:table-cell office:value-type="float" office:value="0.516885">
            <text:p>0.516885</text:p>
          </table:table-cell>
          <table:table-cell office:value-type="float" office:value="0.347415">
            <text:p>0.347415</text:p>
          </table:table-cell>
          <table:table-cell office:value-type="float" office:value="0.00885003">
            <text:p>0.00885003</text:p>
          </table:table-cell>
          <table:table-cell office:value-type="float" office:value="0.826758">
            <text:p>0.826758</text:p>
          </table:table-cell>
          <table:table-cell office:value-type="float" office:value="0.458369">
            <text:p>0.458369</text:p>
          </table:table-cell>
          <table:table-cell office:value-type="float" office:value="0.302487">
            <text:p>0.302487</text:p>
          </table:table-cell>
          <table:table-cell table:number-columns-repeated="14"/>
        </table:table-row>
        <table:table-row table:style-name="ro1">
          <table:table-cell office:value-type="float" office:value="5.2875">
            <text:p>5.2875</text:p>
          </table:table-cell>
          <table:table-cell office:value-type="float" office:value="0.00366427">
            <text:p>0.00366427</text:p>
          </table:table-cell>
          <table:table-cell office:value-type="float" office:value="1.01277">
            <text:p>1.01277</text:p>
          </table:table-cell>
          <table:table-cell office:value-type="float" office:value="0.674982">
            <text:p>0.674982</text:p>
          </table:table-cell>
          <table:table-cell office:value-type="float" office:value="0.397706">
            <text:p>0.397706</text:p>
          </table:table-cell>
          <table:table-cell office:value-type="float" office:value="0.00224617">
            <text:p>0.00224617</text:p>
          </table:table-cell>
          <table:table-cell office:value-type="float" office:value="0.933473">
            <text:p>0.933473</text:p>
          </table:table-cell>
          <table:table-cell office:value-type="float" office:value="0.592195">
            <text:p>0.592195</text:p>
          </table:table-cell>
          <table:table-cell office:value-type="float" office:value="0.299714">
            <text:p>0.299714</text:p>
          </table:table-cell>
          <table:table-cell office:value-type="float" office:value="-0.000595222">
            <text:p>-0.000595222</text:p>
          </table:table-cell>
          <table:table-cell office:value-type="float" office:value="0.819377">
            <text:p>0.819377</text:p>
          </table:table-cell>
          <table:table-cell office:value-type="float" office:value="0.515836">
            <text:p>0.515836</text:p>
          </table:table-cell>
          <table:table-cell office:value-type="float" office:value="0.34717">
            <text:p>0.34717</text:p>
          </table:table-cell>
          <table:table-cell office:value-type="float" office:value="0.0089133">
            <text:p>0.0089133</text:p>
          </table:table-cell>
          <table:table-cell office:value-type="float" office:value="0.82683">
            <text:p>0.82683</text:p>
          </table:table-cell>
          <table:table-cell office:value-type="float" office:value="0.456971">
            <text:p>0.456971</text:p>
          </table:table-cell>
          <table:table-cell office:value-type="float" office:value="0.302219">
            <text:p>0.302219</text:p>
          </table:table-cell>
          <table:table-cell table:number-columns-repeated="14"/>
        </table:table-row>
        <table:table-row table:style-name="ro1">
          <table:table-cell office:value-type="float" office:value="5.3125">
            <text:p>5.3125</text:p>
          </table:table-cell>
          <table:table-cell office:value-type="float" office:value="0.0042197">
            <text:p>0.0042197</text:p>
          </table:table-cell>
          <table:table-cell office:value-type="float" office:value="1.01327">
            <text:p>1.01327</text:p>
          </table:table-cell>
          <table:table-cell office:value-type="float" office:value="0.673909">
            <text:p>0.673909</text:p>
          </table:table-cell>
          <table:table-cell office:value-type="float" office:value="0.397317">
            <text:p>0.397317</text:p>
          </table:table-cell>
          <table:table-cell office:value-type="float" office:value="0.00256875">
            <text:p>0.00256875</text:p>
          </table:table-cell>
          <table:table-cell office:value-type="float" office:value="0.933298">
            <text:p>0.933298</text:p>
          </table:table-cell>
          <table:table-cell office:value-type="float" office:value="0.591197">
            <text:p>0.591197</text:p>
          </table:table-cell>
          <table:table-cell office:value-type="float" office:value="0.299875">
            <text:p>0.299875</text:p>
          </table:table-cell>
          <table:table-cell office:value-type="float" office:value="-0.000261733">
            <text:p>-0.000261733</text:p>
          </table:table-cell>
          <table:table-cell office:value-type="float" office:value="0.819757">
            <text:p>0.819757</text:p>
          </table:table-cell>
          <table:table-cell office:value-type="float" office:value="0.51462">
            <text:p>0.51462</text:p>
          </table:table-cell>
          <table:table-cell office:value-type="float" office:value="0.347037">
            <text:p>0.347037</text:p>
          </table:table-cell>
          <table:table-cell office:value-type="float" office:value="0.00860878">
            <text:p>0.00860878</text:p>
          </table:table-cell>
          <table:table-cell office:value-type="float" office:value="0.826712">
            <text:p>0.826712</text:p>
          </table:table-cell>
          <table:table-cell office:value-type="float" office:value="0.455769">
            <text:p>0.455769</text:p>
          </table:table-cell>
          <table:table-cell office:value-type="float" office:value="0.301564">
            <text:p>0.301564</text:p>
          </table:table-cell>
          <table:table-cell table:number-columns-repeated="14"/>
        </table:table-row>
        <table:table-row table:style-name="ro1">
          <table:table-cell office:value-type="float" office:value="5.3375">
            <text:p>5.3375</text:p>
          </table:table-cell>
          <table:table-cell office:value-type="float" office:value="0.00487153">
            <text:p>0.00487153</text:p>
          </table:table-cell>
          <table:table-cell office:value-type="float" office:value="1.01378">
            <text:p>1.01378</text:p>
          </table:table-cell>
          <table:table-cell office:value-type="float" office:value="0.673078">
            <text:p>0.673078</text:p>
          </table:table-cell>
          <table:table-cell office:value-type="float" office:value="0.396815">
            <text:p>0.396815</text:p>
          </table:table-cell>
          <table:table-cell office:value-type="float" office:value="0.00289545">
            <text:p>0.00289545</text:p>
          </table:table-cell>
          <table:table-cell office:value-type="float" office:value="0.93331">
            <text:p>0.93331</text:p>
          </table:table-cell>
          <table:table-cell office:value-type="float" office:value="0.590137">
            <text:p>0.590137</text:p>
          </table:table-cell>
          <table:table-cell office:value-type="float" office:value="0.300134">
            <text:p>0.300134</text:p>
          </table:table-cell>
          <table:table-cell office:value-type="float" office:value="0.00015913">
            <text:p>0.00015913</text:p>
          </table:table-cell>
          <table:table-cell office:value-type="float" office:value="0.820187">
            <text:p>0.820187</text:p>
          </table:table-cell>
          <table:table-cell office:value-type="float" office:value="0.513394">
            <text:p>0.513394</text:p>
          </table:table-cell>
          <table:table-cell office:value-type="float" office:value="0.347112">
            <text:p>0.347112</text:p>
          </table:table-cell>
          <table:table-cell office:value-type="float" office:value="0.00797955">
            <text:p>0.00797955</text:p>
          </table:table-cell>
          <table:table-cell office:value-type="float" office:value="0.826537">
            <text:p>0.826537</text:p>
          </table:table-cell>
          <table:table-cell office:value-type="float" office:value="0.454789">
            <text:p>0.454789</text:p>
          </table:table-cell>
          <table:table-cell office:value-type="float" office:value="0.300668">
            <text:p>0.300668</text:p>
          </table:table-cell>
          <table:table-cell table:number-columns-repeated="14"/>
        </table:table-row>
        <table:table-row table:style-name="ro1">
          <table:table-cell office:value-type="float" office:value="5.3625">
            <text:p>5.3625</text:p>
          </table:table-cell>
          <table:table-cell office:value-type="float" office:value="0.00541228">
            <text:p>0.00541228</text:p>
          </table:table-cell>
          <table:table-cell office:value-type="float" office:value="1.01418">
            <text:p>1.01418</text:p>
          </table:table-cell>
          <table:table-cell office:value-type="float" office:value="0.672638">
            <text:p>0.672638</text:p>
          </table:table-cell>
          <table:table-cell office:value-type="float" office:value="0.396223">
            <text:p>0.396223</text:p>
          </table:table-cell>
          <table:table-cell office:value-type="float" office:value="0.00302288">
            <text:p>0.00302288</text:p>
          </table:table-cell>
          <table:table-cell office:value-type="float" office:value="0.93344">
            <text:p>0.93344</text:p>
          </table:table-cell>
          <table:table-cell office:value-type="float" office:value="0.589168">
            <text:p>0.589168</text:p>
          </table:table-cell>
          <table:table-cell office:value-type="float" office:value="0.300096">
            <text:p>0.300096</text:p>
          </table:table-cell>
          <table:table-cell office:value-type="float" office:value="0.000580298">
            <text:p>0.000580298</text:p>
          </table:table-cell>
          <table:table-cell office:value-type="float" office:value="0.820532">
            <text:p>0.820532</text:p>
          </table:table-cell>
          <table:table-cell office:value-type="float" office:value="0.512144">
            <text:p>0.512144</text:p>
          </table:table-cell>
          <table:table-cell office:value-type="float" office:value="0.347367">
            <text:p>0.347367</text:p>
          </table:table-cell>
          <table:table-cell office:value-type="float" office:value="0.00737638">
            <text:p>0.00737638</text:p>
          </table:table-cell>
          <table:table-cell office:value-type="float" office:value="0.826387">
            <text:p>0.826387</text:p>
          </table:table-cell>
          <table:table-cell office:value-type="float" office:value="0.454026">
            <text:p>0.454026</text:p>
          </table:table-cell>
          <table:table-cell office:value-type="float" office:value="0.299662">
            <text:p>0.299662</text:p>
          </table:table-cell>
          <table:table-cell table:number-columns-repeated="14"/>
        </table:table-row>
        <table:table-row table:style-name="ro1">
          <table:table-cell office:value-type="float" office:value="5.3875">
            <text:p>5.3875</text:p>
          </table:table-cell>
          <table:table-cell office:value-type="float" office:value="0.00570267">
            <text:p>0.00570267</text:p>
          </table:table-cell>
          <table:table-cell office:value-type="float" office:value="1.01446">
            <text:p>1.01446</text:p>
          </table:table-cell>
          <table:table-cell office:value-type="float" office:value="0.672413">
            <text:p>0.672413</text:p>
          </table:table-cell>
          <table:table-cell office:value-type="float" office:value="0.395691">
            <text:p>0.395691</text:p>
          </table:table-cell>
          <table:table-cell office:value-type="float" office:value="0.00295865">
            <text:p>0.00295865</text:p>
          </table:table-cell>
          <table:table-cell office:value-type="float" office:value="0.933705">
            <text:p>0.933705</text:p>
          </table:table-cell>
          <table:table-cell office:value-type="float" office:value="0.588355">
            <text:p>0.588355</text:p>
          </table:table-cell>
          <table:table-cell office:value-type="float" office:value="0.299654">
            <text:p>0.299654</text:p>
          </table:table-cell>
          <table:table-cell office:value-type="float" office:value="0.00093591">
            <text:p>0.00093591</text:p>
          </table:table-cell>
          <table:table-cell office:value-type="float" office:value="0.82061">
            <text:p>0.82061</text:p>
          </table:table-cell>
          <table:table-cell office:value-type="float" office:value="0.510884">
            <text:p>0.510884</text:p>
          </table:table-cell>
          <table:table-cell office:value-type="float" office:value="0.347771">
            <text:p>0.347771</text:p>
          </table:table-cell>
          <table:table-cell office:value-type="float" office:value="0.00712235">
            <text:p>0.00712235</text:p>
          </table:table-cell>
          <table:table-cell office:value-type="float" office:value="0.82622">
            <text:p>0.82622</text:p>
          </table:table-cell>
          <table:table-cell office:value-type="float" office:value="0.453466">
            <text:p>0.453466</text:p>
          </table:table-cell>
          <table:table-cell office:value-type="float" office:value="0.298525">
            <text:p>0.298525</text:p>
          </table:table-cell>
          <table:table-cell table:number-columns-repeated="14"/>
        </table:table-row>
        <table:table-row table:style-name="ro1">
          <table:table-cell office:value-type="float" office:value="5.4125">
            <text:p>5.4125</text:p>
          </table:table-cell>
          <table:table-cell office:value-type="float" office:value="0.00579532">
            <text:p>0.00579532</text:p>
          </table:table-cell>
          <table:table-cell office:value-type="float" office:value="1.01482">
            <text:p>1.01482</text:p>
          </table:table-cell>
          <table:table-cell office:value-type="float" office:value="0.672159">
            <text:p>0.672159</text:p>
          </table:table-cell>
          <table:table-cell office:value-type="float" office:value="0.395279">
            <text:p>0.395279</text:p>
          </table:table-cell>
          <table:table-cell office:value-type="float" office:value="0.00282462">
            <text:p>0.00282462</text:p>
          </table:table-cell>
          <table:table-cell office:value-type="float" office:value="0.934023">
            <text:p>0.934023</text:p>
          </table:table-cell>
          <table:table-cell office:value-type="float" office:value="0.587681">
            <text:p>0.587681</text:p>
          </table:table-cell>
          <table:table-cell office:value-type="float" office:value="0.299143">
            <text:p>0.299143</text:p>
          </table:table-cell>
          <table:table-cell office:value-type="float" office:value="0.00117789">
            <text:p>0.00117789</text:p>
          </table:table-cell>
          <table:table-cell office:value-type="float" office:value="0.820555">
            <text:p>0.820555</text:p>
          </table:table-cell>
          <table:table-cell office:value-type="float" office:value="0.509674">
            <text:p>0.509674</text:p>
          </table:table-cell>
          <table:table-cell office:value-type="float" office:value="0.348236">
            <text:p>0.348236</text:p>
          </table:table-cell>
          <table:table-cell office:value-type="float" office:value="0.00711893">
            <text:p>0.00711893</text:p>
          </table:table-cell>
          <table:table-cell office:value-type="float" office:value="0.825868">
            <text:p>0.825868</text:p>
          </table:table-cell>
          <table:table-cell office:value-type="float" office:value="0.453082">
            <text:p>0.453082</text:p>
          </table:table-cell>
          <table:table-cell office:value-type="float" office:value="0.297276">
            <text:p>0.297276</text:p>
          </table:table-cell>
          <table:table-cell table:number-columns-repeated="14"/>
        </table:table-row>
        <table:table-row table:style-name="ro1">
          <table:table-cell office:value-type="float" office:value="5.4375">
            <text:p>5.4375</text:p>
          </table:table-cell>
          <table:table-cell office:value-type="float" office:value="0.0058107">
            <text:p>0.0058107</text:p>
          </table:table-cell>
          <table:table-cell office:value-type="float" office:value="1.0152">
            <text:p>1.0152</text:p>
          </table:table-cell>
          <table:table-cell office:value-type="float" office:value="0.671913">
            <text:p>0.671913</text:p>
          </table:table-cell>
          <table:table-cell office:value-type="float" office:value="0.394969">
            <text:p>0.394969</text:p>
          </table:table-cell>
          <table:table-cell office:value-type="float" office:value="0.0025638">
            <text:p>0.0025638</text:p>
          </table:table-cell>
          <table:table-cell office:value-type="float" office:value="0.934333">
            <text:p>0.934333</text:p>
          </table:table-cell>
          <table:table-cell office:value-type="float" office:value="0.58722">
            <text:p>0.58722</text:p>
          </table:table-cell>
          <table:table-cell office:value-type="float" office:value="0.298927">
            <text:p>0.298927</text:p>
          </table:table-cell>
          <table:table-cell office:value-type="float" office:value="0.00132061">
            <text:p>0.00132061</text:p>
          </table:table-cell>
          <table:table-cell office:value-type="float" office:value="0.820455">
            <text:p>0.820455</text:p>
          </table:table-cell>
          <table:table-cell office:value-type="float" office:value="0.508431">
            <text:p>0.508431</text:p>
          </table:table-cell>
          <table:table-cell office:value-type="float" office:value="0.348637">
            <text:p>0.348637</text:p>
          </table:table-cell>
          <table:table-cell office:value-type="float" office:value="0.00718815">
            <text:p>0.00718815</text:p>
          </table:table-cell>
          <table:table-cell office:value-type="float" office:value="0.825433">
            <text:p>0.825433</text:p>
          </table:table-cell>
          <table:table-cell office:value-type="float" office:value="0.45271">
            <text:p>0.45271</text:p>
          </table:table-cell>
          <table:table-cell office:value-type="float" office:value="0.296009">
            <text:p>0.296009</text:p>
          </table:table-cell>
          <table:table-cell table:number-columns-repeated="14"/>
        </table:table-row>
        <table:table-row table:style-name="ro1">
          <table:table-cell office:value-type="float" office:value="5.4625">
            <text:p>5.4625</text:p>
          </table:table-cell>
          <table:table-cell office:value-type="float" office:value="0.00585378">
            <text:p>0.00585378</text:p>
          </table:table-cell>
          <table:table-cell office:value-type="float" office:value="1.01566">
            <text:p>1.01566</text:p>
          </table:table-cell>
          <table:table-cell office:value-type="float" office:value="0.671816">
            <text:p>0.671816</text:p>
          </table:table-cell>
          <table:table-cell office:value-type="float" office:value="0.394724">
            <text:p>0.394724</text:p>
          </table:table-cell>
          <table:table-cell office:value-type="float" office:value="0.00217918">
            <text:p>0.00217918</text:p>
          </table:table-cell>
          <table:table-cell office:value-type="float" office:value="0.934602">
            <text:p>0.934602</text:p>
          </table:table-cell>
          <table:table-cell office:value-type="float" office:value="0.586806">
            <text:p>0.586806</text:p>
          </table:table-cell>
          <table:table-cell office:value-type="float" office:value="0.299031">
            <text:p>0.299031</text:p>
          </table:table-cell>
          <table:table-cell office:value-type="float" office:value="0.00141583">
            <text:p>0.00141583</text:p>
          </table:table-cell>
          <table:table-cell office:value-type="float" office:value="0.82035">
            <text:p>0.82035</text:p>
          </table:table-cell>
          <table:table-cell office:value-type="float" office:value="0.50718">
            <text:p>0.50718</text:p>
          </table:table-cell>
          <table:table-cell office:value-type="float" office:value="0.348939">
            <text:p>0.348939</text:p>
          </table:table-cell>
          <table:table-cell office:value-type="float" office:value="0.00730637">
            <text:p>0.00730637</text:p>
          </table:table-cell>
          <table:table-cell office:value-type="float" office:value="0.825123">
            <text:p>0.825123</text:p>
          </table:table-cell>
          <table:table-cell office:value-type="float" office:value="0.45231">
            <text:p>0.45231</text:p>
          </table:table-cell>
          <table:table-cell office:value-type="float" office:value="0.294659">
            <text:p>0.294659</text:p>
          </table:table-cell>
          <table:table-cell table:number-columns-repeated="14"/>
        </table:table-row>
        <table:table-row table:style-name="ro1">
          <table:table-cell office:value-type="float" office:value="5.4875">
            <text:p>5.4875</text:p>
          </table:table-cell>
          <table:table-cell office:value-type="float" office:value="0.00600643">
            <text:p>0.00600643</text:p>
          </table:table-cell>
          <table:table-cell office:value-type="float" office:value="1.01639">
            <text:p>1.01639</text:p>
          </table:table-cell>
          <table:table-cell office:value-type="float" office:value="0.671822">
            <text:p>0.671822</text:p>
          </table:table-cell>
          <table:table-cell office:value-type="float" office:value="0.394571">
            <text:p>0.394571</text:p>
          </table:table-cell>
          <table:table-cell office:value-type="float" office:value="0.00186902">
            <text:p>0.00186902</text:p>
          </table:table-cell>
          <table:table-cell office:value-type="float" office:value="0.934917">
            <text:p>0.934917</text:p>
          </table:table-cell>
          <table:table-cell office:value-type="float" office:value="0.586231">
            <text:p>0.586231</text:p>
          </table:table-cell>
          <table:table-cell office:value-type="float" office:value="0.299095">
            <text:p>0.299095</text:p>
          </table:table-cell>
          <table:table-cell office:value-type="float" office:value="0.00140935">
            <text:p>0.00140935</text:p>
          </table:table-cell>
          <table:table-cell office:value-type="float" office:value="0.820307">
            <text:p>0.820307</text:p>
          </table:table-cell>
          <table:table-cell office:value-type="float" office:value="0.505976">
            <text:p>0.505976</text:p>
          </table:table-cell>
          <table:table-cell office:value-type="float" office:value="0.349117">
            <text:p>0.349117</text:p>
          </table:table-cell>
          <table:table-cell office:value-type="float" office:value="0.00750023">
            <text:p>0.00750023</text:p>
          </table:table-cell>
          <table:table-cell office:value-type="float" office:value="0.82493">
            <text:p>0.82493</text:p>
          </table:table-cell>
          <table:table-cell office:value-type="float" office:value="0.451905">
            <text:p>0.451905</text:p>
          </table:table-cell>
          <table:table-cell office:value-type="float" office:value="0.293377">
            <text:p>0.293377</text:p>
          </table:table-cell>
          <table:table-cell table:number-columns-repeated="14"/>
        </table:table-row>
        <table:table-row table:style-name="ro1">
          <table:table-cell office:value-type="float" office:value="5.5125">
            <text:p>5.5125</text:p>
          </table:table-cell>
          <table:table-cell office:value-type="float" office:value="0.00625658">
            <text:p>0.00625658</text:p>
          </table:table-cell>
          <table:table-cell office:value-type="float" office:value="1.01719">
            <text:p>1.01719</text:p>
          </table:table-cell>
          <table:table-cell office:value-type="float" office:value="0.671646">
            <text:p>0.671646</text:p>
          </table:table-cell>
          <table:table-cell office:value-type="float" office:value="0.394422">
            <text:p>0.394422</text:p>
          </table:table-cell>
          <table:table-cell office:value-type="float" office:value="0.00172035">
            <text:p>0.00172035</text:p>
          </table:table-cell>
          <table:table-cell office:value-type="float" office:value="0.93519">
            <text:p>0.93519</text:p>
          </table:table-cell>
          <table:table-cell office:value-type="float" office:value="0.585541">
            <text:p>0.585541</text:p>
          </table:table-cell>
          <table:table-cell office:value-type="float" office:value="0.298712">
            <text:p>0.298712</text:p>
          </table:table-cell>
          <table:table-cell office:value-type="float" office:value="0.00126837">
            <text:p>0.00126837</text:p>
          </table:table-cell>
          <table:table-cell office:value-type="float" office:value="0.820362">
            <text:p>0.820362</text:p>
          </table:table-cell>
          <table:table-cell office:value-type="float" office:value="0.504876">
            <text:p>0.504876</text:p>
          </table:table-cell>
          <table:table-cell office:value-type="float" office:value="0.349184">
            <text:p>0.349184</text:p>
          </table:table-cell>
          <table:table-cell office:value-type="float" office:value="0.00781178">
            <text:p>0.00781178</text:p>
          </table:table-cell>
          <table:table-cell office:value-type="float" office:value="0.824772">
            <text:p>0.824772</text:p>
          </table:table-cell>
          <table:table-cell office:value-type="float" office:value="0.45147">
            <text:p>0.45147</text:p>
          </table:table-cell>
          <table:table-cell office:value-type="float" office:value="0.292196">
            <text:p>0.292196</text:p>
          </table:table-cell>
          <table:table-cell table:number-columns-repeated="14"/>
        </table:table-row>
        <table:table-row table:style-name="ro1">
          <table:table-cell office:value-type="float" office:value="5.5375">
            <text:p>5.5375</text:p>
          </table:table-cell>
          <table:table-cell office:value-type="float" office:value="0.0064421">
            <text:p>0.0064421</text:p>
          </table:table-cell>
          <table:table-cell office:value-type="float" office:value="1.0179">
            <text:p>1.0179</text:p>
          </table:table-cell>
          <table:table-cell office:value-type="float" office:value="0.671123">
            <text:p>0.671123</text:p>
          </table:table-cell>
          <table:table-cell office:value-type="float" office:value="0.394169">
            <text:p>0.394169</text:p>
          </table:table-cell>
          <table:table-cell office:value-type="float" office:value="0.00167092">
            <text:p>0.00167092</text:p>
          </table:table-cell>
          <table:table-cell office:value-type="float" office:value="0.935387">
            <text:p>0.935387</text:p>
          </table:table-cell>
          <table:table-cell office:value-type="float" office:value="0.584855">
            <text:p>0.584855</text:p>
          </table:table-cell>
          <table:table-cell office:value-type="float" office:value="0.29796">
            <text:p>0.29796</text:p>
          </table:table-cell>
          <table:table-cell office:value-type="float" office:value="0.00109689">
            <text:p>0.00109689</text:p>
          </table:table-cell>
          <table:table-cell office:value-type="float" office:value="0.820462">
            <text:p>0.820462</text:p>
          </table:table-cell>
          <table:table-cell office:value-type="float" office:value="0.503831">
            <text:p>0.503831</text:p>
          </table:table-cell>
          <table:table-cell office:value-type="float" office:value="0.349155">
            <text:p>0.349155</text:p>
          </table:table-cell>
          <table:table-cell office:value-type="float" office:value="0.00816912">
            <text:p>0.00816912</text:p>
          </table:table-cell>
          <table:table-cell office:value-type="float" office:value="0.824628">
            <text:p>0.824628</text:p>
          </table:table-cell>
          <table:table-cell office:value-type="float" office:value="0.451013">
            <text:p>0.451013</text:p>
          </table:table-cell>
          <table:table-cell office:value-type="float" office:value="0.291051">
            <text:p>0.291051</text:p>
          </table:table-cell>
          <table:table-cell table:number-columns-repeated="14"/>
        </table:table-row>
        <table:table-row table:style-name="ro1">
          <table:table-cell office:value-type="float" office:value="5.5625">
            <text:p>5.5625</text:p>
          </table:table-cell>
          <table:table-cell office:value-type="float" office:value="0.00649698">
            <text:p>0.00649698</text:p>
          </table:table-cell>
          <table:table-cell office:value-type="float" office:value="1.01846">
            <text:p>1.01846</text:p>
          </table:table-cell>
          <table:table-cell office:value-type="float" office:value="0.670357">
            <text:p>0.670357</text:p>
          </table:table-cell>
          <table:table-cell office:value-type="float" office:value="0.393853">
            <text:p>0.393853</text:p>
          </table:table-cell>
          <table:table-cell office:value-type="float" office:value="0.00161968">
            <text:p>0.00161968</text:p>
          </table:table-cell>
          <table:table-cell office:value-type="float" office:value="0.935487">
            <text:p>0.935487</text:p>
          </table:table-cell>
          <table:table-cell office:value-type="float" office:value="0.584183">
            <text:p>0.584183</text:p>
          </table:table-cell>
          <table:table-cell office:value-type="float" office:value="0.297004">
            <text:p>0.297004</text:p>
          </table:table-cell>
          <table:table-cell office:value-type="float" office:value="0.00102904">
            <text:p>0.00102904</text:p>
          </table:table-cell>
          <table:table-cell office:value-type="float" office:value="0.820692">
            <text:p>0.820692</text:p>
          </table:table-cell>
          <table:table-cell office:value-type="float" office:value="0.502892">
            <text:p>0.502892</text:p>
          </table:table-cell>
          <table:table-cell office:value-type="float" office:value="0.349106">
            <text:p>0.349106</text:p>
          </table:table-cell>
          <table:table-cell office:value-type="float" office:value="0.00824387">
            <text:p>0.00824387</text:p>
          </table:table-cell>
          <table:table-cell office:value-type="float" office:value="0.824415">
            <text:p>0.824415</text:p>
          </table:table-cell>
          <table:table-cell office:value-type="float" office:value="0.450494">
            <text:p>0.450494</text:p>
          </table:table-cell>
          <table:table-cell office:value-type="float" office:value="0.290107">
            <text:p>0.290107</text:p>
          </table:table-cell>
          <table:table-cell table:number-columns-repeated="14"/>
        </table:table-row>
        <table:table-row table:style-name="ro1">
          <table:table-cell office:value-type="float" office:value="5.5875">
            <text:p>5.5875</text:p>
          </table:table-cell>
          <table:table-cell office:value-type="float" office:value="0.00650738">
            <text:p>0.00650738</text:p>
          </table:table-cell>
          <table:table-cell office:value-type="float" office:value="1.01879">
            <text:p>1.01879</text:p>
          </table:table-cell>
          <table:table-cell office:value-type="float" office:value="0.669531">
            <text:p>0.669531</text:p>
          </table:table-cell>
          <table:table-cell office:value-type="float" office:value="0.393578">
            <text:p>0.393578</text:p>
          </table:table-cell>
          <table:table-cell office:value-type="float" office:value="0.00154583">
            <text:p>0.00154583</text:p>
          </table:table-cell>
          <table:table-cell office:value-type="float" office:value="0.93553">
            <text:p>0.93553</text:p>
          </table:table-cell>
          <table:table-cell office:value-type="float" office:value="0.583607">
            <text:p>0.583607</text:p>
          </table:table-cell>
          <table:table-cell office:value-type="float" office:value="0.295962">
            <text:p>0.295962</text:p>
          </table:table-cell>
          <table:table-cell office:value-type="float" office:value="0.00105691">
            <text:p>0.00105691</text:p>
          </table:table-cell>
          <table:table-cell office:value-type="float" office:value="0.821087">
            <text:p>0.821087</text:p>
          </table:table-cell>
          <table:table-cell office:value-type="float" office:value="0.502071">
            <text:p>0.502071</text:p>
          </table:table-cell>
          <table:table-cell office:value-type="float" office:value="0.349013">
            <text:p>0.349013</text:p>
          </table:table-cell>
          <table:table-cell office:value-type="float" office:value="0.00805115">
            <text:p>0.00805115</text:p>
          </table:table-cell>
          <table:table-cell office:value-type="float" office:value="0.824263">
            <text:p>0.824263</text:p>
          </table:table-cell>
          <table:table-cell office:value-type="float" office:value="0.449865">
            <text:p>0.449865</text:p>
          </table:table-cell>
          <table:table-cell office:value-type="float" office:value="0.289338">
            <text:p>0.289338</text:p>
          </table:table-cell>
          <table:table-cell table:number-columns-repeated="14"/>
        </table:table-row>
        <table:table-row table:style-name="ro1">
          <table:table-cell office:value-type="float" office:value="5.6125">
            <text:p>5.6125</text:p>
          </table:table-cell>
          <table:table-cell office:value-type="float" office:value="0.00643128">
            <text:p>0.00643128</text:p>
          </table:table-cell>
          <table:table-cell office:value-type="float" office:value="1.01904">
            <text:p>1.01904</text:p>
          </table:table-cell>
          <table:table-cell office:value-type="float" office:value="0.668792">
            <text:p>0.668792</text:p>
          </table:table-cell>
          <table:table-cell office:value-type="float" office:value="0.393303">
            <text:p>0.393303</text:p>
          </table:table-cell>
          <table:table-cell office:value-type="float" office:value="0.00148065">
            <text:p>0.00148065</text:p>
          </table:table-cell>
          <table:table-cell office:value-type="float" office:value="0.93556">
            <text:p>0.93556</text:p>
          </table:table-cell>
          <table:table-cell office:value-type="float" office:value="0.583188">
            <text:p>0.583188</text:p>
          </table:table-cell>
          <table:table-cell office:value-type="float" office:value="0.294912">
            <text:p>0.294912</text:p>
          </table:table-cell>
          <table:table-cell office:value-type="float" office:value="0.00107751">
            <text:p>0.00107751</text:p>
          </table:table-cell>
          <table:table-cell office:value-type="float" office:value="0.821587">
            <text:p>0.821587</text:p>
          </table:table-cell>
          <table:table-cell office:value-type="float" office:value="0.501338">
            <text:p>0.501338</text:p>
          </table:table-cell>
          <table:table-cell office:value-type="float" office:value="0.348849">
            <text:p>0.348849</text:p>
          </table:table-cell>
          <table:table-cell office:value-type="float" office:value="0.00780765">
            <text:p>0.00780765</text:p>
          </table:table-cell>
          <table:table-cell office:value-type="float" office:value="0.824093">
            <text:p>0.824093</text:p>
          </table:table-cell>
          <table:table-cell office:value-type="float" office:value="0.449186">
            <text:p>0.449186</text:p>
          </table:table-cell>
          <table:table-cell office:value-type="float" office:value="0.288696">
            <text:p>0.288696</text:p>
          </table:table-cell>
          <table:table-cell table:number-columns-repeated="14"/>
        </table:table-row>
        <table:table-row table:style-name="ro1">
          <table:table-cell office:value-type="float" office:value="5.6375">
            <text:p>5.6375</text:p>
          </table:table-cell>
          <table:table-cell office:value-type="float" office:value="0.00624288">
            <text:p>0.00624288</text:p>
          </table:table-cell>
          <table:table-cell office:value-type="float" office:value="1.01923">
            <text:p>1.01923</text:p>
          </table:table-cell>
          <table:table-cell office:value-type="float" office:value="0.668163">
            <text:p>0.668163</text:p>
          </table:table-cell>
          <table:table-cell office:value-type="float" office:value="0.393008">
            <text:p>0.393008</text:p>
          </table:table-cell>
          <table:table-cell office:value-type="float" office:value="0.00144433">
            <text:p>0.00144433</text:p>
          </table:table-cell>
          <table:table-cell office:value-type="float" office:value="0.93554">
            <text:p>0.93554</text:p>
          </table:table-cell>
          <table:table-cell office:value-type="float" office:value="0.582926">
            <text:p>0.582926</text:p>
          </table:table-cell>
          <table:table-cell office:value-type="float" office:value="0.293759">
            <text:p>0.293759</text:p>
          </table:table-cell>
          <table:table-cell office:value-type="float" office:value="0.00104939">
            <text:p>0.00104939</text:p>
          </table:table-cell>
          <table:table-cell office:value-type="float" office:value="0.822103">
            <text:p>0.822103</text:p>
          </table:table-cell>
          <table:table-cell office:value-type="float" office:value="0.500637">
            <text:p>0.500637</text:p>
          </table:table-cell>
          <table:table-cell office:value-type="float" office:value="0.348597">
            <text:p>0.348597</text:p>
          </table:table-cell>
          <table:table-cell office:value-type="float" office:value="0.00756053">
            <text:p>0.00756053</text:p>
          </table:table-cell>
          <table:table-cell office:value-type="float" office:value="0.823828">
            <text:p>0.823828</text:p>
          </table:table-cell>
          <table:table-cell office:value-type="float" office:value="0.44852">
            <text:p>0.44852</text:p>
          </table:table-cell>
          <table:table-cell office:value-type="float" office:value="0.288245">
            <text:p>0.288245</text:p>
          </table:table-cell>
          <table:table-cell table:number-columns-repeated="14"/>
        </table:table-row>
        <table:table-row table:style-name="ro1">
          <table:table-cell office:value-type="float" office:value="5.6625">
            <text:p>5.6625</text:p>
          </table:table-cell>
          <table:table-cell office:value-type="float" office:value="0.00597782">
            <text:p>0.00597782</text:p>
          </table:table-cell>
          <table:table-cell office:value-type="float" office:value="1.0195">
            <text:p>1.0195</text:p>
          </table:table-cell>
          <table:table-cell office:value-type="float" office:value="0.667483">
            <text:p>0.667483</text:p>
          </table:table-cell>
          <table:table-cell office:value-type="float" office:value="0.392724">
            <text:p>0.392724</text:p>
          </table:table-cell>
          <table:table-cell office:value-type="float" office:value="0.00142143">
            <text:p>0.00142143</text:p>
          </table:table-cell>
          <table:table-cell office:value-type="float" office:value="0.93565">
            <text:p>0.93565</text:p>
          </table:table-cell>
          <table:table-cell office:value-type="float" office:value="0.582735">
            <text:p>0.582735</text:p>
          </table:table-cell>
          <table:table-cell office:value-type="float" office:value="0.292491">
            <text:p>0.292491</text:p>
          </table:table-cell>
          <table:table-cell office:value-type="float" office:value="0.00099729">
            <text:p>0.00099729</text:p>
          </table:table-cell>
          <table:table-cell office:value-type="float" office:value="0.822497">
            <text:p>0.822497</text:p>
          </table:table-cell>
          <table:table-cell office:value-type="float" office:value="0.499964">
            <text:p>0.499964</text:p>
          </table:table-cell>
          <table:table-cell office:value-type="float" office:value="0.348144">
            <text:p>0.348144</text:p>
          </table:table-cell>
          <table:table-cell office:value-type="float" office:value="0.00735057">
            <text:p>0.00735057</text:p>
          </table:table-cell>
          <table:table-cell office:value-type="float" office:value="0.82341">
            <text:p>0.82341</text:p>
          </table:table-cell>
          <table:table-cell office:value-type="float" office:value="0.447908">
            <text:p>0.447908</text:p>
          </table:table-cell>
          <table:table-cell office:value-type="float" office:value="0.287942">
            <text:p>0.287942</text:p>
          </table:table-cell>
          <table:table-cell table:number-columns-repeated="14"/>
        </table:table-row>
        <table:table-row table:style-name="ro1">
          <table:table-cell office:value-type="float" office:value="5.6875">
            <text:p>5.6875</text:p>
          </table:table-cell>
          <table:table-cell office:value-type="float" office:value="0.00573667">
            <text:p>0.00573667</text:p>
          </table:table-cell>
          <table:table-cell office:value-type="float" office:value="1.01985">
            <text:p>1.01985</text:p>
          </table:table-cell>
          <table:table-cell office:value-type="float" office:value="0.666627">
            <text:p>0.666627</text:p>
          </table:table-cell>
          <table:table-cell office:value-type="float" office:value="0.392574">
            <text:p>0.392574</text:p>
          </table:table-cell>
          <table:table-cell office:value-type="float" office:value="0.00141805">
            <text:p>0.00141805</text:p>
          </table:table-cell>
          <table:table-cell office:value-type="float" office:value="0.935792">
            <text:p>0.935792</text:p>
          </table:table-cell>
          <table:table-cell office:value-type="float" office:value="0.582511">
            <text:p>0.582511</text:p>
          </table:table-cell>
          <table:table-cell office:value-type="float" office:value="0.291171">
            <text:p>0.291171</text:p>
          </table:table-cell>
          <table:table-cell office:value-type="float" office:value="0.000943602">
            <text:p>0.000943602</text:p>
          </table:table-cell>
          <table:table-cell office:value-type="float" office:value="0.822802">
            <text:p>0.822802</text:p>
          </table:table-cell>
          <table:table-cell office:value-type="float" office:value="0.499247">
            <text:p>0.499247</text:p>
          </table:table-cell>
          <table:table-cell office:value-type="float" office:value="0.347685">
            <text:p>0.347685</text:p>
          </table:table-cell>
          <table:table-cell office:value-type="float" office:value="0.00717625">
            <text:p>0.00717625</text:p>
          </table:table-cell>
          <table:table-cell office:value-type="float" office:value="0.822907">
            <text:p>0.822907</text:p>
          </table:table-cell>
          <table:table-cell office:value-type="float" office:value="0.447307">
            <text:p>0.447307</text:p>
          </table:table-cell>
          <table:table-cell office:value-type="float" office:value="0.287795">
            <text:p>0.287795</text:p>
          </table:table-cell>
          <table:table-cell table:number-columns-repeated="14"/>
        </table:table-row>
        <table:table-row table:style-name="ro1">
          <table:table-cell office:value-type="float" office:value="5.7125">
            <text:p>5.7125</text:p>
          </table:table-cell>
          <table:table-cell office:value-type="float" office:value="0.00560717">
            <text:p>0.00560717</text:p>
          </table:table-cell>
          <table:table-cell office:value-type="float" office:value="1.02027">
            <text:p>1.02027</text:p>
          </table:table-cell>
          <table:table-cell office:value-type="float" office:value="0.665737">
            <text:p>0.665737</text:p>
          </table:table-cell>
          <table:table-cell office:value-type="float" office:value="0.392468">
            <text:p>0.392468</text:p>
          </table:table-cell>
          <table:table-cell office:value-type="float" office:value="0.00150061">
            <text:p>0.00150061</text:p>
          </table:table-cell>
          <table:table-cell office:value-type="float" office:value="0.93595">
            <text:p>0.93595</text:p>
          </table:table-cell>
          <table:table-cell office:value-type="float" office:value="0.58223">
            <text:p>0.58223</text:p>
          </table:table-cell>
          <table:table-cell office:value-type="float" office:value="0.289926">
            <text:p>0.289926</text:p>
          </table:table-cell>
          <table:table-cell office:value-type="float" office:value="0.000855158">
            <text:p>0.000855158</text:p>
          </table:table-cell>
          <table:table-cell office:value-type="float" office:value="0.823025">
            <text:p>0.823025</text:p>
          </table:table-cell>
          <table:table-cell office:value-type="float" office:value="0.49838">
            <text:p>0.49838</text:p>
          </table:table-cell>
          <table:table-cell office:value-type="float" office:value="0.347357">
            <text:p>0.347357</text:p>
          </table:table-cell>
          <table:table-cell office:value-type="float" office:value="0.00691795">
            <text:p>0.00691795</text:p>
          </table:table-cell>
          <table:table-cell office:value-type="float" office:value="0.822523">
            <text:p>0.822523</text:p>
          </table:table-cell>
          <table:table-cell office:value-type="float" office:value="0.446644">
            <text:p>0.446644</text:p>
          </table:table-cell>
          <table:table-cell office:value-type="float" office:value="0.28797">
            <text:p>0.28797</text:p>
          </table:table-cell>
          <table:table-cell table:number-columns-repeated="14"/>
        </table:table-row>
        <table:table-row table:style-name="ro1">
          <table:table-cell office:value-type="float" office:value="5.7375">
            <text:p>5.7375</text:p>
          </table:table-cell>
          <table:table-cell office:value-type="float" office:value="0.00552465">
            <text:p>0.00552465</text:p>
          </table:table-cell>
          <table:table-cell office:value-type="float" office:value="1.02075">
            <text:p>1.02075</text:p>
          </table:table-cell>
          <table:table-cell office:value-type="float" office:value="0.66495">
            <text:p>0.66495</text:p>
          </table:table-cell>
          <table:table-cell office:value-type="float" office:value="0.392176">
            <text:p>0.392176</text:p>
          </table:table-cell>
          <table:table-cell office:value-type="float" office:value="0.00169093">
            <text:p>0.00169093</text:p>
          </table:table-cell>
          <table:table-cell office:value-type="float" office:value="0.936123">
            <text:p>0.936123</text:p>
          </table:table-cell>
          <table:table-cell office:value-type="float" office:value="0.581872">
            <text:p>0.581872</text:p>
          </table:table-cell>
          <table:table-cell office:value-type="float" office:value="0.288882">
            <text:p>0.288882</text:p>
          </table:table-cell>
          <table:table-cell office:value-type="float" office:value="0.000734462">
            <text:p>0.000734462</text:p>
          </table:table-cell>
          <table:table-cell office:value-type="float" office:value="0.823223">
            <text:p>0.823223</text:p>
          </table:table-cell>
          <table:table-cell office:value-type="float" office:value="0.497438">
            <text:p>0.497438</text:p>
          </table:table-cell>
          <table:table-cell office:value-type="float" office:value="0.347179">
            <text:p>0.347179</text:p>
          </table:table-cell>
          <table:table-cell office:value-type="float" office:value="0.00650858">
            <text:p>0.00650858</text:p>
          </table:table-cell>
          <table:table-cell office:value-type="float" office:value="0.822255">
            <text:p>0.822255</text:p>
          </table:table-cell>
          <table:table-cell office:value-type="float" office:value="0.445924">
            <text:p>0.445924</text:p>
          </table:table-cell>
          <table:table-cell office:value-type="float" office:value="0.28847">
            <text:p>0.28847</text:p>
          </table:table-cell>
          <table:table-cell table:number-columns-repeated="14"/>
        </table:table-row>
        <table:table-row table:style-name="ro1">
          <table:table-cell office:value-type="float" office:value="5.7625">
            <text:p>5.7625</text:p>
          </table:table-cell>
          <table:table-cell office:value-type="float" office:value="0.00546287">
            <text:p>0.00546287</text:p>
          </table:table-cell>
          <table:table-cell office:value-type="float" office:value="1.0212">
            <text:p>1.0212</text:p>
          </table:table-cell>
          <table:table-cell office:value-type="float" office:value="0.664223">
            <text:p>0.664223</text:p>
          </table:table-cell>
          <table:table-cell office:value-type="float" office:value="0.391684">
            <text:p>0.391684</text:p>
          </table:table-cell>
          <table:table-cell office:value-type="float" office:value="0.00198828">
            <text:p>0.00198828</text:p>
          </table:table-cell>
          <table:table-cell office:value-type="float" office:value="0.936313">
            <text:p>0.936313</text:p>
          </table:table-cell>
          <table:table-cell office:value-type="float" office:value="0.581409">
            <text:p>0.581409</text:p>
          </table:table-cell>
          <table:table-cell office:value-type="float" office:value="0.28808">
            <text:p>0.28808</text:p>
          </table:table-cell>
          <table:table-cell office:value-type="float" office:value="0.000626182">
            <text:p>0.000626182</text:p>
          </table:table-cell>
          <table:table-cell office:value-type="float" office:value="0.823363">
            <text:p>0.823363</text:p>
          </table:table-cell>
          <table:table-cell office:value-type="float" office:value="0.496527">
            <text:p>0.496527</text:p>
          </table:table-cell>
          <table:table-cell office:value-type="float" office:value="0.347204">
            <text:p>0.347204</text:p>
          </table:table-cell>
          <table:table-cell office:value-type="float" office:value="0.0060103">
            <text:p>0.0060103</text:p>
          </table:table-cell>
          <table:table-cell office:value-type="float" office:value="0.822107">
            <text:p>0.822107</text:p>
          </table:table-cell>
          <table:table-cell office:value-type="float" office:value="0.44511">
            <text:p>0.44511</text:p>
          </table:table-cell>
          <table:table-cell office:value-type="float" office:value="0.289097">
            <text:p>0.289097</text:p>
          </table:table-cell>
          <table:table-cell table:number-columns-repeated="14"/>
        </table:table-row>
        <table:table-row table:style-name="ro1">
          <table:table-cell office:value-type="float" office:value="5.7875">
            <text:p>5.7875</text:p>
          </table:table-cell>
          <table:table-cell office:value-type="float" office:value="0.00540858">
            <text:p>0.00540858</text:p>
          </table:table-cell>
          <table:table-cell office:value-type="float" office:value="1.02166">
            <text:p>1.02166</text:p>
          </table:table-cell>
          <table:table-cell office:value-type="float" office:value="0.663495">
            <text:p>0.663495</text:p>
          </table:table-cell>
          <table:table-cell office:value-type="float" office:value="0.391138">
            <text:p>0.391138</text:p>
          </table:table-cell>
          <table:table-cell office:value-type="float" office:value="0.00227447">
            <text:p>0.00227447</text:p>
          </table:table-cell>
          <table:table-cell office:value-type="float" office:value="0.936495">
            <text:p>0.936495</text:p>
          </table:table-cell>
          <table:table-cell office:value-type="float" office:value="0.580723">
            <text:p>0.580723</text:p>
          </table:table-cell>
          <table:table-cell office:value-type="float" office:value="0.287603">
            <text:p>0.287603</text:p>
          </table:table-cell>
          <table:table-cell office:value-type="float" office:value="0.000582202">
            <text:p>0.000582202</text:p>
          </table:table-cell>
          <table:table-cell office:value-type="float" office:value="0.823498">
            <text:p>0.823498</text:p>
          </table:table-cell>
          <table:table-cell office:value-type="float" office:value="0.495736">
            <text:p>0.495736</text:p>
          </table:table-cell>
          <table:table-cell office:value-type="float" office:value="0.347458">
            <text:p>0.347458</text:p>
          </table:table-cell>
          <table:table-cell office:value-type="float" office:value="0.00556858">
            <text:p>0.00556858</text:p>
          </table:table-cell>
          <table:table-cell office:value-type="float" office:value="0.822063">
            <text:p>0.822063</text:p>
          </table:table-cell>
          <table:table-cell office:value-type="float" office:value="0.444193">
            <text:p>0.444193</text:p>
          </table:table-cell>
          <table:table-cell office:value-type="float" office:value="0.289645">
            <text:p>0.289645</text:p>
          </table:table-cell>
          <table:table-cell table:number-columns-repeated="14"/>
        </table:table-row>
        <table:table-row table:style-name="ro1">
          <table:table-cell office:value-type="float" office:value="5.8125">
            <text:p>5.8125</text:p>
          </table:table-cell>
          <table:table-cell office:value-type="float" office:value="0.00523565">
            <text:p>0.00523565</text:p>
          </table:table-cell>
          <table:table-cell office:value-type="float" office:value="1.02209">
            <text:p>1.02209</text:p>
          </table:table-cell>
          <table:table-cell office:value-type="float" office:value="0.662728">
            <text:p>0.662728</text:p>
          </table:table-cell>
          <table:table-cell office:value-type="float" office:value="0.390606">
            <text:p>0.390606</text:p>
          </table:table-cell>
          <table:table-cell office:value-type="float" office:value="0.00242672">
            <text:p>0.00242672</text:p>
          </table:table-cell>
          <table:table-cell office:value-type="float" office:value="0.936828">
            <text:p>0.936828</text:p>
          </table:table-cell>
          <table:table-cell office:value-type="float" office:value="0.579938">
            <text:p>0.579938</text:p>
          </table:table-cell>
          <table:table-cell office:value-type="float" office:value="0.28747">
            <text:p>0.28747</text:p>
          </table:table-cell>
          <table:table-cell office:value-type="float" office:value="0.000595467">
            <text:p>0.000595467</text:p>
          </table:table-cell>
          <table:table-cell office:value-type="float" office:value="0.823717">
            <text:p>0.823717</text:p>
          </table:table-cell>
          <table:table-cell office:value-type="float" office:value="0.495015">
            <text:p>0.495015</text:p>
          </table:table-cell>
          <table:table-cell office:value-type="float" office:value="0.347785">
            <text:p>0.347785</text:p>
          </table:table-cell>
          <table:table-cell office:value-type="float" office:value="0.0051413">
            <text:p>0.0051413</text:p>
          </table:table-cell>
          <table:table-cell office:value-type="float" office:value="0.82213">
            <text:p>0.82213</text:p>
          </table:table-cell>
          <table:table-cell office:value-type="float" office:value="0.443222">
            <text:p>0.443222</text:p>
          </table:table-cell>
          <table:table-cell office:value-type="float" office:value="0.290036">
            <text:p>0.290036</text:p>
          </table:table-cell>
          <table:table-cell table:number-columns-repeated="14"/>
        </table:table-row>
        <table:table-row table:style-name="ro1">
          <table:table-cell office:value-type="float" office:value="5.8375">
            <text:p>5.8375</text:p>
          </table:table-cell>
          <table:table-cell office:value-type="float" office:value="0.00487118">
            <text:p>0.00487118</text:p>
          </table:table-cell>
          <table:table-cell office:value-type="float" office:value="1.02241">
            <text:p>1.02241</text:p>
          </table:table-cell>
          <table:table-cell office:value-type="float" office:value="0.661893">
            <text:p>0.661893</text:p>
          </table:table-cell>
          <table:table-cell office:value-type="float" office:value="0.390131">
            <text:p>0.390131</text:p>
          </table:table-cell>
          <table:table-cell office:value-type="float" office:value="0.0023964">
            <text:p>0.0023964</text:p>
          </table:table-cell>
          <table:table-cell office:value-type="float" office:value="0.937303">
            <text:p>0.937303</text:p>
          </table:table-cell>
          <table:table-cell office:value-type="float" office:value="0.579164">
            <text:p>0.579164</text:p>
          </table:table-cell>
          <table:table-cell office:value-type="float" office:value="0.287601">
            <text:p>0.287601</text:p>
          </table:table-cell>
          <table:table-cell office:value-type="float" office:value="0.000608815">
            <text:p>0.000608815</text:p>
          </table:table-cell>
          <table:table-cell office:value-type="float" office:value="0.82407">
            <text:p>0.82407</text:p>
          </table:table-cell>
          <table:table-cell office:value-type="float" office:value="0.494258">
            <text:p>0.494258</text:p>
          </table:table-cell>
          <table:table-cell office:value-type="float" office:value="0.348037">
            <text:p>0.348037</text:p>
          </table:table-cell>
          <table:table-cell office:value-type="float" office:value="0.00467865">
            <text:p>0.00467865</text:p>
          </table:table-cell>
          <table:table-cell office:value-type="float" office:value="0.822277">
            <text:p>0.822277</text:p>
          </table:table-cell>
          <table:table-cell office:value-type="float" office:value="0.442366">
            <text:p>0.442366</text:p>
          </table:table-cell>
          <table:table-cell office:value-type="float" office:value="0.290145">
            <text:p>0.290145</text:p>
          </table:table-cell>
          <table:table-cell table:number-columns-repeated="14"/>
        </table:table-row>
        <table:table-row table:style-name="ro1">
          <table:table-cell office:value-type="float" office:value="5.8625">
            <text:p>5.8625</text:p>
          </table:table-cell>
          <table:table-cell office:value-type="float" office:value="0.00439517">
            <text:p>0.00439517</text:p>
          </table:table-cell>
          <table:table-cell office:value-type="float" office:value="1.02267">
            <text:p>1.02267</text:p>
          </table:table-cell>
          <table:table-cell office:value-type="float" office:value="0.661011">
            <text:p>0.661011</text:p>
          </table:table-cell>
          <table:table-cell office:value-type="float" office:value="0.389664">
            <text:p>0.389664</text:p>
          </table:table-cell>
          <table:table-cell office:value-type="float" office:value="0.0022833">
            <text:p>0.0022833</text:p>
          </table:table-cell>
          <table:table-cell office:value-type="float" office:value="0.937943">
            <text:p>0.937943</text:p>
          </table:table-cell>
          <table:table-cell office:value-type="float" office:value="0.578453">
            <text:p>0.578453</text:p>
          </table:table-cell>
          <table:table-cell office:value-type="float" office:value="0.287846">
            <text:p>0.287846</text:p>
          </table:table-cell>
          <table:table-cell office:value-type="float" office:value="0.000592062">
            <text:p>0.000592062</text:p>
          </table:table-cell>
          <table:table-cell office:value-type="float" office:value="0.82442">
            <text:p>0.82442</text:p>
          </table:table-cell>
          <table:table-cell office:value-type="float" office:value="0.493465">
            <text:p>0.493465</text:p>
          </table:table-cell>
          <table:table-cell office:value-type="float" office:value="0.348139">
            <text:p>0.348139</text:p>
          </table:table-cell>
          <table:table-cell office:value-type="float" office:value="0.00424998">
            <text:p>0.00424998</text:p>
          </table:table-cell>
          <table:table-cell office:value-type="float" office:value="0.822355">
            <text:p>0.822355</text:p>
          </table:table-cell>
          <table:table-cell office:value-type="float" office:value="0.441711">
            <text:p>0.441711</text:p>
          </table:table-cell>
          <table:table-cell office:value-type="float" office:value="0.290053">
            <text:p>0.290053</text:p>
          </table:table-cell>
          <table:table-cell table:number-columns-repeated="14"/>
        </table:table-row>
        <table:table-row table:style-name="ro1">
          <table:table-cell office:value-type="float" office:value="5.8875">
            <text:p>5.8875</text:p>
          </table:table-cell>
          <table:table-cell office:value-type="float" office:value="0.0039269">
            <text:p>0.0039269</text:p>
          </table:table-cell>
          <table:table-cell office:value-type="float" office:value="1.02306">
            <text:p>1.02306</text:p>
          </table:table-cell>
          <table:table-cell office:value-type="float" office:value="0.660177">
            <text:p>0.660177</text:p>
          </table:table-cell>
          <table:table-cell office:value-type="float" office:value="0.389101">
            <text:p>0.389101</text:p>
          </table:table-cell>
          <table:table-cell office:value-type="float" office:value="0.00219533">
            <text:p>0.00219533</text:p>
          </table:table-cell>
          <table:table-cell office:value-type="float" office:value="0.938663">
            <text:p>0.938663</text:p>
          </table:table-cell>
          <table:table-cell office:value-type="float" office:value="0.577709">
            <text:p>0.577709</text:p>
          </table:table-cell>
          <table:table-cell office:value-type="float" office:value="0.288118">
            <text:p>0.288118</text:p>
          </table:table-cell>
          <table:table-cell office:value-type="float" office:value="0.000519577">
            <text:p>0.000519577</text:p>
          </table:table-cell>
          <table:table-cell office:value-type="float" office:value="0.8247">
            <text:p>0.8247</text:p>
          </table:table-cell>
          <table:table-cell office:value-type="float" office:value="0.492676">
            <text:p>0.492676</text:p>
          </table:table-cell>
          <table:table-cell office:value-type="float" office:value="0.348074">
            <text:p>0.348074</text:p>
          </table:table-cell>
          <table:table-cell office:value-type="float" office:value="0.0038158">
            <text:p>0.0038158</text:p>
          </table:table-cell>
          <table:table-cell office:value-type="float" office:value="0.822193">
            <text:p>0.822193</text:p>
          </table:table-cell>
          <table:table-cell office:value-type="float" office:value="0.441188">
            <text:p>0.441188</text:p>
          </table:table-cell>
          <table:table-cell office:value-type="float" office:value="0.289849">
            <text:p>0.289849</text:p>
          </table:table-cell>
          <table:table-cell table:number-columns-repeated="14"/>
        </table:table-row>
        <table:table-row table:style-name="ro1">
          <table:table-cell office:value-type="float" office:value="5.9125">
            <text:p>5.9125</text:p>
          </table:table-cell>
          <table:table-cell office:value-type="float" office:value="0.00360053">
            <text:p>0.00360053</text:p>
          </table:table-cell>
          <table:table-cell office:value-type="float" office:value="1.02356">
            <text:p>1.02356</text:p>
          </table:table-cell>
          <table:table-cell office:value-type="float" office:value="0.659333">
            <text:p>0.659333</text:p>
          </table:table-cell>
          <table:table-cell office:value-type="float" office:value="0.388397">
            <text:p>0.388397</text:p>
          </table:table-cell>
          <table:table-cell office:value-type="float" office:value="0.00215885">
            <text:p>0.00215885</text:p>
          </table:table-cell>
          <table:table-cell office:value-type="float" office:value="0.939363">
            <text:p>0.939363</text:p>
          </table:table-cell>
          <table:table-cell office:value-type="float" office:value="0.576881">
            <text:p>0.576881</text:p>
          </table:table-cell>
          <table:table-cell office:value-type="float" office:value="0.288399">
            <text:p>0.288399</text:p>
          </table:table-cell>
          <table:table-cell office:value-type="float" office:value="0.000375845">
            <text:p>0.000375845</text:p>
          </table:table-cell>
          <table:table-cell office:value-type="float" office:value="0.824972">
            <text:p>0.824972</text:p>
          </table:table-cell>
          <table:table-cell office:value-type="float" office:value="0.491984">
            <text:p>0.491984</text:p>
          </table:table-cell>
          <table:table-cell office:value-type="float" office:value="0.347903">
            <text:p>0.347903</text:p>
          </table:table-cell>
          <table:table-cell office:value-type="float" office:value="0.0034554">
            <text:p>0.0034554</text:p>
          </table:table-cell>
          <table:table-cell office:value-type="float" office:value="0.822015">
            <text:p>0.822015</text:p>
          </table:table-cell>
          <table:table-cell office:value-type="float" office:value="0.440697">
            <text:p>0.440697</text:p>
          </table:table-cell>
          <table:table-cell office:value-type="float" office:value="0.289569">
            <text:p>0.289569</text:p>
          </table:table-cell>
          <table:table-cell table:number-columns-repeated="14"/>
        </table:table-row>
        <table:table-row table:style-name="ro1">
          <table:table-cell office:value-type="float" office:value="5.9375">
            <text:p>5.9375</text:p>
          </table:table-cell>
          <table:table-cell office:value-type="float" office:value="0.00344798">
            <text:p>0.00344798</text:p>
          </table:table-cell>
          <table:table-cell office:value-type="float" office:value="1.02401">
            <text:p>1.02401</text:p>
          </table:table-cell>
          <table:table-cell office:value-type="float" office:value="0.65838">
            <text:p>0.65838</text:p>
          </table:table-cell>
          <table:table-cell office:value-type="float" office:value="0.387555">
            <text:p>0.387555</text:p>
          </table:table-cell>
          <table:table-cell office:value-type="float" office:value="0.00216468">
            <text:p>0.00216468</text:p>
          </table:table-cell>
          <table:table-cell office:value-type="float" office:value="0.939925">
            <text:p>0.939925</text:p>
          </table:table-cell>
          <table:table-cell office:value-type="float" office:value="0.576076">
            <text:p>0.576076</text:p>
          </table:table-cell>
          <table:table-cell office:value-type="float" office:value="0.288619">
            <text:p>0.288619</text:p>
          </table:table-cell>
          <table:table-cell office:value-type="float" office:value="0.000194442">
            <text:p>0.000194442</text:p>
          </table:table-cell>
          <table:table-cell office:value-type="float" office:value="0.82529">
            <text:p>0.82529</text:p>
          </table:table-cell>
          <table:table-cell office:value-type="float" office:value="0.491406">
            <text:p>0.491406</text:p>
          </table:table-cell>
          <table:table-cell office:value-type="float" office:value="0.347766">
            <text:p>0.347766</text:p>
          </table:table-cell>
          <table:table-cell office:value-type="float" office:value="0.00341055">
            <text:p>0.00341055</text:p>
          </table:table-cell>
          <table:table-cell office:value-type="float" office:value="0.822018">
            <text:p>0.822018</text:p>
          </table:table-cell>
          <table:table-cell office:value-type="float" office:value="0.440175">
            <text:p>0.440175</text:p>
          </table:table-cell>
          <table:table-cell office:value-type="float" office:value="0.289214">
            <text:p>0.289214</text:p>
          </table:table-cell>
          <table:table-cell table:number-columns-repeated="14"/>
        </table:table-row>
        <table:table-row table:style-name="ro1">
          <table:table-cell office:value-type="float" office:value="5.9625">
            <text:p>5.9625</text:p>
          </table:table-cell>
          <table:table-cell office:value-type="float" office:value="0.0034262">
            <text:p>0.0034262</text:p>
          </table:table-cell>
          <table:table-cell office:value-type="float" office:value="1.02452">
            <text:p>1.02452</text:p>
          </table:table-cell>
          <table:table-cell office:value-type="float" office:value="0.657413">
            <text:p>0.657413</text:p>
          </table:table-cell>
          <table:table-cell office:value-type="float" office:value="0.386567">
            <text:p>0.386567</text:p>
          </table:table-cell>
          <table:table-cell office:value-type="float" office:value="0.00220873">
            <text:p>0.00220873</text:p>
          </table:table-cell>
          <table:table-cell office:value-type="float" office:value="0.94045">
            <text:p>0.94045</text:p>
          </table:table-cell>
          <table:table-cell office:value-type="float" office:value="0.575365">
            <text:p>0.575365</text:p>
          </table:table-cell>
          <table:table-cell office:value-type="float" office:value="0.28882">
            <text:p>0.28882</text:p>
          </table:table-cell>
          <table:table-cell table:style-name="ce1" office:value-type="float" office:value="0.0000366007">
            <text:p>3.66E-005</text:p>
          </table:table-cell>
          <table:table-cell office:value-type="float" office:value="0.825603">
            <text:p>0.825603</text:p>
          </table:table-cell>
          <table:table-cell office:value-type="float" office:value="0.490979">
            <text:p>0.490979</text:p>
          </table:table-cell>
          <table:table-cell office:value-type="float" office:value="0.347611">
            <text:p>0.347611</text:p>
          </table:table-cell>
          <table:table-cell office:value-type="float" office:value="0.00366938">
            <text:p>0.00366938</text:p>
          </table:table-cell>
          <table:table-cell office:value-type="float" office:value="0.822185">
            <text:p>0.822185</text:p>
          </table:table-cell>
          <table:table-cell office:value-type="float" office:value="0.439563">
            <text:p>0.439563</text:p>
          </table:table-cell>
          <table:table-cell office:value-type="float" office:value="0.288713">
            <text:p>0.288713</text:p>
          </table:table-cell>
          <table:table-cell table:number-columns-repeated="14"/>
        </table:table-row>
        <table:table-row table:style-name="ro1">
          <table:table-cell office:value-type="float" office:value="5.9875">
            <text:p>5.9875</text:p>
          </table:table-cell>
          <table:table-cell office:value-type="float" office:value="0.00355625">
            <text:p>0.00355625</text:p>
          </table:table-cell>
          <table:table-cell office:value-type="float" office:value="1.02502">
            <text:p>1.02502</text:p>
          </table:table-cell>
          <table:table-cell office:value-type="float" office:value="0.656516">
            <text:p>0.656516</text:p>
          </table:table-cell>
          <table:table-cell office:value-type="float" office:value="0.385513">
            <text:p>0.385513</text:p>
          </table:table-cell>
          <table:table-cell office:value-type="float" office:value="0.00231705">
            <text:p>0.00231705</text:p>
          </table:table-cell>
          <table:table-cell office:value-type="float" office:value="0.940938">
            <text:p>0.940938</text:p>
          </table:table-cell>
          <table:table-cell office:value-type="float" office:value="0.574785">
            <text:p>0.574785</text:p>
          </table:table-cell>
          <table:table-cell office:value-type="float" office:value="0.289081">
            <text:p>0.289081</text:p>
          </table:table-cell>
          <table:table-cell office:value-type="float" office:value="-0.000101386">
            <text:p>-0.000101386</text:p>
          </table:table-cell>
          <table:table-cell office:value-type="float" office:value="0.82589">
            <text:p>0.82589</text:p>
          </table:table-cell>
          <table:table-cell office:value-type="float" office:value="0.490744">
            <text:p>0.490744</text:p>
          </table:table-cell>
          <table:table-cell office:value-type="float" office:value="0.34731">
            <text:p>0.34731</text:p>
          </table:table-cell>
          <table:table-cell office:value-type="float" office:value="0.00405817">
            <text:p>0.00405817</text:p>
          </table:table-cell>
          <table:table-cell office:value-type="float" office:value="0.822407">
            <text:p>0.822407</text:p>
          </table:table-cell>
          <table:table-cell office:value-type="float" office:value="0.438845">
            <text:p>0.438845</text:p>
          </table:table-cell>
          <table:table-cell office:value-type="float" office:value="0.288137">
            <text:p>0.288137</text:p>
          </table:table-cell>
          <table:table-cell table:number-columns-repeated="14"/>
        </table:table-row>
        <table:table-row table:style-name="ro1">
          <table:table-cell office:value-type="float" office:value="6.0125">
            <text:p>6.0125</text:p>
          </table:table-cell>
          <table:table-cell office:value-type="float" office:value="0.00381702">
            <text:p>0.00381702</text:p>
          </table:table-cell>
          <table:table-cell office:value-type="float" office:value="1.02543">
            <text:p>1.02543</text:p>
          </table:table-cell>
          <table:table-cell office:value-type="float" office:value="0.65574">
            <text:p>0.65574</text:p>
          </table:table-cell>
          <table:table-cell office:value-type="float" office:value="0.384546">
            <text:p>0.384546</text:p>
          </table:table-cell>
          <table:table-cell office:value-type="float" office:value="0.00239457">
            <text:p>0.00239457</text:p>
          </table:table-cell>
          <table:table-cell office:value-type="float" office:value="0.941363">
            <text:p>0.941363</text:p>
          </table:table-cell>
          <table:table-cell office:value-type="float" office:value="0.574401">
            <text:p>0.574401</text:p>
          </table:table-cell>
          <table:table-cell office:value-type="float" office:value="0.289328">
            <text:p>0.289328</text:p>
          </table:table-cell>
          <table:table-cell office:value-type="float" office:value="-0.000274547">
            <text:p>-0.000274547</text:p>
          </table:table-cell>
          <table:table-cell office:value-type="float" office:value="0.826143">
            <text:p>0.826143</text:p>
          </table:table-cell>
          <table:table-cell office:value-type="float" office:value="0.490662">
            <text:p>0.490662</text:p>
          </table:table-cell>
          <table:table-cell office:value-type="float" office:value="0.346925">
            <text:p>0.346925</text:p>
          </table:table-cell>
          <table:table-cell office:value-type="float" office:value="0.00442485">
            <text:p>0.00442485</text:p>
          </table:table-cell>
          <table:table-cell office:value-type="float" office:value="0.822455">
            <text:p>0.822455</text:p>
          </table:table-cell>
          <table:table-cell office:value-type="float" office:value="0.438066">
            <text:p>0.438066</text:p>
          </table:table-cell>
          <table:table-cell office:value-type="float" office:value="0.287662">
            <text:p>0.287662</text:p>
          </table:table-cell>
          <table:table-cell table:number-columns-repeated="14"/>
        </table:table-row>
        <table:table-row table:style-name="ro1">
          <table:table-cell office:value-type="float" office:value="6.0375">
            <text:p>6.0375</text:p>
          </table:table-cell>
          <table:table-cell office:value-type="float" office:value="0.00413105">
            <text:p>0.00413105</text:p>
          </table:table-cell>
          <table:table-cell office:value-type="float" office:value="1.02576">
            <text:p>1.02576</text:p>
          </table:table-cell>
          <table:table-cell office:value-type="float" office:value="0.654996">
            <text:p>0.654996</text:p>
          </table:table-cell>
          <table:table-cell office:value-type="float" office:value="0.383846">
            <text:p>0.383846</text:p>
          </table:table-cell>
          <table:table-cell office:value-type="float" office:value="0.00232613">
            <text:p>0.00232613</text:p>
          </table:table-cell>
          <table:table-cell office:value-type="float" office:value="0.94174">
            <text:p>0.94174</text:p>
          </table:table-cell>
          <table:table-cell office:value-type="float" office:value="0.574239">
            <text:p>0.574239</text:p>
          </table:table-cell>
          <table:table-cell office:value-type="float" office:value="0.289476">
            <text:p>0.289476</text:p>
          </table:table-cell>
          <table:table-cell office:value-type="float" office:value="-0.000513123">
            <text:p>-0.000513123</text:p>
          </table:table-cell>
          <table:table-cell office:value-type="float" office:value="0.826305">
            <text:p>0.826305</text:p>
          </table:table-cell>
          <table:table-cell office:value-type="float" office:value="0.490612">
            <text:p>0.490612</text:p>
          </table:table-cell>
          <table:table-cell office:value-type="float" office:value="0.34657">
            <text:p>0.34657</text:p>
          </table:table-cell>
          <table:table-cell office:value-type="float" office:value="0.00463623">
            <text:p>0.00463623</text:p>
          </table:table-cell>
          <table:table-cell office:value-type="float" office:value="0.822425">
            <text:p>0.822425</text:p>
          </table:table-cell>
          <table:table-cell office:value-type="float" office:value="0.437269">
            <text:p>0.437269</text:p>
          </table:table-cell>
          <table:table-cell office:value-type="float" office:value="0.287378">
            <text:p>0.287378</text:p>
          </table:table-cell>
          <table:table-cell table:number-columns-repeated="14"/>
        </table:table-row>
        <table:table-row table:style-name="ro1">
          <table:table-cell office:value-type="float" office:value="6.0625">
            <text:p>6.0625</text:p>
          </table:table-cell>
          <table:table-cell office:value-type="float" office:value="0.00440537">
            <text:p>0.00440537</text:p>
          </table:table-cell>
          <table:table-cell office:value-type="float" office:value="1.02612">
            <text:p>1.02612</text:p>
          </table:table-cell>
          <table:table-cell office:value-type="float" office:value="0.654251">
            <text:p>0.654251</text:p>
          </table:table-cell>
          <table:table-cell office:value-type="float" office:value="0.383393">
            <text:p>0.383393</text:p>
          </table:table-cell>
          <table:table-cell office:value-type="float" office:value="0.00213702">
            <text:p>0.00213702</text:p>
          </table:table-cell>
          <table:table-cell office:value-type="float" office:value="0.941955">
            <text:p>0.941955</text:p>
          </table:table-cell>
          <table:table-cell office:value-type="float" office:value="0.574098">
            <text:p>0.574098</text:p>
          </table:table-cell>
          <table:table-cell office:value-type="float" office:value="0.289579">
            <text:p>0.289579</text:p>
          </table:table-cell>
          <table:table-cell office:value-type="float" office:value="-0.000748067">
            <text:p>-0.000748067</text:p>
          </table:table-cell>
          <table:table-cell office:value-type="float" office:value="0.82643">
            <text:p>0.82643</text:p>
          </table:table-cell>
          <table:table-cell office:value-type="float" office:value="0.490501">
            <text:p>0.490501</text:p>
          </table:table-cell>
          <table:table-cell office:value-type="float" office:value="0.346254">
            <text:p>0.346254</text:p>
          </table:table-cell>
          <table:table-cell office:value-type="float" office:value="0.00464858">
            <text:p>0.00464858</text:p>
          </table:table-cell>
          <table:table-cell office:value-type="float" office:value="0.822265">
            <text:p>0.822265</text:p>
          </table:table-cell>
          <table:table-cell office:value-type="float" office:value="0.436537">
            <text:p>0.436537</text:p>
          </table:table-cell>
          <table:table-cell office:value-type="float" office:value="0.287182">
            <text:p>0.287182</text:p>
          </table:table-cell>
          <table:table-cell table:number-columns-repeated="14"/>
        </table:table-row>
        <table:table-row table:style-name="ro1">
          <table:table-cell office:value-type="float" office:value="6.0875">
            <text:p>6.0875</text:p>
          </table:table-cell>
          <table:table-cell office:value-type="float" office:value="0.00462472">
            <text:p>0.00462472</text:p>
          </table:table-cell>
          <table:table-cell office:value-type="float" office:value="1.02637">
            <text:p>1.02637</text:p>
          </table:table-cell>
          <table:table-cell office:value-type="float" office:value="0.653486">
            <text:p>0.653486</text:p>
          </table:table-cell>
          <table:table-cell office:value-type="float" office:value="0.383105">
            <text:p>0.383105</text:p>
          </table:table-cell>
          <table:table-cell office:value-type="float" office:value="0.00192818">
            <text:p>0.00192818</text:p>
          </table:table-cell>
          <table:table-cell office:value-type="float" office:value="0.942078">
            <text:p>0.942078</text:p>
          </table:table-cell>
          <table:table-cell office:value-type="float" office:value="0.57376">
            <text:p>0.57376</text:p>
          </table:table-cell>
          <table:table-cell office:value-type="float" office:value="0.28978">
            <text:p>0.28978</text:p>
          </table:table-cell>
          <table:table-cell office:value-type="float" office:value="-0.000858853">
            <text:p>-0.000858853</text:p>
          </table:table-cell>
          <table:table-cell office:value-type="float" office:value="0.826548">
            <text:p>0.826548</text:p>
          </table:table-cell>
          <table:table-cell office:value-type="float" office:value="0.490279">
            <text:p>0.490279</text:p>
          </table:table-cell>
          <table:table-cell office:value-type="float" office:value="0.346061">
            <text:p>0.346061</text:p>
          </table:table-cell>
          <table:table-cell office:value-type="float" office:value="0.00455573">
            <text:p>0.00455573</text:p>
          </table:table-cell>
          <table:table-cell office:value-type="float" office:value="0.822103">
            <text:p>0.822103</text:p>
          </table:table-cell>
          <table:table-cell office:value-type="float" office:value="0.435913">
            <text:p>0.435913</text:p>
          </table:table-cell>
          <table:table-cell office:value-type="float" office:value="0.28692">
            <text:p>0.28692</text:p>
          </table:table-cell>
          <table:table-cell table:number-columns-repeated="14"/>
        </table:table-row>
        <table:table-row table:style-name="ro1">
          <table:table-cell office:value-type="float" office:value="6.1125">
            <text:p>6.1125</text:p>
          </table:table-cell>
          <table:table-cell office:value-type="float" office:value="0.00481557">
            <text:p>0.00481557</text:p>
          </table:table-cell>
          <table:table-cell office:value-type="float" office:value="1.02656">
            <text:p>1.02656</text:p>
          </table:table-cell>
          <table:table-cell office:value-type="float" office:value="0.65264">
            <text:p>0.65264</text:p>
          </table:table-cell>
          <table:table-cell office:value-type="float" office:value="0.38285">
            <text:p>0.38285</text:p>
          </table:table-cell>
          <table:table-cell office:value-type="float" office:value="0.00180382">
            <text:p>0.00180382</text:p>
          </table:table-cell>
          <table:table-cell office:value-type="float" office:value="0.942252">
            <text:p>0.942252</text:p>
          </table:table-cell>
          <table:table-cell office:value-type="float" office:value="0.573086">
            <text:p>0.573086</text:p>
          </table:table-cell>
          <table:table-cell office:value-type="float" office:value="0.29019">
            <text:p>0.29019</text:p>
          </table:table-cell>
          <table:table-cell office:value-type="float" office:value="-0.00085571">
            <text:p>-0.00085571</text:p>
          </table:table-cell>
          <table:table-cell office:value-type="float" office:value="0.826808">
            <text:p>0.826808</text:p>
          </table:table-cell>
          <table:table-cell office:value-type="float" office:value="0.490011">
            <text:p>0.490011</text:p>
          </table:table-cell>
          <table:table-cell office:value-type="float" office:value="0.346044">
            <text:p>0.346044</text:p>
          </table:table-cell>
          <table:table-cell office:value-type="float" office:value="0.00450848">
            <text:p>0.00450848</text:p>
          </table:table-cell>
          <table:table-cell office:value-type="float" office:value="0.82205">
            <text:p>0.82205</text:p>
          </table:table-cell>
          <table:table-cell office:value-type="float" office:value="0.435367">
            <text:p>0.435367</text:p>
          </table:table-cell>
          <table:table-cell office:value-type="float" office:value="0.286533">
            <text:p>0.286533</text:p>
          </table:table-cell>
          <table:table-cell table:number-columns-repeated="14"/>
        </table:table-row>
        <table:table-row table:style-name="ro1">
          <table:table-cell office:value-type="float" office:value="6.1375">
            <text:p>6.1375</text:p>
          </table:table-cell>
          <table:table-cell office:value-type="float" office:value="0.00493553">
            <text:p>0.00493553</text:p>
          </table:table-cell>
          <table:table-cell office:value-type="float" office:value="1.0268">
            <text:p>1.0268</text:p>
          </table:table-cell>
          <table:table-cell office:value-type="float" office:value="0.65169">
            <text:p>0.65169</text:p>
          </table:table-cell>
          <table:table-cell office:value-type="float" office:value="0.382586">
            <text:p>0.382586</text:p>
          </table:table-cell>
          <table:table-cell office:value-type="float" office:value="0.00179382">
            <text:p>0.00179382</text:p>
          </table:table-cell>
          <table:table-cell office:value-type="float" office:value="0.942492">
            <text:p>0.942492</text:p>
          </table:table-cell>
          <table:table-cell office:value-type="float" office:value="0.572264">
            <text:p>0.572264</text:p>
          </table:table-cell>
          <table:table-cell office:value-type="float" office:value="0.290744">
            <text:p>0.290744</text:p>
          </table:table-cell>
          <table:table-cell office:value-type="float" office:value="-0.000798497">
            <text:p>-0.000798497</text:p>
          </table:table-cell>
          <table:table-cell office:value-type="float" office:value="0.827088">
            <text:p>0.827088</text:p>
          </table:table-cell>
          <table:table-cell office:value-type="float" office:value="0.489821">
            <text:p>0.489821</text:p>
          </table:table-cell>
          <table:table-cell office:value-type="float" office:value="0.346172">
            <text:p>0.346172</text:p>
          </table:table-cell>
          <table:table-cell office:value-type="float" office:value="0.00460035">
            <text:p>0.00460035</text:p>
          </table:table-cell>
          <table:table-cell office:value-type="float" office:value="0.822165">
            <text:p>0.822165</text:p>
          </table:table-cell>
          <table:table-cell office:value-type="float" office:value="0.434857">
            <text:p>0.434857</text:p>
          </table:table-cell>
          <table:table-cell office:value-type="float" office:value="0.286108">
            <text:p>0.286108</text:p>
          </table:table-cell>
          <table:table-cell table:number-columns-repeated="14"/>
        </table:table-row>
        <table:table-row table:style-name="ro1">
          <table:table-cell office:value-type="float" office:value="6.1625">
            <text:p>6.1625</text:p>
          </table:table-cell>
          <table:table-cell office:value-type="float" office:value="0.0049133">
            <text:p>0.0049133</text:p>
          </table:table-cell>
          <table:table-cell office:value-type="float" office:value="1.02717">
            <text:p>1.02717</text:p>
          </table:table-cell>
          <table:table-cell office:value-type="float" office:value="0.650624">
            <text:p>0.650624</text:p>
          </table:table-cell>
          <table:table-cell office:value-type="float" office:value="0.382319">
            <text:p>0.382319</text:p>
          </table:table-cell>
          <table:table-cell office:value-type="float" office:value="0.00182603">
            <text:p>0.00182603</text:p>
          </table:table-cell>
          <table:table-cell office:value-type="float" office:value="0.942698">
            <text:p>0.942698</text:p>
          </table:table-cell>
          <table:table-cell office:value-type="float" office:value="0.571443">
            <text:p>0.571443</text:p>
          </table:table-cell>
          <table:table-cell office:value-type="float" office:value="0.291388">
            <text:p>0.291388</text:p>
          </table:table-cell>
          <table:table-cell office:value-type="float" office:value="-0.000704088">
            <text:p>-0.000704088</text:p>
          </table:table-cell>
          <table:table-cell office:value-type="float" office:value="0.827382">
            <text:p>0.827382</text:p>
          </table:table-cell>
          <table:table-cell office:value-type="float" office:value="0.489747">
            <text:p>0.489747</text:p>
          </table:table-cell>
          <table:table-cell office:value-type="float" office:value="0.346325">
            <text:p>0.346325</text:p>
          </table:table-cell>
          <table:table-cell office:value-type="float" office:value="0.0048276">
            <text:p>0.0048276</text:p>
          </table:table-cell>
          <table:table-cell office:value-type="float" office:value="0.822433">
            <text:p>0.822433</text:p>
          </table:table-cell>
          <table:table-cell office:value-type="float" office:value="0.434298">
            <text:p>0.434298</text:p>
          </table:table-cell>
          <table:table-cell office:value-type="float" office:value="0.285812">
            <text:p>0.285812</text:p>
          </table:table-cell>
          <table:table-cell table:number-columns-repeated="14"/>
        </table:table-row>
        <table:table-row table:style-name="ro1">
          <table:table-cell office:value-type="float" office:value="6.1875">
            <text:p>6.1875</text:p>
          </table:table-cell>
          <table:table-cell office:value-type="float" office:value="0.00471277">
            <text:p>0.00471277</text:p>
          </table:table-cell>
          <table:table-cell office:value-type="float" office:value="1.0276">
            <text:p>1.0276</text:p>
          </table:table-cell>
          <table:table-cell office:value-type="float" office:value="0.649536">
            <text:p>0.649536</text:p>
          </table:table-cell>
          <table:table-cell office:value-type="float" office:value="0.382042">
            <text:p>0.382042</text:p>
          </table:table-cell>
          <table:table-cell office:value-type="float" office:value="0.00186918">
            <text:p>0.00186918</text:p>
          </table:table-cell>
          <table:table-cell office:value-type="float" office:value="0.942777">
            <text:p>0.942777</text:p>
          </table:table-cell>
          <table:table-cell office:value-type="float" office:value="0.570699">
            <text:p>0.570699</text:p>
          </table:table-cell>
          <table:table-cell office:value-type="float" office:value="0.292117">
            <text:p>0.292117</text:p>
          </table:table-cell>
          <table:table-cell office:value-type="float" office:value="-0.00063583">
            <text:p>-0.00063583</text:p>
          </table:table-cell>
          <table:table-cell office:value-type="float" office:value="0.827642">
            <text:p>0.827642</text:p>
          </table:table-cell>
          <table:table-cell office:value-type="float" office:value="0.489633">
            <text:p>0.489633</text:p>
          </table:table-cell>
          <table:table-cell office:value-type="float" office:value="0.346316">
            <text:p>0.346316</text:p>
          </table:table-cell>
          <table:table-cell office:value-type="float" office:value="0.00521895">
            <text:p>0.00521895</text:p>
          </table:table-cell>
          <table:table-cell office:value-type="float" office:value="0.822802">
            <text:p>0.822802</text:p>
          </table:table-cell>
          <table:table-cell office:value-type="float" office:value="0.433566">
            <text:p>0.433566</text:p>
          </table:table-cell>
          <table:table-cell office:value-type="float" office:value="0.285716">
            <text:p>0.285716</text:p>
          </table:table-cell>
          <table:table-cell table:number-columns-repeated="14"/>
        </table:table-row>
        <table:table-row table:style-name="ro1">
          <table:table-cell office:value-type="float" office:value="6.2125">
            <text:p>6.2125</text:p>
          </table:table-cell>
          <table:table-cell office:value-type="float" office:value="0.00434345">
            <text:p>0.00434345</text:p>
          </table:table-cell>
          <table:table-cell office:value-type="float" office:value="1.02815">
            <text:p>1.02815</text:p>
          </table:table-cell>
          <table:table-cell office:value-type="float" office:value="0.648475">
            <text:p>0.648475</text:p>
          </table:table-cell>
          <table:table-cell office:value-type="float" office:value="0.381759">
            <text:p>0.381759</text:p>
          </table:table-cell>
          <table:table-cell office:value-type="float" office:value="0.00192143">
            <text:p>0.00192143</text:p>
          </table:table-cell>
          <table:table-cell office:value-type="float" office:value="0.942692">
            <text:p>0.942692</text:p>
          </table:table-cell>
          <table:table-cell office:value-type="float" office:value="0.570007">
            <text:p>0.570007</text:p>
          </table:table-cell>
          <table:table-cell office:value-type="float" office:value="0.2929">
            <text:p>0.2929</text:p>
          </table:table-cell>
          <table:table-cell office:value-type="float" office:value="-0.00057788">
            <text:p>-0.00057788</text:p>
          </table:table-cell>
          <table:table-cell office:value-type="float" office:value="0.827838">
            <text:p>0.827838</text:p>
          </table:table-cell>
          <table:table-cell office:value-type="float" office:value="0.489382">
            <text:p>0.489382</text:p>
          </table:table-cell>
          <table:table-cell office:value-type="float" office:value="0.346055">
            <text:p>0.346055</text:p>
          </table:table-cell>
          <table:table-cell office:value-type="float" office:value="0.0057786">
            <text:p>0.0057786</text:p>
          </table:table-cell>
          <table:table-cell office:value-type="float" office:value="0.823125">
            <text:p>0.823125</text:p>
          </table:table-cell>
          <table:table-cell office:value-type="float" office:value="0.432607">
            <text:p>0.432607</text:p>
          </table:table-cell>
          <table:table-cell office:value-type="float" office:value="0.285783">
            <text:p>0.285783</text:p>
          </table:table-cell>
          <table:table-cell table:number-columns-repeated="14"/>
        </table:table-row>
        <table:table-row table:style-name="ro1">
          <table:table-cell office:value-type="float" office:value="6.2375">
            <text:p>6.2375</text:p>
          </table:table-cell>
          <table:table-cell office:value-type="float" office:value="0.00385722">
            <text:p>0.00385722</text:p>
          </table:table-cell>
          <table:table-cell office:value-type="float" office:value="1.02866">
            <text:p>1.02866</text:p>
          </table:table-cell>
          <table:table-cell office:value-type="float" office:value="0.647446">
            <text:p>0.647446</text:p>
          </table:table-cell>
          <table:table-cell office:value-type="float" office:value="0.381551">
            <text:p>0.381551</text:p>
          </table:table-cell>
          <table:table-cell office:value-type="float" office:value="0.0020406">
            <text:p>0.0020406</text:p>
          </table:table-cell>
          <table:table-cell office:value-type="float" office:value="0.942643">
            <text:p>0.942643</text:p>
          </table:table-cell>
          <table:table-cell office:value-type="float" office:value="0.56932">
            <text:p>0.56932</text:p>
          </table:table-cell>
          <table:table-cell office:value-type="float" office:value="0.29353">
            <text:p>0.29353</text:p>
          </table:table-cell>
          <table:table-cell office:value-type="float" office:value="-0.000497605">
            <text:p>-0.000497605</text:p>
          </table:table-cell>
          <table:table-cell office:value-type="float" office:value="0.828045">
            <text:p>0.828045</text:p>
          </table:table-cell>
          <table:table-cell office:value-type="float" office:value="0.489121">
            <text:p>0.489121</text:p>
          </table:table-cell>
          <table:table-cell office:value-type="float" office:value="0.345543">
            <text:p>0.345543</text:p>
          </table:table-cell>
          <table:table-cell office:value-type="float" office:value="0.00641842">
            <text:p>0.00641842</text:p>
          </table:table-cell>
          <table:table-cell office:value-type="float" office:value="0.823335">
            <text:p>0.823335</text:p>
          </table:table-cell>
          <table:table-cell office:value-type="float" office:value="0.43153">
            <text:p>0.43153</text:p>
          </table:table-cell>
          <table:table-cell office:value-type="float" office:value="0.28584">
            <text:p>0.28584</text:p>
          </table:table-cell>
          <table:table-cell table:number-columns-repeated="14"/>
        </table:table-row>
        <table:table-row table:style-name="ro1">
          <table:table-cell office:value-type="float" office:value="6.2625">
            <text:p>6.2625</text:p>
          </table:table-cell>
          <table:table-cell office:value-type="float" office:value="0.00345353">
            <text:p>0.00345353</text:p>
          </table:table-cell>
          <table:table-cell office:value-type="float" office:value="1.02906">
            <text:p>1.02906</text:p>
          </table:table-cell>
          <table:table-cell office:value-type="float" office:value="0.646445">
            <text:p>0.646445</text:p>
          </table:table-cell>
          <table:table-cell office:value-type="float" office:value="0.381448">
            <text:p>0.381448</text:p>
          </table:table-cell>
          <table:table-cell office:value-type="float" office:value="0.00218608">
            <text:p>0.00218608</text:p>
          </table:table-cell>
          <table:table-cell office:value-type="float" office:value="0.942677">
            <text:p>0.942677</text:p>
          </table:table-cell>
          <table:table-cell office:value-type="float" office:value="0.568631">
            <text:p>0.568631</text:p>
          </table:table-cell>
          <table:table-cell office:value-type="float" office:value="0.293871">
            <text:p>0.293871</text:p>
          </table:table-cell>
          <table:table-cell office:value-type="float" office:value="-0.000477975">
            <text:p>-0.000477975</text:p>
          </table:table-cell>
          <table:table-cell office:value-type="float" office:value="0.828238">
            <text:p>0.828238</text:p>
          </table:table-cell>
          <table:table-cell office:value-type="float" office:value="0.488978">
            <text:p>0.488978</text:p>
          </table:table-cell>
          <table:table-cell office:value-type="float" office:value="0.344848">
            <text:p>0.344848</text:p>
          </table:table-cell>
          <table:table-cell office:value-type="float" office:value="0.00707148">
            <text:p>0.00707148</text:p>
          </table:table-cell>
          <table:table-cell office:value-type="float" office:value="0.823353">
            <text:p>0.823353</text:p>
          </table:table-cell>
          <table:table-cell office:value-type="float" office:value="0.430573">
            <text:p>0.430573</text:p>
          </table:table-cell>
          <table:table-cell office:value-type="float" office:value="0.285685">
            <text:p>0.285685</text:p>
          </table:table-cell>
          <table:table-cell table:number-columns-repeated="14"/>
        </table:table-row>
        <table:table-row table:style-name="ro1">
          <table:table-cell office:value-type="float" office:value="6.2875">
            <text:p>6.2875</text:p>
          </table:table-cell>
          <table:table-cell office:value-type="float" office:value="0.00323363">
            <text:p>0.00323363</text:p>
          </table:table-cell>
          <table:table-cell office:value-type="float" office:value="1.02953">
            <text:p>1.02953</text:p>
          </table:table-cell>
          <table:table-cell office:value-type="float" office:value="0.64551">
            <text:p>0.64551</text:p>
          </table:table-cell>
          <table:table-cell office:value-type="float" office:value="0.381437">
            <text:p>0.381437</text:p>
          </table:table-cell>
          <table:table-cell office:value-type="float" office:value="0.0022929">
            <text:p>0.0022929</text:p>
          </table:table-cell>
          <table:table-cell office:value-type="float" office:value="0.942775">
            <text:p>0.942775</text:p>
          </table:table-cell>
          <table:table-cell office:value-type="float" office:value="0.567976">
            <text:p>0.567976</text:p>
          </table:table-cell>
          <table:table-cell office:value-type="float" office:value="0.294045">
            <text:p>0.294045</text:p>
          </table:table-cell>
          <table:table-cell office:value-type="float" office:value="-0.000586422">
            <text:p>-0.000586422</text:p>
          </table:table-cell>
          <table:table-cell office:value-type="float" office:value="0.82859">
            <text:p>0.82859</text:p>
          </table:table-cell>
          <table:table-cell office:value-type="float" office:value="0.488846">
            <text:p>0.488846</text:p>
          </table:table-cell>
          <table:table-cell office:value-type="float" office:value="0.344111">
            <text:p>0.344111</text:p>
          </table:table-cell>
          <table:table-cell office:value-type="float" office:value="0.00770978">
            <text:p>0.00770978</text:p>
          </table:table-cell>
          <table:table-cell office:value-type="float" office:value="0.823313">
            <text:p>0.823313</text:p>
          </table:table-cell>
          <table:table-cell office:value-type="float" office:value="0.429841">
            <text:p>0.429841</text:p>
          </table:table-cell>
          <table:table-cell office:value-type="float" office:value="0.285287">
            <text:p>0.285287</text:p>
          </table:table-cell>
          <table:table-cell table:number-columns-repeated="14"/>
        </table:table-row>
        <table:table-row table:style-name="ro1">
          <table:table-cell office:value-type="float" office:value="6.3125">
            <text:p>6.3125</text:p>
          </table:table-cell>
          <table:table-cell office:value-type="float" office:value="0.00312268">
            <text:p>0.00312268</text:p>
          </table:table-cell>
          <table:table-cell office:value-type="float" office:value="1.02994">
            <text:p>1.02994</text:p>
          </table:table-cell>
          <table:table-cell office:value-type="float" office:value="0.644673">
            <text:p>0.644673</text:p>
          </table:table-cell>
          <table:table-cell office:value-type="float" office:value="0.38153">
            <text:p>0.38153</text:p>
          </table:table-cell>
          <table:table-cell office:value-type="float" office:value="0.00234998">
            <text:p>0.00234998</text:p>
          </table:table-cell>
          <table:table-cell office:value-type="float" office:value="0.943013">
            <text:p>0.943013</text:p>
          </table:table-cell>
          <table:table-cell office:value-type="float" office:value="0.567326">
            <text:p>0.567326</text:p>
          </table:table-cell>
          <table:table-cell office:value-type="float" office:value="0.294139">
            <text:p>0.294139</text:p>
          </table:table-cell>
          <table:table-cell office:value-type="float" office:value="-0.000789482">
            <text:p>-0.000789482</text:p>
          </table:table-cell>
          <table:table-cell office:value-type="float" office:value="0.828993">
            <text:p>0.828993</text:p>
          </table:table-cell>
          <table:table-cell office:value-type="float" office:value="0.48862">
            <text:p>0.48862</text:p>
          </table:table-cell>
          <table:table-cell office:value-type="float" office:value="0.343454">
            <text:p>0.343454</text:p>
          </table:table-cell>
          <table:table-cell office:value-type="float" office:value="0.00826965">
            <text:p>0.00826965</text:p>
          </table:table-cell>
          <table:table-cell office:value-type="float" office:value="0.823203">
            <text:p>0.823203</text:p>
          </table:table-cell>
          <table:table-cell office:value-type="float" office:value="0.429331">
            <text:p>0.429331</text:p>
          </table:table-cell>
          <table:table-cell office:value-type="float" office:value="0.284664">
            <text:p>0.284664</text:p>
          </table:table-cell>
          <table:table-cell table:number-columns-repeated="14"/>
        </table:table-row>
        <table:table-row table:style-name="ro1">
          <table:table-cell office:value-type="float" office:value="6.3375">
            <text:p>6.3375</text:p>
          </table:table-cell>
          <table:table-cell office:value-type="float" office:value="0.00307243">
            <text:p>0.00307243</text:p>
          </table:table-cell>
          <table:table-cell office:value-type="float" office:value="1.03025">
            <text:p>1.03025</text:p>
          </table:table-cell>
          <table:table-cell office:value-type="float" office:value="0.644004">
            <text:p>0.644004</text:p>
          </table:table-cell>
          <table:table-cell office:value-type="float" office:value="0.381577">
            <text:p>0.381577</text:p>
          </table:table-cell>
          <table:table-cell office:value-type="float" office:value="0.0022857">
            <text:p>0.0022857</text:p>
          </table:table-cell>
          <table:table-cell office:value-type="float" office:value="0.943235">
            <text:p>0.943235</text:p>
          </table:table-cell>
          <table:table-cell office:value-type="float" office:value="0.566576">
            <text:p>0.566576</text:p>
          </table:table-cell>
          <table:table-cell office:value-type="float" office:value="0.294177">
            <text:p>0.294177</text:p>
          </table:table-cell>
          <table:table-cell office:value-type="float" office:value="-0.00100064">
            <text:p>-0.00100064</text:p>
          </table:table-cell>
          <table:table-cell office:value-type="float" office:value="0.82938">
            <text:p>0.82938</text:p>
          </table:table-cell>
          <table:table-cell office:value-type="float" office:value="0.488261">
            <text:p>0.488261</text:p>
          </table:table-cell>
          <table:table-cell office:value-type="float" office:value="0.342922">
            <text:p>0.342922</text:p>
          </table:table-cell>
          <table:table-cell office:value-type="float" office:value="0.00867722">
            <text:p>0.00867722</text:p>
          </table:table-cell>
          <table:table-cell office:value-type="float" office:value="0.823065">
            <text:p>0.823065</text:p>
          </table:table-cell>
          <table:table-cell office:value-type="float" office:value="0.429009">
            <text:p>0.429009</text:p>
          </table:table-cell>
          <table:table-cell office:value-type="float" office:value="0.283832">
            <text:p>0.283832</text:p>
          </table:table-cell>
          <table:table-cell table:number-columns-repeated="14"/>
        </table:table-row>
        <table:table-row table:style-name="ro1">
          <table:table-cell office:value-type="float" office:value="6.3625">
            <text:p>6.3625</text:p>
          </table:table-cell>
          <table:table-cell office:value-type="float" office:value="0.00317165">
            <text:p>0.00317165</text:p>
          </table:table-cell>
          <table:table-cell office:value-type="float" office:value="1.03054">
            <text:p>1.03054</text:p>
          </table:table-cell>
          <table:table-cell office:value-type="float" office:value="0.643478">
            <text:p>0.643478</text:p>
          </table:table-cell>
          <table:table-cell office:value-type="float" office:value="0.381582">
            <text:p>0.381582</text:p>
          </table:table-cell>
          <table:table-cell office:value-type="float" office:value="0.00211487">
            <text:p>0.00211487</text:p>
          </table:table-cell>
          <table:table-cell office:value-type="float" office:value="0.943427">
            <text:p>0.943427</text:p>
          </table:table-cell>
          <table:table-cell office:value-type="float" office:value="0.565791">
            <text:p>0.565791</text:p>
          </table:table-cell>
          <table:table-cell office:value-type="float" office:value="0.294229">
            <text:p>0.294229</text:p>
          </table:table-cell>
          <table:table-cell office:value-type="float" office:value="-0.00116761">
            <text:p>-0.00116761</text:p>
          </table:table-cell>
          <table:table-cell office:value-type="float" office:value="0.829652">
            <text:p>0.829652</text:p>
          </table:table-cell>
          <table:table-cell office:value-type="float" office:value="0.487755">
            <text:p>0.487755</text:p>
          </table:table-cell>
          <table:table-cell office:value-type="float" office:value="0.342584">
            <text:p>0.342584</text:p>
          </table:table-cell>
          <table:table-cell office:value-type="float" office:value="0.00884948">
            <text:p>0.00884948</text:p>
          </table:table-cell>
          <table:table-cell office:value-type="float" office:value="0.822945">
            <text:p>0.822945</text:p>
          </table:table-cell>
          <table:table-cell office:value-type="float" office:value="0.428818">
            <text:p>0.428818</text:p>
          </table:table-cell>
          <table:table-cell office:value-type="float" office:value="0.282855">
            <text:p>0.282855</text:p>
          </table:table-cell>
          <table:table-cell table:number-columns-repeated="14"/>
        </table:table-row>
        <table:table-row table:style-name="ro1">
          <table:table-cell office:value-type="float" office:value="6.3875">
            <text:p>6.3875</text:p>
          </table:table-cell>
          <table:table-cell office:value-type="float" office:value="0.00341897">
            <text:p>0.00341897</text:p>
          </table:table-cell>
          <table:table-cell office:value-type="float" office:value="1.03086">
            <text:p>1.03086</text:p>
          </table:table-cell>
          <table:table-cell office:value-type="float" office:value="0.642932">
            <text:p>0.642932</text:p>
          </table:table-cell>
          <table:table-cell office:value-type="float" office:value="0.381626">
            <text:p>0.381626</text:p>
          </table:table-cell>
          <table:table-cell office:value-type="float" office:value="0.001936">
            <text:p>0.001936</text:p>
          </table:table-cell>
          <table:table-cell office:value-type="float" office:value="0.943635">
            <text:p>0.943635</text:p>
          </table:table-cell>
          <table:table-cell office:value-type="float" office:value="0.565162">
            <text:p>0.565162</text:p>
          </table:table-cell>
          <table:table-cell office:value-type="float" office:value="0.29427">
            <text:p>0.29427</text:p>
          </table:table-cell>
          <table:table-cell office:value-type="float" office:value="-0.00128341">
            <text:p>-0.00128341</text:p>
          </table:table-cell>
          <table:table-cell office:value-type="float" office:value="0.829813">
            <text:p>0.829813</text:p>
          </table:table-cell>
          <table:table-cell office:value-type="float" office:value="0.487163">
            <text:p>0.487163</text:p>
          </table:table-cell>
          <table:table-cell office:value-type="float" office:value="0.342502">
            <text:p>0.342502</text:p>
          </table:table-cell>
          <table:table-cell office:value-type="float" office:value="0.00883923">
            <text:p>0.00883923</text:p>
          </table:table-cell>
          <table:table-cell office:value-type="float" office:value="0.822958">
            <text:p>0.822958</text:p>
          </table:table-cell>
          <table:table-cell office:value-type="float" office:value="0.428724">
            <text:p>0.428724</text:p>
          </table:table-cell>
          <table:table-cell office:value-type="float" office:value="0.281875">
            <text:p>0.281875</text:p>
          </table:table-cell>
          <table:table-cell table:number-columns-repeated="14"/>
        </table:table-row>
        <table:table-row table:style-name="ro1">
          <table:table-cell office:value-type="float" office:value="6.4125">
            <text:p>6.4125</text:p>
          </table:table-cell>
          <table:table-cell office:value-type="float" office:value="0.00364912">
            <text:p>0.00364912</text:p>
          </table:table-cell>
          <table:table-cell office:value-type="float" office:value="1.03117">
            <text:p>1.03117</text:p>
          </table:table-cell>
          <table:table-cell office:value-type="float" office:value="0.642326">
            <text:p>0.642326</text:p>
          </table:table-cell>
          <table:table-cell office:value-type="float" office:value="0.38172">
            <text:p>0.38172</text:p>
          </table:table-cell>
          <table:table-cell office:value-type="float" office:value="0.00176563">
            <text:p>0.00176563</text:p>
          </table:table-cell>
          <table:table-cell office:value-type="float" office:value="0.943893">
            <text:p>0.943893</text:p>
          </table:table-cell>
          <table:table-cell office:value-type="float" office:value="0.564722">
            <text:p>0.564722</text:p>
          </table:table-cell>
          <table:table-cell office:value-type="float" office:value="0.294249">
            <text:p>0.294249</text:p>
          </table:table-cell>
          <table:table-cell office:value-type="float" office:value="-0.00135292">
            <text:p>-0.00135292</text:p>
          </table:table-cell>
          <table:table-cell office:value-type="float" office:value="0.829872">
            <text:p>0.829872</text:p>
          </table:table-cell>
          <table:table-cell office:value-type="float" office:value="0.486554">
            <text:p>0.486554</text:p>
          </table:table-cell>
          <table:table-cell office:value-type="float" office:value="0.342393">
            <text:p>0.342393</text:p>
          </table:table-cell>
          <table:table-cell office:value-type="float" office:value="0.0087234">
            <text:p>0.0087234</text:p>
          </table:table-cell>
          <table:table-cell office:value-type="float" office:value="0.82301">
            <text:p>0.82301</text:p>
          </table:table-cell>
          <table:table-cell office:value-type="float" office:value="0.428731">
            <text:p>0.428731</text:p>
          </table:table-cell>
          <table:table-cell office:value-type="float" office:value="0.281037">
            <text:p>0.281037</text:p>
          </table:table-cell>
          <table:table-cell table:number-columns-repeated="14"/>
        </table:table-row>
        <table:table-row table:style-name="ro1">
          <table:table-cell office:value-type="float" office:value="6.4375">
            <text:p>6.4375</text:p>
          </table:table-cell>
          <table:table-cell office:value-type="float" office:value="0.00375933">
            <text:p>0.00375933</text:p>
          </table:table-cell>
          <table:table-cell office:value-type="float" office:value="1.03147">
            <text:p>1.03147</text:p>
          </table:table-cell>
          <table:table-cell office:value-type="float" office:value="0.641762">
            <text:p>0.641762</text:p>
          </table:table-cell>
          <table:table-cell office:value-type="float" office:value="0.38179">
            <text:p>0.38179</text:p>
          </table:table-cell>
          <table:table-cell office:value-type="float" office:value="0.00158957">
            <text:p>0.00158957</text:p>
          </table:table-cell>
          <table:table-cell office:value-type="float" office:value="0.944282">
            <text:p>0.944282</text:p>
          </table:table-cell>
          <table:table-cell office:value-type="float" office:value="0.564457">
            <text:p>0.564457</text:p>
          </table:table-cell>
          <table:table-cell office:value-type="float" office:value="0.294235">
            <text:p>0.294235</text:p>
          </table:table-cell>
          <table:table-cell office:value-type="float" office:value="-0.00134934">
            <text:p>-0.00134934</text:p>
          </table:table-cell>
          <table:table-cell office:value-type="float" office:value="0.829957">
            <text:p>0.829957</text:p>
          </table:table-cell>
          <table:table-cell office:value-type="float" office:value="0.48598">
            <text:p>0.48598</text:p>
          </table:table-cell>
          <table:table-cell office:value-type="float" office:value="0.342097">
            <text:p>0.342097</text:p>
          </table:table-cell>
          <table:table-cell office:value-type="float" office:value="0.0084764">
            <text:p>0.0084764</text:p>
          </table:table-cell>
          <table:table-cell office:value-type="float" office:value="0.823153">
            <text:p>0.823153</text:p>
          </table:table-cell>
          <table:table-cell office:value-type="float" office:value="0.428736">
            <text:p>0.428736</text:p>
          </table:table-cell>
          <table:table-cell office:value-type="float" office:value="0.280445">
            <text:p>0.280445</text:p>
          </table:table-cell>
          <table:table-cell table:number-columns-repeated="14"/>
        </table:table-row>
        <table:table-row table:style-name="ro1">
          <table:table-cell office:value-type="float" office:value="6.4625">
            <text:p>6.4625</text:p>
          </table:table-cell>
          <table:table-cell office:value-type="float" office:value="0.00365667">
            <text:p>0.00365667</text:p>
          </table:table-cell>
          <table:table-cell office:value-type="float" office:value="1.03169">
            <text:p>1.03169</text:p>
          </table:table-cell>
          <table:table-cell office:value-type="float" office:value="0.641312">
            <text:p>0.641312</text:p>
          </table:table-cell>
          <table:table-cell office:value-type="float" office:value="0.381791">
            <text:p>0.381791</text:p>
          </table:table-cell>
          <table:table-cell office:value-type="float" office:value="0.00147125">
            <text:p>0.00147125</text:p>
          </table:table-cell>
          <table:table-cell office:value-type="float" office:value="0.944688">
            <text:p>0.944688</text:p>
          </table:table-cell>
          <table:table-cell office:value-type="float" office:value="0.564186">
            <text:p>0.564186</text:p>
          </table:table-cell>
          <table:table-cell office:value-type="float" office:value="0.294333">
            <text:p>0.294333</text:p>
          </table:table-cell>
          <table:table-cell office:value-type="float" office:value="-0.00127498">
            <text:p>-0.00127498</text:p>
          </table:table-cell>
          <table:table-cell office:value-type="float" office:value="0.83007">
            <text:p>0.83007</text:p>
          </table:table-cell>
          <table:table-cell office:value-type="float" office:value="0.485423">
            <text:p>0.485423</text:p>
          </table:table-cell>
          <table:table-cell office:value-type="float" office:value="0.341822">
            <text:p>0.341822</text:p>
          </table:table-cell>
          <table:table-cell office:value-type="float" office:value="0.00814603">
            <text:p>0.00814603</text:p>
          </table:table-cell>
          <table:table-cell office:value-type="float" office:value="0.823342">
            <text:p>0.823342</text:p>
          </table:table-cell>
          <table:table-cell office:value-type="float" office:value="0.428579">
            <text:p>0.428579</text:p>
          </table:table-cell>
          <table:table-cell office:value-type="float" office:value="0.280222">
            <text:p>0.280222</text:p>
          </table:table-cell>
          <table:table-cell table:number-columns-repeated="14"/>
        </table:table-row>
        <table:table-row table:style-name="ro1">
          <table:table-cell office:value-type="float" office:value="6.4875">
            <text:p>6.4875</text:p>
          </table:table-cell>
          <table:table-cell office:value-type="float" office:value="0.00329603">
            <text:p>0.00329603</text:p>
          </table:table-cell>
          <table:table-cell office:value-type="float" office:value="1.03177">
            <text:p>1.03177</text:p>
          </table:table-cell>
          <table:table-cell office:value-type="float" office:value="0.640887">
            <text:p>0.640887</text:p>
          </table:table-cell>
          <table:table-cell office:value-type="float" office:value="0.381759">
            <text:p>0.381759</text:p>
          </table:table-cell>
          <table:table-cell office:value-type="float" office:value="0.001419">
            <text:p>0.001419</text:p>
          </table:table-cell>
          <table:table-cell office:value-type="float" office:value="0.945167">
            <text:p>0.945167</text:p>
          </table:table-cell>
          <table:table-cell office:value-type="float" office:value="0.563713">
            <text:p>0.563713</text:p>
          </table:table-cell>
          <table:table-cell office:value-type="float" office:value="0.294539">
            <text:p>0.294539</text:p>
          </table:table-cell>
          <table:table-cell office:value-type="float" office:value="-0.00117784">
            <text:p>-0.00117784</text:p>
          </table:table-cell>
          <table:table-cell office:value-type="float" office:value="0.83021">
            <text:p>0.83021</text:p>
          </table:table-cell>
          <table:table-cell office:value-type="float" office:value="0.484856">
            <text:p>0.484856</text:p>
          </table:table-cell>
          <table:table-cell office:value-type="float" office:value="0.341485">
            <text:p>0.341485</text:p>
          </table:table-cell>
          <table:table-cell office:value-type="float" office:value="0.0078935">
            <text:p>0.0078935</text:p>
          </table:table-cell>
          <table:table-cell office:value-type="float" office:value="0.823425">
            <text:p>0.823425</text:p>
          </table:table-cell>
          <table:table-cell office:value-type="float" office:value="0.428266">
            <text:p>0.428266</text:p>
          </table:table-cell>
          <table:table-cell office:value-type="float" office:value="0.280299">
            <text:p>0.280299</text:p>
          </table:table-cell>
          <table:table-cell table:number-columns-repeated="14"/>
        </table:table-row>
        <table:table-row table:style-name="ro1">
          <table:table-cell office:value-type="float" office:value="6.5125">
            <text:p>6.5125</text:p>
          </table:table-cell>
          <table:table-cell office:value-type="float" office:value="0.00275567">
            <text:p>0.00275567</text:p>
          </table:table-cell>
          <table:table-cell office:value-type="float" office:value="1.03183">
            <text:p>1.03183</text:p>
          </table:table-cell>
          <table:table-cell office:value-type="float" office:value="0.640421">
            <text:p>0.640421</text:p>
          </table:table-cell>
          <table:table-cell office:value-type="float" office:value="0.381717">
            <text:p>0.381717</text:p>
          </table:table-cell>
          <table:table-cell office:value-type="float" office:value="0.00139449">
            <text:p>0.00139449</text:p>
          </table:table-cell>
          <table:table-cell office:value-type="float" office:value="0.945633">
            <text:p>0.945633</text:p>
          </table:table-cell>
          <table:table-cell office:value-type="float" office:value="0.563013">
            <text:p>0.563013</text:p>
          </table:table-cell>
          <table:table-cell office:value-type="float" office:value="0.294709">
            <text:p>0.294709</text:p>
          </table:table-cell>
          <table:table-cell office:value-type="float" office:value="-0.00108597">
            <text:p>-0.00108597</text:p>
          </table:table-cell>
          <table:table-cell office:value-type="float" office:value="0.830235">
            <text:p>0.830235</text:p>
          </table:table-cell>
          <table:table-cell office:value-type="float" office:value="0.484205">
            <text:p>0.484205</text:p>
          </table:table-cell>
          <table:table-cell office:value-type="float" office:value="0.341016">
            <text:p>0.341016</text:p>
          </table:table-cell>
          <table:table-cell office:value-type="float" office:value="0.00777757">
            <text:p>0.00777757</text:p>
          </table:table-cell>
          <table:table-cell office:value-type="float" office:value="0.823435">
            <text:p>0.823435</text:p>
          </table:table-cell>
          <table:table-cell office:value-type="float" office:value="0.427783">
            <text:p>0.427783</text:p>
          </table:table-cell>
          <table:table-cell office:value-type="float" office:value="0.28047">
            <text:p>0.28047</text:p>
          </table:table-cell>
          <table:table-cell table:number-columns-repeated="14"/>
        </table:table-row>
        <table:table-row table:style-name="ro1">
          <table:table-cell office:value-type="float" office:value="6.5375">
            <text:p>6.5375</text:p>
          </table:table-cell>
          <table:table-cell office:value-type="float" office:value="0.00216977">
            <text:p>0.00216977</text:p>
          </table:table-cell>
          <table:table-cell office:value-type="float" office:value="1.03196">
            <text:p>1.03196</text:p>
          </table:table-cell>
          <table:table-cell office:value-type="float" office:value="0.639963">
            <text:p>0.639963</text:p>
          </table:table-cell>
          <table:table-cell office:value-type="float" office:value="0.381683">
            <text:p>0.381683</text:p>
          </table:table-cell>
          <table:table-cell office:value-type="float" office:value="0.00142179">
            <text:p>0.00142179</text:p>
          </table:table-cell>
          <table:table-cell office:value-type="float" office:value="0.946142">
            <text:p>0.946142</text:p>
          </table:table-cell>
          <table:table-cell office:value-type="float" office:value="0.562292">
            <text:p>0.562292</text:p>
          </table:table-cell>
          <table:table-cell office:value-type="float" office:value="0.294685">
            <text:p>0.294685</text:p>
          </table:table-cell>
          <table:table-cell office:value-type="float" office:value="-0.00105547">
            <text:p>-0.00105547</text:p>
          </table:table-cell>
          <table:table-cell office:value-type="float" office:value="0.83021">
            <text:p>0.83021</text:p>
          </table:table-cell>
          <table:table-cell office:value-type="float" office:value="0.483549">
            <text:p>0.483549</text:p>
          </table:table-cell>
          <table:table-cell office:value-type="float" office:value="0.340509">
            <text:p>0.340509</text:p>
          </table:table-cell>
          <table:table-cell office:value-type="float" office:value="0.00772573">
            <text:p>0.00772573</text:p>
          </table:table-cell>
          <table:table-cell office:value-type="float" office:value="0.823507">
            <text:p>0.823507</text:p>
          </table:table-cell>
          <table:table-cell office:value-type="float" office:value="0.427175">
            <text:p>0.427175</text:p>
          </table:table-cell>
          <table:table-cell office:value-type="float" office:value="0.280621">
            <text:p>0.280621</text:p>
          </table:table-cell>
          <table:table-cell table:number-columns-repeated="14"/>
        </table:table-row>
        <table:table-row table:style-name="ro1">
          <table:table-cell office:value-type="float" office:value="6.5625">
            <text:p>6.5625</text:p>
          </table:table-cell>
          <table:table-cell office:value-type="float" office:value="0.00164494">
            <text:p>0.00164494</text:p>
          </table:table-cell>
          <table:table-cell office:value-type="float" office:value="1.03213">
            <text:p>1.03213</text:p>
          </table:table-cell>
          <table:table-cell office:value-type="float" office:value="0.639624">
            <text:p>0.639624</text:p>
          </table:table-cell>
          <table:table-cell office:value-type="float" office:value="0.381551">
            <text:p>0.381551</text:p>
          </table:table-cell>
          <table:table-cell office:value-type="float" office:value="0.00146994">
            <text:p>0.00146994</text:p>
          </table:table-cell>
          <table:table-cell office:value-type="float" office:value="0.946738">
            <text:p>0.946738</text:p>
          </table:table-cell>
          <table:table-cell office:value-type="float" office:value="0.561583">
            <text:p>0.561583</text:p>
          </table:table-cell>
          <table:table-cell office:value-type="float" office:value="0.294492">
            <text:p>0.294492</text:p>
          </table:table-cell>
          <table:table-cell office:value-type="float" office:value="-0.00113594">
            <text:p>-0.00113594</text:p>
          </table:table-cell>
          <table:table-cell office:value-type="float" office:value="0.83019">
            <text:p>0.83019</text:p>
          </table:table-cell>
          <table:table-cell office:value-type="float" office:value="0.482953">
            <text:p>0.482953</text:p>
          </table:table-cell>
          <table:table-cell office:value-type="float" office:value="0.340042">
            <text:p>0.340042</text:p>
          </table:table-cell>
          <table:table-cell office:value-type="float" office:value="0.0076411">
            <text:p>0.0076411</text:p>
          </table:table-cell>
          <table:table-cell office:value-type="float" office:value="0.823797">
            <text:p>0.823797</text:p>
          </table:table-cell>
          <table:table-cell office:value-type="float" office:value="0.426459">
            <text:p>0.426459</text:p>
          </table:table-cell>
          <table:table-cell office:value-type="float" office:value="0.28072">
            <text:p>0.28072</text:p>
          </table:table-cell>
          <table:table-cell table:number-columns-repeated="14"/>
        </table:table-row>
        <table:table-row table:style-name="ro1">
          <table:table-cell office:value-type="float" office:value="6.5875">
            <text:p>6.5875</text:p>
          </table:table-cell>
          <table:table-cell office:value-type="float" office:value="0.00125523">
            <text:p>0.00125523</text:p>
          </table:table-cell>
          <table:table-cell office:value-type="float" office:value="1.03226">
            <text:p>1.03226</text:p>
          </table:table-cell>
          <table:table-cell office:value-type="float" office:value="0.639344">
            <text:p>0.639344</text:p>
          </table:table-cell>
          <table:table-cell office:value-type="float" office:value="0.381187">
            <text:p>0.381187</text:p>
          </table:table-cell>
          <table:table-cell office:value-type="float" office:value="0.00150747">
            <text:p>0.00150747</text:p>
          </table:table-cell>
          <table:table-cell office:value-type="float" office:value="0.947438">
            <text:p>0.947438</text:p>
          </table:table-cell>
          <table:table-cell office:value-type="float" office:value="0.56087">
            <text:p>0.56087</text:p>
          </table:table-cell>
          <table:table-cell office:value-type="float" office:value="0.294223">
            <text:p>0.294223</text:p>
          </table:table-cell>
          <table:table-cell office:value-type="float" office:value="-0.00128655">
            <text:p>-0.00128655</text:p>
          </table:table-cell>
          <table:table-cell office:value-type="float" office:value="0.830153">
            <text:p>0.830153</text:p>
          </table:table-cell>
          <table:table-cell office:value-type="float" office:value="0.482394">
            <text:p>0.482394</text:p>
          </table:table-cell>
          <table:table-cell office:value-type="float" office:value="0.339623">
            <text:p>0.339623</text:p>
          </table:table-cell>
          <table:table-cell office:value-type="float" office:value="0.00751808">
            <text:p>0.00751808</text:p>
          </table:table-cell>
          <table:table-cell office:value-type="float" office:value="0.82434">
            <text:p>0.82434</text:p>
          </table:table-cell>
          <table:table-cell office:value-type="float" office:value="0.425656">
            <text:p>0.425656</text:p>
          </table:table-cell>
          <table:table-cell office:value-type="float" office:value="0.280723">
            <text:p>0.280723</text:p>
          </table:table-cell>
          <table:table-cell table:number-columns-repeated="14"/>
        </table:table-row>
        <table:table-row table:style-name="ro1">
          <table:table-cell office:value-type="float" office:value="6.6125">
            <text:p>6.6125</text:p>
          </table:table-cell>
          <table:table-cell office:value-type="float" office:value="0.000975518">
            <text:p>0.000975518</text:p>
          </table:table-cell>
          <table:table-cell office:value-type="float" office:value="1.03248">
            <text:p>1.03248</text:p>
          </table:table-cell>
          <table:table-cell office:value-type="float" office:value="0.63894">
            <text:p>0.63894</text:p>
          </table:table-cell>
          <table:table-cell office:value-type="float" office:value="0.380575">
            <text:p>0.380575</text:p>
          </table:table-cell>
          <table:table-cell office:value-type="float" office:value="0.00144074">
            <text:p>0.00144074</text:p>
          </table:table-cell>
          <table:table-cell office:value-type="float" office:value="0.94812">
            <text:p>0.94812</text:p>
          </table:table-cell>
          <table:table-cell office:value-type="float" office:value="0.560295">
            <text:p>0.560295</text:p>
          </table:table-cell>
          <table:table-cell office:value-type="float" office:value="0.293946">
            <text:p>0.293946</text:p>
          </table:table-cell>
          <table:table-cell office:value-type="float" office:value="-0.00140458">
            <text:p>-0.00140458</text:p>
          </table:table-cell>
          <table:table-cell office:value-type="float" office:value="0.830037">
            <text:p>0.830037</text:p>
          </table:table-cell>
          <table:table-cell office:value-type="float" office:value="0.48175">
            <text:p>0.48175</text:p>
          </table:table-cell>
          <table:table-cell office:value-type="float" office:value="0.339344">
            <text:p>0.339344</text:p>
          </table:table-cell>
          <table:table-cell office:value-type="float" office:value="0.00743373">
            <text:p>0.00743373</text:p>
          </table:table-cell>
          <table:table-cell office:value-type="float" office:value="0.825107">
            <text:p>0.825107</text:p>
          </table:table-cell>
          <table:table-cell office:value-type="float" office:value="0.424848">
            <text:p>0.424848</text:p>
          </table:table-cell>
          <table:table-cell office:value-type="float" office:value="0.280577">
            <text:p>0.280577</text:p>
          </table:table-cell>
          <table:table-cell table:number-columns-repeated="14"/>
        </table:table-row>
        <table:table-row table:style-name="ro1">
          <table:table-cell office:value-type="float" office:value="6.6375">
            <text:p>6.6375</text:p>
          </table:table-cell>
          <table:table-cell office:value-type="float" office:value="0.000736098">
            <text:p>0.000736098</text:p>
          </table:table-cell>
          <table:table-cell office:value-type="float" office:value="1.03286">
            <text:p>1.03286</text:p>
          </table:table-cell>
          <table:table-cell office:value-type="float" office:value="0.638373">
            <text:p>0.638373</text:p>
          </table:table-cell>
          <table:table-cell office:value-type="float" office:value="0.379854">
            <text:p>0.379854</text:p>
          </table:table-cell>
          <table:table-cell office:value-type="float" office:value="0.00119366">
            <text:p>0.00119366</text:p>
          </table:table-cell>
          <table:table-cell office:value-type="float" office:value="0.948825">
            <text:p>0.948825</text:p>
          </table:table-cell>
          <table:table-cell office:value-type="float" office:value="0.560022">
            <text:p>0.560022</text:p>
          </table:table-cell>
          <table:table-cell office:value-type="float" office:value="0.293707">
            <text:p>0.293707</text:p>
          </table:table-cell>
          <table:table-cell office:value-type="float" office:value="-0.00140637">
            <text:p>-0.00140637</text:p>
          </table:table-cell>
          <table:table-cell office:value-type="float" office:value="0.82991">
            <text:p>0.82991</text:p>
          </table:table-cell>
          <table:table-cell office:value-type="float" office:value="0.480971">
            <text:p>0.480971</text:p>
          </table:table-cell>
          <table:table-cell office:value-type="float" office:value="0.339336">
            <text:p>0.339336</text:p>
          </table:table-cell>
          <table:table-cell office:value-type="float" office:value="0.00746992">
            <text:p>0.00746992</text:p>
          </table:table-cell>
          <table:table-cell office:value-type="float" office:value="0.826012">
            <text:p>0.826012</text:p>
          </table:table-cell>
          <table:table-cell office:value-type="float" office:value="0.424132">
            <text:p>0.424132</text:p>
          </table:table-cell>
          <table:table-cell office:value-type="float" office:value="0.280346">
            <text:p>0.280346</text:p>
          </table:table-cell>
          <table:table-cell table:number-columns-repeated="14"/>
        </table:table-row>
        <table:table-row table:style-name="ro1">
          <table:table-cell office:value-type="float" office:value="6.6625">
            <text:p>6.6625</text:p>
          </table:table-cell>
          <table:table-cell office:value-type="float" office:value="0.000528862">
            <text:p>0.000528862</text:p>
          </table:table-cell>
          <table:table-cell office:value-type="float" office:value="1.03334">
            <text:p>1.03334</text:p>
          </table:table-cell>
          <table:table-cell office:value-type="float" office:value="0.637733">
            <text:p>0.637733</text:p>
          </table:table-cell>
          <table:table-cell office:value-type="float" office:value="0.37919">
            <text:p>0.37919</text:p>
          </table:table-cell>
          <table:table-cell office:value-type="float" office:value="0.000824403">
            <text:p>0.000824403</text:p>
          </table:table-cell>
          <table:table-cell office:value-type="float" office:value="0.949503">
            <text:p>0.949503</text:p>
          </table:table-cell>
          <table:table-cell office:value-type="float" office:value="0.559953">
            <text:p>0.559953</text:p>
          </table:table-cell>
          <table:table-cell office:value-type="float" office:value="0.293454">
            <text:p>0.293454</text:p>
          </table:table-cell>
          <table:table-cell office:value-type="float" office:value="-0.00128438">
            <text:p>-0.00128438</text:p>
          </table:table-cell>
          <table:table-cell office:value-type="float" office:value="0.829777">
            <text:p>0.829777</text:p>
          </table:table-cell>
          <table:table-cell office:value-type="float" office:value="0.480035">
            <text:p>0.480035</text:p>
          </table:table-cell>
          <table:table-cell office:value-type="float" office:value="0.339579">
            <text:p>0.339579</text:p>
          </table:table-cell>
          <table:table-cell office:value-type="float" office:value="0.00751098">
            <text:p>0.00751098</text:p>
          </table:table-cell>
          <table:table-cell office:value-type="float" office:value="0.827045">
            <text:p>0.827045</text:p>
          </table:table-cell>
          <table:table-cell office:value-type="float" office:value="0.423556">
            <text:p>0.423556</text:p>
          </table:table-cell>
          <table:table-cell office:value-type="float" office:value="0.28016">
            <text:p>0.28016</text:p>
          </table:table-cell>
          <table:table-cell table:number-columns-repeated="14"/>
        </table:table-row>
        <table:table-row table:style-name="ro1">
          <table:table-cell office:value-type="float" office:value="6.6875">
            <text:p>6.6875</text:p>
          </table:table-cell>
          <table:table-cell office:value-type="float" office:value="0.000412178">
            <text:p>0.000412178</text:p>
          </table:table-cell>
          <table:table-cell office:value-type="float" office:value="1.03386">
            <text:p>1.03386</text:p>
          </table:table-cell>
          <table:table-cell office:value-type="float" office:value="0.637061">
            <text:p>0.637061</text:p>
          </table:table-cell>
          <table:table-cell office:value-type="float" office:value="0.378665">
            <text:p>0.378665</text:p>
          </table:table-cell>
          <table:table-cell office:value-type="float" office:value="0.000508328">
            <text:p>0.000508328</text:p>
          </table:table-cell>
          <table:table-cell office:value-type="float" office:value="0.950158">
            <text:p>0.950158</text:p>
          </table:table-cell>
          <table:table-cell office:value-type="float" office:value="0.559941">
            <text:p>0.559941</text:p>
          </table:table-cell>
          <table:table-cell office:value-type="float" office:value="0.293103">
            <text:p>0.293103</text:p>
          </table:table-cell>
          <table:table-cell office:value-type="float" office:value="-0.00112116">
            <text:p>-0.00112116</text:p>
          </table:table-cell>
          <table:table-cell office:value-type="float" office:value="0.82962">
            <text:p>0.82962</text:p>
          </table:table-cell>
          <table:table-cell office:value-type="float" office:value="0.479093">
            <text:p>0.479093</text:p>
          </table:table-cell>
          <table:table-cell office:value-type="float" office:value="0.339879">
            <text:p>0.339879</text:p>
          </table:table-cell>
          <table:table-cell office:value-type="float" office:value="0.00746412">
            <text:p>0.00746412</text:p>
          </table:table-cell>
          <table:table-cell office:value-type="float" office:value="0.827998">
            <text:p>0.827998</text:p>
          </table:table-cell>
          <table:table-cell office:value-type="float" office:value="0.4231">
            <text:p>0.4231</text:p>
          </table:table-cell>
          <table:table-cell office:value-type="float" office:value="0.280191">
            <text:p>0.280191</text:p>
          </table:table-cell>
          <table:table-cell table:number-columns-repeated="14"/>
        </table:table-row>
        <table:table-row table:style-name="ro1">
          <table:table-cell office:value-type="float" office:value="6.7125">
            <text:p>6.7125</text:p>
          </table:table-cell>
          <table:table-cell office:value-type="float" office:value="0.000379477">
            <text:p>0.000379477</text:p>
          </table:table-cell>
          <table:table-cell office:value-type="float" office:value="1.03443">
            <text:p>1.03443</text:p>
          </table:table-cell>
          <table:table-cell office:value-type="float" office:value="0.636302">
            <text:p>0.636302</text:p>
          </table:table-cell>
          <table:table-cell office:value-type="float" office:value="0.37823">
            <text:p>0.37823</text:p>
          </table:table-cell>
          <table:table-cell office:value-type="float" office:value="0.00034589">
            <text:p>0.00034589</text:p>
          </table:table-cell>
          <table:table-cell office:value-type="float" office:value="0.950758">
            <text:p>0.950758</text:p>
          </table:table-cell>
          <table:table-cell office:value-type="float" office:value="0.559903">
            <text:p>0.559903</text:p>
          </table:table-cell>
          <table:table-cell office:value-type="float" office:value="0.292508">
            <text:p>0.292508</text:p>
          </table:table-cell>
          <table:table-cell office:value-type="float" office:value="-0.000987157">
            <text:p>-0.000987157</text:p>
          </table:table-cell>
          <table:table-cell office:value-type="float" office:value="0.82954">
            <text:p>0.82954</text:p>
          </table:table-cell>
          <table:table-cell office:value-type="float" office:value="0.478295">
            <text:p>0.478295</text:p>
          </table:table-cell>
          <table:table-cell office:value-type="float" office:value="0.340115">
            <text:p>0.340115</text:p>
          </table:table-cell>
          <table:table-cell office:value-type="float" office:value="0.0073538">
            <text:p>0.0073538</text:p>
          </table:table-cell>
          <table:table-cell office:value-type="float" office:value="0.828805">
            <text:p>0.828805</text:p>
          </table:table-cell>
          <table:table-cell office:value-type="float" office:value="0.422687">
            <text:p>0.422687</text:p>
          </table:table-cell>
          <table:table-cell office:value-type="float" office:value="0.28046">
            <text:p>0.28046</text:p>
          </table:table-cell>
          <table:table-cell table:number-columns-repeated="14"/>
        </table:table-row>
        <table:table-row table:style-name="ro1">
          <table:table-cell office:value-type="float" office:value="6.7375">
            <text:p>6.7375</text:p>
          </table:table-cell>
          <table:table-cell office:value-type="float" office:value="0.000307533">
            <text:p>0.000307533</text:p>
          </table:table-cell>
          <table:table-cell office:value-type="float" office:value="1.03495">
            <text:p>1.03495</text:p>
          </table:table-cell>
          <table:table-cell office:value-type="float" office:value="0.635505">
            <text:p>0.635505</text:p>
          </table:table-cell>
          <table:table-cell office:value-type="float" office:value="0.377822">
            <text:p>0.377822</text:p>
          </table:table-cell>
          <table:table-cell office:value-type="float" office:value="0.00024474">
            <text:p>0.00024474</text:p>
          </table:table-cell>
          <table:table-cell office:value-type="float" office:value="0.951332">
            <text:p>0.951332</text:p>
          </table:table-cell>
          <table:table-cell office:value-type="float" office:value="0.559846">
            <text:p>0.559846</text:p>
          </table:table-cell>
          <table:table-cell office:value-type="float" office:value="0.2917">
            <text:p>0.2917</text:p>
          </table:table-cell>
          <table:table-cell office:value-type="float" office:value="-0.000878465">
            <text:p>-0.000878465</text:p>
          </table:table-cell>
          <table:table-cell office:value-type="float" office:value="0.829533">
            <text:p>0.829533</text:p>
          </table:table-cell>
          <table:table-cell office:value-type="float" office:value="0.477586">
            <text:p>0.477586</text:p>
          </table:table-cell>
          <table:table-cell office:value-type="float" office:value="0.340301">
            <text:p>0.340301</text:p>
          </table:table-cell>
          <table:table-cell office:value-type="float" office:value="0.00723742">
            <text:p>0.00723742</text:p>
          </table:table-cell>
          <table:table-cell office:value-type="float" office:value="0.82945">
            <text:p>0.82945</text:p>
          </table:table-cell>
          <table:table-cell office:value-type="float" office:value="0.422249">
            <text:p>0.422249</text:p>
          </table:table-cell>
          <table:table-cell office:value-type="float" office:value="0.28084">
            <text:p>0.28084</text:p>
          </table:table-cell>
          <table:table-cell table:number-columns-repeated="14"/>
        </table:table-row>
        <table:table-row table:style-name="ro1">
          <table:table-cell office:value-type="float" office:value="6.7625">
            <text:p>6.7625</text:p>
          </table:table-cell>
          <table:table-cell office:value-type="float" office:value="0.000162267">
            <text:p>0.000162267</text:p>
          </table:table-cell>
          <table:table-cell office:value-type="float" office:value="1.03556">
            <text:p>1.03556</text:p>
          </table:table-cell>
          <table:table-cell office:value-type="float" office:value="0.634759">
            <text:p>0.634759</text:p>
          </table:table-cell>
          <table:table-cell office:value-type="float" office:value="0.377382">
            <text:p>0.377382</text:p>
          </table:table-cell>
          <table:table-cell office:value-type="float" office:value="0.000139237">
            <text:p>0.000139237</text:p>
          </table:table-cell>
          <table:table-cell office:value-type="float" office:value="0.951915">
            <text:p>0.951915</text:p>
          </table:table-cell>
          <table:table-cell office:value-type="float" office:value="0.559819">
            <text:p>0.559819</text:p>
          </table:table-cell>
          <table:table-cell office:value-type="float" office:value="0.290862">
            <text:p>0.290862</text:p>
          </table:table-cell>
          <table:table-cell office:value-type="float" office:value="-0.000757385">
            <text:p>-0.000757385</text:p>
          </table:table-cell>
          <table:table-cell office:value-type="float" office:value="0.829508">
            <text:p>0.829508</text:p>
          </table:table-cell>
          <table:table-cell office:value-type="float" office:value="0.476906">
            <text:p>0.476906</text:p>
          </table:table-cell>
          <table:table-cell office:value-type="float" office:value="0.340541">
            <text:p>0.340541</text:p>
          </table:table-cell>
          <table:table-cell office:value-type="float" office:value="0.00715607">
            <text:p>0.00715607</text:p>
          </table:table-cell>
          <table:table-cell office:value-type="float" office:value="0.82988">
            <text:p>0.82988</text:p>
          </table:table-cell>
          <table:table-cell office:value-type="float" office:value="0.421719">
            <text:p>0.421719</text:p>
          </table:table-cell>
          <table:table-cell office:value-type="float" office:value="0.281174">
            <text:p>0.281174</text:p>
          </table:table-cell>
          <table:table-cell table:number-columns-repeated="14"/>
        </table:table-row>
        <table:table-row table:style-name="ro1">
          <table:table-cell office:value-type="float" office:value="6.7875">
            <text:p>6.7875</text:p>
          </table:table-cell>
          <table:table-cell table:style-name="ce1" office:value-type="float" office:value="0.00000809368">
            <text:p>8.09E-006</text:p>
          </table:table-cell>
          <table:table-cell office:value-type="float" office:value="1.03619">
            <text:p>1.03619</text:p>
          </table:table-cell>
          <table:table-cell office:value-type="float" office:value="0.634022">
            <text:p>0.634022</text:p>
          </table:table-cell>
          <table:table-cell office:value-type="float" office:value="0.377051">
            <text:p>0.377051</text:p>
          </table:table-cell>
          <table:table-cell office:value-type="float" office:value="0.000107948">
            <text:p>0.000107948</text:p>
          </table:table-cell>
          <table:table-cell office:value-type="float" office:value="0.95251">
            <text:p>0.95251</text:p>
          </table:table-cell>
          <table:table-cell office:value-type="float" office:value="0.559749">
            <text:p>0.559749</text:p>
          </table:table-cell>
          <table:table-cell office:value-type="float" office:value="0.289997">
            <text:p>0.289997</text:p>
          </table:table-cell>
          <table:table-cell office:value-type="float" office:value="-0.00057042">
            <text:p>-0.00057042</text:p>
          </table:table-cell>
          <table:table-cell office:value-type="float" office:value="0.829473">
            <text:p>0.829473</text:p>
          </table:table-cell>
          <table:table-cell office:value-type="float" office:value="0.476225">
            <text:p>0.476225</text:p>
          </table:table-cell>
          <table:table-cell office:value-type="float" office:value="0.340757">
            <text:p>0.340757</text:p>
          </table:table-cell>
          <table:table-cell office:value-type="float" office:value="0.00710975">
            <text:p>0.00710975</text:p>
          </table:table-cell>
          <table:table-cell office:value-type="float" office:value="0.830058">
            <text:p>0.830058</text:p>
          </table:table-cell>
          <table:table-cell office:value-type="float" office:value="0.421166">
            <text:p>0.421166</text:p>
          </table:table-cell>
          <table:table-cell office:value-type="float" office:value="0.281347">
            <text:p>0.281347</text:p>
          </table:table-cell>
          <table:table-cell table:number-columns-repeated="14"/>
        </table:table-row>
        <table:table-row table:style-name="ro1">
          <table:table-cell office:value-type="float" office:value="6.8125">
            <text:p>6.8125</text:p>
          </table:table-cell>
          <table:table-cell table:style-name="ce1" office:value-type="float" office:value="-0.0000876868">
            <text:p>-8.77E-005</text:p>
          </table:table-cell>
          <table:table-cell office:value-type="float" office:value="1.03676">
            <text:p>1.03676</text:p>
          </table:table-cell>
          <table:table-cell office:value-type="float" office:value="0.633254">
            <text:p>0.633254</text:p>
          </table:table-cell>
          <table:table-cell office:value-type="float" office:value="0.376908">
            <text:p>0.376908</text:p>
          </table:table-cell>
          <table:table-cell office:value-type="float" office:value="0.000167502">
            <text:p>0.000167502</text:p>
          </table:table-cell>
          <table:table-cell office:value-type="float" office:value="0.953188">
            <text:p>0.953188</text:p>
          </table:table-cell>
          <table:table-cell office:value-type="float" office:value="0.559583">
            <text:p>0.559583</text:p>
          </table:table-cell>
          <table:table-cell office:value-type="float" office:value="0.28897">
            <text:p>0.28897</text:p>
          </table:table-cell>
          <table:table-cell office:value-type="float" office:value="-0.000256067">
            <text:p>-0.000256067</text:p>
          </table:table-cell>
          <table:table-cell office:value-type="float" office:value="0.8294">
            <text:p>0.8294</text:p>
          </table:table-cell>
          <table:table-cell office:value-type="float" office:value="0.47559">
            <text:p>0.47559</text:p>
          </table:table-cell>
          <table:table-cell office:value-type="float" office:value="0.340844">
            <text:p>0.340844</text:p>
          </table:table-cell>
          <table:table-cell office:value-type="float" office:value="0.00707713">
            <text:p>0.00707713</text:p>
          </table:table-cell>
          <table:table-cell office:value-type="float" office:value="0.830148">
            <text:p>0.830148</text:p>
          </table:table-cell>
          <table:table-cell office:value-type="float" office:value="0.420652">
            <text:p>0.420652</text:p>
          </table:table-cell>
          <table:table-cell office:value-type="float" office:value="0.28133">
            <text:p>0.28133</text:p>
          </table:table-cell>
          <table:table-cell table:number-columns-repeated="14"/>
        </table:table-row>
        <table:table-row table:style-name="ro1">
          <table:table-cell office:value-type="float" office:value="6.8375">
            <text:p>6.8375</text:p>
          </table:table-cell>
          <table:table-cell office:value-type="float" office:value="-0.000153365">
            <text:p>-0.000153365</text:p>
          </table:table-cell>
          <table:table-cell office:value-type="float" office:value="1.03728">
            <text:p>1.03728</text:p>
          </table:table-cell>
          <table:table-cell office:value-type="float" office:value="0.632453">
            <text:p>0.632453</text:p>
          </table:table-cell>
          <table:table-cell office:value-type="float" office:value="0.376882">
            <text:p>0.376882</text:p>
          </table:table-cell>
          <table:table-cell office:value-type="float" office:value="0.000177388">
            <text:p>0.000177388</text:p>
          </table:table-cell>
          <table:table-cell office:value-type="float" office:value="0.95395">
            <text:p>0.95395</text:p>
          </table:table-cell>
          <table:table-cell office:value-type="float" office:value="0.559375">
            <text:p>0.559375</text:p>
          </table:table-cell>
          <table:table-cell office:value-type="float" office:value="0.287877">
            <text:p>0.287877</text:p>
          </table:table-cell>
          <table:table-cell office:value-type="float" office:value="0.000159779">
            <text:p>0.000159779</text:p>
          </table:table-cell>
          <table:table-cell office:value-type="float" office:value="0.829345">
            <text:p>0.829345</text:p>
          </table:table-cell>
          <table:table-cell office:value-type="float" office:value="0.475055">
            <text:p>0.475055</text:p>
          </table:table-cell>
          <table:table-cell office:value-type="float" office:value="0.340886">
            <text:p>0.340886</text:p>
          </table:table-cell>
          <table:table-cell office:value-type="float" office:value="0.00704648">
            <text:p>0.00704648</text:p>
          </table:table-cell>
          <table:table-cell office:value-type="float" office:value="0.83024">
            <text:p>0.83024</text:p>
          </table:table-cell>
          <table:table-cell office:value-type="float" office:value="0.420119">
            <text:p>0.420119</text:p>
          </table:table-cell>
          <table:table-cell office:value-type="float" office:value="0.281225">
            <text:p>0.281225</text:p>
          </table:table-cell>
          <table:table-cell table:number-columns-repeated="14"/>
        </table:table-row>
        <table:table-row table:style-name="ro1">
          <table:table-cell office:value-type="float" office:value="6.8625">
            <text:p>6.8625</text:p>
          </table:table-cell>
          <table:table-cell office:value-type="float" office:value="-0.000305613">
            <text:p>-0.000305613</text:p>
          </table:table-cell>
          <table:table-cell office:value-type="float" office:value="1.03777">
            <text:p>1.03777</text:p>
          </table:table-cell>
          <table:table-cell office:value-type="float" office:value="0.631664">
            <text:p>0.631664</text:p>
          </table:table-cell>
          <table:table-cell office:value-type="float" office:value="0.376953">
            <text:p>0.376953</text:p>
          </table:table-cell>
          <table:table-cell office:value-type="float" office:value="0.000103614">
            <text:p>0.000103614</text:p>
          </table:table-cell>
          <table:table-cell office:value-type="float" office:value="0.954715">
            <text:p>0.954715</text:p>
          </table:table-cell>
          <table:table-cell office:value-type="float" office:value="0.559106">
            <text:p>0.559106</text:p>
          </table:table-cell>
          <table:table-cell office:value-type="float" office:value="0.286694">
            <text:p>0.286694</text:p>
          </table:table-cell>
          <table:table-cell office:value-type="float" office:value="0.000564123">
            <text:p>0.000564123</text:p>
          </table:table-cell>
          <table:table-cell office:value-type="float" office:value="0.82935">
            <text:p>0.82935</text:p>
          </table:table-cell>
          <table:table-cell office:value-type="float" office:value="0.474561">
            <text:p>0.474561</text:p>
          </table:table-cell>
          <table:table-cell office:value-type="float" office:value="0.340902">
            <text:p>0.340902</text:p>
          </table:table-cell>
          <table:table-cell office:value-type="float" office:value="0.00701222">
            <text:p>0.00701222</text:p>
          </table:table-cell>
          <table:table-cell office:value-type="float" office:value="0.830295">
            <text:p>0.830295</text:p>
          </table:table-cell>
          <table:table-cell office:value-type="float" office:value="0.419383">
            <text:p>0.419383</text:p>
          </table:table-cell>
          <table:table-cell office:value-type="float" office:value="0.281222">
            <text:p>0.281222</text:p>
          </table:table-cell>
          <table:table-cell table:number-columns-repeated="14"/>
        </table:table-row>
        <table:table-row table:style-name="ro1">
          <table:table-cell office:value-type="float" office:value="6.8875">
            <text:p>6.8875</text:p>
          </table:table-cell>
          <table:table-cell office:value-type="float" office:value="-0.000616897">
            <text:p>-0.000616897</text:p>
          </table:table-cell>
          <table:table-cell office:value-type="float" office:value="1.03813">
            <text:p>1.03813</text:p>
          </table:table-cell>
          <table:table-cell office:value-type="float" office:value="0.630954">
            <text:p>0.630954</text:p>
          </table:table-cell>
          <table:table-cell office:value-type="float" office:value="0.377098">
            <text:p>0.377098</text:p>
          </table:table-cell>
          <table:table-cell table:style-name="ce1" office:value-type="float" office:value="0.000051202">
            <text:p>5.12E-005</text:p>
          </table:table-cell>
          <table:table-cell office:value-type="float" office:value="0.955315">
            <text:p>0.955315</text:p>
          </table:table-cell>
          <table:table-cell office:value-type="float" office:value="0.558739">
            <text:p>0.558739</text:p>
          </table:table-cell>
          <table:table-cell office:value-type="float" office:value="0.285387">
            <text:p>0.285387</text:p>
          </table:table-cell>
          <table:table-cell office:value-type="float" office:value="0.000899548">
            <text:p>0.000899548</text:p>
          </table:table-cell>
          <table:table-cell office:value-type="float" office:value="0.829463">
            <text:p>0.829463</text:p>
          </table:table-cell>
          <table:table-cell office:value-type="float" office:value="0.474116">
            <text:p>0.474116</text:p>
          </table:table-cell>
          <table:table-cell office:value-type="float" office:value="0.340781">
            <text:p>0.340781</text:p>
          </table:table-cell>
          <table:table-cell office:value-type="float" office:value="0.00697655">
            <text:p>0.00697655</text:p>
          </table:table-cell>
          <table:table-cell office:value-type="float" office:value="0.830312">
            <text:p>0.830312</text:p>
          </table:table-cell>
          <table:table-cell office:value-type="float" office:value="0.418382">
            <text:p>0.418382</text:p>
          </table:table-cell>
          <table:table-cell office:value-type="float" office:value="0.281417">
            <text:p>0.281417</text:p>
          </table:table-cell>
          <table:table-cell table:number-columns-repeated="14"/>
        </table:table-row>
        <table:table-row table:style-name="ro1">
          <table:table-cell office:value-type="float" office:value="6.9125">
            <text:p>6.9125</text:p>
          </table:table-cell>
          <table:table-cell office:value-type="float" office:value="-0.000984725">
            <text:p>-0.000984725</text:p>
          </table:table-cell>
          <table:table-cell office:value-type="float" office:value="1.03835">
            <text:p>1.03835</text:p>
          </table:table-cell>
          <table:table-cell office:value-type="float" office:value="0.630328">
            <text:p>0.630328</text:p>
          </table:table-cell>
          <table:table-cell office:value-type="float" office:value="0.377327">
            <text:p>0.377327</text:p>
          </table:table-cell>
          <table:table-cell office:value-type="float" office:value="0.000102077">
            <text:p>0.000102077</text:p>
          </table:table-cell>
          <table:table-cell office:value-type="float" office:value="0.955878">
            <text:p>0.955878</text:p>
          </table:table-cell>
          <table:table-cell office:value-type="float" office:value="0.558194">
            <text:p>0.558194</text:p>
          </table:table-cell>
          <table:table-cell office:value-type="float" office:value="0.284102">
            <text:p>0.284102</text:p>
          </table:table-cell>
          <table:table-cell office:value-type="float" office:value="0.00113828">
            <text:p>0.00113828</text:p>
          </table:table-cell>
          <table:table-cell office:value-type="float" office:value="0.829605">
            <text:p>0.829605</text:p>
          </table:table-cell>
          <table:table-cell office:value-type="float" office:value="0.473776">
            <text:p>0.473776</text:p>
          </table:table-cell>
          <table:table-cell office:value-type="float" office:value="0.340514">
            <text:p>0.340514</text:p>
          </table:table-cell>
          <table:table-cell office:value-type="float" office:value="0.00695275">
            <text:p>0.00695275</text:p>
          </table:table-cell>
          <table:table-cell office:value-type="float" office:value="0.830267">
            <text:p>0.830267</text:p>
          </table:table-cell>
          <table:table-cell office:value-type="float" office:value="0.417229">
            <text:p>0.417229</text:p>
          </table:table-cell>
          <table:table-cell office:value-type="float" office:value="0.281705">
            <text:p>0.281705</text:p>
          </table:table-cell>
          <table:table-cell table:number-columns-repeated="14"/>
        </table:table-row>
        <table:table-row table:style-name="ro1">
          <table:table-cell office:value-type="float" office:value="6.9375">
            <text:p>6.9375</text:p>
          </table:table-cell>
          <table:table-cell office:value-type="float" office:value="-0.00126248">
            <text:p>-0.00126248</text:p>
          </table:table-cell>
          <table:table-cell office:value-type="float" office:value="1.03856">
            <text:p>1.03856</text:p>
          </table:table-cell>
          <table:table-cell office:value-type="float" office:value="0.62976">
            <text:p>0.62976</text:p>
          </table:table-cell>
          <table:table-cell office:value-type="float" office:value="0.377605">
            <text:p>0.377605</text:p>
          </table:table-cell>
          <table:table-cell office:value-type="float" office:value="0.00022996">
            <text:p>0.00022996</text:p>
          </table:table-cell>
          <table:table-cell office:value-type="float" office:value="0.956367">
            <text:p>0.956367</text:p>
          </table:table-cell>
          <table:table-cell office:value-type="float" office:value="0.55744">
            <text:p>0.55744</text:p>
          </table:table-cell>
          <table:table-cell office:value-type="float" office:value="0.283049">
            <text:p>0.283049</text:p>
          </table:table-cell>
          <table:table-cell office:value-type="float" office:value="0.00124029">
            <text:p>0.00124029</text:p>
          </table:table-cell>
          <table:table-cell office:value-type="float" office:value="0.829695">
            <text:p>0.829695</text:p>
          </table:table-cell>
          <table:table-cell office:value-type="float" office:value="0.47352">
            <text:p>0.47352</text:p>
          </table:table-cell>
          <table:table-cell office:value-type="float" office:value="0.340119">
            <text:p>0.340119</text:p>
          </table:table-cell>
          <table:table-cell office:value-type="float" office:value="0.00694492">
            <text:p>0.00694492</text:p>
          </table:table-cell>
          <table:table-cell office:value-type="float" office:value="0.830262">
            <text:p>0.830262</text:p>
          </table:table-cell>
          <table:table-cell office:value-type="float" office:value="0.41609">
            <text:p>0.41609</text:p>
          </table:table-cell>
          <table:table-cell office:value-type="float" office:value="0.28193">
            <text:p>0.28193</text:p>
          </table:table-cell>
          <table:table-cell table:number-columns-repeated="14"/>
        </table:table-row>
        <table:table-row table:style-name="ro1">
          <table:table-cell office:value-type="float" office:value="6.9625">
            <text:p>6.9625</text:p>
          </table:table-cell>
          <table:table-cell office:value-type="float" office:value="-0.00137273">
            <text:p>-0.00137273</text:p>
          </table:table-cell>
          <table:table-cell office:value-type="float" office:value="1.03887">
            <text:p>1.03887</text:p>
          </table:table-cell>
          <table:table-cell office:value-type="float" office:value="0.629144">
            <text:p>0.629144</text:p>
          </table:table-cell>
          <table:table-cell office:value-type="float" office:value="0.377865">
            <text:p>0.377865</text:p>
          </table:table-cell>
          <table:table-cell office:value-type="float" office:value="0.00034105">
            <text:p>0.00034105</text:p>
          </table:table-cell>
          <table:table-cell office:value-type="float" office:value="0.956828">
            <text:p>0.956828</text:p>
          </table:table-cell>
          <table:table-cell office:value-type="float" office:value="0.556557">
            <text:p>0.556557</text:p>
          </table:table-cell>
          <table:table-cell office:value-type="float" office:value="0.28241">
            <text:p>0.28241</text:p>
          </table:table-cell>
          <table:table-cell office:value-type="float" office:value="0.00119696">
            <text:p>0.00119696</text:p>
          </table:table-cell>
          <table:table-cell office:value-type="float" office:value="0.829775">
            <text:p>0.829775</text:p>
          </table:table-cell>
          <table:table-cell office:value-type="float" office:value="0.47331">
            <text:p>0.47331</text:p>
          </table:table-cell>
          <table:table-cell office:value-type="float" office:value="0.339618">
            <text:p>0.339618</text:p>
          </table:table-cell>
          <table:table-cell office:value-type="float" office:value="0.00695722">
            <text:p>0.00695722</text:p>
          </table:table-cell>
          <table:table-cell office:value-type="float" office:value="0.830248">
            <text:p>0.830248</text:p>
          </table:table-cell>
          <table:table-cell office:value-type="float" office:value="0.415095">
            <text:p>0.415095</text:p>
          </table:table-cell>
          <table:table-cell office:value-type="float" office:value="0.282087">
            <text:p>0.282087</text:p>
          </table:table-cell>
          <table:table-cell table:number-columns-repeated="14"/>
        </table:table-row>
        <table:table-row table:style-name="ro1">
          <table:table-cell office:value-type="float" office:value="6.9875">
            <text:p>6.9875</text:p>
          </table:table-cell>
          <table:table-cell office:value-type="float" office:value="-0.00133625">
            <text:p>-0.00133625</text:p>
          </table:table-cell>
          <table:table-cell office:value-type="float" office:value="1.03926">
            <text:p>1.03926</text:p>
          </table:table-cell>
          <table:table-cell office:value-type="float" office:value="0.628468">
            <text:p>0.628468</text:p>
          </table:table-cell>
          <table:table-cell office:value-type="float" office:value="0.378024">
            <text:p>0.378024</text:p>
          </table:table-cell>
          <table:table-cell office:value-type="float" office:value="0.000312093">
            <text:p>0.000312093</text:p>
          </table:table-cell>
          <table:table-cell office:value-type="float" office:value="0.957273">
            <text:p>0.957273</text:p>
          </table:table-cell>
          <table:table-cell office:value-type="float" office:value="0.555613">
            <text:p>0.555613</text:p>
          </table:table-cell>
          <table:table-cell office:value-type="float" office:value="0.282201">
            <text:p>0.282201</text:p>
          </table:table-cell>
          <table:table-cell office:value-type="float" office:value="0.00107735">
            <text:p>0.00107735</text:p>
          </table:table-cell>
          <table:table-cell office:value-type="float" office:value="0.829842">
            <text:p>0.829842</text:p>
          </table:table-cell>
          <table:table-cell office:value-type="float" office:value="0.473044">
            <text:p>0.473044</text:p>
          </table:table-cell>
          <table:table-cell office:value-type="float" office:value="0.339029">
            <text:p>0.339029</text:p>
          </table:table-cell>
          <table:table-cell office:value-type="float" office:value="0.00703187">
            <text:p>0.00703187</text:p>
          </table:table-cell>
          <table:table-cell office:value-type="float" office:value="0.830245">
            <text:p>0.830245</text:p>
          </table:table-cell>
          <table:table-cell office:value-type="float" office:value="0.414254">
            <text:p>0.414254</text:p>
          </table:table-cell>
          <table:table-cell office:value-type="float" office:value="0.282111">
            <text:p>0.282111</text:p>
          </table:table-cell>
          <table:table-cell table:number-columns-repeated="14"/>
        </table:table-row>
        <table:table-row table:style-name="ro1">
          <table:table-cell office:value-type="float" office:value="7.0125">
            <text:p>7.0125</text:p>
          </table:table-cell>
          <table:table-cell office:value-type="float" office:value="-0.00118784">
            <text:p>-0.00118784</text:p>
          </table:table-cell>
          <table:table-cell office:value-type="float" office:value="1.03972">
            <text:p>1.03972</text:p>
          </table:table-cell>
          <table:table-cell office:value-type="float" office:value="0.627834">
            <text:p>0.627834</text:p>
          </table:table-cell>
          <table:table-cell office:value-type="float" office:value="0.378045">
            <text:p>0.378045</text:p>
          </table:table-cell>
          <table:table-cell office:value-type="float" office:value="0.000177458">
            <text:p>0.000177458</text:p>
          </table:table-cell>
          <table:table-cell office:value-type="float" office:value="0.957697">
            <text:p>0.957697</text:p>
          </table:table-cell>
          <table:table-cell office:value-type="float" office:value="0.554695">
            <text:p>0.554695</text:p>
          </table:table-cell>
          <table:table-cell office:value-type="float" office:value="0.282183">
            <text:p>0.282183</text:p>
          </table:table-cell>
          <table:table-cell office:value-type="float" office:value="0.000952785">
            <text:p>0.000952785</text:p>
          </table:table-cell>
          <table:table-cell office:value-type="float" office:value="0.829895">
            <text:p>0.829895</text:p>
          </table:table-cell>
          <table:table-cell office:value-type="float" office:value="0.472731">
            <text:p>0.472731</text:p>
          </table:table-cell>
          <table:table-cell office:value-type="float" office:value="0.338336">
            <text:p>0.338336</text:p>
          </table:table-cell>
          <table:table-cell office:value-type="float" office:value="0.00722408">
            <text:p>0.00722408</text:p>
          </table:table-cell>
          <table:table-cell office:value-type="float" office:value="0.830302">
            <text:p>0.830302</text:p>
          </table:table-cell>
          <table:table-cell office:value-type="float" office:value="0.413496">
            <text:p>0.413496</text:p>
          </table:table-cell>
          <table:table-cell office:value-type="float" office:value="0.281865">
            <text:p>0.281865</text:p>
          </table:table-cell>
          <table:table-cell table:number-columns-repeated="14"/>
        </table:table-row>
        <table:table-row table:style-name="ro1">
          <table:table-cell office:value-type="float" office:value="7.0375">
            <text:p>7.0375</text:p>
          </table:table-cell>
          <table:table-cell office:value-type="float" office:value="-0.00096842">
            <text:p>-0.00096842</text:p>
          </table:table-cell>
          <table:table-cell office:value-type="float" office:value="1.04028">
            <text:p>1.04028</text:p>
          </table:table-cell>
          <table:table-cell office:value-type="float" office:value="0.627234">
            <text:p>0.627234</text:p>
          </table:table-cell>
          <table:table-cell office:value-type="float" office:value="0.377954">
            <text:p>0.377954</text:p>
          </table:table-cell>
          <table:table-cell table:style-name="ce1" office:value-type="float" office:value="0.0000374255">
            <text:p>3.74E-005</text:p>
          </table:table-cell>
          <table:table-cell office:value-type="float" office:value="0.958125">
            <text:p>0.958125</text:p>
          </table:table-cell>
          <table:table-cell office:value-type="float" office:value="0.553848">
            <text:p>0.553848</text:p>
          </table:table-cell>
          <table:table-cell office:value-type="float" office:value="0.282107">
            <text:p>0.282107</text:p>
          </table:table-cell>
          <table:table-cell office:value-type="float" office:value="0.000835467">
            <text:p>0.000835467</text:p>
          </table:table-cell>
          <table:table-cell office:value-type="float" office:value="0.829927">
            <text:p>0.829927</text:p>
          </table:table-cell>
          <table:table-cell office:value-type="float" office:value="0.472427">
            <text:p>0.472427</text:p>
          </table:table-cell>
          <table:table-cell office:value-type="float" office:value="0.337589">
            <text:p>0.337589</text:p>
          </table:table-cell>
          <table:table-cell office:value-type="float" office:value="0.00756867">
            <text:p>0.00756867</text:p>
          </table:table-cell>
          <table:table-cell office:value-type="float" office:value="0.830483">
            <text:p>0.830483</text:p>
          </table:table-cell>
          <table:table-cell office:value-type="float" office:value="0.412774">
            <text:p>0.412774</text:p>
          </table:table-cell>
          <table:table-cell office:value-type="float" office:value="0.281442">
            <text:p>0.281442</text:p>
          </table:table-cell>
          <table:table-cell table:number-columns-repeated="14"/>
        </table:table-row>
        <table:table-row table:style-name="ro1">
          <table:table-cell office:value-type="float" office:value="7.0625">
            <text:p>7.0625</text:p>
          </table:table-cell>
          <table:table-cell office:value-type="float" office:value="-0.000765083">
            <text:p>-0.000765083</text:p>
          </table:table-cell>
          <table:table-cell office:value-type="float" office:value="1.04095">
            <text:p>1.04095</text:p>
          </table:table-cell>
          <table:table-cell office:value-type="float" office:value="0.626647">
            <text:p>0.626647</text:p>
          </table:table-cell>
          <table:table-cell office:value-type="float" office:value="0.377766">
            <text:p>0.377766</text:p>
          </table:table-cell>
          <table:table-cell table:style-name="ce1" office:value-type="float" office:value="-0.0000155956">
            <text:p>-1.56E-005</text:p>
          </table:table-cell>
          <table:table-cell office:value-type="float" office:value="0.95845">
            <text:p>0.95845</text:p>
          </table:table-cell>
          <table:table-cell office:value-type="float" office:value="0.553075">
            <text:p>0.553075</text:p>
          </table:table-cell>
          <table:table-cell office:value-type="float" office:value="0.281926">
            <text:p>0.281926</text:p>
          </table:table-cell>
          <table:table-cell office:value-type="float" office:value="0.000707935">
            <text:p>0.000707935</text:p>
          </table:table-cell>
          <table:table-cell office:value-type="float" office:value="0.829967">
            <text:p>0.829967</text:p>
          </table:table-cell>
          <table:table-cell office:value-type="float" office:value="0.47215">
            <text:p>0.47215</text:p>
          </table:table-cell>
          <table:table-cell office:value-type="float" office:value="0.336811">
            <text:p>0.336811</text:p>
          </table:table-cell>
          <table:table-cell office:value-type="float" office:value="0.00798438">
            <text:p>0.00798438</text:p>
          </table:table-cell>
          <table:table-cell office:value-type="float" office:value="0.830788">
            <text:p>0.830788</text:p>
          </table:table-cell>
          <table:table-cell office:value-type="float" office:value="0.411993">
            <text:p>0.411993</text:p>
          </table:table-cell>
          <table:table-cell office:value-type="float" office:value="0.280882">
            <text:p>0.280882</text:p>
          </table:table-cell>
          <table:table-cell table:number-columns-repeated="14"/>
        </table:table-row>
        <table:table-row table:style-name="ro1">
          <table:table-cell office:value-type="float" office:value="7.0875">
            <text:p>7.0875</text:p>
          </table:table-cell>
          <table:table-cell office:value-type="float" office:value="-0.000638135">
            <text:p>-0.000638135</text:p>
          </table:table-cell>
          <table:table-cell office:value-type="float" office:value="1.04166">
            <text:p>1.04166</text:p>
          </table:table-cell>
          <table:table-cell office:value-type="float" office:value="0.626052">
            <text:p>0.626052</text:p>
          </table:table-cell>
          <table:table-cell office:value-type="float" office:value="0.377516">
            <text:p>0.377516</text:p>
          </table:table-cell>
          <table:table-cell table:style-name="ce1" office:value-type="float" office:value="-0.000000132843">
            <text:p>-1.33E-007</text:p>
          </table:table-cell>
          <table:table-cell office:value-type="float" office:value="0.958757">
            <text:p>0.958757</text:p>
          </table:table-cell>
          <table:table-cell office:value-type="float" office:value="0.552336">
            <text:p>0.552336</text:p>
          </table:table-cell>
          <table:table-cell office:value-type="float" office:value="0.281696">
            <text:p>0.281696</text:p>
          </table:table-cell>
          <table:table-cell office:value-type="float" office:value="0.000589635">
            <text:p>0.000589635</text:p>
          </table:table-cell>
          <table:table-cell office:value-type="float" office:value="0.829992">
            <text:p>0.829992</text:p>
          </table:table-cell>
          <table:table-cell office:value-type="float" office:value="0.471837">
            <text:p>0.471837</text:p>
          </table:table-cell>
          <table:table-cell office:value-type="float" office:value="0.336075">
            <text:p>0.336075</text:p>
          </table:table-cell>
          <table:table-cell office:value-type="float" office:value="0.00831208">
            <text:p>0.00831208</text:p>
          </table:table-cell>
          <table:table-cell office:value-type="float" office:value="0.831212">
            <text:p>0.831212</text:p>
          </table:table-cell>
          <table:table-cell office:value-type="float" office:value="0.411191">
            <text:p>0.411191</text:p>
          </table:table-cell>
          <table:table-cell office:value-type="float" office:value="0.280182">
            <text:p>0.280182</text:p>
          </table:table-cell>
          <table:table-cell table:number-columns-repeated="14"/>
        </table:table-row>
        <table:table-row table:style-name="ro1">
          <table:table-cell office:value-type="float" office:value="7.1125">
            <text:p>7.1125</text:p>
          </table:table-cell>
          <table:table-cell office:value-type="float" office:value="-0.000538775">
            <text:p>-0.000538775</text:p>
          </table:table-cell>
          <table:table-cell office:value-type="float" office:value="1.04222">
            <text:p>1.04222</text:p>
          </table:table-cell>
          <table:table-cell office:value-type="float" office:value="0.625429">
            <text:p>0.625429</text:p>
          </table:table-cell>
          <table:table-cell office:value-type="float" office:value="0.377277">
            <text:p>0.377277</text:p>
          </table:table-cell>
          <table:table-cell table:style-name="ce1" office:value-type="float" office:value="0.000041243">
            <text:p>4.12E-005</text:p>
          </table:table-cell>
          <table:table-cell office:value-type="float" office:value="0.95896">
            <text:p>0.95896</text:p>
          </table:table-cell>
          <table:table-cell office:value-type="float" office:value="0.551624">
            <text:p>0.551624</text:p>
          </table:table-cell>
          <table:table-cell office:value-type="float" office:value="0.28147">
            <text:p>0.28147</text:p>
          </table:table-cell>
          <table:table-cell office:value-type="float" office:value="0.000495202">
            <text:p>0.000495202</text:p>
          </table:table-cell>
          <table:table-cell office:value-type="float" office:value="0.830088">
            <text:p>0.830088</text:p>
          </table:table-cell>
          <table:table-cell office:value-type="float" office:value="0.471463">
            <text:p>0.471463</text:p>
          </table:table-cell>
          <table:table-cell office:value-type="float" office:value="0.335383">
            <text:p>0.335383</text:p>
          </table:table-cell>
          <table:table-cell office:value-type="float" office:value="0.0084166">
            <text:p>0.0084166</text:p>
          </table:table-cell>
          <table:table-cell office:value-type="float" office:value="0.83164">
            <text:p>0.83164</text:p>
          </table:table-cell>
          <table:table-cell office:value-type="float" office:value="0.41039">
            <text:p>0.41039</text:p>
          </table:table-cell>
          <table:table-cell office:value-type="float" office:value="0.279359">
            <text:p>0.279359</text:p>
          </table:table-cell>
          <table:table-cell table:number-columns-repeated="14"/>
        </table:table-row>
        <table:table-row table:style-name="ro1">
          <table:table-cell office:value-type="float" office:value="7.1375">
            <text:p>7.1375</text:p>
          </table:table-cell>
          <table:table-cell office:value-type="float" office:value="-0.000337282">
            <text:p>-0.000337282</text:p>
          </table:table-cell>
          <table:table-cell office:value-type="float" office:value="1.04268">
            <text:p>1.04268</text:p>
          </table:table-cell>
          <table:table-cell office:value-type="float" office:value="0.624795">
            <text:p>0.624795</text:p>
          </table:table-cell>
          <table:table-cell office:value-type="float" office:value="0.377017">
            <text:p>0.377017</text:p>
          </table:table-cell>
          <table:table-cell table:style-name="ce1" office:value-type="float" office:value="0.0000615093">
            <text:p>6.15E-005</text:p>
          </table:table-cell>
          <table:table-cell office:value-type="float" office:value="0.95914">
            <text:p>0.95914</text:p>
          </table:table-cell>
          <table:table-cell office:value-type="float" office:value="0.550936">
            <text:p>0.550936</text:p>
          </table:table-cell>
          <table:table-cell office:value-type="float" office:value="0.28129">
            <text:p>0.28129</text:p>
          </table:table-cell>
          <table:table-cell office:value-type="float" office:value="0.000438452">
            <text:p>0.000438452</text:p>
          </table:table-cell>
          <table:table-cell office:value-type="float" office:value="0.830393">
            <text:p>0.830393</text:p>
          </table:table-cell>
          <table:table-cell office:value-type="float" office:value="0.47112">
            <text:p>0.47112</text:p>
          </table:table-cell>
          <table:table-cell office:value-type="float" office:value="0.334719">
            <text:p>0.334719</text:p>
          </table:table-cell>
          <table:table-cell office:value-type="float" office:value="0.00827168">
            <text:p>0.00827168</text:p>
          </table:table-cell>
          <table:table-cell office:value-type="float" office:value="0.832043">
            <text:p>0.832043</text:p>
          </table:table-cell>
          <table:table-cell office:value-type="float" office:value="0.409609">
            <text:p>0.409609</text:p>
          </table:table-cell>
          <table:table-cell office:value-type="float" office:value="0.278631">
            <text:p>0.278631</text:p>
          </table:table-cell>
          <table:table-cell table:number-columns-repeated="14"/>
        </table:table-row>
        <table:table-row table:style-name="ro1">
          <table:table-cell office:value-type="float" office:value="7.1625">
            <text:p>7.1625</text:p>
          </table:table-cell>
          <table:table-cell table:style-name="ce1" office:value-type="float" office:value="-0.0000590073">
            <text:p>-5.90E-005</text:p>
          </table:table-cell>
          <table:table-cell office:value-type="float" office:value="1.04305">
            <text:p>1.04305</text:p>
          </table:table-cell>
          <table:table-cell office:value-type="float" office:value="0.624157">
            <text:p>0.624157</text:p>
          </table:table-cell>
          <table:table-cell office:value-type="float" office:value="0.376718">
            <text:p>0.376718</text:p>
          </table:table-cell>
          <table:table-cell table:style-name="ce1" office:value-type="float" office:value="0.0000182297">
            <text:p>1.82E-005</text:p>
          </table:table-cell>
          <table:table-cell office:value-type="float" office:value="0.959358">
            <text:p>0.959358</text:p>
          </table:table-cell>
          <table:table-cell office:value-type="float" office:value="0.55024">
            <text:p>0.55024</text:p>
          </table:table-cell>
          <table:table-cell office:value-type="float" office:value="0.281215">
            <text:p>0.281215</text:p>
          </table:table-cell>
          <table:table-cell office:value-type="float" office:value="0.000417183">
            <text:p>0.000417183</text:p>
          </table:table-cell>
          <table:table-cell office:value-type="float" office:value="0.830865">
            <text:p>0.830865</text:p>
          </table:table-cell>
          <table:table-cell office:value-type="float" office:value="0.470854">
            <text:p>0.470854</text:p>
          </table:table-cell>
          <table:table-cell office:value-type="float" office:value="0.334104">
            <text:p>0.334104</text:p>
          </table:table-cell>
          <table:table-cell office:value-type="float" office:value="0.00799173">
            <text:p>0.00799173</text:p>
          </table:table-cell>
          <table:table-cell office:value-type="float" office:value="0.832377">
            <text:p>0.832377</text:p>
          </table:table-cell>
          <table:table-cell office:value-type="float" office:value="0.408862">
            <text:p>0.408862</text:p>
          </table:table-cell>
          <table:table-cell office:value-type="float" office:value="0.278038">
            <text:p>0.278038</text:p>
          </table:table-cell>
          <table:table-cell table:number-columns-repeated="14"/>
        </table:table-row>
        <table:table-row table:style-name="ro1">
          <table:table-cell office:value-type="float" office:value="7.1875">
            <text:p>7.1875</text:p>
          </table:table-cell>
          <table:table-cell office:value-type="float" office:value="0.000210028">
            <text:p>0.000210028</text:p>
          </table:table-cell>
          <table:table-cell office:value-type="float" office:value="1.0433">
            <text:p>1.0433</text:p>
          </table:table-cell>
          <table:table-cell office:value-type="float" office:value="0.623581">
            <text:p>0.623581</text:p>
          </table:table-cell>
          <table:table-cell office:value-type="float" office:value="0.376384">
            <text:p>0.376384</text:p>
          </table:table-cell>
          <table:table-cell table:style-name="ce1" office:value-type="float" office:value="-0.000062054">
            <text:p>-6.21E-005</text:p>
          </table:table-cell>
          <table:table-cell office:value-type="float" office:value="0.959732">
            <text:p>0.959732</text:p>
          </table:table-cell>
          <table:table-cell office:value-type="float" office:value="0.549664">
            <text:p>0.549664</text:p>
          </table:table-cell>
          <table:table-cell office:value-type="float" office:value="0.281161">
            <text:p>0.281161</text:p>
          </table:table-cell>
          <table:table-cell office:value-type="float" office:value="0.000362882">
            <text:p>0.000362882</text:p>
          </table:table-cell>
          <table:table-cell office:value-type="float" office:value="0.83143">
            <text:p>0.83143</text:p>
          </table:table-cell>
          <table:table-cell office:value-type="float" office:value="0.47063">
            <text:p>0.47063</text:p>
          </table:table-cell>
          <table:table-cell office:value-type="float" office:value="0.333539">
            <text:p>0.333539</text:p>
          </table:table-cell>
          <table:table-cell office:value-type="float" office:value="0.00775398">
            <text:p>0.00775398</text:p>
          </table:table-cell>
          <table:table-cell office:value-type="float" office:value="0.83261">
            <text:p>0.83261</text:p>
          </table:table-cell>
          <table:table-cell office:value-type="float" office:value="0.408244">
            <text:p>0.408244</text:p>
          </table:table-cell>
          <table:table-cell office:value-type="float" office:value="0.2773">
            <text:p>0.2773</text:p>
          </table:table-cell>
          <table:table-cell table:number-columns-repeated="14"/>
        </table:table-row>
        <table:table-row table:style-name="ro1">
          <table:table-cell office:value-type="float" office:value="7.2125">
            <text:p>7.2125</text:p>
          </table:table-cell>
          <table:table-cell office:value-type="float" office:value="0.000425443">
            <text:p>0.000425443</text:p>
          </table:table-cell>
          <table:table-cell office:value-type="float" office:value="1.04359">
            <text:p>1.04359</text:p>
          </table:table-cell>
          <table:table-cell office:value-type="float" office:value="0.623041">
            <text:p>0.623041</text:p>
          </table:table-cell>
          <table:table-cell office:value-type="float" office:value="0.375963">
            <text:p>0.375963</text:p>
          </table:table-cell>
          <table:table-cell office:value-type="float" office:value="-0.0001676">
            <text:p>-0.0001676</text:p>
          </table:table-cell>
          <table:table-cell office:value-type="float" office:value="0.960073">
            <text:p>0.960073</text:p>
          </table:table-cell>
          <table:table-cell office:value-type="float" office:value="0.549227">
            <text:p>0.549227</text:p>
          </table:table-cell>
          <table:table-cell office:value-type="float" office:value="0.281018">
            <text:p>0.281018</text:p>
          </table:table-cell>
          <table:table-cell office:value-type="float" office:value="0.00020043">
            <text:p>0.00020043</text:p>
          </table:table-cell>
          <table:table-cell office:value-type="float" office:value="0.832007">
            <text:p>0.832007</text:p>
          </table:table-cell>
          <table:table-cell office:value-type="float" office:value="0.470355">
            <text:p>0.470355</text:p>
          </table:table-cell>
          <table:table-cell office:value-type="float" office:value="0.333065">
            <text:p>0.333065</text:p>
          </table:table-cell>
          <table:table-cell office:value-type="float" office:value="0.0075943">
            <text:p>0.0075943</text:p>
          </table:table-cell>
          <table:table-cell office:value-type="float" office:value="0.832835">
            <text:p>0.832835</text:p>
          </table:table-cell>
          <table:table-cell office:value-type="float" office:value="0.407909">
            <text:p>0.407909</text:p>
          </table:table-cell>
          <table:table-cell office:value-type="float" office:value="0.276347">
            <text:p>0.276347</text:p>
          </table:table-cell>
          <table:table-cell table:number-columns-repeated="14"/>
        </table:table-row>
        <table:table-row table:style-name="ro1">
          <table:table-cell office:value-type="float" office:value="7.2375">
            <text:p>7.2375</text:p>
          </table:table-cell>
          <table:table-cell office:value-type="float" office:value="0.00056461">
            <text:p>0.00056461</text:p>
          </table:table-cell>
          <table:table-cell office:value-type="float" office:value="1.04397">
            <text:p>1.04397</text:p>
          </table:table-cell>
          <table:table-cell office:value-type="float" office:value="0.622466">
            <text:p>0.622466</text:p>
          </table:table-cell>
          <table:table-cell office:value-type="float" office:value="0.375444">
            <text:p>0.375444</text:p>
          </table:table-cell>
          <table:table-cell office:value-type="float" office:value="-0.000250343">
            <text:p>-0.000250343</text:p>
          </table:table-cell>
          <table:table-cell office:value-type="float" office:value="0.960492">
            <text:p>0.960492</text:p>
          </table:table-cell>
          <table:table-cell office:value-type="float" office:value="0.54883">
            <text:p>0.54883</text:p>
          </table:table-cell>
          <table:table-cell office:value-type="float" office:value="0.280791">
            <text:p>0.280791</text:p>
          </table:table-cell>
          <table:table-cell table:style-name="ce1" office:value-type="float" office:value="-0.0000603457">
            <text:p>-6.03E-005</text:p>
          </table:table-cell>
          <table:table-cell office:value-type="float" office:value="0.832508">
            <text:p>0.832508</text:p>
          </table:table-cell>
          <table:table-cell office:value-type="float" office:value="0.47003">
            <text:p>0.47003</text:p>
          </table:table-cell>
          <table:table-cell office:value-type="float" office:value="0.332669">
            <text:p>0.332669</text:p>
          </table:table-cell>
          <table:table-cell office:value-type="float" office:value="0.00740468">
            <text:p>0.00740468</text:p>
          </table:table-cell>
          <table:table-cell office:value-type="float" office:value="0.832908">
            <text:p>0.832908</text:p>
          </table:table-cell>
          <table:table-cell office:value-type="float" office:value="0.4079">
            <text:p>0.4079</text:p>
          </table:table-cell>
          <table:table-cell office:value-type="float" office:value="0.275264">
            <text:p>0.275264</text:p>
          </table:table-cell>
          <table:table-cell table:number-columns-repeated="14"/>
        </table:table-row>
        <table:table-row table:style-name="ro1">
          <table:table-cell office:value-type="float" office:value="7.2625">
            <text:p>7.2625</text:p>
          </table:table-cell>
          <table:table-cell office:value-type="float" office:value="0.000610175">
            <text:p>0.000610175</text:p>
          </table:table-cell>
          <table:table-cell office:value-type="float" office:value="1.04446">
            <text:p>1.04446</text:p>
          </table:table-cell>
          <table:table-cell office:value-type="float" office:value="0.621854">
            <text:p>0.621854</text:p>
          </table:table-cell>
          <table:table-cell office:value-type="float" office:value="0.374918">
            <text:p>0.374918</text:p>
          </table:table-cell>
          <table:table-cell office:value-type="float" office:value="-0.000263723">
            <text:p>-0.000263723</text:p>
          </table:table-cell>
          <table:table-cell office:value-type="float" office:value="0.960962">
            <text:p>0.960962</text:p>
          </table:table-cell>
          <table:table-cell office:value-type="float" office:value="0.548402">
            <text:p>0.548402</text:p>
          </table:table-cell>
          <table:table-cell office:value-type="float" office:value="0.280593">
            <text:p>0.280593</text:p>
          </table:table-cell>
          <table:table-cell office:value-type="float" office:value="-0.000360217">
            <text:p>-0.000360217</text:p>
          </table:table-cell>
          <table:table-cell office:value-type="float" office:value="0.832993">
            <text:p>0.832993</text:p>
          </table:table-cell>
          <table:table-cell office:value-type="float" office:value="0.469724">
            <text:p>0.469724</text:p>
          </table:table-cell>
          <table:table-cell office:value-type="float" office:value="0.332302">
            <text:p>0.332302</text:p>
          </table:table-cell>
          <table:table-cell office:value-type="float" office:value="0.0071468">
            <text:p>0.0071468</text:p>
          </table:table-cell>
          <table:table-cell office:value-type="float" office:value="0.832975">
            <text:p>0.832975</text:p>
          </table:table-cell>
          <table:table-cell office:value-type="float" office:value="0.408113">
            <text:p>0.408113</text:p>
          </table:table-cell>
          <table:table-cell office:value-type="float" office:value="0.274046">
            <text:p>0.274046</text:p>
          </table:table-cell>
          <table:table-cell table:number-columns-repeated="14"/>
        </table:table-row>
        <table:table-row table:style-name="ro1">
          <table:table-cell office:value-type="float" office:value="7.2875">
            <text:p>7.2875</text:p>
          </table:table-cell>
          <table:table-cell office:value-type="float" office:value="0.000596038">
            <text:p>0.000596038</text:p>
          </table:table-cell>
          <table:table-cell office:value-type="float" office:value="1.04502">
            <text:p>1.04502</text:p>
          </table:table-cell>
          <table:table-cell office:value-type="float" office:value="0.621289">
            <text:p>0.621289</text:p>
          </table:table-cell>
          <table:table-cell office:value-type="float" office:value="0.374508">
            <text:p>0.374508</text:p>
          </table:table-cell>
          <table:table-cell office:value-type="float" office:value="-0.000249798">
            <text:p>-0.000249798</text:p>
          </table:table-cell>
          <table:table-cell office:value-type="float" office:value="0.961352">
            <text:p>0.961352</text:p>
          </table:table-cell>
          <table:table-cell office:value-type="float" office:value="0.54791">
            <text:p>0.54791</text:p>
          </table:table-cell>
          <table:table-cell office:value-type="float" office:value="0.280407">
            <text:p>0.280407</text:p>
          </table:table-cell>
          <table:table-cell office:value-type="float" office:value="-0.000644388">
            <text:p>-0.000644388</text:p>
          </table:table-cell>
          <table:table-cell office:value-type="float" office:value="0.833322">
            <text:p>0.833322</text:p>
          </table:table-cell>
          <table:table-cell office:value-type="float" office:value="0.469418">
            <text:p>0.469418</text:p>
          </table:table-cell>
          <table:table-cell office:value-type="float" office:value="0.331912">
            <text:p>0.331912</text:p>
          </table:table-cell>
          <table:table-cell office:value-type="float" office:value="0.00695838">
            <text:p>0.00695838</text:p>
          </table:table-cell>
          <table:table-cell office:value-type="float" office:value="0.83296">
            <text:p>0.83296</text:p>
          </table:table-cell>
          <table:table-cell office:value-type="float" office:value="0.408434">
            <text:p>0.408434</text:p>
          </table:table-cell>
          <table:table-cell office:value-type="float" office:value="0.272751">
            <text:p>0.272751</text:p>
          </table:table-cell>
          <table:table-cell table:number-columns-repeated="14"/>
        </table:table-row>
        <table:table-row table:style-name="ro1">
          <table:table-cell office:value-type="float" office:value="7.3125">
            <text:p>7.3125</text:p>
          </table:table-cell>
          <table:table-cell office:value-type="float" office:value="0.000578403">
            <text:p>0.000578403</text:p>
          </table:table-cell>
          <table:table-cell office:value-type="float" office:value="1.04549">
            <text:p>1.04549</text:p>
          </table:table-cell>
          <table:table-cell office:value-type="float" office:value="0.620768">
            <text:p>0.620768</text:p>
          </table:table-cell>
          <table:table-cell office:value-type="float" office:value="0.374253">
            <text:p>0.374253</text:p>
          </table:table-cell>
          <table:table-cell office:value-type="float" office:value="-0.000284273">
            <text:p>-0.000284273</text:p>
          </table:table-cell>
          <table:table-cell office:value-type="float" office:value="0.961788">
            <text:p>0.961788</text:p>
          </table:table-cell>
          <table:table-cell office:value-type="float" office:value="0.547408">
            <text:p>0.547408</text:p>
          </table:table-cell>
          <table:table-cell office:value-type="float" office:value="0.280127">
            <text:p>0.280127</text:p>
          </table:table-cell>
          <table:table-cell office:value-type="float" office:value="-0.000907568">
            <text:p>-0.000907568</text:p>
          </table:table-cell>
          <table:table-cell office:value-type="float" office:value="0.833498">
            <text:p>0.833498</text:p>
          </table:table-cell>
          <table:table-cell office:value-type="float" office:value="0.469019">
            <text:p>0.469019</text:p>
          </table:table-cell>
          <table:table-cell office:value-type="float" office:value="0.331506">
            <text:p>0.331506</text:p>
          </table:table-cell>
          <table:table-cell office:value-type="float" office:value="0.00694238">
            <text:p>0.00694238</text:p>
          </table:table-cell>
          <table:table-cell office:value-type="float" office:value="0.83307">
            <text:p>0.83307</text:p>
          </table:table-cell>
          <table:table-cell office:value-type="float" office:value="0.408689">
            <text:p>0.408689</text:p>
          </table:table-cell>
          <table:table-cell office:value-type="float" office:value="0.27167">
            <text:p>0.27167</text:p>
          </table:table-cell>
          <table:table-cell table:number-columns-repeated="14"/>
        </table:table-row>
        <table:table-row table:style-name="ro1">
          <table:table-cell office:value-type="float" office:value="7.3375">
            <text:p>7.3375</text:p>
          </table:table-cell>
          <table:table-cell office:value-type="float" office:value="0.000563617">
            <text:p>0.000563617</text:p>
          </table:table-cell>
          <table:table-cell office:value-type="float" office:value="1.04603">
            <text:p>1.04603</text:p>
          </table:table-cell>
          <table:table-cell office:value-type="float" office:value="0.620269">
            <text:p>0.620269</text:p>
          </table:table-cell>
          <table:table-cell office:value-type="float" office:value="0.374077">
            <text:p>0.374077</text:p>
          </table:table-cell>
          <table:table-cell office:value-type="float" office:value="-0.000342797">
            <text:p>-0.000342797</text:p>
          </table:table-cell>
          <table:table-cell office:value-type="float" office:value="0.962235">
            <text:p>0.962235</text:p>
          </table:table-cell>
          <table:table-cell office:value-type="float" office:value="0.547002">
            <text:p>0.547002</text:p>
          </table:table-cell>
          <table:table-cell office:value-type="float" office:value="0.279743">
            <text:p>0.279743</text:p>
          </table:table-cell>
          <table:table-cell office:value-type="float" office:value="-0.00115412">
            <text:p>-0.00115412</text:p>
          </table:table-cell>
          <table:table-cell office:value-type="float" office:value="0.833583">
            <text:p>0.833583</text:p>
          </table:table-cell>
          <table:table-cell office:value-type="float" office:value="0.468538">
            <text:p>0.468538</text:p>
          </table:table-cell>
          <table:table-cell office:value-type="float" office:value="0.331146">
            <text:p>0.331146</text:p>
          </table:table-cell>
          <table:table-cell office:value-type="float" office:value="0.0070208">
            <text:p>0.0070208</text:p>
          </table:table-cell>
          <table:table-cell office:value-type="float" office:value="0.833247">
            <text:p>0.833247</text:p>
          </table:table-cell>
          <table:table-cell office:value-type="float" office:value="0.408718">
            <text:p>0.408718</text:p>
          </table:table-cell>
          <table:table-cell office:value-type="float" office:value="0.270876">
            <text:p>0.270876</text:p>
          </table:table-cell>
          <table:table-cell table:number-columns-repeated="14"/>
        </table:table-row>
        <table:table-row table:style-name="ro1">
          <table:table-cell office:value-type="float" office:value="7.3625">
            <text:p>7.3625</text:p>
          </table:table-cell>
          <table:table-cell office:value-type="float" office:value="0.000540577">
            <text:p>0.000540577</text:p>
          </table:table-cell>
          <table:table-cell office:value-type="float" office:value="1.04657">
            <text:p>1.04657</text:p>
          </table:table-cell>
          <table:table-cell office:value-type="float" office:value="0.619774">
            <text:p>0.619774</text:p>
          </table:table-cell>
          <table:table-cell office:value-type="float" office:value="0.373989">
            <text:p>0.373989</text:p>
          </table:table-cell>
          <table:table-cell office:value-type="float" office:value="-0.00035514">
            <text:p>-0.00035514</text:p>
          </table:table-cell>
          <table:table-cell office:value-type="float" office:value="0.962708">
            <text:p>0.962708</text:p>
          </table:table-cell>
          <table:table-cell office:value-type="float" office:value="0.546771">
            <text:p>0.546771</text:p>
          </table:table-cell>
          <table:table-cell office:value-type="float" office:value="0.279381">
            <text:p>0.279381</text:p>
          </table:table-cell>
          <table:table-cell office:value-type="float" office:value="-0.00138806">
            <text:p>-0.00138806</text:p>
          </table:table-cell>
          <table:table-cell office:value-type="float" office:value="0.833603">
            <text:p>0.833603</text:p>
          </table:table-cell>
          <table:table-cell office:value-type="float" office:value="0.468061">
            <text:p>0.468061</text:p>
          </table:table-cell>
          <table:table-cell office:value-type="float" office:value="0.330905">
            <text:p>0.330905</text:p>
          </table:table-cell>
          <table:table-cell office:value-type="float" office:value="0.00714253">
            <text:p>0.00714253</text:p>
          </table:table-cell>
          <table:table-cell office:value-type="float" office:value="0.833282">
            <text:p>0.833282</text:p>
          </table:table-cell>
          <table:table-cell office:value-type="float" office:value="0.408432">
            <text:p>0.408432</text:p>
          </table:table-cell>
          <table:table-cell office:value-type="float" office:value="0.270383">
            <text:p>0.270383</text:p>
          </table:table-cell>
          <table:table-cell table:number-columns-repeated="14"/>
        </table:table-row>
        <table:table-row table:style-name="ro1">
          <table:table-cell office:value-type="float" office:value="7.3875">
            <text:p>7.3875</text:p>
          </table:table-cell>
          <table:table-cell office:value-type="float" office:value="0.000458375">
            <text:p>0.000458375</text:p>
          </table:table-cell>
          <table:table-cell office:value-type="float" office:value="1.04716">
            <text:p>1.04716</text:p>
          </table:table-cell>
          <table:table-cell office:value-type="float" office:value="0.619258">
            <text:p>0.619258</text:p>
          </table:table-cell>
          <table:table-cell office:value-type="float" office:value="0.373946">
            <text:p>0.373946</text:p>
          </table:table-cell>
          <table:table-cell office:value-type="float" office:value="-0.000308788">
            <text:p>-0.000308788</text:p>
          </table:table-cell>
          <table:table-cell office:value-type="float" office:value="0.963335">
            <text:p>0.963335</text:p>
          </table:table-cell>
          <table:table-cell office:value-type="float" office:value="0.546629">
            <text:p>0.546629</text:p>
          </table:table-cell>
          <table:table-cell office:value-type="float" office:value="0.279133">
            <text:p>0.279133</text:p>
          </table:table-cell>
          <table:table-cell office:value-type="float" office:value="-0.00165983">
            <text:p>-0.00165983</text:p>
          </table:table-cell>
          <table:table-cell office:value-type="float" office:value="0.83357">
            <text:p>0.83357</text:p>
          </table:table-cell>
          <table:table-cell office:value-type="float" office:value="0.467691">
            <text:p>0.467691</text:p>
          </table:table-cell>
          <table:table-cell office:value-type="float" office:value="0.330832">
            <text:p>0.330832</text:p>
          </table:table-cell>
          <table:table-cell office:value-type="float" office:value="0.00735642">
            <text:p>0.00735642</text:p>
          </table:table-cell>
          <table:table-cell office:value-type="float" office:value="0.833158">
            <text:p>0.833158</text:p>
          </table:table-cell>
          <table:table-cell office:value-type="float" office:value="0.407827">
            <text:p>0.407827</text:p>
          </table:table-cell>
          <table:table-cell office:value-type="float" office:value="0.270101">
            <text:p>0.270101</text:p>
          </table:table-cell>
          <table:table-cell table:number-columns-repeated="14"/>
        </table:table-row>
        <table:table-row table:style-name="ro1">
          <table:table-cell office:value-type="float" office:value="7.4125">
            <text:p>7.4125</text:p>
          </table:table-cell>
          <table:table-cell office:value-type="float" office:value="0.000256167">
            <text:p>0.000256167</text:p>
          </table:table-cell>
          <table:table-cell office:value-type="float" office:value="1.04789">
            <text:p>1.04789</text:p>
          </table:table-cell>
          <table:table-cell office:value-type="float" office:value="0.61869">
            <text:p>0.61869</text:p>
          </table:table-cell>
          <table:table-cell office:value-type="float" office:value="0.373888">
            <text:p>0.373888</text:p>
          </table:table-cell>
          <table:table-cell office:value-type="float" office:value="-0.000257987">
            <text:p>-0.000257987</text:p>
          </table:table-cell>
          <table:table-cell office:value-type="float" office:value="0.964035">
            <text:p>0.964035</text:p>
          </table:table-cell>
          <table:table-cell office:value-type="float" office:value="0.546502">
            <text:p>0.546502</text:p>
          </table:table-cell>
          <table:table-cell office:value-type="float" office:value="0.27897">
            <text:p>0.27897</text:p>
          </table:table-cell>
          <table:table-cell office:value-type="float" office:value="-0.00202822">
            <text:p>-0.00202822</text:p>
          </table:table-cell>
          <table:table-cell office:value-type="float" office:value="0.833525">
            <text:p>0.833525</text:p>
          </table:table-cell>
          <table:table-cell office:value-type="float" office:value="0.467391">
            <text:p>0.467391</text:p>
          </table:table-cell>
          <table:table-cell office:value-type="float" office:value="0.330906">
            <text:p>0.330906</text:p>
          </table:table-cell>
          <table:table-cell office:value-type="float" office:value="0.00765098">
            <text:p>0.00765098</text:p>
          </table:table-cell>
          <table:table-cell office:value-type="float" office:value="0.832875">
            <text:p>0.832875</text:p>
          </table:table-cell>
          <table:table-cell office:value-type="float" office:value="0.40699">
            <text:p>0.40699</text:p>
          </table:table-cell>
          <table:table-cell office:value-type="float" office:value="0.269886">
            <text:p>0.269886</text:p>
          </table:table-cell>
          <table:table-cell table:number-columns-repeated="14"/>
        </table:table-row>
        <table:table-row table:style-name="ro1">
          <table:table-cell office:value-type="float" office:value="7.4375">
            <text:p>7.4375</text:p>
          </table:table-cell>
          <table:table-cell table:style-name="ce1" office:value-type="float" office:value="-0.0000214803">
            <text:p>-2.15E-005</text:p>
          </table:table-cell>
          <table:table-cell office:value-type="float" office:value="1.04869">
            <text:p>1.04869</text:p>
          </table:table-cell>
          <table:table-cell office:value-type="float" office:value="0.61814">
            <text:p>0.61814</text:p>
          </table:table-cell>
          <table:table-cell office:value-type="float" office:value="0.373772">
            <text:p>0.373772</text:p>
          </table:table-cell>
          <table:table-cell office:value-type="float" office:value="-0.000249178">
            <text:p>-0.000249178</text:p>
          </table:table-cell>
          <table:table-cell office:value-type="float" office:value="0.964682">
            <text:p>0.964682</text:p>
          </table:table-cell>
          <table:table-cell office:value-type="float" office:value="0.546204">
            <text:p>0.546204</text:p>
          </table:table-cell>
          <table:table-cell office:value-type="float" office:value="0.27881">
            <text:p>0.27881</text:p>
          </table:table-cell>
          <table:table-cell office:value-type="float" office:value="-0.00251413">
            <text:p>-0.00251413</text:p>
          </table:table-cell>
          <table:table-cell office:value-type="float" office:value="0.833628">
            <text:p>0.833628</text:p>
          </table:table-cell>
          <table:table-cell office:value-type="float" office:value="0.46713">
            <text:p>0.46713</text:p>
          </table:table-cell>
          <table:table-cell office:value-type="float" office:value="0.330996">
            <text:p>0.330996</text:p>
          </table:table-cell>
          <table:table-cell office:value-type="float" office:value="0.00792083">
            <text:p>0.00792083</text:p>
          </table:table-cell>
          <table:table-cell office:value-type="float" office:value="0.83245">
            <text:p>0.83245</text:p>
          </table:table-cell>
          <table:table-cell office:value-type="float" office:value="0.405981">
            <text:p>0.405981</text:p>
          </table:table-cell>
          <table:table-cell office:value-type="float" office:value="0.269768">
            <text:p>0.269768</text:p>
          </table:table-cell>
          <table:table-cell table:number-columns-repeated="14"/>
        </table:table-row>
        <table:table-row table:style-name="ro1">
          <table:table-cell office:value-type="float" office:value="7.4625">
            <text:p>7.4625</text:p>
          </table:table-cell>
          <table:table-cell office:value-type="float" office:value="-0.000260547">
            <text:p>-0.000260547</text:p>
          </table:table-cell>
          <table:table-cell office:value-type="float" office:value="1.04936">
            <text:p>1.04936</text:p>
          </table:table-cell>
          <table:table-cell office:value-type="float" office:value="0.617578">
            <text:p>0.617578</text:p>
          </table:table-cell>
          <table:table-cell office:value-type="float" office:value="0.373517">
            <text:p>0.373517</text:p>
          </table:table-cell>
          <table:table-cell office:value-type="float" office:value="-0.000234765">
            <text:p>-0.000234765</text:p>
          </table:table-cell>
          <table:table-cell office:value-type="float" office:value="0.965432">
            <text:p>0.965432</text:p>
          </table:table-cell>
          <table:table-cell office:value-type="float" office:value="0.54569">
            <text:p>0.54569</text:p>
          </table:table-cell>
          <table:table-cell office:value-type="float" office:value="0.278655">
            <text:p>0.278655</text:p>
          </table:table-cell>
          <table:table-cell office:value-type="float" office:value="-0.00310643">
            <text:p>-0.00310643</text:p>
          </table:table-cell>
          <table:table-cell office:value-type="float" office:value="0.833853">
            <text:p>0.833853</text:p>
          </table:table-cell>
          <table:table-cell office:value-type="float" office:value="0.466802">
            <text:p>0.466802</text:p>
          </table:table-cell>
          <table:table-cell office:value-type="float" office:value="0.330974">
            <text:p>0.330974</text:p>
          </table:table-cell>
          <table:table-cell office:value-type="float" office:value="0.00810082">
            <text:p>0.00810082</text:p>
          </table:table-cell>
          <table:table-cell office:value-type="float" office:value="0.831807">
            <text:p>0.831807</text:p>
          </table:table-cell>
          <table:table-cell office:value-type="float" office:value="0.404926">
            <text:p>0.404926</text:p>
          </table:table-cell>
          <table:table-cell office:value-type="float" office:value="0.269836">
            <text:p>0.269836</text:p>
          </table:table-cell>
          <table:table-cell table:number-columns-repeated="14"/>
        </table:table-row>
        <table:table-row table:style-name="ro1">
          <table:table-cell office:value-type="float" office:value="7.4875">
            <text:p>7.4875</text:p>
          </table:table-cell>
          <table:table-cell office:value-type="float" office:value="-0.000350457">
            <text:p>-0.000350457</text:p>
          </table:table-cell>
          <table:table-cell office:value-type="float" office:value="1.04999">
            <text:p>1.04999</text:p>
          </table:table-cell>
          <table:table-cell office:value-type="float" office:value="0.617088">
            <text:p>0.617088</text:p>
          </table:table-cell>
          <table:table-cell office:value-type="float" office:value="0.373132">
            <text:p>0.373132</text:p>
          </table:table-cell>
          <table:table-cell office:value-type="float" office:value="-0.000162067">
            <text:p>-0.000162067</text:p>
          </table:table-cell>
          <table:table-cell office:value-type="float" office:value="0.966173">
            <text:p>0.966173</text:p>
          </table:table-cell>
          <table:table-cell office:value-type="float" office:value="0.545117">
            <text:p>0.545117</text:p>
          </table:table-cell>
          <table:table-cell office:value-type="float" office:value="0.278566">
            <text:p>0.278566</text:p>
          </table:table-cell>
          <table:table-cell office:value-type="float" office:value="-0.00377245">
            <text:p>-0.00377245</text:p>
          </table:table-cell>
          <table:table-cell office:value-type="float" office:value="0.834245">
            <text:p>0.834245</text:p>
          </table:table-cell>
          <table:table-cell office:value-type="float" office:value="0.466386">
            <text:p>0.466386</text:p>
          </table:table-cell>
          <table:table-cell office:value-type="float" office:value="0.330805">
            <text:p>0.330805</text:p>
          </table:table-cell>
          <table:table-cell office:value-type="float" office:value="0.00824715">
            <text:p>0.00824715</text:p>
          </table:table-cell>
          <table:table-cell office:value-type="float" office:value="0.831065">
            <text:p>0.831065</text:p>
          </table:table-cell>
          <table:table-cell office:value-type="float" office:value="0.40389">
            <text:p>0.40389</text:p>
          </table:table-cell>
          <table:table-cell office:value-type="float" office:value="0.270051">
            <text:p>0.270051</text:p>
          </table:table-cell>
          <table:table-cell table:number-columns-repeated="14"/>
        </table:table-row>
        <table:table-row table:style-name="ro1">
          <table:table-cell office:value-type="float" office:value="7.5125">
            <text:p>7.5125</text:p>
          </table:table-cell>
          <table:table-cell office:value-type="float" office:value="-0.000314332">
            <text:p>-0.000314332</text:p>
          </table:table-cell>
          <table:table-cell office:value-type="float" office:value="1.05046">
            <text:p>1.05046</text:p>
          </table:table-cell>
          <table:table-cell office:value-type="float" office:value="0.616709">
            <text:p>0.616709</text:p>
          </table:table-cell>
          <table:table-cell office:value-type="float" office:value="0.372745">
            <text:p>0.372745</text:p>
          </table:table-cell>
          <table:table-cell table:style-name="ce1" office:value-type="float" office:value="-0.0000366855">
            <text:p>-3.67E-005</text:p>
          </table:table-cell>
          <table:table-cell office:value-type="float" office:value="0.967015">
            <text:p>0.967015</text:p>
          </table:table-cell>
          <table:table-cell office:value-type="float" office:value="0.544597">
            <text:p>0.544597</text:p>
          </table:table-cell>
          <table:table-cell office:value-type="float" office:value="0.278489">
            <text:p>0.278489</text:p>
          </table:table-cell>
          <table:table-cell office:value-type="float" office:value="-0.00444657">
            <text:p>-0.00444657</text:p>
          </table:table-cell>
          <table:table-cell office:value-type="float" office:value="0.834667">
            <text:p>0.834667</text:p>
          </table:table-cell>
          <table:table-cell office:value-type="float" office:value="0.465912">
            <text:p>0.465912</text:p>
          </table:table-cell>
          <table:table-cell office:value-type="float" office:value="0.330506">
            <text:p>0.330506</text:p>
          </table:table-cell>
          <table:table-cell office:value-type="float" office:value="0.00837948">
            <text:p>0.00837948</text:p>
          </table:table-cell>
          <table:table-cell office:value-type="float" office:value="0.830477">
            <text:p>0.830477</text:p>
          </table:table-cell>
          <table:table-cell office:value-type="float" office:value="0.403004">
            <text:p>0.403004</text:p>
          </table:table-cell>
          <table:table-cell office:value-type="float" office:value="0.27021">
            <text:p>0.27021</text:p>
          </table:table-cell>
          <table:table-cell table:number-columns-repeated="14"/>
        </table:table-row>
        <table:table-row table:style-name="ro1">
          <table:table-cell office:value-type="float" office:value="7.5375">
            <text:p>7.5375</text:p>
          </table:table-cell>
          <table:table-cell office:value-type="float" office:value="-0.00026186">
            <text:p>-0.00026186</text:p>
          </table:table-cell>
          <table:table-cell office:value-type="float" office:value="1.05087">
            <text:p>1.05087</text:p>
          </table:table-cell>
          <table:table-cell office:value-type="float" office:value="0.616489">
            <text:p>0.616489</text:p>
          </table:table-cell>
          <table:table-cell office:value-type="float" office:value="0.372448">
            <text:p>0.372448</text:p>
          </table:table-cell>
          <table:table-cell table:style-name="ce1" office:value-type="float" office:value="0.00009415">
            <text:p>9.42E-005</text:p>
          </table:table-cell>
          <table:table-cell office:value-type="float" office:value="0.967765">
            <text:p>0.967765</text:p>
          </table:table-cell>
          <table:table-cell office:value-type="float" office:value="0.544179">
            <text:p>0.544179</text:p>
          </table:table-cell>
          <table:table-cell office:value-type="float" office:value="0.27838">
            <text:p>0.27838</text:p>
          </table:table-cell>
          <table:table-cell office:value-type="float" office:value="-0.00503352">
            <text:p>-0.00503352</text:p>
          </table:table-cell>
          <table:table-cell office:value-type="float" office:value="0.835082">
            <text:p>0.835082</text:p>
          </table:table-cell>
          <table:table-cell office:value-type="float" office:value="0.465437">
            <text:p>0.465437</text:p>
          </table:table-cell>
          <table:table-cell office:value-type="float" office:value="0.330069">
            <text:p>0.330069</text:p>
          </table:table-cell>
          <table:table-cell office:value-type="float" office:value="0.00846665">
            <text:p>0.00846665</text:p>
          </table:table-cell>
          <table:table-cell office:value-type="float" office:value="0.830083">
            <text:p>0.830083</text:p>
          </table:table-cell>
          <table:table-cell office:value-type="float" office:value="0.402352">
            <text:p>0.402352</text:p>
          </table:table-cell>
          <table:table-cell office:value-type="float" office:value="0.270132">
            <text:p>0.270132</text:p>
          </table:table-cell>
          <table:table-cell table:number-columns-repeated="14"/>
        </table:table-row>
        <table:table-row table:style-name="ro1">
          <table:table-cell office:value-type="float" office:value="7.5625">
            <text:p>7.5625</text:p>
          </table:table-cell>
          <table:table-cell office:value-type="float" office:value="-0.000179197">
            <text:p>-0.000179197</text:p>
          </table:table-cell>
          <table:table-cell office:value-type="float" office:value="1.0512">
            <text:p>1.0512</text:p>
          </table:table-cell>
          <table:table-cell office:value-type="float" office:value="0.616455">
            <text:p>0.616455</text:p>
          </table:table-cell>
          <table:table-cell office:value-type="float" office:value="0.372234">
            <text:p>0.372234</text:p>
          </table:table-cell>
          <table:table-cell office:value-type="float" office:value="0.000177077">
            <text:p>0.000177077</text:p>
          </table:table-cell>
          <table:table-cell office:value-type="float" office:value="0.968337">
            <text:p>0.968337</text:p>
          </table:table-cell>
          <table:table-cell office:value-type="float" office:value="0.543806">
            <text:p>0.543806</text:p>
          </table:table-cell>
          <table:table-cell office:value-type="float" office:value="0.278231">
            <text:p>0.278231</text:p>
          </table:table-cell>
          <table:table-cell office:value-type="float" office:value="-0.00542127">
            <text:p>-0.00542127</text:p>
          </table:table-cell>
          <table:table-cell office:value-type="float" office:value="0.835487">
            <text:p>0.835487</text:p>
          </table:table-cell>
          <table:table-cell office:value-type="float" office:value="0.464949">
            <text:p>0.464949</text:p>
          </table:table-cell>
          <table:table-cell office:value-type="float" office:value="0.329565">
            <text:p>0.329565</text:p>
          </table:table-cell>
          <table:table-cell office:value-type="float" office:value="0.00849947">
            <text:p>0.00849947</text:p>
          </table:table-cell>
          <table:table-cell office:value-type="float" office:value="0.82981">
            <text:p>0.82981</text:p>
          </table:table-cell>
          <table:table-cell office:value-type="float" office:value="0.401883">
            <text:p>0.401883</text:p>
          </table:table-cell>
          <table:table-cell office:value-type="float" office:value="0.269923">
            <text:p>0.269923</text:p>
          </table:table-cell>
          <table:table-cell table:number-columns-repeated="14"/>
        </table:table-row>
        <table:table-row table:style-name="ro1">
          <table:table-cell office:value-type="float" office:value="7.5875">
            <text:p>7.5875</text:p>
          </table:table-cell>
          <table:table-cell table:style-name="ce1" office:value-type="float" office:value="-0.0000346227">
            <text:p>-3.46E-005</text:p>
          </table:table-cell>
          <table:table-cell office:value-type="float" office:value="1.05157">
            <text:p>1.05157</text:p>
          </table:table-cell>
          <table:table-cell office:value-type="float" office:value="0.616475">
            <text:p>0.616475</text:p>
          </table:table-cell>
          <table:table-cell office:value-type="float" office:value="0.372018">
            <text:p>0.372018</text:p>
          </table:table-cell>
          <table:table-cell office:value-type="float" office:value="0.000221867">
            <text:p>0.000221867</text:p>
          </table:table-cell>
          <table:table-cell office:value-type="float" office:value="0.968767">
            <text:p>0.968767</text:p>
          </table:table-cell>
          <table:table-cell office:value-type="float" office:value="0.543476">
            <text:p>0.543476</text:p>
          </table:table-cell>
          <table:table-cell office:value-type="float" office:value="0.278049">
            <text:p>0.278049</text:p>
          </table:table-cell>
          <table:table-cell office:value-type="float" office:value="-0.00558418">
            <text:p>-0.00558418</text:p>
          </table:table-cell>
          <table:table-cell office:value-type="float" office:value="0.835853">
            <text:p>0.835853</text:p>
          </table:table-cell>
          <table:table-cell office:value-type="float" office:value="0.464476">
            <text:p>0.464476</text:p>
          </table:table-cell>
          <table:table-cell office:value-type="float" office:value="0.329057">
            <text:p>0.329057</text:p>
          </table:table-cell>
          <table:table-cell office:value-type="float" office:value="0.00848678">
            <text:p>0.00848678</text:p>
          </table:table-cell>
          <table:table-cell office:value-type="float" office:value="0.829688">
            <text:p>0.829688</text:p>
          </table:table-cell>
          <table:table-cell office:value-type="float" office:value="0.401497">
            <text:p>0.401497</text:p>
          </table:table-cell>
          <table:table-cell office:value-type="float" office:value="0.269787">
            <text:p>0.269787</text:p>
          </table:table-cell>
          <table:table-cell table:number-columns-repeated="14"/>
        </table:table-row>
        <table:table-row table:style-name="ro1">
          <table:table-cell office:value-type="float" office:value="7.6125">
            <text:p>7.6125</text:p>
          </table:table-cell>
          <table:table-cell office:value-type="float" office:value="0.000173577">
            <text:p>0.000173577</text:p>
          </table:table-cell>
          <table:table-cell office:value-type="float" office:value="1.05209">
            <text:p>1.05209</text:p>
          </table:table-cell>
          <table:table-cell office:value-type="float" office:value="0.616392">
            <text:p>0.616392</text:p>
          </table:table-cell>
          <table:table-cell office:value-type="float" office:value="0.371738">
            <text:p>0.371738</text:p>
          </table:table-cell>
          <table:table-cell office:value-type="float" office:value="0.000276967">
            <text:p>0.000276967</text:p>
          </table:table-cell>
          <table:table-cell office:value-type="float" office:value="0.969035">
            <text:p>0.969035</text:p>
          </table:table-cell>
          <table:table-cell office:value-type="float" office:value="0.543223">
            <text:p>0.543223</text:p>
          </table:table-cell>
          <table:table-cell office:value-type="float" office:value="0.277828">
            <text:p>0.277828</text:p>
          </table:table-cell>
          <table:table-cell office:value-type="float" office:value="-0.00559703">
            <text:p>-0.00559703</text:p>
          </table:table-cell>
          <table:table-cell office:value-type="float" office:value="0.836068">
            <text:p>0.836068</text:p>
          </table:table-cell>
          <table:table-cell office:value-type="float" office:value="0.464017">
            <text:p>0.464017</text:p>
          </table:table-cell>
          <table:table-cell office:value-type="float" office:value="0.328604">
            <text:p>0.328604</text:p>
          </table:table-cell>
          <table:table-cell office:value-type="float" office:value="0.00847022">
            <text:p>0.00847022</text:p>
          </table:table-cell>
          <table:table-cell office:value-type="float" office:value="0.8297">
            <text:p>0.8297</text:p>
          </table:table-cell>
          <table:table-cell office:value-type="float" office:value="0.401041">
            <text:p>0.401041</text:p>
          </table:table-cell>
          <table:table-cell office:value-type="float" office:value="0.269775">
            <text:p>0.269775</text:p>
          </table:table-cell>
          <table:table-cell table:number-columns-repeated="14"/>
        </table:table-row>
        <table:table-row table:style-name="ro1">
          <table:table-cell office:value-type="float" office:value="7.6375">
            <text:p>7.6375</text:p>
          </table:table-cell>
          <table:table-cell office:value-type="float" office:value="0.000442402">
            <text:p>0.000442402</text:p>
          </table:table-cell>
          <table:table-cell office:value-type="float" office:value="1.05265">
            <text:p>1.05265</text:p>
          </table:table-cell>
          <table:table-cell office:value-type="float" office:value="0.616097">
            <text:p>0.616097</text:p>
          </table:table-cell>
          <table:table-cell office:value-type="float" office:value="0.371428">
            <text:p>0.371428</text:p>
          </table:table-cell>
          <table:table-cell office:value-type="float" office:value="0.000367132">
            <text:p>0.000367132</text:p>
          </table:table-cell>
          <table:table-cell office:value-type="float" office:value="0.969297">
            <text:p>0.969297</text:p>
          </table:table-cell>
          <table:table-cell office:value-type="float" office:value="0.543001">
            <text:p>0.543001</text:p>
          </table:table-cell>
          <table:table-cell office:value-type="float" office:value="0.277709">
            <text:p>0.277709</text:p>
          </table:table-cell>
          <table:table-cell office:value-type="float" office:value="-0.00555035">
            <text:p>-0.00555035</text:p>
          </table:table-cell>
          <table:table-cell office:value-type="float" office:value="0.836267">
            <text:p>0.836267</text:p>
          </table:table-cell>
          <table:table-cell office:value-type="float" office:value="0.463576">
            <text:p>0.463576</text:p>
          </table:table-cell>
          <table:table-cell office:value-type="float" office:value="0.328192">
            <text:p>0.328192</text:p>
          </table:table-cell>
          <table:table-cell office:value-type="float" office:value="0.00847992">
            <text:p>0.00847992</text:p>
          </table:table-cell>
          <table:table-cell office:value-type="float" office:value="0.829737">
            <text:p>0.829737</text:p>
          </table:table-cell>
          <table:table-cell office:value-type="float" office:value="0.400586">
            <text:p>0.400586</text:p>
          </table:table-cell>
          <table:table-cell office:value-type="float" office:value="0.269777">
            <text:p>0.269777</text:p>
          </table:table-cell>
          <table:table-cell table:number-columns-repeated="14"/>
        </table:table-row>
        <table:table-row table:style-name="ro1">
          <table:table-cell office:value-type="float" office:value="7.6625">
            <text:p>7.6625</text:p>
          </table:table-cell>
          <table:table-cell office:value-type="float" office:value="0.000734198">
            <text:p>0.000734198</text:p>
          </table:table-cell>
          <table:table-cell office:value-type="float" office:value="1.0533">
            <text:p>1.0533</text:p>
          </table:table-cell>
          <table:table-cell office:value-type="float" office:value="0.615596">
            <text:p>0.615596</text:p>
          </table:table-cell>
          <table:table-cell office:value-type="float" office:value="0.371152">
            <text:p>0.371152</text:p>
          </table:table-cell>
          <table:table-cell office:value-type="float" office:value="0.000449107">
            <text:p>0.000449107</text:p>
          </table:table-cell>
          <table:table-cell office:value-type="float" office:value="0.96961">
            <text:p>0.96961</text:p>
          </table:table-cell>
          <table:table-cell office:value-type="float" office:value="0.542743">
            <text:p>0.542743</text:p>
          </table:table-cell>
          <table:table-cell office:value-type="float" office:value="0.277796">
            <text:p>0.277796</text:p>
          </table:table-cell>
          <table:table-cell office:value-type="float" office:value="-0.00550717">
            <text:p>-0.00550717</text:p>
          </table:table-cell>
          <table:table-cell office:value-type="float" office:value="0.8365">
            <text:p>0.8365</text:p>
          </table:table-cell>
          <table:table-cell office:value-type="float" office:value="0.463094">
            <text:p>0.463094</text:p>
          </table:table-cell>
          <table:table-cell office:value-type="float" office:value="0.32782">
            <text:p>0.32782</text:p>
          </table:table-cell>
          <table:table-cell office:value-type="float" office:value="0.00853517">
            <text:p>0.00853517</text:p>
          </table:table-cell>
          <table:table-cell office:value-type="float" office:value="0.82989">
            <text:p>0.82989</text:p>
          </table:table-cell>
          <table:table-cell office:value-type="float" office:value="0.400211">
            <text:p>0.400211</text:p>
          </table:table-cell>
          <table:table-cell office:value-type="float" office:value="0.269808">
            <text:p>0.269808</text:p>
          </table:table-cell>
          <table:table-cell table:number-columns-repeated="14"/>
        </table:table-row>
        <table:table-row table:style-name="ro1">
          <table:table-cell office:value-type="float" office:value="7.6875">
            <text:p>7.6875</text:p>
          </table:table-cell>
          <table:table-cell office:value-type="float" office:value="0.000966032">
            <text:p>0.000966032</text:p>
          </table:table-cell>
          <table:table-cell office:value-type="float" office:value="1.05386">
            <text:p>1.05386</text:p>
          </table:table-cell>
          <table:table-cell office:value-type="float" office:value="0.614993">
            <text:p>0.614993</text:p>
          </table:table-cell>
          <table:table-cell office:value-type="float" office:value="0.370908">
            <text:p>0.370908</text:p>
          </table:table-cell>
          <table:table-cell office:value-type="float" office:value="0.000440785">
            <text:p>0.000440785</text:p>
          </table:table-cell>
          <table:table-cell office:value-type="float" office:value="0.969997">
            <text:p>0.969997</text:p>
          </table:table-cell>
          <table:table-cell office:value-type="float" office:value="0.542259">
            <text:p>0.542259</text:p>
          </table:table-cell>
          <table:table-cell office:value-type="float" office:value="0.27805">
            <text:p>0.27805</text:p>
          </table:table-cell>
          <table:table-cell office:value-type="float" office:value="-0.00550628">
            <text:p>-0.00550628</text:p>
          </table:table-cell>
          <table:table-cell office:value-type="float" office:value="0.836673">
            <text:p>0.836673</text:p>
          </table:table-cell>
          <table:table-cell office:value-type="float" office:value="0.462543">
            <text:p>0.462543</text:p>
          </table:table-cell>
          <table:table-cell office:value-type="float" office:value="0.327539">
            <text:p>0.327539</text:p>
          </table:table-cell>
          <table:table-cell office:value-type="float" office:value="0.00864638">
            <text:p>0.00864638</text:p>
          </table:table-cell>
          <table:table-cell office:value-type="float" office:value="0.830087">
            <text:p>0.830087</text:p>
          </table:table-cell>
          <table:table-cell office:value-type="float" office:value="0.399886">
            <text:p>0.399886</text:p>
          </table:table-cell>
          <table:table-cell office:value-type="float" office:value="0.269854">
            <text:p>0.269854</text:p>
          </table:table-cell>
          <table:table-cell table:number-columns-repeated="14"/>
        </table:table-row>
        <table:table-row table:style-name="ro1">
          <table:table-cell office:value-type="float" office:value="7.7125">
            <text:p>7.7125</text:p>
          </table:table-cell>
          <table:table-cell office:value-type="float" office:value="0.00111448">
            <text:p>0.00111448</text:p>
          </table:table-cell>
          <table:table-cell office:value-type="float" office:value="1.05442">
            <text:p>1.05442</text:p>
          </table:table-cell>
          <table:table-cell office:value-type="float" office:value="0.614367">
            <text:p>0.614367</text:p>
          </table:table-cell>
          <table:table-cell office:value-type="float" office:value="0.370638">
            <text:p>0.370638</text:p>
          </table:table-cell>
          <table:table-cell office:value-type="float" office:value="0.000331008">
            <text:p>0.000331008</text:p>
          </table:table-cell>
          <table:table-cell office:value-type="float" office:value="0.970417">
            <text:p>0.970417</text:p>
          </table:table-cell>
          <table:table-cell office:value-type="float" office:value="0.541528">
            <text:p>0.541528</text:p>
          </table:table-cell>
          <table:table-cell office:value-type="float" office:value="0.278372">
            <text:p>0.278372</text:p>
          </table:table-cell>
          <table:table-cell office:value-type="float" office:value="-0.00556335">
            <text:p>-0.00556335</text:p>
          </table:table-cell>
          <table:table-cell office:value-type="float" office:value="0.83673">
            <text:p>0.83673</text:p>
          </table:table-cell>
          <table:table-cell office:value-type="float" office:value="0.461892">
            <text:p>0.461892</text:p>
          </table:table-cell>
          <table:table-cell office:value-type="float" office:value="0.327413">
            <text:p>0.327413</text:p>
          </table:table-cell>
          <table:table-cell office:value-type="float" office:value="0.00877927">
            <text:p>0.00877927</text:p>
          </table:table-cell>
          <table:table-cell office:value-type="float" office:value="0.830252">
            <text:p>0.830252</text:p>
          </table:table-cell>
          <table:table-cell office:value-type="float" office:value="0.399568">
            <text:p>0.399568</text:p>
          </table:table-cell>
          <table:table-cell office:value-type="float" office:value="0.269836">
            <text:p>0.269836</text:p>
          </table:table-cell>
          <table:table-cell table:number-columns-repeated="14"/>
        </table:table-row>
        <table:table-row table:style-name="ro1">
          <table:table-cell office:value-type="float" office:value="7.7375">
            <text:p>7.7375</text:p>
          </table:table-cell>
          <table:table-cell office:value-type="float" office:value="0.00122666">
            <text:p>0.00122666</text:p>
          </table:table-cell>
          <table:table-cell office:value-type="float" office:value="1.0549">
            <text:p>1.0549</text:p>
          </table:table-cell>
          <table:table-cell office:value-type="float" office:value="0.613637">
            <text:p>0.613637</text:p>
          </table:table-cell>
          <table:table-cell office:value-type="float" office:value="0.370383">
            <text:p>0.370383</text:p>
          </table:table-cell>
          <table:table-cell office:value-type="float" office:value="0.000130833">
            <text:p>0.000130833</text:p>
          </table:table-cell>
          <table:table-cell office:value-type="float" office:value="0.970875">
            <text:p>0.970875</text:p>
          </table:table-cell>
          <table:table-cell office:value-type="float" office:value="0.54056">
            <text:p>0.54056</text:p>
          </table:table-cell>
          <table:table-cell office:value-type="float" office:value="0.278739">
            <text:p>0.278739</text:p>
          </table:table-cell>
          <table:table-cell office:value-type="float" office:value="-0.00567893">
            <text:p>-0.00567893</text:p>
          </table:table-cell>
          <table:table-cell office:value-type="float" office:value="0.836707">
            <text:p>0.836707</text:p>
          </table:table-cell>
          <table:table-cell office:value-type="float" office:value="0.461218">
            <text:p>0.461218</text:p>
          </table:table-cell>
          <table:table-cell office:value-type="float" office:value="0.327431">
            <text:p>0.327431</text:p>
          </table:table-cell>
          <table:table-cell office:value-type="float" office:value="0.00890612">
            <text:p>0.00890612</text:p>
          </table:table-cell>
          <table:table-cell office:value-type="float" office:value="0.8303">
            <text:p>0.8303</text:p>
          </table:table-cell>
          <table:table-cell office:value-type="float" office:value="0.399181">
            <text:p>0.399181</text:p>
          </table:table-cell>
          <table:table-cell office:value-type="float" office:value="0.269734">
            <text:p>0.269734</text:p>
          </table:table-cell>
          <table:table-cell table:number-columns-repeated="14"/>
        </table:table-row>
        <table:table-row table:style-name="ro1">
          <table:table-cell office:value-type="float" office:value="7.7625">
            <text:p>7.7625</text:p>
          </table:table-cell>
          <table:table-cell office:value-type="float" office:value="0.00127801">
            <text:p>0.00127801</text:p>
          </table:table-cell>
          <table:table-cell office:value-type="float" office:value="1.05542">
            <text:p>1.05542</text:p>
          </table:table-cell>
          <table:table-cell office:value-type="float" office:value="0.612774">
            <text:p>0.612774</text:p>
          </table:table-cell>
          <table:table-cell office:value-type="float" office:value="0.370102">
            <text:p>0.370102</text:p>
          </table:table-cell>
          <table:table-cell office:value-type="float" office:value="-0.000150497">
            <text:p>-0.000150497</text:p>
          </table:table-cell>
          <table:table-cell office:value-type="float" office:value="0.971253">
            <text:p>0.971253</text:p>
          </table:table-cell>
          <table:table-cell office:value-type="float" office:value="0.53948">
            <text:p>0.53948</text:p>
          </table:table-cell>
          <table:table-cell office:value-type="float" office:value="0.27907">
            <text:p>0.27907</text:p>
          </table:table-cell>
          <table:table-cell office:value-type="float" office:value="-0.00582645">
            <text:p>-0.00582645</text:p>
          </table:table-cell>
          <table:table-cell office:value-type="float" office:value="0.836603">
            <text:p>0.836603</text:p>
          </table:table-cell>
          <table:table-cell office:value-type="float" office:value="0.460589">
            <text:p>0.460589</text:p>
          </table:table-cell>
          <table:table-cell office:value-type="float" office:value="0.327447">
            <text:p>0.327447</text:p>
          </table:table-cell>
          <table:table-cell office:value-type="float" office:value="0.00902158">
            <text:p>0.00902158</text:p>
          </table:table-cell>
          <table:table-cell office:value-type="float" office:value="0.830315">
            <text:p>0.830315</text:p>
          </table:table-cell>
          <table:table-cell office:value-type="float" office:value="0.398756">
            <text:p>0.398756</text:p>
          </table:table-cell>
          <table:table-cell office:value-type="float" office:value="0.269612">
            <text:p>0.269612</text:p>
          </table:table-cell>
          <table:table-cell table:number-columns-repeated="14"/>
        </table:table-row>
        <table:table-row table:style-name="ro1">
          <table:table-cell office:value-type="float" office:value="7.7875">
            <text:p>7.7875</text:p>
          </table:table-cell>
          <table:table-cell office:value-type="float" office:value="0.00126277">
            <text:p>0.00126277</text:p>
          </table:table-cell>
          <table:table-cell office:value-type="float" office:value="1.05597">
            <text:p>1.05597</text:p>
          </table:table-cell>
          <table:table-cell office:value-type="float" office:value="0.611787">
            <text:p>0.611787</text:p>
          </table:table-cell>
          <table:table-cell office:value-type="float" office:value="0.369793">
            <text:p>0.369793</text:p>
          </table:table-cell>
          <table:table-cell office:value-type="float" office:value="-0.000463852">
            <text:p>-0.000463852</text:p>
          </table:table-cell>
          <table:table-cell office:value-type="float" office:value="0.971622">
            <text:p>0.971622</text:p>
          </table:table-cell>
          <table:table-cell office:value-type="float" office:value="0.538462">
            <text:p>0.538462</text:p>
          </table:table-cell>
          <table:table-cell office:value-type="float" office:value="0.279268">
            <text:p>0.279268</text:p>
          </table:table-cell>
          <table:table-cell office:value-type="float" office:value="-0.0059473">
            <text:p>-0.0059473</text:p>
          </table:table-cell>
          <table:table-cell office:value-type="float" office:value="0.836527">
            <text:p>0.836527</text:p>
          </table:table-cell>
          <table:table-cell office:value-type="float" office:value="0.460108">
            <text:p>0.460108</text:p>
          </table:table-cell>
          <table:table-cell office:value-type="float" office:value="0.327346">
            <text:p>0.327346</text:p>
          </table:table-cell>
          <table:table-cell office:value-type="float" office:value="0.00909917">
            <text:p>0.00909917</text:p>
          </table:table-cell>
          <table:table-cell office:value-type="float" office:value="0.83027">
            <text:p>0.83027</text:p>
          </table:table-cell>
          <table:table-cell office:value-type="float" office:value="0.398339">
            <text:p>0.398339</text:p>
          </table:table-cell>
          <table:table-cell office:value-type="float" office:value="0.269466">
            <text:p>0.269466</text:p>
          </table:table-cell>
          <table:table-cell table:number-columns-repeated="14"/>
        </table:table-row>
        <table:table-row table:style-name="ro1">
          <table:table-cell office:value-type="float" office:value="7.8125">
            <text:p>7.8125</text:p>
          </table:table-cell>
          <table:table-cell office:value-type="float" office:value="0.00128975">
            <text:p>0.00128975</text:p>
          </table:table-cell>
          <table:table-cell office:value-type="float" office:value="1.0565">
            <text:p>1.0565</text:p>
          </table:table-cell>
          <table:table-cell office:value-type="float" office:value="0.610753">
            <text:p>0.610753</text:p>
          </table:table-cell>
          <table:table-cell office:value-type="float" office:value="0.369467">
            <text:p>0.369467</text:p>
          </table:table-cell>
          <table:table-cell office:value-type="float" office:value="-0.000707973">
            <text:p>-0.000707973</text:p>
          </table:table-cell>
          <table:table-cell office:value-type="float" office:value="0.971945">
            <text:p>0.971945</text:p>
          </table:table-cell>
          <table:table-cell office:value-type="float" office:value="0.537564">
            <text:p>0.537564</text:p>
          </table:table-cell>
          <table:table-cell office:value-type="float" office:value="0.279353">
            <text:p>0.279353</text:p>
          </table:table-cell>
          <table:table-cell office:value-type="float" office:value="-0.00601085">
            <text:p>-0.00601085</text:p>
          </table:table-cell>
          <table:table-cell office:value-type="float" office:value="0.836447">
            <text:p>0.836447</text:p>
          </table:table-cell>
          <table:table-cell office:value-type="float" office:value="0.459736">
            <text:p>0.459736</text:p>
          </table:table-cell>
          <table:table-cell office:value-type="float" office:value="0.327199">
            <text:p>0.327199</text:p>
          </table:table-cell>
          <table:table-cell office:value-type="float" office:value="0.00914145">
            <text:p>0.00914145</text:p>
          </table:table-cell>
          <table:table-cell office:value-type="float" office:value="0.830248">
            <text:p>0.830248</text:p>
          </table:table-cell>
          <table:table-cell office:value-type="float" office:value="0.397921">
            <text:p>0.397921</text:p>
          </table:table-cell>
          <table:table-cell office:value-type="float" office:value="0.269322">
            <text:p>0.269322</text:p>
          </table:table-cell>
          <table:table-cell table:number-columns-repeated="14"/>
        </table:table-row>
        <table:table-row table:style-name="ro1">
          <table:table-cell office:value-type="float" office:value="7.8375">
            <text:p>7.8375</text:p>
          </table:table-cell>
          <table:table-cell office:value-type="float" office:value="0.00144239">
            <text:p>0.00144239</text:p>
          </table:table-cell>
          <table:table-cell office:value-type="float" office:value="1.05701">
            <text:p>1.05701</text:p>
          </table:table-cell>
          <table:table-cell office:value-type="float" office:value="0.609784">
            <text:p>0.609784</text:p>
          </table:table-cell>
          <table:table-cell office:value-type="float" office:value="0.369147">
            <text:p>0.369147</text:p>
          </table:table-cell>
          <table:table-cell office:value-type="float" office:value="-0.00076618">
            <text:p>-0.00076618</text:p>
          </table:table-cell>
          <table:table-cell office:value-type="float" office:value="0.972272">
            <text:p>0.972272</text:p>
          </table:table-cell>
          <table:table-cell office:value-type="float" office:value="0.536856">
            <text:p>0.536856</text:p>
          </table:table-cell>
          <table:table-cell office:value-type="float" office:value="0.279506">
            <text:p>0.279506</text:p>
          </table:table-cell>
          <table:table-cell office:value-type="float" office:value="-0.00607835">
            <text:p>-0.00607835</text:p>
          </table:table-cell>
          <table:table-cell office:value-type="float" office:value="0.836347">
            <text:p>0.836347</text:p>
          </table:table-cell>
          <table:table-cell office:value-type="float" office:value="0.459486">
            <text:p>0.459486</text:p>
          </table:table-cell>
          <table:table-cell office:value-type="float" office:value="0.327126">
            <text:p>0.327126</text:p>
          </table:table-cell>
          <table:table-cell office:value-type="float" office:value="0.00914563">
            <text:p>0.00914563</text:p>
          </table:table-cell>
          <table:table-cell office:value-type="float" office:value="0.83023">
            <text:p>0.83023</text:p>
          </table:table-cell>
          <table:table-cell office:value-type="float" office:value="0.397467">
            <text:p>0.397467</text:p>
          </table:table-cell>
          <table:table-cell office:value-type="float" office:value="0.269231">
            <text:p>0.269231</text:p>
          </table:table-cell>
          <table:table-cell table:number-columns-repeated="14"/>
        </table:table-row>
        <table:table-row table:style-name="ro1">
          <table:table-cell office:value-type="float" office:value="7.8625">
            <text:p>7.8625</text:p>
          </table:table-cell>
          <table:table-cell office:value-type="float" office:value="0.00161457">
            <text:p>0.00161457</text:p>
          </table:table-cell>
          <table:table-cell office:value-type="float" office:value="1.05753">
            <text:p>1.05753</text:p>
          </table:table-cell>
          <table:table-cell office:value-type="float" office:value="0.608938">
            <text:p>0.608938</text:p>
          </table:table-cell>
          <table:table-cell office:value-type="float" office:value="0.36879">
            <text:p>0.36879</text:p>
          </table:table-cell>
          <table:table-cell office:value-type="float" office:value="-0.000604907">
            <text:p>-0.000604907</text:p>
          </table:table-cell>
          <table:table-cell office:value-type="float" office:value="0.972617">
            <text:p>0.972617</text:p>
          </table:table-cell>
          <table:table-cell office:value-type="float" office:value="0.536364">
            <text:p>0.536364</text:p>
          </table:table-cell>
          <table:table-cell office:value-type="float" office:value="0.279715">
            <text:p>0.279715</text:p>
          </table:table-cell>
          <table:table-cell office:value-type="float" office:value="-0.00623942">
            <text:p>-0.00623942</text:p>
          </table:table-cell>
          <table:table-cell office:value-type="float" office:value="0.83626">
            <text:p>0.83626</text:p>
          </table:table-cell>
          <table:table-cell office:value-type="float" office:value="0.459356">
            <text:p>0.459356</text:p>
          </table:table-cell>
          <table:table-cell office:value-type="float" office:value="0.327175">
            <text:p>0.327175</text:p>
          </table:table-cell>
          <table:table-cell office:value-type="float" office:value="0.0090861">
            <text:p>0.0090861</text:p>
          </table:table-cell>
          <table:table-cell office:value-type="float" office:value="0.8302">
            <text:p>0.8302</text:p>
          </table:table-cell>
          <table:table-cell office:value-type="float" office:value="0.396992">
            <text:p>0.396992</text:p>
          </table:table-cell>
          <table:table-cell office:value-type="float" office:value="0.269193">
            <text:p>0.269193</text:p>
          </table:table-cell>
          <table:table-cell table:number-columns-repeated="14"/>
        </table:table-row>
        <table:table-row table:style-name="ro1">
          <table:table-cell office:value-type="float" office:value="7.8875">
            <text:p>7.8875</text:p>
          </table:table-cell>
          <table:table-cell office:value-type="float" office:value="0.00166641">
            <text:p>0.00166641</text:p>
          </table:table-cell>
          <table:table-cell office:value-type="float" office:value="1.05792">
            <text:p>1.05792</text:p>
          </table:table-cell>
          <table:table-cell office:value-type="float" office:value="0.608196">
            <text:p>0.608196</text:p>
          </table:table-cell>
          <table:table-cell office:value-type="float" office:value="0.36841">
            <text:p>0.36841</text:p>
          </table:table-cell>
          <table:table-cell office:value-type="float" office:value="-0.000295865">
            <text:p>-0.000295865</text:p>
          </table:table-cell>
          <table:table-cell office:value-type="float" office:value="0.973018">
            <text:p>0.973018</text:p>
          </table:table-cell>
          <table:table-cell office:value-type="float" office:value="0.535999">
            <text:p>0.535999</text:p>
          </table:table-cell>
          <table:table-cell office:value-type="float" office:value="0.279865">
            <text:p>0.279865</text:p>
          </table:table-cell>
          <table:table-cell office:value-type="float" office:value="-0.00653918">
            <text:p>-0.00653918</text:p>
          </table:table-cell>
          <table:table-cell office:value-type="float" office:value="0.836273">
            <text:p>0.836273</text:p>
          </table:table-cell>
          <table:table-cell office:value-type="float" office:value="0.459306">
            <text:p>0.459306</text:p>
          </table:table-cell>
          <table:table-cell office:value-type="float" office:value="0.327336">
            <text:p>0.327336</text:p>
          </table:table-cell>
          <table:table-cell office:value-type="float" office:value="0.00896675">
            <text:p>0.00896675</text:p>
          </table:table-cell>
          <table:table-cell office:value-type="float" office:value="0.830207">
            <text:p>0.830207</text:p>
          </table:table-cell>
          <table:table-cell office:value-type="float" office:value="0.396482">
            <text:p>0.396482</text:p>
          </table:table-cell>
          <table:table-cell office:value-type="float" office:value="0.26921">
            <text:p>0.26921</text:p>
          </table:table-cell>
          <table:table-cell table:number-columns-repeated="14"/>
        </table:table-row>
        <table:table-row table:style-name="ro1">
          <table:table-cell office:value-type="float" office:value="7.9125">
            <text:p>7.9125</text:p>
          </table:table-cell>
          <table:table-cell office:value-type="float" office:value="0.00160815">
            <text:p>0.00160815</text:p>
          </table:table-cell>
          <table:table-cell office:value-type="float" office:value="1.05823">
            <text:p>1.05823</text:p>
          </table:table-cell>
          <table:table-cell office:value-type="float" office:value="0.607472">
            <text:p>0.607472</text:p>
          </table:table-cell>
          <table:table-cell office:value-type="float" office:value="0.368033">
            <text:p>0.368033</text:p>
          </table:table-cell>
          <table:table-cell office:value-type="float" office:value="0.000116553">
            <text:p>0.000116553</text:p>
          </table:table-cell>
          <table:table-cell office:value-type="float" office:value="0.973348">
            <text:p>0.973348</text:p>
          </table:table-cell>
          <table:table-cell office:value-type="float" office:value="0.535615">
            <text:p>0.535615</text:p>
          </table:table-cell>
          <table:table-cell office:value-type="float" office:value="0.279939">
            <text:p>0.279939</text:p>
          </table:table-cell>
          <table:table-cell office:value-type="float" office:value="-0.00694222">
            <text:p>-0.00694222</text:p>
          </table:table-cell>
          <table:table-cell office:value-type="float" office:value="0.836407">
            <text:p>0.836407</text:p>
          </table:table-cell>
          <table:table-cell office:value-type="float" office:value="0.459343">
            <text:p>0.459343</text:p>
          </table:table-cell>
          <table:table-cell office:value-type="float" office:value="0.327582">
            <text:p>0.327582</text:p>
          </table:table-cell>
          <table:table-cell office:value-type="float" office:value="0.00882867">
            <text:p>0.00882867</text:p>
          </table:table-cell>
          <table:table-cell office:value-type="float" office:value="0.830155">
            <text:p>0.830155</text:p>
          </table:table-cell>
          <table:table-cell office:value-type="float" office:value="0.395955">
            <text:p>0.395955</text:p>
          </table:table-cell>
          <table:table-cell office:value-type="float" office:value="0.269265">
            <text:p>0.269265</text:p>
          </table:table-cell>
          <table:table-cell table:number-columns-repeated="14"/>
        </table:table-row>
        <table:table-row table:style-name="ro1">
          <table:table-cell office:value-type="float" office:value="7.9375">
            <text:p>7.9375</text:p>
          </table:table-cell>
          <table:table-cell office:value-type="float" office:value="0.0014823">
            <text:p>0.0014823</text:p>
          </table:table-cell>
          <table:table-cell office:value-type="float" office:value="1.0584">
            <text:p>1.0584</text:p>
          </table:table-cell>
          <table:table-cell office:value-type="float" office:value="0.60668">
            <text:p>0.60668</text:p>
          </table:table-cell>
          <table:table-cell office:value-type="float" office:value="0.367666">
            <text:p>0.367666</text:p>
          </table:table-cell>
          <table:table-cell office:value-type="float" office:value="0.0006042">
            <text:p>0.0006042</text:p>
          </table:table-cell>
          <table:table-cell office:value-type="float" office:value="0.97357">
            <text:p>0.97357</text:p>
          </table:table-cell>
          <table:table-cell office:value-type="float" office:value="0.535145">
            <text:p>0.535145</text:p>
          </table:table-cell>
          <table:table-cell office:value-type="float" office:value="0.279935">
            <text:p>0.279935</text:p>
          </table:table-cell>
          <table:table-cell office:value-type="float" office:value="-0.00738348">
            <text:p>-0.00738348</text:p>
          </table:table-cell>
          <table:table-cell office:value-type="float" office:value="0.836677">
            <text:p>0.836677</text:p>
          </table:table-cell>
          <table:table-cell office:value-type="float" office:value="0.459502">
            <text:p>0.459502</text:p>
          </table:table-cell>
          <table:table-cell office:value-type="float" office:value="0.327841">
            <text:p>0.327841</text:p>
          </table:table-cell>
          <table:table-cell office:value-type="float" office:value="0.00871403">
            <text:p>0.00871403</text:p>
          </table:table-cell>
          <table:table-cell office:value-type="float" office:value="0.83012">
            <text:p>0.83012</text:p>
          </table:table-cell>
          <table:table-cell office:value-type="float" office:value="0.395467">
            <text:p>0.395467</text:p>
          </table:table-cell>
          <table:table-cell office:value-type="float" office:value="0.269351">
            <text:p>0.269351</text:p>
          </table:table-cell>
          <table:table-cell table:number-columns-repeated="14"/>
        </table:table-row>
        <table:table-row table:style-name="ro1">
          <table:table-cell office:value-type="float" office:value="7.9625">
            <text:p>7.9625</text:p>
          </table:table-cell>
          <table:table-cell office:value-type="float" office:value="0.00130157">
            <text:p>0.00130157</text:p>
          </table:table-cell>
          <table:table-cell office:value-type="float" office:value="1.05858">
            <text:p>1.05858</text:p>
          </table:table-cell>
          <table:table-cell office:value-type="float" office:value="0.60586">
            <text:p>0.60586</text:p>
          </table:table-cell>
          <table:table-cell office:value-type="float" office:value="0.367302">
            <text:p>0.367302</text:p>
          </table:table-cell>
          <table:table-cell office:value-type="float" office:value="0.00111765">
            <text:p>0.00111765</text:p>
          </table:table-cell>
          <table:table-cell office:value-type="float" office:value="0.97368">
            <text:p>0.97368</text:p>
          </table:table-cell>
          <table:table-cell office:value-type="float" office:value="0.534533">
            <text:p>0.534533</text:p>
          </table:table-cell>
          <table:table-cell office:value-type="float" office:value="0.279833">
            <text:p>0.279833</text:p>
          </table:table-cell>
          <table:table-cell office:value-type="float" office:value="-0.00782247">
            <text:p>-0.00782247</text:p>
          </table:table-cell>
          <table:table-cell office:value-type="float" office:value="0.836868">
            <text:p>0.836868</text:p>
          </table:table-cell>
          <table:table-cell office:value-type="float" office:value="0.459733">
            <text:p>0.459733</text:p>
          </table:table-cell>
          <table:table-cell office:value-type="float" office:value="0.328051">
            <text:p>0.328051</text:p>
          </table:table-cell>
          <table:table-cell office:value-type="float" office:value="0.00866785">
            <text:p>0.00866785</text:p>
          </table:table-cell>
          <table:table-cell office:value-type="float" office:value="0.830085">
            <text:p>0.830085</text:p>
          </table:table-cell>
          <table:table-cell office:value-type="float" office:value="0.395114">
            <text:p>0.395114</text:p>
          </table:table-cell>
          <table:table-cell office:value-type="float" office:value="0.269396">
            <text:p>0.269396</text:p>
          </table:table-cell>
          <table:table-cell table:number-columns-repeated="14"/>
        </table:table-row>
        <table:table-row table:style-name="ro1">
          <table:table-cell office:value-type="float" office:value="7.9875">
            <text:p>7.9875</text:p>
          </table:table-cell>
          <table:table-cell office:value-type="float" office:value="0.00120055">
            <text:p>0.00120055</text:p>
          </table:table-cell>
          <table:table-cell office:value-type="float" office:value="1.05876">
            <text:p>1.05876</text:p>
          </table:table-cell>
          <table:table-cell office:value-type="float" office:value="0.605046">
            <text:p>0.605046</text:p>
          </table:table-cell>
          <table:table-cell office:value-type="float" office:value="0.366971">
            <text:p>0.366971</text:p>
          </table:table-cell>
          <table:table-cell office:value-type="float" office:value="0.00159343">
            <text:p>0.00159343</text:p>
          </table:table-cell>
          <table:table-cell office:value-type="float" office:value="0.973645">
            <text:p>0.973645</text:p>
          </table:table-cell>
          <table:table-cell office:value-type="float" office:value="0.533851">
            <text:p>0.533851</text:p>
          </table:table-cell>
          <table:table-cell office:value-type="float" office:value="0.279674">
            <text:p>0.279674</text:p>
          </table:table-cell>
          <table:table-cell office:value-type="float" office:value="-0.00822672">
            <text:p>-0.00822672</text:p>
          </table:table-cell>
          <table:table-cell office:value-type="float" office:value="0.836987">
            <text:p>0.836987</text:p>
          </table:table-cell>
          <table:table-cell office:value-type="float" office:value="0.459928">
            <text:p>0.459928</text:p>
          </table:table-cell>
          <table:table-cell office:value-type="float" office:value="0.328236">
            <text:p>0.328236</text:p>
          </table:table-cell>
          <table:table-cell office:value-type="float" office:value="0.00874205">
            <text:p>0.00874205</text:p>
          </table:table-cell>
          <table:table-cell office:value-type="float" office:value="0.830008">
            <text:p>0.830008</text:p>
          </table:table-cell>
          <table:table-cell office:value-type="float" office:value="0.394928">
            <text:p>0.394928</text:p>
          </table:table-cell>
          <table:table-cell office:value-type="float" office:value="0.269339">
            <text:p>0.269339</text:p>
          </table:table-cell>
          <table:table-cell table:number-columns-repeated="14"/>
        </table:table-row>
        <table:table-row table:style-name="ro1">
          <table:table-cell office:value-type="float" office:value="8.0125">
            <text:p>8.0125</text:p>
          </table:table-cell>
          <table:table-cell office:value-type="float" office:value="0.00125996">
            <text:p>0.00125996</text:p>
          </table:table-cell>
          <table:table-cell office:value-type="float" office:value="1.05893">
            <text:p>1.05893</text:p>
          </table:table-cell>
          <table:table-cell office:value-type="float" office:value="0.604189">
            <text:p>0.604189</text:p>
          </table:table-cell>
          <table:table-cell office:value-type="float" office:value="0.366745">
            <text:p>0.366745</text:p>
          </table:table-cell>
          <table:table-cell office:value-type="float" office:value="0.00199818">
            <text:p>0.00199818</text:p>
          </table:table-cell>
          <table:table-cell office:value-type="float" office:value="0.97361">
            <text:p>0.97361</text:p>
          </table:table-cell>
          <table:table-cell office:value-type="float" office:value="0.533169">
            <text:p>0.533169</text:p>
          </table:table-cell>
          <table:table-cell office:value-type="float" office:value="0.279497">
            <text:p>0.279497</text:p>
          </table:table-cell>
          <table:table-cell office:value-type="float" office:value="-0.00856087">
            <text:p>-0.00856087</text:p>
          </table:table-cell>
          <table:table-cell office:value-type="float" office:value="0.836988">
            <text:p>0.836988</text:p>
          </table:table-cell>
          <table:table-cell office:value-type="float" office:value="0.459994">
            <text:p>0.459994</text:p>
          </table:table-cell>
          <table:table-cell office:value-type="float" office:value="0.328402">
            <text:p>0.328402</text:p>
          </table:table-cell>
          <table:table-cell office:value-type="float" office:value="0.00892287">
            <text:p>0.00892287</text:p>
          </table:table-cell>
          <table:table-cell office:value-type="float" office:value="0.829953">
            <text:p>0.829953</text:p>
          </table:table-cell>
          <table:table-cell office:value-type="float" office:value="0.394925">
            <text:p>0.394925</text:p>
          </table:table-cell>
          <table:table-cell office:value-type="float" office:value="0.269089">
            <text:p>0.269089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22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10T11:35:54</meta:creation-date>
    <dc:date>2013-05-10T22:48:59</dc:date>
    <dc:creator>Yusuke Koda</dc:creator>
    <meta:editing-duration>PT04H55M03S</meta:editing-duration>
    <meta:editing-cycles>17</meta:editing-cycles>
    <meta:generator>OpenOffice.org/3.2$Unix OpenOffice.org_project/320m12$Build-9483</meta:generator>
    <meta:document-statistic meta:table-count="3" meta:cell-count="57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8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F000000DF2B264CF0.svm" xlink:type="simple" xlink:actuate="onLoad"/>
      </style:chart-properties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1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Dashed" svg:stroke-width="0.051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77cm" svg:height="8.383cm" xlink:href=".." chart:class="chart:scatter" chart:style-name="ch1">
        <chart:plot-area chart:style-name="ch2" table:cell-range-address="Sheet1.A3:Sheet1.A324 Sheet1.D3:Sheet1.D324 Sheet1.Z3:Sheet1.Z25 Sheet1.H3:Sheet1.H324 Sheet1.L3:Sheet1.L324 Sheet1.P3:Sheet1.P324" svg:x="0.625cm" svg:y="0.167cm" svg:width="19.639cm" svg:height="8.083cm">
          <chart:axis chart:dimension="x" chart:name="primary-x" chart:style-name="ch3">
            <chart:title svg:x="10.466cm" svg:y="7.607cm" chart:style-name="ch4">
              <text:p>x/d</text:p>
            </chart:title>
          </chart:axis>
          <chart:axis chart:dimension="y" chart:name="primary-y" chart:style-name="ch5">
            <chart:title svg:x="0.414cm" svg:y="4.28cm" chart:style-name="ch6">
              <text:p>v'/U</text:p>
            </chart:title>
            <chart:grid chart:style-name="ch7" chart:class="major"/>
          </chart:axis>
          <chart:series chart:style-name="ch8" chart:values-cell-range-address="Sheet1.D3:Sheet1.D324" chart:class="chart:scatter">
            <chart:domain table:cell-range-address="Sheet1.A3:Sheet1.A324"/>
            <chart:data-point chart:repeated="322"/>
          </chart:series>
          <chart:series chart:style-name="ch9" chart:values-cell-range-address="Sheet1.Z3:Sheet1.Z25" chart:class="chart:scatter">
            <chart:domain table:cell-range-address="Sheet1.Y3:Sheet1.Y25"/>
            <chart:data-point chart:repeated="23"/>
          </chart:series>
          <chart:series chart:style-name="ch10" chart:values-cell-range-address="Sheet1.H3:Sheet1.H324" chart:class="chart:scatter">
            <chart:data-point chart:repeated="322"/>
          </chart:series>
          <chart:series chart:style-name="ch11" chart:values-cell-range-address="Sheet1.L3:Sheet1.L324" chart:class="chart:scatter">
            <chart:data-point chart:repeated="322"/>
          </chart:series>
          <chart:series chart:style-name="ch12" chart:values-cell-range-address="Sheet1.P3:Sheet1.P324" chart:class="chart:scatter">
            <chart:data-point chart:repeated="3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3:Sheet1.A324">0</text:p>
              </table:table-cell>
              <table:table-cell office:value-type="float" office:value="0">
                <text:p text:id="Sheet1.D3:Sheet1.D324">0</text:p>
              </table:table-cell>
              <table:table-cell office:value-type="float" office:value="0.501431">
                <text:p text:id="Sheet1.Y3:Sheet1.Y25">0.501431</text:p>
              </table:table-cell>
              <table:table-cell office:value-type="float" office:value="0.717587">
                <text:p text:id="Sheet1.Z3:Sheet1.Z25">0.717587</text:p>
              </table:table-cell>
              <table:table-cell office:value-type="float" office:value="0">
                <text:p text:id="Sheet1.H3:Sheet1.H324">0</text:p>
              </table:table-cell>
              <table:table-cell office:value-type="float" office:value="0">
                <text:p text:id="Sheet1.L3:Sheet1.L324">0</text:p>
              </table:table-cell>
              <table:table-cell office:value-type="float" office:value="0">
                <text:p text:id="Sheet1.P3:Sheet1.P3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5">
                <text:p>0.0125</text:p>
              </table:table-cell>
              <table:table-cell office:value-type="float" office:value="0.239575">
                <text:p>0.239575</text:p>
              </table:table-cell>
              <table:table-cell office:value-type="float" office:value="0.59444">
                <text:p>0.59444</text:p>
              </table:table-cell>
              <table:table-cell office:value-type="float" office:value="0.814315">
                <text:p>0.814315</text:p>
              </table:table-cell>
              <table:table-cell office:value-type="float" office:value="0.23125">
                <text:p>0.23125</text:p>
              </table:table-cell>
              <table:table-cell office:value-type="float" office:value="0.224345">
                <text:p>0.224345</text:p>
              </table:table-cell>
              <table:table-cell office:value-type="float" office:value="0.222558">
                <text:p>0.222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">
                <text:p>0.0375</text:p>
              </table:table-cell>
              <table:table-cell office:value-type="float" office:value="0.51286">
                <text:p>0.51286</text:p>
              </table:table-cell>
              <table:table-cell office:value-type="float" office:value="0.80808">
                <text:p>0.80808</text:p>
              </table:table-cell>
              <table:table-cell office:value-type="float" office:value="0.977298">
                <text:p>0.977298</text:p>
              </table:table-cell>
              <table:table-cell office:value-type="float" office:value="0.502073">
                <text:p>0.502073</text:p>
              </table:table-cell>
              <table:table-cell office:value-type="float" office:value="0.477881">
                <text:p>0.477881</text:p>
              </table:table-cell>
              <table:table-cell office:value-type="float" office:value="0.477583">
                <text:p>0.477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60942">
                <text:p>0.560942</text:p>
              </table:table-cell>
              <table:table-cell office:value-type="float" office:value="0.888563">
                <text:p>0.888563</text:p>
              </table:table-cell>
              <table:table-cell office:value-type="float" office:value="1.01808">
                <text:p>1.01808</text:p>
              </table:table-cell>
              <table:table-cell office:value-type="float" office:value="0.552379">
                <text:p>0.552379</text:p>
              </table:table-cell>
              <table:table-cell office:value-type="float" office:value="0.517299">
                <text:p>0.517299</text:p>
              </table:table-cell>
              <table:table-cell office:value-type="float" office:value="0.522595">
                <text:p>0.522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5">
                <text:p>0.0875</text:p>
              </table:table-cell>
              <table:table-cell office:value-type="float" office:value="0.571778">
                <text:p>0.571778</text:p>
              </table:table-cell>
              <table:table-cell office:value-type="float" office:value="0.983132">
                <text:p>0.983132</text:p>
              </table:table-cell>
              <table:table-cell office:value-type="float" office:value="1.02837">
                <text:p>1.02837</text:p>
              </table:table-cell>
              <table:table-cell office:value-type="float" office:value="0.559491">
                <text:p>0.559491</text:p>
              </table:table-cell>
              <table:table-cell office:value-type="float" office:value="0.525373">
                <text:p>0.525373</text:p>
              </table:table-cell>
              <table:table-cell office:value-type="float" office:value="0.534914">
                <text:p>0.534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5">
                <text:p>0.1125</text:p>
              </table:table-cell>
              <table:table-cell office:value-type="float" office:value="0.577391">
                <text:p>0.577391</text:p>
              </table:table-cell>
              <table:table-cell office:value-type="float" office:value="1.09124">
                <text:p>1.09124</text:p>
              </table:table-cell>
              <table:table-cell office:value-type="float" office:value="1.03868">
                <text:p>1.03868</text:p>
              </table:table-cell>
              <table:table-cell office:value-type="float" office:value="0.560867">
                <text:p>0.560867</text:p>
              </table:table-cell>
              <table:table-cell office:value-type="float" office:value="0.530524">
                <text:p>0.530524</text:p>
              </table:table-cell>
              <table:table-cell office:value-type="float" office:value="0.540866">
                <text:p>0.540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5">
                <text:p>0.1375</text:p>
              </table:table-cell>
              <table:table-cell office:value-type="float" office:value="0.582564">
                <text:p>0.582564</text:p>
              </table:table-cell>
              <table:table-cell office:value-type="float" office:value="1.20017">
                <text:p>1.20017</text:p>
              </table:table-cell>
              <table:table-cell office:value-type="float" office:value="1.00322">
                <text:p>1.00322</text:p>
              </table:table-cell>
              <table:table-cell office:value-type="float" office:value="0.560857">
                <text:p>0.560857</text:p>
              </table:table-cell>
              <table:table-cell office:value-type="float" office:value="0.534015">
                <text:p>0.534015</text:p>
              </table:table-cell>
              <table:table-cell office:value-type="float" office:value="0.542456">
                <text:p>0.542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5">
                <text:p>0.1625</text:p>
              </table:table-cell>
              <table:table-cell office:value-type="float" office:value="0.589656">
                <text:p>0.589656</text:p>
              </table:table-cell>
              <table:table-cell office:value-type="float" office:value="1.39041">
                <text:p>1.39041</text:p>
              </table:table-cell>
              <table:table-cell office:value-type="float" office:value="0.962784">
                <text:p>0.962784</text:p>
              </table:table-cell>
              <table:table-cell office:value-type="float" office:value="0.564766">
                <text:p>0.564766</text:p>
              </table:table-cell>
              <table:table-cell office:value-type="float" office:value="0.538847">
                <text:p>0.538847</text:p>
              </table:table-cell>
              <table:table-cell office:value-type="float" office:value="0.542868">
                <text:p>0.542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5">
                <text:p>0.1875</text:p>
              </table:table-cell>
              <table:table-cell office:value-type="float" office:value="0.593148">
                <text:p>0.593148</text:p>
              </table:table-cell>
              <table:table-cell office:value-type="float" office:value="1.5137">
                <text:p>1.5137</text:p>
              </table:table-cell>
              <table:table-cell office:value-type="float" office:value="0.881585">
                <text:p>0.881585</text:p>
              </table:table-cell>
              <table:table-cell office:value-type="float" office:value="0.568204">
                <text:p>0.568204</text:p>
              </table:table-cell>
              <table:table-cell office:value-type="float" office:value="0.542236">
                <text:p>0.542236</text:p>
              </table:table-cell>
              <table:table-cell office:value-type="float" office:value="0.54199">
                <text:p>0.54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25">
                <text:p>0.2125</text:p>
              </table:table-cell>
              <table:table-cell office:value-type="float" office:value="0.597083">
                <text:p>0.597083</text:p>
              </table:table-cell>
              <table:table-cell office:value-type="float" office:value="1.71665">
                <text:p>1.71665</text:p>
              </table:table-cell>
              <table:table-cell office:value-type="float" office:value="0.886928">
                <text:p>0.886928</text:p>
              </table:table-cell>
              <table:table-cell office:value-type="float" office:value="0.573328">
                <text:p>0.573328</text:p>
              </table:table-cell>
              <table:table-cell office:value-type="float" office:value="0.549583">
                <text:p>0.549583</text:p>
              </table:table-cell>
              <table:table-cell office:value-type="float" office:value="0.541879">
                <text:p>0.541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5">
                <text:p>0.2375</text:p>
              </table:table-cell>
              <table:table-cell office:value-type="float" office:value="0.603681">
                <text:p>0.603681</text:p>
              </table:table-cell>
              <table:table-cell office:value-type="float" office:value="2.01664">
                <text:p>2.01664</text:p>
              </table:table-cell>
              <table:table-cell office:value-type="float" office:value="0.765275">
                <text:p>0.765275</text:p>
              </table:table-cell>
              <table:table-cell office:value-type="float" office:value="0.580979">
                <text:p>0.580979</text:p>
              </table:table-cell>
              <table:table-cell office:value-type="float" office:value="0.558095">
                <text:p>0.558095</text:p>
              </table:table-cell>
              <table:table-cell office:value-type="float" office:value="0.542602">
                <text:p>0.542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5">
                <text:p>0.2625</text:p>
              </table:table-cell>
              <table:table-cell office:value-type="float" office:value="0.61196">
                <text:p>0.61196</text:p>
              </table:table-cell>
              <table:table-cell office:value-type="float" office:value="2.50523">
                <text:p>2.50523</text:p>
              </table:table-cell>
              <table:table-cell office:value-type="float" office:value="0.69471">
                <text:p>0.69471</text:p>
              </table:table-cell>
              <table:table-cell office:value-type="float" office:value="0.588855">
                <text:p>0.588855</text:p>
              </table:table-cell>
              <table:table-cell office:value-type="float" office:value="0.567149">
                <text:p>0.567149</text:p>
              </table:table-cell>
              <table:table-cell office:value-type="float" office:value="0.544046">
                <text:p>0.544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75">
                <text:p>0.2875</text:p>
              </table:table-cell>
              <table:table-cell office:value-type="float" office:value="0.61812">
                <text:p>0.61812</text:p>
              </table:table-cell>
              <table:table-cell office:value-type="float" office:value="3.00698">
                <text:p>3.00698</text:p>
              </table:table-cell>
              <table:table-cell office:value-type="float" office:value="0.6445">
                <text:p>0.6445</text:p>
              </table:table-cell>
              <table:table-cell office:value-type="float" office:value="0.593797">
                <text:p>0.593797</text:p>
              </table:table-cell>
              <table:table-cell office:value-type="float" office:value="0.575555">
                <text:p>0.575555</text:p>
              </table:table-cell>
              <table:table-cell office:value-type="float" office:value="0.54413">
                <text:p>0.54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25">
                <text:p>0.3125</text:p>
              </table:table-cell>
              <table:table-cell office:value-type="float" office:value="0.627367">
                <text:p>0.627367</text:p>
              </table:table-cell>
              <table:table-cell office:value-type="float" office:value="3.49492">
                <text:p>3.49492</text:p>
              </table:table-cell>
              <table:table-cell office:value-type="float" office:value="0.609527">
                <text:p>0.609527</text:p>
              </table:table-cell>
              <table:table-cell office:value-type="float" office:value="0.600345">
                <text:p>0.600345</text:p>
              </table:table-cell>
              <table:table-cell office:value-type="float" office:value="0.585958">
                <text:p>0.585958</text:p>
              </table:table-cell>
              <table:table-cell office:value-type="float" office:value="0.548131">
                <text:p>0.548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5">
                <text:p>0.3375</text:p>
              </table:table-cell>
              <table:table-cell office:value-type="float" office:value="0.636082">
                <text:p>0.636082</text:p>
              </table:table-cell>
              <table:table-cell office:value-type="float" office:value="3.9964">
                <text:p>3.9964</text:p>
              </table:table-cell>
              <table:table-cell office:value-type="float" office:value="0.574572">
                <text:p>0.574572</text:p>
              </table:table-cell>
              <table:table-cell office:value-type="float" office:value="0.60617">
                <text:p>0.60617</text:p>
              </table:table-cell>
              <table:table-cell office:value-type="float" office:value="0.594904">
                <text:p>0.594904</text:p>
              </table:table-cell>
              <table:table-cell office:value-type="float" office:value="0.554266">
                <text:p>0.554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25">
                <text:p>0.3625</text:p>
              </table:table-cell>
              <table:table-cell office:value-type="float" office:value="0.644134">
                <text:p>0.644134</text:p>
              </table:table-cell>
              <table:table-cell office:value-type="float" office:value="4.4976">
                <text:p>4.4976</text:p>
              </table:table-cell>
              <table:table-cell office:value-type="float" office:value="0.55487">
                <text:p>0.55487</text:p>
              </table:table-cell>
              <table:table-cell office:value-type="float" office:value="0.610316">
                <text:p>0.610316</text:p>
              </table:table-cell>
              <table:table-cell office:value-type="float" office:value="0.603421">
                <text:p>0.603421</text:p>
              </table:table-cell>
              <table:table-cell office:value-type="float" office:value="0.56263">
                <text:p>0.56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75">
                <text:p>0.3875</text:p>
              </table:table-cell>
              <table:table-cell office:value-type="float" office:value="0.652665">
                <text:p>0.652665</text:p>
              </table:table-cell>
              <table:table-cell office:value-type="float" office:value="5.01215">
                <text:p>5.01215</text:p>
              </table:table-cell>
              <table:table-cell office:value-type="float" office:value="0.545354">
                <text:p>0.545354</text:p>
              </table:table-cell>
              <table:table-cell office:value-type="float" office:value="0.613048">
                <text:p>0.613048</text:p>
              </table:table-cell>
              <table:table-cell office:value-type="float" office:value="0.610696">
                <text:p>0.610696</text:p>
              </table:table-cell>
              <table:table-cell office:value-type="float" office:value="0.571066">
                <text:p>0.571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25">
                <text:p>0.4125</text:p>
              </table:table-cell>
              <table:table-cell office:value-type="float" office:value="0.664413">
                <text:p>0.664413</text:p>
              </table:table-cell>
              <table:table-cell office:value-type="float" office:value="5.49964">
                <text:p>5.49964</text:p>
              </table:table-cell>
              <table:table-cell office:value-type="float" office:value="0.535805">
                <text:p>0.535805</text:p>
              </table:table-cell>
              <table:table-cell office:value-type="float" office:value="0.618868">
                <text:p>0.618868</text:p>
              </table:table-cell>
              <table:table-cell office:value-type="float" office:value="0.617369">
                <text:p>0.617369</text:p>
              </table:table-cell>
              <table:table-cell office:value-type="float" office:value="0.580481">
                <text:p>0.580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  <table:table-cell office:value-type="float" office:value="0.677467">
                <text:p>0.677467</text:p>
              </table:table-cell>
              <table:table-cell office:value-type="float" office:value="6.01437">
                <text:p>6.01437</text:p>
              </table:table-cell>
              <table:table-cell office:value-type="float" office:value="0.51612">
                <text:p>0.51612</text:p>
              </table:table-cell>
              <table:table-cell office:value-type="float" office:value="0.627792">
                <text:p>0.627792</text:p>
              </table:table-cell>
              <table:table-cell office:value-type="float" office:value="0.625138">
                <text:p>0.625138</text:p>
              </table:table-cell>
              <table:table-cell office:value-type="float" office:value="0.59008">
                <text:p>0.5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25">
                <text:p>0.4625</text:p>
              </table:table-cell>
              <table:table-cell office:value-type="float" office:value="0.691243">
                <text:p>0.691243</text:p>
              </table:table-cell>
              <table:table-cell office:value-type="float" office:value="6.51567">
                <text:p>6.51567</text:p>
              </table:table-cell>
              <table:table-cell office:value-type="float" office:value="0.491333">
                <text:p>0.491333</text:p>
              </table:table-cell>
              <table:table-cell office:value-type="float" office:value="0.639498">
                <text:p>0.639498</text:p>
              </table:table-cell>
              <table:table-cell office:value-type="float" office:value="0.637373">
                <text:p>0.637373</text:p>
              </table:table-cell>
              <table:table-cell office:value-type="float" office:value="0.60114">
                <text:p>0.60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5">
                <text:p>0.4875</text:p>
              </table:table-cell>
              <table:table-cell office:value-type="float" office:value="0.705128">
                <text:p>0.705128</text:p>
              </table:table-cell>
              <table:table-cell office:value-type="float" office:value="7.0305">
                <text:p>7.0305</text:p>
              </table:table-cell>
              <table:table-cell office:value-type="float" office:value="0.466564">
                <text:p>0.466564</text:p>
              </table:table-cell>
              <table:table-cell office:value-type="float" office:value="0.653204">
                <text:p>0.653204</text:p>
              </table:table-cell>
              <table:table-cell office:value-type="float" office:value="0.65178">
                <text:p>0.65178</text:p>
              </table:table-cell>
              <table:table-cell office:value-type="float" office:value="0.612114">
                <text:p>0.612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5">
                <text:p>0.5125</text:p>
              </table:table-cell>
              <table:table-cell office:value-type="float" office:value="0.719909">
                <text:p>0.719909</text:p>
              </table:table-cell>
              <table:table-cell office:value-type="float" office:value="7.51779">
                <text:p>7.51779</text:p>
              </table:table-cell>
              <table:table-cell office:value-type="float" office:value="0.467184">
                <text:p>0.467184</text:p>
              </table:table-cell>
              <table:table-cell office:value-type="float" office:value="0.666777">
                <text:p>0.666777</text:p>
              </table:table-cell>
              <table:table-cell office:value-type="float" office:value="0.66537">
                <text:p>0.66537</text:p>
              </table:table-cell>
              <table:table-cell office:value-type="float" office:value="0.62326">
                <text:p>0.62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75">
                <text:p>0.5375</text:p>
              </table:table-cell>
              <table:table-cell office:value-type="float" office:value="0.735697">
                <text:p>0.735697</text:p>
              </table:table-cell>
              <table:table-cell office:value-type="float" office:value="7.99202">
                <text:p>7.99202</text:p>
              </table:table-cell>
              <table:table-cell office:value-type="float" office:value="0.442363">
                <text:p>0.442363</text:p>
              </table:table-cell>
              <table:table-cell office:value-type="float" office:value="0.679855">
                <text:p>0.679855</text:p>
              </table:table-cell>
              <table:table-cell office:value-type="float" office:value="0.677668">
                <text:p>0.677668</text:p>
              </table:table-cell>
              <table:table-cell office:value-type="float" office:value="0.636998">
                <text:p>0.636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25">
                <text:p>0.5625</text:p>
              </table:table-cell>
              <table:table-cell office:value-type="float" office:value="0.751297">
                <text:p>0.751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378">
                <text:p>0.69378</text:p>
              </table:table-cell>
              <table:table-cell office:value-type="float" office:value="0.689621">
                <text:p>0.689621</text:p>
              </table:table-cell>
              <table:table-cell office:value-type="float" office:value="0.652704">
                <text:p>0.652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5">
                <text:p>0.5875</text:p>
              </table:table-cell>
              <table:table-cell office:value-type="float" office:value="0.767822">
                <text:p>0.7678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9337">
                <text:p>0.709337</text:p>
              </table:table-cell>
              <table:table-cell office:value-type="float" office:value="0.703084">
                <text:p>0.703084</text:p>
              </table:table-cell>
              <table:table-cell office:value-type="float" office:value="0.671545">
                <text:p>0.671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5">
                <text:p>0.6125</text:p>
              </table:table-cell>
              <table:table-cell office:value-type="float" office:value="0.784896">
                <text:p>0.784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3903">
                <text:p>0.723903</text:p>
              </table:table-cell>
              <table:table-cell office:value-type="float" office:value="0.718768">
                <text:p>0.718768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75">
                <text:p>0.6375</text:p>
              </table:table-cell>
              <table:table-cell office:value-type="float" office:value="0.801303">
                <text:p>0.801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7917">
                <text:p>0.737917</text:p>
              </table:table-cell>
              <table:table-cell office:value-type="float" office:value="0.734832">
                <text:p>0.734832</text:p>
              </table:table-cell>
              <table:table-cell office:value-type="float" office:value="0.710462">
                <text:p>0.710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25">
                <text:p>0.6625</text:p>
              </table:table-cell>
              <table:table-cell office:value-type="float" office:value="0.819">
                <text:p>0.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5265">
                <text:p>0.755265</text:p>
              </table:table-cell>
              <table:table-cell office:value-type="float" office:value="0.751421">
                <text:p>0.751421</text:p>
              </table:table-cell>
              <table:table-cell office:value-type="float" office:value="0.727725">
                <text:p>0.727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75">
                <text:p>0.6875</text:p>
              </table:table-cell>
              <table:table-cell office:value-type="float" office:value="0.835414">
                <text:p>0.835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271">
                <text:p>0.77271</text:p>
              </table:table-cell>
              <table:table-cell office:value-type="float" office:value="0.767315">
                <text:p>0.767315</text:p>
              </table:table-cell>
              <table:table-cell office:value-type="float" office:value="0.74462">
                <text:p>0.74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0.85254">
                <text:p>0.85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0476">
                <text:p>0.790476</text:p>
              </table:table-cell>
              <table:table-cell office:value-type="float" office:value="0.783622">
                <text:p>0.783622</text:p>
              </table:table-cell>
              <table:table-cell office:value-type="float" office:value="0.763029">
                <text:p>0.763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75">
                <text:p>0.7375</text:p>
              </table:table-cell>
              <table:table-cell office:value-type="float" office:value="0.868407">
                <text:p>0.8684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9757">
                <text:p>0.809757</text:p>
              </table:table-cell>
              <table:table-cell office:value-type="float" office:value="0.799707">
                <text:p>0.799707</text:p>
              </table:table-cell>
              <table:table-cell office:value-type="float" office:value="0.780472">
                <text:p>0.780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25">
                <text:p>0.7625</text:p>
              </table:table-cell>
              <table:table-cell office:value-type="float" office:value="0.883211">
                <text:p>0.8832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2056">
                <text:p>0.832056</text:p>
              </table:table-cell>
              <table:table-cell office:value-type="float" office:value="0.815053">
                <text:p>0.815053</text:p>
              </table:table-cell>
              <table:table-cell office:value-type="float" office:value="0.797609">
                <text:p>0.797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75">
                <text:p>0.7875</text:p>
              </table:table-cell>
              <table:table-cell office:value-type="float" office:value="0.896871">
                <text:p>0.8968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4711">
                <text:p>0.854711</text:p>
              </table:table-cell>
              <table:table-cell office:value-type="float" office:value="0.828519">
                <text:p>0.828519</text:p>
              </table:table-cell>
              <table:table-cell office:value-type="float" office:value="0.814107">
                <text:p>0.814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25">
                <text:p>0.8125</text:p>
              </table:table-cell>
              <table:table-cell office:value-type="float" office:value="0.911449">
                <text:p>0.911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7587">
                <text:p>0.877587</text:p>
              </table:table-cell>
              <table:table-cell office:value-type="float" office:value="0.841559">
                <text:p>0.841559</text:p>
              </table:table-cell>
              <table:table-cell office:value-type="float" office:value="0.831089">
                <text:p>0.831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75">
                <text:p>0.8375</text:p>
              </table:table-cell>
              <table:table-cell office:value-type="float" office:value="0.924411">
                <text:p>0.924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8278">
                <text:p>0.898278</text:p>
              </table:table-cell>
              <table:table-cell office:value-type="float" office:value="0.853112">
                <text:p>0.853112</text:p>
              </table:table-cell>
              <table:table-cell office:value-type="float" office:value="0.847085">
                <text:p>0.847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25">
                <text:p>0.8625</text:p>
              </table:table-cell>
              <table:table-cell office:value-type="float" office:value="0.935919">
                <text:p>0.9359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8046">
                <text:p>0.918046</text:p>
              </table:table-cell>
              <table:table-cell office:value-type="float" office:value="0.864385">
                <text:p>0.864385</text:p>
              </table:table-cell>
              <table:table-cell office:value-type="float" office:value="0.863337">
                <text:p>0.863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75">
                <text:p>0.8875</text:p>
              </table:table-cell>
              <table:table-cell office:value-type="float" office:value="0.946134">
                <text:p>0.946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454">
                <text:p>0.935454</text:p>
              </table:table-cell>
              <table:table-cell office:value-type="float" office:value="0.874813">
                <text:p>0.874813</text:p>
              </table:table-cell>
              <table:table-cell office:value-type="float" office:value="0.878034">
                <text:p>0.878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25">
                <text:p>0.9125</text:p>
              </table:table-cell>
              <table:table-cell office:value-type="float" office:value="0.956365">
                <text:p>0.9563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2116">
                <text:p>0.952116</text:p>
              </table:table-cell>
              <table:table-cell office:value-type="float" office:value="0.884557">
                <text:p>0.884557</text:p>
              </table:table-cell>
              <table:table-cell office:value-type="float" office:value="0.89217">
                <text:p>0.89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75">
                <text:p>0.9375</text:p>
              </table:table-cell>
              <table:table-cell office:value-type="float" office:value="0.9645">
                <text:p>0.96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5928">
                <text:p>0.965928</text:p>
              </table:table-cell>
              <table:table-cell office:value-type="float" office:value="0.893141">
                <text:p>0.893141</text:p>
              </table:table-cell>
              <table:table-cell office:value-type="float" office:value="0.904298">
                <text:p>0.904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25">
                <text:p>0.9625</text:p>
              </table:table-cell>
              <table:table-cell office:value-type="float" office:value="0.972535">
                <text:p>0.972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7093">
                <text:p>0.977093</text:p>
              </table:table-cell>
              <table:table-cell office:value-type="float" office:value="0.901707">
                <text:p>0.901707</text:p>
              </table:table-cell>
              <table:table-cell office:value-type="float" office:value="0.914378">
                <text:p>0.914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0.980327">
                <text:p>0.9803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84406">
                <text:p>0.984406</text:p>
              </table:table-cell>
              <table:table-cell office:value-type="float" office:value="0.909174">
                <text:p>0.909174</text:p>
              </table:table-cell>
              <table:table-cell office:value-type="float" office:value="0.920337">
                <text:p>0.9203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25">
                <text:p>1.0125</text:p>
              </table:table-cell>
              <table:table-cell office:value-type="float" office:value="0.987937">
                <text:p>0.987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0602">
                <text:p>0.990602</text:p>
              </table:table-cell>
              <table:table-cell office:value-type="float" office:value="0.916157">
                <text:p>0.916157</text:p>
              </table:table-cell>
              <table:table-cell office:value-type="float" office:value="0.924171">
                <text:p>0.924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75">
                <text:p>1.0375</text:p>
              </table:table-cell>
              <table:table-cell office:value-type="float" office:value="0.993472">
                <text:p>0.993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5349">
                <text:p>0.995349</text:p>
              </table:table-cell>
              <table:table-cell office:value-type="float" office:value="0.921169">
                <text:p>0.921169</text:p>
              </table:table-cell>
              <table:table-cell office:value-type="float" office:value="0.925486">
                <text:p>0.925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25">
                <text:p>1.0625</text:p>
              </table:table-cell>
              <table:table-cell office:value-type="float" office:value="0.999807">
                <text:p>0.9998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8549">
                <text:p>0.998549</text:p>
              </table:table-cell>
              <table:table-cell office:value-type="float" office:value="0.924247">
                <text:p>0.924247</text:p>
              </table:table-cell>
              <table:table-cell office:value-type="float" office:value="0.92589">
                <text:p>0.925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75">
                <text:p>1.0875</text:p>
              </table:table-cell>
              <table:table-cell office:value-type="float" office:value="1.00596">
                <text:p>1.00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8765">
                <text:p>0.998765</text:p>
              </table:table-cell>
              <table:table-cell office:value-type="float" office:value="0.924485">
                <text:p>0.924485</text:p>
              </table:table-cell>
              <table:table-cell office:value-type="float" office:value="0.925215">
                <text:p>0.925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125">
                <text:p>1.1125</text:p>
              </table:table-cell>
              <table:table-cell office:value-type="float" office:value="1.01181">
                <text:p>1.01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7891">
                <text:p>0.997891</text:p>
              </table:table-cell>
              <table:table-cell office:value-type="float" office:value="0.92338">
                <text:p>0.92338</text:p>
              </table:table-cell>
              <table:table-cell office:value-type="float" office:value="0.924118">
                <text:p>0.924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75">
                <text:p>1.1375</text:p>
              </table:table-cell>
              <table:table-cell office:value-type="float" office:value="1.01583">
                <text:p>1.01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6065">
                <text:p>0.996065</text:p>
              </table:table-cell>
              <table:table-cell office:value-type="float" office:value="0.92096">
                <text:p>0.92096</text:p>
              </table:table-cell>
              <table:table-cell office:value-type="float" office:value="0.921576">
                <text:p>0.921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625">
                <text:p>1.1625</text:p>
              </table:table-cell>
              <table:table-cell office:value-type="float" office:value="1.01858">
                <text:p>1.018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4261">
                <text:p>0.994261</text:p>
              </table:table-cell>
              <table:table-cell office:value-type="float" office:value="0.917733">
                <text:p>0.917733</text:p>
              </table:table-cell>
              <table:table-cell office:value-type="float" office:value="0.918029">
                <text:p>0.918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75">
                <text:p>1.1875</text:p>
              </table:table-cell>
              <table:table-cell office:value-type="float" office:value="1.02068">
                <text:p>1.020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91475">
                <text:p>0.991475</text:p>
              </table:table-cell>
              <table:table-cell office:value-type="float" office:value="0.913362">
                <text:p>0.913362</text:p>
              </table:table-cell>
              <table:table-cell office:value-type="float" office:value="0.912644">
                <text:p>0.912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125">
                <text:p>1.2125</text:p>
              </table:table-cell>
              <table:table-cell office:value-type="float" office:value="1.02301">
                <text:p>1.02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8974">
                <text:p>0.98974</text:p>
              </table:table-cell>
              <table:table-cell office:value-type="float" office:value="0.909121">
                <text:p>0.909121</text:p>
              </table:table-cell>
              <table:table-cell office:value-type="float" office:value="0.907066">
                <text:p>0.907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375">
                <text:p>1.2375</text:p>
              </table:table-cell>
              <table:table-cell office:value-type="float" office:value="1.0243">
                <text:p>1.0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87338">
                <text:p>0.987338</text:p>
              </table:table-cell>
              <table:table-cell office:value-type="float" office:value="0.904143">
                <text:p>0.904143</text:p>
              </table:table-cell>
              <table:table-cell office:value-type="float" office:value="0.90101">
                <text:p>0.9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25">
                <text:p>1.2625</text:p>
              </table:table-cell>
              <table:table-cell office:value-type="float" office:value="1.02482">
                <text:p>1.02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8309">
                <text:p>0.98309</text:p>
              </table:table-cell>
              <table:table-cell office:value-type="float" office:value="0.898931">
                <text:p>0.898931</text:p>
              </table:table-cell>
              <table:table-cell office:value-type="float" office:value="0.894691">
                <text:p>0.894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875">
                <text:p>1.2875</text:p>
              </table:table-cell>
              <table:table-cell office:value-type="float" office:value="1.02376">
                <text:p>1.02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6704">
                <text:p>0.976704</text:p>
              </table:table-cell>
              <table:table-cell office:value-type="float" office:value="0.893312">
                <text:p>0.893312</text:p>
              </table:table-cell>
              <table:table-cell office:value-type="float" office:value="0.888071">
                <text:p>0.888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25">
                <text:p>1.3125</text:p>
              </table:table-cell>
              <table:table-cell office:value-type="float" office:value="1.02177">
                <text:p>1.02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943">
                <text:p>0.96943</text:p>
              </table:table-cell>
              <table:table-cell office:value-type="float" office:value="0.888882">
                <text:p>0.888882</text:p>
              </table:table-cell>
              <table:table-cell office:value-type="float" office:value="0.881898">
                <text:p>0.881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75">
                <text:p>1.3375</text:p>
              </table:table-cell>
              <table:table-cell office:value-type="float" office:value="1.01863">
                <text:p>1.01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1532">
                <text:p>0.961532</text:p>
              </table:table-cell>
              <table:table-cell office:value-type="float" office:value="0.88475">
                <text:p>0.88475</text:p>
              </table:table-cell>
              <table:table-cell office:value-type="float" office:value="0.875324">
                <text:p>0.875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625">
                <text:p>1.3625</text:p>
              </table:table-cell>
              <table:table-cell office:value-type="float" office:value="1.01581">
                <text:p>1.01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3945">
                <text:p>0.953945</text:p>
              </table:table-cell>
              <table:table-cell office:value-type="float" office:value="0.879804">
                <text:p>0.879804</text:p>
              </table:table-cell>
              <table:table-cell office:value-type="float" office:value="0.868164">
                <text:p>0.868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75">
                <text:p>1.3875</text:p>
              </table:table-cell>
              <table:table-cell office:value-type="float" office:value="1.01326">
                <text:p>1.01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6494">
                <text:p>0.946494</text:p>
              </table:table-cell>
              <table:table-cell office:value-type="float" office:value="0.873642">
                <text:p>0.873642</text:p>
              </table:table-cell>
              <table:table-cell office:value-type="float" office:value="0.860296">
                <text:p>0.860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125">
                <text:p>1.4125</text:p>
              </table:table-cell>
              <table:table-cell office:value-type="float" office:value="1.01131">
                <text:p>1.01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9713">
                <text:p>0.939713</text:p>
              </table:table-cell>
              <table:table-cell office:value-type="float" office:value="0.867312">
                <text:p>0.867312</text:p>
              </table:table-cell>
              <table:table-cell office:value-type="float" office:value="0.853016">
                <text:p>0.853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375">
                <text:p>1.4375</text:p>
              </table:table-cell>
              <table:table-cell office:value-type="float" office:value="1.00814">
                <text:p>1.00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08">
                <text:p>0.93308</text:p>
              </table:table-cell>
              <table:table-cell office:value-type="float" office:value="0.860296">
                <text:p>0.860296</text:p>
              </table:table-cell>
              <table:table-cell office:value-type="float" office:value="0.84584">
                <text:p>0.84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25">
                <text:p>1.4625</text:p>
              </table:table-cell>
              <table:table-cell office:value-type="float" office:value="1.00353">
                <text:p>1.00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527">
                <text:p>0.926527</text:p>
              </table:table-cell>
              <table:table-cell office:value-type="float" office:value="0.853478">
                <text:p>0.853478</text:p>
              </table:table-cell>
              <table:table-cell office:value-type="float" office:value="0.838666">
                <text:p>0.838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75">
                <text:p>1.4875</text:p>
              </table:table-cell>
              <table:table-cell office:value-type="float" office:value="0.998427">
                <text:p>0.998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9431">
                <text:p>0.919431</text:p>
              </table:table-cell>
              <table:table-cell office:value-type="float" office:value="0.846467">
                <text:p>0.846467</text:p>
              </table:table-cell>
              <table:table-cell office:value-type="float" office:value="0.830778">
                <text:p>0.830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25">
                <text:p>1.5125</text:p>
              </table:table-cell>
              <table:table-cell office:value-type="float" office:value="0.99388">
                <text:p>0.993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1968">
                <text:p>0.911968</text:p>
              </table:table-cell>
              <table:table-cell office:value-type="float" office:value="0.839659">
                <text:p>0.839659</text:p>
              </table:table-cell>
              <table:table-cell office:value-type="float" office:value="0.822332">
                <text:p>0.822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75">
                <text:p>1.5375</text:p>
              </table:table-cell>
              <table:table-cell office:value-type="float" office:value="0.989113">
                <text:p>0.989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3939">
                <text:p>0.903939</text:p>
              </table:table-cell>
              <table:table-cell office:value-type="float" office:value="0.832927">
                <text:p>0.832927</text:p>
              </table:table-cell>
              <table:table-cell office:value-type="float" office:value="0.813402">
                <text:p>0.813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25">
                <text:p>1.5625</text:p>
              </table:table-cell>
              <table:table-cell office:value-type="float" office:value="0.984746">
                <text:p>0.9847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6106">
                <text:p>0.896106</text:p>
              </table:table-cell>
              <table:table-cell office:value-type="float" office:value="0.826299">
                <text:p>0.826299</text:p>
              </table:table-cell>
              <table:table-cell office:value-type="float" office:value="0.804753">
                <text:p>0.804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875">
                <text:p>1.5875</text:p>
              </table:table-cell>
              <table:table-cell office:value-type="float" office:value="0.979624">
                <text:p>0.979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8683">
                <text:p>0.888683</text:p>
              </table:table-cell>
              <table:table-cell office:value-type="float" office:value="0.819853">
                <text:p>0.819853</text:p>
              </table:table-cell>
              <table:table-cell office:value-type="float" office:value="0.796375">
                <text:p>0.796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125">
                <text:p>1.6125</text:p>
              </table:table-cell>
              <table:table-cell office:value-type="float" office:value="0.973759">
                <text:p>0.9737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1396">
                <text:p>0.881396</text:p>
              </table:table-cell>
              <table:table-cell office:value-type="float" office:value="0.813955">
                <text:p>0.813955</text:p>
              </table:table-cell>
              <table:table-cell office:value-type="float" office:value="0.788509">
                <text:p>0.788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375">
                <text:p>1.6375</text:p>
              </table:table-cell>
              <table:table-cell office:value-type="float" office:value="0.968669">
                <text:p>0.968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4161">
                <text:p>0.874161</text:p>
              </table:table-cell>
              <table:table-cell office:value-type="float" office:value="0.808003">
                <text:p>0.808003</text:p>
              </table:table-cell>
              <table:table-cell office:value-type="float" office:value="0.780666">
                <text:p>0.780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25">
                <text:p>1.6625</text:p>
              </table:table-cell>
              <table:table-cell office:value-type="float" office:value="0.96468">
                <text:p>0.96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7663">
                <text:p>0.867663</text:p>
              </table:table-cell>
              <table:table-cell office:value-type="float" office:value="0.802295">
                <text:p>0.802295</text:p>
              </table:table-cell>
              <table:table-cell office:value-type="float" office:value="0.772701">
                <text:p>0.7727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875">
                <text:p>1.6875</text:p>
              </table:table-cell>
              <table:table-cell office:value-type="float" office:value="0.961177">
                <text:p>0.961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2102">
                <text:p>0.862102</text:p>
              </table:table-cell>
              <table:table-cell office:value-type="float" office:value="0.796832">
                <text:p>0.796832</text:p>
              </table:table-cell>
              <table:table-cell office:value-type="float" office:value="0.76514">
                <text:p>0.76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125">
                <text:p>1.7125</text:p>
              </table:table-cell>
              <table:table-cell office:value-type="float" office:value="0.957887">
                <text:p>0.957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6813">
                <text:p>0.856813</text:p>
              </table:table-cell>
              <table:table-cell office:value-type="float" office:value="0.791786">
                <text:p>0.791786</text:p>
              </table:table-cell>
              <table:table-cell office:value-type="float" office:value="0.75915">
                <text:p>0.75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75">
                <text:p>1.7375</text:p>
              </table:table-cell>
              <table:table-cell office:value-type="float" office:value="0.953961">
                <text:p>0.953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0742">
                <text:p>0.850742</text:p>
              </table:table-cell>
              <table:table-cell office:value-type="float" office:value="0.786707">
                <text:p>0.786707</text:p>
              </table:table-cell>
              <table:table-cell office:value-type="float" office:value="0.753776">
                <text:p>0.753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25">
                <text:p>1.7625</text:p>
              </table:table-cell>
              <table:table-cell office:value-type="float" office:value="0.949251">
                <text:p>0.949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414">
                <text:p>0.84414</text:p>
              </table:table-cell>
              <table:table-cell office:value-type="float" office:value="0.781919">
                <text:p>0.781919</text:p>
              </table:table-cell>
              <table:table-cell office:value-type="float" office:value="0.748313">
                <text:p>0.748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875">
                <text:p>1.7875</text:p>
              </table:table-cell>
              <table:table-cell office:value-type="float" office:value="0.943743">
                <text:p>0.9437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7641">
                <text:p>0.837641</text:p>
              </table:table-cell>
              <table:table-cell office:value-type="float" office:value="0.77686">
                <text:p>0.77686</text:p>
              </table:table-cell>
              <table:table-cell office:value-type="float" office:value="0.742447">
                <text:p>0.7424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125">
                <text:p>1.8125</text:p>
              </table:table-cell>
              <table:table-cell office:value-type="float" office:value="0.938302">
                <text:p>0.938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1478">
                <text:p>0.831478</text:p>
              </table:table-cell>
              <table:table-cell office:value-type="float" office:value="0.770993">
                <text:p>0.770993</text:p>
              </table:table-cell>
              <table:table-cell office:value-type="float" office:value="0.73634">
                <text:p>0.73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375">
                <text:p>1.8375</text:p>
              </table:table-cell>
              <table:table-cell office:value-type="float" office:value="0.933435">
                <text:p>0.933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4746">
                <text:p>0.824746</text:p>
              </table:table-cell>
              <table:table-cell office:value-type="float" office:value="0.765256">
                <text:p>0.765256</text:p>
              </table:table-cell>
              <table:table-cell office:value-type="float" office:value="0.730508">
                <text:p>0.730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625">
                <text:p>1.8625</text:p>
              </table:table-cell>
              <table:table-cell office:value-type="float" office:value="0.929286">
                <text:p>0.929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7773">
                <text:p>0.817773</text:p>
              </table:table-cell>
              <table:table-cell office:value-type="float" office:value="0.759837">
                <text:p>0.759837</text:p>
              </table:table-cell>
              <table:table-cell office:value-type="float" office:value="0.725408">
                <text:p>0.725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75">
                <text:p>1.8875</text:p>
              </table:table-cell>
              <table:table-cell office:value-type="float" office:value="0.924902">
                <text:p>0.9249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1292">
                <text:p>0.811292</text:p>
              </table:table-cell>
              <table:table-cell office:value-type="float" office:value="0.753848">
                <text:p>0.753848</text:p>
              </table:table-cell>
              <table:table-cell office:value-type="float" office:value="0.720896">
                <text:p>0.720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125">
                <text:p>1.9125</text:p>
              </table:table-cell>
              <table:table-cell office:value-type="float" office:value="0.91978">
                <text:p>0.91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5659">
                <text:p>0.805659</text:p>
              </table:table-cell>
              <table:table-cell office:value-type="float" office:value="0.748712">
                <text:p>0.748712</text:p>
              </table:table-cell>
              <table:table-cell office:value-type="float" office:value="0.716517">
                <text:p>0.7165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75">
                <text:p>1.9375</text:p>
              </table:table-cell>
              <table:table-cell office:value-type="float" office:value="0.913672">
                <text:p>0.9136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0578">
                <text:p>0.800578</text:p>
              </table:table-cell>
              <table:table-cell office:value-type="float" office:value="0.744702">
                <text:p>0.744702</text:p>
              </table:table-cell>
              <table:table-cell office:value-type="float" office:value="0.711743">
                <text:p>0.7117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25">
                <text:p>1.9625</text:p>
              </table:table-cell>
              <table:table-cell office:value-type="float" office:value="0.907244">
                <text:p>0.907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6295">
                <text:p>0.796295</text:p>
              </table:table-cell>
              <table:table-cell office:value-type="float" office:value="0.741075">
                <text:p>0.741075</text:p>
              </table:table-cell>
              <table:table-cell office:value-type="float" office:value="0.70672">
                <text:p>0.70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875">
                <text:p>1.9875</text:p>
              </table:table-cell>
              <table:table-cell office:value-type="float" office:value="0.901109">
                <text:p>0.901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237">
                <text:p>0.79237</text:p>
              </table:table-cell>
              <table:table-cell office:value-type="float" office:value="0.737509">
                <text:p>0.737509</text:p>
              </table:table-cell>
              <table:table-cell office:value-type="float" office:value="0.701585">
                <text:p>0.701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125">
                <text:p>2.0125</text:p>
              </table:table-cell>
              <table:table-cell office:value-type="float" office:value="0.895684">
                <text:p>0.895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8265">
                <text:p>0.788265</text:p>
              </table:table-cell>
              <table:table-cell office:value-type="float" office:value="0.73346">
                <text:p>0.73346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75">
                <text:p>2.0375</text:p>
              </table:table-cell>
              <table:table-cell office:value-type="float" office:value="0.890894">
                <text:p>0.8908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4058">
                <text:p>0.784058</text:p>
              </table:table-cell>
              <table:table-cell office:value-type="float" office:value="0.72896">
                <text:p>0.72896</text:p>
              </table:table-cell>
              <table:table-cell office:value-type="float" office:value="0.69273">
                <text:p>0.69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25">
                <text:p>2.0625</text:p>
              </table:table-cell>
              <table:table-cell office:value-type="float" office:value="0.886048">
                <text:p>0.886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0134">
                <text:p>0.780134</text:p>
              </table:table-cell>
              <table:table-cell office:value-type="float" office:value="0.724256">
                <text:p>0.724256</text:p>
              </table:table-cell>
              <table:table-cell office:value-type="float" office:value="0.687813">
                <text:p>0.6878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75">
                <text:p>2.0875</text:p>
              </table:table-cell>
              <table:table-cell office:value-type="float" office:value="0.880738">
                <text:p>0.8807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5826">
                <text:p>0.775826</text:p>
              </table:table-cell>
              <table:table-cell office:value-type="float" office:value="0.719504">
                <text:p>0.719504</text:p>
              </table:table-cell>
              <table:table-cell office:value-type="float" office:value="0.682705">
                <text:p>0.682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25">
                <text:p>2.1125</text:p>
              </table:table-cell>
              <table:table-cell office:value-type="float" office:value="0.875563">
                <text:p>0.8755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1373">
                <text:p>0.771373</text:p>
              </table:table-cell>
              <table:table-cell office:value-type="float" office:value="0.715113">
                <text:p>0.715113</text:p>
              </table:table-cell>
              <table:table-cell office:value-type="float" office:value="0.678122">
                <text:p>0.678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375">
                <text:p>2.1375</text:p>
              </table:table-cell>
              <table:table-cell office:value-type="float" office:value="0.870685">
                <text:p>0.8706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7291">
                <text:p>0.767291</text:p>
              </table:table-cell>
              <table:table-cell office:value-type="float" office:value="0.710921">
                <text:p>0.710921</text:p>
              </table:table-cell>
              <table:table-cell office:value-type="float" office:value="0.673581">
                <text:p>0.673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625">
                <text:p>2.1625</text:p>
              </table:table-cell>
              <table:table-cell office:value-type="float" office:value="0.865714">
                <text:p>0.865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3306">
                <text:p>0.763306</text:p>
              </table:table-cell>
              <table:table-cell office:value-type="float" office:value="0.707119">
                <text:p>0.707119</text:p>
              </table:table-cell>
              <table:table-cell office:value-type="float" office:value="0.669098">
                <text:p>0.6690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875">
                <text:p>2.1875</text:p>
              </table:table-cell>
              <table:table-cell office:value-type="float" office:value="0.860696">
                <text:p>0.8606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8842">
                <text:p>0.758842</text:p>
              </table:table-cell>
              <table:table-cell office:value-type="float" office:value="0.703454">
                <text:p>0.703454</text:p>
              </table:table-cell>
              <table:table-cell office:value-type="float" office:value="0.66467">
                <text:p>0.66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25">
                <text:p>2.2125</text:p>
              </table:table-cell>
              <table:table-cell office:value-type="float" office:value="0.855674">
                <text:p>0.855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4614">
                <text:p>0.754614</text:p>
              </table:table-cell>
              <table:table-cell office:value-type="float" office:value="0.699817">
                <text:p>0.699817</text:p>
              </table:table-cell>
              <table:table-cell office:value-type="float" office:value="0.660744">
                <text:p>0.660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375">
                <text:p>2.2375</text:p>
              </table:table-cell>
              <table:table-cell office:value-type="float" office:value="0.851267">
                <text:p>0.851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0552">
                <text:p>0.750552</text:p>
              </table:table-cell>
              <table:table-cell office:value-type="float" office:value="0.695981">
                <text:p>0.695981</text:p>
              </table:table-cell>
              <table:table-cell office:value-type="float" office:value="0.657278">
                <text:p>0.657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625">
                <text:p>2.2625</text:p>
              </table:table-cell>
              <table:table-cell office:value-type="float" office:value="0.847482">
                <text:p>0.847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6955">
                <text:p>0.746955</text:p>
              </table:table-cell>
              <table:table-cell office:value-type="float" office:value="0.692325">
                <text:p>0.692325</text:p>
              </table:table-cell>
              <table:table-cell office:value-type="float" office:value="0.654234">
                <text:p>0.654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875">
                <text:p>2.2875</text:p>
              </table:table-cell>
              <table:table-cell office:value-type="float" office:value="0.844471">
                <text:p>0.8444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3475">
                <text:p>0.743475</text:p>
              </table:table-cell>
              <table:table-cell office:value-type="float" office:value="0.689305">
                <text:p>0.689305</text:p>
              </table:table-cell>
              <table:table-cell office:value-type="float" office:value="0.651172">
                <text:p>0.651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125">
                <text:p>2.3125</text:p>
              </table:table-cell>
              <table:table-cell office:value-type="float" office:value="0.84186">
                <text:p>0.84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0111">
                <text:p>0.740111</text:p>
              </table:table-cell>
              <table:table-cell office:value-type="float" office:value="0.686921">
                <text:p>0.686921</text:p>
              </table:table-cell>
              <table:table-cell office:value-type="float" office:value="0.647954">
                <text:p>0.647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375">
                <text:p>2.3375</text:p>
              </table:table-cell>
              <table:table-cell office:value-type="float" office:value="0.839072">
                <text:p>0.8390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7217">
                <text:p>0.737217</text:p>
              </table:table-cell>
              <table:table-cell office:value-type="float" office:value="0.684813">
                <text:p>0.684813</text:p>
              </table:table-cell>
              <table:table-cell office:value-type="float" office:value="0.64491">
                <text:p>0.64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25">
                <text:p>2.3625</text:p>
              </table:table-cell>
              <table:table-cell office:value-type="float" office:value="0.835637">
                <text:p>0.835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4785">
                <text:p>0.734785</text:p>
              </table:table-cell>
              <table:table-cell office:value-type="float" office:value="0.682778">
                <text:p>0.682778</text:p>
              </table:table-cell>
              <table:table-cell office:value-type="float" office:value="0.642154">
                <text:p>0.642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875">
                <text:p>2.3875</text:p>
              </table:table-cell>
              <table:table-cell office:value-type="float" office:value="0.831772">
                <text:p>0.831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274">
                <text:p>0.73274</text:p>
              </table:table-cell>
              <table:table-cell office:value-type="float" office:value="0.680347">
                <text:p>0.680347</text:p>
              </table:table-cell>
              <table:table-cell office:value-type="float" office:value="0.639325">
                <text:p>0.639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25">
                <text:p>2.4125</text:p>
              </table:table-cell>
              <table:table-cell office:value-type="float" office:value="0.828275">
                <text:p>0.828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0783">
                <text:p>0.730783</text:p>
              </table:table-cell>
              <table:table-cell office:value-type="float" office:value="0.677655">
                <text:p>0.677655</text:p>
              </table:table-cell>
              <table:table-cell office:value-type="float" office:value="0.636534">
                <text:p>0.636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375">
                <text:p>2.4375</text:p>
              </table:table-cell>
              <table:table-cell office:value-type="float" office:value="0.824946">
                <text:p>0.8249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8598">
                <text:p>0.728598</text:p>
              </table:table-cell>
              <table:table-cell office:value-type="float" office:value="0.674687">
                <text:p>0.674687</text:p>
              </table:table-cell>
              <table:table-cell office:value-type="float" office:value="0.633978">
                <text:p>0.633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625">
                <text:p>2.4625</text:p>
              </table:table-cell>
              <table:table-cell office:value-type="float" office:value="0.82157">
                <text:p>0.82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6082">
                <text:p>0.726082</text:p>
              </table:table-cell>
              <table:table-cell office:value-type="float" office:value="0.671414">
                <text:p>0.671414</text:p>
              </table:table-cell>
              <table:table-cell office:value-type="float" office:value="0.631599">
                <text:p>0.6315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875">
                <text:p>2.4875</text:p>
              </table:table-cell>
              <table:table-cell office:value-type="float" office:value="0.818345">
                <text:p>0.818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3395">
                <text:p>0.723395</text:p>
              </table:table-cell>
              <table:table-cell office:value-type="float" office:value="0.668055">
                <text:p>0.668055</text:p>
              </table:table-cell>
              <table:table-cell office:value-type="float" office:value="0.629265">
                <text:p>0.629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125">
                <text:p>2.5125</text:p>
              </table:table-cell>
              <table:table-cell office:value-type="float" office:value="0.815417">
                <text:p>0.8154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0958">
                <text:p>0.720958</text:p>
              </table:table-cell>
              <table:table-cell office:value-type="float" office:value="0.664881">
                <text:p>0.664881</text:p>
              </table:table-cell>
              <table:table-cell office:value-type="float" office:value="0.626762">
                <text:p>0.6267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375">
                <text:p>2.5375</text:p>
              </table:table-cell>
              <table:table-cell office:value-type="float" office:value="0.812643">
                <text:p>0.812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8791">
                <text:p>0.718791</text:p>
              </table:table-cell>
              <table:table-cell office:value-type="float" office:value="0.661906">
                <text:p>0.661906</text:p>
              </table:table-cell>
              <table:table-cell office:value-type="float" office:value="0.624124">
                <text:p>0.624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625">
                <text:p>2.5625</text:p>
              </table:table-cell>
              <table:table-cell office:value-type="float" office:value="0.810115">
                <text:p>0.810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6704">
                <text:p>0.716704</text:p>
              </table:table-cell>
              <table:table-cell office:value-type="float" office:value="0.659185">
                <text:p>0.659185</text:p>
              </table:table-cell>
              <table:table-cell office:value-type="float" office:value="0.621542">
                <text:p>0.6215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875">
                <text:p>2.5875</text:p>
              </table:table-cell>
              <table:table-cell office:value-type="float" office:value="0.807807">
                <text:p>0.8078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4543">
                <text:p>0.714543</text:p>
              </table:table-cell>
              <table:table-cell office:value-type="float" office:value="0.656525">
                <text:p>0.656525</text:p>
              </table:table-cell>
              <table:table-cell office:value-type="float" office:value="0.61878">
                <text:p>0.618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125">
                <text:p>2.6125</text:p>
              </table:table-cell>
              <table:table-cell office:value-type="float" office:value="0.805814">
                <text:p>0.805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2882">
                <text:p>0.712882</text:p>
              </table:table-cell>
              <table:table-cell office:value-type="float" office:value="0.654034">
                <text:p>0.654034</text:p>
              </table:table-cell>
              <table:table-cell office:value-type="float" office:value="0.615991">
                <text:p>0.615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5">
                <text:p>2.6375</text:p>
              </table:table-cell>
              <table:table-cell office:value-type="float" office:value="0.803786">
                <text:p>0.8037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1546">
                <text:p>0.711546</text:p>
              </table:table-cell>
              <table:table-cell office:value-type="float" office:value="0.651647">
                <text:p>0.651647</text:p>
              </table:table-cell>
              <table:table-cell office:value-type="float" office:value="0.613367">
                <text:p>0.6133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625">
                <text:p>2.6625</text:p>
              </table:table-cell>
              <table:table-cell office:value-type="float" office:value="0.801173">
                <text:p>0.801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9988">
                <text:p>0.709988</text:p>
              </table:table-cell>
              <table:table-cell office:value-type="float" office:value="0.649282">
                <text:p>0.649282</text:p>
              </table:table-cell>
              <table:table-cell office:value-type="float" office:value="0.61068">
                <text:p>0.610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875">
                <text:p>2.6875</text:p>
              </table:table-cell>
              <table:table-cell office:value-type="float" office:value="0.798471">
                <text:p>0.7984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7845">
                <text:p>0.707845</text:p>
              </table:table-cell>
              <table:table-cell office:value-type="float" office:value="0.646927">
                <text:p>0.646927</text:p>
              </table:table-cell>
              <table:table-cell office:value-type="float" office:value="0.607726">
                <text:p>0.607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25">
                <text:p>2.7125</text:p>
              </table:table-cell>
              <table:table-cell office:value-type="float" office:value="0.796332">
                <text:p>0.796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5435">
                <text:p>0.705435</text:p>
              </table:table-cell>
              <table:table-cell office:value-type="float" office:value="0.644714">
                <text:p>0.644714</text:p>
              </table:table-cell>
              <table:table-cell office:value-type="float" office:value="0.604554">
                <text:p>0.6045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375">
                <text:p>2.7375</text:p>
              </table:table-cell>
              <table:table-cell office:value-type="float" office:value="0.794516">
                <text:p>0.794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3073">
                <text:p>0.703073</text:p>
              </table:table-cell>
              <table:table-cell office:value-type="float" office:value="0.642646">
                <text:p>0.642646</text:p>
              </table:table-cell>
              <table:table-cell office:value-type="float" office:value="0.601237">
                <text:p>0.601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25">
                <text:p>2.7625</text:p>
              </table:table-cell>
              <table:table-cell office:value-type="float" office:value="0.792614">
                <text:p>0.792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0736">
                <text:p>0.700736</text:p>
              </table:table-cell>
              <table:table-cell office:value-type="float" office:value="0.64092">
                <text:p>0.64092</text:p>
              </table:table-cell>
              <table:table-cell office:value-type="float" office:value="0.597946">
                <text:p>0.5979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875">
                <text:p>2.7875</text:p>
              </table:table-cell>
              <table:table-cell office:value-type="float" office:value="0.790587">
                <text:p>0.7905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8419">
                <text:p>0.698419</text:p>
              </table:table-cell>
              <table:table-cell office:value-type="float" office:value="0.639349">
                <text:p>0.639349</text:p>
              </table:table-cell>
              <table:table-cell office:value-type="float" office:value="0.59503">
                <text:p>0.595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25">
                <text:p>2.8125</text:p>
              </table:table-cell>
              <table:table-cell office:value-type="float" office:value="0.788742">
                <text:p>0.78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6453">
                <text:p>0.696453</text:p>
              </table:table-cell>
              <table:table-cell office:value-type="float" office:value="0.637833">
                <text:p>0.637833</text:p>
              </table:table-cell>
              <table:table-cell office:value-type="float" office:value="0.592731">
                <text:p>0.5927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375">
                <text:p>2.8375</text:p>
              </table:table-cell>
              <table:table-cell office:value-type="float" office:value="0.787392">
                <text:p>0.787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4624">
                <text:p>0.694624</text:p>
              </table:table-cell>
              <table:table-cell office:value-type="float" office:value="0.635977">
                <text:p>0.635977</text:p>
              </table:table-cell>
              <table:table-cell office:value-type="float" office:value="0.590588">
                <text:p>0.590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625">
                <text:p>2.8625</text:p>
              </table:table-cell>
              <table:table-cell office:value-type="float" office:value="0.786197">
                <text:p>0.786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2742">
                <text:p>0.692742</text:p>
              </table:table-cell>
              <table:table-cell office:value-type="float" office:value="0.633805">
                <text:p>0.633805</text:p>
              </table:table-cell>
              <table:table-cell office:value-type="float" office:value="0.588298">
                <text:p>0.588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875">
                <text:p>2.8875</text:p>
              </table:table-cell>
              <table:table-cell office:value-type="float" office:value="0.784743">
                <text:p>0.7847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0795">
                <text:p>0.690795</text:p>
              </table:table-cell>
              <table:table-cell office:value-type="float" office:value="0.631396">
                <text:p>0.631396</text:p>
              </table:table-cell>
              <table:table-cell office:value-type="float" office:value="0.585859">
                <text:p>0.5858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125">
                <text:p>2.9125</text:p>
              </table:table-cell>
              <table:table-cell office:value-type="float" office:value="0.782776">
                <text:p>0.782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912">
                <text:p>0.68912</text:p>
              </table:table-cell>
              <table:table-cell office:value-type="float" office:value="0.628914">
                <text:p>0.628914</text:p>
              </table:table-cell>
              <table:table-cell office:value-type="float" office:value="0.583686">
                <text:p>0.5836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375">
                <text:p>2.9375</text:p>
              </table:table-cell>
              <table:table-cell office:value-type="float" office:value="0.780246">
                <text:p>0.780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7712">
                <text:p>0.687712</text:p>
              </table:table-cell>
              <table:table-cell office:value-type="float" office:value="0.62641">
                <text:p>0.62641</text:p>
              </table:table-cell>
              <table:table-cell office:value-type="float" office:value="0.581989">
                <text:p>0.581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625">
                <text:p>2.9625</text:p>
              </table:table-cell>
              <table:table-cell office:value-type="float" office:value="0.777614">
                <text:p>0.777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6357">
                <text:p>0.686357</text:p>
              </table:table-cell>
              <table:table-cell office:value-type="float" office:value="0.623981">
                <text:p>0.623981</text:p>
              </table:table-cell>
              <table:table-cell office:value-type="float" office:value="0.580558">
                <text:p>0.580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875">
                <text:p>2.9875</text:p>
              </table:table-cell>
              <table:table-cell office:value-type="float" office:value="0.775321">
                <text:p>0.775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5002">
                <text:p>0.685002</text:p>
              </table:table-cell>
              <table:table-cell office:value-type="float" office:value="0.621685">
                <text:p>0.621685</text:p>
              </table:table-cell>
              <table:table-cell office:value-type="float" office:value="0.57913">
                <text:p>0.57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125">
                <text:p>3.0125</text:p>
              </table:table-cell>
              <table:table-cell office:value-type="float" office:value="0.77329">
                <text:p>0.77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3748">
                <text:p>0.683748</text:p>
              </table:table-cell>
              <table:table-cell office:value-type="float" office:value="0.619664">
                <text:p>0.619664</text:p>
              </table:table-cell>
              <table:table-cell office:value-type="float" office:value="0.577697">
                <text:p>0.5776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375">
                <text:p>3.0375</text:p>
              </table:table-cell>
              <table:table-cell office:value-type="float" office:value="0.771373">
                <text:p>0.771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2477">
                <text:p>0.682477</text:p>
              </table:table-cell>
              <table:table-cell office:value-type="float" office:value="0.61767">
                <text:p>0.61767</text:p>
              </table:table-cell>
              <table:table-cell office:value-type="float" office:value="0.575961">
                <text:p>0.5759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625">
                <text:p>3.0625</text:p>
              </table:table-cell>
              <table:table-cell office:value-type="float" office:value="0.769545">
                <text:p>0.769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1118">
                <text:p>0.681118</text:p>
              </table:table-cell>
              <table:table-cell office:value-type="float" office:value="0.615779">
                <text:p>0.615779</text:p>
              </table:table-cell>
              <table:table-cell office:value-type="float" office:value="0.574009">
                <text:p>0.574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875">
                <text:p>3.0875</text:p>
              </table:table-cell>
              <table:table-cell office:value-type="float" office:value="0.767561">
                <text:p>0.767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9747">
                <text:p>0.679747</text:p>
              </table:table-cell>
              <table:table-cell office:value-type="float" office:value="0.614064">
                <text:p>0.614064</text:p>
              </table:table-cell>
              <table:table-cell office:value-type="float" office:value="0.572247">
                <text:p>0.5722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125">
                <text:p>3.1125</text:p>
              </table:table-cell>
              <table:table-cell office:value-type="float" office:value="0.765514">
                <text:p>0.765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8405">
                <text:p>0.678405</text:p>
              </table:table-cell>
              <table:table-cell office:value-type="float" office:value="0.612325">
                <text:p>0.612325</text:p>
              </table:table-cell>
              <table:table-cell office:value-type="float" office:value="0.570808">
                <text:p>0.5708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375">
                <text:p>3.1375</text:p>
              </table:table-cell>
              <table:table-cell office:value-type="float" office:value="0.763501">
                <text:p>0.763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7151">
                <text:p>0.677151</text:p>
              </table:table-cell>
              <table:table-cell office:value-type="float" office:value="0.610496">
                <text:p>0.610496</text:p>
              </table:table-cell>
              <table:table-cell office:value-type="float" office:value="0.569459">
                <text:p>0.569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25">
                <text:p>3.1625</text:p>
              </table:table-cell>
              <table:table-cell office:value-type="float" office:value="0.761528">
                <text:p>0.761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5958">
                <text:p>0.675958</text:p>
              </table:table-cell>
              <table:table-cell office:value-type="float" office:value="0.608865">
                <text:p>0.608865</text:p>
              </table:table-cell>
              <table:table-cell office:value-type="float" office:value="0.568087">
                <text:p>0.5680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875">
                <text:p>3.1875</text:p>
              </table:table-cell>
              <table:table-cell office:value-type="float" office:value="0.759408">
                <text:p>0.7594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4648">
                <text:p>0.674648</text:p>
              </table:table-cell>
              <table:table-cell office:value-type="float" office:value="0.607465">
                <text:p>0.607465</text:p>
              </table:table-cell>
              <table:table-cell office:value-type="float" office:value="0.566475">
                <text:p>0.566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25">
                <text:p>3.2125</text:p>
              </table:table-cell>
              <table:table-cell office:value-type="float" office:value="0.757263">
                <text:p>0.757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3073">
                <text:p>0.673073</text:p>
              </table:table-cell>
              <table:table-cell office:value-type="float" office:value="0.606156">
                <text:p>0.606156</text:p>
              </table:table-cell>
              <table:table-cell office:value-type="float" office:value="0.564867">
                <text:p>0.5648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75">
                <text:p>3.2375</text:p>
              </table:table-cell>
              <table:table-cell office:value-type="float" office:value="0.755576">
                <text:p>0.755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1377">
                <text:p>0.671377</text:p>
              </table:table-cell>
              <table:table-cell office:value-type="float" office:value="0.604798">
                <text:p>0.604798</text:p>
              </table:table-cell>
              <table:table-cell office:value-type="float" office:value="0.563454">
                <text:p>0.5634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625">
                <text:p>3.2625</text:p>
              </table:table-cell>
              <table:table-cell office:value-type="float" office:value="0.754317">
                <text:p>0.754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9764">
                <text:p>0.669764</text:p>
              </table:table-cell>
              <table:table-cell office:value-type="float" office:value="0.603172">
                <text:p>0.603172</text:p>
              </table:table-cell>
              <table:table-cell office:value-type="float" office:value="0.562225">
                <text:p>0.5622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875">
                <text:p>3.2875</text:p>
              </table:table-cell>
              <table:table-cell office:value-type="float" office:value="0.753035">
                <text:p>0.753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8161">
                <text:p>0.668161</text:p>
              </table:table-cell>
              <table:table-cell office:value-type="float" office:value="0.601283">
                <text:p>0.601283</text:p>
              </table:table-cell>
              <table:table-cell office:value-type="float" office:value="0.560989">
                <text:p>0.5609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125">
                <text:p>3.3125</text:p>
              </table:table-cell>
              <table:table-cell office:value-type="float" office:value="0.751517">
                <text:p>0.751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6498">
                <text:p>0.666498</text:p>
              </table:table-cell>
              <table:table-cell office:value-type="float" office:value="0.599263">
                <text:p>0.599263</text:p>
              </table:table-cell>
              <table:table-cell office:value-type="float" office:value="0.559414">
                <text:p>0.5594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375">
                <text:p>3.3375</text:p>
              </table:table-cell>
              <table:table-cell office:value-type="float" office:value="0.749831">
                <text:p>0.7498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4687">
                <text:p>0.664687</text:p>
              </table:table-cell>
              <table:table-cell office:value-type="float" office:value="0.59719">
                <text:p>0.59719</text:p>
              </table:table-cell>
              <table:table-cell office:value-type="float" office:value="0.557542">
                <text:p>0.557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625">
                <text:p>3.3625</text:p>
              </table:table-cell>
              <table:table-cell office:value-type="float" office:value="0.74814">
                <text:p>0.74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2709">
                <text:p>0.662709</text:p>
              </table:table-cell>
              <table:table-cell office:value-type="float" office:value="0.595264">
                <text:p>0.595264</text:p>
              </table:table-cell>
              <table:table-cell office:value-type="float" office:value="0.555963">
                <text:p>0.5559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875">
                <text:p>3.3875</text:p>
              </table:table-cell>
              <table:table-cell office:value-type="float" office:value="0.746326">
                <text:p>0.746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0713">
                <text:p>0.660713</text:p>
              </table:table-cell>
              <table:table-cell office:value-type="float" office:value="0.593448">
                <text:p>0.593448</text:p>
              </table:table-cell>
              <table:table-cell office:value-type="float" office:value="0.554434">
                <text:p>0.5544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125">
                <text:p>3.4125</text:p>
              </table:table-cell>
              <table:table-cell office:value-type="float" office:value="0.744452">
                <text:p>0.744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8945">
                <text:p>0.658945</text:p>
              </table:table-cell>
              <table:table-cell office:value-type="float" office:value="0.591744">
                <text:p>0.591744</text:p>
              </table:table-cell>
              <table:table-cell office:value-type="float" office:value="0.552786">
                <text:p>0.5527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375">
                <text:p>3.4375</text:p>
              </table:table-cell>
              <table:table-cell office:value-type="float" office:value="0.742731">
                <text:p>0.742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7436">
                <text:p>0.657436</text:p>
              </table:table-cell>
              <table:table-cell office:value-type="float" office:value="0.59016">
                <text:p>0.59016</text:p>
              </table:table-cell>
              <table:table-cell office:value-type="float" office:value="0.551201">
                <text:p>0.551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625">
                <text:p>3.4625</text:p>
              </table:table-cell>
              <table:table-cell office:value-type="float" office:value="0.741335">
                <text:p>0.741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6153">
                <text:p>0.656153</text:p>
              </table:table-cell>
              <table:table-cell office:value-type="float" office:value="0.588581">
                <text:p>0.588581</text:p>
              </table:table-cell>
              <table:table-cell office:value-type="float" office:value="0.549727">
                <text:p>0.549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875">
                <text:p>3.4875</text:p>
              </table:table-cell>
              <table:table-cell office:value-type="float" office:value="0.74039">
                <text:p>0.740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4788">
                <text:p>0.654788</text:p>
              </table:table-cell>
              <table:table-cell office:value-type="float" office:value="0.587019">
                <text:p>0.587019</text:p>
              </table:table-cell>
              <table:table-cell office:value-type="float" office:value="0.548075">
                <text:p>0.548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125">
                <text:p>3.5125</text:p>
              </table:table-cell>
              <table:table-cell office:value-type="float" office:value="0.739551">
                <text:p>0.739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3491">
                <text:p>0.653491</text:p>
              </table:table-cell>
              <table:table-cell office:value-type="float" office:value="0.585458">
                <text:p>0.585458</text:p>
              </table:table-cell>
              <table:table-cell office:value-type="float" office:value="0.546085">
                <text:p>0.546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375">
                <text:p>3.5375</text:p>
              </table:table-cell>
              <table:table-cell office:value-type="float" office:value="0.73833">
                <text:p>0.738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2457">
                <text:p>0.652457</text:p>
              </table:table-cell>
              <table:table-cell office:value-type="float" office:value="0.583947">
                <text:p>0.583947</text:p>
              </table:table-cell>
              <table:table-cell office:value-type="float" office:value="0.543885">
                <text:p>0.5438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625">
                <text:p>3.5625</text:p>
              </table:table-cell>
              <table:table-cell office:value-type="float" office:value="0.736987">
                <text:p>0.7369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1795">
                <text:p>0.651795</text:p>
              </table:table-cell>
              <table:table-cell office:value-type="float" office:value="0.582712">
                <text:p>0.582712</text:p>
              </table:table-cell>
              <table:table-cell office:value-type="float" office:value="0.541841">
                <text:p>0.5418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875">
                <text:p>3.5875</text:p>
              </table:table-cell>
              <table:table-cell office:value-type="float" office:value="0.735797">
                <text:p>0.7357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1078">
                <text:p>0.651078</text:p>
              </table:table-cell>
              <table:table-cell office:value-type="float" office:value="0.581683">
                <text:p>0.581683</text:p>
              </table:table-cell>
              <table:table-cell office:value-type="float" office:value="0.539943">
                <text:p>0.53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25">
                <text:p>3.6125</text:p>
              </table:table-cell>
              <table:table-cell office:value-type="float" office:value="0.734855">
                <text:p>0.7348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0231">
                <text:p>0.650231</text:p>
              </table:table-cell>
              <table:table-cell office:value-type="float" office:value="0.580797">
                <text:p>0.580797</text:p>
              </table:table-cell>
              <table:table-cell office:value-type="float" office:value="0.538158">
                <text:p>0.538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375">
                <text:p>3.6375</text:p>
              </table:table-cell>
              <table:table-cell office:value-type="float" office:value="0.734047">
                <text:p>0.734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9476">
                <text:p>0.649476</text:p>
              </table:table-cell>
              <table:table-cell office:value-type="float" office:value="0.579566">
                <text:p>0.579566</text:p>
              </table:table-cell>
              <table:table-cell office:value-type="float" office:value="0.536568">
                <text:p>0.536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625">
                <text:p>3.6625</text:p>
              </table:table-cell>
              <table:table-cell office:value-type="float" office:value="0.73321">
                <text:p>0.73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8749">
                <text:p>0.648749</text:p>
              </table:table-cell>
              <table:table-cell office:value-type="float" office:value="0.577935">
                <text:p>0.577935</text:p>
              </table:table-cell>
              <table:table-cell office:value-type="float" office:value="0.535314">
                <text:p>0.5353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875">
                <text:p>3.6875</text:p>
              </table:table-cell>
              <table:table-cell office:value-type="float" office:value="0.732128">
                <text:p>0.732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8021">
                <text:p>0.648021</text:p>
              </table:table-cell>
              <table:table-cell office:value-type="float" office:value="0.57598">
                <text:p>0.57598</text:p>
              </table:table-cell>
              <table:table-cell office:value-type="float" office:value="0.5342">
                <text:p>0.53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125">
                <text:p>3.7125</text:p>
              </table:table-cell>
              <table:table-cell office:value-type="float" office:value="0.73073">
                <text:p>0.73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7382">
                <text:p>0.647382</text:p>
              </table:table-cell>
              <table:table-cell office:value-type="float" office:value="0.574166">
                <text:p>0.574166</text:p>
              </table:table-cell>
              <table:table-cell office:value-type="float" office:value="0.533039">
                <text:p>0.5330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375">
                <text:p>3.7375</text:p>
              </table:table-cell>
              <table:table-cell office:value-type="float" office:value="0.729178">
                <text:p>0.729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6456">
                <text:p>0.646456</text:p>
              </table:table-cell>
              <table:table-cell office:value-type="float" office:value="0.572664">
                <text:p>0.572664</text:p>
              </table:table-cell>
              <table:table-cell office:value-type="float" office:value="0.531894">
                <text:p>0.5318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625">
                <text:p>3.7625</text:p>
              </table:table-cell>
              <table:table-cell office:value-type="float" office:value="0.727835">
                <text:p>0.7278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5118">
                <text:p>0.645118</text:p>
              </table:table-cell>
              <table:table-cell office:value-type="float" office:value="0.571302">
                <text:p>0.571302</text:p>
              </table:table-cell>
              <table:table-cell office:value-type="float" office:value="0.530861">
                <text:p>0.5308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875">
                <text:p>3.7875</text:p>
              </table:table-cell>
              <table:table-cell office:value-type="float" office:value="0.726793">
                <text:p>0.726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3653">
                <text:p>0.643653</text:p>
              </table:table-cell>
              <table:table-cell office:value-type="float" office:value="0.56991">
                <text:p>0.56991</text:p>
              </table:table-cell>
              <table:table-cell office:value-type="float" office:value="0.529738">
                <text:p>0.5297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125">
                <text:p>3.8125</text:p>
              </table:table-cell>
              <table:table-cell office:value-type="float" office:value="0.725982">
                <text:p>0.725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2558">
                <text:p>0.642558</text:p>
              </table:table-cell>
              <table:table-cell office:value-type="float" office:value="0.568592">
                <text:p>0.568592</text:p>
              </table:table-cell>
              <table:table-cell office:value-type="float" office:value="0.528667">
                <text:p>0.528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375">
                <text:p>3.8375</text:p>
              </table:table-cell>
              <table:table-cell office:value-type="float" office:value="0.72523">
                <text:p>0.72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1879">
                <text:p>0.641879</text:p>
              </table:table-cell>
              <table:table-cell office:value-type="float" office:value="0.567526">
                <text:p>0.567526</text:p>
              </table:table-cell>
              <table:table-cell office:value-type="float" office:value="0.527792">
                <text:p>0.527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625">
                <text:p>3.8625</text:p>
              </table:table-cell>
              <table:table-cell office:value-type="float" office:value="0.724389">
                <text:p>0.724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1199">
                <text:p>0.641199</text:p>
              </table:table-cell>
              <table:table-cell office:value-type="float" office:value="0.566708">
                <text:p>0.566708</text:p>
              </table:table-cell>
              <table:table-cell office:value-type="float" office:value="0.526902">
                <text:p>0.5269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875">
                <text:p>3.8875</text:p>
              </table:table-cell>
              <table:table-cell office:value-type="float" office:value="0.723623">
                <text:p>0.7236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0174">
                <text:p>0.640174</text:p>
              </table:table-cell>
              <table:table-cell office:value-type="float" office:value="0.566078">
                <text:p>0.566078</text:p>
              </table:table-cell>
              <table:table-cell office:value-type="float" office:value="0.525496">
                <text:p>0.525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125">
                <text:p>3.9125</text:p>
              </table:table-cell>
              <table:table-cell office:value-type="float" office:value="0.723043">
                <text:p>0.7230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8975">
                <text:p>0.638975</text:p>
              </table:table-cell>
              <table:table-cell office:value-type="float" office:value="0.565509">
                <text:p>0.565509</text:p>
              </table:table-cell>
              <table:table-cell office:value-type="float" office:value="0.523768">
                <text:p>0.5237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375">
                <text:p>3.9375</text:p>
              </table:table-cell>
              <table:table-cell office:value-type="float" office:value="0.722598">
                <text:p>0.7225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7739">
                <text:p>0.637739</text:p>
              </table:table-cell>
              <table:table-cell office:value-type="float" office:value="0.56499">
                <text:p>0.56499</text:p>
              </table:table-cell>
              <table:table-cell office:value-type="float" office:value="0.522102">
                <text:p>0.5221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625">
                <text:p>3.9625</text:p>
              </table:table-cell>
              <table:table-cell office:value-type="float" office:value="0.722153">
                <text:p>0.722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6438">
                <text:p>0.636438</text:p>
              </table:table-cell>
              <table:table-cell office:value-type="float" office:value="0.564491">
                <text:p>0.564491</text:p>
              </table:table-cell>
              <table:table-cell office:value-type="float" office:value="0.520555">
                <text:p>0.5205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75">
                <text:p>3.9875</text:p>
              </table:table-cell>
              <table:table-cell office:value-type="float" office:value="0.721441">
                <text:p>0.721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5039">
                <text:p>0.635039</text:p>
              </table:table-cell>
              <table:table-cell office:value-type="float" office:value="0.563829">
                <text:p>0.563829</text:p>
              </table:table-cell>
              <table:table-cell office:value-type="float" office:value="0.519077">
                <text:p>0.5190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125">
                <text:p>4.0125</text:p>
              </table:table-cell>
              <table:table-cell office:value-type="float" office:value="0.720652">
                <text:p>0.720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3743">
                <text:p>0.633743</text:p>
              </table:table-cell>
              <table:table-cell office:value-type="float" office:value="0.562909">
                <text:p>0.562909</text:p>
              </table:table-cell>
              <table:table-cell office:value-type="float" office:value="0.517754">
                <text:p>0.5177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375">
                <text:p>4.0375</text:p>
              </table:table-cell>
              <table:table-cell office:value-type="float" office:value="0.71978">
                <text:p>0.71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273">
                <text:p>0.63273</text:p>
              </table:table-cell>
              <table:table-cell office:value-type="float" office:value="0.561793">
                <text:p>0.561793</text:p>
              </table:table-cell>
              <table:table-cell office:value-type="float" office:value="0.516479">
                <text:p>0.516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625">
                <text:p>4.0625</text:p>
              </table:table-cell>
              <table:table-cell office:value-type="float" office:value="0.718645">
                <text:p>0.7186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2012">
                <text:p>0.632012</text:p>
              </table:table-cell>
              <table:table-cell office:value-type="float" office:value="0.560588">
                <text:p>0.560588</text:p>
              </table:table-cell>
              <table:table-cell office:value-type="float" office:value="0.515305">
                <text:p>0.515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875">
                <text:p>4.0875</text:p>
              </table:table-cell>
              <table:table-cell office:value-type="float" office:value="0.717374">
                <text:p>0.717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1574">
                <text:p>0.631574</text:p>
              </table:table-cell>
              <table:table-cell office:value-type="float" office:value="0.559305">
                <text:p>0.559305</text:p>
              </table:table-cell>
              <table:table-cell office:value-type="float" office:value="0.514033">
                <text:p>0.5140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125">
                <text:p>4.1125</text:p>
              </table:table-cell>
              <table:table-cell office:value-type="float" office:value="0.716134">
                <text:p>0.716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124">
                <text:p>0.63124</text:p>
              </table:table-cell>
              <table:table-cell office:value-type="float" office:value="0.558075">
                <text:p>0.558075</text:p>
              </table:table-cell>
              <table:table-cell office:value-type="float" office:value="0.512575">
                <text:p>0.5125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375">
                <text:p>4.1375</text:p>
              </table:table-cell>
              <table:table-cell office:value-type="float" office:value="0.714951">
                <text:p>0.7149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0732">
                <text:p>0.630732</text:p>
              </table:table-cell>
              <table:table-cell office:value-type="float" office:value="0.557208">
                <text:p>0.557208</text:p>
              </table:table-cell>
              <table:table-cell office:value-type="float" office:value="0.511034">
                <text:p>0.5110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25">
                <text:p>4.1625</text:p>
              </table:table-cell>
              <table:table-cell office:value-type="float" office:value="0.713725">
                <text:p>0.713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0004">
                <text:p>0.630004</text:p>
              </table:table-cell>
              <table:table-cell office:value-type="float" office:value="0.556781">
                <text:p>0.556781</text:p>
              </table:table-cell>
              <table:table-cell office:value-type="float" office:value="0.509473">
                <text:p>0.5094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875">
                <text:p>4.1875</text:p>
              </table:table-cell>
              <table:table-cell office:value-type="float" office:value="0.712455">
                <text:p>0.712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9173">
                <text:p>0.629173</text:p>
              </table:table-cell>
              <table:table-cell office:value-type="float" office:value="0.556467">
                <text:p>0.556467</text:p>
              </table:table-cell>
              <table:table-cell office:value-type="float" office:value="0.507833">
                <text:p>0.5078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125">
                <text:p>4.2125</text:p>
              </table:table-cell>
              <table:table-cell office:value-type="float" office:value="0.711261">
                <text:p>0.711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8358">
                <text:p>0.628358</text:p>
              </table:table-cell>
              <table:table-cell office:value-type="float" office:value="0.556127">
                <text:p>0.556127</text:p>
              </table:table-cell>
              <table:table-cell office:value-type="float" office:value="0.506255">
                <text:p>0.506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375">
                <text:p>4.2375</text:p>
              </table:table-cell>
              <table:table-cell office:value-type="float" office:value="0.710299">
                <text:p>0.710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7431">
                <text:p>0.627431</text:p>
              </table:table-cell>
              <table:table-cell office:value-type="float" office:value="0.555633">
                <text:p>0.555633</text:p>
              </table:table-cell>
              <table:table-cell office:value-type="float" office:value="0.504797">
                <text:p>0.504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625">
                <text:p>4.2625</text:p>
              </table:table-cell>
              <table:table-cell office:value-type="float" office:value="0.709585">
                <text:p>0.7095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6421">
                <text:p>0.626421</text:p>
              </table:table-cell>
              <table:table-cell office:value-type="float" office:value="0.554865">
                <text:p>0.554865</text:p>
              </table:table-cell>
              <table:table-cell office:value-type="float" office:value="0.503595">
                <text:p>0.5035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875">
                <text:p>4.2875</text:p>
              </table:table-cell>
              <table:table-cell office:value-type="float" office:value="0.70891">
                <text:p>0.708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5602">
                <text:p>0.625602</text:p>
              </table:table-cell>
              <table:table-cell office:value-type="float" office:value="0.553815">
                <text:p>0.553815</text:p>
              </table:table-cell>
              <table:table-cell office:value-type="float" office:value="0.502703">
                <text:p>0.5027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125">
                <text:p>4.3125</text:p>
              </table:table-cell>
              <table:table-cell office:value-type="float" office:value="0.708333">
                <text:p>0.708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5016">
                <text:p>0.625016</text:p>
              </table:table-cell>
              <table:table-cell office:value-type="float" office:value="0.552512">
                <text:p>0.552512</text:p>
              </table:table-cell>
              <table:table-cell office:value-type="float" office:value="0.501874">
                <text:p>0.501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375">
                <text:p>4.3375</text:p>
              </table:table-cell>
              <table:table-cell office:value-type="float" office:value="0.707943">
                <text:p>0.7079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4313">
                <text:p>0.624313</text:p>
              </table:table-cell>
              <table:table-cell office:value-type="float" office:value="0.551092">
                <text:p>0.551092</text:p>
              </table:table-cell>
              <table:table-cell office:value-type="float" office:value="0.500984">
                <text:p>0.500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625">
                <text:p>4.3625</text:p>
              </table:table-cell>
              <table:table-cell office:value-type="float" office:value="0.707596">
                <text:p>0.707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3242">
                <text:p>0.623242</text:p>
              </table:table-cell>
              <table:table-cell office:value-type="float" office:value="0.549644">
                <text:p>0.549644</text:p>
              </table:table-cell>
              <table:table-cell office:value-type="float" office:value="0.499999">
                <text:p>0.49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3875">
                <text:p>4.3875</text:p>
              </table:table-cell>
              <table:table-cell office:value-type="float" office:value="0.707011">
                <text:p>0.707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1988">
                <text:p>0.621988</text:p>
              </table:table-cell>
              <table:table-cell office:value-type="float" office:value="0.548341">
                <text:p>0.548341</text:p>
              </table:table-cell>
              <table:table-cell office:value-type="float" office:value="0.498923">
                <text:p>0.4989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125">
                <text:p>4.4125</text:p>
              </table:table-cell>
              <table:table-cell office:value-type="float" office:value="0.706142">
                <text:p>0.706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0985">
                <text:p>0.620985</text:p>
              </table:table-cell>
              <table:table-cell office:value-type="float" office:value="0.547281">
                <text:p>0.547281</text:p>
              </table:table-cell>
              <table:table-cell office:value-type="float" office:value="0.497863">
                <text:p>0.4978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375">
                <text:p>4.4375</text:p>
              </table:table-cell>
              <table:table-cell office:value-type="float" office:value="0.705185">
                <text:p>0.7051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0372">
                <text:p>0.620372</text:p>
              </table:table-cell>
              <table:table-cell office:value-type="float" office:value="0.54628">
                <text:p>0.54628</text:p>
              </table:table-cell>
              <table:table-cell office:value-type="float" office:value="0.496958">
                <text:p>0.496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625">
                <text:p>4.4625</text:p>
              </table:table-cell>
              <table:table-cell office:value-type="float" office:value="0.704223">
                <text:p>0.704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9978">
                <text:p>0.619978</text:p>
              </table:table-cell>
              <table:table-cell office:value-type="float" office:value="0.545191">
                <text:p>0.545191</text:p>
              </table:table-cell>
              <table:table-cell office:value-type="float" office:value="0.496218">
                <text:p>0.4962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875">
                <text:p>4.4875</text:p>
              </table:table-cell>
              <table:table-cell office:value-type="float" office:value="0.70316">
                <text:p>0.70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9498">
                <text:p>0.619498</text:p>
              </table:table-cell>
              <table:table-cell office:value-type="float" office:value="0.54388">
                <text:p>0.54388</text:p>
              </table:table-cell>
              <table:table-cell office:value-type="float" office:value="0.495585">
                <text:p>0.4955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125">
                <text:p>4.5125</text:p>
              </table:table-cell>
              <table:table-cell office:value-type="float" office:value="0.702096">
                <text:p>0.702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8897">
                <text:p>0.618897</text:p>
              </table:table-cell>
              <table:table-cell office:value-type="float" office:value="0.542533">
                <text:p>0.542533</text:p>
              </table:table-cell>
              <table:table-cell office:value-type="float" office:value="0.49509">
                <text:p>0.49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375">
                <text:p>4.5375</text:p>
              </table:table-cell>
              <table:table-cell office:value-type="float" office:value="0.701255">
                <text:p>0.701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8221">
                <text:p>0.618221</text:p>
              </table:table-cell>
              <table:table-cell office:value-type="float" office:value="0.541382">
                <text:p>0.541382</text:p>
              </table:table-cell>
              <table:table-cell office:value-type="float" office:value="0.494669">
                <text:p>0.4946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625">
                <text:p>4.5625</text:p>
              </table:table-cell>
              <table:table-cell office:value-type="float" office:value="0.700559">
                <text:p>0.7005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7441">
                <text:p>0.617441</text:p>
              </table:table-cell>
              <table:table-cell office:value-type="float" office:value="0.540432">
                <text:p>0.540432</text:p>
              </table:table-cell>
              <table:table-cell office:value-type="float" office:value="0.494208">
                <text:p>0.4942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875">
                <text:p>4.5875</text:p>
              </table:table-cell>
              <table:table-cell office:value-type="float" office:value="0.699744">
                <text:p>0.6997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6543">
                <text:p>0.616543</text:p>
              </table:table-cell>
              <table:table-cell office:value-type="float" office:value="0.539696">
                <text:p>0.539696</text:p>
              </table:table-cell>
              <table:table-cell office:value-type="float" office:value="0.493492">
                <text:p>0.4934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125">
                <text:p>4.6125</text:p>
              </table:table-cell>
              <table:table-cell office:value-type="float" office:value="0.698864">
                <text:p>0.698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565">
                <text:p>0.61565</text:p>
              </table:table-cell>
              <table:table-cell office:value-type="float" office:value="0.539256">
                <text:p>0.539256</text:p>
              </table:table-cell>
              <table:table-cell office:value-type="float" office:value="0.492519">
                <text:p>0.4925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375">
                <text:p>4.6375</text:p>
              </table:table-cell>
              <table:table-cell office:value-type="float" office:value="0.697886">
                <text:p>0.697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47">
                <text:p>0.6147</text:p>
              </table:table-cell>
              <table:table-cell office:value-type="float" office:value="0.538774">
                <text:p>0.538774</text:p>
              </table:table-cell>
              <table:table-cell office:value-type="float" office:value="0.491468">
                <text:p>0.4914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625">
                <text:p>4.6625</text:p>
              </table:table-cell>
              <table:table-cell office:value-type="float" office:value="0.696932">
                <text:p>0.6969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3607">
                <text:p>0.613607</text:p>
              </table:table-cell>
              <table:table-cell office:value-type="float" office:value="0.538044">
                <text:p>0.538044</text:p>
              </table:table-cell>
              <table:table-cell office:value-type="float" office:value="0.490389">
                <text:p>0.4903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875">
                <text:p>4.6875</text:p>
              </table:table-cell>
              <table:table-cell office:value-type="float" office:value="0.696064">
                <text:p>0.696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2357">
                <text:p>0.612357</text:p>
              </table:table-cell>
              <table:table-cell office:value-type="float" office:value="0.536969">
                <text:p>0.536969</text:p>
              </table:table-cell>
              <table:table-cell office:value-type="float" office:value="0.489151">
                <text:p>0.489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125">
                <text:p>4.7125</text:p>
              </table:table-cell>
              <table:table-cell office:value-type="float" office:value="0.695136">
                <text:p>0.695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1056">
                <text:p>0.611056</text:p>
              </table:table-cell>
              <table:table-cell office:value-type="float" office:value="0.535701">
                <text:p>0.535701</text:p>
              </table:table-cell>
              <table:table-cell office:value-type="float" office:value="0.487757">
                <text:p>0.487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375">
                <text:p>4.7375</text:p>
              </table:table-cell>
              <table:table-cell office:value-type="float" office:value="0.69413">
                <text:p>0.69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9834">
                <text:p>0.609834</text:p>
              </table:table-cell>
              <table:table-cell office:value-type="float" office:value="0.534366">
                <text:p>0.534366</text:p>
              </table:table-cell>
              <table:table-cell office:value-type="float" office:value="0.486269">
                <text:p>0.4862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625">
                <text:p>4.7625</text:p>
              </table:table-cell>
              <table:table-cell office:value-type="float" office:value="0.693123">
                <text:p>0.693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8876">
                <text:p>0.608876</text:p>
              </table:table-cell>
              <table:table-cell office:value-type="float" office:value="0.533109">
                <text:p>0.533109</text:p>
              </table:table-cell>
              <table:table-cell office:value-type="float" office:value="0.48483">
                <text:p>0.484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875">
                <text:p>4.7875</text:p>
              </table:table-cell>
              <table:table-cell office:value-type="float" office:value="0.69206">
                <text:p>0.69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8164">
                <text:p>0.608164</text:p>
              </table:table-cell>
              <table:table-cell office:value-type="float" office:value="0.53198">
                <text:p>0.53198</text:p>
              </table:table-cell>
              <table:table-cell office:value-type="float" office:value="0.483528">
                <text:p>0.483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125">
                <text:p>4.8125</text:p>
              </table:table-cell>
              <table:table-cell office:value-type="float" office:value="0.691096">
                <text:p>0.691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7451">
                <text:p>0.607451</text:p>
              </table:table-cell>
              <table:table-cell office:value-type="float" office:value="0.530924">
                <text:p>0.530924</text:p>
              </table:table-cell>
              <table:table-cell office:value-type="float" office:value="0.482365">
                <text:p>0.4823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375">
                <text:p>4.8375</text:p>
              </table:table-cell>
              <table:table-cell office:value-type="float" office:value="0.690294">
                <text:p>0.690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6685">
                <text:p>0.606685</text:p>
              </table:table-cell>
              <table:table-cell office:value-type="float" office:value="0.529864">
                <text:p>0.529864</text:p>
              </table:table-cell>
              <table:table-cell office:value-type="float" office:value="0.481164">
                <text:p>0.4811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625">
                <text:p>4.8625</text:p>
              </table:table-cell>
              <table:table-cell office:value-type="float" office:value="0.689424">
                <text:p>0.689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5966">
                <text:p>0.605966</text:p>
              </table:table-cell>
              <table:table-cell office:value-type="float" office:value="0.528848">
                <text:p>0.528848</text:p>
              </table:table-cell>
              <table:table-cell office:value-type="float" office:value="0.479785">
                <text:p>0.4797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8875">
                <text:p>4.8875</text:p>
              </table:table-cell>
              <table:table-cell office:value-type="float" office:value="0.688515">
                <text:p>0.688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5381">
                <text:p>0.605381</text:p>
              </table:table-cell>
              <table:table-cell office:value-type="float" office:value="0.527963">
                <text:p>0.527963</text:p>
              </table:table-cell>
              <table:table-cell office:value-type="float" office:value="0.478308">
                <text:p>0.4783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125">
                <text:p>4.9125</text:p>
              </table:table-cell>
              <table:table-cell office:value-type="float" office:value="0.68751">
                <text:p>0.687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48">
                <text:p>0.6048</text:p>
              </table:table-cell>
              <table:table-cell office:value-type="float" office:value="0.52711">
                <text:p>0.52711</text:p>
              </table:table-cell>
              <table:table-cell office:value-type="float" office:value="0.476892">
                <text:p>0.4768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375">
                <text:p>4.9375</text:p>
              </table:table-cell>
              <table:table-cell office:value-type="float" office:value="0.686416">
                <text:p>0.686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4139">
                <text:p>0.604139</text:p>
              </table:table-cell>
              <table:table-cell office:value-type="float" office:value="0.526129">
                <text:p>0.526129</text:p>
              </table:table-cell>
              <table:table-cell office:value-type="float" office:value="0.475507">
                <text:p>0.4755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625">
                <text:p>4.9625</text:p>
              </table:table-cell>
              <table:table-cell office:value-type="float" office:value="0.685359">
                <text:p>0.685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3322">
                <text:p>0.603322</text:p>
              </table:table-cell>
              <table:table-cell office:value-type="float" office:value="0.524967">
                <text:p>0.524967</text:p>
              </table:table-cell>
              <table:table-cell office:value-type="float" office:value="0.474212">
                <text:p>0.474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875">
                <text:p>4.9875</text:p>
              </table:table-cell>
              <table:table-cell office:value-type="float" office:value="0.684434">
                <text:p>0.684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2333">
                <text:p>0.602333</text:p>
              </table:table-cell>
              <table:table-cell office:value-type="float" office:value="0.523592">
                <text:p>0.523592</text:p>
              </table:table-cell>
              <table:table-cell office:value-type="float" office:value="0.472936">
                <text:p>0.4729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125">
                <text:p>5.0125</text:p>
              </table:table-cell>
              <table:table-cell office:value-type="float" office:value="0.683571">
                <text:p>0.6835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117">
                <text:p>0.60117</text:p>
              </table:table-cell>
              <table:table-cell office:value-type="float" office:value="0.522328">
                <text:p>0.522328</text:p>
              </table:table-cell>
              <table:table-cell office:value-type="float" office:value="0.471521">
                <text:p>0.4715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375">
                <text:p>5.0375</text:p>
              </table:table-cell>
              <table:table-cell office:value-type="float" office:value="0.682583">
                <text:p>0.682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0079">
                <text:p>0.600079</text:p>
              </table:table-cell>
              <table:table-cell office:value-type="float" office:value="0.521327">
                <text:p>0.521327</text:p>
              </table:table-cell>
              <table:table-cell office:value-type="float" office:value="0.469991">
                <text:p>0.469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625">
                <text:p>5.0625</text:p>
              </table:table-cell>
              <table:table-cell office:value-type="float" office:value="0.681428">
                <text:p>0.681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9296">
                <text:p>0.599296</text:p>
              </table:table-cell>
              <table:table-cell office:value-type="float" office:value="0.52051">
                <text:p>0.52051</text:p>
              </table:table-cell>
              <table:table-cell office:value-type="float" office:value="0.468448">
                <text:p>0.4684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0875">
                <text:p>5.0875</text:p>
              </table:table-cell>
              <table:table-cell office:value-type="float" office:value="0.6803">
                <text:p>0.6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8605">
                <text:p>0.598605</text:p>
              </table:table-cell>
              <table:table-cell office:value-type="float" office:value="0.519917">
                <text:p>0.519917</text:p>
              </table:table-cell>
              <table:table-cell office:value-type="float" office:value="0.46715">
                <text:p>0.467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125">
                <text:p>5.1125</text:p>
              </table:table-cell>
              <table:table-cell office:value-type="float" office:value="0.67953">
                <text:p>0.67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7841">
                <text:p>0.597841</text:p>
              </table:table-cell>
              <table:table-cell office:value-type="float" office:value="0.519487">
                <text:p>0.519487</text:p>
              </table:table-cell>
              <table:table-cell office:value-type="float" office:value="0.46618">
                <text:p>0.466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375">
                <text:p>5.1375</text:p>
              </table:table-cell>
              <table:table-cell office:value-type="float" office:value="0.679135">
                <text:p>0.6791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7051">
                <text:p>0.597051</text:p>
              </table:table-cell>
              <table:table-cell office:value-type="float" office:value="0.519144">
                <text:p>0.519144</text:p>
              </table:table-cell>
              <table:table-cell office:value-type="float" office:value="0.465382">
                <text:p>0.4653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625">
                <text:p>5.1625</text:p>
              </table:table-cell>
              <table:table-cell office:value-type="float" office:value="0.678861">
                <text:p>0.678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6276">
                <text:p>0.596276</text:p>
              </table:table-cell>
              <table:table-cell office:value-type="float" office:value="0.518825">
                <text:p>0.518825</text:p>
              </table:table-cell>
              <table:table-cell office:value-type="float" office:value="0.464467">
                <text:p>0.4644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875">
                <text:p>5.1875</text:p>
              </table:table-cell>
              <table:table-cell office:value-type="float" office:value="0.678368">
                <text:p>0.678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5527">
                <text:p>0.595527</text:p>
              </table:table-cell>
              <table:table-cell office:value-type="float" office:value="0.518539">
                <text:p>0.518539</text:p>
              </table:table-cell>
              <table:table-cell office:value-type="float" office:value="0.46323">
                <text:p>0.463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2125">
                <text:p>5.2125</text:p>
              </table:table-cell>
              <table:table-cell office:value-type="float" office:value="0.677676">
                <text:p>0.677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4755">
                <text:p>0.594755</text:p>
              </table:table-cell>
              <table:table-cell office:value-type="float" office:value="0.518206">
                <text:p>0.518206</text:p>
              </table:table-cell>
              <table:table-cell office:value-type="float" office:value="0.461641">
                <text:p>0.461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375">
                <text:p>5.2375</text:p>
              </table:table-cell>
              <table:table-cell office:value-type="float" office:value="0.676897">
                <text:p>0.6768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3953">
                <text:p>0.593953</text:p>
              </table:table-cell>
              <table:table-cell office:value-type="float" office:value="0.517681">
                <text:p>0.517681</text:p>
              </table:table-cell>
              <table:table-cell office:value-type="float" office:value="0.459926">
                <text:p>0.4599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625">
                <text:p>5.2625</text:p>
              </table:table-cell>
              <table:table-cell office:value-type="float" office:value="0.676022">
                <text:p>0.676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3118">
                <text:p>0.593118</text:p>
              </table:table-cell>
              <table:table-cell office:value-type="float" office:value="0.516885">
                <text:p>0.516885</text:p>
              </table:table-cell>
              <table:table-cell office:value-type="float" office:value="0.458369">
                <text:p>0.458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875">
                <text:p>5.2875</text:p>
              </table:table-cell>
              <table:table-cell office:value-type="float" office:value="0.674982">
                <text:p>0.674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2195">
                <text:p>0.592195</text:p>
              </table:table-cell>
              <table:table-cell office:value-type="float" office:value="0.515836">
                <text:p>0.515836</text:p>
              </table:table-cell>
              <table:table-cell office:value-type="float" office:value="0.456971">
                <text:p>0.4569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125">
                <text:p>5.3125</text:p>
              </table:table-cell>
              <table:table-cell office:value-type="float" office:value="0.673909">
                <text:p>0.6739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1197">
                <text:p>0.591197</text:p>
              </table:table-cell>
              <table:table-cell office:value-type="float" office:value="0.51462">
                <text:p>0.51462</text:p>
              </table:table-cell>
              <table:table-cell office:value-type="float" office:value="0.455769">
                <text:p>0.4557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375">
                <text:p>5.3375</text:p>
              </table:table-cell>
              <table:table-cell office:value-type="float" office:value="0.673078">
                <text:p>0.673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0137">
                <text:p>0.590137</text:p>
              </table:table-cell>
              <table:table-cell office:value-type="float" office:value="0.513394">
                <text:p>0.513394</text:p>
              </table:table-cell>
              <table:table-cell office:value-type="float" office:value="0.454789">
                <text:p>0.4547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3625">
                <text:p>5.3625</text:p>
              </table:table-cell>
              <table:table-cell office:value-type="float" office:value="0.672638">
                <text:p>0.672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168">
                <text:p>0.589168</text:p>
              </table:table-cell>
              <table:table-cell office:value-type="float" office:value="0.512144">
                <text:p>0.512144</text:p>
              </table:table-cell>
              <table:table-cell office:value-type="float" office:value="0.454026">
                <text:p>0.4540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3875">
                <text:p>5.3875</text:p>
              </table:table-cell>
              <table:table-cell office:value-type="float" office:value="0.672413">
                <text:p>0.672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8355">
                <text:p>0.588355</text:p>
              </table:table-cell>
              <table:table-cell office:value-type="float" office:value="0.510884">
                <text:p>0.510884</text:p>
              </table:table-cell>
              <table:table-cell office:value-type="float" office:value="0.453466">
                <text:p>0.4534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4125">
                <text:p>5.4125</text:p>
              </table:table-cell>
              <table:table-cell office:value-type="float" office:value="0.672159">
                <text:p>0.6721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7681">
                <text:p>0.587681</text:p>
              </table:table-cell>
              <table:table-cell office:value-type="float" office:value="0.509674">
                <text:p>0.509674</text:p>
              </table:table-cell>
              <table:table-cell office:value-type="float" office:value="0.453082">
                <text:p>0.4530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4375">
                <text:p>5.4375</text:p>
              </table:table-cell>
              <table:table-cell office:value-type="float" office:value="0.671913">
                <text:p>0.6719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722">
                <text:p>0.58722</text:p>
              </table:table-cell>
              <table:table-cell office:value-type="float" office:value="0.508431">
                <text:p>0.508431</text:p>
              </table:table-cell>
              <table:table-cell office:value-type="float" office:value="0.45271">
                <text:p>0.452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625">
                <text:p>5.4625</text:p>
              </table:table-cell>
              <table:table-cell office:value-type="float" office:value="0.671816">
                <text:p>0.671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6806">
                <text:p>0.586806</text:p>
              </table:table-cell>
              <table:table-cell office:value-type="float" office:value="0.50718">
                <text:p>0.50718</text:p>
              </table:table-cell>
              <table:table-cell office:value-type="float" office:value="0.45231">
                <text:p>0.452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875">
                <text:p>5.4875</text:p>
              </table:table-cell>
              <table:table-cell office:value-type="float" office:value="0.671822">
                <text:p>0.6718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6231">
                <text:p>0.586231</text:p>
              </table:table-cell>
              <table:table-cell office:value-type="float" office:value="0.505976">
                <text:p>0.505976</text:p>
              </table:table-cell>
              <table:table-cell office:value-type="float" office:value="0.451905">
                <text:p>0.4519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5125">
                <text:p>5.5125</text:p>
              </table:table-cell>
              <table:table-cell office:value-type="float" office:value="0.671646">
                <text:p>0.6716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5541">
                <text:p>0.585541</text:p>
              </table:table-cell>
              <table:table-cell office:value-type="float" office:value="0.504876">
                <text:p>0.504876</text:p>
              </table:table-cell>
              <table:table-cell office:value-type="float" office:value="0.45147">
                <text:p>0.45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375">
                <text:p>5.5375</text:p>
              </table:table-cell>
              <table:table-cell office:value-type="float" office:value="0.671123">
                <text:p>0.671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4855">
                <text:p>0.584855</text:p>
              </table:table-cell>
              <table:table-cell office:value-type="float" office:value="0.503831">
                <text:p>0.503831</text:p>
              </table:table-cell>
              <table:table-cell office:value-type="float" office:value="0.451013">
                <text:p>0.4510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5625">
                <text:p>5.5625</text:p>
              </table:table-cell>
              <table:table-cell office:value-type="float" office:value="0.670357">
                <text:p>0.670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4183">
                <text:p>0.584183</text:p>
              </table:table-cell>
              <table:table-cell office:value-type="float" office:value="0.502892">
                <text:p>0.502892</text:p>
              </table:table-cell>
              <table:table-cell office:value-type="float" office:value="0.450494">
                <text:p>0.4504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5875">
                <text:p>5.5875</text:p>
              </table:table-cell>
              <table:table-cell office:value-type="float" office:value="0.669531">
                <text:p>0.669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3607">
                <text:p>0.583607</text:p>
              </table:table-cell>
              <table:table-cell office:value-type="float" office:value="0.502071">
                <text:p>0.502071</text:p>
              </table:table-cell>
              <table:table-cell office:value-type="float" office:value="0.449865">
                <text:p>0.4498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125">
                <text:p>5.6125</text:p>
              </table:table-cell>
              <table:table-cell office:value-type="float" office:value="0.668792">
                <text:p>0.6687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3188">
                <text:p>0.583188</text:p>
              </table:table-cell>
              <table:table-cell office:value-type="float" office:value="0.501338">
                <text:p>0.501338</text:p>
              </table:table-cell>
              <table:table-cell office:value-type="float" office:value="0.449186">
                <text:p>0.4491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375">
                <text:p>5.6375</text:p>
              </table:table-cell>
              <table:table-cell office:value-type="float" office:value="0.668163">
                <text:p>0.668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2926">
                <text:p>0.582926</text:p>
              </table:table-cell>
              <table:table-cell office:value-type="float" office:value="0.500637">
                <text:p>0.500637</text:p>
              </table:table-cell>
              <table:table-cell office:value-type="float" office:value="0.44852">
                <text:p>0.44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625">
                <text:p>5.6625</text:p>
              </table:table-cell>
              <table:table-cell office:value-type="float" office:value="0.667483">
                <text:p>0.6674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2735">
                <text:p>0.582735</text:p>
              </table:table-cell>
              <table:table-cell office:value-type="float" office:value="0.499964">
                <text:p>0.499964</text:p>
              </table:table-cell>
              <table:table-cell office:value-type="float" office:value="0.447908">
                <text:p>0.4479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6875">
                <text:p>5.6875</text:p>
              </table:table-cell>
              <table:table-cell office:value-type="float" office:value="0.666627">
                <text:p>0.6666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2511">
                <text:p>0.582511</text:p>
              </table:table-cell>
              <table:table-cell office:value-type="float" office:value="0.499247">
                <text:p>0.499247</text:p>
              </table:table-cell>
              <table:table-cell office:value-type="float" office:value="0.447307">
                <text:p>0.4473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7125">
                <text:p>5.7125</text:p>
              </table:table-cell>
              <table:table-cell office:value-type="float" office:value="0.665737">
                <text:p>0.6657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223">
                <text:p>0.58223</text:p>
              </table:table-cell>
              <table:table-cell office:value-type="float" office:value="0.49838">
                <text:p>0.49838</text:p>
              </table:table-cell>
              <table:table-cell office:value-type="float" office:value="0.446644">
                <text:p>0.4466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7375">
                <text:p>5.7375</text:p>
              </table:table-cell>
              <table:table-cell office:value-type="float" office:value="0.66495">
                <text:p>0.66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1872">
                <text:p>0.581872</text:p>
              </table:table-cell>
              <table:table-cell office:value-type="float" office:value="0.497438">
                <text:p>0.497438</text:p>
              </table:table-cell>
              <table:table-cell office:value-type="float" office:value="0.445924">
                <text:p>0.445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625">
                <text:p>5.7625</text:p>
              </table:table-cell>
              <table:table-cell office:value-type="float" office:value="0.664223">
                <text:p>0.664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1409">
                <text:p>0.581409</text:p>
              </table:table-cell>
              <table:table-cell office:value-type="float" office:value="0.496527">
                <text:p>0.496527</text:p>
              </table:table-cell>
              <table:table-cell office:value-type="float" office:value="0.44511">
                <text:p>0.445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875">
                <text:p>5.7875</text:p>
              </table:table-cell>
              <table:table-cell office:value-type="float" office:value="0.663495">
                <text:p>0.663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0723">
                <text:p>0.580723</text:p>
              </table:table-cell>
              <table:table-cell office:value-type="float" office:value="0.495736">
                <text:p>0.495736</text:p>
              </table:table-cell>
              <table:table-cell office:value-type="float" office:value="0.444193">
                <text:p>0.4441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8125">
                <text:p>5.8125</text:p>
              </table:table-cell>
              <table:table-cell office:value-type="float" office:value="0.662728">
                <text:p>0.6627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9938">
                <text:p>0.579938</text:p>
              </table:table-cell>
              <table:table-cell office:value-type="float" office:value="0.495015">
                <text:p>0.495015</text:p>
              </table:table-cell>
              <table:table-cell office:value-type="float" office:value="0.443222">
                <text:p>0.4432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8375">
                <text:p>5.8375</text:p>
              </table:table-cell>
              <table:table-cell office:value-type="float" office:value="0.661893">
                <text:p>0.6618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9164">
                <text:p>0.579164</text:p>
              </table:table-cell>
              <table:table-cell office:value-type="float" office:value="0.494258">
                <text:p>0.494258</text:p>
              </table:table-cell>
              <table:table-cell office:value-type="float" office:value="0.442366">
                <text:p>0.4423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8625">
                <text:p>5.8625</text:p>
              </table:table-cell>
              <table:table-cell office:value-type="float" office:value="0.661011">
                <text:p>0.661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8453">
                <text:p>0.578453</text:p>
              </table:table-cell>
              <table:table-cell office:value-type="float" office:value="0.493465">
                <text:p>0.493465</text:p>
              </table:table-cell>
              <table:table-cell office:value-type="float" office:value="0.441711">
                <text:p>0.4417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8875">
                <text:p>5.8875</text:p>
              </table:table-cell>
              <table:table-cell office:value-type="float" office:value="0.660177">
                <text:p>0.660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7709">
                <text:p>0.577709</text:p>
              </table:table-cell>
              <table:table-cell office:value-type="float" office:value="0.492676">
                <text:p>0.492676</text:p>
              </table:table-cell>
              <table:table-cell office:value-type="float" office:value="0.441188">
                <text:p>0.4411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9125">
                <text:p>5.9125</text:p>
              </table:table-cell>
              <table:table-cell office:value-type="float" office:value="0.659333">
                <text:p>0.659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6881">
                <text:p>0.576881</text:p>
              </table:table-cell>
              <table:table-cell office:value-type="float" office:value="0.491984">
                <text:p>0.491984</text:p>
              </table:table-cell>
              <table:table-cell office:value-type="float" office:value="0.440697">
                <text:p>0.4406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75">
                <text:p>5.9375</text:p>
              </table:table-cell>
              <table:table-cell office:value-type="float" office:value="0.65838">
                <text:p>0.65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6076">
                <text:p>0.576076</text:p>
              </table:table-cell>
              <table:table-cell office:value-type="float" office:value="0.491406">
                <text:p>0.491406</text:p>
              </table:table-cell>
              <table:table-cell office:value-type="float" office:value="0.440175">
                <text:p>0.440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625">
                <text:p>5.9625</text:p>
              </table:table-cell>
              <table:table-cell office:value-type="float" office:value="0.657413">
                <text:p>0.657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5365">
                <text:p>0.575365</text:p>
              </table:table-cell>
              <table:table-cell office:value-type="float" office:value="0.490979">
                <text:p>0.490979</text:p>
              </table:table-cell>
              <table:table-cell office:value-type="float" office:value="0.439563">
                <text:p>0.4395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875">
                <text:p>5.9875</text:p>
              </table:table-cell>
              <table:table-cell office:value-type="float" office:value="0.656516">
                <text:p>0.656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4785">
                <text:p>0.574785</text:p>
              </table:table-cell>
              <table:table-cell office:value-type="float" office:value="0.490744">
                <text:p>0.490744</text:p>
              </table:table-cell>
              <table:table-cell office:value-type="float" office:value="0.438845">
                <text:p>0.4388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125">
                <text:p>6.0125</text:p>
              </table:table-cell>
              <table:table-cell office:value-type="float" office:value="0.65574">
                <text:p>0.65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4401">
                <text:p>0.574401</text:p>
              </table:table-cell>
              <table:table-cell office:value-type="float" office:value="0.490662">
                <text:p>0.490662</text:p>
              </table:table-cell>
              <table:table-cell office:value-type="float" office:value="0.438066">
                <text:p>0.4380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375">
                <text:p>6.0375</text:p>
              </table:table-cell>
              <table:table-cell office:value-type="float" office:value="0.654996">
                <text:p>0.654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4239">
                <text:p>0.574239</text:p>
              </table:table-cell>
              <table:table-cell office:value-type="float" office:value="0.490612">
                <text:p>0.490612</text:p>
              </table:table-cell>
              <table:table-cell office:value-type="float" office:value="0.437269">
                <text:p>0.4372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0625">
                <text:p>6.0625</text:p>
              </table:table-cell>
              <table:table-cell office:value-type="float" office:value="0.654251">
                <text:p>0.654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4098">
                <text:p>0.574098</text:p>
              </table:table-cell>
              <table:table-cell office:value-type="float" office:value="0.490501">
                <text:p>0.490501</text:p>
              </table:table-cell>
              <table:table-cell office:value-type="float" office:value="0.436537">
                <text:p>0.4365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0875">
                <text:p>6.0875</text:p>
              </table:table-cell>
              <table:table-cell office:value-type="float" office:value="0.653486">
                <text:p>0.653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376">
                <text:p>0.57376</text:p>
              </table:table-cell>
              <table:table-cell office:value-type="float" office:value="0.490279">
                <text:p>0.490279</text:p>
              </table:table-cell>
              <table:table-cell office:value-type="float" office:value="0.435913">
                <text:p>0.4359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125">
                <text:p>6.1125</text:p>
              </table:table-cell>
              <table:table-cell office:value-type="float" office:value="0.65264">
                <text:p>0.6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3086">
                <text:p>0.573086</text:p>
              </table:table-cell>
              <table:table-cell office:value-type="float" office:value="0.490011">
                <text:p>0.490011</text:p>
              </table:table-cell>
              <table:table-cell office:value-type="float" office:value="0.435367">
                <text:p>0.4353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375">
                <text:p>6.1375</text:p>
              </table:table-cell>
              <table:table-cell office:value-type="float" office:value="0.65169">
                <text:p>0.65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2264">
                <text:p>0.572264</text:p>
              </table:table-cell>
              <table:table-cell office:value-type="float" office:value="0.489821">
                <text:p>0.489821</text:p>
              </table:table-cell>
              <table:table-cell office:value-type="float" office:value="0.434857">
                <text:p>0.4348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625">
                <text:p>6.1625</text:p>
              </table:table-cell>
              <table:table-cell office:value-type="float" office:value="0.650624">
                <text:p>0.650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1443">
                <text:p>0.571443</text:p>
              </table:table-cell>
              <table:table-cell office:value-type="float" office:value="0.489747">
                <text:p>0.489747</text:p>
              </table:table-cell>
              <table:table-cell office:value-type="float" office:value="0.434298">
                <text:p>0.434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875">
                <text:p>6.1875</text:p>
              </table:table-cell>
              <table:table-cell office:value-type="float" office:value="0.649536">
                <text:p>0.649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0699">
                <text:p>0.570699</text:p>
              </table:table-cell>
              <table:table-cell office:value-type="float" office:value="0.489633">
                <text:p>0.489633</text:p>
              </table:table-cell>
              <table:table-cell office:value-type="float" office:value="0.433566">
                <text:p>0.4335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125">
                <text:p>6.2125</text:p>
              </table:table-cell>
              <table:table-cell office:value-type="float" office:value="0.648475">
                <text:p>0.648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0007">
                <text:p>0.570007</text:p>
              </table:table-cell>
              <table:table-cell office:value-type="float" office:value="0.489382">
                <text:p>0.489382</text:p>
              </table:table-cell>
              <table:table-cell office:value-type="float" office:value="0.432607">
                <text:p>0.4326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375">
                <text:p>6.2375</text:p>
              </table:table-cell>
              <table:table-cell office:value-type="float" office:value="0.647446">
                <text:p>0.647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932">
                <text:p>0.56932</text:p>
              </table:table-cell>
              <table:table-cell office:value-type="float" office:value="0.489121">
                <text:p>0.489121</text:p>
              </table:table-cell>
              <table:table-cell office:value-type="float" office:value="0.43153">
                <text:p>0.431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2625">
                <text:p>6.2625</text:p>
              </table:table-cell>
              <table:table-cell office:value-type="float" office:value="0.646445">
                <text:p>0.646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8631">
                <text:p>0.568631</text:p>
              </table:table-cell>
              <table:table-cell office:value-type="float" office:value="0.488978">
                <text:p>0.488978</text:p>
              </table:table-cell>
              <table:table-cell office:value-type="float" office:value="0.430573">
                <text:p>0.4305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875">
                <text:p>6.2875</text:p>
              </table:table-cell>
              <table:table-cell office:value-type="float" office:value="0.64551">
                <text:p>0.64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7976">
                <text:p>0.567976</text:p>
              </table:table-cell>
              <table:table-cell office:value-type="float" office:value="0.488846">
                <text:p>0.488846</text:p>
              </table:table-cell>
              <table:table-cell office:value-type="float" office:value="0.429841">
                <text:p>0.4298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125">
                <text:p>6.3125</text:p>
              </table:table-cell>
              <table:table-cell office:value-type="float" office:value="0.644673">
                <text:p>0.6446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7326">
                <text:p>0.567326</text:p>
              </table:table-cell>
              <table:table-cell office:value-type="float" office:value="0.48862">
                <text:p>0.48862</text:p>
              </table:table-cell>
              <table:table-cell office:value-type="float" office:value="0.429331">
                <text:p>0.4293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3375">
                <text:p>6.3375</text:p>
              </table:table-cell>
              <table:table-cell office:value-type="float" office:value="0.644004">
                <text:p>0.644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6576">
                <text:p>0.566576</text:p>
              </table:table-cell>
              <table:table-cell office:value-type="float" office:value="0.488261">
                <text:p>0.488261</text:p>
              </table:table-cell>
              <table:table-cell office:value-type="float" office:value="0.429009">
                <text:p>0.4290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3625">
                <text:p>6.3625</text:p>
              </table:table-cell>
              <table:table-cell office:value-type="float" office:value="0.643478">
                <text:p>0.6434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5791">
                <text:p>0.565791</text:p>
              </table:table-cell>
              <table:table-cell office:value-type="float" office:value="0.487755">
                <text:p>0.487755</text:p>
              </table:table-cell>
              <table:table-cell office:value-type="float" office:value="0.428818">
                <text:p>0.4288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3875">
                <text:p>6.3875</text:p>
              </table:table-cell>
              <table:table-cell office:value-type="float" office:value="0.642932">
                <text:p>0.6429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5162">
                <text:p>0.565162</text:p>
              </table:table-cell>
              <table:table-cell office:value-type="float" office:value="0.487163">
                <text:p>0.487163</text:p>
              </table:table-cell>
              <table:table-cell office:value-type="float" office:value="0.428724">
                <text:p>0.4287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125">
                <text:p>6.4125</text:p>
              </table:table-cell>
              <table:table-cell office:value-type="float" office:value="0.642326">
                <text:p>0.642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4722">
                <text:p>0.564722</text:p>
              </table:table-cell>
              <table:table-cell office:value-type="float" office:value="0.486554">
                <text:p>0.486554</text:p>
              </table:table-cell>
              <table:table-cell office:value-type="float" office:value="0.428731">
                <text:p>0.4287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4375">
                <text:p>6.4375</text:p>
              </table:table-cell>
              <table:table-cell office:value-type="float" office:value="0.641762">
                <text:p>0.641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4457">
                <text:p>0.564457</text:p>
              </table:table-cell>
              <table:table-cell office:value-type="float" office:value="0.48598">
                <text:p>0.48598</text:p>
              </table:table-cell>
              <table:table-cell office:value-type="float" office:value="0.428736">
                <text:p>0.4287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4625">
                <text:p>6.4625</text:p>
              </table:table-cell>
              <table:table-cell office:value-type="float" office:value="0.641312">
                <text:p>0.641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4186">
                <text:p>0.564186</text:p>
              </table:table-cell>
              <table:table-cell office:value-type="float" office:value="0.485423">
                <text:p>0.485423</text:p>
              </table:table-cell>
              <table:table-cell office:value-type="float" office:value="0.428579">
                <text:p>0.4285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4875">
                <text:p>6.4875</text:p>
              </table:table-cell>
              <table:table-cell office:value-type="float" office:value="0.640887">
                <text:p>0.640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3713">
                <text:p>0.563713</text:p>
              </table:table-cell>
              <table:table-cell office:value-type="float" office:value="0.484856">
                <text:p>0.484856</text:p>
              </table:table-cell>
              <table:table-cell office:value-type="float" office:value="0.428266">
                <text:p>0.428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125">
                <text:p>6.5125</text:p>
              </table:table-cell>
              <table:table-cell office:value-type="float" office:value="0.640421">
                <text:p>0.640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3013">
                <text:p>0.563013</text:p>
              </table:table-cell>
              <table:table-cell office:value-type="float" office:value="0.484205">
                <text:p>0.484205</text:p>
              </table:table-cell>
              <table:table-cell office:value-type="float" office:value="0.427783">
                <text:p>0.4277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375">
                <text:p>6.5375</text:p>
              </table:table-cell>
              <table:table-cell office:value-type="float" office:value="0.639963">
                <text:p>0.6399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2292">
                <text:p>0.562292</text:p>
              </table:table-cell>
              <table:table-cell office:value-type="float" office:value="0.483549">
                <text:p>0.483549</text:p>
              </table:table-cell>
              <table:table-cell office:value-type="float" office:value="0.427175">
                <text:p>0.4271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5625">
                <text:p>6.5625</text:p>
              </table:table-cell>
              <table:table-cell office:value-type="float" office:value="0.639624">
                <text:p>0.6396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1583">
                <text:p>0.561583</text:p>
              </table:table-cell>
              <table:table-cell office:value-type="float" office:value="0.482953">
                <text:p>0.482953</text:p>
              </table:table-cell>
              <table:table-cell office:value-type="float" office:value="0.426459">
                <text:p>0.4264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5875">
                <text:p>6.5875</text:p>
              </table:table-cell>
              <table:table-cell office:value-type="float" office:value="0.639344">
                <text:p>0.639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087">
                <text:p>0.56087</text:p>
              </table:table-cell>
              <table:table-cell office:value-type="float" office:value="0.482394">
                <text:p>0.482394</text:p>
              </table:table-cell>
              <table:table-cell office:value-type="float" office:value="0.425656">
                <text:p>0.4256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6125">
                <text:p>6.6125</text:p>
              </table:table-cell>
              <table:table-cell office:value-type="float" office:value="0.63894">
                <text:p>0.638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0295">
                <text:p>0.560295</text:p>
              </table:table-cell>
              <table:table-cell office:value-type="float" office:value="0.48175">
                <text:p>0.48175</text:p>
              </table:table-cell>
              <table:table-cell office:value-type="float" office:value="0.424848">
                <text:p>0.4248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375">
                <text:p>6.6375</text:p>
              </table:table-cell>
              <table:table-cell office:value-type="float" office:value="0.638373">
                <text:p>0.638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0022">
                <text:p>0.560022</text:p>
              </table:table-cell>
              <table:table-cell office:value-type="float" office:value="0.480971">
                <text:p>0.480971</text:p>
              </table:table-cell>
              <table:table-cell office:value-type="float" office:value="0.424132">
                <text:p>0.424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625">
                <text:p>6.6625</text:p>
              </table:table-cell>
              <table:table-cell office:value-type="float" office:value="0.637733">
                <text:p>0.6377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953">
                <text:p>0.559953</text:p>
              </table:table-cell>
              <table:table-cell office:value-type="float" office:value="0.480035">
                <text:p>0.480035</text:p>
              </table:table-cell>
              <table:table-cell office:value-type="float" office:value="0.423556">
                <text:p>0.423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6875">
                <text:p>6.6875</text:p>
              </table:table-cell>
              <table:table-cell office:value-type="float" office:value="0.637061">
                <text:p>0.6370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941">
                <text:p>0.559941</text:p>
              </table:table-cell>
              <table:table-cell office:value-type="float" office:value="0.479093">
                <text:p>0.479093</text:p>
              </table:table-cell>
              <table:table-cell office:value-type="float" office:value="0.4231">
                <text:p>0.42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125">
                <text:p>6.7125</text:p>
              </table:table-cell>
              <table:table-cell office:value-type="float" office:value="0.636302">
                <text:p>0.636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903">
                <text:p>0.559903</text:p>
              </table:table-cell>
              <table:table-cell office:value-type="float" office:value="0.478295">
                <text:p>0.478295</text:p>
              </table:table-cell>
              <table:table-cell office:value-type="float" office:value="0.422687">
                <text:p>0.4226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375">
                <text:p>6.7375</text:p>
              </table:table-cell>
              <table:table-cell office:value-type="float" office:value="0.635505">
                <text:p>0.635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846">
                <text:p>0.559846</text:p>
              </table:table-cell>
              <table:table-cell office:value-type="float" office:value="0.477586">
                <text:p>0.477586</text:p>
              </table:table-cell>
              <table:table-cell office:value-type="float" office:value="0.422249">
                <text:p>0.4222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625">
                <text:p>6.7625</text:p>
              </table:table-cell>
              <table:table-cell office:value-type="float" office:value="0.634759">
                <text:p>0.6347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819">
                <text:p>0.559819</text:p>
              </table:table-cell>
              <table:table-cell office:value-type="float" office:value="0.476906">
                <text:p>0.476906</text:p>
              </table:table-cell>
              <table:table-cell office:value-type="float" office:value="0.421719">
                <text:p>0.4217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7875">
                <text:p>6.7875</text:p>
              </table:table-cell>
              <table:table-cell office:value-type="float" office:value="0.634022">
                <text:p>0.6340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749">
                <text:p>0.559749</text:p>
              </table:table-cell>
              <table:table-cell office:value-type="float" office:value="0.476225">
                <text:p>0.476225</text:p>
              </table:table-cell>
              <table:table-cell office:value-type="float" office:value="0.421166">
                <text:p>0.4211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8125">
                <text:p>6.8125</text:p>
              </table:table-cell>
              <table:table-cell office:value-type="float" office:value="0.633254">
                <text:p>0.633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583">
                <text:p>0.559583</text:p>
              </table:table-cell>
              <table:table-cell office:value-type="float" office:value="0.47559">
                <text:p>0.47559</text:p>
              </table:table-cell>
              <table:table-cell office:value-type="float" office:value="0.420652">
                <text:p>0.4206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8375">
                <text:p>6.8375</text:p>
              </table:table-cell>
              <table:table-cell office:value-type="float" office:value="0.632453">
                <text:p>0.632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375">
                <text:p>0.559375</text:p>
              </table:table-cell>
              <table:table-cell office:value-type="float" office:value="0.475055">
                <text:p>0.475055</text:p>
              </table:table-cell>
              <table:table-cell office:value-type="float" office:value="0.420119">
                <text:p>0.420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8625">
                <text:p>6.8625</text:p>
              </table:table-cell>
              <table:table-cell office:value-type="float" office:value="0.631664">
                <text:p>0.631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9106">
                <text:p>0.559106</text:p>
              </table:table-cell>
              <table:table-cell office:value-type="float" office:value="0.474561">
                <text:p>0.474561</text:p>
              </table:table-cell>
              <table:table-cell office:value-type="float" office:value="0.419383">
                <text:p>0.4193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875">
                <text:p>6.8875</text:p>
              </table:table-cell>
              <table:table-cell office:value-type="float" office:value="0.630954">
                <text:p>0.630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8739">
                <text:p>0.558739</text:p>
              </table:table-cell>
              <table:table-cell office:value-type="float" office:value="0.474116">
                <text:p>0.474116</text:p>
              </table:table-cell>
              <table:table-cell office:value-type="float" office:value="0.418382">
                <text:p>0.4183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125">
                <text:p>6.9125</text:p>
              </table:table-cell>
              <table:table-cell office:value-type="float" office:value="0.630328">
                <text:p>0.6303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8194">
                <text:p>0.558194</text:p>
              </table:table-cell>
              <table:table-cell office:value-type="float" office:value="0.473776">
                <text:p>0.473776</text:p>
              </table:table-cell>
              <table:table-cell office:value-type="float" office:value="0.417229">
                <text:p>0.4172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375">
                <text:p>6.9375</text:p>
              </table:table-cell>
              <table:table-cell office:value-type="float" office:value="0.62976">
                <text:p>0.62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744">
                <text:p>0.55744</text:p>
              </table:table-cell>
              <table:table-cell office:value-type="float" office:value="0.47352">
                <text:p>0.47352</text:p>
              </table:table-cell>
              <table:table-cell office:value-type="float" office:value="0.41609">
                <text:p>0.416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625">
                <text:p>6.9625</text:p>
              </table:table-cell>
              <table:table-cell office:value-type="float" office:value="0.629144">
                <text:p>0.629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6557">
                <text:p>0.556557</text:p>
              </table:table-cell>
              <table:table-cell office:value-type="float" office:value="0.47331">
                <text:p>0.47331</text:p>
              </table:table-cell>
              <table:table-cell office:value-type="float" office:value="0.415095">
                <text:p>0.4150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875">
                <text:p>6.9875</text:p>
              </table:table-cell>
              <table:table-cell office:value-type="float" office:value="0.628468">
                <text:p>0.628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5613">
                <text:p>0.555613</text:p>
              </table:table-cell>
              <table:table-cell office:value-type="float" office:value="0.473044">
                <text:p>0.473044</text:p>
              </table:table-cell>
              <table:table-cell office:value-type="float" office:value="0.414254">
                <text:p>0.4142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0125">
                <text:p>7.0125</text:p>
              </table:table-cell>
              <table:table-cell office:value-type="float" office:value="0.627834">
                <text:p>0.6278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4695">
                <text:p>0.554695</text:p>
              </table:table-cell>
              <table:table-cell office:value-type="float" office:value="0.472731">
                <text:p>0.472731</text:p>
              </table:table-cell>
              <table:table-cell office:value-type="float" office:value="0.413496">
                <text:p>0.4134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375">
                <text:p>7.0375</text:p>
              </table:table-cell>
              <table:table-cell office:value-type="float" office:value="0.627234">
                <text:p>0.627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3848">
                <text:p>0.553848</text:p>
              </table:table-cell>
              <table:table-cell office:value-type="float" office:value="0.472427">
                <text:p>0.472427</text:p>
              </table:table-cell>
              <table:table-cell office:value-type="float" office:value="0.412774">
                <text:p>0.412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625">
                <text:p>7.0625</text:p>
              </table:table-cell>
              <table:table-cell office:value-type="float" office:value="0.626647">
                <text:p>0.6266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3075">
                <text:p>0.553075</text:p>
              </table:table-cell>
              <table:table-cell office:value-type="float" office:value="0.47215">
                <text:p>0.47215</text:p>
              </table:table-cell>
              <table:table-cell office:value-type="float" office:value="0.411993">
                <text:p>0.4119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875">
                <text:p>7.0875</text:p>
              </table:table-cell>
              <table:table-cell office:value-type="float" office:value="0.626052">
                <text:p>0.6260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2336">
                <text:p>0.552336</text:p>
              </table:table-cell>
              <table:table-cell office:value-type="float" office:value="0.471837">
                <text:p>0.471837</text:p>
              </table:table-cell>
              <table:table-cell office:value-type="float" office:value="0.411191">
                <text:p>0.4111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125">
                <text:p>7.1125</text:p>
              </table:table-cell>
              <table:table-cell office:value-type="float" office:value="0.625429">
                <text:p>0.6254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1624">
                <text:p>0.551624</text:p>
              </table:table-cell>
              <table:table-cell office:value-type="float" office:value="0.471463">
                <text:p>0.471463</text:p>
              </table:table-cell>
              <table:table-cell office:value-type="float" office:value="0.41039">
                <text:p>0.410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375">
                <text:p>7.1375</text:p>
              </table:table-cell>
              <table:table-cell office:value-type="float" office:value="0.624795">
                <text:p>0.6247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0936">
                <text:p>0.550936</text:p>
              </table:table-cell>
              <table:table-cell office:value-type="float" office:value="0.47112">
                <text:p>0.47112</text:p>
              </table:table-cell>
              <table:table-cell office:value-type="float" office:value="0.409609">
                <text:p>0.4096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625">
                <text:p>7.1625</text:p>
              </table:table-cell>
              <table:table-cell office:value-type="float" office:value="0.624157">
                <text:p>0.624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024">
                <text:p>0.55024</text:p>
              </table:table-cell>
              <table:table-cell office:value-type="float" office:value="0.470854">
                <text:p>0.470854</text:p>
              </table:table-cell>
              <table:table-cell office:value-type="float" office:value="0.408862">
                <text:p>0.4088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875">
                <text:p>7.1875</text:p>
              </table:table-cell>
              <table:table-cell office:value-type="float" office:value="0.623581">
                <text:p>0.623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9664">
                <text:p>0.549664</text:p>
              </table:table-cell>
              <table:table-cell office:value-type="float" office:value="0.47063">
                <text:p>0.47063</text:p>
              </table:table-cell>
              <table:table-cell office:value-type="float" office:value="0.408244">
                <text:p>0.4082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125">
                <text:p>7.2125</text:p>
              </table:table-cell>
              <table:table-cell office:value-type="float" office:value="0.623041">
                <text:p>0.6230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9227">
                <text:p>0.549227</text:p>
              </table:table-cell>
              <table:table-cell office:value-type="float" office:value="0.470355">
                <text:p>0.470355</text:p>
              </table:table-cell>
              <table:table-cell office:value-type="float" office:value="0.407909">
                <text:p>0.4079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2375">
                <text:p>7.2375</text:p>
              </table:table-cell>
              <table:table-cell office:value-type="float" office:value="0.622466">
                <text:p>0.622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883">
                <text:p>0.54883</text:p>
              </table:table-cell>
              <table:table-cell office:value-type="float" office:value="0.47003">
                <text:p>0.47003</text:p>
              </table:table-cell>
              <table:table-cell office:value-type="float" office:value="0.4079">
                <text:p>0.40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2625">
                <text:p>7.2625</text:p>
              </table:table-cell>
              <table:table-cell office:value-type="float" office:value="0.621854">
                <text:p>0.6218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8402">
                <text:p>0.548402</text:p>
              </table:table-cell>
              <table:table-cell office:value-type="float" office:value="0.469724">
                <text:p>0.469724</text:p>
              </table:table-cell>
              <table:table-cell office:value-type="float" office:value="0.408113">
                <text:p>0.4081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2875">
                <text:p>7.2875</text:p>
              </table:table-cell>
              <table:table-cell office:value-type="float" office:value="0.621289">
                <text:p>0.621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791">
                <text:p>0.54791</text:p>
              </table:table-cell>
              <table:table-cell office:value-type="float" office:value="0.469418">
                <text:p>0.469418</text:p>
              </table:table-cell>
              <table:table-cell office:value-type="float" office:value="0.408434">
                <text:p>0.4084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3125">
                <text:p>7.3125</text:p>
              </table:table-cell>
              <table:table-cell office:value-type="float" office:value="0.620768">
                <text:p>0.6207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7408">
                <text:p>0.547408</text:p>
              </table:table-cell>
              <table:table-cell office:value-type="float" office:value="0.469019">
                <text:p>0.469019</text:p>
              </table:table-cell>
              <table:table-cell office:value-type="float" office:value="0.408689">
                <text:p>0.4086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3375">
                <text:p>7.3375</text:p>
              </table:table-cell>
              <table:table-cell office:value-type="float" office:value="0.620269">
                <text:p>0.620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7002">
                <text:p>0.547002</text:p>
              </table:table-cell>
              <table:table-cell office:value-type="float" office:value="0.468538">
                <text:p>0.468538</text:p>
              </table:table-cell>
              <table:table-cell office:value-type="float" office:value="0.408718">
                <text:p>0.4087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3625">
                <text:p>7.3625</text:p>
              </table:table-cell>
              <table:table-cell office:value-type="float" office:value="0.619774">
                <text:p>0.6197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6771">
                <text:p>0.546771</text:p>
              </table:table-cell>
              <table:table-cell office:value-type="float" office:value="0.468061">
                <text:p>0.468061</text:p>
              </table:table-cell>
              <table:table-cell office:value-type="float" office:value="0.408432">
                <text:p>0.4084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3875">
                <text:p>7.3875</text:p>
              </table:table-cell>
              <table:table-cell office:value-type="float" office:value="0.619258">
                <text:p>0.619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6629">
                <text:p>0.546629</text:p>
              </table:table-cell>
              <table:table-cell office:value-type="float" office:value="0.467691">
                <text:p>0.467691</text:p>
              </table:table-cell>
              <table:table-cell office:value-type="float" office:value="0.407827">
                <text:p>0.4078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125">
                <text:p>7.4125</text:p>
              </table:table-cell>
              <table:table-cell office:value-type="float" office:value="0.61869">
                <text:p>0.618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6502">
                <text:p>0.546502</text:p>
              </table:table-cell>
              <table:table-cell office:value-type="float" office:value="0.467391">
                <text:p>0.467391</text:p>
              </table:table-cell>
              <table:table-cell office:value-type="float" office:value="0.40699">
                <text:p>0.406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375">
                <text:p>7.4375</text:p>
              </table:table-cell>
              <table:table-cell office:value-type="float" office:value="0.61814">
                <text:p>0.61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6204">
                <text:p>0.546204</text:p>
              </table:table-cell>
              <table:table-cell office:value-type="float" office:value="0.46713">
                <text:p>0.46713</text:p>
              </table:table-cell>
              <table:table-cell office:value-type="float" office:value="0.405981">
                <text:p>0.4059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625">
                <text:p>7.4625</text:p>
              </table:table-cell>
              <table:table-cell office:value-type="float" office:value="0.617578">
                <text:p>0.617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569">
                <text:p>0.54569</text:p>
              </table:table-cell>
              <table:table-cell office:value-type="float" office:value="0.466802">
                <text:p>0.466802</text:p>
              </table:table-cell>
              <table:table-cell office:value-type="float" office:value="0.404926">
                <text:p>0.4049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875">
                <text:p>7.4875</text:p>
              </table:table-cell>
              <table:table-cell office:value-type="float" office:value="0.617088">
                <text:p>0.6170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5117">
                <text:p>0.545117</text:p>
              </table:table-cell>
              <table:table-cell office:value-type="float" office:value="0.466386">
                <text:p>0.466386</text:p>
              </table:table-cell>
              <table:table-cell office:value-type="float" office:value="0.40389">
                <text:p>0.403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125">
                <text:p>7.5125</text:p>
              </table:table-cell>
              <table:table-cell office:value-type="float" office:value="0.616709">
                <text:p>0.6167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4597">
                <text:p>0.544597</text:p>
              </table:table-cell>
              <table:table-cell office:value-type="float" office:value="0.465912">
                <text:p>0.465912</text:p>
              </table:table-cell>
              <table:table-cell office:value-type="float" office:value="0.403004">
                <text:p>0.403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375">
                <text:p>7.5375</text:p>
              </table:table-cell>
              <table:table-cell office:value-type="float" office:value="0.616489">
                <text:p>0.6164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4179">
                <text:p>0.544179</text:p>
              </table:table-cell>
              <table:table-cell office:value-type="float" office:value="0.465437">
                <text:p>0.465437</text:p>
              </table:table-cell>
              <table:table-cell office:value-type="float" office:value="0.402352">
                <text:p>0.4023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25">
                <text:p>7.5625</text:p>
              </table:table-cell>
              <table:table-cell office:value-type="float" office:value="0.616455">
                <text:p>0.616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806">
                <text:p>0.543806</text:p>
              </table:table-cell>
              <table:table-cell office:value-type="float" office:value="0.464949">
                <text:p>0.464949</text:p>
              </table:table-cell>
              <table:table-cell office:value-type="float" office:value="0.401883">
                <text:p>0.4018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875">
                <text:p>7.5875</text:p>
              </table:table-cell>
              <table:table-cell office:value-type="float" office:value="0.616475">
                <text:p>0.616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476">
                <text:p>0.543476</text:p>
              </table:table-cell>
              <table:table-cell office:value-type="float" office:value="0.464476">
                <text:p>0.464476</text:p>
              </table:table-cell>
              <table:table-cell office:value-type="float" office:value="0.401497">
                <text:p>0.4014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6125">
                <text:p>7.6125</text:p>
              </table:table-cell>
              <table:table-cell office:value-type="float" office:value="0.616392">
                <text:p>0.616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223">
                <text:p>0.543223</text:p>
              </table:table-cell>
              <table:table-cell office:value-type="float" office:value="0.464017">
                <text:p>0.464017</text:p>
              </table:table-cell>
              <table:table-cell office:value-type="float" office:value="0.401041">
                <text:p>0.4010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6375">
                <text:p>7.6375</text:p>
              </table:table-cell>
              <table:table-cell office:value-type="float" office:value="0.616097">
                <text:p>0.6160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001">
                <text:p>0.543001</text:p>
              </table:table-cell>
              <table:table-cell office:value-type="float" office:value="0.463576">
                <text:p>0.463576</text:p>
              </table:table-cell>
              <table:table-cell office:value-type="float" office:value="0.400586">
                <text:p>0.4005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6625">
                <text:p>7.6625</text:p>
              </table:table-cell>
              <table:table-cell office:value-type="float" office:value="0.615596">
                <text:p>0.615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2743">
                <text:p>0.542743</text:p>
              </table:table-cell>
              <table:table-cell office:value-type="float" office:value="0.463094">
                <text:p>0.463094</text:p>
              </table:table-cell>
              <table:table-cell office:value-type="float" office:value="0.400211">
                <text:p>0.4002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75">
                <text:p>7.6875</text:p>
              </table:table-cell>
              <table:table-cell office:value-type="float" office:value="0.614993">
                <text:p>0.6149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2259">
                <text:p>0.542259</text:p>
              </table:table-cell>
              <table:table-cell office:value-type="float" office:value="0.462543">
                <text:p>0.462543</text:p>
              </table:table-cell>
              <table:table-cell office:value-type="float" office:value="0.399886">
                <text:p>0.3998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7125">
                <text:p>7.7125</text:p>
              </table:table-cell>
              <table:table-cell office:value-type="float" office:value="0.614367">
                <text:p>0.614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1528">
                <text:p>0.541528</text:p>
              </table:table-cell>
              <table:table-cell office:value-type="float" office:value="0.461892">
                <text:p>0.461892</text:p>
              </table:table-cell>
              <table:table-cell office:value-type="float" office:value="0.399568">
                <text:p>0.3995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375">
                <text:p>7.7375</text:p>
              </table:table-cell>
              <table:table-cell office:value-type="float" office:value="0.613637">
                <text:p>0.613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056">
                <text:p>0.54056</text:p>
              </table:table-cell>
              <table:table-cell office:value-type="float" office:value="0.461218">
                <text:p>0.461218</text:p>
              </table:table-cell>
              <table:table-cell office:value-type="float" office:value="0.399181">
                <text:p>0.3991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625">
                <text:p>7.7625</text:p>
              </table:table-cell>
              <table:table-cell office:value-type="float" office:value="0.612774">
                <text:p>0.6127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948">
                <text:p>0.53948</text:p>
              </table:table-cell>
              <table:table-cell office:value-type="float" office:value="0.460589">
                <text:p>0.460589</text:p>
              </table:table-cell>
              <table:table-cell office:value-type="float" office:value="0.398756">
                <text:p>0.3987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875">
                <text:p>7.7875</text:p>
              </table:table-cell>
              <table:table-cell office:value-type="float" office:value="0.611787">
                <text:p>0.6117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8462">
                <text:p>0.538462</text:p>
              </table:table-cell>
              <table:table-cell office:value-type="float" office:value="0.460108">
                <text:p>0.460108</text:p>
              </table:table-cell>
              <table:table-cell office:value-type="float" office:value="0.398339">
                <text:p>0.3983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125">
                <text:p>7.8125</text:p>
              </table:table-cell>
              <table:table-cell office:value-type="float" office:value="0.610753">
                <text:p>0.6107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7564">
                <text:p>0.537564</text:p>
              </table:table-cell>
              <table:table-cell office:value-type="float" office:value="0.459736">
                <text:p>0.459736</text:p>
              </table:table-cell>
              <table:table-cell office:value-type="float" office:value="0.397921">
                <text:p>0.3979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375">
                <text:p>7.8375</text:p>
              </table:table-cell>
              <table:table-cell office:value-type="float" office:value="0.609784">
                <text:p>0.6097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6856">
                <text:p>0.536856</text:p>
              </table:table-cell>
              <table:table-cell office:value-type="float" office:value="0.459486">
                <text:p>0.459486</text:p>
              </table:table-cell>
              <table:table-cell office:value-type="float" office:value="0.397467">
                <text:p>0.3974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8625">
                <text:p>7.8625</text:p>
              </table:table-cell>
              <table:table-cell office:value-type="float" office:value="0.608938">
                <text:p>0.608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6364">
                <text:p>0.536364</text:p>
              </table:table-cell>
              <table:table-cell office:value-type="float" office:value="0.459356">
                <text:p>0.459356</text:p>
              </table:table-cell>
              <table:table-cell office:value-type="float" office:value="0.396992">
                <text:p>0.3969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8875">
                <text:p>7.8875</text:p>
              </table:table-cell>
              <table:table-cell office:value-type="float" office:value="0.608196">
                <text:p>0.608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5999">
                <text:p>0.535999</text:p>
              </table:table-cell>
              <table:table-cell office:value-type="float" office:value="0.459306">
                <text:p>0.459306</text:p>
              </table:table-cell>
              <table:table-cell office:value-type="float" office:value="0.396482">
                <text:p>0.3964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9125">
                <text:p>7.9125</text:p>
              </table:table-cell>
              <table:table-cell office:value-type="float" office:value="0.607472">
                <text:p>0.607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5615">
                <text:p>0.535615</text:p>
              </table:table-cell>
              <table:table-cell office:value-type="float" office:value="0.459343">
                <text:p>0.459343</text:p>
              </table:table-cell>
              <table:table-cell office:value-type="float" office:value="0.395955">
                <text:p>0.3959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9375">
                <text:p>7.9375</text:p>
              </table:table-cell>
              <table:table-cell office:value-type="float" office:value="0.60668">
                <text:p>0.606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5145">
                <text:p>0.535145</text:p>
              </table:table-cell>
              <table:table-cell office:value-type="float" office:value="0.459502">
                <text:p>0.459502</text:p>
              </table:table-cell>
              <table:table-cell office:value-type="float" office:value="0.395467">
                <text:p>0.3954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9625">
                <text:p>7.9625</text:p>
              </table:table-cell>
              <table:table-cell office:value-type="float" office:value="0.60586">
                <text:p>0.60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4533">
                <text:p>0.534533</text:p>
              </table:table-cell>
              <table:table-cell office:value-type="float" office:value="0.459733">
                <text:p>0.459733</text:p>
              </table:table-cell>
              <table:table-cell office:value-type="float" office:value="0.395114">
                <text:p>0.3951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9875">
                <text:p>7.9875</text:p>
              </table:table-cell>
              <table:table-cell office:value-type="float" office:value="0.605046">
                <text:p>0.6050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3851">
                <text:p>0.533851</text:p>
              </table:table-cell>
              <table:table-cell office:value-type="float" office:value="0.459928">
                <text:p>0.459928</text:p>
              </table:table-cell>
              <table:table-cell office:value-type="float" office:value="0.394928">
                <text:p>0.3949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0125">
                <text:p>8.0125</text:p>
              </table:table-cell>
              <table:table-cell office:value-type="float" office:value="0.604189">
                <text:p>0.604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3169">
                <text:p>0.533169</text:p>
              </table:table-cell>
              <table:table-cell office:value-type="float" office:value="0.459994">
                <text:p>0.459994</text:p>
              </table:table-cell>
              <table:table-cell office:value-type="float" office:value="0.394925">
                <text:p>0.394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8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F000000DF2B264CF0.svm" xlink:type="simple" xlink:actuate="onLoad"/>
      </style:chart-properties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1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Dashed" svg:stroke-width="0.051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11cm" svg:height="8.383cm" xlink:href=".." chart:class="chart:scatter" chart:style-name="ch1">
        <chart:plot-area chart:style-name="ch2" table:cell-range-address="Sheet1.A3:Sheet1.A324 Sheet1.E3:Sheet1.E324 Sheet1.X3:Sheet1.X25 Sheet1.I3:Sheet1.I324 Sheet1.M3:Sheet1.M324 Sheet1.Q3:Sheet1.Q324" svg:x="0.535cm" svg:y="0.167cm" svg:width="17.508cm" svg:height="8.083cm">
          <chart:axis chart:dimension="x" chart:name="primary-x" chart:style-name="ch3">
            <chart:title svg:x="9.31cm" svg:y="7.607cm" chart:style-name="ch4">
              <text:p>x/d</text:p>
            </chart:title>
          </chart:axis>
          <chart:axis chart:dimension="y" chart:name="primary-y" chart:style-name="ch5">
            <chart:title svg:x="0.369cm" svg:y="4.293cm" chart:style-name="ch6">
              <text:p>u'/U</text:p>
            </chart:title>
            <chart:grid chart:style-name="ch7" chart:class="major"/>
          </chart:axis>
          <chart:series chart:style-name="ch8" chart:values-cell-range-address="Sheet1.E3:Sheet1.E324" chart:class="chart:scatter">
            <chart:domain table:cell-range-address="Sheet1.A3:Sheet1.A324"/>
            <chart:data-point chart:repeated="322"/>
          </chart:series>
          <chart:series chart:style-name="ch9" chart:values-cell-range-address="Sheet1.X3:Sheet1.X25" chart:class="chart:scatter">
            <chart:domain table:cell-range-address="Sheet1.W3:Sheet1.W25"/>
            <chart:data-point chart:repeated="23"/>
          </chart:series>
          <chart:series chart:style-name="ch10" chart:values-cell-range-address="Sheet1.I3:Sheet1.I324" chart:class="chart:scatter">
            <chart:data-point chart:repeated="322"/>
          </chart:series>
          <chart:series chart:style-name="ch11" chart:values-cell-range-address="Sheet1.M3:Sheet1.M324" chart:class="chart:scatter">
            <chart:data-point chart:repeated="322"/>
          </chart:series>
          <chart:series chart:style-name="ch12" chart:values-cell-range-address="Sheet1.Q3:Sheet1.Q324" chart:class="chart:scatter">
            <chart:data-point chart:repeated="3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3:Sheet1.A324">0</text:p>
              </table:table-cell>
              <table:table-cell office:value-type="float" office:value="0">
                <text:p text:id="Sheet1.E3:Sheet1.E324">0</text:p>
              </table:table-cell>
              <table:table-cell office:value-type="float" office:value="0.597239">
                <text:p text:id="Sheet1.W3:Sheet1.W25">0.597239</text:p>
              </table:table-cell>
              <table:table-cell office:value-type="float" office:value="0.443707">
                <text:p text:id="Sheet1.X3:Sheet1.X25">0.443707</text:p>
              </table:table-cell>
              <table:table-cell office:value-type="float" office:value="0">
                <text:p text:id="Sheet1.I3:Sheet1.I324">0</text:p>
              </table:table-cell>
              <table:table-cell office:value-type="float" office:value="0">
                <text:p text:id="Sheet1.M3:Sheet1.M324">0</text:p>
              </table:table-cell>
              <table:table-cell office:value-type="float" office:value="0">
                <text:p text:id="Sheet1.Q3:Sheet1.Q3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5">
                <text:p>0.0125</text:p>
              </table:table-cell>
              <table:table-cell office:value-type="float" office:value="0.0206892">
                <text:p>0.0206892</text:p>
              </table:table-cell>
              <table:table-cell office:value-type="float" office:value="0.790485">
                <text:p>0.790485</text:p>
              </table:table-cell>
              <table:table-cell office:value-type="float" office:value="0.447161">
                <text:p>0.447161</text:p>
              </table:table-cell>
              <table:table-cell office:value-type="float" office:value="0.0199482">
                <text:p>0.0199482</text:p>
              </table:table-cell>
              <table:table-cell office:value-type="float" office:value="0.0187198">
                <text:p>0.0187198</text:p>
              </table:table-cell>
              <table:table-cell office:value-type="float" office:value="0.0196085">
                <text:p>0.0196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">
                <text:p>0.0375</text:p>
              </table:table-cell>
              <table:table-cell office:value-type="float" office:value="0.104332">
                <text:p>0.104332</text:p>
              </table:table-cell>
              <table:table-cell office:value-type="float" office:value="0.887384">
                <text:p>0.887384</text:p>
              </table:table-cell>
              <table:table-cell office:value-type="float" office:value="0.443888">
                <text:p>0.443888</text:p>
              </table:table-cell>
              <table:table-cell office:value-type="float" office:value="0.0998349">
                <text:p>0.0998349</text:p>
              </table:table-cell>
              <table:table-cell office:value-type="float" office:value="0.0954233">
                <text:p>0.0954233</text:p>
              </table:table-cell>
              <table:table-cell office:value-type="float" office:value="0.0996625">
                <text:p>0.099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190299">
                <text:p>0.190299</text:p>
              </table:table-cell>
              <table:table-cell office:value-type="float" office:value="0.985297">
                <text:p>0.985297</text:p>
              </table:table-cell>
              <table:table-cell office:value-type="float" office:value="0.422282">
                <text:p>0.422282</text:p>
              </table:table-cell>
              <table:table-cell office:value-type="float" office:value="0.182335">
                <text:p>0.182335</text:p>
              </table:table-cell>
              <table:table-cell office:value-type="float" office:value="0.177158">
                <text:p>0.177158</text:p>
              </table:table-cell>
              <table:table-cell office:value-type="float" office:value="0.184803">
                <text:p>0.184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5">
                <text:p>0.0875</text:p>
              </table:table-cell>
              <table:table-cell office:value-type="float" office:value="0.246797">
                <text:p>0.246797</text:p>
              </table:table-cell>
              <table:table-cell office:value-type="float" office:value="1.09758">
                <text:p>1.09758</text:p>
              </table:table-cell>
              <table:table-cell office:value-type="float" office:value="0.390686">
                <text:p>0.390686</text:p>
              </table:table-cell>
              <table:table-cell office:value-type="float" office:value="0.235911">
                <text:p>0.235911</text:p>
              </table:table-cell>
              <table:table-cell office:value-type="float" office:value="0.232122">
                <text:p>0.232122</text:p>
              </table:table-cell>
              <table:table-cell office:value-type="float" office:value="0.239294">
                <text:p>0.239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5">
                <text:p>0.1125</text:p>
              </table:table-cell>
              <table:table-cell office:value-type="float" office:value="0.287772">
                <text:p>0.287772</text:p>
              </table:table-cell>
              <table:table-cell office:value-type="float" office:value="1.20977">
                <text:p>1.20977</text:p>
              </table:table-cell>
              <table:table-cell office:value-type="float" office:value="0.360756">
                <text:p>0.360756</text:p>
              </table:table-cell>
              <table:table-cell office:value-type="float" office:value="0.273584">
                <text:p>0.273584</text:p>
              </table:table-cell>
              <table:table-cell office:value-type="float" office:value="0.271454">
                <text:p>0.271454</text:p>
              </table:table-cell>
              <table:table-cell office:value-type="float" office:value="0.27646">
                <text:p>0.27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5">
                <text:p>0.1375</text:p>
              </table:table-cell>
              <table:table-cell office:value-type="float" office:value="0.314144">
                <text:p>0.314144</text:p>
              </table:table-cell>
              <table:table-cell office:value-type="float" office:value="1.40522">
                <text:p>1.40522</text:p>
              </table:table-cell>
              <table:table-cell office:value-type="float" office:value="0.324212">
                <text:p>0.324212</text:p>
              </table:table-cell>
              <table:table-cell office:value-type="float" office:value="0.297578">
                <text:p>0.297578</text:p>
              </table:table-cell>
              <table:table-cell office:value-type="float" office:value="0.295593">
                <text:p>0.295593</text:p>
              </table:table-cell>
              <table:table-cell office:value-type="float" office:value="0.299923">
                <text:p>0.299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5">
                <text:p>0.1625</text:p>
              </table:table-cell>
              <table:table-cell office:value-type="float" office:value="0.334698">
                <text:p>0.334698</text:p>
              </table:table-cell>
              <table:table-cell office:value-type="float" office:value="1.48822">
                <text:p>1.48822</text:p>
              </table:table-cell>
              <table:table-cell office:value-type="float" office:value="0.322597">
                <text:p>0.322597</text:p>
              </table:table-cell>
              <table:table-cell office:value-type="float" office:value="0.315918">
                <text:p>0.315918</text:p>
              </table:table-cell>
              <table:table-cell office:value-type="float" office:value="0.313023">
                <text:p>0.313023</text:p>
              </table:table-cell>
              <table:table-cell office:value-type="float" office:value="0.319066">
                <text:p>0.31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5">
                <text:p>0.1875</text:p>
              </table:table-cell>
              <table:table-cell office:value-type="float" office:value="0.348995">
                <text:p>0.348995</text:p>
              </table:table-cell>
              <table:table-cell office:value-type="float" office:value="1.71057">
                <text:p>1.71057</text:p>
              </table:table-cell>
              <table:table-cell office:value-type="float" office:value="0.299402">
                <text:p>0.299402</text:p>
              </table:table-cell>
              <table:table-cell office:value-type="float" office:value="0.327994">
                <text:p>0.327994</text:p>
              </table:table-cell>
              <table:table-cell office:value-type="float" office:value="0.326205">
                <text:p>0.326205</text:p>
              </table:table-cell>
              <table:table-cell office:value-type="float" office:value="0.334927">
                <text:p>0.334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25">
                <text:p>0.2125</text:p>
              </table:table-cell>
              <table:table-cell office:value-type="float" office:value="0.361983">
                <text:p>0.361983</text:p>
              </table:table-cell>
              <table:table-cell office:value-type="float" office:value="2.00117">
                <text:p>2.00117</text:p>
              </table:table-cell>
              <table:table-cell office:value-type="float" office:value="0.291251">
                <text:p>0.291251</text:p>
              </table:table-cell>
              <table:table-cell office:value-type="float" office:value="0.338618">
                <text:p>0.338618</text:p>
              </table:table-cell>
              <table:table-cell office:value-type="float" office:value="0.339521">
                <text:p>0.339521</text:p>
              </table:table-cell>
              <table:table-cell office:value-type="float" office:value="0.34979">
                <text:p>0.34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5">
                <text:p>0.2375</text:p>
              </table:table-cell>
              <table:table-cell office:value-type="float" office:value="0.37353">
                <text:p>0.37353</text:p>
              </table:table-cell>
              <table:table-cell office:value-type="float" office:value="2.51303">
                <text:p>2.51303</text:p>
              </table:table-cell>
              <table:table-cell office:value-type="float" office:value="0.279904">
                <text:p>0.279904</text:p>
              </table:table-cell>
              <table:table-cell office:value-type="float" office:value="0.348574">
                <text:p>0.348574</text:p>
              </table:table-cell>
              <table:table-cell office:value-type="float" office:value="0.352327">
                <text:p>0.352327</text:p>
              </table:table-cell>
              <table:table-cell office:value-type="float" office:value="0.362262">
                <text:p>0.362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5">
                <text:p>0.2625</text:p>
              </table:table-cell>
              <table:table-cell office:value-type="float" office:value="0.385567">
                <text:p>0.385567</text:p>
              </table:table-cell>
              <table:table-cell office:value-type="float" office:value="2.9966">
                <text:p>2.9966</text:p>
              </table:table-cell>
              <table:table-cell office:value-type="float" office:value="0.280206">
                <text:p>0.280206</text:p>
              </table:table-cell>
              <table:table-cell office:value-type="float" office:value="0.360077">
                <text:p>0.360077</text:p>
              </table:table-cell>
              <table:table-cell office:value-type="float" office:value="0.366557">
                <text:p>0.366557</text:p>
              </table:table-cell>
              <table:table-cell office:value-type="float" office:value="0.373914">
                <text:p>0.373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75">
                <text:p>0.2875</text:p>
              </table:table-cell>
              <table:table-cell office:value-type="float" office:value="0.396852">
                <text:p>0.396852</text:p>
              </table:table-cell>
              <table:table-cell office:value-type="float" office:value="3.494">
                <text:p>3.494</text:p>
              </table:table-cell>
              <table:table-cell office:value-type="float" office:value="0.280517">
                <text:p>0.280517</text:p>
              </table:table-cell>
              <table:table-cell office:value-type="float" office:value="0.371197">
                <text:p>0.371197</text:p>
              </table:table-cell>
              <table:table-cell office:value-type="float" office:value="0.381272">
                <text:p>0.381272</text:p>
              </table:table-cell>
              <table:table-cell office:value-type="float" office:value="0.384894">
                <text:p>0.384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25">
                <text:p>0.3125</text:p>
              </table:table-cell>
              <table:table-cell office:value-type="float" office:value="0.408476">
                <text:p>0.408476</text:p>
              </table:table-cell>
              <table:table-cell office:value-type="float" office:value="4.0053">
                <text:p>4.0053</text:p>
              </table:table-cell>
              <table:table-cell office:value-type="float" office:value="0.27917">
                <text:p>0.27917</text:p>
              </table:table-cell>
              <table:table-cell office:value-type="float" office:value="0.381942">
                <text:p>0.381942</text:p>
              </table:table-cell>
              <table:table-cell office:value-type="float" office:value="0.395854">
                <text:p>0.395854</text:p>
              </table:table-cell>
              <table:table-cell office:value-type="float" office:value="0.395333">
                <text:p>0.395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5">
                <text:p>0.3375</text:p>
              </table:table-cell>
              <table:table-cell office:value-type="float" office:value="0.419172">
                <text:p>0.419172</text:p>
              </table:table-cell>
              <table:table-cell office:value-type="float" office:value="4.51623">
                <text:p>4.51623</text:p>
              </table:table-cell>
              <table:table-cell office:value-type="float" office:value="0.284489">
                <text:p>0.284489</text:p>
              </table:table-cell>
              <table:table-cell office:value-type="float" office:value="0.392576">
                <text:p>0.392576</text:p>
              </table:table-cell>
              <table:table-cell office:value-type="float" office:value="0.408911">
                <text:p>0.408911</text:p>
              </table:table-cell>
              <table:table-cell office:value-type="float" office:value="0.405187">
                <text:p>0.405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25">
                <text:p>0.3625</text:p>
              </table:table-cell>
              <table:table-cell office:value-type="float" office:value="0.430838">
                <text:p>0.430838</text:p>
              </table:table-cell>
              <table:table-cell office:value-type="float" office:value="5.00045">
                <text:p>5.00045</text:p>
              </table:table-cell>
              <table:table-cell office:value-type="float" office:value="0.273125">
                <text:p>0.273125</text:p>
              </table:table-cell>
              <table:table-cell office:value-type="float" office:value="0.403213">
                <text:p>0.403213</text:p>
              </table:table-cell>
              <table:table-cell office:value-type="float" office:value="0.421294">
                <text:p>0.421294</text:p>
              </table:table-cell>
              <table:table-cell office:value-type="float" office:value="0.416103">
                <text:p>0.416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75">
                <text:p>0.3875</text:p>
              </table:table-cell>
              <table:table-cell office:value-type="float" office:value="0.443348">
                <text:p>0.443348</text:p>
              </table:table-cell>
              <table:table-cell office:value-type="float" office:value="5.49747">
                <text:p>5.49747</text:p>
              </table:table-cell>
              <table:table-cell office:value-type="float" office:value="0.280103">
                <text:p>0.280103</text:p>
              </table:table-cell>
              <table:table-cell office:value-type="float" office:value="0.41265">
                <text:p>0.41265</text:p>
              </table:table-cell>
              <table:table-cell office:value-type="float" office:value="0.432743">
                <text:p>0.432743</text:p>
              </table:table-cell>
              <table:table-cell office:value-type="float" office:value="0.426958">
                <text:p>0.426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25">
                <text:p>0.4125</text:p>
              </table:table-cell>
              <table:table-cell office:value-type="float" office:value="0.456239">
                <text:p>0.456239</text:p>
              </table:table-cell>
              <table:table-cell office:value-type="float" office:value="6.00905">
                <text:p>6.00905</text:p>
              </table:table-cell>
              <table:table-cell office:value-type="float" office:value="0.273756">
                <text:p>0.273756</text:p>
              </table:table-cell>
              <table:table-cell office:value-type="float" office:value="0.420806">
                <text:p>0.420806</text:p>
              </table:table-cell>
              <table:table-cell office:value-type="float" office:value="0.444871">
                <text:p>0.444871</text:p>
              </table:table-cell>
              <table:table-cell office:value-type="float" office:value="0.437221">
                <text:p>0.437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  <table:table-cell office:value-type="float" office:value="0.469275">
                <text:p>0.469275</text:p>
              </table:table-cell>
              <table:table-cell office:value-type="float" office:value="6.50635">
                <text:p>6.50635</text:p>
              </table:table-cell>
              <table:table-cell office:value-type="float" office:value="0.275733">
                <text:p>0.275733</text:p>
              </table:table-cell>
              <table:table-cell office:value-type="float" office:value="0.428155">
                <text:p>0.428155</text:p>
              </table:table-cell>
              <table:table-cell office:value-type="float" office:value="0.458218">
                <text:p>0.458218</text:p>
              </table:table-cell>
              <table:table-cell office:value-type="float" office:value="0.447832">
                <text:p>0.447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25">
                <text:p>0.4625</text:p>
              </table:table-cell>
              <table:table-cell office:value-type="float" office:value="0.483067">
                <text:p>0.483067</text:p>
              </table:table-cell>
              <table:table-cell office:value-type="float" office:value="7.01756">
                <text:p>7.01756</text:p>
              </table:table-cell>
              <table:table-cell office:value-type="float" office:value="0.276053">
                <text:p>0.276053</text:p>
              </table:table-cell>
              <table:table-cell office:value-type="float" office:value="0.434698">
                <text:p>0.434698</text:p>
              </table:table-cell>
              <table:table-cell office:value-type="float" office:value="0.471613">
                <text:p>0.471613</text:p>
              </table:table-cell>
              <table:table-cell office:value-type="float" office:value="0.459047">
                <text:p>0.459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5">
                <text:p>0.4875</text:p>
              </table:table-cell>
              <table:table-cell office:value-type="float" office:value="0.497257">
                <text:p>0.497257</text:p>
              </table:table-cell>
              <table:table-cell office:value-type="float" office:value="7.50141">
                <text:p>7.50141</text:p>
              </table:table-cell>
              <table:table-cell office:value-type="float" office:value="0.271355">
                <text:p>0.271355</text:p>
              </table:table-cell>
              <table:table-cell office:value-type="float" office:value="0.440534">
                <text:p>0.440534</text:p>
              </table:table-cell>
              <table:table-cell office:value-type="float" office:value="0.484375">
                <text:p>0.484375</text:p>
              </table:table-cell>
              <table:table-cell office:value-type="float" office:value="0.470154">
                <text:p>0.470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5">
                <text:p>0.5125</text:p>
              </table:table-cell>
              <table:table-cell office:value-type="float" office:value="0.510722">
                <text:p>0.510722</text:p>
              </table:table-cell>
              <table:table-cell office:value-type="float" office:value="8">
                <text:p>8</text:p>
              </table:table-cell>
              <table:table-cell office:value-type="float" office:value="0.260008">
                <text:p>0.260008</text:p>
              </table:table-cell>
              <table:table-cell office:value-type="float" office:value="0.446298">
                <text:p>0.446298</text:p>
              </table:table-cell>
              <table:table-cell office:value-type="float" office:value="0.496988">
                <text:p>0.496988</text:p>
              </table:table-cell>
              <table:table-cell office:value-type="float" office:value="0.480575">
                <text:p>0.480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75">
                <text:p>0.5375</text:p>
              </table:table-cell>
              <table:table-cell office:value-type="float" office:value="0.524067">
                <text:p>0.524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1981">
                <text:p>0.451981</text:p>
              </table:table-cell>
              <table:table-cell office:value-type="float" office:value="0.509411">
                <text:p>0.509411</text:p>
              </table:table-cell>
              <table:table-cell office:value-type="float" office:value="0.489589">
                <text:p>0.489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25">
                <text:p>0.5625</text:p>
              </table:table-cell>
              <table:table-cell office:value-type="float" office:value="0.536884">
                <text:p>0.536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8759">
                <text:p>0.458759</text:p>
              </table:table-cell>
              <table:table-cell office:value-type="float" office:value="0.521941">
                <text:p>0.521941</text:p>
              </table:table-cell>
              <table:table-cell office:value-type="float" office:value="0.496984">
                <text:p>0.496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5">
                <text:p>0.5875</text:p>
              </table:table-cell>
              <table:table-cell office:value-type="float" office:value="0.548837">
                <text:p>0.548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5262">
                <text:p>0.465262</text:p>
              </table:table-cell>
              <table:table-cell office:value-type="float" office:value="0.533713">
                <text:p>0.533713</text:p>
              </table:table-cell>
              <table:table-cell office:value-type="float" office:value="0.503212">
                <text:p>0.503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5">
                <text:p>0.6125</text:p>
              </table:table-cell>
              <table:table-cell office:value-type="float" office:value="0.561147">
                <text:p>0.561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0974">
                <text:p>0.470974</text:p>
              </table:table-cell>
              <table:table-cell office:value-type="float" office:value="0.545494">
                <text:p>0.545494</text:p>
              </table:table-cell>
              <table:table-cell office:value-type="float" office:value="0.509038">
                <text:p>0.509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75">
                <text:p>0.6375</text:p>
              </table:table-cell>
              <table:table-cell office:value-type="float" office:value="0.572812">
                <text:p>0.572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565">
                <text:p>0.47565</text:p>
              </table:table-cell>
              <table:table-cell office:value-type="float" office:value="0.556497">
                <text:p>0.556497</text:p>
              </table:table-cell>
              <table:table-cell office:value-type="float" office:value="0.513348">
                <text:p>0.513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25">
                <text:p>0.6625</text:p>
              </table:table-cell>
              <table:table-cell office:value-type="float" office:value="0.584047">
                <text:p>0.5840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9831">
                <text:p>0.479831</text:p>
              </table:table-cell>
              <table:table-cell office:value-type="float" office:value="0.566326">
                <text:p>0.566326</text:p>
              </table:table-cell>
              <table:table-cell office:value-type="float" office:value="0.516941">
                <text:p>0.516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75">
                <text:p>0.6875</text:p>
              </table:table-cell>
              <table:table-cell office:value-type="float" office:value="0.594243">
                <text:p>0.594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4355">
                <text:p>0.484355</text:p>
              </table:table-cell>
              <table:table-cell office:value-type="float" office:value="0.574323">
                <text:p>0.574323</text:p>
              </table:table-cell>
              <table:table-cell office:value-type="float" office:value="0.520184">
                <text:p>0.520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0.603869">
                <text:p>0.6038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8769">
                <text:p>0.488769</text:p>
              </table:table-cell>
              <table:table-cell office:value-type="float" office:value="0.580969">
                <text:p>0.580969</text:p>
              </table:table-cell>
              <table:table-cell office:value-type="float" office:value="0.523034">
                <text:p>0.523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75">
                <text:p>0.7375</text:p>
              </table:table-cell>
              <table:table-cell office:value-type="float" office:value="0.613859">
                <text:p>0.6138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3209">
                <text:p>0.493209</text:p>
              </table:table-cell>
              <table:table-cell office:value-type="float" office:value="0.586832">
                <text:p>0.586832</text:p>
              </table:table-cell>
              <table:table-cell office:value-type="float" office:value="0.525578">
                <text:p>0.525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25">
                <text:p>0.7625</text:p>
              </table:table-cell>
              <table:table-cell office:value-type="float" office:value="0.624055">
                <text:p>0.6240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7015">
                <text:p>0.497015</text:p>
              </table:table-cell>
              <table:table-cell office:value-type="float" office:value="0.592293">
                <text:p>0.592293</text:p>
              </table:table-cell>
              <table:table-cell office:value-type="float" office:value="0.527578">
                <text:p>0.527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75">
                <text:p>0.7875</text:p>
              </table:table-cell>
              <table:table-cell office:value-type="float" office:value="0.633605">
                <text:p>0.633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9229">
                <text:p>0.499229</text:p>
              </table:table-cell>
              <table:table-cell office:value-type="float" office:value="0.597381">
                <text:p>0.597381</text:p>
              </table:table-cell>
              <table:table-cell office:value-type="float" office:value="0.528932">
                <text:p>0.528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25">
                <text:p>0.8125</text:p>
              </table:table-cell>
              <table:table-cell office:value-type="float" office:value="0.64267">
                <text:p>0.64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0305">
                <text:p>0.500305</text:p>
              </table:table-cell>
              <table:table-cell office:value-type="float" office:value="0.601983">
                <text:p>0.601983</text:p>
              </table:table-cell>
              <table:table-cell office:value-type="float" office:value="0.529843">
                <text:p>0.529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75">
                <text:p>0.8375</text:p>
              </table:table-cell>
              <table:table-cell office:value-type="float" office:value="0.650598">
                <text:p>0.6505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0278">
                <text:p>0.500278</text:p>
              </table:table-cell>
              <table:table-cell office:value-type="float" office:value="0.606089">
                <text:p>0.606089</text:p>
              </table:table-cell>
              <table:table-cell office:value-type="float" office:value="0.530882">
                <text:p>0.530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25">
                <text:p>0.8625</text:p>
              </table:table-cell>
              <table:table-cell office:value-type="float" office:value="0.65676">
                <text:p>0.65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9633">
                <text:p>0.499633</text:p>
              </table:table-cell>
              <table:table-cell office:value-type="float" office:value="0.609499">
                <text:p>0.609499</text:p>
              </table:table-cell>
              <table:table-cell office:value-type="float" office:value="0.531829">
                <text:p>0.5318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75">
                <text:p>0.8875</text:p>
              </table:table-cell>
              <table:table-cell office:value-type="float" office:value="0.66195">
                <text:p>0.66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8587">
                <text:p>0.498587</text:p>
              </table:table-cell>
              <table:table-cell office:value-type="float" office:value="0.611746">
                <text:p>0.611746</text:p>
              </table:table-cell>
              <table:table-cell office:value-type="float" office:value="0.532382">
                <text:p>0.532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25">
                <text:p>0.9125</text:p>
              </table:table-cell>
              <table:table-cell office:value-type="float" office:value="0.667079">
                <text:p>0.6670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7589">
                <text:p>0.497589</text:p>
              </table:table-cell>
              <table:table-cell office:value-type="float" office:value="0.61257">
                <text:p>0.61257</text:p>
              </table:table-cell>
              <table:table-cell office:value-type="float" office:value="0.532971">
                <text:p>0.532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75">
                <text:p>0.9375</text:p>
              </table:table-cell>
              <table:table-cell office:value-type="float" office:value="0.671683">
                <text:p>0.671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6564">
                <text:p>0.496564</text:p>
              </table:table-cell>
              <table:table-cell office:value-type="float" office:value="0.612817">
                <text:p>0.612817</text:p>
              </table:table-cell>
              <table:table-cell office:value-type="float" office:value="0.533922">
                <text:p>0.533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25">
                <text:p>0.9625</text:p>
              </table:table-cell>
              <table:table-cell office:value-type="float" office:value="0.675111">
                <text:p>0.675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4739">
                <text:p>0.494739</text:p>
              </table:table-cell>
              <table:table-cell office:value-type="float" office:value="0.612889">
                <text:p>0.612889</text:p>
              </table:table-cell>
              <table:table-cell office:value-type="float" office:value="0.534668">
                <text:p>0.5346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0.677079">
                <text:p>0.6770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1753">
                <text:p>0.491753</text:p>
              </table:table-cell>
              <table:table-cell office:value-type="float" office:value="0.612792">
                <text:p>0.612792</text:p>
              </table:table-cell>
              <table:table-cell office:value-type="float" office:value="0.534901">
                <text:p>0.534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25">
                <text:p>1.0125</text:p>
              </table:table-cell>
              <table:table-cell office:value-type="float" office:value="0.677366">
                <text:p>0.6773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7752">
                <text:p>0.487752</text:p>
              </table:table-cell>
              <table:table-cell office:value-type="float" office:value="0.612572">
                <text:p>0.612572</text:p>
              </table:table-cell>
              <table:table-cell office:value-type="float" office:value="0.534262">
                <text:p>0.534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75">
                <text:p>1.0375</text:p>
              </table:table-cell>
              <table:table-cell office:value-type="float" office:value="0.6768">
                <text:p>0.67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3686">
                <text:p>0.483686</text:p>
              </table:table-cell>
              <table:table-cell office:value-type="float" office:value="0.612084">
                <text:p>0.612084</text:p>
              </table:table-cell>
              <table:table-cell office:value-type="float" office:value="0.532445">
                <text:p>0.532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25">
                <text:p>1.0625</text:p>
              </table:table-cell>
              <table:table-cell office:value-type="float" office:value="0.6765">
                <text:p>0.67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0414">
                <text:p>0.480414</text:p>
              </table:table-cell>
              <table:table-cell office:value-type="float" office:value="0.610892">
                <text:p>0.610892</text:p>
              </table:table-cell>
              <table:table-cell office:value-type="float" office:value="0.529735">
                <text:p>0.529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75">
                <text:p>1.0875</text:p>
              </table:table-cell>
              <table:table-cell office:value-type="float" office:value="0.67635">
                <text:p>0.676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7746">
                <text:p>0.477746</text:p>
              </table:table-cell>
              <table:table-cell office:value-type="float" office:value="0.6085">
                <text:p>0.6085</text:p>
              </table:table-cell>
              <table:table-cell office:value-type="float" office:value="0.526821">
                <text:p>0.526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125">
                <text:p>1.1125</text:p>
              </table:table-cell>
              <table:table-cell office:value-type="float" office:value="0.675738">
                <text:p>0.6757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5528">
                <text:p>0.475528</text:p>
              </table:table-cell>
              <table:table-cell office:value-type="float" office:value="0.605216">
                <text:p>0.605216</text:p>
              </table:table-cell>
              <table:table-cell office:value-type="float" office:value="0.523492">
                <text:p>0.523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75">
                <text:p>1.1375</text:p>
              </table:table-cell>
              <table:table-cell office:value-type="float" office:value="0.67464">
                <text:p>0.67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3604">
                <text:p>0.473604</text:p>
              </table:table-cell>
              <table:table-cell office:value-type="float" office:value="0.601265">
                <text:p>0.601265</text:p>
              </table:table-cell>
              <table:table-cell office:value-type="float" office:value="0.519759">
                <text:p>0.519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625">
                <text:p>1.1625</text:p>
              </table:table-cell>
              <table:table-cell office:value-type="float" office:value="0.672933">
                <text:p>0.6729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1117">
                <text:p>0.471117</text:p>
              </table:table-cell>
              <table:table-cell office:value-type="float" office:value="0.596553">
                <text:p>0.596553</text:p>
              </table:table-cell>
              <table:table-cell office:value-type="float" office:value="0.516298">
                <text:p>0.516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75">
                <text:p>1.1875</text:p>
              </table:table-cell>
              <table:table-cell office:value-type="float" office:value="0.670126">
                <text:p>0.670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7471">
                <text:p>0.467471</text:p>
              </table:table-cell>
              <table:table-cell office:value-type="float" office:value="0.591514">
                <text:p>0.591514</text:p>
              </table:table-cell>
              <table:table-cell office:value-type="float" office:value="0.512638">
                <text:p>0.512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125">
                <text:p>1.2125</text:p>
              </table:table-cell>
              <table:table-cell office:value-type="float" office:value="0.666473">
                <text:p>0.666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3083">
                <text:p>0.463083</text:p>
              </table:table-cell>
              <table:table-cell office:value-type="float" office:value="0.586326">
                <text:p>0.586326</text:p>
              </table:table-cell>
              <table:table-cell office:value-type="float" office:value="0.508912">
                <text:p>0.508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375">
                <text:p>1.2375</text:p>
              </table:table-cell>
              <table:table-cell office:value-type="float" office:value="0.662569">
                <text:p>0.662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9415">
                <text:p>0.459415</text:p>
              </table:table-cell>
              <table:table-cell office:value-type="float" office:value="0.580814">
                <text:p>0.580814</text:p>
              </table:table-cell>
              <table:table-cell office:value-type="float" office:value="0.505975">
                <text:p>0.505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25">
                <text:p>1.2625</text:p>
              </table:table-cell>
              <table:table-cell office:value-type="float" office:value="0.658295">
                <text:p>0.658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5962">
                <text:p>0.455962</text:p>
              </table:table-cell>
              <table:table-cell office:value-type="float" office:value="0.575089">
                <text:p>0.575089</text:p>
              </table:table-cell>
              <table:table-cell office:value-type="float" office:value="0.503154">
                <text:p>0.503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875">
                <text:p>1.2875</text:p>
              </table:table-cell>
              <table:table-cell office:value-type="float" office:value="0.653947">
                <text:p>0.653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212">
                <text:p>0.45212</text:p>
              </table:table-cell>
              <table:table-cell office:value-type="float" office:value="0.569512">
                <text:p>0.569512</text:p>
              </table:table-cell>
              <table:table-cell office:value-type="float" office:value="0.499161">
                <text:p>0.4991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25">
                <text:p>1.3125</text:p>
              </table:table-cell>
              <table:table-cell office:value-type="float" office:value="0.64988">
                <text:p>0.649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8242">
                <text:p>0.448242</text:p>
              </table:table-cell>
              <table:table-cell office:value-type="float" office:value="0.56471">
                <text:p>0.56471</text:p>
              </table:table-cell>
              <table:table-cell office:value-type="float" office:value="0.494132">
                <text:p>0.494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75">
                <text:p>1.3375</text:p>
              </table:table-cell>
              <table:table-cell office:value-type="float" office:value="0.64571">
                <text:p>0.645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4068">
                <text:p>0.444068</text:p>
              </table:table-cell>
              <table:table-cell office:value-type="float" office:value="0.56057">
                <text:p>0.56057</text:p>
              </table:table-cell>
              <table:table-cell office:value-type="float" office:value="0.488359">
                <text:p>0.488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625">
                <text:p>1.3625</text:p>
              </table:table-cell>
              <table:table-cell office:value-type="float" office:value="0.641465">
                <text:p>0.6414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9422">
                <text:p>0.439422</text:p>
              </table:table-cell>
              <table:table-cell office:value-type="float" office:value="0.556347">
                <text:p>0.556347</text:p>
              </table:table-cell>
              <table:table-cell office:value-type="float" office:value="0.481735">
                <text:p>0.481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75">
                <text:p>1.3875</text:p>
              </table:table-cell>
              <table:table-cell office:value-type="float" office:value="0.637334">
                <text:p>0.637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5095">
                <text:p>0.435095</text:p>
              </table:table-cell>
              <table:table-cell office:value-type="float" office:value="0.551921">
                <text:p>0.551921</text:p>
              </table:table-cell>
              <table:table-cell office:value-type="float" office:value="0.47507">
                <text:p>0.47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125">
                <text:p>1.4125</text:p>
              </table:table-cell>
              <table:table-cell office:value-type="float" office:value="0.632741">
                <text:p>0.6327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1371">
                <text:p>0.431371</text:p>
              </table:table-cell>
              <table:table-cell office:value-type="float" office:value="0.547753">
                <text:p>0.547753</text:p>
              </table:table-cell>
              <table:table-cell office:value-type="float" office:value="0.469481">
                <text:p>0.4694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375">
                <text:p>1.4375</text:p>
              </table:table-cell>
              <table:table-cell office:value-type="float" office:value="0.626999">
                <text:p>0.6269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7486">
                <text:p>0.427486</text:p>
              </table:table-cell>
              <table:table-cell office:value-type="float" office:value="0.543775">
                <text:p>0.543775</text:p>
              </table:table-cell>
              <table:table-cell office:value-type="float" office:value="0.464956">
                <text:p>0.4649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25">
                <text:p>1.4625</text:p>
              </table:table-cell>
              <table:table-cell office:value-type="float" office:value="0.620412">
                <text:p>0.6204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3236">
                <text:p>0.423236</text:p>
              </table:table-cell>
              <table:table-cell office:value-type="float" office:value="0.539413">
                <text:p>0.539413</text:p>
              </table:table-cell>
              <table:table-cell office:value-type="float" office:value="0.461124">
                <text:p>0.461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75">
                <text:p>1.4875</text:p>
              </table:table-cell>
              <table:table-cell office:value-type="float" office:value="0.61375">
                <text:p>0.61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8654">
                <text:p>0.418654</text:p>
              </table:table-cell>
              <table:table-cell office:value-type="float" office:value="0.534787">
                <text:p>0.534787</text:p>
              </table:table-cell>
              <table:table-cell office:value-type="float" office:value="0.45773">
                <text:p>0.45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25">
                <text:p>1.5125</text:p>
              </table:table-cell>
              <table:table-cell office:value-type="float" office:value="0.607621">
                <text:p>0.607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4814">
                <text:p>0.414814</text:p>
              </table:table-cell>
              <table:table-cell office:value-type="float" office:value="0.530799">
                <text:p>0.530799</text:p>
              </table:table-cell>
              <table:table-cell office:value-type="float" office:value="0.454481">
                <text:p>0.454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75">
                <text:p>1.5375</text:p>
              </table:table-cell>
              <table:table-cell office:value-type="float" office:value="0.601251">
                <text:p>0.601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211">
                <text:p>0.41211</text:p>
              </table:table-cell>
              <table:table-cell office:value-type="float" office:value="0.527434">
                <text:p>0.527434</text:p>
              </table:table-cell>
              <table:table-cell office:value-type="float" office:value="0.451246">
                <text:p>0.451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25">
                <text:p>1.5625</text:p>
              </table:table-cell>
              <table:table-cell office:value-type="float" office:value="0.594507">
                <text:p>0.594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0176">
                <text:p>0.410176</text:p>
              </table:table-cell>
              <table:table-cell office:value-type="float" office:value="0.523934">
                <text:p>0.523934</text:p>
              </table:table-cell>
              <table:table-cell office:value-type="float" office:value="0.448267">
                <text:p>0.4482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875">
                <text:p>1.5875</text:p>
              </table:table-cell>
              <table:table-cell office:value-type="float" office:value="0.588208">
                <text:p>0.588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8863">
                <text:p>0.408863</text:p>
              </table:table-cell>
              <table:table-cell office:value-type="float" office:value="0.520419">
                <text:p>0.520419</text:p>
              </table:table-cell>
              <table:table-cell office:value-type="float" office:value="0.445889">
                <text:p>0.445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125">
                <text:p>1.6125</text:p>
              </table:table-cell>
              <table:table-cell office:value-type="float" office:value="0.582778">
                <text:p>0.582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7463">
                <text:p>0.407463</text:p>
              </table:table-cell>
              <table:table-cell office:value-type="float" office:value="0.516731">
                <text:p>0.516731</text:p>
              </table:table-cell>
              <table:table-cell office:value-type="float" office:value="0.443447">
                <text:p>0.443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375">
                <text:p>1.6375</text:p>
              </table:table-cell>
              <table:table-cell office:value-type="float" office:value="0.577954">
                <text:p>0.577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527">
                <text:p>0.405527</text:p>
              </table:table-cell>
              <table:table-cell office:value-type="float" office:value="0.512654">
                <text:p>0.512654</text:p>
              </table:table-cell>
              <table:table-cell office:value-type="float" office:value="0.44066">
                <text:p>0.44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25">
                <text:p>1.6625</text:p>
              </table:table-cell>
              <table:table-cell office:value-type="float" office:value="0.572883">
                <text:p>0.5728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3115">
                <text:p>0.403115</text:p>
              </table:table-cell>
              <table:table-cell office:value-type="float" office:value="0.508613">
                <text:p>0.508613</text:p>
              </table:table-cell>
              <table:table-cell office:value-type="float" office:value="0.438164">
                <text:p>0.438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875">
                <text:p>1.6875</text:p>
              </table:table-cell>
              <table:table-cell office:value-type="float" office:value="0.567732">
                <text:p>0.5677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9933">
                <text:p>0.399933</text:p>
              </table:table-cell>
              <table:table-cell office:value-type="float" office:value="0.504796">
                <text:p>0.504796</text:p>
              </table:table-cell>
              <table:table-cell office:value-type="float" office:value="0.436237">
                <text:p>0.436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125">
                <text:p>1.7125</text:p>
              </table:table-cell>
              <table:table-cell office:value-type="float" office:value="0.562702">
                <text:p>0.5627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6042">
                <text:p>0.396042</text:p>
              </table:table-cell>
              <table:table-cell office:value-type="float" office:value="0.500913">
                <text:p>0.500913</text:p>
              </table:table-cell>
              <table:table-cell office:value-type="float" office:value="0.434084">
                <text:p>0.43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75">
                <text:p>1.7375</text:p>
              </table:table-cell>
              <table:table-cell office:value-type="float" office:value="0.557888">
                <text:p>0.5578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2611">
                <text:p>0.392611</text:p>
              </table:table-cell>
              <table:table-cell office:value-type="float" office:value="0.496952">
                <text:p>0.496952</text:p>
              </table:table-cell>
              <table:table-cell office:value-type="float" office:value="0.431337">
                <text:p>0.431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25">
                <text:p>1.7625</text:p>
              </table:table-cell>
              <table:table-cell office:value-type="float" office:value="0.553461">
                <text:p>0.553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0575">
                <text:p>0.390575</text:p>
              </table:table-cell>
              <table:table-cell office:value-type="float" office:value="0.493055">
                <text:p>0.493055</text:p>
              </table:table-cell>
              <table:table-cell office:value-type="float" office:value="0.428276">
                <text:p>0.4282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875">
                <text:p>1.7875</text:p>
              </table:table-cell>
              <table:table-cell office:value-type="float" office:value="0.549285">
                <text:p>0.549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8382">
                <text:p>0.388382</text:p>
              </table:table-cell>
              <table:table-cell office:value-type="float" office:value="0.488919">
                <text:p>0.488919</text:p>
              </table:table-cell>
              <table:table-cell office:value-type="float" office:value="0.425137">
                <text:p>0.4251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125">
                <text:p>1.8125</text:p>
              </table:table-cell>
              <table:table-cell office:value-type="float" office:value="0.544982">
                <text:p>0.544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594">
                <text:p>0.38594</text:p>
              </table:table-cell>
              <table:table-cell office:value-type="float" office:value="0.484089">
                <text:p>0.484089</text:p>
              </table:table-cell>
              <table:table-cell office:value-type="float" office:value="0.42196">
                <text:p>0.42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375">
                <text:p>1.8375</text:p>
              </table:table-cell>
              <table:table-cell office:value-type="float" office:value="0.540607">
                <text:p>0.5406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3571">
                <text:p>0.383571</text:p>
              </table:table-cell>
              <table:table-cell office:value-type="float" office:value="0.479139">
                <text:p>0.479139</text:p>
              </table:table-cell>
              <table:table-cell office:value-type="float" office:value="0.418844">
                <text:p>0.418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625">
                <text:p>1.8625</text:p>
              </table:table-cell>
              <table:table-cell office:value-type="float" office:value="0.536423">
                <text:p>0.5364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1209">
                <text:p>0.381209</text:p>
              </table:table-cell>
              <table:table-cell office:value-type="float" office:value="0.47443">
                <text:p>0.47443</text:p>
              </table:table-cell>
              <table:table-cell office:value-type="float" office:value="0.415629">
                <text:p>0.415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75">
                <text:p>1.8875</text:p>
              </table:table-cell>
              <table:table-cell office:value-type="float" office:value="0.532231">
                <text:p>0.532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8636">
                <text:p>0.378636</text:p>
              </table:table-cell>
              <table:table-cell office:value-type="float" office:value="0.46988">
                <text:p>0.46988</text:p>
              </table:table-cell>
              <table:table-cell office:value-type="float" office:value="0.412065">
                <text:p>0.412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125">
                <text:p>1.9125</text:p>
              </table:table-cell>
              <table:table-cell office:value-type="float" office:value="0.527928">
                <text:p>0.5279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5921">
                <text:p>0.375921</text:p>
              </table:table-cell>
              <table:table-cell office:value-type="float" office:value="0.465626">
                <text:p>0.465626</text:p>
              </table:table-cell>
              <table:table-cell office:value-type="float" office:value="0.408212">
                <text:p>0.408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75">
                <text:p>1.9375</text:p>
              </table:table-cell>
              <table:table-cell office:value-type="float" office:value="0.523775">
                <text:p>0.523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3849">
                <text:p>0.373849</text:p>
              </table:table-cell>
              <table:table-cell office:value-type="float" office:value="0.461078">
                <text:p>0.461078</text:p>
              </table:table-cell>
              <table:table-cell office:value-type="float" office:value="0.404456">
                <text:p>0.404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25">
                <text:p>1.9625</text:p>
              </table:table-cell>
              <table:table-cell office:value-type="float" office:value="0.519717">
                <text:p>0.5197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2539">
                <text:p>0.372539</text:p>
              </table:table-cell>
              <table:table-cell office:value-type="float" office:value="0.456302">
                <text:p>0.456302</text:p>
              </table:table-cell>
              <table:table-cell office:value-type="float" office:value="0.40081">
                <text:p>0.40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875">
                <text:p>1.9875</text:p>
              </table:table-cell>
              <table:table-cell office:value-type="float" office:value="0.515748">
                <text:p>0.5157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521">
                <text:p>0.371521</text:p>
              </table:table-cell>
              <table:table-cell office:value-type="float" office:value="0.451926">
                <text:p>0.451926</text:p>
              </table:table-cell>
              <table:table-cell office:value-type="float" office:value="0.397051">
                <text:p>0.3970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125">
                <text:p>2.0125</text:p>
              </table:table-cell>
              <table:table-cell office:value-type="float" office:value="0.512078">
                <text:p>0.512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979">
                <text:p>0.36979</text:p>
              </table:table-cell>
              <table:table-cell office:value-type="float" office:value="0.447743">
                <text:p>0.447743</text:p>
              </table:table-cell>
              <table:table-cell office:value-type="float" office:value="0.393497">
                <text:p>0.393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75">
                <text:p>2.0375</text:p>
              </table:table-cell>
              <table:table-cell office:value-type="float" office:value="0.508761">
                <text:p>0.5087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7396">
                <text:p>0.367396</text:p>
              </table:table-cell>
              <table:table-cell office:value-type="float" office:value="0.443744">
                <text:p>0.443744</text:p>
              </table:table-cell>
              <table:table-cell office:value-type="float" office:value="0.390639">
                <text:p>0.390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25">
                <text:p>2.0625</text:p>
              </table:table-cell>
              <table:table-cell office:value-type="float" office:value="0.50588">
                <text:p>0.505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562">
                <text:p>0.36562</text:p>
              </table:table-cell>
              <table:table-cell office:value-type="float" office:value="0.440478">
                <text:p>0.440478</text:p>
              </table:table-cell>
              <table:table-cell office:value-type="float" office:value="0.388323">
                <text:p>0.3883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75">
                <text:p>2.0875</text:p>
              </table:table-cell>
              <table:table-cell office:value-type="float" office:value="0.503319">
                <text:p>0.503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4204">
                <text:p>0.364204</text:p>
              </table:table-cell>
              <table:table-cell office:value-type="float" office:value="0.437301">
                <text:p>0.437301</text:p>
              </table:table-cell>
              <table:table-cell office:value-type="float" office:value="0.385997">
                <text:p>0.385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25">
                <text:p>2.1125</text:p>
              </table:table-cell>
              <table:table-cell office:value-type="float" office:value="0.500802">
                <text:p>0.500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2059">
                <text:p>0.362059</text:p>
              </table:table-cell>
              <table:table-cell office:value-type="float" office:value="0.434014">
                <text:p>0.434014</text:p>
              </table:table-cell>
              <table:table-cell office:value-type="float" office:value="0.383768">
                <text:p>0.383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375">
                <text:p>2.1375</text:p>
              </table:table-cell>
              <table:table-cell office:value-type="float" office:value="0.498571">
                <text:p>0.4985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487">
                <text:p>0.359487</text:p>
              </table:table-cell>
              <table:table-cell office:value-type="float" office:value="0.431497">
                <text:p>0.431497</text:p>
              </table:table-cell>
              <table:table-cell office:value-type="float" office:value="0.382185">
                <text:p>0.382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625">
                <text:p>2.1625</text:p>
              </table:table-cell>
              <table:table-cell office:value-type="float" office:value="0.496244">
                <text:p>0.496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6803">
                <text:p>0.356803</text:p>
              </table:table-cell>
              <table:table-cell office:value-type="float" office:value="0.429651">
                <text:p>0.429651</text:p>
              </table:table-cell>
              <table:table-cell office:value-type="float" office:value="0.380882">
                <text:p>0.380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875">
                <text:p>2.1875</text:p>
              </table:table-cell>
              <table:table-cell office:value-type="float" office:value="0.493989">
                <text:p>0.4939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334">
                <text:p>0.354334</text:p>
              </table:table-cell>
              <table:table-cell office:value-type="float" office:value="0.428075">
                <text:p>0.428075</text:p>
              </table:table-cell>
              <table:table-cell office:value-type="float" office:value="0.379269">
                <text:p>0.379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25">
                <text:p>2.2125</text:p>
              </table:table-cell>
              <table:table-cell office:value-type="float" office:value="0.491749">
                <text:p>0.4917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2351">
                <text:p>0.352351</text:p>
              </table:table-cell>
              <table:table-cell office:value-type="float" office:value="0.426698">
                <text:p>0.426698</text:p>
              </table:table-cell>
              <table:table-cell office:value-type="float" office:value="0.377041">
                <text:p>0.3770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375">
                <text:p>2.2375</text:p>
              </table:table-cell>
              <table:table-cell office:value-type="float" office:value="0.489356">
                <text:p>0.489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0822">
                <text:p>0.350822</text:p>
              </table:table-cell>
              <table:table-cell office:value-type="float" office:value="0.425365">
                <text:p>0.425365</text:p>
              </table:table-cell>
              <table:table-cell office:value-type="float" office:value="0.374834">
                <text:p>0.37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625">
                <text:p>2.2625</text:p>
              </table:table-cell>
              <table:table-cell office:value-type="float" office:value="0.48725">
                <text:p>0.48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599">
                <text:p>0.349599</text:p>
              </table:table-cell>
              <table:table-cell office:value-type="float" office:value="0.423955">
                <text:p>0.42395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875">
                <text:p>2.2875</text:p>
              </table:table-cell>
              <table:table-cell office:value-type="float" office:value="0.485529">
                <text:p>0.485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8341">
                <text:p>0.348341</text:p>
              </table:table-cell>
              <table:table-cell office:value-type="float" office:value="0.422536">
                <text:p>0.422536</text:p>
              </table:table-cell>
              <table:table-cell office:value-type="float" office:value="0.371213">
                <text:p>0.371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125">
                <text:p>2.3125</text:p>
              </table:table-cell>
              <table:table-cell office:value-type="float" office:value="0.484154">
                <text:p>0.484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856">
                <text:p>0.346856</text:p>
              </table:table-cell>
              <table:table-cell office:value-type="float" office:value="0.421084">
                <text:p>0.421084</text:p>
              </table:table-cell>
              <table:table-cell office:value-type="float" office:value="0.369181">
                <text:p>0.369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375">
                <text:p>2.3375</text:p>
              </table:table-cell>
              <table:table-cell office:value-type="float" office:value="0.482912">
                <text:p>0.482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5275">
                <text:p>0.345275</text:p>
              </table:table-cell>
              <table:table-cell office:value-type="float" office:value="0.419469">
                <text:p>0.419469</text:p>
              </table:table-cell>
              <table:table-cell office:value-type="float" office:value="0.366953">
                <text:p>0.366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25">
                <text:p>2.3625</text:p>
              </table:table-cell>
              <table:table-cell office:value-type="float" office:value="0.48117">
                <text:p>0.48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39">
                <text:p>0.3439</text:p>
              </table:table-cell>
              <table:table-cell office:value-type="float" office:value="0.417621">
                <text:p>0.417621</text:p>
              </table:table-cell>
              <table:table-cell office:value-type="float" office:value="0.36494">
                <text:p>0.36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875">
                <text:p>2.3875</text:p>
              </table:table-cell>
              <table:table-cell office:value-type="float" office:value="0.479215">
                <text:p>0.4792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258">
                <text:p>0.34258</text:p>
              </table:table-cell>
              <table:table-cell office:value-type="float" office:value="0.41578">
                <text:p>0.41578</text:p>
              </table:table-cell>
              <table:table-cell office:value-type="float" office:value="0.363561">
                <text:p>0.3635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25">
                <text:p>2.4125</text:p>
              </table:table-cell>
              <table:table-cell office:value-type="float" office:value="0.477341">
                <text:p>0.4773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0966">
                <text:p>0.340966</text:p>
              </table:table-cell>
              <table:table-cell office:value-type="float" office:value="0.41403">
                <text:p>0.41403</text:p>
              </table:table-cell>
              <table:table-cell office:value-type="float" office:value="0.362826">
                <text:p>0.362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375">
                <text:p>2.4375</text:p>
              </table:table-cell>
              <table:table-cell office:value-type="float" office:value="0.475253">
                <text:p>0.475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91">
                <text:p>0.3391</text:p>
              </table:table-cell>
              <table:table-cell office:value-type="float" office:value="0.412336">
                <text:p>0.412336</text:p>
              </table:table-cell>
              <table:table-cell office:value-type="float" office:value="0.36272">
                <text:p>0.36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625">
                <text:p>2.4625</text:p>
              </table:table-cell>
              <table:table-cell office:value-type="float" office:value="0.473191">
                <text:p>0.4731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7633">
                <text:p>0.337633</text:p>
              </table:table-cell>
              <table:table-cell office:value-type="float" office:value="0.410938">
                <text:p>0.410938</text:p>
              </table:table-cell>
              <table:table-cell office:value-type="float" office:value="0.362388">
                <text:p>0.3623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875">
                <text:p>2.4875</text:p>
              </table:table-cell>
              <table:table-cell office:value-type="float" office:value="0.471141">
                <text:p>0.471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213">
                <text:p>0.336213</text:p>
              </table:table-cell>
              <table:table-cell office:value-type="float" office:value="0.410021">
                <text:p>0.410021</text:p>
              </table:table-cell>
              <table:table-cell office:value-type="float" office:value="0.361139">
                <text:p>0.361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125">
                <text:p>2.5125</text:p>
              </table:table-cell>
              <table:table-cell office:value-type="float" office:value="0.468955">
                <text:p>0.4689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458">
                <text:p>0.33458</text:p>
              </table:table-cell>
              <table:table-cell office:value-type="float" office:value="0.409417">
                <text:p>0.409417</text:p>
              </table:table-cell>
              <table:table-cell office:value-type="float" office:value="0.359702">
                <text:p>0.3597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375">
                <text:p>2.5375</text:p>
              </table:table-cell>
              <table:table-cell office:value-type="float" office:value="0.466638">
                <text:p>0.466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309">
                <text:p>0.33309</text:p>
              </table:table-cell>
              <table:table-cell office:value-type="float" office:value="0.408743">
                <text:p>0.408743</text:p>
              </table:table-cell>
              <table:table-cell office:value-type="float" office:value="0.358709">
                <text:p>0.358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625">
                <text:p>2.5625</text:p>
              </table:table-cell>
              <table:table-cell office:value-type="float" office:value="0.464191">
                <text:p>0.4641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208">
                <text:p>0.332208</text:p>
              </table:table-cell>
              <table:table-cell office:value-type="float" office:value="0.407955">
                <text:p>0.407955</text:p>
              </table:table-cell>
              <table:table-cell office:value-type="float" office:value="0.357953">
                <text:p>0.3579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875">
                <text:p>2.5875</text:p>
              </table:table-cell>
              <table:table-cell office:value-type="float" office:value="0.461637">
                <text:p>0.461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175">
                <text:p>0.33175</text:p>
              </table:table-cell>
              <table:table-cell office:value-type="float" office:value="0.40686">
                <text:p>0.40686</text:p>
              </table:table-cell>
              <table:table-cell office:value-type="float" office:value="0.357139">
                <text:p>0.357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125">
                <text:p>2.6125</text:p>
              </table:table-cell>
              <table:table-cell office:value-type="float" office:value="0.459446">
                <text:p>0.459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1088">
                <text:p>0.331088</text:p>
              </table:table-cell>
              <table:table-cell office:value-type="float" office:value="0.405638">
                <text:p>0.405638</text:p>
              </table:table-cell>
              <table:table-cell office:value-type="float" office:value="0.356008">
                <text:p>0.356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5">
                <text:p>2.6375</text:p>
              </table:table-cell>
              <table:table-cell office:value-type="float" office:value="0.458084">
                <text:p>0.4580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0242">
                <text:p>0.330242</text:p>
              </table:table-cell>
              <table:table-cell office:value-type="float" office:value="0.4047">
                <text:p>0.4047</text:p>
              </table:table-cell>
              <table:table-cell office:value-type="float" office:value="0.354668">
                <text:p>0.354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625">
                <text:p>2.6625</text:p>
              </table:table-cell>
              <table:table-cell office:value-type="float" office:value="0.457296">
                <text:p>0.457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9465">
                <text:p>0.329465</text:p>
              </table:table-cell>
              <table:table-cell office:value-type="float" office:value="0.403774">
                <text:p>0.403774</text:p>
              </table:table-cell>
              <table:table-cell office:value-type="float" office:value="0.353324">
                <text:p>0.3533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875">
                <text:p>2.6875</text:p>
              </table:table-cell>
              <table:table-cell office:value-type="float" office:value="0.45652">
                <text:p>0.45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8615">
                <text:p>0.328615</text:p>
              </table:table-cell>
              <table:table-cell office:value-type="float" office:value="0.402671">
                <text:p>0.402671</text:p>
              </table:table-cell>
              <table:table-cell office:value-type="float" office:value="0.352121">
                <text:p>0.3521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25">
                <text:p>2.7125</text:p>
              </table:table-cell>
              <table:table-cell office:value-type="float" office:value="0.455412">
                <text:p>0.4554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7415">
                <text:p>0.327415</text:p>
              </table:table-cell>
              <table:table-cell office:value-type="float" office:value="0.401811">
                <text:p>0.401811</text:p>
              </table:table-cell>
              <table:table-cell office:value-type="float" office:value="0.351029">
                <text:p>0.351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375">
                <text:p>2.7375</text:p>
              </table:table-cell>
              <table:table-cell office:value-type="float" office:value="0.453959">
                <text:p>0.453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6199">
                <text:p>0.326199</text:p>
              </table:table-cell>
              <table:table-cell office:value-type="float" office:value="0.401024">
                <text:p>0.401024</text:p>
              </table:table-cell>
              <table:table-cell office:value-type="float" office:value="0.350026">
                <text:p>0.3500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25">
                <text:p>2.7625</text:p>
              </table:table-cell>
              <table:table-cell office:value-type="float" office:value="0.452544">
                <text:p>0.452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5455">
                <text:p>0.325455</text:p>
              </table:table-cell>
              <table:table-cell office:value-type="float" office:value="0.399827">
                <text:p>0.399827</text:p>
              </table:table-cell>
              <table:table-cell office:value-type="float" office:value="0.349131">
                <text:p>0.3491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875">
                <text:p>2.7875</text:p>
              </table:table-cell>
              <table:table-cell office:value-type="float" office:value="0.451495">
                <text:p>0.451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4809">
                <text:p>0.324809</text:p>
              </table:table-cell>
              <table:table-cell office:value-type="float" office:value="0.398688">
                <text:p>0.398688</text:p>
              </table:table-cell>
              <table:table-cell office:value-type="float" office:value="0.348259">
                <text:p>0.3482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25">
                <text:p>2.8125</text:p>
              </table:table-cell>
              <table:table-cell office:value-type="float" office:value="0.450487">
                <text:p>0.450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3943">
                <text:p>0.323943</text:p>
              </table:table-cell>
              <table:table-cell office:value-type="float" office:value="0.397895">
                <text:p>0.397895</text:p>
              </table:table-cell>
              <table:table-cell office:value-type="float" office:value="0.347542">
                <text:p>0.3475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375">
                <text:p>2.8375</text:p>
              </table:table-cell>
              <table:table-cell office:value-type="float" office:value="0.449569">
                <text:p>0.449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3031">
                <text:p>0.323031</text:p>
              </table:table-cell>
              <table:table-cell office:value-type="float" office:value="0.397384">
                <text:p>0.397384</text:p>
              </table:table-cell>
              <table:table-cell office:value-type="float" office:value="0.347025">
                <text:p>0.347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625">
                <text:p>2.8625</text:p>
              </table:table-cell>
              <table:table-cell office:value-type="float" office:value="0.44865">
                <text:p>0.44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196">
                <text:p>0.32196</text:p>
              </table:table-cell>
              <table:table-cell office:value-type="float" office:value="0.396782">
                <text:p>0.396782</text:p>
              </table:table-cell>
              <table:table-cell office:value-type="float" office:value="0.346606">
                <text:p>0.3466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875">
                <text:p>2.8875</text:p>
              </table:table-cell>
              <table:table-cell office:value-type="float" office:value="0.447305">
                <text:p>0.447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0609">
                <text:p>0.320609</text:p>
              </table:table-cell>
              <table:table-cell office:value-type="float" office:value="0.396064">
                <text:p>0.396064</text:p>
              </table:table-cell>
              <table:table-cell office:value-type="float" office:value="0.346183">
                <text:p>0.346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125">
                <text:p>2.9125</text:p>
              </table:table-cell>
              <table:table-cell office:value-type="float" office:value="0.445922">
                <text:p>0.4459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9177">
                <text:p>0.319177</text:p>
              </table:table-cell>
              <table:table-cell office:value-type="float" office:value="0.395271">
                <text:p>0.395271</text:p>
              </table:table-cell>
              <table:table-cell office:value-type="float" office:value="0.345657">
                <text:p>0.3456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375">
                <text:p>2.9375</text:p>
              </table:table-cell>
              <table:table-cell office:value-type="float" office:value="0.444732">
                <text:p>0.4447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8141">
                <text:p>0.318141</text:p>
              </table:table-cell>
              <table:table-cell office:value-type="float" office:value="0.394319">
                <text:p>0.394319</text:p>
              </table:table-cell>
              <table:table-cell office:value-type="float" office:value="0.345072">
                <text:p>0.3450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625">
                <text:p>2.9625</text:p>
              </table:table-cell>
              <table:table-cell office:value-type="float" office:value="0.443251">
                <text:p>0.443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171">
                <text:p>0.317171</text:p>
              </table:table-cell>
              <table:table-cell office:value-type="float" office:value="0.393571">
                <text:p>0.393571</text:p>
              </table:table-cell>
              <table:table-cell office:value-type="float" office:value="0.344415">
                <text:p>0.344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875">
                <text:p>2.9875</text:p>
              </table:table-cell>
              <table:table-cell office:value-type="float" office:value="0.441292">
                <text:p>0.441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5863">
                <text:p>0.315863</text:p>
              </table:table-cell>
              <table:table-cell office:value-type="float" office:value="0.393131">
                <text:p>0.393131</text:p>
              </table:table-cell>
              <table:table-cell office:value-type="float" office:value="0.343802">
                <text:p>0.343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125">
                <text:p>3.0125</text:p>
              </table:table-cell>
              <table:table-cell office:value-type="float" office:value="0.439059">
                <text:p>0.4390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46">
                <text:p>0.3146</text:p>
              </table:table-cell>
              <table:table-cell office:value-type="float" office:value="0.392671">
                <text:p>0.392671</text:p>
              </table:table-cell>
              <table:table-cell office:value-type="float" office:value="0.34329">
                <text:p>0.343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375">
                <text:p>3.0375</text:p>
              </table:table-cell>
              <table:table-cell office:value-type="float" office:value="0.436924">
                <text:p>0.436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855">
                <text:p>0.313855</text:p>
              </table:table-cell>
              <table:table-cell office:value-type="float" office:value="0.392004">
                <text:p>0.392004</text:p>
              </table:table-cell>
              <table:table-cell office:value-type="float" office:value="0.342973">
                <text:p>0.3429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625">
                <text:p>3.0625</text:p>
              </table:table-cell>
              <table:table-cell office:value-type="float" office:value="0.435185">
                <text:p>0.4351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607">
                <text:p>0.313607</text:p>
              </table:table-cell>
              <table:table-cell office:value-type="float" office:value="0.391101">
                <text:p>0.391101</text:p>
              </table:table-cell>
              <table:table-cell office:value-type="float" office:value="0.342835">
                <text:p>0.342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875">
                <text:p>3.0875</text:p>
              </table:table-cell>
              <table:table-cell office:value-type="float" office:value="0.433558">
                <text:p>0.4335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493">
                <text:p>0.313493</text:p>
              </table:table-cell>
              <table:table-cell office:value-type="float" office:value="0.389835">
                <text:p>0.389835</text:p>
              </table:table-cell>
              <table:table-cell office:value-type="float" office:value="0.342531">
                <text:p>0.3425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125">
                <text:p>3.1125</text:p>
              </table:table-cell>
              <table:table-cell office:value-type="float" office:value="0.431914">
                <text:p>0.4319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45">
                <text:p>0.31345</text:p>
              </table:table-cell>
              <table:table-cell office:value-type="float" office:value="0.388332">
                <text:p>0.388332</text:p>
              </table:table-cell>
              <table:table-cell office:value-type="float" office:value="0.342061">
                <text:p>0.3420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375">
                <text:p>3.1375</text:p>
              </table:table-cell>
              <table:table-cell office:value-type="float" office:value="0.430244">
                <text:p>0.430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53">
                <text:p>0.31353</text:p>
              </table:table-cell>
              <table:table-cell office:value-type="float" office:value="0.387075">
                <text:p>0.387075</text:p>
              </table:table-cell>
              <table:table-cell office:value-type="float" office:value="0.341588">
                <text:p>0.3415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25">
                <text:p>3.1625</text:p>
              </table:table-cell>
              <table:table-cell office:value-type="float" office:value="0.428742">
                <text:p>0.42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328">
                <text:p>0.313328</text:p>
              </table:table-cell>
              <table:table-cell office:value-type="float" office:value="0.386139">
                <text:p>0.386139</text:p>
              </table:table-cell>
              <table:table-cell office:value-type="float" office:value="0.34084">
                <text:p>0.34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875">
                <text:p>3.1875</text:p>
              </table:table-cell>
              <table:table-cell office:value-type="float" office:value="0.427512">
                <text:p>0.427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2716">
                <text:p>0.312716</text:p>
              </table:table-cell>
              <table:table-cell office:value-type="float" office:value="0.385355">
                <text:p>0.385355</text:p>
              </table:table-cell>
              <table:table-cell office:value-type="float" office:value="0.339671">
                <text:p>0.3396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25">
                <text:p>3.2125</text:p>
              </table:table-cell>
              <table:table-cell office:value-type="float" office:value="0.42661">
                <text:p>0.42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225">
                <text:p>0.31225</text:p>
              </table:table-cell>
              <table:table-cell office:value-type="float" office:value="0.384842">
                <text:p>0.384842</text:p>
              </table:table-cell>
              <table:table-cell office:value-type="float" office:value="0.338471">
                <text:p>0.3384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75">
                <text:p>3.2375</text:p>
              </table:table-cell>
              <table:table-cell office:value-type="float" office:value="0.426101">
                <text:p>0.426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2065">
                <text:p>0.312065</text:p>
              </table:table-cell>
              <table:table-cell office:value-type="float" office:value="0.384569">
                <text:p>0.384569</text:p>
              </table:table-cell>
              <table:table-cell office:value-type="float" office:value="0.337371">
                <text:p>0.3373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625">
                <text:p>3.2625</text:p>
              </table:table-cell>
              <table:table-cell office:value-type="float" office:value="0.425722">
                <text:p>0.425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562">
                <text:p>0.311562</text:p>
              </table:table-cell>
              <table:table-cell office:value-type="float" office:value="0.384183">
                <text:p>0.384183</text:p>
              </table:table-cell>
              <table:table-cell office:value-type="float" office:value="0.336234">
                <text:p>0.3362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875">
                <text:p>3.2875</text:p>
              </table:table-cell>
              <table:table-cell office:value-type="float" office:value="0.425462">
                <text:p>0.425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572">
                <text:p>0.310572</text:p>
              </table:table-cell>
              <table:table-cell office:value-type="float" office:value="0.38364">
                <text:p>0.38364</text:p>
              </table:table-cell>
              <table:table-cell office:value-type="float" office:value="0.33516">
                <text:p>0.335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125">
                <text:p>3.3125</text:p>
              </table:table-cell>
              <table:table-cell office:value-type="float" office:value="0.425266">
                <text:p>0.425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615">
                <text:p>0.309615</text:p>
              </table:table-cell>
              <table:table-cell office:value-type="float" office:value="0.383093">
                <text:p>0.383093</text:p>
              </table:table-cell>
              <table:table-cell office:value-type="float" office:value="0.334307">
                <text:p>0.334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375">
                <text:p>3.3375</text:p>
              </table:table-cell>
              <table:table-cell office:value-type="float" office:value="0.425002">
                <text:p>0.425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938">
                <text:p>0.308938</text:p>
              </table:table-cell>
              <table:table-cell office:value-type="float" office:value="0.382661">
                <text:p>0.382661</text:p>
              </table:table-cell>
              <table:table-cell office:value-type="float" office:value="0.333598">
                <text:p>0.3335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625">
                <text:p>3.3625</text:p>
              </table:table-cell>
              <table:table-cell office:value-type="float" office:value="0.424701">
                <text:p>0.4247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648">
                <text:p>0.308648</text:p>
              </table:table-cell>
              <table:table-cell office:value-type="float" office:value="0.382206">
                <text:p>0.382206</text:p>
              </table:table-cell>
              <table:table-cell office:value-type="float" office:value="0.332718">
                <text:p>0.332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875">
                <text:p>3.3875</text:p>
              </table:table-cell>
              <table:table-cell office:value-type="float" office:value="0.42438">
                <text:p>0.42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861">
                <text:p>0.308861</text:p>
              </table:table-cell>
              <table:table-cell office:value-type="float" office:value="0.381622">
                <text:p>0.381622</text:p>
              </table:table-cell>
              <table:table-cell office:value-type="float" office:value="0.331662">
                <text:p>0.3316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125">
                <text:p>3.4125</text:p>
              </table:table-cell>
              <table:table-cell office:value-type="float" office:value="0.423975">
                <text:p>0.423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557">
                <text:p>0.309557</text:p>
              </table:table-cell>
              <table:table-cell office:value-type="float" office:value="0.381063">
                <text:p>0.381063</text:p>
              </table:table-cell>
              <table:table-cell office:value-type="float" office:value="0.330823">
                <text:p>0.3308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375">
                <text:p>3.4375</text:p>
              </table:table-cell>
              <table:table-cell office:value-type="float" office:value="0.423526">
                <text:p>0.4235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44">
                <text:p>0.31044</text:p>
              </table:table-cell>
              <table:table-cell office:value-type="float" office:value="0.380451">
                <text:p>0.380451</text:p>
              </table:table-cell>
              <table:table-cell office:value-type="float" office:value="0.330011">
                <text:p>0.330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625">
                <text:p>3.4625</text:p>
              </table:table-cell>
              <table:table-cell office:value-type="float" office:value="0.422943">
                <text:p>0.4229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336">
                <text:p>0.311336</text:p>
              </table:table-cell>
              <table:table-cell office:value-type="float" office:value="0.379803">
                <text:p>0.379803</text:p>
              </table:table-cell>
              <table:table-cell office:value-type="float" office:value="0.329054">
                <text:p>0.329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875">
                <text:p>3.4875</text:p>
              </table:table-cell>
              <table:table-cell office:value-type="float" office:value="0.422068">
                <text:p>0.4220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2161">
                <text:p>0.312161</text:p>
              </table:table-cell>
              <table:table-cell office:value-type="float" office:value="0.379673">
                <text:p>0.379673</text:p>
              </table:table-cell>
              <table:table-cell office:value-type="float" office:value="0.328086">
                <text:p>0.3280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125">
                <text:p>3.5125</text:p>
              </table:table-cell>
              <table:table-cell office:value-type="float" office:value="0.421205">
                <text:p>0.421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2654">
                <text:p>0.312654</text:p>
              </table:table-cell>
              <table:table-cell office:value-type="float" office:value="0.380021">
                <text:p>0.380021</text:p>
              </table:table-cell>
              <table:table-cell office:value-type="float" office:value="0.327195">
                <text:p>0.3271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375">
                <text:p>3.5375</text:p>
              </table:table-cell>
              <table:table-cell office:value-type="float" office:value="0.420832">
                <text:p>0.4208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237">
                <text:p>0.31237</text:p>
              </table:table-cell>
              <table:table-cell office:value-type="float" office:value="0.380349">
                <text:p>0.380349</text:p>
              </table:table-cell>
              <table:table-cell office:value-type="float" office:value="0.3263">
                <text:p>0.3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625">
                <text:p>3.5625</text:p>
              </table:table-cell>
              <table:table-cell office:value-type="float" office:value="0.420857">
                <text:p>0.4208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268">
                <text:p>0.311268</text:p>
              </table:table-cell>
              <table:table-cell office:value-type="float" office:value="0.380334">
                <text:p>0.380334</text:p>
              </table:table-cell>
              <table:table-cell office:value-type="float" office:value="0.325276">
                <text:p>0.3252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875">
                <text:p>3.5875</text:p>
              </table:table-cell>
              <table:table-cell office:value-type="float" office:value="0.420818">
                <text:p>0.4208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07">
                <text:p>0.31007</text:p>
              </table:table-cell>
              <table:table-cell office:value-type="float" office:value="0.380144">
                <text:p>0.380144</text:p>
              </table:table-cell>
              <table:table-cell office:value-type="float" office:value="0.324246">
                <text:p>0.3242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25">
                <text:p>3.6125</text:p>
              </table:table-cell>
              <table:table-cell office:value-type="float" office:value="0.420695">
                <text:p>0.4206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291">
                <text:p>0.309291</text:p>
              </table:table-cell>
              <table:table-cell office:value-type="float" office:value="0.379687">
                <text:p>0.379687</text:p>
              </table:table-cell>
              <table:table-cell office:value-type="float" office:value="0.323544">
                <text:p>0.323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375">
                <text:p>3.6375</text:p>
              </table:table-cell>
              <table:table-cell office:value-type="float" office:value="0.420424">
                <text:p>0.420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593">
                <text:p>0.308593</text:p>
              </table:table-cell>
              <table:table-cell office:value-type="float" office:value="0.379085">
                <text:p>0.379085</text:p>
              </table:table-cell>
              <table:table-cell office:value-type="float" office:value="0.323224">
                <text:p>0.3232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625">
                <text:p>3.6625</text:p>
              </table:table-cell>
              <table:table-cell office:value-type="float" office:value="0.419804">
                <text:p>0.4198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7881">
                <text:p>0.307881</text:p>
              </table:table-cell>
              <table:table-cell office:value-type="float" office:value="0.378587">
                <text:p>0.378587</text:p>
              </table:table-cell>
              <table:table-cell office:value-type="float" office:value="0.32284">
                <text:p>0.32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875">
                <text:p>3.6875</text:p>
              </table:table-cell>
              <table:table-cell office:value-type="float" office:value="0.419169">
                <text:p>0.419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7214">
                <text:p>0.307214</text:p>
              </table:table-cell>
              <table:table-cell office:value-type="float" office:value="0.37842">
                <text:p>0.37842</text:p>
              </table:table-cell>
              <table:table-cell office:value-type="float" office:value="0.322329">
                <text:p>0.3223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125">
                <text:p>3.7125</text:p>
              </table:table-cell>
              <table:table-cell office:value-type="float" office:value="0.418553">
                <text:p>0.418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6734">
                <text:p>0.306734</text:p>
              </table:table-cell>
              <table:table-cell office:value-type="float" office:value="0.378559">
                <text:p>0.378559</text:p>
              </table:table-cell>
              <table:table-cell office:value-type="float" office:value="0.322099">
                <text:p>0.3220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375">
                <text:p>3.7375</text:p>
              </table:table-cell>
              <table:table-cell office:value-type="float" office:value="0.417586">
                <text:p>0.417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6582">
                <text:p>0.306582</text:p>
              </table:table-cell>
              <table:table-cell office:value-type="float" office:value="0.378723">
                <text:p>0.378723</text:p>
              </table:table-cell>
              <table:table-cell office:value-type="float" office:value="0.322027">
                <text:p>0.3220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625">
                <text:p>3.7625</text:p>
              </table:table-cell>
              <table:table-cell office:value-type="float" office:value="0.416263">
                <text:p>0.416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6712">
                <text:p>0.306712</text:p>
              </table:table-cell>
              <table:table-cell office:value-type="float" office:value="0.378737">
                <text:p>0.378737</text:p>
              </table:table-cell>
              <table:table-cell office:value-type="float" office:value="0.321957">
                <text:p>0.3219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875">
                <text:p>3.7875</text:p>
              </table:table-cell>
              <table:table-cell office:value-type="float" office:value="0.414878">
                <text:p>0.4148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7252">
                <text:p>0.307252</text:p>
              </table:table-cell>
              <table:table-cell office:value-type="float" office:value="0.378491">
                <text:p>0.378491</text:p>
              </table:table-cell>
              <table:table-cell office:value-type="float" office:value="0.321987">
                <text:p>0.3219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125">
                <text:p>3.8125</text:p>
              </table:table-cell>
              <table:table-cell office:value-type="float" office:value="0.41375">
                <text:p>0.41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036">
                <text:p>0.308036</text:p>
              </table:table-cell>
              <table:table-cell office:value-type="float" office:value="0.378059">
                <text:p>0.378059</text:p>
              </table:table-cell>
              <table:table-cell office:value-type="float" office:value="0.321832">
                <text:p>0.3218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375">
                <text:p>3.8375</text:p>
              </table:table-cell>
              <table:table-cell office:value-type="float" office:value="0.412853">
                <text:p>0.412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69">
                <text:p>0.30869</text:p>
              </table:table-cell>
              <table:table-cell office:value-type="float" office:value="0.377644">
                <text:p>0.377644</text:p>
              </table:table-cell>
              <table:table-cell office:value-type="float" office:value="0.321228">
                <text:p>0.3212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625">
                <text:p>3.8625</text:p>
              </table:table-cell>
              <table:table-cell office:value-type="float" office:value="0.41192">
                <text:p>0.41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187">
                <text:p>0.309187</text:p>
              </table:table-cell>
              <table:table-cell office:value-type="float" office:value="0.3772">
                <text:p>0.3772</text:p>
              </table:table-cell>
              <table:table-cell office:value-type="float" office:value="0.320229">
                <text:p>0.3202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875">
                <text:p>3.8875</text:p>
              </table:table-cell>
              <table:table-cell office:value-type="float" office:value="0.41087">
                <text:p>0.41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798">
                <text:p>0.309798</text:p>
              </table:table-cell>
              <table:table-cell office:value-type="float" office:value="0.376754">
                <text:p>0.376754</text:p>
              </table:table-cell>
              <table:table-cell office:value-type="float" office:value="0.319227">
                <text:p>0.319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125">
                <text:p>3.9125</text:p>
              </table:table-cell>
              <table:table-cell office:value-type="float" office:value="0.409815">
                <text:p>0.409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356">
                <text:p>0.310356</text:p>
              </table:table-cell>
              <table:table-cell office:value-type="float" office:value="0.376422">
                <text:p>0.376422</text:p>
              </table:table-cell>
              <table:table-cell office:value-type="float" office:value="0.318376">
                <text:p>0.3183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375">
                <text:p>3.9375</text:p>
              </table:table-cell>
              <table:table-cell office:value-type="float" office:value="0.408947">
                <text:p>0.408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488">
                <text:p>0.310488</text:p>
              </table:table-cell>
              <table:table-cell office:value-type="float" office:value="0.376059">
                <text:p>0.376059</text:p>
              </table:table-cell>
              <table:table-cell office:value-type="float" office:value="0.317623">
                <text:p>0.3176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625">
                <text:p>3.9625</text:p>
              </table:table-cell>
              <table:table-cell office:value-type="float" office:value="0.408208">
                <text:p>0.408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306">
                <text:p>0.310306</text:p>
              </table:table-cell>
              <table:table-cell office:value-type="float" office:value="0.375574">
                <text:p>0.375574</text:p>
              </table:table-cell>
              <table:table-cell office:value-type="float" office:value="0.316872">
                <text:p>0.316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75">
                <text:p>3.9875</text:p>
              </table:table-cell>
              <table:table-cell office:value-type="float" office:value="0.407534">
                <text:p>0.407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0056">
                <text:p>0.310056</text:p>
              </table:table-cell>
              <table:table-cell office:value-type="float" office:value="0.374896">
                <text:p>0.374896</text:p>
              </table:table-cell>
              <table:table-cell office:value-type="float" office:value="0.316377">
                <text:p>0.3163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125">
                <text:p>4.0125</text:p>
              </table:table-cell>
              <table:table-cell office:value-type="float" office:value="0.406832">
                <text:p>0.4068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676">
                <text:p>0.309676</text:p>
              </table:table-cell>
              <table:table-cell office:value-type="float" office:value="0.37393">
                <text:p>0.37393</text:p>
              </table:table-cell>
              <table:table-cell office:value-type="float" office:value="0.316095">
                <text:p>0.3160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375">
                <text:p>4.0375</text:p>
              </table:table-cell>
              <table:table-cell office:value-type="float" office:value="0.405943">
                <text:p>0.4059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104">
                <text:p>0.309104</text:p>
              </table:table-cell>
              <table:table-cell office:value-type="float" office:value="0.372758">
                <text:p>0.372758</text:p>
              </table:table-cell>
              <table:table-cell office:value-type="float" office:value="0.315826">
                <text:p>0.315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625">
                <text:p>4.0625</text:p>
              </table:table-cell>
              <table:table-cell office:value-type="float" office:value="0.404834">
                <text:p>0.4048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8302">
                <text:p>0.308302</text:p>
              </table:table-cell>
              <table:table-cell office:value-type="float" office:value="0.371623">
                <text:p>0.371623</text:p>
              </table:table-cell>
              <table:table-cell office:value-type="float" office:value="0.315712">
                <text:p>0.3157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875">
                <text:p>4.0875</text:p>
              </table:table-cell>
              <table:table-cell office:value-type="float" office:value="0.403719">
                <text:p>0.403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7323">
                <text:p>0.307323</text:p>
              </table:table-cell>
              <table:table-cell office:value-type="float" office:value="0.370741">
                <text:p>0.370741</text:p>
              </table:table-cell>
              <table:table-cell office:value-type="float" office:value="0.315851">
                <text:p>0.315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125">
                <text:p>4.1125</text:p>
              </table:table-cell>
              <table:table-cell office:value-type="float" office:value="0.402704">
                <text:p>0.4027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6375">
                <text:p>0.306375</text:p>
              </table:table-cell>
              <table:table-cell office:value-type="float" office:value="0.37009">
                <text:p>0.37009</text:p>
              </table:table-cell>
              <table:table-cell office:value-type="float" office:value="0.316006">
                <text:p>0.3160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375">
                <text:p>4.1375</text:p>
              </table:table-cell>
              <table:table-cell office:value-type="float" office:value="0.401592">
                <text:p>0.4015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5698">
                <text:p>0.305698</text:p>
              </table:table-cell>
              <table:table-cell office:value-type="float" office:value="0.369594">
                <text:p>0.369594</text:p>
              </table:table-cell>
              <table:table-cell office:value-type="float" office:value="0.316005">
                <text:p>0.316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25">
                <text:p>4.1625</text:p>
              </table:table-cell>
              <table:table-cell office:value-type="float" office:value="0.400438">
                <text:p>0.400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5446">
                <text:p>0.305446</text:p>
              </table:table-cell>
              <table:table-cell office:value-type="float" office:value="0.369133">
                <text:p>0.369133</text:p>
              </table:table-cell>
              <table:table-cell office:value-type="float" office:value="0.315856">
                <text:p>0.3158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875">
                <text:p>4.1875</text:p>
              </table:table-cell>
              <table:table-cell office:value-type="float" office:value="0.399333">
                <text:p>0.399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555">
                <text:p>0.30555</text:p>
              </table:table-cell>
              <table:table-cell office:value-type="float" office:value="0.368684">
                <text:p>0.368684</text:p>
              </table:table-cell>
              <table:table-cell office:value-type="float" office:value="0.31563">
                <text:p>0.315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125">
                <text:p>4.2125</text:p>
              </table:table-cell>
              <table:table-cell office:value-type="float" office:value="0.398493">
                <text:p>0.398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546">
                <text:p>0.30546</text:p>
              </table:table-cell>
              <table:table-cell office:value-type="float" office:value="0.368215">
                <text:p>0.368215</text:p>
              </table:table-cell>
              <table:table-cell office:value-type="float" office:value="0.315481">
                <text:p>0.3154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375">
                <text:p>4.2375</text:p>
              </table:table-cell>
              <table:table-cell office:value-type="float" office:value="0.398075">
                <text:p>0.398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492">
                <text:p>0.30492</text:p>
              </table:table-cell>
              <table:table-cell office:value-type="float" office:value="0.367692">
                <text:p>0.367692</text:p>
              </table:table-cell>
              <table:table-cell office:value-type="float" office:value="0.315019">
                <text:p>0.315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625">
                <text:p>4.2625</text:p>
              </table:table-cell>
              <table:table-cell office:value-type="float" office:value="0.39776">
                <text:p>0.397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4236">
                <text:p>0.304236</text:p>
              </table:table-cell>
              <table:table-cell office:value-type="float" office:value="0.367251">
                <text:p>0.367251</text:p>
              </table:table-cell>
              <table:table-cell office:value-type="float" office:value="0.314013">
                <text:p>0.3140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875">
                <text:p>4.2875</text:p>
              </table:table-cell>
              <table:table-cell office:value-type="float" office:value="0.39733">
                <text:p>0.397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537">
                <text:p>0.303537</text:p>
              </table:table-cell>
              <table:table-cell office:value-type="float" office:value="0.366727">
                <text:p>0.366727</text:p>
              </table:table-cell>
              <table:table-cell office:value-type="float" office:value="0.312791">
                <text:p>0.3127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125">
                <text:p>4.3125</text:p>
              </table:table-cell>
              <table:table-cell office:value-type="float" office:value="0.39686">
                <text:p>0.39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847">
                <text:p>0.302847</text:p>
              </table:table-cell>
              <table:table-cell office:value-type="float" office:value="0.366013">
                <text:p>0.366013</text:p>
              </table:table-cell>
              <table:table-cell office:value-type="float" office:value="0.311287">
                <text:p>0.311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375">
                <text:p>4.3375</text:p>
              </table:table-cell>
              <table:table-cell office:value-type="float" office:value="0.396346">
                <text:p>0.3963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331">
                <text:p>0.302331</text:p>
              </table:table-cell>
              <table:table-cell office:value-type="float" office:value="0.365103">
                <text:p>0.365103</text:p>
              </table:table-cell>
              <table:table-cell office:value-type="float" office:value="0.309622">
                <text:p>0.309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625">
                <text:p>4.3625</text:p>
              </table:table-cell>
              <table:table-cell office:value-type="float" office:value="0.39565">
                <text:p>0.395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042">
                <text:p>0.302042</text:p>
              </table:table-cell>
              <table:table-cell office:value-type="float" office:value="0.363929">
                <text:p>0.363929</text:p>
              </table:table-cell>
              <table:table-cell office:value-type="float" office:value="0.308458">
                <text:p>0.3084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3875">
                <text:p>4.3875</text:p>
              </table:table-cell>
              <table:table-cell office:value-type="float" office:value="0.394815">
                <text:p>0.394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813">
                <text:p>0.301813</text:p>
              </table:table-cell>
              <table:table-cell office:value-type="float" office:value="0.362589">
                <text:p>0.362589</text:p>
              </table:table-cell>
              <table:table-cell office:value-type="float" office:value="0.307899">
                <text:p>0.3078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125">
                <text:p>4.4125</text:p>
              </table:table-cell>
              <table:table-cell office:value-type="float" office:value="0.394189">
                <text:p>0.394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536">
                <text:p>0.301536</text:p>
              </table:table-cell>
              <table:table-cell office:value-type="float" office:value="0.361254">
                <text:p>0.361254</text:p>
              </table:table-cell>
              <table:table-cell office:value-type="float" office:value="0.307549">
                <text:p>0.3075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375">
                <text:p>4.4375</text:p>
              </table:table-cell>
              <table:table-cell office:value-type="float" office:value="0.393799">
                <text:p>0.3937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375">
                <text:p>0.301375</text:p>
              </table:table-cell>
              <table:table-cell office:value-type="float" office:value="0.360048">
                <text:p>0.360048</text:p>
              </table:table-cell>
              <table:table-cell office:value-type="float" office:value="0.307061">
                <text:p>0.3070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625">
                <text:p>4.4625</text:p>
              </table:table-cell>
              <table:table-cell office:value-type="float" office:value="0.393573">
                <text:p>0.3935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456">
                <text:p>0.301456</text:p>
              </table:table-cell>
              <table:table-cell office:value-type="float" office:value="0.359071">
                <text:p>0.359071</text:p>
              </table:table-cell>
              <table:table-cell office:value-type="float" office:value="0.306614">
                <text:p>0.3066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875">
                <text:p>4.4875</text:p>
              </table:table-cell>
              <table:table-cell office:value-type="float" office:value="0.393639">
                <text:p>0.393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755">
                <text:p>0.301755</text:p>
              </table:table-cell>
              <table:table-cell office:value-type="float" office:value="0.358359">
                <text:p>0.358359</text:p>
              </table:table-cell>
              <table:table-cell office:value-type="float" office:value="0.306397">
                <text:p>0.3063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125">
                <text:p>4.5125</text:p>
              </table:table-cell>
              <table:table-cell office:value-type="float" office:value="0.393925">
                <text:p>0.393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18">
                <text:p>0.30218</text:p>
              </table:table-cell>
              <table:table-cell office:value-type="float" office:value="0.35794">
                <text:p>0.35794</text:p>
              </table:table-cell>
              <table:table-cell office:value-type="float" office:value="0.306208">
                <text:p>0.306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375">
                <text:p>4.5375</text:p>
              </table:table-cell>
              <table:table-cell office:value-type="float" office:value="0.394332">
                <text:p>0.394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713">
                <text:p>0.302713</text:p>
              </table:table-cell>
              <table:table-cell office:value-type="float" office:value="0.357649">
                <text:p>0.357649</text:p>
              </table:table-cell>
              <table:table-cell office:value-type="float" office:value="0.305967">
                <text:p>0.3059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625">
                <text:p>4.5625</text:p>
              </table:table-cell>
              <table:table-cell office:value-type="float" office:value="0.394832">
                <text:p>0.3948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221">
                <text:p>0.303221</text:p>
              </table:table-cell>
              <table:table-cell office:value-type="float" office:value="0.357363">
                <text:p>0.357363</text:p>
              </table:table-cell>
              <table:table-cell office:value-type="float" office:value="0.305598">
                <text:p>0.305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875">
                <text:p>4.5875</text:p>
              </table:table-cell>
              <table:table-cell office:value-type="float" office:value="0.39526">
                <text:p>0.395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483">
                <text:p>0.303483</text:p>
              </table:table-cell>
              <table:table-cell office:value-type="float" office:value="0.357079">
                <text:p>0.357079</text:p>
              </table:table-cell>
              <table:table-cell office:value-type="float" office:value="0.305254">
                <text:p>0.3052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125">
                <text:p>4.6125</text:p>
              </table:table-cell>
              <table:table-cell office:value-type="float" office:value="0.395449">
                <text:p>0.395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421">
                <text:p>0.303421</text:p>
              </table:table-cell>
              <table:table-cell office:value-type="float" office:value="0.356758">
                <text:p>0.356758</text:p>
              </table:table-cell>
              <table:table-cell office:value-type="float" office:value="0.305007">
                <text:p>0.3050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375">
                <text:p>4.6375</text:p>
              </table:table-cell>
              <table:table-cell office:value-type="float" office:value="0.395338">
                <text:p>0.395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31">
                <text:p>0.3031</text:p>
              </table:table-cell>
              <table:table-cell office:value-type="float" office:value="0.356536">
                <text:p>0.356536</text:p>
              </table:table-cell>
              <table:table-cell office:value-type="float" office:value="0.30466">
                <text:p>0.304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625">
                <text:p>4.6625</text:p>
              </table:table-cell>
              <table:table-cell office:value-type="float" office:value="0.395134">
                <text:p>0.395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743">
                <text:p>0.302743</text:p>
              </table:table-cell>
              <table:table-cell office:value-type="float" office:value="0.356603">
                <text:p>0.356603</text:p>
              </table:table-cell>
              <table:table-cell office:value-type="float" office:value="0.304119">
                <text:p>0.3041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875">
                <text:p>4.6875</text:p>
              </table:table-cell>
              <table:table-cell office:value-type="float" office:value="0.395175">
                <text:p>0.395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515">
                <text:p>0.302515</text:p>
              </table:table-cell>
              <table:table-cell office:value-type="float" office:value="0.356911">
                <text:p>0.356911</text:p>
              </table:table-cell>
              <table:table-cell office:value-type="float" office:value="0.303659">
                <text:p>0.3036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125">
                <text:p>4.7125</text:p>
              </table:table-cell>
              <table:table-cell office:value-type="float" office:value="0.39543">
                <text:p>0.39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341">
                <text:p>0.302341</text:p>
              </table:table-cell>
              <table:table-cell office:value-type="float" office:value="0.35733">
                <text:p>0.35733</text:p>
              </table:table-cell>
              <table:table-cell office:value-type="float" office:value="0.303533">
                <text:p>0.303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375">
                <text:p>4.7375</text:p>
              </table:table-cell>
              <table:table-cell office:value-type="float" office:value="0.395837">
                <text:p>0.395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023">
                <text:p>0.302023</text:p>
              </table:table-cell>
              <table:table-cell office:value-type="float" office:value="0.357579">
                <text:p>0.357579</text:p>
              </table:table-cell>
              <table:table-cell office:value-type="float" office:value="0.303623">
                <text:p>0.3036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625">
                <text:p>4.7625</text:p>
              </table:table-cell>
              <table:table-cell office:value-type="float" office:value="0.396287">
                <text:p>0.396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581">
                <text:p>0.301581</text:p>
              </table:table-cell>
              <table:table-cell office:value-type="float" office:value="0.35747">
                <text:p>0.35747</text:p>
              </table:table-cell>
              <table:table-cell office:value-type="float" office:value="0.303722">
                <text:p>0.3037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875">
                <text:p>4.7875</text:p>
              </table:table-cell>
              <table:table-cell office:value-type="float" office:value="0.39662">
                <text:p>0.39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271">
                <text:p>0.301271</text:p>
              </table:table-cell>
              <table:table-cell office:value-type="float" office:value="0.357267">
                <text:p>0.357267</text:p>
              </table:table-cell>
              <table:table-cell office:value-type="float" office:value="0.303817">
                <text:p>0.3038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125">
                <text:p>4.8125</text:p>
              </table:table-cell>
              <table:table-cell office:value-type="float" office:value="0.396987">
                <text:p>0.3969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071">
                <text:p>0.301071</text:p>
              </table:table-cell>
              <table:table-cell office:value-type="float" office:value="0.357203">
                <text:p>0.357203</text:p>
              </table:table-cell>
              <table:table-cell office:value-type="float" office:value="0.303954">
                <text:p>0.303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375">
                <text:p>4.8375</text:p>
              </table:table-cell>
              <table:table-cell office:value-type="float" office:value="0.397243">
                <text:p>0.397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721">
                <text:p>0.300721</text:p>
              </table:table-cell>
              <table:table-cell office:value-type="float" office:value="0.357031">
                <text:p>0.357031</text:p>
              </table:table-cell>
              <table:table-cell office:value-type="float" office:value="0.304197">
                <text:p>0.3041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625">
                <text:p>4.8625</text:p>
              </table:table-cell>
              <table:table-cell office:value-type="float" office:value="0.397335">
                <text:p>0.397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078">
                <text:p>0.300078</text:p>
              </table:table-cell>
              <table:table-cell office:value-type="float" office:value="0.356553">
                <text:p>0.356553</text:p>
              </table:table-cell>
              <table:table-cell office:value-type="float" office:value="0.304551">
                <text:p>0.3045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8875">
                <text:p>4.8875</text:p>
              </table:table-cell>
              <table:table-cell office:value-type="float" office:value="0.397367">
                <text:p>0.397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405">
                <text:p>0.299405</text:p>
              </table:table-cell>
              <table:table-cell office:value-type="float" office:value="0.355954">
                <text:p>0.355954</text:p>
              </table:table-cell>
              <table:table-cell office:value-type="float" office:value="0.304807">
                <text:p>0.3048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125">
                <text:p>4.9125</text:p>
              </table:table-cell>
              <table:table-cell office:value-type="float" office:value="0.397319">
                <text:p>0.397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915">
                <text:p>0.298915</text:p>
              </table:table-cell>
              <table:table-cell office:value-type="float" office:value="0.355485">
                <text:p>0.355485</text:p>
              </table:table-cell>
              <table:table-cell office:value-type="float" office:value="0.304957">
                <text:p>0.304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375">
                <text:p>4.9375</text:p>
              </table:table-cell>
              <table:table-cell office:value-type="float" office:value="0.397418">
                <text:p>0.397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831">
                <text:p>0.298831</text:p>
              </table:table-cell>
              <table:table-cell office:value-type="float" office:value="0.355159">
                <text:p>0.355159</text:p>
              </table:table-cell>
              <table:table-cell office:value-type="float" office:value="0.305234">
                <text:p>0.305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625">
                <text:p>4.9625</text:p>
              </table:table-cell>
              <table:table-cell office:value-type="float" office:value="0.397666">
                <text:p>0.397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134">
                <text:p>0.299134</text:p>
              </table:table-cell>
              <table:table-cell office:value-type="float" office:value="0.354897">
                <text:p>0.354897</text:p>
              </table:table-cell>
              <table:table-cell office:value-type="float" office:value="0.305526">
                <text:p>0.3055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875">
                <text:p>4.9875</text:p>
              </table:table-cell>
              <table:table-cell office:value-type="float" office:value="0.397819">
                <text:p>0.397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701">
                <text:p>0.299701</text:p>
              </table:table-cell>
              <table:table-cell office:value-type="float" office:value="0.35471">
                <text:p>0.35471</text:p>
              </table:table-cell>
              <table:table-cell office:value-type="float" office:value="0.305466">
                <text:p>0.3054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125">
                <text:p>5.0125</text:p>
              </table:table-cell>
              <table:table-cell office:value-type="float" office:value="0.397876">
                <text:p>0.397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452">
                <text:p>0.300452</text:p>
              </table:table-cell>
              <table:table-cell office:value-type="float" office:value="0.354516">
                <text:p>0.354516</text:p>
              </table:table-cell>
              <table:table-cell office:value-type="float" office:value="0.30508">
                <text:p>0.305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375">
                <text:p>5.0375</text:p>
              </table:table-cell>
              <table:table-cell office:value-type="float" office:value="0.397952">
                <text:p>0.3979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146">
                <text:p>0.301146</text:p>
              </table:table-cell>
              <table:table-cell office:value-type="float" office:value="0.353932">
                <text:p>0.353932</text:p>
              </table:table-cell>
              <table:table-cell office:value-type="float" office:value="0.304741">
                <text:p>0.3047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625">
                <text:p>5.0625</text:p>
              </table:table-cell>
              <table:table-cell office:value-type="float" office:value="0.39824">
                <text:p>0.398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546">
                <text:p>0.301546</text:p>
              </table:table-cell>
              <table:table-cell office:value-type="float" office:value="0.352955">
                <text:p>0.352955</text:p>
              </table:table-cell>
              <table:table-cell office:value-type="float" office:value="0.304646">
                <text:p>0.3046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0875">
                <text:p>5.0875</text:p>
              </table:table-cell>
              <table:table-cell office:value-type="float" office:value="0.398546">
                <text:p>0.398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61">
                <text:p>0.30161</text:p>
              </table:table-cell>
              <table:table-cell office:value-type="float" office:value="0.351939">
                <text:p>0.351939</text:p>
              </table:table-cell>
              <table:table-cell office:value-type="float" office:value="0.30444">
                <text:p>0.304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125">
                <text:p>5.1125</text:p>
              </table:table-cell>
              <table:table-cell office:value-type="float" office:value="0.398672">
                <text:p>0.3986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417">
                <text:p>0.301417</text:p>
              </table:table-cell>
              <table:table-cell office:value-type="float" office:value="0.350914">
                <text:p>0.350914</text:p>
              </table:table-cell>
              <table:table-cell office:value-type="float" office:value="0.303985">
                <text:p>0.3039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375">
                <text:p>5.1375</text:p>
              </table:table-cell>
              <table:table-cell office:value-type="float" office:value="0.398726">
                <text:p>0.398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05">
                <text:p>0.30105</text:p>
              </table:table-cell>
              <table:table-cell office:value-type="float" office:value="0.349881">
                <text:p>0.349881</text:p>
              </table:table-cell>
              <table:table-cell office:value-type="float" office:value="0.303459">
                <text:p>0.3034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625">
                <text:p>5.1625</text:p>
              </table:table-cell>
              <table:table-cell office:value-type="float" office:value="0.398767">
                <text:p>0.3987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607">
                <text:p>0.300607</text:p>
              </table:table-cell>
              <table:table-cell office:value-type="float" office:value="0.349001">
                <text:p>0.349001</text:p>
              </table:table-cell>
              <table:table-cell office:value-type="float" office:value="0.302891">
                <text:p>0.3028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875">
                <text:p>5.1875</text:p>
              </table:table-cell>
              <table:table-cell office:value-type="float" office:value="0.398726">
                <text:p>0.398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176">
                <text:p>0.300176</text:p>
              </table:table-cell>
              <table:table-cell office:value-type="float" office:value="0.348308">
                <text:p>0.348308</text:p>
              </table:table-cell>
              <table:table-cell office:value-type="float" office:value="0.302467">
                <text:p>0.3024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2125">
                <text:p>5.2125</text:p>
              </table:table-cell>
              <table:table-cell office:value-type="float" office:value="0.398591">
                <text:p>0.3985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893">
                <text:p>0.299893</text:p>
              </table:table-cell>
              <table:table-cell office:value-type="float" office:value="0.347843">
                <text:p>0.347843</text:p>
              </table:table-cell>
              <table:table-cell office:value-type="float" office:value="0.302322">
                <text:p>0.302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375">
                <text:p>5.2375</text:p>
              </table:table-cell>
              <table:table-cell office:value-type="float" office:value="0.398372">
                <text:p>0.3983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83">
                <text:p>0.29983</text:p>
              </table:table-cell>
              <table:table-cell office:value-type="float" office:value="0.347608">
                <text:p>0.347608</text:p>
              </table:table-cell>
              <table:table-cell office:value-type="float" office:value="0.302407">
                <text:p>0.3024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625">
                <text:p>5.2625</text:p>
              </table:table-cell>
              <table:table-cell office:value-type="float" office:value="0.398061">
                <text:p>0.3980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776">
                <text:p>0.299776</text:p>
              </table:table-cell>
              <table:table-cell office:value-type="float" office:value="0.347415">
                <text:p>0.347415</text:p>
              </table:table-cell>
              <table:table-cell office:value-type="float" office:value="0.302487">
                <text:p>0.302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875">
                <text:p>5.2875</text:p>
              </table:table-cell>
              <table:table-cell office:value-type="float" office:value="0.397706">
                <text:p>0.3977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714">
                <text:p>0.299714</text:p>
              </table:table-cell>
              <table:table-cell office:value-type="float" office:value="0.34717">
                <text:p>0.34717</text:p>
              </table:table-cell>
              <table:table-cell office:value-type="float" office:value="0.302219">
                <text:p>0.3022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125">
                <text:p>5.3125</text:p>
              </table:table-cell>
              <table:table-cell office:value-type="float" office:value="0.397317">
                <text:p>0.397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875">
                <text:p>0.299875</text:p>
              </table:table-cell>
              <table:table-cell office:value-type="float" office:value="0.347037">
                <text:p>0.347037</text:p>
              </table:table-cell>
              <table:table-cell office:value-type="float" office:value="0.301564">
                <text:p>0.3015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375">
                <text:p>5.3375</text:p>
              </table:table-cell>
              <table:table-cell office:value-type="float" office:value="0.396815">
                <text:p>0.396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134">
                <text:p>0.300134</text:p>
              </table:table-cell>
              <table:table-cell office:value-type="float" office:value="0.347112">
                <text:p>0.347112</text:p>
              </table:table-cell>
              <table:table-cell office:value-type="float" office:value="0.300668">
                <text:p>0.300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3625">
                <text:p>5.3625</text:p>
              </table:table-cell>
              <table:table-cell office:value-type="float" office:value="0.396223">
                <text:p>0.396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096">
                <text:p>0.300096</text:p>
              </table:table-cell>
              <table:table-cell office:value-type="float" office:value="0.347367">
                <text:p>0.347367</text:p>
              </table:table-cell>
              <table:table-cell office:value-type="float" office:value="0.299662">
                <text:p>0.2996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3875">
                <text:p>5.3875</text:p>
              </table:table-cell>
              <table:table-cell office:value-type="float" office:value="0.395691">
                <text:p>0.3956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654">
                <text:p>0.299654</text:p>
              </table:table-cell>
              <table:table-cell office:value-type="float" office:value="0.347771">
                <text:p>0.347771</text:p>
              </table:table-cell>
              <table:table-cell office:value-type="float" office:value="0.298525">
                <text:p>0.298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4125">
                <text:p>5.4125</text:p>
              </table:table-cell>
              <table:table-cell office:value-type="float" office:value="0.395279">
                <text:p>0.3952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143">
                <text:p>0.299143</text:p>
              </table:table-cell>
              <table:table-cell office:value-type="float" office:value="0.348236">
                <text:p>0.348236</text:p>
              </table:table-cell>
              <table:table-cell office:value-type="float" office:value="0.297276">
                <text:p>0.2972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4375">
                <text:p>5.4375</text:p>
              </table:table-cell>
              <table:table-cell office:value-type="float" office:value="0.394969">
                <text:p>0.394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927">
                <text:p>0.298927</text:p>
              </table:table-cell>
              <table:table-cell office:value-type="float" office:value="0.348637">
                <text:p>0.348637</text:p>
              </table:table-cell>
              <table:table-cell office:value-type="float" office:value="0.296009">
                <text:p>0.296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625">
                <text:p>5.4625</text:p>
              </table:table-cell>
              <table:table-cell office:value-type="float" office:value="0.394724">
                <text:p>0.394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031">
                <text:p>0.299031</text:p>
              </table:table-cell>
              <table:table-cell office:value-type="float" office:value="0.348939">
                <text:p>0.348939</text:p>
              </table:table-cell>
              <table:table-cell office:value-type="float" office:value="0.294659">
                <text:p>0.2946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875">
                <text:p>5.4875</text:p>
              </table:table-cell>
              <table:table-cell office:value-type="float" office:value="0.394571">
                <text:p>0.3945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9095">
                <text:p>0.299095</text:p>
              </table:table-cell>
              <table:table-cell office:value-type="float" office:value="0.349117">
                <text:p>0.349117</text:p>
              </table:table-cell>
              <table:table-cell office:value-type="float" office:value="0.293377">
                <text:p>0.2933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5125">
                <text:p>5.5125</text:p>
              </table:table-cell>
              <table:table-cell office:value-type="float" office:value="0.394422">
                <text:p>0.394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712">
                <text:p>0.298712</text:p>
              </table:table-cell>
              <table:table-cell office:value-type="float" office:value="0.349184">
                <text:p>0.349184</text:p>
              </table:table-cell>
              <table:table-cell office:value-type="float" office:value="0.292196">
                <text:p>0.292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375">
                <text:p>5.5375</text:p>
              </table:table-cell>
              <table:table-cell office:value-type="float" office:value="0.394169">
                <text:p>0.394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796">
                <text:p>0.29796</text:p>
              </table:table-cell>
              <table:table-cell office:value-type="float" office:value="0.349155">
                <text:p>0.349155</text:p>
              </table:table-cell>
              <table:table-cell office:value-type="float" office:value="0.291051">
                <text:p>0.2910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5625">
                <text:p>5.5625</text:p>
              </table:table-cell>
              <table:table-cell office:value-type="float" office:value="0.393853">
                <text:p>0.393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7004">
                <text:p>0.297004</text:p>
              </table:table-cell>
              <table:table-cell office:value-type="float" office:value="0.349106">
                <text:p>0.349106</text:p>
              </table:table-cell>
              <table:table-cell office:value-type="float" office:value="0.290107">
                <text:p>0.2901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5875">
                <text:p>5.5875</text:p>
              </table:table-cell>
              <table:table-cell office:value-type="float" office:value="0.393578">
                <text:p>0.393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5962">
                <text:p>0.295962</text:p>
              </table:table-cell>
              <table:table-cell office:value-type="float" office:value="0.349013">
                <text:p>0.349013</text:p>
              </table:table-cell>
              <table:table-cell office:value-type="float" office:value="0.289338">
                <text:p>0.2893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125">
                <text:p>5.6125</text:p>
              </table:table-cell>
              <table:table-cell office:value-type="float" office:value="0.393303">
                <text:p>0.393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912">
                <text:p>0.294912</text:p>
              </table:table-cell>
              <table:table-cell office:value-type="float" office:value="0.348849">
                <text:p>0.348849</text:p>
              </table:table-cell>
              <table:table-cell office:value-type="float" office:value="0.288696">
                <text:p>0.288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375">
                <text:p>5.6375</text:p>
              </table:table-cell>
              <table:table-cell office:value-type="float" office:value="0.393008">
                <text:p>0.3930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759">
                <text:p>0.293759</text:p>
              </table:table-cell>
              <table:table-cell office:value-type="float" office:value="0.348597">
                <text:p>0.348597</text:p>
              </table:table-cell>
              <table:table-cell office:value-type="float" office:value="0.288245">
                <text:p>0.288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625">
                <text:p>5.6625</text:p>
              </table:table-cell>
              <table:table-cell office:value-type="float" office:value="0.392724">
                <text:p>0.3927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491">
                <text:p>0.292491</text:p>
              </table:table-cell>
              <table:table-cell office:value-type="float" office:value="0.348144">
                <text:p>0.348144</text:p>
              </table:table-cell>
              <table:table-cell office:value-type="float" office:value="0.287942">
                <text:p>0.2879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6875">
                <text:p>5.6875</text:p>
              </table:table-cell>
              <table:table-cell office:value-type="float" office:value="0.392574">
                <text:p>0.392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1171">
                <text:p>0.291171</text:p>
              </table:table-cell>
              <table:table-cell office:value-type="float" office:value="0.347685">
                <text:p>0.347685</text:p>
              </table:table-cell>
              <table:table-cell office:value-type="float" office:value="0.287795">
                <text:p>0.2877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7125">
                <text:p>5.7125</text:p>
              </table:table-cell>
              <table:table-cell office:value-type="float" office:value="0.392468">
                <text:p>0.392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926">
                <text:p>0.289926</text:p>
              </table:table-cell>
              <table:table-cell office:value-type="float" office:value="0.347357">
                <text:p>0.347357</text:p>
              </table:table-cell>
              <table:table-cell office:value-type="float" office:value="0.28797">
                <text:p>0.287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7375">
                <text:p>5.7375</text:p>
              </table:table-cell>
              <table:table-cell office:value-type="float" office:value="0.392176">
                <text:p>0.392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882">
                <text:p>0.288882</text:p>
              </table:table-cell>
              <table:table-cell office:value-type="float" office:value="0.347179">
                <text:p>0.347179</text:p>
              </table:table-cell>
              <table:table-cell office:value-type="float" office:value="0.28847">
                <text:p>0.288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625">
                <text:p>5.7625</text:p>
              </table:table-cell>
              <table:table-cell office:value-type="float" office:value="0.391684">
                <text:p>0.3916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08">
                <text:p>0.28808</text:p>
              </table:table-cell>
              <table:table-cell office:value-type="float" office:value="0.347204">
                <text:p>0.347204</text:p>
              </table:table-cell>
              <table:table-cell office:value-type="float" office:value="0.289097">
                <text:p>0.2890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875">
                <text:p>5.7875</text:p>
              </table:table-cell>
              <table:table-cell office:value-type="float" office:value="0.391138">
                <text:p>0.391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603">
                <text:p>0.287603</text:p>
              </table:table-cell>
              <table:table-cell office:value-type="float" office:value="0.347458">
                <text:p>0.347458</text:p>
              </table:table-cell>
              <table:table-cell office:value-type="float" office:value="0.289645">
                <text:p>0.2896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8125">
                <text:p>5.8125</text:p>
              </table:table-cell>
              <table:table-cell office:value-type="float" office:value="0.390606">
                <text:p>0.390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47">
                <text:p>0.28747</text:p>
              </table:table-cell>
              <table:table-cell office:value-type="float" office:value="0.347785">
                <text:p>0.347785</text:p>
              </table:table-cell>
              <table:table-cell office:value-type="float" office:value="0.290036">
                <text:p>0.290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8375">
                <text:p>5.8375</text:p>
              </table:table-cell>
              <table:table-cell office:value-type="float" office:value="0.390131">
                <text:p>0.390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601">
                <text:p>0.287601</text:p>
              </table:table-cell>
              <table:table-cell office:value-type="float" office:value="0.348037">
                <text:p>0.348037</text:p>
              </table:table-cell>
              <table:table-cell office:value-type="float" office:value="0.290145">
                <text:p>0.2901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8625">
                <text:p>5.8625</text:p>
              </table:table-cell>
              <table:table-cell office:value-type="float" office:value="0.389664">
                <text:p>0.389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846">
                <text:p>0.287846</text:p>
              </table:table-cell>
              <table:table-cell office:value-type="float" office:value="0.348139">
                <text:p>0.348139</text:p>
              </table:table-cell>
              <table:table-cell office:value-type="float" office:value="0.290053">
                <text:p>0.290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8875">
                <text:p>5.8875</text:p>
              </table:table-cell>
              <table:table-cell office:value-type="float" office:value="0.389101">
                <text:p>0.389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118">
                <text:p>0.288118</text:p>
              </table:table-cell>
              <table:table-cell office:value-type="float" office:value="0.348074">
                <text:p>0.348074</text:p>
              </table:table-cell>
              <table:table-cell office:value-type="float" office:value="0.289849">
                <text:p>0.2898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9125">
                <text:p>5.9125</text:p>
              </table:table-cell>
              <table:table-cell office:value-type="float" office:value="0.388397">
                <text:p>0.388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399">
                <text:p>0.288399</text:p>
              </table:table-cell>
              <table:table-cell office:value-type="float" office:value="0.347903">
                <text:p>0.347903</text:p>
              </table:table-cell>
              <table:table-cell office:value-type="float" office:value="0.289569">
                <text:p>0.289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75">
                <text:p>5.9375</text:p>
              </table:table-cell>
              <table:table-cell office:value-type="float" office:value="0.387555">
                <text:p>0.3875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619">
                <text:p>0.288619</text:p>
              </table:table-cell>
              <table:table-cell office:value-type="float" office:value="0.347766">
                <text:p>0.347766</text:p>
              </table:table-cell>
              <table:table-cell office:value-type="float" office:value="0.289214">
                <text:p>0.2892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625">
                <text:p>5.9625</text:p>
              </table:table-cell>
              <table:table-cell office:value-type="float" office:value="0.386567">
                <text:p>0.3865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82">
                <text:p>0.28882</text:p>
              </table:table-cell>
              <table:table-cell office:value-type="float" office:value="0.347611">
                <text:p>0.347611</text:p>
              </table:table-cell>
              <table:table-cell office:value-type="float" office:value="0.288713">
                <text:p>0.2887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875">
                <text:p>5.9875</text:p>
              </table:table-cell>
              <table:table-cell office:value-type="float" office:value="0.385513">
                <text:p>0.3855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081">
                <text:p>0.289081</text:p>
              </table:table-cell>
              <table:table-cell office:value-type="float" office:value="0.34731">
                <text:p>0.34731</text:p>
              </table:table-cell>
              <table:table-cell office:value-type="float" office:value="0.288137">
                <text:p>0.2881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125">
                <text:p>6.0125</text:p>
              </table:table-cell>
              <table:table-cell office:value-type="float" office:value="0.384546">
                <text:p>0.384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328">
                <text:p>0.289328</text:p>
              </table:table-cell>
              <table:table-cell office:value-type="float" office:value="0.346925">
                <text:p>0.346925</text:p>
              </table:table-cell>
              <table:table-cell office:value-type="float" office:value="0.287662">
                <text:p>0.287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375">
                <text:p>6.0375</text:p>
              </table:table-cell>
              <table:table-cell office:value-type="float" office:value="0.383846">
                <text:p>0.3838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476">
                <text:p>0.289476</text:p>
              </table:table-cell>
              <table:table-cell office:value-type="float" office:value="0.34657">
                <text:p>0.34657</text:p>
              </table:table-cell>
              <table:table-cell office:value-type="float" office:value="0.287378">
                <text:p>0.2873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0625">
                <text:p>6.0625</text:p>
              </table:table-cell>
              <table:table-cell office:value-type="float" office:value="0.383393">
                <text:p>0.3833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579">
                <text:p>0.289579</text:p>
              </table:table-cell>
              <table:table-cell office:value-type="float" office:value="0.346254">
                <text:p>0.346254</text:p>
              </table:table-cell>
              <table:table-cell office:value-type="float" office:value="0.287182">
                <text:p>0.2871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0875">
                <text:p>6.0875</text:p>
              </table:table-cell>
              <table:table-cell office:value-type="float" office:value="0.383105">
                <text:p>0.383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78">
                <text:p>0.28978</text:p>
              </table:table-cell>
              <table:table-cell office:value-type="float" office:value="0.346061">
                <text:p>0.346061</text:p>
              </table:table-cell>
              <table:table-cell office:value-type="float" office:value="0.28692">
                <text:p>0.286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125">
                <text:p>6.1125</text:p>
              </table:table-cell>
              <table:table-cell office:value-type="float" office:value="0.38285">
                <text:p>0.38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019">
                <text:p>0.29019</text:p>
              </table:table-cell>
              <table:table-cell office:value-type="float" office:value="0.346044">
                <text:p>0.346044</text:p>
              </table:table-cell>
              <table:table-cell office:value-type="float" office:value="0.286533">
                <text:p>0.286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375">
                <text:p>6.1375</text:p>
              </table:table-cell>
              <table:table-cell office:value-type="float" office:value="0.382586">
                <text:p>0.382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0744">
                <text:p>0.290744</text:p>
              </table:table-cell>
              <table:table-cell office:value-type="float" office:value="0.346172">
                <text:p>0.346172</text:p>
              </table:table-cell>
              <table:table-cell office:value-type="float" office:value="0.286108">
                <text:p>0.2861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625">
                <text:p>6.1625</text:p>
              </table:table-cell>
              <table:table-cell office:value-type="float" office:value="0.382319">
                <text:p>0.382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1388">
                <text:p>0.291388</text:p>
              </table:table-cell>
              <table:table-cell office:value-type="float" office:value="0.346325">
                <text:p>0.346325</text:p>
              </table:table-cell>
              <table:table-cell office:value-type="float" office:value="0.285812">
                <text:p>0.2858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875">
                <text:p>6.1875</text:p>
              </table:table-cell>
              <table:table-cell office:value-type="float" office:value="0.382042">
                <text:p>0.3820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117">
                <text:p>0.292117</text:p>
              </table:table-cell>
              <table:table-cell office:value-type="float" office:value="0.346316">
                <text:p>0.346316</text:p>
              </table:table-cell>
              <table:table-cell office:value-type="float" office:value="0.285716">
                <text:p>0.2857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125">
                <text:p>6.2125</text:p>
              </table:table-cell>
              <table:table-cell office:value-type="float" office:value="0.381759">
                <text:p>0.3817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9">
                <text:p>0.2929</text:p>
              </table:table-cell>
              <table:table-cell office:value-type="float" office:value="0.346055">
                <text:p>0.346055</text:p>
              </table:table-cell>
              <table:table-cell office:value-type="float" office:value="0.285783">
                <text:p>0.2857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375">
                <text:p>6.2375</text:p>
              </table:table-cell>
              <table:table-cell office:value-type="float" office:value="0.381551">
                <text:p>0.381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53">
                <text:p>0.29353</text:p>
              </table:table-cell>
              <table:table-cell office:value-type="float" office:value="0.345543">
                <text:p>0.345543</text:p>
              </table:table-cell>
              <table:table-cell office:value-type="float" office:value="0.28584">
                <text:p>0.285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2625">
                <text:p>6.2625</text:p>
              </table:table-cell>
              <table:table-cell office:value-type="float" office:value="0.381448">
                <text:p>0.381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871">
                <text:p>0.293871</text:p>
              </table:table-cell>
              <table:table-cell office:value-type="float" office:value="0.344848">
                <text:p>0.344848</text:p>
              </table:table-cell>
              <table:table-cell office:value-type="float" office:value="0.285685">
                <text:p>0.2856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875">
                <text:p>6.2875</text:p>
              </table:table-cell>
              <table:table-cell office:value-type="float" office:value="0.381437">
                <text:p>0.3814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045">
                <text:p>0.294045</text:p>
              </table:table-cell>
              <table:table-cell office:value-type="float" office:value="0.344111">
                <text:p>0.344111</text:p>
              </table:table-cell>
              <table:table-cell office:value-type="float" office:value="0.285287">
                <text:p>0.2852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125">
                <text:p>6.3125</text:p>
              </table:table-cell>
              <table:table-cell office:value-type="float" office:value="0.38153">
                <text:p>0.38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139">
                <text:p>0.294139</text:p>
              </table:table-cell>
              <table:table-cell office:value-type="float" office:value="0.343454">
                <text:p>0.343454</text:p>
              </table:table-cell>
              <table:table-cell office:value-type="float" office:value="0.284664">
                <text:p>0.284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3375">
                <text:p>6.3375</text:p>
              </table:table-cell>
              <table:table-cell office:value-type="float" office:value="0.381577">
                <text:p>0.3815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177">
                <text:p>0.294177</text:p>
              </table:table-cell>
              <table:table-cell office:value-type="float" office:value="0.342922">
                <text:p>0.342922</text:p>
              </table:table-cell>
              <table:table-cell office:value-type="float" office:value="0.283832">
                <text:p>0.2838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3625">
                <text:p>6.3625</text:p>
              </table:table-cell>
              <table:table-cell office:value-type="float" office:value="0.381582">
                <text:p>0.381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229">
                <text:p>0.294229</text:p>
              </table:table-cell>
              <table:table-cell office:value-type="float" office:value="0.342584">
                <text:p>0.342584</text:p>
              </table:table-cell>
              <table:table-cell office:value-type="float" office:value="0.282855">
                <text:p>0.2828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3875">
                <text:p>6.3875</text:p>
              </table:table-cell>
              <table:table-cell office:value-type="float" office:value="0.381626">
                <text:p>0.381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27">
                <text:p>0.29427</text:p>
              </table:table-cell>
              <table:table-cell office:value-type="float" office:value="0.342502">
                <text:p>0.342502</text:p>
              </table:table-cell>
              <table:table-cell office:value-type="float" office:value="0.281875">
                <text:p>0.281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125">
                <text:p>6.4125</text:p>
              </table:table-cell>
              <table:table-cell office:value-type="float" office:value="0.38172">
                <text:p>0.38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249">
                <text:p>0.294249</text:p>
              </table:table-cell>
              <table:table-cell office:value-type="float" office:value="0.342393">
                <text:p>0.342393</text:p>
              </table:table-cell>
              <table:table-cell office:value-type="float" office:value="0.281037">
                <text:p>0.2810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4375">
                <text:p>6.4375</text:p>
              </table:table-cell>
              <table:table-cell office:value-type="float" office:value="0.38179">
                <text:p>0.38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235">
                <text:p>0.294235</text:p>
              </table:table-cell>
              <table:table-cell office:value-type="float" office:value="0.342097">
                <text:p>0.342097</text:p>
              </table:table-cell>
              <table:table-cell office:value-type="float" office:value="0.280445">
                <text:p>0.2804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4625">
                <text:p>6.4625</text:p>
              </table:table-cell>
              <table:table-cell office:value-type="float" office:value="0.381791">
                <text:p>0.381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333">
                <text:p>0.294333</text:p>
              </table:table-cell>
              <table:table-cell office:value-type="float" office:value="0.341822">
                <text:p>0.341822</text:p>
              </table:table-cell>
              <table:table-cell office:value-type="float" office:value="0.280222">
                <text:p>0.2802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4875">
                <text:p>6.4875</text:p>
              </table:table-cell>
              <table:table-cell office:value-type="float" office:value="0.381759">
                <text:p>0.3817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539">
                <text:p>0.294539</text:p>
              </table:table-cell>
              <table:table-cell office:value-type="float" office:value="0.341485">
                <text:p>0.341485</text:p>
              </table:table-cell>
              <table:table-cell office:value-type="float" office:value="0.280299">
                <text:p>0.2802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125">
                <text:p>6.5125</text:p>
              </table:table-cell>
              <table:table-cell office:value-type="float" office:value="0.381717">
                <text:p>0.3817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709">
                <text:p>0.294709</text:p>
              </table:table-cell>
              <table:table-cell office:value-type="float" office:value="0.341016">
                <text:p>0.341016</text:p>
              </table:table-cell>
              <table:table-cell office:value-type="float" office:value="0.28047">
                <text:p>0.280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375">
                <text:p>6.5375</text:p>
              </table:table-cell>
              <table:table-cell office:value-type="float" office:value="0.381683">
                <text:p>0.381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685">
                <text:p>0.294685</text:p>
              </table:table-cell>
              <table:table-cell office:value-type="float" office:value="0.340509">
                <text:p>0.340509</text:p>
              </table:table-cell>
              <table:table-cell office:value-type="float" office:value="0.280621">
                <text:p>0.2806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5625">
                <text:p>6.5625</text:p>
              </table:table-cell>
              <table:table-cell office:value-type="float" office:value="0.381551">
                <text:p>0.381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492">
                <text:p>0.294492</text:p>
              </table:table-cell>
              <table:table-cell office:value-type="float" office:value="0.340042">
                <text:p>0.340042</text:p>
              </table:table-cell>
              <table:table-cell office:value-type="float" office:value="0.28072">
                <text:p>0.280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5875">
                <text:p>6.5875</text:p>
              </table:table-cell>
              <table:table-cell office:value-type="float" office:value="0.381187">
                <text:p>0.381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4223">
                <text:p>0.294223</text:p>
              </table:table-cell>
              <table:table-cell office:value-type="float" office:value="0.339623">
                <text:p>0.339623</text:p>
              </table:table-cell>
              <table:table-cell office:value-type="float" office:value="0.280723">
                <text:p>0.2807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6125">
                <text:p>6.6125</text:p>
              </table:table-cell>
              <table:table-cell office:value-type="float" office:value="0.380575">
                <text:p>0.380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946">
                <text:p>0.293946</text:p>
              </table:table-cell>
              <table:table-cell office:value-type="float" office:value="0.339344">
                <text:p>0.339344</text:p>
              </table:table-cell>
              <table:table-cell office:value-type="float" office:value="0.280577">
                <text:p>0.2805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375">
                <text:p>6.6375</text:p>
              </table:table-cell>
              <table:table-cell office:value-type="float" office:value="0.379854">
                <text:p>0.3798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707">
                <text:p>0.293707</text:p>
              </table:table-cell>
              <table:table-cell office:value-type="float" office:value="0.339336">
                <text:p>0.339336</text:p>
              </table:table-cell>
              <table:table-cell office:value-type="float" office:value="0.280346">
                <text:p>0.280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625">
                <text:p>6.6625</text:p>
              </table:table-cell>
              <table:table-cell office:value-type="float" office:value="0.37919">
                <text:p>0.379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454">
                <text:p>0.293454</text:p>
              </table:table-cell>
              <table:table-cell office:value-type="float" office:value="0.339579">
                <text:p>0.339579</text:p>
              </table:table-cell>
              <table:table-cell office:value-type="float" office:value="0.28016">
                <text:p>0.280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6875">
                <text:p>6.6875</text:p>
              </table:table-cell>
              <table:table-cell office:value-type="float" office:value="0.378665">
                <text:p>0.3786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3103">
                <text:p>0.293103</text:p>
              </table:table-cell>
              <table:table-cell office:value-type="float" office:value="0.339879">
                <text:p>0.339879</text:p>
              </table:table-cell>
              <table:table-cell office:value-type="float" office:value="0.280191">
                <text:p>0.2801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125">
                <text:p>6.7125</text:p>
              </table:table-cell>
              <table:table-cell office:value-type="float" office:value="0.37823">
                <text:p>0.37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508">
                <text:p>0.292508</text:p>
              </table:table-cell>
              <table:table-cell office:value-type="float" office:value="0.340115">
                <text:p>0.340115</text:p>
              </table:table-cell>
              <table:table-cell office:value-type="float" office:value="0.28046">
                <text:p>0.280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375">
                <text:p>6.7375</text:p>
              </table:table-cell>
              <table:table-cell office:value-type="float" office:value="0.377822">
                <text:p>0.3778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17">
                <text:p>0.2917</text:p>
              </table:table-cell>
              <table:table-cell office:value-type="float" office:value="0.340301">
                <text:p>0.340301</text:p>
              </table:table-cell>
              <table:table-cell office:value-type="float" office:value="0.28084">
                <text:p>0.280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625">
                <text:p>6.7625</text:p>
              </table:table-cell>
              <table:table-cell office:value-type="float" office:value="0.377382">
                <text:p>0.3773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0862">
                <text:p>0.290862</text:p>
              </table:table-cell>
              <table:table-cell office:value-type="float" office:value="0.340541">
                <text:p>0.340541</text:p>
              </table:table-cell>
              <table:table-cell office:value-type="float" office:value="0.281174">
                <text:p>0.2811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7875">
                <text:p>6.7875</text:p>
              </table:table-cell>
              <table:table-cell office:value-type="float" office:value="0.377051">
                <text:p>0.3770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9997">
                <text:p>0.289997</text:p>
              </table:table-cell>
              <table:table-cell office:value-type="float" office:value="0.340757">
                <text:p>0.340757</text:p>
              </table:table-cell>
              <table:table-cell office:value-type="float" office:value="0.281347">
                <text:p>0.2813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8125">
                <text:p>6.8125</text:p>
              </table:table-cell>
              <table:table-cell office:value-type="float" office:value="0.376908">
                <text:p>0.376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897">
                <text:p>0.28897</text:p>
              </table:table-cell>
              <table:table-cell office:value-type="float" office:value="0.340844">
                <text:p>0.340844</text:p>
              </table:table-cell>
              <table:table-cell office:value-type="float" office:value="0.28133">
                <text:p>0.281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8375">
                <text:p>6.8375</text:p>
              </table:table-cell>
              <table:table-cell office:value-type="float" office:value="0.376882">
                <text:p>0.3768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7877">
                <text:p>0.287877</text:p>
              </table:table-cell>
              <table:table-cell office:value-type="float" office:value="0.340886">
                <text:p>0.340886</text:p>
              </table:table-cell>
              <table:table-cell office:value-type="float" office:value="0.281225">
                <text:p>0.2812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8625">
                <text:p>6.8625</text:p>
              </table:table-cell>
              <table:table-cell office:value-type="float" office:value="0.376953">
                <text:p>0.376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6694">
                <text:p>0.286694</text:p>
              </table:table-cell>
              <table:table-cell office:value-type="float" office:value="0.340902">
                <text:p>0.340902</text:p>
              </table:table-cell>
              <table:table-cell office:value-type="float" office:value="0.281222">
                <text:p>0.281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875">
                <text:p>6.8875</text:p>
              </table:table-cell>
              <table:table-cell office:value-type="float" office:value="0.377098">
                <text:p>0.3770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5387">
                <text:p>0.285387</text:p>
              </table:table-cell>
              <table:table-cell office:value-type="float" office:value="0.340781">
                <text:p>0.340781</text:p>
              </table:table-cell>
              <table:table-cell office:value-type="float" office:value="0.281417">
                <text:p>0.2814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125">
                <text:p>6.9125</text:p>
              </table:table-cell>
              <table:table-cell office:value-type="float" office:value="0.377327">
                <text:p>0.3773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4102">
                <text:p>0.284102</text:p>
              </table:table-cell>
              <table:table-cell office:value-type="float" office:value="0.340514">
                <text:p>0.340514</text:p>
              </table:table-cell>
              <table:table-cell office:value-type="float" office:value="0.281705">
                <text:p>0.2817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375">
                <text:p>6.9375</text:p>
              </table:table-cell>
              <table:table-cell office:value-type="float" office:value="0.377605">
                <text:p>0.377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3049">
                <text:p>0.283049</text:p>
              </table:table-cell>
              <table:table-cell office:value-type="float" office:value="0.340119">
                <text:p>0.340119</text:p>
              </table:table-cell>
              <table:table-cell office:value-type="float" office:value="0.28193">
                <text:p>0.281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625">
                <text:p>6.9625</text:p>
              </table:table-cell>
              <table:table-cell office:value-type="float" office:value="0.377865">
                <text:p>0.377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241">
                <text:p>0.28241</text:p>
              </table:table-cell>
              <table:table-cell office:value-type="float" office:value="0.339618">
                <text:p>0.339618</text:p>
              </table:table-cell>
              <table:table-cell office:value-type="float" office:value="0.282087">
                <text:p>0.282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875">
                <text:p>6.9875</text:p>
              </table:table-cell>
              <table:table-cell office:value-type="float" office:value="0.378024">
                <text:p>0.378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2201">
                <text:p>0.282201</text:p>
              </table:table-cell>
              <table:table-cell office:value-type="float" office:value="0.339029">
                <text:p>0.339029</text:p>
              </table:table-cell>
              <table:table-cell office:value-type="float" office:value="0.282111">
                <text:p>0.2821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0125">
                <text:p>7.0125</text:p>
              </table:table-cell>
              <table:table-cell office:value-type="float" office:value="0.378045">
                <text:p>0.378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2183">
                <text:p>0.282183</text:p>
              </table:table-cell>
              <table:table-cell office:value-type="float" office:value="0.338336">
                <text:p>0.338336</text:p>
              </table:table-cell>
              <table:table-cell office:value-type="float" office:value="0.281865">
                <text:p>0.2818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375">
                <text:p>7.0375</text:p>
              </table:table-cell>
              <table:table-cell office:value-type="float" office:value="0.377954">
                <text:p>0.377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2107">
                <text:p>0.282107</text:p>
              </table:table-cell>
              <table:table-cell office:value-type="float" office:value="0.337589">
                <text:p>0.337589</text:p>
              </table:table-cell>
              <table:table-cell office:value-type="float" office:value="0.281442">
                <text:p>0.281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625">
                <text:p>7.0625</text:p>
              </table:table-cell>
              <table:table-cell office:value-type="float" office:value="0.377766">
                <text:p>0.3777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926">
                <text:p>0.281926</text:p>
              </table:table-cell>
              <table:table-cell office:value-type="float" office:value="0.336811">
                <text:p>0.336811</text:p>
              </table:table-cell>
              <table:table-cell office:value-type="float" office:value="0.280882">
                <text:p>0.2808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875">
                <text:p>7.0875</text:p>
              </table:table-cell>
              <table:table-cell office:value-type="float" office:value="0.377516">
                <text:p>0.377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696">
                <text:p>0.281696</text:p>
              </table:table-cell>
              <table:table-cell office:value-type="float" office:value="0.336075">
                <text:p>0.336075</text:p>
              </table:table-cell>
              <table:table-cell office:value-type="float" office:value="0.280182">
                <text:p>0.2801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125">
                <text:p>7.1125</text:p>
              </table:table-cell>
              <table:table-cell office:value-type="float" office:value="0.377277">
                <text:p>0.377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47">
                <text:p>0.28147</text:p>
              </table:table-cell>
              <table:table-cell office:value-type="float" office:value="0.335383">
                <text:p>0.335383</text:p>
              </table:table-cell>
              <table:table-cell office:value-type="float" office:value="0.279359">
                <text:p>0.2793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375">
                <text:p>7.1375</text:p>
              </table:table-cell>
              <table:table-cell office:value-type="float" office:value="0.377017">
                <text:p>0.377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29">
                <text:p>0.28129</text:p>
              </table:table-cell>
              <table:table-cell office:value-type="float" office:value="0.334719">
                <text:p>0.334719</text:p>
              </table:table-cell>
              <table:table-cell office:value-type="float" office:value="0.278631">
                <text:p>0.2786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625">
                <text:p>7.1625</text:p>
              </table:table-cell>
              <table:table-cell office:value-type="float" office:value="0.376718">
                <text:p>0.3767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215">
                <text:p>0.281215</text:p>
              </table:table-cell>
              <table:table-cell office:value-type="float" office:value="0.334104">
                <text:p>0.334104</text:p>
              </table:table-cell>
              <table:table-cell office:value-type="float" office:value="0.278038">
                <text:p>0.2780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875">
                <text:p>7.1875</text:p>
              </table:table-cell>
              <table:table-cell office:value-type="float" office:value="0.376384">
                <text:p>0.376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161">
                <text:p>0.281161</text:p>
              </table:table-cell>
              <table:table-cell office:value-type="float" office:value="0.333539">
                <text:p>0.333539</text:p>
              </table:table-cell>
              <table:table-cell office:value-type="float" office:value="0.2773">
                <text:p>0.27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125">
                <text:p>7.2125</text:p>
              </table:table-cell>
              <table:table-cell office:value-type="float" office:value="0.375963">
                <text:p>0.3759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018">
                <text:p>0.281018</text:p>
              </table:table-cell>
              <table:table-cell office:value-type="float" office:value="0.333065">
                <text:p>0.333065</text:p>
              </table:table-cell>
              <table:table-cell office:value-type="float" office:value="0.276347">
                <text:p>0.2763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2375">
                <text:p>7.2375</text:p>
              </table:table-cell>
              <table:table-cell office:value-type="float" office:value="0.375444">
                <text:p>0.375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0791">
                <text:p>0.280791</text:p>
              </table:table-cell>
              <table:table-cell office:value-type="float" office:value="0.332669">
                <text:p>0.332669</text:p>
              </table:table-cell>
              <table:table-cell office:value-type="float" office:value="0.275264">
                <text:p>0.2752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2625">
                <text:p>7.2625</text:p>
              </table:table-cell>
              <table:table-cell office:value-type="float" office:value="0.374918">
                <text:p>0.3749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0593">
                <text:p>0.280593</text:p>
              </table:table-cell>
              <table:table-cell office:value-type="float" office:value="0.332302">
                <text:p>0.332302</text:p>
              </table:table-cell>
              <table:table-cell office:value-type="float" office:value="0.274046">
                <text:p>0.274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2875">
                <text:p>7.2875</text:p>
              </table:table-cell>
              <table:table-cell office:value-type="float" office:value="0.374508">
                <text:p>0.374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0407">
                <text:p>0.280407</text:p>
              </table:table-cell>
              <table:table-cell office:value-type="float" office:value="0.331912">
                <text:p>0.331912</text:p>
              </table:table-cell>
              <table:table-cell office:value-type="float" office:value="0.272751">
                <text:p>0.2727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3125">
                <text:p>7.3125</text:p>
              </table:table-cell>
              <table:table-cell office:value-type="float" office:value="0.374253">
                <text:p>0.374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0127">
                <text:p>0.280127</text:p>
              </table:table-cell>
              <table:table-cell office:value-type="float" office:value="0.331506">
                <text:p>0.331506</text:p>
              </table:table-cell>
              <table:table-cell office:value-type="float" office:value="0.27167">
                <text:p>0.271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3375">
                <text:p>7.3375</text:p>
              </table:table-cell>
              <table:table-cell office:value-type="float" office:value="0.374077">
                <text:p>0.3740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743">
                <text:p>0.279743</text:p>
              </table:table-cell>
              <table:table-cell office:value-type="float" office:value="0.331146">
                <text:p>0.331146</text:p>
              </table:table-cell>
              <table:table-cell office:value-type="float" office:value="0.270876">
                <text:p>0.2708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3625">
                <text:p>7.3625</text:p>
              </table:table-cell>
              <table:table-cell office:value-type="float" office:value="0.373989">
                <text:p>0.3739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381">
                <text:p>0.279381</text:p>
              </table:table-cell>
              <table:table-cell office:value-type="float" office:value="0.330905">
                <text:p>0.330905</text:p>
              </table:table-cell>
              <table:table-cell office:value-type="float" office:value="0.270383">
                <text:p>0.2703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3875">
                <text:p>7.3875</text:p>
              </table:table-cell>
              <table:table-cell office:value-type="float" office:value="0.373946">
                <text:p>0.3739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133">
                <text:p>0.279133</text:p>
              </table:table-cell>
              <table:table-cell office:value-type="float" office:value="0.330832">
                <text:p>0.330832</text:p>
              </table:table-cell>
              <table:table-cell office:value-type="float" office:value="0.270101">
                <text:p>0.2701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125">
                <text:p>7.4125</text:p>
              </table:table-cell>
              <table:table-cell office:value-type="float" office:value="0.373888">
                <text:p>0.3738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97">
                <text:p>0.27897</text:p>
              </table:table-cell>
              <table:table-cell office:value-type="float" office:value="0.330906">
                <text:p>0.330906</text:p>
              </table:table-cell>
              <table:table-cell office:value-type="float" office:value="0.269886">
                <text:p>0.2698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375">
                <text:p>7.4375</text:p>
              </table:table-cell>
              <table:table-cell office:value-type="float" office:value="0.373772">
                <text:p>0.373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81">
                <text:p>0.27881</text:p>
              </table:table-cell>
              <table:table-cell office:value-type="float" office:value="0.330996">
                <text:p>0.330996</text:p>
              </table:table-cell>
              <table:table-cell office:value-type="float" office:value="0.269768">
                <text:p>0.2697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625">
                <text:p>7.4625</text:p>
              </table:table-cell>
              <table:table-cell office:value-type="float" office:value="0.373517">
                <text:p>0.373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655">
                <text:p>0.278655</text:p>
              </table:table-cell>
              <table:table-cell office:value-type="float" office:value="0.330974">
                <text:p>0.330974</text:p>
              </table:table-cell>
              <table:table-cell office:value-type="float" office:value="0.269836">
                <text:p>0.2698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875">
                <text:p>7.4875</text:p>
              </table:table-cell>
              <table:table-cell office:value-type="float" office:value="0.373132">
                <text:p>0.3731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566">
                <text:p>0.278566</text:p>
              </table:table-cell>
              <table:table-cell office:value-type="float" office:value="0.330805">
                <text:p>0.330805</text:p>
              </table:table-cell>
              <table:table-cell office:value-type="float" office:value="0.270051">
                <text:p>0.2700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125">
                <text:p>7.5125</text:p>
              </table:table-cell>
              <table:table-cell office:value-type="float" office:value="0.372745">
                <text:p>0.3727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489">
                <text:p>0.278489</text:p>
              </table:table-cell>
              <table:table-cell office:value-type="float" office:value="0.330506">
                <text:p>0.330506</text:p>
              </table:table-cell>
              <table:table-cell office:value-type="float" office:value="0.27021">
                <text:p>0.27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375">
                <text:p>7.5375</text:p>
              </table:table-cell>
              <table:table-cell office:value-type="float" office:value="0.372448">
                <text:p>0.372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38">
                <text:p>0.27838</text:p>
              </table:table-cell>
              <table:table-cell office:value-type="float" office:value="0.330069">
                <text:p>0.330069</text:p>
              </table:table-cell>
              <table:table-cell office:value-type="float" office:value="0.270132">
                <text:p>0.2701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25">
                <text:p>7.5625</text:p>
              </table:table-cell>
              <table:table-cell office:value-type="float" office:value="0.372234">
                <text:p>0.372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231">
                <text:p>0.278231</text:p>
              </table:table-cell>
              <table:table-cell office:value-type="float" office:value="0.329565">
                <text:p>0.329565</text:p>
              </table:table-cell>
              <table:table-cell office:value-type="float" office:value="0.269923">
                <text:p>0.2699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875">
                <text:p>7.5875</text:p>
              </table:table-cell>
              <table:table-cell office:value-type="float" office:value="0.372018">
                <text:p>0.372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049">
                <text:p>0.278049</text:p>
              </table:table-cell>
              <table:table-cell office:value-type="float" office:value="0.329057">
                <text:p>0.329057</text:p>
              </table:table-cell>
              <table:table-cell office:value-type="float" office:value="0.269787">
                <text:p>0.2697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6125">
                <text:p>7.6125</text:p>
              </table:table-cell>
              <table:table-cell office:value-type="float" office:value="0.371738">
                <text:p>0.3717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7828">
                <text:p>0.277828</text:p>
              </table:table-cell>
              <table:table-cell office:value-type="float" office:value="0.328604">
                <text:p>0.328604</text:p>
              </table:table-cell>
              <table:table-cell office:value-type="float" office:value="0.269775">
                <text:p>0.2697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6375">
                <text:p>7.6375</text:p>
              </table:table-cell>
              <table:table-cell office:value-type="float" office:value="0.371428">
                <text:p>0.371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7709">
                <text:p>0.277709</text:p>
              </table:table-cell>
              <table:table-cell office:value-type="float" office:value="0.328192">
                <text:p>0.328192</text:p>
              </table:table-cell>
              <table:table-cell office:value-type="float" office:value="0.269777">
                <text:p>0.2697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6625">
                <text:p>7.6625</text:p>
              </table:table-cell>
              <table:table-cell office:value-type="float" office:value="0.371152">
                <text:p>0.371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7796">
                <text:p>0.277796</text:p>
              </table:table-cell>
              <table:table-cell office:value-type="float" office:value="0.32782">
                <text:p>0.32782</text:p>
              </table:table-cell>
              <table:table-cell office:value-type="float" office:value="0.269808">
                <text:p>0.2698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75">
                <text:p>7.6875</text:p>
              </table:table-cell>
              <table:table-cell office:value-type="float" office:value="0.370908">
                <text:p>0.370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05">
                <text:p>0.27805</text:p>
              </table:table-cell>
              <table:table-cell office:value-type="float" office:value="0.327539">
                <text:p>0.327539</text:p>
              </table:table-cell>
              <table:table-cell office:value-type="float" office:value="0.269854">
                <text:p>0.2698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7125">
                <text:p>7.7125</text:p>
              </table:table-cell>
              <table:table-cell office:value-type="float" office:value="0.370638">
                <text:p>0.3706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372">
                <text:p>0.278372</text:p>
              </table:table-cell>
              <table:table-cell office:value-type="float" office:value="0.327413">
                <text:p>0.327413</text:p>
              </table:table-cell>
              <table:table-cell office:value-type="float" office:value="0.269836">
                <text:p>0.2698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375">
                <text:p>7.7375</text:p>
              </table:table-cell>
              <table:table-cell office:value-type="float" office:value="0.370383">
                <text:p>0.370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8739">
                <text:p>0.278739</text:p>
              </table:table-cell>
              <table:table-cell office:value-type="float" office:value="0.327431">
                <text:p>0.327431</text:p>
              </table:table-cell>
              <table:table-cell office:value-type="float" office:value="0.269734">
                <text:p>0.2697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625">
                <text:p>7.7625</text:p>
              </table:table-cell>
              <table:table-cell office:value-type="float" office:value="0.370102">
                <text:p>0.370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07">
                <text:p>0.27907</text:p>
              </table:table-cell>
              <table:table-cell office:value-type="float" office:value="0.327447">
                <text:p>0.327447</text:p>
              </table:table-cell>
              <table:table-cell office:value-type="float" office:value="0.269612">
                <text:p>0.2696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875">
                <text:p>7.7875</text:p>
              </table:table-cell>
              <table:table-cell office:value-type="float" office:value="0.369793">
                <text:p>0.369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268">
                <text:p>0.279268</text:p>
              </table:table-cell>
              <table:table-cell office:value-type="float" office:value="0.327346">
                <text:p>0.327346</text:p>
              </table:table-cell>
              <table:table-cell office:value-type="float" office:value="0.269466">
                <text:p>0.2694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125">
                <text:p>7.8125</text:p>
              </table:table-cell>
              <table:table-cell office:value-type="float" office:value="0.369467">
                <text:p>0.3694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353">
                <text:p>0.279353</text:p>
              </table:table-cell>
              <table:table-cell office:value-type="float" office:value="0.327199">
                <text:p>0.327199</text:p>
              </table:table-cell>
              <table:table-cell office:value-type="float" office:value="0.269322">
                <text:p>0.2693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375">
                <text:p>7.8375</text:p>
              </table:table-cell>
              <table:table-cell office:value-type="float" office:value="0.369147">
                <text:p>0.369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506">
                <text:p>0.279506</text:p>
              </table:table-cell>
              <table:table-cell office:value-type="float" office:value="0.327126">
                <text:p>0.327126</text:p>
              </table:table-cell>
              <table:table-cell office:value-type="float" office:value="0.269231">
                <text:p>0.2692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8625">
                <text:p>7.8625</text:p>
              </table:table-cell>
              <table:table-cell office:value-type="float" office:value="0.36879">
                <text:p>0.36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715">
                <text:p>0.279715</text:p>
              </table:table-cell>
              <table:table-cell office:value-type="float" office:value="0.327175">
                <text:p>0.327175</text:p>
              </table:table-cell>
              <table:table-cell office:value-type="float" office:value="0.269193">
                <text:p>0.2691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8875">
                <text:p>7.8875</text:p>
              </table:table-cell>
              <table:table-cell office:value-type="float" office:value="0.36841">
                <text:p>0.36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865">
                <text:p>0.279865</text:p>
              </table:table-cell>
              <table:table-cell office:value-type="float" office:value="0.327336">
                <text:p>0.327336</text:p>
              </table:table-cell>
              <table:table-cell office:value-type="float" office:value="0.26921">
                <text:p>0.269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9125">
                <text:p>7.9125</text:p>
              </table:table-cell>
              <table:table-cell office:value-type="float" office:value="0.368033">
                <text:p>0.368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939">
                <text:p>0.279939</text:p>
              </table:table-cell>
              <table:table-cell office:value-type="float" office:value="0.327582">
                <text:p>0.327582</text:p>
              </table:table-cell>
              <table:table-cell office:value-type="float" office:value="0.269265">
                <text:p>0.2692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9375">
                <text:p>7.9375</text:p>
              </table:table-cell>
              <table:table-cell office:value-type="float" office:value="0.367666">
                <text:p>0.3676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935">
                <text:p>0.279935</text:p>
              </table:table-cell>
              <table:table-cell office:value-type="float" office:value="0.327841">
                <text:p>0.327841</text:p>
              </table:table-cell>
              <table:table-cell office:value-type="float" office:value="0.269351">
                <text:p>0.2693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9625">
                <text:p>7.9625</text:p>
              </table:table-cell>
              <table:table-cell office:value-type="float" office:value="0.367302">
                <text:p>0.367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833">
                <text:p>0.279833</text:p>
              </table:table-cell>
              <table:table-cell office:value-type="float" office:value="0.328051">
                <text:p>0.328051</text:p>
              </table:table-cell>
              <table:table-cell office:value-type="float" office:value="0.269396">
                <text:p>0.2693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9875">
                <text:p>7.9875</text:p>
              </table:table-cell>
              <table:table-cell office:value-type="float" office:value="0.366971">
                <text:p>0.3669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674">
                <text:p>0.279674</text:p>
              </table:table-cell>
              <table:table-cell office:value-type="float" office:value="0.328236">
                <text:p>0.328236</text:p>
              </table:table-cell>
              <table:table-cell office:value-type="float" office:value="0.269339">
                <text:p>0.2693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0125">
                <text:p>8.0125</text:p>
              </table:table-cell>
              <table:table-cell office:value-type="float" office:value="0.366745">
                <text:p>0.3667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9497">
                <text:p>0.279497</text:p>
              </table:table-cell>
              <table:table-cell office:value-type="float" office:value="0.328402">
                <text:p>0.328402</text:p>
              </table:table-cell>
              <table:table-cell office:value-type="float" office:value="0.269089">
                <text:p>0.26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8" chart:reverse-direction="false" text:line-break="false" chart:axis-position="start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square" chart:symbol-width="0.15cm" chart:symbol-height="0.15cm">
        <chart:symbol-image xlink:href="Pictures/2000000D000000DF000000DF2B264CF0.svm" xlink:type="simple" xlink:actuate="onLoad"/>
      </style:chart-properties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1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2_20_Dots_20_3_20_Dashes" svg:stroke-width="0.051cm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Dashed" svg:stroke-width="0.051cm" svg:stroke-color="#004586" draw:fill-color="#004586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Dashed" svg:stroke-width="0.051cm" svg:stroke-color="#ff420e" draw:fill-color="#ff420e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2cm" svg:height="8.379cm" xlink:href=".." chart:class="chart:scatter" chart:style-name="ch1">
        <chart:plot-area chart:style-name="ch2" table:cell-range-address="Sheet1.A3:Sheet1.A324 Sheet1.C3:Sheet1.C324 Sheet1.AB3:Sheet1.AB25 Sheet1.G3:Sheet1.G324 Sheet1.AE3:Sheet1.AE47 Sheet1.K3:Sheet1.K324 Sheet1.O3:Sheet1.O324" svg:x="0.535cm" svg:y="0.167cm" svg:width="17.517cm" svg:height="8.079cm">
          <chart:axis chart:dimension="x" chart:name="primary-x" chart:style-name="ch3">
            <chart:title svg:x="9.315cm" svg:y="7.603cm" chart:style-name="ch4">
              <text:p>x/d</text:p>
            </chart:title>
          </chart:axis>
          <chart:axis chart:dimension="y" chart:name="primary-y" chart:style-name="ch5">
            <chart:title svg:x="0.369cm" svg:y="4.238cm" chart:style-name="ch6">
              <text:p>u/U</text:p>
            </chart:title>
            <chart:grid chart:style-name="ch7" chart:class="major"/>
          </chart:axis>
          <chart:series chart:style-name="ch8" chart:values-cell-range-address="Sheet1.C3:Sheet1.C324" chart:class="chart:scatter">
            <chart:domain table:cell-range-address="Sheet1.A3:Sheet1.A324"/>
            <chart:data-point chart:repeated="322"/>
          </chart:series>
          <chart:series chart:style-name="ch9" chart:values-cell-range-address="Sheet1.AB3:Sheet1.AB25" chart:class="chart:scatter">
            <chart:domain table:cell-range-address="Sheet1.AA3:Sheet1.AA25"/>
            <chart:data-point chart:repeated="23"/>
          </chart:series>
          <chart:series chart:style-name="ch10" chart:values-cell-range-address="Sheet1.G3:Sheet1.G324" chart:class="chart:scatter">
            <chart:data-point chart:repeated="322"/>
          </chart:series>
          <chart:series chart:style-name="ch11" chart:values-cell-range-address="Sheet1.AE3:Sheet1.AE47" chart:class="chart:scatter">
            <chart:domain table:cell-range-address="Sheet1.AD3:Sheet1.AD47"/>
            <chart:data-point chart:repeated="45"/>
          </chart:series>
          <chart:series chart:style-name="ch12" chart:values-cell-range-address="Sheet1.K3:Sheet1.K324" chart:class="chart:scatter">
            <chart:data-point chart:repeated="322"/>
          </chart:series>
          <chart:series chart:style-name="ch13" chart:values-cell-range-address="Sheet1.O3:Sheet1.O324" chart:class="chart:scatter">
            <chart:data-point chart:repeated="3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G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K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3:Sheet1.A324">0</text:p>
              </table:table-cell>
              <table:table-cell office:value-type="float" office:value="0">
                <text:p text:id="Sheet1.C3:Sheet1.C324">0</text:p>
              </table:table-cell>
              <table:table-cell office:value-type="float" office:value="0.400938">
                <text:p text:id="Sheet1.AA3:Sheet1.AA25">0.400938</text:p>
              </table:table-cell>
              <table:table-cell office:value-type="float" office:value="-0.198706">
                <text:p text:id="Sheet1.AB3:Sheet1.AB25">-0.198706</text:p>
              </table:table-cell>
              <table:table-cell office:value-type="float" office:value="0">
                <text:p text:id="Sheet1.G3:Sheet1.G324">0</text:p>
              </table:table-cell>
              <table:table-cell office:value-type="float" office:value="0.0476502">
                <text:p text:id="Sheet1.AD3:Sheet1.AD47">0.0476502</text:p>
              </table:table-cell>
              <table:table-cell office:value-type="float" office:value="-0.0151876">
                <text:p text:id="Sheet1.AE3:Sheet1.AE47">-0.0151876</text:p>
              </table:table-cell>
              <table:table-cell office:value-type="float" office:value="0">
                <text:p text:id="Sheet1.K3:Sheet1.K324">0</text:p>
              </table:table-cell>
              <table:table-cell office:value-type="float" office:value="0">
                <text:p text:id="Sheet1.O3:Sheet1.O3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5">
                <text:p>0.0125</text:p>
              </table:table-cell>
              <table:table-cell office:value-type="float" office:value="-0.00190757">
                <text:p>-0.00190757</text:p>
              </table:table-cell>
              <table:table-cell office:value-type="float" office:value="0.608043">
                <text:p>0.608043</text:p>
              </table:table-cell>
              <table:table-cell office:value-type="float" office:value="0.00352602">
                <text:p>0.00352602</text:p>
              </table:table-cell>
              <table:table-cell office:value-type="float" office:value="-0.00161234">
                <text:p>-0.00161234</text:p>
              </table:table-cell>
              <table:table-cell office:value-type="float" office:value="0.114547">
                <text:p>0.114547</text:p>
              </table:table-cell>
              <table:table-cell office:value-type="float" office:value="-0.0560368">
                <text:p>-0.0560368</text:p>
              </table:table-cell>
              <table:table-cell office:value-type="float" office:value="-0.00086961">
                <text:p>-0.00086961</text:p>
              </table:table-cell>
              <table:table-cell office:value-type="float" office:value="-0.000617588">
                <text:p>-0.000617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">
                <text:p>0.0375</text:p>
              </table:table-cell>
              <table:table-cell office:value-type="float" office:value="-0.0124769">
                <text:p>-0.0124769</text:p>
              </table:table-cell>
              <table:table-cell office:value-type="float" office:value="0.805598">
                <text:p>0.805598</text:p>
              </table:table-cell>
              <table:table-cell office:value-type="float" office:value="0.210857">
                <text:p>0.210857</text:p>
              </table:table-cell>
              <table:table-cell office:value-type="float" office:value="-0.0121936">
                <text:p>-0.0121936</text:p>
              </table:table-cell>
              <table:table-cell office:value-type="float" office:value="0.171893">
                <text:p>0.171893</text:p>
              </table:table-cell>
              <table:table-cell office:value-type="float" office:value="-0.0917867">
                <text:p>-0.0917867</text:p>
              </table:table-cell>
              <table:table-cell office:value-type="float" office:value="-0.00691158">
                <text:p>-0.00691158</text:p>
              </table:table-cell>
              <table:table-cell office:value-type="float" office:value="-0.0062511">
                <text:p>-0.0062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-0.02744">
                <text:p>-0.02744</text:p>
              </table:table-cell>
              <table:table-cell office:value-type="float" office:value="0.899968">
                <text:p>0.899968</text:p>
              </table:table-cell>
              <table:table-cell office:value-type="float" office:value="0.278415">
                <text:p>0.278415</text:p>
              </table:table-cell>
              <table:table-cell office:value-type="float" office:value="-0.0296742">
                <text:p>-0.0296742</text:p>
              </table:table-cell>
              <table:table-cell office:value-type="float" office:value="0.257644">
                <text:p>0.257644</text:p>
              </table:table-cell>
              <table:table-cell office:value-type="float" office:value="-0.117063">
                <text:p>-0.117063</text:p>
              </table:table-cell>
              <table:table-cell office:value-type="float" office:value="-0.0183062">
                <text:p>-0.0183062</text:p>
              </table:table-cell>
              <table:table-cell office:value-type="float" office:value="-0.0202123">
                <text:p>-0.0202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5">
                <text:p>0.0875</text:p>
              </table:table-cell>
              <table:table-cell office:value-type="float" office:value="-0.0460052">
                <text:p>-0.0460052</text:p>
              </table:table-cell>
              <table:table-cell office:value-type="float" office:value="1.01358">
                <text:p>1.01358</text:p>
              </table:table-cell>
              <table:table-cell office:value-type="float" office:value="0.320311">
                <text:p>0.320311</text:p>
              </table:table-cell>
              <table:table-cell office:value-type="float" office:value="-0.049191">
                <text:p>-0.049191</text:p>
              </table:table-cell>
              <table:table-cell office:value-type="float" office:value="0.343297">
                <text:p>0.343297</text:p>
              </table:table-cell>
              <table:table-cell office:value-type="float" office:value="-0.13203">
                <text:p>-0.13203</text:p>
              </table:table-cell>
              <table:table-cell office:value-type="float" office:value="-0.0348092">
                <text:p>-0.0348092</text:p>
              </table:table-cell>
              <table:table-cell office:value-type="float" office:value="-0.0372792">
                <text:p>-0.0372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5">
                <text:p>0.1125</text:p>
              </table:table-cell>
              <table:table-cell office:value-type="float" office:value="-0.0678028">
                <text:p>-0.0678028</text:p>
              </table:table-cell>
              <table:table-cell office:value-type="float" office:value="1.10766">
                <text:p>1.10766</text:p>
              </table:table-cell>
              <table:table-cell office:value-type="float" office:value="0.418794">
                <text:p>0.418794</text:p>
              </table:table-cell>
              <table:table-cell office:value-type="float" office:value="-0.0703612">
                <text:p>-0.0703612</text:p>
              </table:table-cell>
              <table:table-cell office:value-type="float" office:value="0.428705">
                <text:p>0.428705</text:p>
              </table:table-cell>
              <table:table-cell office:value-type="float" office:value="-0.121225">
                <text:p>-0.121225</text:p>
              </table:table-cell>
              <table:table-cell office:value-type="float" office:value="-0.0549432">
                <text:p>-0.0549432</text:p>
              </table:table-cell>
              <table:table-cell office:value-type="float" office:value="-0.0546225">
                <text:p>-0.0546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75">
                <text:p>0.1375</text:p>
              </table:table-cell>
              <table:table-cell office:value-type="float" office:value="-0.08965">
                <text:p>-0.08965</text:p>
              </table:table-cell>
              <table:table-cell office:value-type="float" office:value="1.18327">
                <text:p>1.18327</text:p>
              </table:table-cell>
              <table:table-cell office:value-type="float" office:value="0.46047">
                <text:p>0.46047</text:p>
              </table:table-cell>
              <table:table-cell office:value-type="float" office:value="-0.091131">
                <text:p>-0.091131</text:p>
              </table:table-cell>
              <table:table-cell office:value-type="float" office:value="0.513966">
                <text:p>0.513966</text:p>
              </table:table-cell>
              <table:table-cell office:value-type="float" office:value="-0.0949577">
                <text:p>-0.0949577</text:p>
              </table:table-cell>
              <table:table-cell office:value-type="float" office:value="-0.074946">
                <text:p>-0.074946</text:p>
              </table:table-cell>
              <table:table-cell office:value-type="float" office:value="-0.0718777">
                <text:p>-0.0718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5">
                <text:p>0.1625</text:p>
              </table:table-cell>
              <table:table-cell office:value-type="float" office:value="-0.111431">
                <text:p>-0.111431</text:p>
              </table:table-cell>
              <table:table-cell office:value-type="float" office:value="1.41986">
                <text:p>1.41986</text:p>
              </table:table-cell>
              <table:table-cell office:value-type="float" office:value="0.55978">
                <text:p>0.55978</text:p>
              </table:table-cell>
              <table:table-cell office:value-type="float" office:value="-0.109412">
                <text:p>-0.109412</text:p>
              </table:table-cell>
              <table:table-cell office:value-type="float" office:value="0.580128">
                <text:p>0.580128</text:p>
              </table:table-cell>
              <table:table-cell office:value-type="float" office:value="-0.0584915">
                <text:p>-0.0584915</text:p>
              </table:table-cell>
              <table:table-cell office:value-type="float" office:value="-0.094088">
                <text:p>-0.094088</text:p>
              </table:table-cell>
              <table:table-cell office:value-type="float" office:value="-0.0882512">
                <text:p>-0.0882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75">
                <text:p>0.1875</text:p>
              </table:table-cell>
              <table:table-cell office:value-type="float" office:value="-0.132713">
                <text:p>-0.132713</text:p>
              </table:table-cell>
              <table:table-cell office:value-type="float" office:value="1.49538">
                <text:p>1.49538</text:p>
              </table:table-cell>
              <table:table-cell office:value-type="float" office:value="0.611764">
                <text:p>0.611764</text:p>
              </table:table-cell>
              <table:table-cell office:value-type="float" office:value="-0.124829">
                <text:p>-0.124829</text:p>
              </table:table-cell>
              <table:table-cell office:value-type="float" office:value="0.636545">
                <text:p>0.636545</text:p>
              </table:table-cell>
              <table:table-cell office:value-type="float" office:value="0.0036913">
                <text:p>0.0036913</text:p>
              </table:table-cell>
              <table:table-cell office:value-type="float" office:value="-0.111898">
                <text:p>-0.111898</text:p>
              </table:table-cell>
              <table:table-cell office:value-type="float" office:value="-0.103294">
                <text:p>-0.103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25">
                <text:p>0.2125</text:p>
              </table:table-cell>
              <table:table-cell office:value-type="float" office:value="-0.1536">
                <text:p>-0.1536</text:p>
              </table:table-cell>
              <table:table-cell office:value-type="float" office:value="1.69479">
                <text:p>1.69479</text:p>
              </table:table-cell>
              <table:table-cell office:value-type="float" office:value="0.62323">
                <text:p>0.62323</text:p>
              </table:table-cell>
              <table:table-cell office:value-type="float" office:value="-0.138496">
                <text:p>-0.138496</text:p>
              </table:table-cell>
              <table:table-cell office:value-type="float" office:value="0.702755">
                <text:p>0.702755</text:p>
              </table:table-cell>
              <table:table-cell office:value-type="float" office:value="0.0350031">
                <text:p>0.0350031</text:p>
              </table:table-cell>
              <table:table-cell office:value-type="float" office:value="-0.129507">
                <text:p>-0.129507</text:p>
              </table:table-cell>
              <table:table-cell office:value-type="float" office:value="-0.116488">
                <text:p>-0.11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5">
                <text:p>0.2375</text:p>
              </table:table-cell>
              <table:table-cell office:value-type="float" office:value="-0.17201">
                <text:p>-0.17201</text:p>
              </table:table-cell>
              <table:table-cell office:value-type="float" office:value="2.01683">
                <text:p>2.01683</text:p>
              </table:table-cell>
              <table:table-cell office:value-type="float" office:value="0.72819">
                <text:p>0.72819</text:p>
              </table:table-cell>
              <table:table-cell office:value-type="float" office:value="-0.150939">
                <text:p>-0.150939</text:p>
              </table:table-cell>
              <table:table-cell office:value-type="float" office:value="0.749867">
                <text:p>0.749867</text:p>
              </table:table-cell>
              <table:table-cell office:value-type="float" office:value="0.0765134">
                <text:p>0.0765134</text:p>
              </table:table-cell>
              <table:table-cell office:value-type="float" office:value="-0.146383">
                <text:p>-0.146383</text:p>
              </table:table-cell>
              <table:table-cell office:value-type="float" office:value="-0.127025">
                <text:p>-0.127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5">
                <text:p>0.2625</text:p>
              </table:table-cell>
              <table:table-cell office:value-type="float" office:value="-0.188178">
                <text:p>-0.188178</text:p>
              </table:table-cell>
              <table:table-cell office:value-type="float" office:value="2.52928">
                <text:p>2.52928</text:p>
              </table:table-cell>
              <table:table-cell office:value-type="float" office:value="0.793018">
                <text:p>0.793018</text:p>
              </table:table-cell>
              <table:table-cell office:value-type="float" office:value="-0.162701">
                <text:p>-0.162701</text:p>
              </table:table-cell>
              <table:table-cell office:value-type="float" office:value="0.796929">
                <text:p>0.796929</text:p>
              </table:table-cell>
              <table:table-cell office:value-type="float" office:value="0.123178">
                <text:p>0.123178</text:p>
              </table:table-cell>
              <table:table-cell office:value-type="float" office:value="-0.162449">
                <text:p>-0.162449</text:p>
              </table:table-cell>
              <table:table-cell office:value-type="float" office:value="-0.136372">
                <text:p>-0.136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75">
                <text:p>0.2875</text:p>
              </table:table-cell>
              <table:table-cell office:value-type="float" office:value="-0.203768">
                <text:p>-0.203768</text:p>
              </table:table-cell>
              <table:table-cell office:value-type="float" office:value="3.02302">
                <text:p>3.02302</text:p>
              </table:table-cell>
              <table:table-cell office:value-type="float" office:value="0.826809">
                <text:p>0.826809</text:p>
              </table:table-cell>
              <table:table-cell office:value-type="float" office:value="-0.17248">
                <text:p>-0.17248</text:p>
              </table:table-cell>
              <table:table-cell office:value-type="float" office:value="0.862944">
                <text:p>0.862944</text:p>
              </table:table-cell>
              <table:table-cell office:value-type="float" office:value="0.175107">
                <text:p>0.175107</text:p>
              </table:table-cell>
              <table:table-cell office:value-type="float" office:value="-0.176927">
                <text:p>-0.176927</text:p>
              </table:table-cell>
              <table:table-cell office:value-type="float" office:value="-0.144804">
                <text:p>-0.144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25">
                <text:p>0.3125</text:p>
              </table:table-cell>
              <table:table-cell office:value-type="float" office:value="-0.219813">
                <text:p>-0.219813</text:p>
              </table:table-cell>
              <table:table-cell office:value-type="float" office:value="3.53601">
                <text:p>3.53601</text:p>
              </table:table-cell>
              <table:table-cell office:value-type="float" office:value="0.834938">
                <text:p>0.834938</text:p>
              </table:table-cell>
              <table:table-cell office:value-type="float" office:value="-0.179745">
                <text:p>-0.179745</text:p>
              </table:table-cell>
              <table:table-cell office:value-type="float" office:value="0.909909">
                <text:p>0.909909</text:p>
              </table:table-cell>
              <table:table-cell office:value-type="float" office:value="0.232081">
                <text:p>0.232081</text:p>
              </table:table-cell>
              <table:table-cell office:value-type="float" office:value="-0.190092">
                <text:p>-0.190092</text:p>
              </table:table-cell>
              <table:table-cell office:value-type="float" office:value="-0.151742">
                <text:p>-0.151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5">
                <text:p>0.3375</text:p>
              </table:table-cell>
              <table:table-cell office:value-type="float" office:value="-0.235978">
                <text:p>-0.235978</text:p>
              </table:table-cell>
              <table:table-cell office:value-type="float" office:value="4.02975">
                <text:p>4.02975</text:p>
              </table:table-cell>
              <table:table-cell office:value-type="float" office:value="0.868729">
                <text:p>0.868729</text:p>
              </table:table-cell>
              <table:table-cell office:value-type="float" office:value="-0.185688">
                <text:p>-0.185688</text:p>
              </table:table-cell>
              <table:table-cell office:value-type="float" office:value="0.994729">
                <text:p>0.994729</text:p>
              </table:table-cell>
              <table:table-cell office:value-type="float" office:value="0.304737">
                <text:p>0.304737</text:p>
              </table:table-cell>
              <table:table-cell office:value-type="float" office:value="-0.2009">
                <text:p>-0.2009</text:p>
              </table:table-cell>
              <table:table-cell office:value-type="float" office:value="-0.158284">
                <text:p>-0.158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25">
                <text:p>0.3625</text:p>
              </table:table-cell>
              <table:table-cell office:value-type="float" office:value="-0.251627">
                <text:p>-0.251627</text:p>
              </table:table-cell>
              <table:table-cell office:value-type="float" office:value="4.53329">
                <text:p>4.53329</text:p>
              </table:table-cell>
              <table:table-cell office:value-type="float" office:value="0.871649">
                <text:p>0.871649</text:p>
              </table:table-cell>
              <table:table-cell office:value-type="float" office:value="-0.190243">
                <text:p>-0.190243</text:p>
              </table:table-cell>
              <table:table-cell office:value-type="float" office:value="1.09845">
                <text:p>1.09845</text:p>
              </table:table-cell>
              <table:table-cell office:value-type="float" office:value="0.387813">
                <text:p>0.387813</text:p>
              </table:table-cell>
              <table:table-cell office:value-type="float" office:value="-0.209622">
                <text:p>-0.209622</text:p>
              </table:table-cell>
              <table:table-cell office:value-type="float" office:value="-0.165238">
                <text:p>-0.165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75">
                <text:p>0.3875</text:p>
              </table:table-cell>
              <table:table-cell office:value-type="float" office:value="-0.26593">
                <text:p>-0.26593</text:p>
              </table:table-cell>
              <table:table-cell office:value-type="float" office:value="5.03658">
                <text:p>5.03658</text:p>
              </table:table-cell>
              <table:table-cell office:value-type="float" office:value="0.900341">
                <text:p>0.900341</text:p>
              </table:table-cell>
              <table:table-cell office:value-type="float" office:value="-0.193733">
                <text:p>-0.193733</text:p>
              </table:table-cell>
              <table:table-cell office:value-type="float" office:value="1.21182">
                <text:p>1.21182</text:p>
              </table:table-cell>
              <table:table-cell office:value-type="float" office:value="0.455481">
                <text:p>0.455481</text:p>
              </table:table-cell>
              <table:table-cell office:value-type="float" office:value="-0.217562">
                <text:p>-0.217562</text:p>
              </table:table-cell>
              <table:table-cell office:value-type="float" office:value="-0.171457">
                <text:p>-0.171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25">
                <text:p>0.4125</text:p>
              </table:table-cell>
              <table:table-cell office:value-type="float" office:value="-0.27837">
                <text:p>-0.27837</text:p>
              </table:table-cell>
              <table:table-cell office:value-type="float" office:value="5.52116">
                <text:p>5.52116</text:p>
              </table:table-cell>
              <table:table-cell office:value-type="float" office:value="0.897996">
                <text:p>0.897996</text:p>
              </table:table-cell>
              <table:table-cell office:value-type="float" office:value="-0.195635">
                <text:p>-0.195635</text:p>
              </table:table-cell>
              <table:table-cell office:value-type="float" office:value="1.31574">
                <text:p>1.31574</text:p>
              </table:table-cell>
              <table:table-cell office:value-type="float" office:value="0.517939">
                <text:p>0.517939</text:p>
              </table:table-cell>
              <table:table-cell office:value-type="float" office:value="-0.224003">
                <text:p>-0.224003</text:p>
              </table:table-cell>
              <table:table-cell office:value-type="float" office:value="-0.175048">
                <text:p>-0.175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  <table:table-cell office:value-type="float" office:value="-0.289993">
                <text:p>-0.289993</text:p>
              </table:table-cell>
              <table:table-cell office:value-type="float" office:value="6.02494">
                <text:p>6.02494</text:p>
              </table:table-cell>
              <table:table-cell office:value-type="float" office:value="0.875145">
                <text:p>0.875145</text:p>
              </table:table-cell>
              <table:table-cell office:value-type="float" office:value="-0.19558">
                <text:p>-0.19558</text:p>
              </table:table-cell>
              <table:table-cell office:value-type="float" office:value="1.43867">
                <text:p>1.43867</text:p>
              </table:table-cell>
              <table:table-cell office:value-type="float" office:value="0.580508">
                <text:p>0.580508</text:p>
              </table:table-cell>
              <table:table-cell office:value-type="float" office:value="-0.227455">
                <text:p>-0.227455</text:p>
              </table:table-cell>
              <table:table-cell office:value-type="float" office:value="-0.177057">
                <text:p>-0.17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25">
                <text:p>0.4625</text:p>
              </table:table-cell>
              <table:table-cell office:value-type="float" office:value="-0.300525">
                <text:p>-0.300525</text:p>
              </table:table-cell>
              <table:table-cell office:value-type="float" office:value="6.52857">
                <text:p>6.52857</text:p>
              </table:table-cell>
              <table:table-cell office:value-type="float" office:value="0.867756">
                <text:p>0.867756</text:p>
              </table:table-cell>
              <table:table-cell office:value-type="float" office:value="-0.192425">
                <text:p>-0.192425</text:p>
              </table:table-cell>
              <table:table-cell office:value-type="float" office:value="1.57118">
                <text:p>1.57118</text:p>
              </table:table-cell>
              <table:table-cell office:value-type="float" office:value="0.632823">
                <text:p>0.632823</text:p>
              </table:table-cell>
              <table:table-cell office:value-type="float" office:value="-0.227912">
                <text:p>-0.227912</text:p>
              </table:table-cell>
              <table:table-cell office:value-type="float" office:value="-0.17648">
                <text:p>-0.17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5">
                <text:p>0.4875</text:p>
              </table:table-cell>
              <table:table-cell office:value-type="float" office:value="-0.309002">
                <text:p>-0.309002</text:p>
              </table:table-cell>
              <table:table-cell office:value-type="float" office:value="7.00356">
                <text:p>7.00356</text:p>
              </table:table-cell>
              <table:table-cell office:value-type="float" office:value="0.875665">
                <text:p>0.875665</text:p>
              </table:table-cell>
              <table:table-cell office:value-type="float" office:value="-0.186467">
                <text:p>-0.186467</text:p>
              </table:table-cell>
              <table:table-cell office:value-type="float" office:value="1.75121">
                <text:p>1.75121</text:p>
              </table:table-cell>
              <table:table-cell office:value-type="float" office:value="0.685413">
                <text:p>0.685413</text:p>
              </table:table-cell>
              <table:table-cell office:value-type="float" office:value="-0.226125">
                <text:p>-0.226125</text:p>
              </table:table-cell>
              <table:table-cell office:value-type="float" office:value="-0.172373">
                <text:p>-0.172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5">
                <text:p>0.5125</text:p>
              </table:table-cell>
              <table:table-cell office:value-type="float" office:value="-0.314922">
                <text:p>-0.314922</text:p>
              </table:table-cell>
              <table:table-cell office:value-type="float" office:value="7.49764">
                <text:p>7.49764</text:p>
              </table:table-cell>
              <table:table-cell office:value-type="float" office:value="0.873375">
                <text:p>0.873375</text:p>
              </table:table-cell>
              <table:table-cell office:value-type="float" office:value="-0.17828">
                <text:p>-0.17828</text:p>
              </table:table-cell>
              <table:table-cell office:value-type="float" office:value="1.91247">
                <text:p>1.91247</text:p>
              </table:table-cell>
              <table:table-cell office:value-type="float" office:value="0.712121">
                <text:p>0.712121</text:p>
              </table:table-cell>
              <table:table-cell office:value-type="float" office:value="-0.22267">
                <text:p>-0.22267</text:p>
              </table:table-cell>
              <table:table-cell office:value-type="float" office:value="-0.166268">
                <text:p>-0.166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75">
                <text:p>0.5375</text:p>
              </table:table-cell>
              <table:table-cell office:value-type="float" office:value="-0.318602">
                <text:p>-0.318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168252">
                <text:p>-0.168252</text:p>
              </table:table-cell>
              <table:table-cell office:value-type="float" office:value="2.16865">
                <text:p>2.16865</text:p>
              </table:table-cell>
              <table:table-cell office:value-type="float" office:value="0.749689">
                <text:p>0.749689</text:p>
              </table:table-cell>
              <table:table-cell office:value-type="float" office:value="-0.217772">
                <text:p>-0.217772</text:p>
              </table:table-cell>
              <table:table-cell office:value-type="float" office:value="-0.158007">
                <text:p>-0.158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25">
                <text:p>0.5625</text:p>
              </table:table-cell>
              <table:table-cell office:value-type="float" office:value="-0.319933">
                <text:p>-0.3199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156268">
                <text:p>-0.156268</text:p>
              </table:table-cell>
              <table:table-cell office:value-type="float" office:value="2.43432">
                <text:p>2.43432</text:p>
              </table:table-cell>
              <table:table-cell office:value-type="float" office:value="0.787312">
                <text:p>0.787312</text:p>
              </table:table-cell>
              <table:table-cell office:value-type="float" office:value="-0.211995">
                <text:p>-0.211995</text:p>
              </table:table-cell>
              <table:table-cell office:value-type="float" office:value="-0.148307">
                <text:p>-0.148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75">
                <text:p>0.5875</text:p>
              </table:table-cell>
              <table:table-cell office:value-type="float" office:value="-0.318503">
                <text:p>-0.318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141283">
                <text:p>-0.141283</text:p>
              </table:table-cell>
              <table:table-cell office:value-type="float" office:value="2.72855">
                <text:p>2.72855</text:p>
              </table:table-cell>
              <table:table-cell office:value-type="float" office:value="0.819946">
                <text:p>0.819946</text:p>
              </table:table-cell>
              <table:table-cell office:value-type="float" office:value="-0.20418">
                <text:p>-0.20418</text:p>
              </table:table-cell>
              <table:table-cell office:value-type="float" office:value="-0.136659">
                <text:p>-0.136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5">
                <text:p>0.6125</text:p>
              </table:table-cell>
              <table:table-cell office:value-type="float" office:value="-0.315467">
                <text:p>-0.3154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125412">
                <text:p>-0.125412</text:p>
              </table:table-cell>
              <table:table-cell office:value-type="float" office:value="2.99433">
                <text:p>2.99433</text:p>
              </table:table-cell>
              <table:table-cell office:value-type="float" office:value="0.847261">
                <text:p>0.847261</text:p>
              </table:table-cell>
              <table:table-cell office:value-type="float" office:value="-0.195187">
                <text:p>-0.195187</text:p>
              </table:table-cell>
              <table:table-cell office:value-type="float" office:value="-0.124366">
                <text:p>-0.124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75">
                <text:p>0.6375</text:p>
              </table:table-cell>
              <table:table-cell office:value-type="float" office:value="-0.309867">
                <text:p>-0.3098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108548">
                <text:p>-0.108548</text:p>
              </table:table-cell>
              <table:table-cell office:value-type="float" office:value="3.23179">
                <text:p>3.23179</text:p>
              </table:table-cell>
              <table:table-cell office:value-type="float" office:value="0.853793">
                <text:p>0.853793</text:p>
              </table:table-cell>
              <table:table-cell office:value-type="float" office:value="-0.184018">
                <text:p>-0.184018</text:p>
              </table:table-cell>
              <table:table-cell office:value-type="float" office:value="-0.110589">
                <text:p>-0.110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25">
                <text:p>0.6625</text:p>
              </table:table-cell>
              <table:table-cell office:value-type="float" office:value="-0.302203">
                <text:p>-0.3022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0904667">
                <text:p>-0.0904667</text:p>
              </table:table-cell>
              <table:table-cell office:value-type="float" office:value="3.44076">
                <text:p>3.44076</text:p>
              </table:table-cell>
              <table:table-cell office:value-type="float" office:value="0.860159">
                <text:p>0.860159</text:p>
              </table:table-cell>
              <table:table-cell office:value-type="float" office:value="-0.170978">
                <text:p>-0.170978</text:p>
              </table:table-cell>
              <table:table-cell office:value-type="float" office:value="-0.0950572">
                <text:p>-0.0950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75">
                <text:p>0.6875</text:p>
              </table:table-cell>
              <table:table-cell office:value-type="float" office:value="-0.293375">
                <text:p>-0.293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0720083">
                <text:p>-0.0720083</text:p>
              </table:table-cell>
              <table:table-cell office:value-type="float" office:value="3.63072">
                <text:p>3.63072</text:p>
              </table:table-cell>
              <table:table-cell office:value-type="float" office:value="0.866415">
                <text:p>0.866415</text:p>
              </table:table-cell>
              <table:table-cell office:value-type="float" office:value="-0.156601">
                <text:p>-0.156601</text:p>
              </table:table-cell>
              <table:table-cell office:value-type="float" office:value="-0.0771675">
                <text:p>-0.0771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-0.283688">
                <text:p>-0.283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0531742">
                <text:p>-0.0531742</text:p>
              </table:table-cell>
              <table:table-cell office:value-type="float" office:value="3.81114">
                <text:p>3.81114</text:p>
              </table:table-cell>
              <table:table-cell office:value-type="float" office:value="0.877771">
                <text:p>0.877771</text:p>
              </table:table-cell>
              <table:table-cell office:value-type="float" office:value="-0.141564">
                <text:p>-0.141564</text:p>
              </table:table-cell>
              <table:table-cell office:value-type="float" office:value="-0.0584245">
                <text:p>-0.0584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75">
                <text:p>0.7375</text:p>
              </table:table-cell>
              <table:table-cell office:value-type="float" office:value="-0.27278">
                <text:p>-0.27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0331443">
                <text:p>-0.0331443</text:p>
              </table:table-cell>
              <table:table-cell office:value-type="float" office:value="3.9916">
                <text:p>3.9916</text:p>
              </table:table-cell>
              <table:table-cell office:value-type="float" office:value="0.883972">
                <text:p>0.883972</text:p>
              </table:table-cell>
              <table:table-cell office:value-type="float" office:value="-0.125399">
                <text:p>-0.125399</text:p>
              </table:table-cell>
              <table:table-cell office:value-type="float" office:value="-0.0393948">
                <text:p>-0.0393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25">
                <text:p>0.7625</text:p>
              </table:table-cell>
              <table:table-cell office:value-type="float" office:value="-0.261018">
                <text:p>-0.261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0.012008">
                <text:p>-0.012008</text:p>
              </table:table-cell>
              <table:table-cell office:value-type="float" office:value="4.16261">
                <text:p>4.16261</text:p>
              </table:table-cell>
              <table:table-cell office:value-type="float" office:value="0.884964">
                <text:p>0.884964</text:p>
              </table:table-cell>
              <table:table-cell office:value-type="float" office:value="-0.108026">
                <text:p>-0.108026</text:p>
              </table:table-cell>
              <table:table-cell office:value-type="float" office:value="-0.0199317">
                <text:p>-0.0199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75">
                <text:p>0.7875</text:p>
              </table:table-cell>
              <table:table-cell office:value-type="float" office:value="-0.247995">
                <text:p>-0.2479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105656">
                <text:p>0.0105656</text:p>
              </table:table-cell>
              <table:table-cell office:value-type="float" office:value="4.39063">
                <text:p>4.39063</text:p>
              </table:table-cell>
              <table:table-cell office:value-type="float" office:value="0.886286">
                <text:p>0.886286</text:p>
              </table:table-cell>
              <table:table-cell office:value-type="float" office:value="-0.0893265">
                <text:p>-0.0893265</text:p>
              </table:table-cell>
              <table:table-cell office:value-type="float" office:value="0.000665403">
                <text:p>0.000665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25">
                <text:p>0.8125</text:p>
              </table:table-cell>
              <table:table-cell office:value-type="float" office:value="-0.234743">
                <text:p>-0.2347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340177">
                <text:p>0.0340177</text:p>
              </table:table-cell>
              <table:table-cell office:value-type="float" office:value="4.6376">
                <text:p>4.6376</text:p>
              </table:table-cell>
              <table:table-cell office:value-type="float" office:value="0.892873">
                <text:p>0.892873</text:p>
              </table:table-cell>
              <table:table-cell office:value-type="float" office:value="-0.0697733">
                <text:p>-0.0697733</text:p>
              </table:table-cell>
              <table:table-cell office:value-type="float" office:value="0.0227127">
                <text:p>0.0227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75">
                <text:p>0.8375</text:p>
              </table:table-cell>
              <table:table-cell office:value-type="float" office:value="-0.221013">
                <text:p>-0.221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578803">
                <text:p>0.0578803</text:p>
              </table:table-cell>
              <table:table-cell office:value-type="float" office:value="4.89412">
                <text:p>4.89412</text:p>
              </table:table-cell>
              <table:table-cell office:value-type="float" office:value="0.89436">
                <text:p>0.89436</text:p>
              </table:table-cell>
              <table:table-cell office:value-type="float" office:value="-0.0493975">
                <text:p>-0.0493975</text:p>
              </table:table-cell>
              <table:table-cell office:value-type="float" office:value="0.0456675">
                <text:p>0.0456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25">
                <text:p>0.8625</text:p>
              </table:table-cell>
              <table:table-cell office:value-type="float" office:value="-0.205725">
                <text:p>-0.205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081963">
                <text:p>0.081963</text:p>
              </table:table-cell>
              <table:table-cell office:value-type="float" office:value="5.13153">
                <text:p>5.13153</text:p>
              </table:table-cell>
              <table:table-cell office:value-type="float" office:value="0.906046">
                <text:p>0.906046</text:p>
              </table:table-cell>
              <table:table-cell office:value-type="float" office:value="-0.0287202">
                <text:p>-0.0287202</text:p>
              </table:table-cell>
              <table:table-cell office:value-type="float" office:value="0.0693202">
                <text:p>0.0693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75">
                <text:p>0.8875</text:p>
              </table:table-cell>
              <table:table-cell office:value-type="float" office:value="-0.189738">
                <text:p>-0.1897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06327">
                <text:p>0.106327</text:p>
              </table:table-cell>
              <table:table-cell office:value-type="float" office:value="5.38805">
                <text:p>5.38805</text:p>
              </table:table-cell>
              <table:table-cell office:value-type="float" office:value="0.907534">
                <text:p>0.907534</text:p>
              </table:table-cell>
              <table:table-cell office:value-type="float" office:value="-0.00832175">
                <text:p>-0.00832175</text:p>
              </table:table-cell>
              <table:table-cell office:value-type="float" office:value="0.0943038">
                <text:p>0.0943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125">
                <text:p>0.9125</text:p>
              </table:table-cell>
              <table:table-cell office:value-type="float" office:value="-0.173863">
                <text:p>-0.173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31148">
                <text:p>0.131148</text:p>
              </table:table-cell>
              <table:table-cell office:value-type="float" office:value="5.62547">
                <text:p>5.62547</text:p>
              </table:table-cell>
              <table:table-cell office:value-type="float" office:value="0.91922">
                <text:p>0.91922</text:p>
              </table:table-cell>
              <table:table-cell office:value-type="float" office:value="0.0117613">
                <text:p>0.0117613</text:p>
              </table:table-cell>
              <table:table-cell office:value-type="float" office:value="0.119688">
                <text:p>0.119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75">
                <text:p>0.9375</text:p>
              </table:table-cell>
              <table:table-cell office:value-type="float" office:value="-0.156674">
                <text:p>-0.1566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56295">
                <text:p>0.156295</text:p>
              </table:table-cell>
              <table:table-cell office:value-type="float" office:value="5.93899">
                <text:p>5.93899</text:p>
              </table:table-cell>
              <table:table-cell office:value-type="float" office:value="0.921038">
                <text:p>0.921038</text:p>
              </table:table-cell>
              <table:table-cell office:value-type="float" office:value="0.0326787">
                <text:p>0.0326787</text:p>
              </table:table-cell>
              <table:table-cell office:value-type="float" office:value="0.145642">
                <text:p>0.145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25">
                <text:p>0.9625</text:p>
              </table:table-cell>
              <table:table-cell office:value-type="float" office:value="-0.137804">
                <text:p>-0.1378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0917">
                <text:p>0.180917</text:p>
              </table:table-cell>
              <table:table-cell office:value-type="float" office:value="6.22401">
                <text:p>6.22401</text:p>
              </table:table-cell>
              <table:table-cell office:value-type="float" office:value="0.922691">
                <text:p>0.922691</text:p>
              </table:table-cell>
              <table:table-cell office:value-type="float" office:value="0.0539812">
                <text:p>0.0539812</text:p>
              </table:table-cell>
              <table:table-cell office:value-type="float" office:value="0.17157">
                <text:p>0.17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-0.118195">
                <text:p>-0.118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4875">
                <text:p>0.204875</text:p>
              </table:table-cell>
              <table:table-cell office:value-type="float" office:value="6.60404">
                <text:p>6.60404</text:p>
              </table:table-cell>
              <table:table-cell office:value-type="float" office:value="0.924895">
                <text:p>0.924895</text:p>
              </table:table-cell>
              <table:table-cell office:value-type="float" office:value="0.0750438">
                <text:p>0.0750438</text:p>
              </table:table-cell>
              <table:table-cell office:value-type="float" office:value="0.19597">
                <text:p>0.19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25">
                <text:p>1.0125</text:p>
              </table:table-cell>
              <table:table-cell office:value-type="float" office:value="-0.09772">
                <text:p>-0.09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8837">
                <text:p>0.228837</text:p>
              </table:table-cell>
              <table:table-cell office:value-type="float" office:value="6.98402">
                <text:p>6.98402</text:p>
              </table:table-cell>
              <table:table-cell office:value-type="float" office:value="0.932253">
                <text:p>0.932253</text:p>
              </table:table-cell>
              <table:table-cell office:value-type="float" office:value="0.0960523">
                <text:p>0.0960523</text:p>
              </table:table-cell>
              <table:table-cell office:value-type="float" office:value="0.219008">
                <text:p>0.219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75">
                <text:p>1.0375</text:p>
              </table:table-cell>
              <table:table-cell office:value-type="float" office:value="-0.0761515">
                <text:p>-0.0761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2413">
                <text:p>0.252413</text:p>
              </table:table-cell>
              <table:table-cell office:value-type="float" office:value="7.35454">
                <text:p>7.35454</text:p>
              </table:table-cell>
              <table:table-cell office:value-type="float" office:value="0.934401">
                <text:p>0.934401</text:p>
              </table:table-cell>
              <table:table-cell office:value-type="float" office:value="0.117818">
                <text:p>0.117818</text:p>
              </table:table-cell>
              <table:table-cell office:value-type="float" office:value="0.241273">
                <text:p>0.241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25">
                <text:p>1.0625</text:p>
              </table:table-cell>
              <table:table-cell office:value-type="float" office:value="-0.0538482">
                <text:p>-0.0538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505">
                <text:p>0.27505</text:p>
              </table:table-cell>
              <table:table-cell office:value-type="float" office:value="7.65847">
                <text:p>7.65847</text:p>
              </table:table-cell>
              <table:table-cell office:value-type="float" office:value="0.946473">
                <text:p>0.946473</text:p>
              </table:table-cell>
              <table:table-cell office:value-type="float" office:value="0.139052">
                <text:p>0.139052</text:p>
              </table:table-cell>
              <table:table-cell office:value-type="float" office:value="0.262365">
                <text:p>0.2623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75">
                <text:p>1.0875</text:p>
              </table:table-cell>
              <table:table-cell office:value-type="float" office:value="-0.0308978">
                <text:p>-0.0308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7162">
                <text:p>0.297162</text:p>
              </table:table-cell>
              <table:table-cell office:value-type="float" office:value="8">
                <text:p>8</text:p>
              </table:table-cell>
              <table:table-cell office:value-type="float" office:value="0.948456">
                <text:p>0.948456</text:p>
              </table:table-cell>
              <table:table-cell office:value-type="float" office:value="0.159151">
                <text:p>0.159151</text:p>
              </table:table-cell>
              <table:table-cell office:value-type="float" office:value="0.282123">
                <text:p>0.282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125">
                <text:p>1.1125</text:p>
              </table:table-cell>
              <table:table-cell office:value-type="float" office:value="-0.00746005">
                <text:p>-0.00746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895">
                <text:p>0.318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843">
                <text:p>0.17843</text:p>
              </table:table-cell>
              <table:table-cell office:value-type="float" office:value="0.300458">
                <text:p>0.300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75">
                <text:p>1.1375</text:p>
              </table:table-cell>
              <table:table-cell office:value-type="float" office:value="0.0155537">
                <text:p>0.0155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9883">
                <text:p>0.3398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6587">
                <text:p>0.196587</text:p>
              </table:table-cell>
              <table:table-cell office:value-type="float" office:value="0.318197">
                <text:p>0.318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625">
                <text:p>1.1625</text:p>
              </table:table-cell>
              <table:table-cell office:value-type="float" office:value="0.0376837">
                <text:p>0.0376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017">
                <text:p>0.359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3537">
                <text:p>0.213537</text:p>
              </table:table-cell>
              <table:table-cell office:value-type="float" office:value="0.335467">
                <text:p>0.3354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75">
                <text:p>1.1875</text:p>
              </table:table-cell>
              <table:table-cell office:value-type="float" office:value="0.0600092">
                <text:p>0.0600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6905">
                <text:p>0.3769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30597">
                <text:p>0.230597</text:p>
              </table:table-cell>
              <table:table-cell office:value-type="float" office:value="0.352625">
                <text:p>0.352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125">
                <text:p>1.2125</text:p>
              </table:table-cell>
              <table:table-cell office:value-type="float" office:value="0.083312">
                <text:p>0.083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4465">
                <text:p>0.3944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8618">
                <text:p>0.248618</text:p>
              </table:table-cell>
              <table:table-cell office:value-type="float" office:value="0.369532">
                <text:p>0.369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375">
                <text:p>1.2375</text:p>
              </table:table-cell>
              <table:table-cell office:value-type="float" office:value="0.106972">
                <text:p>0.1069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1245">
                <text:p>0.411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6705">
                <text:p>0.266705</text:p>
              </table:table-cell>
              <table:table-cell office:value-type="float" office:value="0.385477">
                <text:p>0.3854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25">
                <text:p>1.2625</text:p>
              </table:table-cell>
              <table:table-cell office:value-type="float" office:value="0.130136">
                <text:p>0.130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6992">
                <text:p>0.4269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3777">
                <text:p>0.283777</text:p>
              </table:table-cell>
              <table:table-cell office:value-type="float" office:value="0.400293">
                <text:p>0.4002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875">
                <text:p>1.2875</text:p>
              </table:table-cell>
              <table:table-cell office:value-type="float" office:value="0.15285">
                <text:p>0.15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42708">
                <text:p>0.442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473">
                <text:p>0.300473</text:p>
              </table:table-cell>
              <table:table-cell office:value-type="float" office:value="0.415073">
                <text:p>0.4150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25">
                <text:p>1.3125</text:p>
              </table:table-cell>
              <table:table-cell office:value-type="float" office:value="0.175237">
                <text:p>0.1752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8867">
                <text:p>0.4588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6545">
                <text:p>0.316545</text:p>
              </table:table-cell>
              <table:table-cell office:value-type="float" office:value="0.430157">
                <text:p>0.430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75">
                <text:p>1.3375</text:p>
              </table:table-cell>
              <table:table-cell office:value-type="float" office:value="0.196685">
                <text:p>0.1966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4782">
                <text:p>0.4747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141">
                <text:p>0.33141</text:p>
              </table:table-cell>
              <table:table-cell office:value-type="float" office:value="0.444917">
                <text:p>0.444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625">
                <text:p>1.3625</text:p>
              </table:table-cell>
              <table:table-cell office:value-type="float" office:value="0.216955">
                <text:p>0.2169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0218">
                <text:p>0.490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5552">
                <text:p>0.345552</text:p>
              </table:table-cell>
              <table:table-cell office:value-type="float" office:value="0.458655">
                <text:p>0.458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75">
                <text:p>1.3875</text:p>
              </table:table-cell>
              <table:table-cell office:value-type="float" office:value="0.236588">
                <text:p>0.2365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542">
                <text:p>0.50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925">
                <text:p>0.359925</text:p>
              </table:table-cell>
              <table:table-cell office:value-type="float" office:value="0.471747">
                <text:p>0.4717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125">
                <text:p>1.4125</text:p>
              </table:table-cell>
              <table:table-cell office:value-type="float" office:value="0.255997">
                <text:p>0.2559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19942">
                <text:p>0.5199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3785">
                <text:p>0.373785</text:p>
              </table:table-cell>
              <table:table-cell office:value-type="float" office:value="0.48418">
                <text:p>0.48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375">
                <text:p>1.4375</text:p>
              </table:table-cell>
              <table:table-cell office:value-type="float" office:value="0.275298">
                <text:p>0.275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3583">
                <text:p>0.533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733">
                <text:p>0.386733</text:p>
              </table:table-cell>
              <table:table-cell office:value-type="float" office:value="0.495692">
                <text:p>0.495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25">
                <text:p>1.4625</text:p>
              </table:table-cell>
              <table:table-cell office:value-type="float" office:value="0.29421">
                <text:p>0.29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6562">
                <text:p>0.5465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9572">
                <text:p>0.399572</text:p>
              </table:table-cell>
              <table:table-cell office:value-type="float" office:value="0.506572">
                <text:p>0.506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75">
                <text:p>1.4875</text:p>
              </table:table-cell>
              <table:table-cell office:value-type="float" office:value="0.312697">
                <text:p>0.3126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8688">
                <text:p>0.558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266">
                <text:p>0.41266</text:p>
              </table:table-cell>
              <table:table-cell office:value-type="float" office:value="0.517568">
                <text:p>0.517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125">
                <text:p>1.5125</text:p>
              </table:table-cell>
              <table:table-cell office:value-type="float" office:value="0.330607">
                <text:p>0.3306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983">
                <text:p>0.569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5767">
                <text:p>0.425767</text:p>
              </table:table-cell>
              <table:table-cell office:value-type="float" office:value="0.527953">
                <text:p>0.527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375">
                <text:p>1.5375</text:p>
              </table:table-cell>
              <table:table-cell office:value-type="float" office:value="0.34811">
                <text:p>0.348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0317">
                <text:p>0.580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38592">
                <text:p>0.438592</text:p>
              </table:table-cell>
              <table:table-cell office:value-type="float" office:value="0.537265">
                <text:p>0.537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625">
                <text:p>1.5625</text:p>
              </table:table-cell>
              <table:table-cell office:value-type="float" office:value="0.36568">
                <text:p>0.36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0572">
                <text:p>0.5905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1183">
                <text:p>0.451183</text:p>
              </table:table-cell>
              <table:table-cell office:value-type="float" office:value="0.545892">
                <text:p>0.5458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875">
                <text:p>1.5875</text:p>
              </table:table-cell>
              <table:table-cell office:value-type="float" office:value="0.382963">
                <text:p>0.3829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0168">
                <text:p>0.6001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6347">
                <text:p>0.46347</text:p>
              </table:table-cell>
              <table:table-cell office:value-type="float" office:value="0.553967">
                <text:p>0.553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125">
                <text:p>1.6125</text:p>
              </table:table-cell>
              <table:table-cell office:value-type="float" office:value="0.399283">
                <text:p>0.399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9082">
                <text:p>0.6090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74757">
                <text:p>0.474757</text:p>
              </table:table-cell>
              <table:table-cell office:value-type="float" office:value="0.56138">
                <text:p>0.56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375">
                <text:p>1.6375</text:p>
              </table:table-cell>
              <table:table-cell office:value-type="float" office:value="0.41542">
                <text:p>0.41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803">
                <text:p>0.618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5208">
                <text:p>0.485208</text:p>
              </table:table-cell>
              <table:table-cell office:value-type="float" office:value="0.568353">
                <text:p>0.568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625">
                <text:p>1.6625</text:p>
              </table:table-cell>
              <table:table-cell office:value-type="float" office:value="0.431842">
                <text:p>0.4318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6972">
                <text:p>0.6269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95412">
                <text:p>0.495412</text:p>
              </table:table-cell>
              <table:table-cell office:value-type="float" office:value="0.575235">
                <text:p>0.5752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875">
                <text:p>1.6875</text:p>
              </table:table-cell>
              <table:table-cell office:value-type="float" office:value="0.447582">
                <text:p>0.447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5232">
                <text:p>0.635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555">
                <text:p>0.50555</text:p>
              </table:table-cell>
              <table:table-cell office:value-type="float" office:value="0.582558">
                <text:p>0.5825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125">
                <text:p>1.7125</text:p>
              </table:table-cell>
              <table:table-cell office:value-type="float" office:value="0.462192">
                <text:p>0.462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2528">
                <text:p>0.642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1512">
                <text:p>0.51512</text:p>
              </table:table-cell>
              <table:table-cell office:value-type="float" office:value="0.589873">
                <text:p>0.589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75">
                <text:p>1.7375</text:p>
              </table:table-cell>
              <table:table-cell office:value-type="float" office:value="0.475988">
                <text:p>0.4759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9447">
                <text:p>0.649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24337">
                <text:p>0.524337</text:p>
              </table:table-cell>
              <table:table-cell office:value-type="float" office:value="0.596872">
                <text:p>0.596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25">
                <text:p>1.7625</text:p>
              </table:table-cell>
              <table:table-cell office:value-type="float" office:value="0.489503">
                <text:p>0.489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6517">
                <text:p>0.656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3243">
                <text:p>0.533243</text:p>
              </table:table-cell>
              <table:table-cell office:value-type="float" office:value="0.603313">
                <text:p>0.603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875">
                <text:p>1.7875</text:p>
              </table:table-cell>
              <table:table-cell office:value-type="float" office:value="0.502845">
                <text:p>0.502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3652">
                <text:p>0.6636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1668">
                <text:p>0.541668</text:p>
              </table:table-cell>
              <table:table-cell office:value-type="float" office:value="0.609185">
                <text:p>0.609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125">
                <text:p>1.8125</text:p>
              </table:table-cell>
              <table:table-cell office:value-type="float" office:value="0.515915">
                <text:p>0.5159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1118">
                <text:p>0.671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9605">
                <text:p>0.549605</text:p>
              </table:table-cell>
              <table:table-cell office:value-type="float" office:value="0.614508">
                <text:p>0.614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375">
                <text:p>1.8375</text:p>
              </table:table-cell>
              <table:table-cell office:value-type="float" office:value="0.528498">
                <text:p>0.528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8742">
                <text:p>0.6787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7017">
                <text:p>0.557017</text:p>
              </table:table-cell>
              <table:table-cell office:value-type="float" office:value="0.620053">
                <text:p>0.620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625">
                <text:p>1.8625</text:p>
              </table:table-cell>
              <table:table-cell office:value-type="float" office:value="0.54048">
                <text:p>0.54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6247">
                <text:p>0.686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3707">
                <text:p>0.563707</text:p>
              </table:table-cell>
              <table:table-cell office:value-type="float" office:value="0.626058">
                <text:p>0.6260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875">
                <text:p>1.8875</text:p>
              </table:table-cell>
              <table:table-cell office:value-type="float" office:value="0.552383">
                <text:p>0.552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3258">
                <text:p>0.693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0037">
                <text:p>0.570037</text:p>
              </table:table-cell>
              <table:table-cell office:value-type="float" office:value="0.632322">
                <text:p>0.632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125">
                <text:p>1.9125</text:p>
              </table:table-cell>
              <table:table-cell office:value-type="float" office:value="0.56401">
                <text:p>0.56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9793">
                <text:p>0.699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6437">
                <text:p>0.576437</text:p>
              </table:table-cell>
              <table:table-cell office:value-type="float" office:value="0.638678">
                <text:p>0.638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75">
                <text:p>1.9375</text:p>
              </table:table-cell>
              <table:table-cell office:value-type="float" office:value="0.574912">
                <text:p>0.574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6117">
                <text:p>0.706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2918">
                <text:p>0.582918</text:p>
              </table:table-cell>
              <table:table-cell office:value-type="float" office:value="0.644678">
                <text:p>0.644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625">
                <text:p>1.9625</text:p>
              </table:table-cell>
              <table:table-cell office:value-type="float" office:value="0.585273">
                <text:p>0.585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2157">
                <text:p>0.712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965">
                <text:p>0.58965</text:p>
              </table:table-cell>
              <table:table-cell office:value-type="float" office:value="0.650018">
                <text:p>0.650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875">
                <text:p>1.9875</text:p>
              </table:table-cell>
              <table:table-cell office:value-type="float" office:value="0.59571">
                <text:p>0.595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7885">
                <text:p>0.7178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6678">
                <text:p>0.596678</text:p>
              </table:table-cell>
              <table:table-cell office:value-type="float" office:value="0.654975">
                <text:p>0.654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125">
                <text:p>2.0125</text:p>
              </table:table-cell>
              <table:table-cell office:value-type="float" office:value="0.60634">
                <text:p>0.606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3532">
                <text:p>0.723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4072">
                <text:p>0.604072</text:p>
              </table:table-cell>
              <table:table-cell office:value-type="float" office:value="0.659567">
                <text:p>0.659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375">
                <text:p>2.0375</text:p>
              </table:table-cell>
              <table:table-cell office:value-type="float" office:value="0.617233">
                <text:p>0.617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9315">
                <text:p>0.729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1513">
                <text:p>0.611513</text:p>
              </table:table-cell>
              <table:table-cell office:value-type="float" office:value="0.66361">
                <text:p>0.66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25">
                <text:p>2.0625</text:p>
              </table:table-cell>
              <table:table-cell office:value-type="float" office:value="0.627928">
                <text:p>0.6279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5213">
                <text:p>0.735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18433">
                <text:p>0.618433</text:p>
              </table:table-cell>
              <table:table-cell office:value-type="float" office:value="0.667285">
                <text:p>0.667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75">
                <text:p>2.0875</text:p>
              </table:table-cell>
              <table:table-cell office:value-type="float" office:value="0.638183">
                <text:p>0.6381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0827">
                <text:p>0.740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4922">
                <text:p>0.624922</text:p>
              </table:table-cell>
              <table:table-cell office:value-type="float" office:value="0.67084">
                <text:p>0.670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25">
                <text:p>2.1125</text:p>
              </table:table-cell>
              <table:table-cell office:value-type="float" office:value="0.648348">
                <text:p>0.648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61">
                <text:p>0.7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1222">
                <text:p>0.631222</text:p>
              </table:table-cell>
              <table:table-cell office:value-type="float" office:value="0.674357">
                <text:p>0.674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375">
                <text:p>2.1375</text:p>
              </table:table-cell>
              <table:table-cell office:value-type="float" office:value="0.658275">
                <text:p>0.658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1217">
                <text:p>0.7512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3749">
                <text:p>0.63749</text:p>
              </table:table-cell>
              <table:table-cell office:value-type="float" office:value="0.677925">
                <text:p>0.677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625">
                <text:p>2.1625</text:p>
              </table:table-cell>
              <table:table-cell office:value-type="float" office:value="0.667978">
                <text:p>0.667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6692">
                <text:p>0.756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3518">
                <text:p>0.643518</text:p>
              </table:table-cell>
              <table:table-cell office:value-type="float" office:value="0.68167">
                <text:p>0.68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875">
                <text:p>2.1875</text:p>
              </table:table-cell>
              <table:table-cell office:value-type="float" office:value="0.677613">
                <text:p>0.6776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2373">
                <text:p>0.762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9438">
                <text:p>0.649438</text:p>
              </table:table-cell>
              <table:table-cell office:value-type="float" office:value="0.685515">
                <text:p>0.685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125">
                <text:p>2.2125</text:p>
              </table:table-cell>
              <table:table-cell office:value-type="float" office:value="0.687097">
                <text:p>0.6870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8007">
                <text:p>0.7680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4957">
                <text:p>0.654957</text:p>
              </table:table-cell>
              <table:table-cell office:value-type="float" office:value="0.689533">
                <text:p>0.6895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375">
                <text:p>2.2375</text:p>
              </table:table-cell>
              <table:table-cell office:value-type="float" office:value="0.696107">
                <text:p>0.696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3583">
                <text:p>0.7735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9992">
                <text:p>0.659992</text:p>
              </table:table-cell>
              <table:table-cell office:value-type="float" office:value="0.693903">
                <text:p>0.693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625">
                <text:p>2.2625</text:p>
              </table:table-cell>
              <table:table-cell office:value-type="float" office:value="0.704678">
                <text:p>0.7046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9043">
                <text:p>0.7790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497">
                <text:p>0.66497</text:p>
              </table:table-cell>
              <table:table-cell office:value-type="float" office:value="0.698568">
                <text:p>0.698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875">
                <text:p>2.2875</text:p>
              </table:table-cell>
              <table:table-cell office:value-type="float" office:value="0.712618">
                <text:p>0.712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4158">
                <text:p>0.784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9952">
                <text:p>0.669952</text:p>
              </table:table-cell>
              <table:table-cell office:value-type="float" office:value="0.703285">
                <text:p>0.7032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125">
                <text:p>2.3125</text:p>
              </table:table-cell>
              <table:table-cell office:value-type="float" office:value="0.719705">
                <text:p>0.7197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889">
                <text:p>0.7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4808">
                <text:p>0.674808</text:p>
              </table:table-cell>
              <table:table-cell office:value-type="float" office:value="0.707677">
                <text:p>0.7076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375">
                <text:p>2.3375</text:p>
              </table:table-cell>
              <table:table-cell office:value-type="float" office:value="0.72605">
                <text:p>0.72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3877">
                <text:p>0.7938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9387">
                <text:p>0.679387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625">
                <text:p>2.3625</text:p>
              </table:table-cell>
              <table:table-cell office:value-type="float" office:value="0.732383">
                <text:p>0.732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9442">
                <text:p>0.7994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3937">
                <text:p>0.683937</text:p>
              </table:table-cell>
              <table:table-cell office:value-type="float" office:value="0.715672">
                <text:p>0.715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875">
                <text:p>2.3875</text:p>
              </table:table-cell>
              <table:table-cell office:value-type="float" office:value="0.738848">
                <text:p>0.738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5065">
                <text:p>0.8050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88432">
                <text:p>0.688432</text:p>
              </table:table-cell>
              <table:table-cell office:value-type="float" office:value="0.719447">
                <text:p>0.719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125">
                <text:p>2.4125</text:p>
              </table:table-cell>
              <table:table-cell office:value-type="float" office:value="0.745035">
                <text:p>0.745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0227">
                <text:p>0.810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2545">
                <text:p>0.692545</text:p>
              </table:table-cell>
              <table:table-cell office:value-type="float" office:value="0.723297">
                <text:p>0.7232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375">
                <text:p>2.4375</text:p>
              </table:table-cell>
              <table:table-cell office:value-type="float" office:value="0.75118">
                <text:p>0.75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947">
                <text:p>0.814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96407">
                <text:p>0.696407</text:p>
              </table:table-cell>
              <table:table-cell office:value-type="float" office:value="0.727432">
                <text:p>0.727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625">
                <text:p>2.4625</text:p>
              </table:table-cell>
              <table:table-cell office:value-type="float" office:value="0.756987">
                <text:p>0.7569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9268">
                <text:p>0.819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0337">
                <text:p>0.700337</text:p>
              </table:table-cell>
              <table:table-cell office:value-type="float" office:value="0.731825">
                <text:p>0.731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875">
                <text:p>2.4875</text:p>
              </table:table-cell>
              <table:table-cell office:value-type="float" office:value="0.762703">
                <text:p>0.762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3245">
                <text:p>0.823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4298">
                <text:p>0.704298</text:p>
              </table:table-cell>
              <table:table-cell office:value-type="float" office:value="0.736148">
                <text:p>0.7361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125">
                <text:p>2.5125</text:p>
              </table:table-cell>
              <table:table-cell office:value-type="float" office:value="0.768435">
                <text:p>0.768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709">
                <text:p>0.827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08113">
                <text:p>0.708113</text:p>
              </table:table-cell>
              <table:table-cell office:value-type="float" office:value="0.740317">
                <text:p>0.7403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375">
                <text:p>2.5375</text:p>
              </table:table-cell>
              <table:table-cell office:value-type="float" office:value="0.77428">
                <text:p>0.77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715">
                <text:p>0.8307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1715">
                <text:p>0.711715</text:p>
              </table:table-cell>
              <table:table-cell office:value-type="float" office:value="0.744423">
                <text:p>0.744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625">
                <text:p>2.5625</text:p>
              </table:table-cell>
              <table:table-cell office:value-type="float" office:value="0.780228">
                <text:p>0.780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4065">
                <text:p>0.8340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512">
                <text:p>0.71512</text:p>
              </table:table-cell>
              <table:table-cell office:value-type="float" office:value="0.748245">
                <text:p>0.748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875">
                <text:p>2.5875</text:p>
              </table:table-cell>
              <table:table-cell office:value-type="float" office:value="0.785917">
                <text:p>0.7859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7068">
                <text:p>0.8370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18377">
                <text:p>0.718377</text:p>
              </table:table-cell>
              <table:table-cell office:value-type="float" office:value="0.75159">
                <text:p>0.75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125">
                <text:p>2.6125</text:p>
              </table:table-cell>
              <table:table-cell office:value-type="float" office:value="0.790995">
                <text:p>0.7909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9792">
                <text:p>0.8397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1612">
                <text:p>0.721612</text:p>
              </table:table-cell>
              <table:table-cell office:value-type="float" office:value="0.754148">
                <text:p>0.7541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5">
                <text:p>2.6375</text:p>
              </table:table-cell>
              <table:table-cell office:value-type="float" office:value="0.795598">
                <text:p>0.7955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2285">
                <text:p>0.842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5298">
                <text:p>0.725298</text:p>
              </table:table-cell>
              <table:table-cell office:value-type="float" office:value="0.75631">
                <text:p>0.75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625">
                <text:p>2.6625</text:p>
              </table:table-cell>
              <table:table-cell office:value-type="float" office:value="0.80015">
                <text:p>0.80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4292">
                <text:p>0.844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29433">
                <text:p>0.729433</text:p>
              </table:table-cell>
              <table:table-cell office:value-type="float" office:value="0.758318">
                <text:p>0.758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875">
                <text:p>2.6875</text:p>
              </table:table-cell>
              <table:table-cell office:value-type="float" office:value="0.804508">
                <text:p>0.804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5693">
                <text:p>0.8456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3663">
                <text:p>0.733663</text:p>
              </table:table-cell>
              <table:table-cell office:value-type="float" office:value="0.760123">
                <text:p>0.760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25">
                <text:p>2.7125</text:p>
              </table:table-cell>
              <table:table-cell office:value-type="float" office:value="0.80888">
                <text:p>0.808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7115">
                <text:p>0.847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37595">
                <text:p>0.737595</text:p>
              </table:table-cell>
              <table:table-cell office:value-type="float" office:value="0.761858">
                <text:p>0.761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375">
                <text:p>2.7375</text:p>
              </table:table-cell>
              <table:table-cell office:value-type="float" office:value="0.813783">
                <text:p>0.8137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48888">
                <text:p>0.8488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1353">
                <text:p>0.741353</text:p>
              </table:table-cell>
              <table:table-cell office:value-type="float" office:value="0.763792">
                <text:p>0.7637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625">
                <text:p>2.7625</text:p>
              </table:table-cell>
              <table:table-cell office:value-type="float" office:value="0.819102">
                <text:p>0.819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0548">
                <text:p>0.850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4833">
                <text:p>0.744833</text:p>
              </table:table-cell>
              <table:table-cell office:value-type="float" office:value="0.765792">
                <text:p>0.765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875">
                <text:p>2.7875</text:p>
              </table:table-cell>
              <table:table-cell office:value-type="float" office:value="0.824435">
                <text:p>0.824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2055">
                <text:p>0.8520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47938">
                <text:p>0.747938</text:p>
              </table:table-cell>
              <table:table-cell office:value-type="float" office:value="0.767792">
                <text:p>0.7677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125">
                <text:p>2.8125</text:p>
              </table:table-cell>
              <table:table-cell office:value-type="float" office:value="0.829605">
                <text:p>0.8296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3712">
                <text:p>0.8537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0842">
                <text:p>0.750842</text:p>
              </table:table-cell>
              <table:table-cell office:value-type="float" office:value="0.769938">
                <text:p>0.769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375">
                <text:p>2.8375</text:p>
              </table:table-cell>
              <table:table-cell office:value-type="float" office:value="0.834762">
                <text:p>0.834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557">
                <text:p>0.85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3632">
                <text:p>0.753632</text:p>
              </table:table-cell>
              <table:table-cell office:value-type="float" office:value="0.772122">
                <text:p>0.7721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625">
                <text:p>2.8625</text:p>
              </table:table-cell>
              <table:table-cell office:value-type="float" office:value="0.839593">
                <text:p>0.839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7622">
                <text:p>0.8576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6367">
                <text:p>0.756367</text:p>
              </table:table-cell>
              <table:table-cell office:value-type="float" office:value="0.774232">
                <text:p>0.774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875">
                <text:p>2.8875</text:p>
              </table:table-cell>
              <table:table-cell office:value-type="float" office:value="0.844055">
                <text:p>0.8440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59832">
                <text:p>0.8598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58957">
                <text:p>0.758957</text:p>
              </table:table-cell>
              <table:table-cell office:value-type="float" office:value="0.776197">
                <text:p>0.7761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125">
                <text:p>2.9125</text:p>
              </table:table-cell>
              <table:table-cell office:value-type="float" office:value="0.848242">
                <text:p>0.8482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2308">
                <text:p>0.8623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1333">
                <text:p>0.761333</text:p>
              </table:table-cell>
              <table:table-cell office:value-type="float" office:value="0.778037">
                <text:p>0.778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375">
                <text:p>2.9375</text:p>
              </table:table-cell>
              <table:table-cell office:value-type="float" office:value="0.85238">
                <text:p>0.85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4885">
                <text:p>0.8648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3718">
                <text:p>0.763718</text:p>
              </table:table-cell>
              <table:table-cell office:value-type="float" office:value="0.779922">
                <text:p>0.779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625">
                <text:p>2.9625</text:p>
              </table:table-cell>
              <table:table-cell office:value-type="float" office:value="0.856623">
                <text:p>0.8566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7208">
                <text:p>0.867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5947">
                <text:p>0.765947</text:p>
              </table:table-cell>
              <table:table-cell office:value-type="float" office:value="0.781857">
                <text:p>0.7818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875">
                <text:p>2.9875</text:p>
              </table:table-cell>
              <table:table-cell office:value-type="float" office:value="0.860992">
                <text:p>0.8609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69298">
                <text:p>0.869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7863">
                <text:p>0.767863</text:p>
              </table:table-cell>
              <table:table-cell office:value-type="float" office:value="0.783862">
                <text:p>0.7838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125">
                <text:p>3.0125</text:p>
              </table:table-cell>
              <table:table-cell office:value-type="float" office:value="0.865695">
                <text:p>0.8656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1243">
                <text:p>0.871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69542">
                <text:p>0.769542</text:p>
              </table:table-cell>
              <table:table-cell office:value-type="float" office:value="0.785943">
                <text:p>0.785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375">
                <text:p>3.0375</text:p>
              </table:table-cell>
              <table:table-cell office:value-type="float" office:value="0.870288">
                <text:p>0.8702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317">
                <text:p>0.87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135">
                <text:p>0.77135</text:p>
              </table:table-cell>
              <table:table-cell office:value-type="float" office:value="0.788253">
                <text:p>0.788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625">
                <text:p>3.0625</text:p>
              </table:table-cell>
              <table:table-cell office:value-type="float" office:value="0.87444">
                <text:p>0.87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4908">
                <text:p>0.874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3055">
                <text:p>0.773055</text:p>
              </table:table-cell>
              <table:table-cell office:value-type="float" office:value="0.790467">
                <text:p>0.7904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875">
                <text:p>3.0875</text:p>
              </table:table-cell>
              <table:table-cell office:value-type="float" office:value="0.87825">
                <text:p>0.87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6575">
                <text:p>0.876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4575">
                <text:p>0.774575</text:p>
              </table:table-cell>
              <table:table-cell office:value-type="float" office:value="0.792533">
                <text:p>0.7925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125">
                <text:p>3.1125</text:p>
              </table:table-cell>
              <table:table-cell office:value-type="float" office:value="0.882065">
                <text:p>0.8820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8292">
                <text:p>0.878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6042">
                <text:p>0.776042</text:p>
              </table:table-cell>
              <table:table-cell office:value-type="float" office:value="0.794405">
                <text:p>0.7944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375">
                <text:p>3.1375</text:p>
              </table:table-cell>
              <table:table-cell office:value-type="float" office:value="0.88586">
                <text:p>0.885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7992">
                <text:p>0.879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7528">
                <text:p>0.777528</text:p>
              </table:table-cell>
              <table:table-cell office:value-type="float" office:value="0.796032">
                <text:p>0.796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25">
                <text:p>3.1625</text:p>
              </table:table-cell>
              <table:table-cell office:value-type="float" office:value="0.889578">
                <text:p>0.889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1295">
                <text:p>0.88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79045">
                <text:p>0.779045</text:p>
              </table:table-cell>
              <table:table-cell office:value-type="float" office:value="0.797248">
                <text:p>0.797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875">
                <text:p>3.1875</text:p>
              </table:table-cell>
              <table:table-cell office:value-type="float" office:value="0.893215">
                <text:p>0.8932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2498">
                <text:p>0.882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0665">
                <text:p>0.780665</text:p>
              </table:table-cell>
              <table:table-cell office:value-type="float" office:value="0.798092">
                <text:p>0.798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125">
                <text:p>3.2125</text:p>
              </table:table-cell>
              <table:table-cell office:value-type="float" office:value="0.896953">
                <text:p>0.896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3752">
                <text:p>0.883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2403">
                <text:p>0.782403</text:p>
              </table:table-cell>
              <table:table-cell office:value-type="float" office:value="0.798897">
                <text:p>0.7988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75">
                <text:p>3.2375</text:p>
              </table:table-cell>
              <table:table-cell office:value-type="float" office:value="0.900683">
                <text:p>0.9006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5017">
                <text:p>0.885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4107">
                <text:p>0.784107</text:p>
              </table:table-cell>
              <table:table-cell office:value-type="float" office:value="0.799687">
                <text:p>0.799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625">
                <text:p>3.2625</text:p>
              </table:table-cell>
              <table:table-cell office:value-type="float" office:value="0.904058">
                <text:p>0.904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6192">
                <text:p>0.886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5652">
                <text:p>0.785652</text:p>
              </table:table-cell>
              <table:table-cell office:value-type="float" office:value="0.800335">
                <text:p>0.800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875">
                <text:p>3.2875</text:p>
              </table:table-cell>
              <table:table-cell office:value-type="float" office:value="0.907062">
                <text:p>0.907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741">
                <text:p>0.887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6992">
                <text:p>0.786992</text:p>
              </table:table-cell>
              <table:table-cell office:value-type="float" office:value="0.80088">
                <text:p>0.800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125">
                <text:p>3.3125</text:p>
              </table:table-cell>
              <table:table-cell office:value-type="float" office:value="0.90995">
                <text:p>0.909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8568">
                <text:p>0.888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837">
                <text:p>0.78837</text:p>
              </table:table-cell>
              <table:table-cell office:value-type="float" office:value="0.801647">
                <text:p>0.8016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375">
                <text:p>3.3375</text:p>
              </table:table-cell>
              <table:table-cell office:value-type="float" office:value="0.912618">
                <text:p>0.912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89405">
                <text:p>0.889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8986">
                <text:p>0.78986</text:p>
              </table:table-cell>
              <table:table-cell office:value-type="float" office:value="0.802528">
                <text:p>0.8025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625">
                <text:p>3.3625</text:p>
              </table:table-cell>
              <table:table-cell office:value-type="float" office:value="0.915045">
                <text:p>0.915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019">
                <text:p>0.89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1093">
                <text:p>0.791093</text:p>
              </table:table-cell>
              <table:table-cell office:value-type="float" office:value="0.803325">
                <text:p>0.80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875">
                <text:p>3.3875</text:p>
              </table:table-cell>
              <table:table-cell office:value-type="float" office:value="0.917398">
                <text:p>0.917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109">
                <text:p>0.89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1957">
                <text:p>0.791957</text:p>
              </table:table-cell>
              <table:table-cell office:value-type="float" office:value="0.804058">
                <text:p>0.8040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125">
                <text:p>3.4125</text:p>
              </table:table-cell>
              <table:table-cell office:value-type="float" office:value="0.919662">
                <text:p>0.919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2003">
                <text:p>0.8920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2755">
                <text:p>0.792755</text:p>
              </table:table-cell>
              <table:table-cell office:value-type="float" office:value="0.80486">
                <text:p>0.80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375">
                <text:p>3.4375</text:p>
              </table:table-cell>
              <table:table-cell office:value-type="float" office:value="0.921727">
                <text:p>0.921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2813">
                <text:p>0.892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3413">
                <text:p>0.793413</text:p>
              </table:table-cell>
              <table:table-cell office:value-type="float" office:value="0.805617">
                <text:p>0.805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625">
                <text:p>3.4625</text:p>
              </table:table-cell>
              <table:table-cell office:value-type="float" office:value="0.923608">
                <text:p>0.9236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3353">
                <text:p>0.893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3762">
                <text:p>0.793762</text:p>
              </table:table-cell>
              <table:table-cell office:value-type="float" office:value="0.806122">
                <text:p>0.806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875">
                <text:p>3.4875</text:p>
              </table:table-cell>
              <table:table-cell office:value-type="float" office:value="0.925503">
                <text:p>0.925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3727">
                <text:p>0.8937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4082">
                <text:p>0.794082</text:p>
              </table:table-cell>
              <table:table-cell office:value-type="float" office:value="0.806697">
                <text:p>0.806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125">
                <text:p>3.5125</text:p>
              </table:table-cell>
              <table:table-cell office:value-type="float" office:value="0.927648">
                <text:p>0.927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395">
                <text:p>0.89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479">
                <text:p>0.79479</text:p>
              </table:table-cell>
              <table:table-cell office:value-type="float" office:value="0.807498">
                <text:p>0.8074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375">
                <text:p>3.5375</text:p>
              </table:table-cell>
              <table:table-cell office:value-type="float" office:value="0.929802">
                <text:p>0.929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4123">
                <text:p>0.894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5648">
                <text:p>0.795648</text:p>
              </table:table-cell>
              <table:table-cell office:value-type="float" office:value="0.808338">
                <text:p>0.8083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625">
                <text:p>3.5625</text:p>
              </table:table-cell>
              <table:table-cell office:value-type="float" office:value="0.931867">
                <text:p>0.9318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4447">
                <text:p>0.894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645">
                <text:p>0.79645</text:p>
              </table:table-cell>
              <table:table-cell office:value-type="float" office:value="0.809098">
                <text:p>0.8090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875">
                <text:p>3.5875</text:p>
              </table:table-cell>
              <table:table-cell office:value-type="float" office:value="0.933893">
                <text:p>0.9338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5187">
                <text:p>0.895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7383">
                <text:p>0.797383</text:p>
              </table:table-cell>
              <table:table-cell office:value-type="float" office:value="0.809905">
                <text:p>0.8099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25">
                <text:p>3.6125</text:p>
              </table:table-cell>
              <table:table-cell office:value-type="float" office:value="0.93621">
                <text:p>0.93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6232">
                <text:p>0.896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8388">
                <text:p>0.798388</text:p>
              </table:table-cell>
              <table:table-cell office:value-type="float" office:value="0.810737">
                <text:p>0.8107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375">
                <text:p>3.6375</text:p>
              </table:table-cell>
              <table:table-cell office:value-type="float" office:value="0.93848">
                <text:p>0.93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7078">
                <text:p>0.897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9225">
                <text:p>0.799225</text:p>
              </table:table-cell>
              <table:table-cell office:value-type="float" office:value="0.811493">
                <text:p>0.8114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625">
                <text:p>3.6625</text:p>
              </table:table-cell>
              <table:table-cell office:value-type="float" office:value="0.940568">
                <text:p>0.940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7692">
                <text:p>0.897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799822">
                <text:p>0.799822</text:p>
              </table:table-cell>
              <table:table-cell office:value-type="float" office:value="0.812315">
                <text:p>0.812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875">
                <text:p>3.6875</text:p>
              </table:table-cell>
              <table:table-cell office:value-type="float" office:value="0.94271">
                <text:p>0.942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837">
                <text:p>0.89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0398">
                <text:p>0.800398</text:p>
              </table:table-cell>
              <table:table-cell office:value-type="float" office:value="0.81338">
                <text:p>0.813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125">
                <text:p>3.7125</text:p>
              </table:table-cell>
              <table:table-cell office:value-type="float" office:value="0.944758">
                <text:p>0.9447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99225">
                <text:p>0.899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0977">
                <text:p>0.800977</text:p>
              </table:table-cell>
              <table:table-cell office:value-type="float" office:value="0.814642">
                <text:p>0.814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375">
                <text:p>3.7375</text:p>
              </table:table-cell>
              <table:table-cell office:value-type="float" office:value="0.946665">
                <text:p>0.9466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0058">
                <text:p>0.9000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1492">
                <text:p>0.801492</text:p>
              </table:table-cell>
              <table:table-cell office:value-type="float" office:value="0.81559">
                <text:p>0.815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625">
                <text:p>3.7625</text:p>
              </table:table-cell>
              <table:table-cell office:value-type="float" office:value="0.948428">
                <text:p>0.948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0898">
                <text:p>0.9008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2043">
                <text:p>0.802043</text:p>
              </table:table-cell>
              <table:table-cell office:value-type="float" office:value="0.816135">
                <text:p>0.816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875">
                <text:p>3.7875</text:p>
              </table:table-cell>
              <table:table-cell office:value-type="float" office:value="0.950052">
                <text:p>0.9500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1953">
                <text:p>0.901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264">
                <text:p>0.80264</text:p>
              </table:table-cell>
              <table:table-cell office:value-type="float" office:value="0.816533">
                <text:p>0.816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125">
                <text:p>3.8125</text:p>
              </table:table-cell>
              <table:table-cell office:value-type="float" office:value="0.951477">
                <text:p>0.9514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3083">
                <text:p>0.9030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3252">
                <text:p>0.803252</text:p>
              </table:table-cell>
              <table:table-cell office:value-type="float" office:value="0.81691">
                <text:p>0.816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375">
                <text:p>3.8375</text:p>
              </table:table-cell>
              <table:table-cell office:value-type="float" office:value="0.95274">
                <text:p>0.952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427">
                <text:p>0.90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3877">
                <text:p>0.803877</text:p>
              </table:table-cell>
              <table:table-cell office:value-type="float" office:value="0.817267">
                <text:p>0.8172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625">
                <text:p>3.8625</text:p>
              </table:table-cell>
              <table:table-cell office:value-type="float" office:value="0.954137">
                <text:p>0.954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5537">
                <text:p>0.905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4568">
                <text:p>0.804568</text:p>
              </table:table-cell>
              <table:table-cell office:value-type="float" office:value="0.817623">
                <text:p>0.817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875">
                <text:p>3.8875</text:p>
              </table:table-cell>
              <table:table-cell office:value-type="float" office:value="0.955968">
                <text:p>0.9559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6915">
                <text:p>0.9069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5213">
                <text:p>0.805213</text:p>
              </table:table-cell>
              <table:table-cell office:value-type="float" office:value="0.818058">
                <text:p>0.8180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125">
                <text:p>3.9125</text:p>
              </table:table-cell>
              <table:table-cell office:value-type="float" office:value="0.957953">
                <text:p>0.957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8207">
                <text:p>0.908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5717">
                <text:p>0.805717</text:p>
              </table:table-cell>
              <table:table-cell office:value-type="float" office:value="0.818447">
                <text:p>0.8184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375">
                <text:p>3.9375</text:p>
              </table:table-cell>
              <table:table-cell office:value-type="float" office:value="0.959887">
                <text:p>0.959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0936">
                <text:p>0.909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6047">
                <text:p>0.806047</text:p>
              </table:table-cell>
              <table:table-cell office:value-type="float" office:value="0.818653">
                <text:p>0.8186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625">
                <text:p>3.9625</text:p>
              </table:table-cell>
              <table:table-cell office:value-type="float" office:value="0.961755">
                <text:p>0.9617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0513">
                <text:p>0.9105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6378">
                <text:p>0.806378</text:p>
              </table:table-cell>
              <table:table-cell office:value-type="float" office:value="0.8188">
                <text:p>0.8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75">
                <text:p>3.9875</text:p>
              </table:table-cell>
              <table:table-cell office:value-type="float" office:value="0.963588">
                <text:p>0.9635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1802">
                <text:p>0.911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6702">
                <text:p>0.806702</text:p>
              </table:table-cell>
              <table:table-cell office:value-type="float" office:value="0.818963">
                <text:p>0.818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125">
                <text:p>4.0125</text:p>
              </table:table-cell>
              <table:table-cell office:value-type="float" office:value="0.965368">
                <text:p>0.965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3063">
                <text:p>0.9130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7007">
                <text:p>0.807007</text:p>
              </table:table-cell>
              <table:table-cell office:value-type="float" office:value="0.819108">
                <text:p>0.8191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375">
                <text:p>4.0375</text:p>
              </table:table-cell>
              <table:table-cell office:value-type="float" office:value="0.967285">
                <text:p>0.967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4173">
                <text:p>0.914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7482">
                <text:p>0.807482</text:p>
              </table:table-cell>
              <table:table-cell office:value-type="float" office:value="0.819347">
                <text:p>0.819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625">
                <text:p>4.0625</text:p>
              </table:table-cell>
              <table:table-cell office:value-type="float" office:value="0.969328">
                <text:p>0.9693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5227">
                <text:p>0.915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818">
                <text:p>0.80818</text:p>
              </table:table-cell>
              <table:table-cell office:value-type="float" office:value="0.819705">
                <text:p>0.8197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875">
                <text:p>4.0875</text:p>
              </table:table-cell>
              <table:table-cell office:value-type="float" office:value="0.971373">
                <text:p>0.971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6233">
                <text:p>0.916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8873">
                <text:p>0.808873</text:p>
              </table:table-cell>
              <table:table-cell office:value-type="float" office:value="0.820158">
                <text:p>0.8201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125">
                <text:p>4.1125</text:p>
              </table:table-cell>
              <table:table-cell office:value-type="float" office:value="0.97329">
                <text:p>0.97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7165">
                <text:p>0.917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9385">
                <text:p>0.809385</text:p>
              </table:table-cell>
              <table:table-cell office:value-type="float" office:value="0.820655">
                <text:p>0.8206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375">
                <text:p>4.1375</text:p>
              </table:table-cell>
              <table:table-cell office:value-type="float" office:value="0.974863">
                <text:p>0.974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8003">
                <text:p>0.9180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09787">
                <text:p>0.809787</text:p>
              </table:table-cell>
              <table:table-cell office:value-type="float" office:value="0.82117">
                <text:p>0.82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25">
                <text:p>4.1625</text:p>
              </table:table-cell>
              <table:table-cell office:value-type="float" office:value="0.976107">
                <text:p>0.976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8793">
                <text:p>0.918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0352">
                <text:p>0.810352</text:p>
              </table:table-cell>
              <table:table-cell office:value-type="float" office:value="0.821563">
                <text:p>0.8215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875">
                <text:p>4.1875</text:p>
              </table:table-cell>
              <table:table-cell office:value-type="float" office:value="0.977203">
                <text:p>0.9772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19637">
                <text:p>0.919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0968">
                <text:p>0.810968</text:p>
              </table:table-cell>
              <table:table-cell office:value-type="float" office:value="0.821812">
                <text:p>0.821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125">
                <text:p>4.2125</text:p>
              </table:table-cell>
              <table:table-cell office:value-type="float" office:value="0.978343">
                <text:p>0.9783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0457">
                <text:p>0.920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142">
                <text:p>0.81142</text:p>
              </table:table-cell>
              <table:table-cell office:value-type="float" office:value="0.821865">
                <text:p>0.8218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375">
                <text:p>4.2375</text:p>
              </table:table-cell>
              <table:table-cell office:value-type="float" office:value="0.97949">
                <text:p>0.979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1213">
                <text:p>0.921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1708">
                <text:p>0.811708</text:p>
              </table:table-cell>
              <table:table-cell office:value-type="float" office:value="0.821912">
                <text:p>0.821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625">
                <text:p>4.2625</text:p>
              </table:table-cell>
              <table:table-cell office:value-type="float" office:value="0.980703">
                <text:p>0.980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1958">
                <text:p>0.9219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1995">
                <text:p>0.811995</text:p>
              </table:table-cell>
              <table:table-cell office:value-type="float" office:value="0.822025">
                <text:p>0.8220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875">
                <text:p>4.2875</text:p>
              </table:table-cell>
              <table:table-cell office:value-type="float" office:value="0.981872">
                <text:p>0.9818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2722">
                <text:p>0.9227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2287">
                <text:p>0.812287</text:p>
              </table:table-cell>
              <table:table-cell office:value-type="float" office:value="0.822055">
                <text:p>0.822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125">
                <text:p>4.3125</text:p>
              </table:table-cell>
              <table:table-cell office:value-type="float" office:value="0.98311">
                <text:p>0.983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3447">
                <text:p>0.923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2503">
                <text:p>0.812503</text:p>
              </table:table-cell>
              <table:table-cell office:value-type="float" office:value="0.822032">
                <text:p>0.822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375">
                <text:p>4.3375</text:p>
              </table:table-cell>
              <table:table-cell office:value-type="float" office:value="0.98439">
                <text:p>0.984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4005">
                <text:p>0.924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2753">
                <text:p>0.812753</text:p>
              </table:table-cell>
              <table:table-cell office:value-type="float" office:value="0.822117">
                <text:p>0.822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625">
                <text:p>4.3625</text:p>
              </table:table-cell>
              <table:table-cell office:value-type="float" office:value="0.985592">
                <text:p>0.9855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453">
                <text:p>0.92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3138">
                <text:p>0.813138</text:p>
              </table:table-cell>
              <table:table-cell office:value-type="float" office:value="0.822302">
                <text:p>0.8223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3875">
                <text:p>4.3875</text:p>
              </table:table-cell>
              <table:table-cell office:value-type="float" office:value="0.986603">
                <text:p>0.9866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255">
                <text:p>0.925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3635">
                <text:p>0.813635</text:p>
              </table:table-cell>
              <table:table-cell office:value-type="float" office:value="0.822393">
                <text:p>0.8223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125">
                <text:p>4.4125</text:p>
              </table:table-cell>
              <table:table-cell office:value-type="float" office:value="0.987543">
                <text:p>0.987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078">
                <text:p>0.926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212">
                <text:p>0.814212</text:p>
              </table:table-cell>
              <table:table-cell office:value-type="float" office:value="0.822407">
                <text:p>0.822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375">
                <text:p>4.4375</text:p>
              </table:table-cell>
              <table:table-cell office:value-type="float" office:value="0.98877">
                <text:p>0.988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877">
                <text:p>0.9268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75">
                <text:p>0.81475</text:p>
              </table:table-cell>
              <table:table-cell office:value-type="float" office:value="0.822428">
                <text:p>0.8224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625">
                <text:p>4.4625</text:p>
              </table:table-cell>
              <table:table-cell office:value-type="float" office:value="0.990185">
                <text:p>0.9901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7468">
                <text:p>0.927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203">
                <text:p>0.815203</text:p>
              </table:table-cell>
              <table:table-cell office:value-type="float" office:value="0.822483">
                <text:p>0.822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875">
                <text:p>4.4875</text:p>
              </table:table-cell>
              <table:table-cell office:value-type="float" office:value="0.99158">
                <text:p>0.99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773">
                <text:p>0.927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533">
                <text:p>0.815533</text:p>
              </table:table-cell>
              <table:table-cell office:value-type="float" office:value="0.82257">
                <text:p>0.82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125">
                <text:p>4.5125</text:p>
              </table:table-cell>
              <table:table-cell office:value-type="float" office:value="0.992978">
                <text:p>0.992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7667">
                <text:p>0.927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767">
                <text:p>0.815767</text:p>
              </table:table-cell>
              <table:table-cell office:value-type="float" office:value="0.822402">
                <text:p>0.822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375">
                <text:p>4.5375</text:p>
              </table:table-cell>
              <table:table-cell office:value-type="float" office:value="0.994387">
                <text:p>0.9943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7508">
                <text:p>0.927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898">
                <text:p>0.815898</text:p>
              </table:table-cell>
              <table:table-cell office:value-type="float" office:value="0.821965">
                <text:p>0.8219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625">
                <text:p>4.5625</text:p>
              </table:table-cell>
              <table:table-cell office:value-type="float" office:value="0.99592">
                <text:p>0.995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7143">
                <text:p>0.9271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865">
                <text:p>0.815865</text:p>
              </table:table-cell>
              <table:table-cell office:value-type="float" office:value="0.8213">
                <text:p>0.82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875">
                <text:p>4.5875</text:p>
              </table:table-cell>
              <table:table-cell office:value-type="float" office:value="0.997403">
                <text:p>0.997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673">
                <text:p>0.9266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737">
                <text:p>0.815737</text:p>
              </table:table-cell>
              <table:table-cell office:value-type="float" office:value="0.820722">
                <text:p>0.8207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125">
                <text:p>4.6125</text:p>
              </table:table-cell>
              <table:table-cell office:value-type="float" office:value="0.998745">
                <text:p>0.9987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257">
                <text:p>0.926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44">
                <text:p>0.81544</text:p>
              </table:table-cell>
              <table:table-cell office:value-type="float" office:value="0.820295">
                <text:p>0.820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375">
                <text:p>4.6375</text:p>
              </table:table-cell>
              <table:table-cell office:value-type="float" office:value="0.999913">
                <text:p>0.9999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845">
                <text:p>0.925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032">
                <text:p>0.815032</text:p>
              </table:table-cell>
              <table:table-cell office:value-type="float" office:value="0.819992">
                <text:p>0.819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625">
                <text:p>4.6625</text:p>
              </table:table-cell>
              <table:table-cell office:value-type="float" office:value="1.00088">
                <text:p>1.000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505">
                <text:p>0.925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638">
                <text:p>0.814638</text:p>
              </table:table-cell>
              <table:table-cell office:value-type="float" office:value="0.81984">
                <text:p>0.81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6875">
                <text:p>4.6875</text:p>
              </table:table-cell>
              <table:table-cell office:value-type="float" office:value="1.00165">
                <text:p>1.00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237">
                <text:p>0.9252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295">
                <text:p>0.814295</text:p>
              </table:table-cell>
              <table:table-cell office:value-type="float" office:value="0.819822">
                <text:p>0.8198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125">
                <text:p>4.7125</text:p>
              </table:table-cell>
              <table:table-cell office:value-type="float" office:value="1.0023">
                <text:p>1.00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063">
                <text:p>0.9250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06">
                <text:p>0.81406</text:p>
              </table:table-cell>
              <table:table-cell office:value-type="float" office:value="0.819827">
                <text:p>0.8198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375">
                <text:p>4.7375</text:p>
              </table:table-cell>
              <table:table-cell office:value-type="float" office:value="1.00283">
                <text:p>1.00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073">
                <text:p>0.925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399">
                <text:p>0.81399</text:p>
              </table:table-cell>
              <table:table-cell office:value-type="float" office:value="0.819785">
                <text:p>0.819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625">
                <text:p>4.7625</text:p>
              </table:table-cell>
              <table:table-cell office:value-type="float" office:value="1.00333">
                <text:p>1.00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232">
                <text:p>0.925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055">
                <text:p>0.814055</text:p>
              </table:table-cell>
              <table:table-cell office:value-type="float" office:value="0.819605">
                <text:p>0.8196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875">
                <text:p>4.7875</text:p>
              </table:table-cell>
              <table:table-cell office:value-type="float" office:value="1.00389">
                <text:p>1.00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522">
                <text:p>0.9255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058">
                <text:p>0.814058</text:p>
              </table:table-cell>
              <table:table-cell office:value-type="float" office:value="0.819402">
                <text:p>0.819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125">
                <text:p>4.8125</text:p>
              </table:table-cell>
              <table:table-cell office:value-type="float" office:value="1.00457">
                <text:p>1.00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5942">
                <text:p>0.9259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085">
                <text:p>0.814085</text:p>
              </table:table-cell>
              <table:table-cell office:value-type="float" office:value="0.81931">
                <text:p>0.819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375">
                <text:p>4.8375</text:p>
              </table:table-cell>
              <table:table-cell office:value-type="float" office:value="1.00544">
                <text:p>1.00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405">
                <text:p>0.926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242">
                <text:p>0.814242</text:p>
              </table:table-cell>
              <table:table-cell office:value-type="float" office:value="0.819322">
                <text:p>0.8193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625">
                <text:p>4.8625</text:p>
              </table:table-cell>
              <table:table-cell office:value-type="float" office:value="1.00649">
                <text:p>1.00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6873">
                <text:p>0.9268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461">
                <text:p>0.81461</text:p>
              </table:table-cell>
              <table:table-cell office:value-type="float" office:value="0.81952">
                <text:p>0.819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8875">
                <text:p>4.8875</text:p>
              </table:table-cell>
              <table:table-cell office:value-type="float" office:value="1.00731">
                <text:p>1.00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7418">
                <text:p>0.927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118">
                <text:p>0.815118</text:p>
              </table:table-cell>
              <table:table-cell office:value-type="float" office:value="0.820048">
                <text:p>0.8200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125">
                <text:p>4.9125</text:p>
              </table:table-cell>
              <table:table-cell office:value-type="float" office:value="1.00793">
                <text:p>1.00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8003">
                <text:p>0.9280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5618">
                <text:p>0.815618</text:p>
              </table:table-cell>
              <table:table-cell office:value-type="float" office:value="0.820725">
                <text:p>0.820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375">
                <text:p>4.9375</text:p>
              </table:table-cell>
              <table:table-cell office:value-type="float" office:value="1.00847">
                <text:p>1.008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8565">
                <text:p>0.9285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6095">
                <text:p>0.816095</text:p>
              </table:table-cell>
              <table:table-cell office:value-type="float" office:value="0.821452">
                <text:p>0.8214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625">
                <text:p>4.9625</text:p>
              </table:table-cell>
              <table:table-cell office:value-type="float" office:value="1.00895">
                <text:p>1.008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9068">
                <text:p>0.9290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6508">
                <text:p>0.816508</text:p>
              </table:table-cell>
              <table:table-cell office:value-type="float" office:value="0.822078">
                <text:p>0.822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875">
                <text:p>4.9875</text:p>
              </table:table-cell>
              <table:table-cell office:value-type="float" office:value="1.00945">
                <text:p>1.00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9475">
                <text:p>0.929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674">
                <text:p>0.81674</text:p>
              </table:table-cell>
              <table:table-cell office:value-type="float" office:value="0.822812">
                <text:p>0.8228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125">
                <text:p>5.0125</text:p>
              </table:table-cell>
              <table:table-cell office:value-type="float" office:value="1.00978">
                <text:p>1.009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2999">
                <text:p>0.929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6842">
                <text:p>0.816842</text:p>
              </table:table-cell>
              <table:table-cell office:value-type="float" office:value="0.823665">
                <text:p>0.8236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375">
                <text:p>5.0375</text:p>
              </table:table-cell>
              <table:table-cell office:value-type="float" office:value="1.01004">
                <text:p>1.01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0502">
                <text:p>0.930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6833">
                <text:p>0.816833</text:p>
              </table:table-cell>
              <table:table-cell office:value-type="float" office:value="0.824453">
                <text:p>0.8244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0625">
                <text:p>5.0625</text:p>
              </table:table-cell>
              <table:table-cell office:value-type="float" office:value="1.01015">
                <text:p>1.01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1067">
                <text:p>0.9310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6882">
                <text:p>0.816882</text:p>
              </table:table-cell>
              <table:table-cell office:value-type="float" office:value="0.825128">
                <text:p>0.825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0875">
                <text:p>5.0875</text:p>
              </table:table-cell>
              <table:table-cell office:value-type="float" office:value="1.01014">
                <text:p>1.010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1568">
                <text:p>0.9315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7155">
                <text:p>0.817155</text:p>
              </table:table-cell>
              <table:table-cell office:value-type="float" office:value="0.825623">
                <text:p>0.8256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1125">
                <text:p>5.1125</text:p>
              </table:table-cell>
              <table:table-cell office:value-type="float" office:value="1.01019">
                <text:p>1.01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1998">
                <text:p>0.9319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7658">
                <text:p>0.817658</text:p>
              </table:table-cell>
              <table:table-cell office:value-type="float" office:value="0.82594">
                <text:p>0.825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1375">
                <text:p>5.1375</text:p>
              </table:table-cell>
              <table:table-cell office:value-type="float" office:value="1.01033">
                <text:p>1.01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2397">
                <text:p>0.932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8158">
                <text:p>0.818158</text:p>
              </table:table-cell>
              <table:table-cell office:value-type="float" office:value="0.826123">
                <text:p>0.8261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1625">
                <text:p>5.1625</text:p>
              </table:table-cell>
              <table:table-cell office:value-type="float" office:value="1.01051">
                <text:p>1.010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272">
                <text:p>0.93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8533">
                <text:p>0.818533</text:p>
              </table:table-cell>
              <table:table-cell office:value-type="float" office:value="0.82619">
                <text:p>0.82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1875">
                <text:p>5.1875</text:p>
              </table:table-cell>
              <table:table-cell office:value-type="float" office:value="1.01076">
                <text:p>1.010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038">
                <text:p>0.933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8712">
                <text:p>0.818712</text:p>
              </table:table-cell>
              <table:table-cell office:value-type="float" office:value="0.826277">
                <text:p>0.8262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2125">
                <text:p>5.2125</text:p>
              </table:table-cell>
              <table:table-cell office:value-type="float" office:value="1.01114">
                <text:p>1.01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315">
                <text:p>0.933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885">
                <text:p>0.81885</text:p>
              </table:table-cell>
              <table:table-cell office:value-type="float" office:value="0.8264">
                <text:p>0.82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2375">
                <text:p>5.2375</text:p>
              </table:table-cell>
              <table:table-cell office:value-type="float" office:value="1.01168">
                <text:p>1.011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52">
                <text:p>0.93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9013">
                <text:p>0.819013</text:p>
              </table:table-cell>
              <table:table-cell office:value-type="float" office:value="0.826573">
                <text:p>0.826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2625">
                <text:p>5.2625</text:p>
              </table:table-cell>
              <table:table-cell office:value-type="float" office:value="1.01223">
                <text:p>1.01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592">
                <text:p>0.9335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9173">
                <text:p>0.819173</text:p>
              </table:table-cell>
              <table:table-cell office:value-type="float" office:value="0.826758">
                <text:p>0.8267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2875">
                <text:p>5.2875</text:p>
              </table:table-cell>
              <table:table-cell office:value-type="float" office:value="1.01277">
                <text:p>1.01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473">
                <text:p>0.933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9377">
                <text:p>0.819377</text:p>
              </table:table-cell>
              <table:table-cell office:value-type="float" office:value="0.82683">
                <text:p>0.826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3125">
                <text:p>5.3125</text:p>
              </table:table-cell>
              <table:table-cell office:value-type="float" office:value="1.01327">
                <text:p>1.013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298">
                <text:p>0.933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19757">
                <text:p>0.819757</text:p>
              </table:table-cell>
              <table:table-cell office:value-type="float" office:value="0.826712">
                <text:p>0.8267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375">
                <text:p>5.3375</text:p>
              </table:table-cell>
              <table:table-cell office:value-type="float" office:value="1.01378">
                <text:p>1.01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31">
                <text:p>0.933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187">
                <text:p>0.820187</text:p>
              </table:table-cell>
              <table:table-cell office:value-type="float" office:value="0.826537">
                <text:p>0.8265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3625">
                <text:p>5.3625</text:p>
              </table:table-cell>
              <table:table-cell office:value-type="float" office:value="1.01418">
                <text:p>1.01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44">
                <text:p>0.93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532">
                <text:p>0.820532</text:p>
              </table:table-cell>
              <table:table-cell office:value-type="float" office:value="0.826387">
                <text:p>0.8263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3875">
                <text:p>5.3875</text:p>
              </table:table-cell>
              <table:table-cell office:value-type="float" office:value="1.01446">
                <text:p>1.01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3705">
                <text:p>0.9337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61">
                <text:p>0.82061</text:p>
              </table:table-cell>
              <table:table-cell office:value-type="float" office:value="0.82622">
                <text:p>0.82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4125">
                <text:p>5.4125</text:p>
              </table:table-cell>
              <table:table-cell office:value-type="float" office:value="1.01482">
                <text:p>1.01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4023">
                <text:p>0.9340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555">
                <text:p>0.820555</text:p>
              </table:table-cell>
              <table:table-cell office:value-type="float" office:value="0.825868">
                <text:p>0.8258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4375">
                <text:p>5.4375</text:p>
              </table:table-cell>
              <table:table-cell office:value-type="float" office:value="1.0152">
                <text:p>1.0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4333">
                <text:p>0.934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455">
                <text:p>0.820455</text:p>
              </table:table-cell>
              <table:table-cell office:value-type="float" office:value="0.825433">
                <text:p>0.8254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4625">
                <text:p>5.4625</text:p>
              </table:table-cell>
              <table:table-cell office:value-type="float" office:value="1.01566">
                <text:p>1.015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4602">
                <text:p>0.9346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35">
                <text:p>0.82035</text:p>
              </table:table-cell>
              <table:table-cell office:value-type="float" office:value="0.825123">
                <text:p>0.8251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875">
                <text:p>5.4875</text:p>
              </table:table-cell>
              <table:table-cell office:value-type="float" office:value="1.01639">
                <text:p>1.01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4917">
                <text:p>0.9349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307">
                <text:p>0.820307</text:p>
              </table:table-cell>
              <table:table-cell office:value-type="float" office:value="0.82493">
                <text:p>0.824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5125">
                <text:p>5.5125</text:p>
              </table:table-cell>
              <table:table-cell office:value-type="float" office:value="1.01719">
                <text:p>1.01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19">
                <text:p>0.935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362">
                <text:p>0.820362</text:p>
              </table:table-cell>
              <table:table-cell office:value-type="float" office:value="0.824772">
                <text:p>0.8247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375">
                <text:p>5.5375</text:p>
              </table:table-cell>
              <table:table-cell office:value-type="float" office:value="1.0179">
                <text:p>1.0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387">
                <text:p>0.9353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462">
                <text:p>0.820462</text:p>
              </table:table-cell>
              <table:table-cell office:value-type="float" office:value="0.824628">
                <text:p>0.8246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5625">
                <text:p>5.5625</text:p>
              </table:table-cell>
              <table:table-cell office:value-type="float" office:value="1.01846">
                <text:p>1.018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487">
                <text:p>0.935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0692">
                <text:p>0.820692</text:p>
              </table:table-cell>
              <table:table-cell office:value-type="float" office:value="0.824415">
                <text:p>0.8244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5875">
                <text:p>5.5875</text:p>
              </table:table-cell>
              <table:table-cell office:value-type="float" office:value="1.01879">
                <text:p>1.01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53">
                <text:p>0.93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1087">
                <text:p>0.821087</text:p>
              </table:table-cell>
              <table:table-cell office:value-type="float" office:value="0.824263">
                <text:p>0.8242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125">
                <text:p>5.6125</text:p>
              </table:table-cell>
              <table:table-cell office:value-type="float" office:value="1.01904">
                <text:p>1.019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56">
                <text:p>0.93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1587">
                <text:p>0.821587</text:p>
              </table:table-cell>
              <table:table-cell office:value-type="float" office:value="0.824093">
                <text:p>0.8240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6375">
                <text:p>5.6375</text:p>
              </table:table-cell>
              <table:table-cell office:value-type="float" office:value="1.01923">
                <text:p>1.019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54">
                <text:p>0.93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2103">
                <text:p>0.822103</text:p>
              </table:table-cell>
              <table:table-cell office:value-type="float" office:value="0.823828">
                <text:p>0.8238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625">
                <text:p>5.6625</text:p>
              </table:table-cell>
              <table:table-cell office:value-type="float" office:value="1.0195">
                <text:p>1.0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65">
                <text:p>0.935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2497">
                <text:p>0.822497</text:p>
              </table:table-cell>
              <table:table-cell office:value-type="float" office:value="0.82341">
                <text:p>0.82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6875">
                <text:p>5.6875</text:p>
              </table:table-cell>
              <table:table-cell office:value-type="float" office:value="1.01985">
                <text:p>1.019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792">
                <text:p>0.9357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2802">
                <text:p>0.822802</text:p>
              </table:table-cell>
              <table:table-cell office:value-type="float" office:value="0.822907">
                <text:p>0.8229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7125">
                <text:p>5.7125</text:p>
              </table:table-cell>
              <table:table-cell office:value-type="float" office:value="1.02027">
                <text:p>1.020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595">
                <text:p>0.935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3025">
                <text:p>0.823025</text:p>
              </table:table-cell>
              <table:table-cell office:value-type="float" office:value="0.822523">
                <text:p>0.8225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7375">
                <text:p>5.7375</text:p>
              </table:table-cell>
              <table:table-cell office:value-type="float" office:value="1.02075">
                <text:p>1.02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6123">
                <text:p>0.936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3223">
                <text:p>0.823223</text:p>
              </table:table-cell>
              <table:table-cell office:value-type="float" office:value="0.822255">
                <text:p>0.822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7625">
                <text:p>5.7625</text:p>
              </table:table-cell>
              <table:table-cell office:value-type="float" office:value="1.0212">
                <text:p>1.0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6313">
                <text:p>0.936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3363">
                <text:p>0.823363</text:p>
              </table:table-cell>
              <table:table-cell office:value-type="float" office:value="0.822107">
                <text:p>0.8221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875">
                <text:p>5.7875</text:p>
              </table:table-cell>
              <table:table-cell office:value-type="float" office:value="1.02166">
                <text:p>1.02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6495">
                <text:p>0.936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3498">
                <text:p>0.823498</text:p>
              </table:table-cell>
              <table:table-cell office:value-type="float" office:value="0.822063">
                <text:p>0.8220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8125">
                <text:p>5.8125</text:p>
              </table:table-cell>
              <table:table-cell office:value-type="float" office:value="1.02209">
                <text:p>1.02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6828">
                <text:p>0.9368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3717">
                <text:p>0.823717</text:p>
              </table:table-cell>
              <table:table-cell office:value-type="float" office:value="0.82213">
                <text:p>0.822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8375">
                <text:p>5.8375</text:p>
              </table:table-cell>
              <table:table-cell office:value-type="float" office:value="1.02241">
                <text:p>1.02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7303">
                <text:p>0.937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407">
                <text:p>0.82407</text:p>
              </table:table-cell>
              <table:table-cell office:value-type="float" office:value="0.822277">
                <text:p>0.8222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8625">
                <text:p>5.8625</text:p>
              </table:table-cell>
              <table:table-cell office:value-type="float" office:value="1.02267">
                <text:p>1.02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7943">
                <text:p>0.9379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442">
                <text:p>0.82442</text:p>
              </table:table-cell>
              <table:table-cell office:value-type="float" office:value="0.822355">
                <text:p>0.8223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8875">
                <text:p>5.8875</text:p>
              </table:table-cell>
              <table:table-cell office:value-type="float" office:value="1.02306">
                <text:p>1.023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8663">
                <text:p>0.9386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47">
                <text:p>0.8247</text:p>
              </table:table-cell>
              <table:table-cell office:value-type="float" office:value="0.822193">
                <text:p>0.8221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9125">
                <text:p>5.9125</text:p>
              </table:table-cell>
              <table:table-cell office:value-type="float" office:value="1.02356">
                <text:p>1.02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9363">
                <text:p>0.939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4972">
                <text:p>0.824972</text:p>
              </table:table-cell>
              <table:table-cell office:value-type="float" office:value="0.822015">
                <text:p>0.822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9375">
                <text:p>5.9375</text:p>
              </table:table-cell>
              <table:table-cell office:value-type="float" office:value="1.02401">
                <text:p>1.02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39925">
                <text:p>0.939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529">
                <text:p>0.82529</text:p>
              </table:table-cell>
              <table:table-cell office:value-type="float" office:value="0.822018">
                <text:p>0.8220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625">
                <text:p>5.9625</text:p>
              </table:table-cell>
              <table:table-cell office:value-type="float" office:value="1.02452">
                <text:p>1.02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045">
                <text:p>0.940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5603">
                <text:p>0.825603</text:p>
              </table:table-cell>
              <table:table-cell office:value-type="float" office:value="0.822185">
                <text:p>0.8221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9875">
                <text:p>5.9875</text:p>
              </table:table-cell>
              <table:table-cell office:value-type="float" office:value="1.02502">
                <text:p>1.02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0938">
                <text:p>0.940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589">
                <text:p>0.82589</text:p>
              </table:table-cell>
              <table:table-cell office:value-type="float" office:value="0.822407">
                <text:p>0.8224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0125">
                <text:p>6.0125</text:p>
              </table:table-cell>
              <table:table-cell office:value-type="float" office:value="1.02543">
                <text:p>1.02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1363">
                <text:p>0.941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6143">
                <text:p>0.826143</text:p>
              </table:table-cell>
              <table:table-cell office:value-type="float" office:value="0.822455">
                <text:p>0.822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0375">
                <text:p>6.0375</text:p>
              </table:table-cell>
              <table:table-cell office:value-type="float" office:value="1.02576">
                <text:p>1.02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174">
                <text:p>0.94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6305">
                <text:p>0.826305</text:p>
              </table:table-cell>
              <table:table-cell office:value-type="float" office:value="0.822425">
                <text:p>0.8224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0625">
                <text:p>6.0625</text:p>
              </table:table-cell>
              <table:table-cell office:value-type="float" office:value="1.02612">
                <text:p>1.026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1955">
                <text:p>0.9419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643">
                <text:p>0.82643</text:p>
              </table:table-cell>
              <table:table-cell office:value-type="float" office:value="0.822265">
                <text:p>0.8222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0875">
                <text:p>6.0875</text:p>
              </table:table-cell>
              <table:table-cell office:value-type="float" office:value="1.02637">
                <text:p>1.026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078">
                <text:p>0.942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6548">
                <text:p>0.826548</text:p>
              </table:table-cell>
              <table:table-cell office:value-type="float" office:value="0.822103">
                <text:p>0.8221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125">
                <text:p>6.1125</text:p>
              </table:table-cell>
              <table:table-cell office:value-type="float" office:value="1.02656">
                <text:p>1.02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252">
                <text:p>0.9422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6808">
                <text:p>0.826808</text:p>
              </table:table-cell>
              <table:table-cell office:value-type="float" office:value="0.82205">
                <text:p>0.822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375">
                <text:p>6.1375</text:p>
              </table:table-cell>
              <table:table-cell office:value-type="float" office:value="1.0268">
                <text:p>1.0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492">
                <text:p>0.942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7088">
                <text:p>0.827088</text:p>
              </table:table-cell>
              <table:table-cell office:value-type="float" office:value="0.822165">
                <text:p>0.822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625">
                <text:p>6.1625</text:p>
              </table:table-cell>
              <table:table-cell office:value-type="float" office:value="1.02717">
                <text:p>1.027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698">
                <text:p>0.942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7382">
                <text:p>0.827382</text:p>
              </table:table-cell>
              <table:table-cell office:value-type="float" office:value="0.822433">
                <text:p>0.8224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875">
                <text:p>6.1875</text:p>
              </table:table-cell>
              <table:table-cell office:value-type="float" office:value="1.0276">
                <text:p>1.0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777">
                <text:p>0.9427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7642">
                <text:p>0.827642</text:p>
              </table:table-cell>
              <table:table-cell office:value-type="float" office:value="0.822802">
                <text:p>0.8228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125">
                <text:p>6.2125</text:p>
              </table:table-cell>
              <table:table-cell office:value-type="float" office:value="1.02815">
                <text:p>1.02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692">
                <text:p>0.942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7838">
                <text:p>0.827838</text:p>
              </table:table-cell>
              <table:table-cell office:value-type="float" office:value="0.823125">
                <text:p>0.82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375">
                <text:p>6.2375</text:p>
              </table:table-cell>
              <table:table-cell office:value-type="float" office:value="1.02866">
                <text:p>1.02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643">
                <text:p>0.942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8045">
                <text:p>0.828045</text:p>
              </table:table-cell>
              <table:table-cell office:value-type="float" office:value="0.823335">
                <text:p>0.823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2625">
                <text:p>6.2625</text:p>
              </table:table-cell>
              <table:table-cell office:value-type="float" office:value="1.02906">
                <text:p>1.02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677">
                <text:p>0.9426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8238">
                <text:p>0.828238</text:p>
              </table:table-cell>
              <table:table-cell office:value-type="float" office:value="0.823353">
                <text:p>0.8233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875">
                <text:p>6.2875</text:p>
              </table:table-cell>
              <table:table-cell office:value-type="float" office:value="1.02953">
                <text:p>1.02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2775">
                <text:p>0.942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859">
                <text:p>0.82859</text:p>
              </table:table-cell>
              <table:table-cell office:value-type="float" office:value="0.823313">
                <text:p>0.823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125">
                <text:p>6.3125</text:p>
              </table:table-cell>
              <table:table-cell office:value-type="float" office:value="1.02994">
                <text:p>1.029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3013">
                <text:p>0.9430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8993">
                <text:p>0.828993</text:p>
              </table:table-cell>
              <table:table-cell office:value-type="float" office:value="0.823203">
                <text:p>0.8232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3375">
                <text:p>6.3375</text:p>
              </table:table-cell>
              <table:table-cell office:value-type="float" office:value="1.03025">
                <text:p>1.03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3235">
                <text:p>0.943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38">
                <text:p>0.82938</text:p>
              </table:table-cell>
              <table:table-cell office:value-type="float" office:value="0.823065">
                <text:p>0.8230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3625">
                <text:p>6.3625</text:p>
              </table:table-cell>
              <table:table-cell office:value-type="float" office:value="1.03054">
                <text:p>1.030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3427">
                <text:p>0.943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652">
                <text:p>0.829652</text:p>
              </table:table-cell>
              <table:table-cell office:value-type="float" office:value="0.822945">
                <text:p>0.8229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3875">
                <text:p>6.3875</text:p>
              </table:table-cell>
              <table:table-cell office:value-type="float" office:value="1.03086">
                <text:p>1.030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3635">
                <text:p>0.9436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813">
                <text:p>0.829813</text:p>
              </table:table-cell>
              <table:table-cell office:value-type="float" office:value="0.822958">
                <text:p>0.8229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125">
                <text:p>6.4125</text:p>
              </table:table-cell>
              <table:table-cell office:value-type="float" office:value="1.03117">
                <text:p>1.03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3893">
                <text:p>0.9438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872">
                <text:p>0.829872</text:p>
              </table:table-cell>
              <table:table-cell office:value-type="float" office:value="0.82301">
                <text:p>0.82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4375">
                <text:p>6.4375</text:p>
              </table:table-cell>
              <table:table-cell office:value-type="float" office:value="1.03147">
                <text:p>1.03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4282">
                <text:p>0.9442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957">
                <text:p>0.829957</text:p>
              </table:table-cell>
              <table:table-cell office:value-type="float" office:value="0.823153">
                <text:p>0.8231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4625">
                <text:p>6.4625</text:p>
              </table:table-cell>
              <table:table-cell office:value-type="float" office:value="1.03169">
                <text:p>1.03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4688">
                <text:p>0.9446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07">
                <text:p>0.83007</text:p>
              </table:table-cell>
              <table:table-cell office:value-type="float" office:value="0.823342">
                <text:p>0.8233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4875">
                <text:p>6.4875</text:p>
              </table:table-cell>
              <table:table-cell office:value-type="float" office:value="1.03177">
                <text:p>1.03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5167">
                <text:p>0.945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21">
                <text:p>0.83021</text:p>
              </table:table-cell>
              <table:table-cell office:value-type="float" office:value="0.823425">
                <text:p>0.823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5125">
                <text:p>6.5125</text:p>
              </table:table-cell>
              <table:table-cell office:value-type="float" office:value="1.03183">
                <text:p>1.031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5633">
                <text:p>0.945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235">
                <text:p>0.830235</text:p>
              </table:table-cell>
              <table:table-cell office:value-type="float" office:value="0.823435">
                <text:p>0.8234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375">
                <text:p>6.5375</text:p>
              </table:table-cell>
              <table:table-cell office:value-type="float" office:value="1.03196">
                <text:p>1.03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6142">
                <text:p>0.946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21">
                <text:p>0.83021</text:p>
              </table:table-cell>
              <table:table-cell office:value-type="float" office:value="0.823507">
                <text:p>0.82350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5625">
                <text:p>6.5625</text:p>
              </table:table-cell>
              <table:table-cell office:value-type="float" office:value="1.03213">
                <text:p>1.03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6738">
                <text:p>0.9467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19">
                <text:p>0.83019</text:p>
              </table:table-cell>
              <table:table-cell office:value-type="float" office:value="0.823797">
                <text:p>0.8237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5875">
                <text:p>6.5875</text:p>
              </table:table-cell>
              <table:table-cell office:value-type="float" office:value="1.03226">
                <text:p>1.03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7438">
                <text:p>0.947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153">
                <text:p>0.830153</text:p>
              </table:table-cell>
              <table:table-cell office:value-type="float" office:value="0.82434">
                <text:p>0.824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6125">
                <text:p>6.6125</text:p>
              </table:table-cell>
              <table:table-cell office:value-type="float" office:value="1.03248">
                <text:p>1.03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812">
                <text:p>0.94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037">
                <text:p>0.830037</text:p>
              </table:table-cell>
              <table:table-cell office:value-type="float" office:value="0.825107">
                <text:p>0.825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375">
                <text:p>6.6375</text:p>
              </table:table-cell>
              <table:table-cell office:value-type="float" office:value="1.03286">
                <text:p>1.03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8825">
                <text:p>0.948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91">
                <text:p>0.82991</text:p>
              </table:table-cell>
              <table:table-cell office:value-type="float" office:value="0.826012">
                <text:p>0.8260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625">
                <text:p>6.6625</text:p>
              </table:table-cell>
              <table:table-cell office:value-type="float" office:value="1.03334">
                <text:p>1.03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49503">
                <text:p>0.949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777">
                <text:p>0.829777</text:p>
              </table:table-cell>
              <table:table-cell office:value-type="float" office:value="0.827045">
                <text:p>0.8270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6875">
                <text:p>6.6875</text:p>
              </table:table-cell>
              <table:table-cell office:value-type="float" office:value="1.03386">
                <text:p>1.033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0158">
                <text:p>0.950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62">
                <text:p>0.82962</text:p>
              </table:table-cell>
              <table:table-cell office:value-type="float" office:value="0.827998">
                <text:p>0.827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7125">
                <text:p>6.7125</text:p>
              </table:table-cell>
              <table:table-cell office:value-type="float" office:value="1.03443">
                <text:p>1.034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0758">
                <text:p>0.9507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54">
                <text:p>0.82954</text:p>
              </table:table-cell>
              <table:table-cell office:value-type="float" office:value="0.828805">
                <text:p>0.828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375">
                <text:p>6.7375</text:p>
              </table:table-cell>
              <table:table-cell office:value-type="float" office:value="1.03495">
                <text:p>1.03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1332">
                <text:p>0.951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533">
                <text:p>0.829533</text:p>
              </table:table-cell>
              <table:table-cell office:value-type="float" office:value="0.82945">
                <text:p>0.82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7625">
                <text:p>6.7625</text:p>
              </table:table-cell>
              <table:table-cell office:value-type="float" office:value="1.03556">
                <text:p>1.03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1915">
                <text:p>0.9519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508">
                <text:p>0.829508</text:p>
              </table:table-cell>
              <table:table-cell office:value-type="float" office:value="0.82988">
                <text:p>0.829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7875">
                <text:p>6.7875</text:p>
              </table:table-cell>
              <table:table-cell office:value-type="float" office:value="1.03619">
                <text:p>1.036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251">
                <text:p>0.95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473">
                <text:p>0.829473</text:p>
              </table:table-cell>
              <table:table-cell office:value-type="float" office:value="0.830058">
                <text:p>0.830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8125">
                <text:p>6.8125</text:p>
              </table:table-cell>
              <table:table-cell office:value-type="float" office:value="1.03676">
                <text:p>1.03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3188">
                <text:p>0.953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4">
                <text:p>0.8294</text:p>
              </table:table-cell>
              <table:table-cell office:value-type="float" office:value="0.830148">
                <text:p>0.8301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8375">
                <text:p>6.8375</text:p>
              </table:table-cell>
              <table:table-cell office:value-type="float" office:value="1.03728">
                <text:p>1.037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395">
                <text:p>0.95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345">
                <text:p>0.829345</text:p>
              </table:table-cell>
              <table:table-cell office:value-type="float" office:value="0.83024">
                <text:p>0.830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8625">
                <text:p>6.8625</text:p>
              </table:table-cell>
              <table:table-cell office:value-type="float" office:value="1.03777">
                <text:p>1.037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4715">
                <text:p>0.9547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35">
                <text:p>0.82935</text:p>
              </table:table-cell>
              <table:table-cell office:value-type="float" office:value="0.830295">
                <text:p>0.830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8875">
                <text:p>6.8875</text:p>
              </table:table-cell>
              <table:table-cell office:value-type="float" office:value="1.03813">
                <text:p>1.038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5315">
                <text:p>0.955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463">
                <text:p>0.829463</text:p>
              </table:table-cell>
              <table:table-cell office:value-type="float" office:value="0.830312">
                <text:p>0.8303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125">
                <text:p>6.9125</text:p>
              </table:table-cell>
              <table:table-cell office:value-type="float" office:value="1.03835">
                <text:p>1.038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5878">
                <text:p>0.9558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605">
                <text:p>0.829605</text:p>
              </table:table-cell>
              <table:table-cell office:value-type="float" office:value="0.830267">
                <text:p>0.830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375">
                <text:p>6.9375</text:p>
              </table:table-cell>
              <table:table-cell office:value-type="float" office:value="1.03856">
                <text:p>1.038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6367">
                <text:p>0.956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695">
                <text:p>0.829695</text:p>
              </table:table-cell>
              <table:table-cell office:value-type="float" office:value="0.830262">
                <text:p>0.8302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625">
                <text:p>6.9625</text:p>
              </table:table-cell>
              <table:table-cell office:value-type="float" office:value="1.03887">
                <text:p>1.03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6828">
                <text:p>0.9568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775">
                <text:p>0.829775</text:p>
              </table:table-cell>
              <table:table-cell office:value-type="float" office:value="0.830248">
                <text:p>0.8302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9875">
                <text:p>6.9875</text:p>
              </table:table-cell>
              <table:table-cell office:value-type="float" office:value="1.03926">
                <text:p>1.039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7273">
                <text:p>0.957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842">
                <text:p>0.829842</text:p>
              </table:table-cell>
              <table:table-cell office:value-type="float" office:value="0.830245">
                <text:p>0.8302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0125">
                <text:p>7.0125</text:p>
              </table:table-cell>
              <table:table-cell office:value-type="float" office:value="1.03972">
                <text:p>1.039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7697">
                <text:p>0.9576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895">
                <text:p>0.829895</text:p>
              </table:table-cell>
              <table:table-cell office:value-type="float" office:value="0.830302">
                <text:p>0.8303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375">
                <text:p>7.0375</text:p>
              </table:table-cell>
              <table:table-cell office:value-type="float" office:value="1.04028">
                <text:p>1.040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8125">
                <text:p>0.958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927">
                <text:p>0.829927</text:p>
              </table:table-cell>
              <table:table-cell office:value-type="float" office:value="0.830483">
                <text:p>0.8304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625">
                <text:p>7.0625</text:p>
              </table:table-cell>
              <table:table-cell office:value-type="float" office:value="1.04095">
                <text:p>1.040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845">
                <text:p>0.958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967">
                <text:p>0.829967</text:p>
              </table:table-cell>
              <table:table-cell office:value-type="float" office:value="0.830788">
                <text:p>0.8307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875">
                <text:p>7.0875</text:p>
              </table:table-cell>
              <table:table-cell office:value-type="float" office:value="1.04166">
                <text:p>1.04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8757">
                <text:p>0.9587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29992">
                <text:p>0.829992</text:p>
              </table:table-cell>
              <table:table-cell office:value-type="float" office:value="0.831212">
                <text:p>0.8312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125">
                <text:p>7.1125</text:p>
              </table:table-cell>
              <table:table-cell office:value-type="float" office:value="1.04222">
                <text:p>1.04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896">
                <text:p>0.95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088">
                <text:p>0.830088</text:p>
              </table:table-cell>
              <table:table-cell office:value-type="float" office:value="0.83164">
                <text:p>0.831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375">
                <text:p>7.1375</text:p>
              </table:table-cell>
              <table:table-cell office:value-type="float" office:value="1.04268">
                <text:p>1.04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914">
                <text:p>0.959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393">
                <text:p>0.830393</text:p>
              </table:table-cell>
              <table:table-cell office:value-type="float" office:value="0.832043">
                <text:p>0.8320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625">
                <text:p>7.1625</text:p>
              </table:table-cell>
              <table:table-cell office:value-type="float" office:value="1.04305">
                <text:p>1.04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9358">
                <text:p>0.959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0865">
                <text:p>0.830865</text:p>
              </table:table-cell>
              <table:table-cell office:value-type="float" office:value="0.832377">
                <text:p>0.8323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875">
                <text:p>7.1875</text:p>
              </table:table-cell>
              <table:table-cell office:value-type="float" office:value="1.0433">
                <text:p>1.04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59732">
                <text:p>0.9597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143">
                <text:p>0.83143</text:p>
              </table:table-cell>
              <table:table-cell office:value-type="float" office:value="0.83261">
                <text:p>0.832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125">
                <text:p>7.2125</text:p>
              </table:table-cell>
              <table:table-cell office:value-type="float" office:value="1.04359">
                <text:p>1.04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0073">
                <text:p>0.9600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2007">
                <text:p>0.832007</text:p>
              </table:table-cell>
              <table:table-cell office:value-type="float" office:value="0.832835">
                <text:p>0.8328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2375">
                <text:p>7.2375</text:p>
              </table:table-cell>
              <table:table-cell office:value-type="float" office:value="1.04397">
                <text:p>1.04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0492">
                <text:p>0.960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2508">
                <text:p>0.832508</text:p>
              </table:table-cell>
              <table:table-cell office:value-type="float" office:value="0.832908">
                <text:p>0.8329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2625">
                <text:p>7.2625</text:p>
              </table:table-cell>
              <table:table-cell office:value-type="float" office:value="1.04446">
                <text:p>1.04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0962">
                <text:p>0.9609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2993">
                <text:p>0.832993</text:p>
              </table:table-cell>
              <table:table-cell office:value-type="float" office:value="0.832975">
                <text:p>0.8329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2875">
                <text:p>7.2875</text:p>
              </table:table-cell>
              <table:table-cell office:value-type="float" office:value="1.04502">
                <text:p>1.04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1352">
                <text:p>0.961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322">
                <text:p>0.833322</text:p>
              </table:table-cell>
              <table:table-cell office:value-type="float" office:value="0.83296">
                <text:p>0.832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3125">
                <text:p>7.3125</text:p>
              </table:table-cell>
              <table:table-cell office:value-type="float" office:value="1.04549">
                <text:p>1.04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1788">
                <text:p>0.9617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498">
                <text:p>0.833498</text:p>
              </table:table-cell>
              <table:table-cell office:value-type="float" office:value="0.83307">
                <text:p>0.833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3375">
                <text:p>7.3375</text:p>
              </table:table-cell>
              <table:table-cell office:value-type="float" office:value="1.04603">
                <text:p>1.046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2235">
                <text:p>0.962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583">
                <text:p>0.833583</text:p>
              </table:table-cell>
              <table:table-cell office:value-type="float" office:value="0.833247">
                <text:p>0.8332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3625">
                <text:p>7.3625</text:p>
              </table:table-cell>
              <table:table-cell office:value-type="float" office:value="1.04657">
                <text:p>1.04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2708">
                <text:p>0.9627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603">
                <text:p>0.833603</text:p>
              </table:table-cell>
              <table:table-cell office:value-type="float" office:value="0.833282">
                <text:p>0.8332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3875">
                <text:p>7.3875</text:p>
              </table:table-cell>
              <table:table-cell office:value-type="float" office:value="1.04716">
                <text:p>1.047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3335">
                <text:p>0.963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57">
                <text:p>0.83357</text:p>
              </table:table-cell>
              <table:table-cell office:value-type="float" office:value="0.833158">
                <text:p>0.8331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125">
                <text:p>7.4125</text:p>
              </table:table-cell>
              <table:table-cell office:value-type="float" office:value="1.04789">
                <text:p>1.047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4035">
                <text:p>0.964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525">
                <text:p>0.833525</text:p>
              </table:table-cell>
              <table:table-cell office:value-type="float" office:value="0.832875">
                <text:p>0.832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375">
                <text:p>7.4375</text:p>
              </table:table-cell>
              <table:table-cell office:value-type="float" office:value="1.04869">
                <text:p>1.048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4682">
                <text:p>0.9646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628">
                <text:p>0.833628</text:p>
              </table:table-cell>
              <table:table-cell office:value-type="float" office:value="0.83245">
                <text:p>0.832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625">
                <text:p>7.4625</text:p>
              </table:table-cell>
              <table:table-cell office:value-type="float" office:value="1.04936">
                <text:p>1.049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5432">
                <text:p>0.965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3853">
                <text:p>0.833853</text:p>
              </table:table-cell>
              <table:table-cell office:value-type="float" office:value="0.831807">
                <text:p>0.8318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875">
                <text:p>7.4875</text:p>
              </table:table-cell>
              <table:table-cell office:value-type="float" office:value="1.04999">
                <text:p>1.049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6173">
                <text:p>0.966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4245">
                <text:p>0.834245</text:p>
              </table:table-cell>
              <table:table-cell office:value-type="float" office:value="0.831065">
                <text:p>0.8310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125">
                <text:p>7.5125</text:p>
              </table:table-cell>
              <table:table-cell office:value-type="float" office:value="1.05046">
                <text:p>1.050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7015">
                <text:p>0.9670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4667">
                <text:p>0.834667</text:p>
              </table:table-cell>
              <table:table-cell office:value-type="float" office:value="0.830477">
                <text:p>0.8304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375">
                <text:p>7.5375</text:p>
              </table:table-cell>
              <table:table-cell office:value-type="float" office:value="1.05087">
                <text:p>1.05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7765">
                <text:p>0.9677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5082">
                <text:p>0.835082</text:p>
              </table:table-cell>
              <table:table-cell office:value-type="float" office:value="0.830083">
                <text:p>0.8300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25">
                <text:p>7.5625</text:p>
              </table:table-cell>
              <table:table-cell office:value-type="float" office:value="1.0512">
                <text:p>1.0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8337">
                <text:p>0.9683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5487">
                <text:p>0.835487</text:p>
              </table:table-cell>
              <table:table-cell office:value-type="float" office:value="0.82981">
                <text:p>0.829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875">
                <text:p>7.5875</text:p>
              </table:table-cell>
              <table:table-cell office:value-type="float" office:value="1.05157">
                <text:p>1.05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8767">
                <text:p>0.9687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5853">
                <text:p>0.835853</text:p>
              </table:table-cell>
              <table:table-cell office:value-type="float" office:value="0.829688">
                <text:p>0.8296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6125">
                <text:p>7.6125</text:p>
              </table:table-cell>
              <table:table-cell office:value-type="float" office:value="1.05209">
                <text:p>1.05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9035">
                <text:p>0.9690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068">
                <text:p>0.836068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6375">
                <text:p>7.6375</text:p>
              </table:table-cell>
              <table:table-cell office:value-type="float" office:value="1.05265">
                <text:p>1.052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9297">
                <text:p>0.969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267">
                <text:p>0.836267</text:p>
              </table:table-cell>
              <table:table-cell office:value-type="float" office:value="0.829737">
                <text:p>0.8297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6625">
                <text:p>7.6625</text:p>
              </table:table-cell>
              <table:table-cell office:value-type="float" office:value="1.0533">
                <text:p>1.0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961">
                <text:p>0.96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5">
                <text:p>0.8365</text:p>
              </table:table-cell>
              <table:table-cell office:value-type="float" office:value="0.82989">
                <text:p>0.829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75">
                <text:p>7.6875</text:p>
              </table:table-cell>
              <table:table-cell office:value-type="float" office:value="1.05386">
                <text:p>1.053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69997">
                <text:p>0.9699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673">
                <text:p>0.836673</text:p>
              </table:table-cell>
              <table:table-cell office:value-type="float" office:value="0.830087">
                <text:p>0.8300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7125">
                <text:p>7.7125</text:p>
              </table:table-cell>
              <table:table-cell office:value-type="float" office:value="1.05442">
                <text:p>1.054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0417">
                <text:p>0.9704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73">
                <text:p>0.83673</text:p>
              </table:table-cell>
              <table:table-cell office:value-type="float" office:value="0.830252">
                <text:p>0.8302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375">
                <text:p>7.7375</text:p>
              </table:table-cell>
              <table:table-cell office:value-type="float" office:value="1.0549">
                <text:p>1.0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0875">
                <text:p>0.970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707">
                <text:p>0.836707</text:p>
              </table:table-cell>
              <table:table-cell office:value-type="float" office:value="0.8303">
                <text:p>0.83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625">
                <text:p>7.7625</text:p>
              </table:table-cell>
              <table:table-cell office:value-type="float" office:value="1.05542">
                <text:p>1.05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1253">
                <text:p>0.971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603">
                <text:p>0.836603</text:p>
              </table:table-cell>
              <table:table-cell office:value-type="float" office:value="0.830315">
                <text:p>0.8303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875">
                <text:p>7.7875</text:p>
              </table:table-cell>
              <table:table-cell office:value-type="float" office:value="1.05597">
                <text:p>1.05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1622">
                <text:p>0.9716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527">
                <text:p>0.836527</text:p>
              </table:table-cell>
              <table:table-cell office:value-type="float" office:value="0.83027">
                <text:p>0.830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125">
                <text:p>7.8125</text:p>
              </table:table-cell>
              <table:table-cell office:value-type="float" office:value="1.0565">
                <text:p>1.05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1945">
                <text:p>0.971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447">
                <text:p>0.836447</text:p>
              </table:table-cell>
              <table:table-cell office:value-type="float" office:value="0.830248">
                <text:p>0.8302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375">
                <text:p>7.8375</text:p>
              </table:table-cell>
              <table:table-cell office:value-type="float" office:value="1.05701">
                <text:p>1.057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2272">
                <text:p>0.972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347">
                <text:p>0.836347</text:p>
              </table:table-cell>
              <table:table-cell office:value-type="float" office:value="0.83023">
                <text:p>0.83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8625">
                <text:p>7.8625</text:p>
              </table:table-cell>
              <table:table-cell office:value-type="float" office:value="1.05753">
                <text:p>1.057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2617">
                <text:p>0.9726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26">
                <text:p>0.83626</text:p>
              </table:table-cell>
              <table:table-cell office:value-type="float" office:value="0.8302">
                <text:p>0.83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8875">
                <text:p>7.8875</text:p>
              </table:table-cell>
              <table:table-cell office:value-type="float" office:value="1.05792">
                <text:p>1.057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3018">
                <text:p>0.973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273">
                <text:p>0.836273</text:p>
              </table:table-cell>
              <table:table-cell office:value-type="float" office:value="0.830207">
                <text:p>0.8302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9125">
                <text:p>7.9125</text:p>
              </table:table-cell>
              <table:table-cell office:value-type="float" office:value="1.05823">
                <text:p>1.05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3348">
                <text:p>0.973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407">
                <text:p>0.836407</text:p>
              </table:table-cell>
              <table:table-cell office:value-type="float" office:value="0.830155">
                <text:p>0.8301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9375">
                <text:p>7.9375</text:p>
              </table:table-cell>
              <table:table-cell office:value-type="float" office:value="1.0584">
                <text:p>1.05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357">
                <text:p>0.97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677">
                <text:p>0.836677</text:p>
              </table:table-cell>
              <table:table-cell office:value-type="float" office:value="0.83012">
                <text:p>0.830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9625">
                <text:p>7.9625</text:p>
              </table:table-cell>
              <table:table-cell office:value-type="float" office:value="1.05858">
                <text:p>1.058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368">
                <text:p>0.97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868">
                <text:p>0.836868</text:p>
              </table:table-cell>
              <table:table-cell office:value-type="float" office:value="0.830085">
                <text:p>0.8300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9875">
                <text:p>7.9875</text:p>
              </table:table-cell>
              <table:table-cell office:value-type="float" office:value="1.05876">
                <text:p>1.058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3645">
                <text:p>0.9736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987">
                <text:p>0.836987</text:p>
              </table:table-cell>
              <table:table-cell office:value-type="float" office:value="0.830008">
                <text:p>0.8300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0125">
                <text:p>8.0125</text:p>
              </table:table-cell>
              <table:table-cell office:value-type="float" office:value="1.05893">
                <text:p>1.058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97361">
                <text:p>0.97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36988">
                <text:p>0.836988</text:p>
              </table:table-cell>
              <table:table-cell office:value-type="float" office:value="0.829953">
                <text:p>0.8299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